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Started the online course for veterans "Return from war: mind, body, society"</text:span>
</text:h>
      <text:p text:style-name="P4">
Author: ['АРМІЯINFORM']</text:p>
      <text:p text:style-name="P4">
Time: 2023-06-15T-2:00:00-04:00</text:p>
      <text:p text:style-name="P4">
Description: The course “Pulls z Viyni: Rosum, TILO, SOSIUM” Roz Rozyanki Veteran Fun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Tags: ['ВТОРГНЕННЯ РФ', 'РЕАБІЛІТАЦІЯ']</text:p>
      <text:p text:style-name="P4">
Category: News</text:p>
      <!--METADATA-->
      <text:p text:style-name="P4">
<draw:frame draw:style-name="fr1" draw:name="Image2" text:anchor-type="as-char" svg:width="6.9236in" svg:height="6.9236in" draw:z-index="0">
<draw:image xlink:href="../Images/AРМІЯINFORM/2023-06-15T-2-00-00-04-00/1-—-velyke.jpeg" xlink:type="simple" xlink:show="embed" xlink:actuate="onLoad" draw:mime-type="image/jpeg"/>
</draw:frame>
The Course "Return from War: Mind, Body, Soium" developed the Ukrainian Veteran Foundation for Veterans Affairs together with the Ukrainian Catholic University. It will prepare and help it easier to return to a pre -trial life to those who defended Ukraine.</text:p>
      <text:p text:style-name="P4">
<text:span text:style-name="T4">
 Course provides 14 lectures on topics: </text:span>
</text:p>
      <text:p text:style-name="P4">
● Work with the body: primary medical link and path to physical rehabilitation</text:p>
      <text:p text:style-name="P4">
● Mining injury</text:p>
      <text:p text:style-name="P4">
● How to get a job in civilian life?</text:p>
      <text:p text:style-name="P4">
● From choosing a specialty to compiling resumes and interviewing</text:p>
      <text:p text:style-name="P4">
● Working with consciousness. Fundamentals of understanding of different emotional states</text:p>
      <text:p text:style-name="P4">
● PTSD. Post -traumatic growth</text:p>
      <text:p text:style-name="P4">
● Prosthetics, repair and replacement of prostheses</text:p>
      <text:p text:style-name="P4">
● Status of combatants(Ubd): What is it like to get and what rights do you give?</text:p>
      <text:p text:style-name="P4">
● Own business: where to start? Portrait of veteran-businessman</text:p>
      <text:p text:style-name="P4">
● Business from registration to implementation: Practical Instruction</text:p>
      <text:p text:style-name="P4">
● Business opportunities from the state and international organizations</text:p>
      <text:p text:style-name="P4">
● Features of funding from the state budget. Financing of the Ukrainian Veteran Foundation</text:p>
      <text:p text:style-name="P4">
● Fundamentals of Project Management</text:p>
      <text:p text:style-name="P4">
● Fundamentals of communications</text:p>
      <text:p text:style-name="P4">
Each lecture is conducted by a specialist with practical experience. Listeners will have no resting access to the course - 24/7.</text:p>
      <text:p text:style-name="P4">
During the course, participants will be waiting for an online meeting with lecturers, where you can ask questions that are interested and get a comprehensive professional report on them.</text:p>
      <text:p text:style-name="P4">
<draw:frame draw:style-name="fr1" draw:name="Image3" text:anchor-type="as-char" svg:width="6.9236in" svg:height="6.9236in" draw:z-index="0">
<draw:image xlink:href="../Images/AРМІЯINFORM/2023-06-15T-2-00-00-04-00/povernennya-z-vijny.jpg" xlink:type="simple" xlink:show="embed" xlink:actuate="onLoad" draw:mime-type="image/jpeg"/>
</draw:frame>
<text:span text:style-name="T4">
 Registration by </text:span>
 <text:a xlink:type="simple" xlink:href="https://online.ucu.edu.ua/courses/course-v1:UCU+EC16+2023_EC16/about" text:style-name="Internet_20_link" text:visited-style-name="Visited_20_Internet_20_Link">
<text:span text:style-name="T4">
 by reference </text:span>
</text:a>
<text:span text:style-name="T4">
: </text:span>
</text:p>
      <text:p text:style-name="P4">
● First you need to register on the UCU platform here - <text:a xlink:type="simple" xlink:href="https://online.ucu.edu.ua/courses/coursev1:UCU+EC16+2023_EC16/about" text:style-name="Internet_20_link" text:visited-style-name="Visited_20_Internet_20_Link">
online</text:a>
;</text:p>
      <text:p text:style-name="P4">
● Then book a place for the course.</text:p>
      <text:p text:style-name="P4">
News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The European Parliament recognized a war crime undermining the Russians of the Kakhovka Hydroelectric Committee</text:span>
</text:h>
      <text:p text:style-name="P4">
Author: ['АРМІЯINFORM']</text:p>
      <text:p text:style-name="P4">
Time: 2023-06-15T-4:00:00-04:00</text:p>
      <text:p text:style-name="P4">
Description: The deputies of the Evropytsky parliament were put on the Pіdriv Rosіyans of the Kakhovko ... War with Ukraine 2022, the war with Ukraine is the latest news today, the News War with Ukraine 2022 The last for today, will there be a war between Ukraine and Russia and when the war with Ukraine in 2022 will or not or not , Will there be a war with Ukraine in the near future, they say, the war with Ukraine, Ukrainian news today, Ukrainian news in Ukrainian media in Russian</text:p>
      <text:p text:style-name="P4">
Images: ['<text:a xlink:type="simple" xlink:href="https://armyinform.com.ua/wp-content/uploads/2023/06/3d0743f9476633d6d1d099bc2a306ac3.jpg" text:style-name="Internet_20_link" text:visited-style-name="Visited_20_Internet_20_Link">
3d0743f9476633d6d1d099bc2a306ac3.jpg</text:a>
']</text:p>
      <text:p text:style-name="P4">
Tags: ['ВОЄННІ ЗЛОЧИНИ РФ', 'ДОПОМОГА ПАРТНЕРІВ', 'ЄВРОПАРЛАМЕНТ', 'КАХОВСЬКА ГЕС', 'КАХОВСЬКА ГЕС/ШТАБ INFO', 'СВІТ ПІДТРИМУЄ УКРАЇНУ']</text:p>
      <text:p text:style-name="P4">
Category: News</text:p>
      <!--METADATA-->
      <text:p text:style-name="P4">
<draw:frame draw:style-name="fr1" draw:name="Image4" text:anchor-type="as-char" svg:width="6.9236in" svg:height="3.4618in" draw:z-index="0">
<draw:image xlink:href="../Images/AРМІЯINFORM/2023-06-15T-4-00-00-04-00/3d0743f9476633d6d1d099bc2a306ac3.jpg" xlink:type="simple" xlink:show="embed" xlink:actuate="onLoad" draw:mime-type="image/jpeg"/>
</draw:frame>
Deputies of the European Parliament condemned the blast of the Russians(https://armyinform.com.ua/tag/kahovska-ges/)and called the Russian military crime, which will have consequences.</text:p>
      <text:p text:style-name="P4">
About this <text:a xlink:type="simple" xlink:href="https://www.europarl.europa.eu/news/en/press-room/20230609IPR96211/meps-look-ahead-to-next-eu-summit" text:style-name="Internet_20_link" text:visited-style-name="Visited_20_Internet_20_Link">
it is referred</text:a>
On the site of the Penalary Parliament in Strasbourg.</text:p>
      <text:p text:style-name="P4">
"The deputies of the European Parliament condemned the destruction of the Ukrainian dam in Novaikakhovka, the last military crime committed by Russia, which has to obtain consequences. They urged the EU to continue decisive support of Ukraine, to introduce newisanctions against Russia and to direct billions of frozen assets of Russian -gulghers to restore Ukraine,"</text:p>
      <text:p text:style-name="P4">
Also, at a meeting of the European Parliament, politicians discussed the training of the next meeting of the Euro Council, which was planned at the end of June in Brussels.</text:p>
      <text:p text:style-name="P4">
News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On June 15, a briefing of Ukrainian Security and Defense Forces will take place at Military Media Center</text:span>
</text:h>
      <text:p text:style-name="P4">
Author: ['АРМІЯINFORM']</text:p>
      <text:p text:style-name="P4">
Time: 2023-06-15T0:00:00-04:00</text:p>
      <text:p text:style-name="P4">
Description: 15 worm, about 12:00, the Military Media Center WIDE BRIFIGINE represented by the forces of the flapekes ... The war with Ukraine 2022, the war with Ukraine Latest news today, news war with Ukraine 2022 Last for today, will there be a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5" text:anchor-type="as-char" svg:width="6.9236in" svg:height="3.894525in" draw:z-index="0">
<draw:image xlink:href="../Images/AРМІЯINFORM/2023-06-15T0-00-00-04-00/military-media-center.jpg" xlink:type="simple" xlink:show="embed" xlink:actuate="onLoad" draw:mime-type="image/jpeg"/>
</draw:frame>
<text:span text:style-name="T4">
 June 15, at 12: 00 </text:span>
, in <text:a xlink:type="simple" xlink:href="https://t.me/militarymediacenter/2235" text:style-name="Internet_20_link" text:visited-style-name="Visited_20_Internet_20_Link">
Military Mediacenter</text:a>
There will be briefing representatives of the Safety and Defense Forces on the operational information of the Nafron Russo-Ukrainian War and the security situation in Ukraine.</text:p>
      <text:p text:style-name="P4">
Briefing participants:</text:p>
      <text:p text:style-name="P4">
• Deputy Minister of Defense of Ukraine <text:span text:style-name="T4">
 Anna Malyar; </text:span>
</text:p>
      <text:p text:style-name="P4">
• Deputy Chief of the Main Operational Office of the General Staffing Forces of Ukraine <text:span text:style-name="T4">
 Brigade General Alexey Gromov; </text:span>
</text:p>
      <text:p text:style-name="P4">
• Deputy Director of Planning Department of Application of the Main Department of the National Guard of Ukraine <text:span text:style-name="T4">
 Colonel Mykola Urshalovich; </text:span>
</text:p>
      <text:p text:style-name="P4">
• Head of the Department of Environmental Safety and Mine Activities of Defense of Ukraine <text:span text:style-name="T4">
 Colonel Ruslan Beregul. </text:span>
</text:p>
      <text:p text:style-name="P4">
Briefing will be broadcast online on YouTube Channel of military television-&lt;https://www.youtube.com/channel/ucwrz7Gegbry5fi2-46Ex3ja&gt;
</text:p>
      <text:p text:style-name="P4">
News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The Navy of the Armed Forces told how many rocket launchers keep Russia in the Black Sea</text:span>
</text:h>
      <text:p text:style-name="P4">
Author: ['АРМІЯINFORM']</text:p>
      <text:p text:style-name="P4">
Time: 2023-06-15T10:00:00-04:00</text:p>
      <text:p text:style-name="P4">
Description: At the Chorny Morce on the Boyal Cherguvanni, the shyvyhihi shirts, there are two of them ... the war with Ukraine 2022, the war with Ukraine is the latest news today, the News War with Ukraine 2022 is the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idvodnyj-choven-kalibry.jpg" text:style-name="Internet_20_link" text:visited-style-name="Visited_20_Internet_20_Link">
pidvodnyj-choven-kalibry.jpg</text:a>
']</text:p>
      <text:p text:style-name="P4">
Tags: ['ВІЙСЬКОВО-МОРСЬКІ СИЛИ ЗСУ', 'КАЛІБРИ', 'ЧОРНЕ МОРЕ']</text:p>
      <text:p text:style-name="P4">
Category: News</text:p>
      <!--METADATA-->
      <text:p text:style-name="P4">
<draw:frame draw:style-name="fr1" draw:name="Image6" text:anchor-type="as-char" svg:width="6.9236in" svg:height="4.366107in" draw:z-index="0">
<draw:image xlink:href="../Images/AРМІЯINFORM/2023-06-15T10-00-00-04-00/pidvodnyj-choven-kalibry.jpg" xlink:type="simple" xlink:show="embed" xlink:actuate="onLoad" draw:mime-type="image/jpeg"/>
</draw:frame>
There are six enemy ships in the Black Sea, including two rocket launchers with 16 calibers.</text:p>
      <text:p text:style-name="P4">
About it <text:a xlink:type="simple" xlink:href="https://t.me/ukrainian_navy/3281" text:style-name="Internet_20_link" text:visited-style-name="Visited_20_Internet_20_Link">
reports</text:a>
The press service of the Navy of the Armed Forces.</text:p>
      <text:p text:style-name="P4">
There is one enemy ship in the Sea of Azov. In the Mediterranean there is an octal.</text:p>
      <text:p text:style-name="P4">
During the day in the interests of the Russian Federation the passage of the Kerch-Yenikhal Strait made:</text:p>
      <ul>
        <li>
19 vessels to the Azov Sea, 9 of them moved in the direction of the Bosphorus Strait; * To the Black Sea - 17 vessels, 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Volunteers transferred two Estonian ARGOs to the flooded Kherson region</text:span>
</text:h>
      <text:p text:style-name="P4">
Author: ['АРМІЯINFORM']</text:p>
      <text:p text:style-name="P4">
Time: 2023-06-15T12:00:00-04:00</text:p>
      <text:p text:style-name="P4">
Description: Days of the ASOSIACIA ORGANICAILE OF THE ITUNIAN OF ESTUNIAN VOLUNTARY RESCUE ... War with Ukraine 2022, War with Ukraine Latest News today, News War with Ukraine 2022 FASTENTED TO THE WARRY BETHOUDSED,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Tags: ['КАХОВСЬКА ГЕС']</text:p>
      <text:p text:style-name="P4">
Category: News</text:p>
      <!--METADATA-->
      <text:p text:style-name="P4">
<draw:frame draw:style-name="fr1" draw:name="Image7" text:anchor-type="as-char" svg:width="6.9236in" svg:height="4.615733in" draw:z-index="0">
<draw:image xlink:href="../Images/AРМІЯINFORM/2023-06-15T12-00-00-04-00/mceu-52757825911686808492479.jpg" xlink:type="simple" xlink:show="embed" xlink:actuate="onLoad" draw:mime-type="image/jpeg"/>
</draw:frame>
The other day the Association of Volunteer Rescue Service Estunianvoluntary Rescue Association Päääteliit(Estonia)She transferred to the SESA requirements, which are involved to eliminate the consequences of the Kakhovskaya HEP, two AGRO all -life.</text:p>
      <text:p text:style-name="P4">
About it <text:a xlink:type="simple" xlink:href="https://t.me/shtab_kakhovska_hes/774" text:style-name="Internet_20_link" text:visited-style-name="Visited_20_Internet_20_Link">
reports</text:a>
Headquarters for the elimination of consequences of Kakhovskaya hydroelectric power station.</text:p>
      <text:p text:style-name="P4">
The technical capabilities of the all -terrain allows you to work in off -road conditions, which is especially relevant after high water has come down, but the movement is still made by the consequences of prolonged flooding.</text:p>
      <text:p text:style-name="P4">
<text:a xlink:type="simple" xlink:href="https://armyinform.com.ua/wp-content/uploads/2023/06/photo_5212918544822552939_y.jpg" text:style-name="Internet_20_link" text:visited-style-name="Visited_20_Internet_20_Link">
!(Images/AРМІЯINFORM/2023-06-15T12-00-00-04-00/photo_5212918544822552939_y-150x150.jpg)</text:a>
</text:p>
      <text:p text:style-name="P4">
<text:a xlink:type="simple" xlink:href="https://armyinform.com.ua/wp-content/uploads/2023/06/photo_5212918544822552938_y.jpg" text:style-name="Internet_20_link" text:visited-style-name="Visited_20_Internet_20_Link">
<draw:frame draw:style-name="fr1" draw:name="Image8" text:anchor-type="as-char" svg:width="6.9236in" svg:height="6.9236in" draw:z-index="0">
<draw:image xlink:href="../Images/AРМІЯINFORM/2023-06-15T12-00-00-04-00/photo_5212918544822552938_y-150x150.jpg" xlink:type="simple" xlink:show="embed" xlink:actuate="onLoad" draw:mime-type="image/jpeg"/>
</draw:frame>
</text:a>
Therefore, rescuers are able to send the necessary medicines, water, etc. attentive places. Also, the all -life will be used for the transportation of personal staff and passengers from the number of volunteers, which help the local notion in Kherson.</text:p>
      <text:p text:style-name="P4">
News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Briefing of Safety and Defense Forces of Ukraine at Military Media Center</text:span>
</text:h>
      <text:p text:style-name="P4">
Author: ['АРМІЯINFORM']</text:p>
      <text:p text:style-name="P4">
Time: 2023-06-15T14:00:00-04:00</text:p>
      <text:p text:style-name="P4">
Description: https://www.youtube.com/watch?v=lmwy1obnzwu Participants of Briffing: • Executioner of Ministra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БРИФІНГ', 'ВТОРГНЕННЯ РФ']</text:p>
      <text:p text:style-name="P4">
Category: News</text:p>
      <!--METADATA-->
      <text:p text:style-name="P4">
Briefing participants:</text:p>
      <text:p text:style-name="P4">
• Deputy Minister of Defense of Ukraine <text:span text:style-name="T4">
 Anna Malyar; </text:span>
</text:p>
      <text:p text:style-name="P4">
• Deputy Chief of the Main Operational Office of the General Staffing Forces of Ukraine <text:span text:style-name="T4">
 Brigade General Alexey Gromov; </text:span>
</text:p>
      <text:p text:style-name="P4">
• Deputy Director of Planning Department of Application of the Main Department of the National Guard of Ukraine <text:span text:style-name="T4">
 Colonel Mykola Urshalovich; </text:span>
</text:p>
      <text:p text:style-name="P4">
• Head of the Department of Environmental Safety and Mine Activities of Defense of Ukraine <text:span text:style-name="T4">
 Colonel Ruslan Beregul. </text:span>
</text:p>
      <text:p text:style-name="P4">
News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Ukraine will receive from Sweden a party</text:span>
</text:h>
      <text:p text:style-name="P4">
Author: ['АРМІЯINFORM']</text:p>
      <text:p text:style-name="P4">
Time: 2023-06-15T16:00:00-04:00</text:p>
      <text:p text:style-name="P4">
Description: The Swede agency is the Situation of the Situation of Ukrainian 250 Minoshukachiv Yak Dopomo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54.53-1.jpeg" text:style-name="Internet_20_link" text:visited-style-name="Visited_20_Internet_20_Link">
20.54.53-1.jpeg</text:a>
']</text:p>
      <text:p text:style-name="P4">
Tags: ['КАХОВСЬКА ГЕС', 'КАХОВСЬКА ГЕС/ШТАБ INFO', 'МІНОШУКАЧ', 'ШВЕЦІЯ']</text:p>
      <text:p text:style-name="P4">
Category: News</text:p>
      <!--METADATA-->
      <text:p text:style-name="P4">
<draw:frame draw:style-name="fr1" draw:name="Image9" text:anchor-type="as-char" svg:width="6.9236in" svg:height="4.604194in" draw:z-index="0">
<draw:image xlink:href="../Images/AРМІЯINFORM/2023-06-15T16-00-00-04-00/20.54.53-1.jpeg" xlink:type="simple" xlink:show="embed" xlink:actuate="onLoad" draw:mime-type="image/jpeg"/>
</draw:frame>
The Swedish Agency for Emergency Situations transmits Ukraine to Ukraine 250 Ministers as aid to eliminate the consequences of the blast <text:a xlink:type="simple" xlink:href="https://armyinform.com.ua/tag/kahovska-ges/" text:style-name="Internet_20_link" text:visited-style-name="Visited_20_Internet_20_Link">
Kakhovskaya Hes.</text:a>
About this <text:a xlink:type="simple" xlink:href="https://www.regeringen.se/pressmeddelanden/2023/06/sverige-skickar-250-minsokare-till-ukraina-efter-dammexplosionen-i-kachovka/" text:style-name="Internet_20_link" text:visited-style-name="Visited_20_Internet_20_Link">
it is referred</text:a>
on the Sitishved Government.</text:p>
      <text:p text:style-name="P4">
It is noted that the equipment is intended for civil demining and should help to protect the areas affected by flooding after blasting, resulting in the water washed away and transferred to the unknown place of land mines of melted ammunition.</text:p>
      <text:p text:style-name="P4">
The cost of Ministers is 15 million Swedish crowns(1.3 million).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The Russian Hydroelectric power plant was undermining the Russian and named Russia.</text:p>
      <text:p text:style-name="P4">
News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Office of the Prosecutor General of Ukraine: More than 93 thousand military crimes are documented</text:span>
</text:h>
      <text:p text:style-name="P4">
Author: ['АРМІЯINFORM']</text:p>
      <text:p text:style-name="P4">
Time: 2023-06-15T1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10" text:anchor-type="as-char" svg:width="6.9236in" svg:height="4.448413in" draw:z-index="0">
<draw:image xlink:href="../Images/AРМІЯINFORM/2023-06-15T18-00-00-04-00/warcrime-15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15 </text:span>
 <text:span text:style-name="T4">
 June </text:span>
 registered:</text:p>
      <ul>
        <li>
93 564 Military Crimes, * 17 355 Crimes against National Security of Ukraine.</li>
      </ul>
      <text:p text:style-name="P4">
in addition(We remind you that), according to official juvenile prosecutors, <text:span text:style-name="T4">
 1504 children were affected </text:span>
 as a result of Russian aggression, of which:</text:p>
      <ul>
        <li>
488 - children were killed, * 101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11" text:anchor-type="as-char" svg:width="6.9236in" svg:height="4.448413in" draw:z-index="0">
<draw:image xlink:href="../Images/AРМІЯINFORM/2023-06-15T18-00-00-04-00/warcrime-15062023en.jpg" xlink:type="simple" xlink:show="embed" xlink:actuate="onLoad" draw:mime-type="image/jpeg"/>
</draw:frame>
</text:p>
      <text:p text:style-name="P4">
News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Dmytro Kuleba: Na-Ukraine Council without the prospects of membership-like a tank without a gun</text:span>
</text:h>
      <text:p text:style-name="P4">
Author: ['АРМІЯINFORM']</text:p>
      <text:p text:style-name="P4">
Time: 2023-06-15T20:00:00-04:00</text:p>
      <text:p text:style-name="P4">
Description: The Ministry of Law Formation Dmitro Kuleba, having discussed iz іz iz iz rygoi Annalane Berob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52196778-410-1.jpg" text:style-name="Internet_20_link" text:visited-style-name="Visited_20_Internet_20_Link">
630_360_1652196778-410-1.jpg</text:a>
']</text:p>
      <text:p text:style-name="P4">
Tags: ['АННАЛЕНА БЕРБОК', 'ВІЙНА', 'ДМИТРО КУЛЕБА', 'МЗС НІМЕЧЧИНИ']</text:p>
      <text:p text:style-name="P4">
Category: News</text:p>
      <!--METADATA-->
      <text:p text:style-name="P4">
<draw:frame draw:style-name="fr1" draw:name="Image12" text:anchor-type="as-char" svg:width="6.9236in" svg:height="3.956343in" draw:z-index="0">
<draw:image xlink:href="../Images/AРМІЯINFORM/2023-06-15T20-00-00-04-00/630_360_1652196778-410-1.jpg" xlink:type="simple" xlink:show="embed" xlink:actuate="onLoad" draw:mime-type="image/jpeg"/>
</draw:frame>
Foreign Minister Dmytro Kuleba discussed the preparation for the North Atlantic Alliance summit in Vilnius with the German colleague.</text:p>
      <text:p text:style-name="P4">
He <text:a xlink:type="simple" xlink:href="https://twitter.com/DmytroKuleba/status/1668999587955081217" text:style-name="Internet_20_link" text:visited-style-name="Visited_20_Internet_20_Link">
reported</text:a>
In his tweet.</text:p>
      <text:p text:style-name="P4">
“The position of Ukraine is clear: the creation of the Nato-Ukraine Council without adopting a strong march on membership is like a tank without a gun. NATO needs a Ukrainian ally, not just a privileged partner, ”his post reads.</text:p>
      <text:p text:style-name="P4">
Dmytro Kuleba also thanked the German Foreign Minister for the support of Ukraine.</text:p>
      <text:p text:style-name="P4">
News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Mobilization in the Russian Federation: Signs of preparation for the next wave is not fixed</text:span>
</text:h>
      <text:p text:style-name="P4">
Author: ['АРМІЯINFORM']</text:p>
      <text:p text:style-name="P4">
Time: 2023-06-15T22:00:00-04:00</text:p>
      <text:p text:style-name="P4">
Description: About the prone of the head of the head of the head management of the general ... war with Ukraine 2022, the war with Ukrain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0/4-43.jpg" text:style-name="Internet_20_link" text:visited-style-name="Visited_20_Internet_20_Link">
4-43.jpg</text:a>
']</text:p>
      <text:p text:style-name="P4">
Tags: ['MILITARY MEDIA CENTER', 'МОБІЛІЗАЦІЯ В РФ', 'ОЛЕКСІЙ ГРОМОВ']</text:p>
      <text:p text:style-name="P4">
Category: News</text:p>
      <!--METADATA-->
      <text:p text:style-name="P4">
<draw:frame draw:style-name="fr1" draw:name="Image13" text:anchor-type="as-char" svg:width="6.9236in" svg:height="3.894525in" draw:z-index="0">
<draw:image xlink:href="../Images/AРМІЯINFORM/2023-06-15T22-00-00-04-00/4-43.jpg" xlink:type="simple" xlink:show="embed" xlink:actuate="onLoad" draw:mime-type="image/jpeg"/>
</draw:frame>
Illustrative photo</text:p>
      <text:p text:style-name="P4">
This was announced by the Deputy Chief of the Main Operational Office of the General Staff of the Armed Forces of Ukraine Brigade General Alexei Gromov during a briefing at the Military Media Center.</text:p>
      <text:p text:style-name="P4">
"It is probably due to the growing awareness of Russian society the serious loss of its own losses in Ukraine and the unwillingness of even poorer strata, which formed the basis of the previous last year's mobilization wave, to participate in the war," - suggested Alexei Gromov.</text:p>
      <text:p text:style-name="P4">
News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The Ministry of Defense invites the developers and suppliers of the OVT with proposals of its innovative projects - Anna Malyar</text:span>
</text:h>
      <text:p text:style-name="P4">
Author: ['АРМІЯINFORM']</text:p>
      <text:p text:style-name="P4">
Time: 2023-06-15T24:00:00-04:00</text:p>
      <text:p text:style-name="P4">
Description: The intercessor of the Ministra defense of Ukraine Ganna Marlar Rospovіla about Tse PID Hour Bryfin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ГАННА МАЛЯР']</text:p>
      <text:p text:style-name="P4">
Category: News</text:p>
      <!--METADATA-->
      <text:p text:style-name="P4">
<draw:frame draw:style-name="fr1" draw:name="Image14" text:anchor-type="as-char" svg:width="6.9236in" svg:height="4.615733in" draw:z-index="0">
<draw:image xlink:href="../Images/AРМІЯINFORM/2023-06-15T24-00-00-04-00/77acfef9ac002e47cfc3020e10de49c60959d638.jpg" xlink:type="simple" xlink:show="embed" xlink:actuate="onLoad" draw:mime-type="image/jpeg"/>
</draw:frame>
Deputy Minister of Defense of Ukraine Anna Malyar told about it during the time briefing of representatives of the Safety and Defense forces of Ukraine at Military Media Center.</text:p>
      <ul>
        <li>
I would like to remind you that the Ministry of Defense has already reported that an accelerator of innovative development has been painted. We see it as a search for modern new samples of weapons and military equipment. In addition, the accelerator will accelerate the work on processing applications from the developers of technical innovations. Currently, the most relevant for the Armed Forces of Ukraine are, in particular, unmanned systems, communication systems, intelligence and analytics of collected, as well as modernization and improvement of ammunition efficiency and sampling and military equipment. That is why we will once again attract the attention of all the delayed developers and suppliers and invite you to offer our innovative projects to the Ministry of Defense of Ukraine, - said Anna Malyar.</li>
      </ul>
      <text:p text:style-name="P4">
News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In two weeks of June, the occupiers used more than 140 missiles of different types - Alexei Gromov</text:span>
</text:h>
      <text:p text:style-name="P4">
Author: ['АРМІЯINFORM']</text:p>
      <text:p text:style-name="P4">
Time: 2023-06-15T26:00:00-04:00</text:p>
      <text:p text:style-name="P4">
Description: Kremlin Vlada Viddavati Vitaminni Pokazi on Uzhennnya Ophtyktivov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MILITARY MEDIA CENTER', 'ВТОРГНЕННЯ РФ', 'ОЛЕКСІЙ ГРОМОВ']</text:p>
      <text:p text:style-name="P4">
Category: News</text:p>
      <!--METADATA-->
      <text:p text:style-name="P4">
<draw:frame draw:style-name="fr1" draw:name="Image15" text:anchor-type="as-char" svg:width="6.9236in" svg:height="3.893007in" draw:z-index="0">
<draw:image xlink:href="../Images/AРМІЯINFORM/2023-06-15T26-00-00-04-00/2022-10-31-raketnyj-udar-po-harkivshhyni.jpg" xlink:type="simple" xlink:show="embed" xlink:actuate="onLoad" draw:mime-type="image/jpeg"/>
</draw:frame>
Illustrative photo</text:p>
      <text:p text:style-name="P4">
The Kremlin authorities continue to give criminal orders to defeat object infrastructure in Ukraine. This was announced by the deputy commander of the Main Operational Office of the General Staff of Armed Forces Brigade General Alexei Gromov during a briefing at Military Mediacenter.</text:p>
      <ul>
        <li>
Yes, only two weeks of June, the enemy used more than 140 missiles of different types and more than 250 strikes, - he stressed.</li>
      </ul>
      <text:p text:style-name="P4">
Brigade General Alexei Gromov also noted that the aggressor has now focused on logistics, industrial sites, and oil and gas supply.</text:p>
      <text:p text:style-name="P4">
News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During the day, rescuers went out more than 200 times to eliminate the consequences of enemy shelling</text:span>
</text:h>
      <text:p text:style-name="P4">
Author: ['АРМІЯINFORM']</text:p>
      <text:p text:style-name="P4">
Time: 2023-06-15T28:00:00-04:00</text:p>
      <text:p text:style-name="P4">
Description: The last time, 14 worms, the holding of the Service of Ukraine Zvazvichahi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16" text:anchor-type="as-char" svg:width="6.9236in" svg:height="4.592655in" draw:z-index="0">
<draw:image xlink:href="../Images/AРМІЯINFORM/2023-06-15T28-00-00-04-00/ac9232d099cb3d54f7d73ef2deca81a2_l.jpg" xlink:type="simple" xlink:show="embed" xlink:actuate="onLoad" draw:mime-type="image/jpeg"/>
</draw:frame>
Illustrative photo</text:p>
      <text:p text:style-name="P4">
During the last day, <text:span text:style-name="T4">
 June 14, </text:span>
 Subdivisions of the Civil Service of Ukraine of Uncertain Situations <text:span text:style-name="T4">
 205 departures </text:span>
 to eliminate the consequences of the occupants of settlements and infrastructure. 3 fires were eliminated. Psychological assistance was provided to 158 people.</text:p>
      <text:p text:style-name="P4">
This is stated in <text:a xlink:type="simple" xlink:href="https://dsns.gov.ua/uk/news/nadzvicaini-podiyi/operativna-informaciia-dsns-shhodo-naslidkiv-vedennia-boiovix-dii-rosiiskoiu-federacijeiu-188" text:style-name="Internet_20_link" text:visited-style-name="Visited_20_Internet_20_Link">
message</text:a>
SES of Ukraine.</text:p>
      <text:p text:style-name="P4">
Since the beginning of large -scale aggression of Russia, the units of the SES of Ukraine made 99 886 trips to eliminate the consequences of shelling, 14,907 fires have been eliminated, 4146 persons were rescued, 218 107 persons were provided with psychological assistance.</text:p>
      <text:p text:style-name="P4">
News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The event was not ready for such a large -scale war in Ukraine, but now weapons production is increasing - Yuri Ignati</text:span>
</text:h>
      <text:p text:style-name="P4">
Author: ['Олексій Тригуб']</text:p>
      <text:p text:style-name="P4">
Time: 2023-06-15T2: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Tags: ['БОЄПРИПАСИ', 'БПЛА "ОРЛАН-10"', 'ВТОРГНЕННЯ РФ', 'ДРОН-КАМІКАДЗЕ', 'ЄДИНІ НОВИНИ', 'ОБСТРІЛИ', 'ЮРІЙ ІГНАТ']</text:p>
      <text:p text:style-name="P4">
Category: News</text:p>
      <!--METADATA-->
      <text:p text:style-name="P4">
<draw:frame draw:style-name="fr1" draw:name="Image17" text:anchor-type="as-char" svg:width="6.9236in" svg:height="4.367194in" draw:z-index="0">
<draw:image xlink:href="../Images/AРМІЯINFORM/2023-06-15T2-00-00-04-00/shahed_136_iranskiy_dron_ivgettyimages_1244030755_14_650x410.jpg" xlink:type="simple" xlink:show="embed" xlink:actuate="onLoad" draw:mime-type="image/jpeg"/>
</draw:frame>
Live broadcast <text:a xlink:type="simple" xlink:href="https://www.youtube.com/watch" text:style-name="Internet_20_link" text:visited-style-name="Visited_20_Internet_20_Link">
TEMACHORFON</text:a>
The only news spokesman for the Air Forces of Ukraine Colonel Yuri Ignatius reported about the current situation in the sky of Ukraine, as well as how much the air forces of anti -aircraft managed missiles are in the Air Force.</text:p>
      <ul>
        <li>
As for this night, it was, unfortunately, the traditional scheme of the air attack of recent times, - says Yuri Ignat. -rockets launch strategic Tu-95MC rocket launchers from the Caspian Sea. The four rockets, one of which were destroyed, were unfortunately struck by objects in Dnipropetrovsk. The drones are being resolved, the statistics are much better here, because we were affected by 20 20-weaned enemy of Iranian UAVS Shahd 136/Shahd 131. Also, a shotable UAV "Orlan-10", and, as it became known, it became 3333 IM destroyed by the unmanned aircraft of the operative-tactical level of Ukraine destroyed.</li>
      </ul>
      <text:p text:style-name="P4">
Colonel Yuri Ignat notes that recently there is an activation of the enemy of unmanned aviation for intelligence purposes: at the beginning of the Ukrainian counter -offensive, and even earlier, in his anticipation - the war increases the pace of use of reconnaissance UAVs above the line of collision. They will be beaten in the future.</text:p>
      <text:p text:style-name="P4">
However, the Head of the Command of the Command of Air Forces emphasizes, it is always necessary to remember at what price of Ukrainian prototypical defense these whipped UAVs, missiles and other aircraft are given. This is the main thing, it is about the number of anti -aircraft managed missiles, which are used to destroy these air goals. Their consumption, reminiscent of Yurignat, on average for two for each goal, so that there is a confidence in its destruction. So Ukraine requires a huge number of not only modern Western anti -aircraft missile complexes, but also an extremely large number of ammunition for them. West, according to Colonel Yuri Ignat. He was not ready for such large -scale fighting in Ukraine. However, the shock has passed, the production of the means of the impression is growing, and partner countries are actively helping Ukraine, continuing to supplement weapons and ammunition.</text:p>
      <text:p text:style-name="P4">
News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Alexei Gromov: Slovak and Polish fighters MiG-29 were "put on the wing" of Slovak and Polish fighters</text:span>
</text:h>
      <text:p text:style-name="P4">
Author: ['АРМІЯINFORM']</text:p>
      <text:p text:style-name="P4">
Time: 2023-06-15T30:00:00-04:00</text:p>
      <text:p text:style-name="P4">
Description: PROPR TRIVARI IMPARY OF THE CANTER-AGRESORKI, our SILS PPO PPO PPOSTA TILKA MITSNIS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d7063e27318091d3.jpg" text:style-name="Internet_20_link" text:visited-style-name="Visited_20_Internet_20_Link">
d7063e27318091d3.jpg</text:a>
']</text:p>
      <text:p text:style-name="P4">
Tags: ['MILITARY MEDIA CENTER', 'МІГ-29', 'ППО']</text:p>
      <text:p text:style-name="P4">
Category: News</text:p>
      <!--METADATA-->
      <text:p text:style-name="P4">
<draw:frame draw:style-name="fr1" draw:name="Image18" text:anchor-type="as-char" svg:width="6.9236in" svg:height="3.750283in" draw:z-index="0">
<draw:image xlink:href="../Images/AРМІЯINFORM/2023-06-15T30-00-00-04-00/d7063e27318091d3.jpg" xlink:type="simple" xlink:show="embed" xlink:actuate="onLoad" draw:mime-type="image/jpeg"/>
</draw:frame>
MiG-29 Fighters Poland, illustrative photo from open sources</text:p>
      <text:p text:style-name="P4">
Despite the prolonged missile strikes of the aggressor country, our air defense forces are only more clear, in particular through the supply of modern weapons and military equipment provided by partners. This was stated by the Deputy Chief of Operational Office of the General Staff of the Armed Forces of Ukraine Bryadny General Alexei Gromov during a briefing at the Military Media Center.</text:p>
      <text:p text:style-name="P4">
-During June, the MiG-29 fighters were "put on the wing", obtained within the framework of international technical assistance from Poland and Slovakia,-he stressed.</text:p>
      <text:p text:style-name="P4">
Brigade General Alexei Gromov thanked our partners for their support and expressed his hope that in the near future we will see the legendary F-16 fighter jets in the Ukrainian sky.</text:p>
      <text:p text:style-name="P4">
News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In just two days in the occupying troops over 200 "three hundred" - Alexei Gromov</text:span>
</text:h>
      <text:p text:style-name="P4">
Author: ['Віктор Шубец']</text:p>
      <text:p text:style-name="P4">
Time: 2023-06-15T32:00:00-04:00</text:p>
      <text:p text:style-name="P4">
Description: About the intercessor of the head of the head of the head management of the General Staff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nt_0143-scaled.jpg" text:style-name="Internet_20_link" text:visited-style-name="Visited_20_Internet_20_Link">
ant_0143-scaled.jpg</text:a>
']</text:p>
      <text:p text:style-name="P4">
Tags: ['MILITARY MEDIA CENTER', 'ОЛЕКСІЙ ГРОМОВ']</text:p>
      <text:p text:style-name="P4">
Category: News</text:p>
      <!--METADATA-->
      <text:p text:style-name="P4">
<draw:frame draw:style-name="fr1" draw:name="Image19" text:anchor-type="as-char" svg:width="6.9236in" svg:height="4.615733in" draw:z-index="0">
<draw:image xlink:href="../Images/AРМІЯINFORM/2023-06-15T32-00-00-04-00/ant_0143-scaled.jpg" xlink:type="simple" xlink:show="embed" xlink:actuate="onLoad" draw:mime-type="image/jpeg"/>
</draw:frame>
Photo: Anton Shevelyov</text:p>
      <text:p text:style-name="P4">
This was stated by the Deputy Chief of the Main Operational Office of the General Staff of the Armed Forces of Ukraine Brigade General Alexei Gromov during a briefing at the Military Media Center.</text:p>
      <ul>
        <li>
The invaders continue to suffer losses. Only during June 3 and 4, more than 200 seriously wounded Russian troops were delivered in the Luhansk region in the Luhansk region,-he said.</li>
      </ul>
      <text:p text:style-name="P4">
News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Mykola Urshalovich: National Guards advanced to a depth of 650 to 1500 meters in the direction of Novoborovka</text:span>
</text:h>
      <text:p text:style-name="P4">
Author: ['АРМІЯINFORM']</text:p>
      <text:p text:style-name="P4">
Time: 2023-06-15T34:00:00-04:00</text:p>
      <text:p text:style-name="P4">
Description: National Guard Minoi Tizhnya Vikon was Vikonheni Zavdannya at the Ugro -Ugrapan defense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pkaneven_1.jpg" text:style-name="Internet_20_link" text:visited-style-name="Visited_20_Internet_20_Link">
1pkaneven_1.jpg</text:a>
']</text:p>
      <text:p text:style-name="P4">
Tags: ['МИКОЛА УРШАЛОВИЧ', 'НАЦГВАРДІЯ']</text:p>
      <text:p text:style-name="P4">
Category: News</text:p>
      <!--METADATA-->
      <text:p text:style-name="P4">
<draw:frame draw:style-name="fr1" draw:name="Image20" text:anchor-type="as-char" svg:width="6.9236in" svg:height="4.615733in" draw:z-index="0">
<draw:image xlink:href="../Images/AРМІЯINFORM/2023-06-15T34-00-00-04-00/1pkaneven_1.jpg" xlink:type="simple" xlink:show="embed" xlink:actuate="onLoad" draw:mime-type="image/jpeg"/>
</draw:frame>
Photo press service of NSU</text:p>
      <text:p text:style-name="P4">
Last week, the National Guards performed certain tasks as part of the Defense of Ukraine with consistently high combat efficiency.</text:p>
      <text:p text:style-name="P4">
About this during a briefing in Military Media Center <text:a xlink:type="simple" xlink:href="https://www.youtube.com/watch" text:style-name="Internet_20_link" text:visited-style-name="Visited_20_Internet_20_Link">
reported</text:a>
Colonel Mykola Urshalovych, Deputy Director of Planning for the Application of the Main Directorate of the National Guard.</text:p>
      <ul>
        <li>
In the Kupyansk, Lyman and Seversky directions, despite the enemy in the air and intensive fire influence, which is 8 aircraft hacks and more than 550 shelling of RSSS, artillery and mortars, losses of positions were not allowed, - said the NSU representative. -In the Bakhmut direction, this week, Guards intelligence and UAVs contributed to the promotion of armory forces, effectively destroying enemy tanks and other combat equipment. In the rayon and large Novosilka, the Guards steadily hold the positions of the enemy's dense firing, which, including, allows the Silhofron to maintain the offensive initiative in this direction.</li>
      </ul>
      <text:p text:style-name="P4">
Colonel Mykola Urshalovich also told about the success of the NSU in the offensive events:</text:p>
      <ul>
        <li>
In the Orikhiv direction, individual units of the National Guard take assault actions as part of the defense forces. Despite the considerable density of mine-explosive barriers and intense artillery shelling, they have partial success, advanced to a depth of 650 to 1500 m in the direction of Novobrovka.</li>
      </ul>
      <text:p text:style-name="P4">
Last week, more than 80 invaders were harmed by the National Guards of the National Guard, of which 42 were irreversible losses; They destroyed combat and automobile equipment, artillery systems and mortars.</text:p>
      <text:p text:style-name="P4">
Also actively destroyed by the invaders of NSU intelligence officers, who found 371 targets, some of the enemy forces were destroyed by interaction with the units of the Armed Forces.</text:p>
      <ul>
        <li>
Our special forces work efficiently, who have transformed about 25 "Liman" in Limansky and Donetskamkamki, as well as destroyed 4 enemy tanks and 1 special car, - Mykola Urshalovich said. -As always, quality work is demonstrated by groups of air intelligence of the 27th Pechersk Brigadine Lymansky, Donetsk and Zaporizhzhya directions, which during the week have led and destroyed: 14 tanks, 1 SAU, 7 combat armored vehicles and 1 unit car.Last week, the National Guard Aviation made 16 combat departments for the enemy. As a result, about 25 invaders and 2 ammunition were destroyed, 1 platoon stronghold and 3 armoring were affected by the zone.</li>
      </ul>
      <text:p text:style-name="P4">
Unit of unmanned aviation in Zaporizhzhya and Kherson directions reached 21 departments to perform intelligence tasks, which were shown: 2 tanks. SAU, cannon, 7 combat armored vehicles, 11 unified vehicles and coordinates for their fire damage were provided.</text:p>
      <text:p text:style-name="P4">
-An example of the coordinated work of the NSU and Armed Forces units can be the destruction of the significant flamethrower system of the voluntary fire of the SOLNPENCECE in the Zaporizhzhkovka Nampryamka on June 9, 2023. The fighters of the Air Intelligence of the Haubician Artillery Division of the 3rd Brigade of Operational Purpose "Spartan" discovered the hostile-1A "SolnPepke" and adjusted the fire of artillery,-said the Colonel Urshalovich.</text:p>
      <text:p text:style-name="P4">
News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Anna Malyar has debunked two major narratives of Russian propagandists</text:span>
</text:h>
      <text:p text:style-name="P4">
Author: ['Ольга Мосьондз']</text:p>
      <text:p text:style-name="P4">
Time: 2023-06-15T36: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Tags: ['MILITARY MEDIA CENTER', 'ГАННА МАЛЯР', 'РОСІЙСЬКА ПРОПАГАНДА', 'РОСІЙСЬКІ ФЕЙКИ']</text:p>
      <text:p text:style-name="P4">
Category: News</text:p>
      <!--METADATA-->
      <text:p text:style-name="P4">
<draw:frame draw:style-name="fr1" draw:name="Image21" text:anchor-type="as-char" svg:width="6.9236in" svg:height="3.808558in" draw:z-index="0">
<draw:image xlink:href="../Images/AРМІЯINFORM/2023-06-15T36-00-00-04-00/propaganda-1.jpg" xlink:type="simple" xlink:show="embed" xlink:actuate="onLoad" draw:mime-type="image/jpeg"/>
</draw:frame>
During a briefing of representatives of the Security and Defense Forces of Ukraine in Military Mediacenter, Deputy Minister of Defense of Ukraine Anna Malyar said that the Ministry of Defense monitors how the enemy fights against Ukraine in the information field, and in real examples, unto the two main theses that are trying to give up Russian propaganda:</text:p>
      <text:p text:style-name="P4">
“Now the Russians are spreading two main theses. The first is about the allegedly large losses of the personal staff of the Armed Forces of Ukraine. Such information is aimed at demoralizing the Ukrainian army from one way, and on the other, on the contrary, to raise a spiritual army. Therefore, in this situation, it can be noted that, first, during the war, the same of the parties does not publish accurate data of its losses, because the enemy is nigger and can adjust its plans, including to assume and calculate our plans. Now we can talk only about the ratio, which at the beginning of the 2014 and a large -scale invasion of 2022, brief: the number of dead on the Ukrainian side is much or much or more than times lower than the loss of the enemy. Yesterday we published these figures. If we talk about last week, in the area of operational responsibility of the operative-strategic groups of the Khortytsia troops, enemies were killed almost more times more than our servicemen. Speaking of the pronounced direction, the enemies were killed 5.3 times more than the Ukrainian people. The life of our warriors is the most valuable for us and is a priority in the time of planning military operations.</text:p>
      <text:p text:style-name="P4">
The second narrative, spread by the Russians to discredit military aid, refers to Bradley armored vehicles that partners provide us. " During the time briefing, Anna Malyar demonstrated a photo of Bradley BMP(M2 Bradley), in which the shell of the RSZV "Grad" was combined. In the first photo - the machine immediately after the direct number, on the second - a crew, which was successfully evacuated and continues to fulfill the tasks on other technique.</text:p>
      <text:p text:style-name="P4">
<text:a xlink:type="simple" xlink:href="https://armyinform.com.ua/wp-content/uploads/2023/06/photo_2023-06-15-13.58.56.jpeg" text:style-name="Internet_20_link" text:visited-style-name="Visited_20_Internet_20_Link">
!(Images/AРМІЯINFORM/2023-06-15T36-00-00-04-00/photo_2023-06-15-13.58.56-150x150.jpeg)</text:a>
</text:p>
      <text:p text:style-name="P4">
<text:a xlink:type="simple" xlink:href="https://armyinform.com.ua/wp-content/uploads/2023/06/photo_2023-06-15-13.58.58.jpeg" text:style-name="Internet_20_link" text:visited-style-name="Visited_20_Internet_20_Link">
<draw:frame draw:style-name="fr1" draw:name="Image22" text:anchor-type="as-char" svg:width="6.9236in" svg:height="6.9236in" draw:z-index="0">
<draw:image xlink:href="../Images/AРМІЯINFORM/2023-06-15T36-00-00-04-00/photo_2023-06-15-13.58.58-150x150.jpeg" xlink:type="simple" xlink:show="embed" xlink:actuate="onLoad" draw:mime-type="image/jpeg"/>
</draw:frame>
</text:a>
</text:p>
      <text:p text:style-name="P4">
News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Alexei Gromov: Ukrainian soldiers in three directions lead active positional defense, some - successfully occur</text:span>
</text:h>
      <text:p text:style-name="P4">
Author: ['АРМІЯINFORM']</text:p>
      <text:p text:style-name="P4">
Time: 2023-06-15T38:00:00-04:00</text:p>
      <text:p text:style-name="P4">
Description: The capacity of the Ukrainian defense of the Ukrainian is to come up with the stable operations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MILITARY MEDIA CENTER', 'ОЛЕКСІЙ ГРОМОВ', 'СИЛИ ОБОРОНИ УКРАЇНИ', 'ХРОНІКА ОБОРОНИ']</text:p>
      <text:p text:style-name="P4">
Category: News</text:p>
      <!--METADATA-->
      <text:p text:style-name="P4">
<draw:frame draw:style-name="fr1" draw:name="Image23" text:anchor-type="as-char" svg:width="6.9236in" svg:height="4.615733in" draw:z-index="0">
<draw:image xlink:href="../Images/AРМІЯINFORM/2023-06-15T38-00-00-04-00/artyleriya.jpg" xlink:type="simple" xlink:show="embed" xlink:actuate="onLoad" draw:mime-type="image/jpeg"/>
</draw:frame>
Illustrative photo</text:p>
      <text:p text:style-name="P4">
The Defense Forces of Ukraine continue the measures of defense and stabilization operations of certain operating areas, conduct active position defense to the Donetsk, Lugansk and Zaporizhzhya operating areas, and on some premises carry out successful offensive actions and release the crook -heated territories.</text:p>
      <text:p text:style-name="P4">
This was stated by the Deputy Chief of the Main Operational Office of the General Staff of the Armed Forces of Ukraine Brigade General Alexei Gromov during a briefing at the Military Media Center.</text:p>
      <text:p text:style-name="P4">
He emphasized that Ukraine's defense forces have an extreme degree of motivation for the protection of their own home from the enemy.</text:p>
      <ul>
        <li>
The Ukrainian army has gained considerable experience and skills on the battlefield for Curic, we will be ready and will continue to fight to fully release our own territories, even with bare hands. With heavy allies weapons, it will happen faster. And we are grateful for this help, grateful to the whole democratic world, - said Alexei Gromov.</li>
      </ul>
      <text:p text:style-name="P4">
News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During the day, Russia fired 187 settlements of Ukraine, among civilians are killed and injured</text:span>
</text:h>
      <text:p text:style-name="P4">
Author: ['АРМІЯINFORM']</text:p>
      <text:p text:style-name="P4">
Time: 2023-06-15T40:00:00-04:00</text:p>
      <text:p text:style-name="P4">
Description: The last passes of the Rosiyski Vіsyska firing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5ef5918-b731-4c2d-aeb2-b236e07062fa.jpg" text:style-name="Internet_20_link" text:visited-style-name="Visited_20_Internet_20_Link">
f5ef5918-b731-4c2d-aeb2-b236e07062fa.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24" text:anchor-type="as-char" svg:width="6.9236in" svg:height="4.76863in" draw:z-index="0">
<draw:image xlink:href="../Images/AРМІЯINFORM/2023-06-15T40-00-00-04-00/f5ef5918-b731-4c2d-aeb2-b236e07062fa.jpg" xlink:type="simple" xlink:show="embed" xlink:actuate="onLoad" draw:mime-type="image/jpeg"/>
</draw:frame>
During the last day, Russian troops fired at the territory of 10 regions of Ukraine.</text:p>
      <text:p text:style-name="P4">
About it in Telegram <text:a xlink:type="simple" xlink:href="https://t.me/militarymediacenter/2236" text:style-name="Internet_20_link" text:visited-style-name="Visited_20_Internet_20_Link">
informs</text:a>
MilitaryMedia Center.</text:p>
      <text:p text:style-name="P4">
The shelling was carried out from different types of weapons, namely: grenade launchers, mortars, artillery, rocket launchers, anti-aircraft missile systems. Also used UAVs, strategic and tactical aviation were used.</text:p>
      <text:p text:style-name="P4">
"187 settlements and 184 infrastructure sites have been attacked," Military Media Center reports.</text:p>
      <text:p text:style-name="P4">
There are killed and injured among civilians, the number of victims is clarified.</text:p>
      <text:p text:style-name="P4">
News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The promotion of defense forces is slow but confidently - Anna Malyar about a counter -offensive</text:span>
</text:h>
      <text:p text:style-name="P4">
Author: ['Ольга Мосьондз']</text:p>
      <text:p text:style-name="P4">
Time: 2023-06-15T42: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686668773-1139.jpg" text:style-name="Internet_20_link" text:visited-style-name="Visited_20_Internet_20_Link">
1686668773-1139.jpg</text:a>
']</text:p>
      <text:p text:style-name="P4">
Tags: ['MILITARY MEDIA CENTER', 'ГАННА МАЛЯР']</text:p>
      <text:p text:style-name="P4">
Category: News</text:p>
      <!--METADATA-->
      <text:p text:style-name="P4">
<draw:frame draw:style-name="fr1" draw:name="Image25" text:anchor-type="as-char" svg:width="6.9236in" svg:height="4.615733in" draw:z-index="0">
<draw:image xlink:href="../Images/AРМІЯINFORM/2023-06-15T42-00-00-04-00/1686668773-1139.jpg" xlink:type="simple" xlink:show="embed" xlink:actuate="onLoad" draw:mime-type="image/jpeg"/>
</draw:frame>
During a briefing of representatives of the Security and Defense Forces of Ukraine on Military Mediacenter, Deputy Minister of Defense of Ukraine Anna Malyar reminded that the 4777777777th Age of Defense of Ukraine from Russian invaders, 68 weeks and more than 11 thousand and 400 hours of the Ukrainian people's struggle with Russian invaders. Ives this time of Ukraine's defense forces on all fronts together, including the information.</text:p>
      <ul>
        <li>
Our military leadership is focused on the implementation of the strategy, designed to achieve success for the defense forces. Not a hurry time, let us adhere to information discipline and give our soldiers the opportunity to make unpleasant surprises of the enemy, ”she said. - Our courageous defenders and defenders continue to demonstrate an extraordinary courage and gradually move forward on the most difficult. Our warriors go in the conditions of severe fighting, aviation blows and have advantages in artillery and mortar shelling. As of today, Ukraine has been armed and all defense forces both in the offensive process and the Voborone. We are currently in several directions and defense, because the enemy also takes offensive actions.</li>
      </ul>
      <text:p text:style-name="P4">
Anna Malyar said that the most fierce battles near Bakhmut and in the south of Ukraine, but the defense forces are gradually moving forward.</text:p>
      <ul>
        <li>
In the Bakhmut direction, the enemy now tightens additional reserves and is trying to prevent the Ukrainian forces of defense. Mizid moving from the south of a hostile landing unit of Samena Bakhmut direction. Actually, there the enemy continues to concentrate the vast efforts of both personnel and military equipment, so as not to give to the Armed Forces of Ukraine. At the same time, the defense forces do not allow them to realize their plans. Therefore, the enemy cannot move there effectively to restrain the Armed Forces of Ukraine.</li>
      </ul>
      <text:p text:style-name="P4">
News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The military leadership of the Russian Federation is completing the so -called "volunteer corps" with ZEKs - GUR</text:span>
</text:h>
      <text:p text:style-name="P4">
Author: ['АРМІЯINFORM']</text:p>
      <text:p text:style-name="P4">
Time: 2023-06-15T44:00:00-04:00</text:p>
      <text:p text:style-name="P4">
Description: the dumping of the bindings of the Zekiv-Okupantiv Is so called the assaults “z” to so call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7371e177-ee07ca57349b38ee4072e5321f82142e-1.jpg" text:style-name="Internet_20_link" text:visited-style-name="Visited_20_Internet_20_Link">
7371e177-ee07ca57349b38ee4072e5321f82142e-1.jpg</text:a>
']</text:p>
      <text:p text:style-name="P4">
Tags: ['ВОЄННА РОЗВІДКА', 'ВТРАТИ ОКУПАНТА', 'ГУР МО УКРАЇНИ']</text:p>
      <text:p text:style-name="P4">
Category: News</text:p>
      <!--METADATA-->
      <text:p text:style-name="P4">
<draw:frame draw:style-name="fr1" draw:name="Image26" text:anchor-type="as-char" svg:width="6.9236in" svg:height="3.499428in" draw:z-index="0">
<draw:image xlink:href="../Images/AРМІЯINFORM/2023-06-15T44-00-00-04-00/7371e177-ee07ca57349b38ee4072e5321f82142e-1.jpg" xlink:type="simple" xlink:show="embed" xlink:actuate="onLoad" draw:mime-type="image/jpeg"/>
</draw:frame>
Russia throws the remains of ZEK-occupiers from the so-called assault mouth "Z" to the so-called "volunteer corps".</text:p>
      <text:p text:style-name="P4">
About it <text:a xlink:type="simple" xlink:href="https://gur.gov.ua/content/derzhava-ahresor-perekydaie-zalyshky-zekiv-okupantiv-iz-tak-zvanykh-shturmovykh-rot-z-do-tak-zvanoho-dobrovolchoho-korpusu.html" text:style-name="Internet_20_link" text:visited-style-name="Visited_20_Internet_20_Link">
reports</text:a>
MOV Intelligence Directorate.</text:p>
      <text:p text:style-name="P4">
"For the regrouping and completion of the so -called volunteer corps" convicted persons, the military leadership of the Russian Federation formed a special commission, " - said the message.</text:p>
      <text:p text:style-name="P4">
This commission was headed by the Deputy Chief of Staff of the Russian occupation troops in Ukraine Major General Oleg Polgaev.</text:p>
      <text:p text:style-name="P4">
The GUR added that the members of the Special Commission of Polguyev on the temporarily occupied territories of Ukraine have enhanced security.</text:p>
      <text:p text:style-name="P4">
According to intelligence, the commission issued an order to select about 2,000 people who were prisoners, conducting training with them at landfills located at a time of occupied Ukrainian territories, and transfer to the war zone.</text:p>
      <text:p text:style-name="P4">
The discipline among the volunteers will be monitored by groups of military police of the Russian Federation.</text:p>
      <text:p text:style-name="P4">
It is noted that by order of Russian dictator Vladimir Putin, assault companies "Z" from convicted persons were formed to conduct offensive acts of city battles during the war against Ukraine.</text:p>
      <text:p text:style-name="P4">
“In practice, the occupation units, completed in prisoners, showed extremely combat capability. Among the bugs, alcoholism, looting, and desertion, including catastrophic losses, are flourishing, ”the renovation said.</text:p>
      <text:p text:style-name="P4">
News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Our troops returned more than 100 square meters. km of Ukrainian territory</text:span>
</text:h>
      <text:p text:style-name="P4">
Author: ['АРМІЯINFORM']</text:p>
      <text:p text:style-name="P4">
Time: 2023-06-15T46:00:00-04:00</text:p>
      <text:p text:style-name="P4">
Description: For the remains of our doba, our enemy defended the enemy’s defense of up to 3 km near the district ... War with Ukraine 2022, war with Ukraine Latest news today, News War with Ukraine 2022 Last for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MILITARY MEDIA CENTER', 'ОЛЕКСІЙ ГРОМОВ']</text:p>
      <text:p text:style-name="P4">
Category: News</text:p>
      <!--METADATA-->
      <text:p text:style-name="P4">
<draw:frame draw:style-name="fr1" draw:name="Image27" text:anchor-type="as-char" svg:width="6.9236in" svg:height="3.956343in" draw:z-index="0">
<draw:image xlink:href="../Images/AРМІЯINFORM/2023-06-15T46-00-00-04-00/630_360_1676912332-614.jpg" xlink:type="simple" xlink:show="embed" xlink:actuate="onLoad" draw:mime-type="image/jpeg"/>
</draw:frame>
Illustrative photo</text:p>
      <text:p text:style-name="P4">
Over the last day, our troops advanced to the enemy's defense to 3 kMU of the area of the settlement of small Tokmachka and up to 7 km in the area of the settlement of Novoselivka. This was stated by the Deputy Chief of the General Operative Management of the General Staff of the Armed Forces of Ukraine Bragadniel Gravener Alexei Gromov during a briefing at the Military Media Center.</text:p>
      <ul>
        <li>
7 settlements in Donetsk and Zaporizhzhya regions were released, returned 100 square meters. km of Ukrainian territory. Our defenders will not be able to take the chances of mastering Marinka and surround Avdiivka. Nazaposhuzhian direction continues to clean the Ukrainian cities and towns of Odzagarbniki, - he said.</li>
      </ul>
      <text:p text:style-name="P4">
In the Kherson direction, according to the brigade General Alexei Gromov, the focus of the enemy is paid to the equipment of new defensive boundaries of the first line of defense due to the undermining of the Kakhovsky Hydroelectric Power Plant. Also, the opponent conducts intelligence.</text:p>
      <text:p text:style-name="P4">
News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Lyceum-Bogunovets won the "gold" in the pusher of the kernel in the competition in Germany</text:span>
</text:h>
      <text:p text:style-name="P4">
Author: ['Олександр Тереверко']</text:p>
      <text:p text:style-name="P4">
Time: 2023-06-15T47:00:00-04:00</text:p>
      <text:p text:style-name="P4">
Description: In the Nimeskiysky Leipzig, Yaki with the twin of the Ukrainian Capitarcom, the tradition of the traditi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Tags: ['ВТОРГНЕННЯ РФ', 'КИЇВСЬКИЙ ВІЙСЬКОВИЙ ЛІЦЕЙ ІМЕНІ ІВАНА БОГУНА', 'ЛІЦЕЇСТИ']</text:p>
      <text:p text:style-name="P4">
Category: News</text:p>
      <!--METADATA-->
      <text:p text:style-name="P4">
<draw:frame draw:style-name="fr1" draw:name="Image28" text:anchor-type="as-char" svg:width="6.9236in" svg:height="4.609964in" draw:z-index="0">
<draw:image xlink:href="../Images/AРМІЯINFORM/2023-06-15T47-00-00-04-00/f1-3-scaled.jpg" xlink:type="simple" xlink:show="embed" xlink:actuate="onLoad" draw:mime-type="image/jpeg"/>
</draw:frame>
The German Leipzig, which is the twin of the Ukrainian capital, took place in the work of sports international competitions of students. For ten years in a row, young athletes from Kiev also take part in them. In the tournament - swimming, artistic and sports gymnastics, rowing, sports struggle, cycling, table tennis, play sports and, of course, almost all the disciplines of the Queen of Sports - athletics.</text:p>
      <text:p text:style-name="P4">
<draw:frame draw:style-name="fr1" draw:name="Image29" text:anchor-type="as-char" svg:width="6.9236in" svg:height="5.839969in" draw:z-index="0">
<draw:image xlink:href="../Images/AРМІЯINFORM/2023-06-15T47-00-00-04-00/f2-4.jpg" xlink:type="simple" xlink:show="embed" xlink:actuate="onLoad" draw:mime-type="image/jpeg"/>
</draw:frame>
In the competition for the push of a core was not equal to a 14-year-old pupil of the Ivan Bohun Ernestumenkov Military Lyceum of the Kyiv Military Lyceum. By the way, and last year, before the entrance tests to the Lyceum, the young man also in these competitions the first place with the result of 11.6 m(The weight of the nucleus is 3 kilograms).</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30" text:anchor-type="as-char" svg:width="6.9236in" svg:height="4.592655in" draw:z-index="0">
<draw:image xlink:href="../Images/AРМІЯINFORM/2023-06-15T47-00-00-04-00/f3-3.jpg" xlink:type="simple" xlink:show="embed" xlink:actuate="onLoad" draw:mime-type="image/jpeg"/>
</draw:frame>
The boy is only the second year in athletics. However, for such a short period, he becomes a champion of Kiev in the age category U 13 and twice to defeat kinds in Germany. According to the trainer-teacher of the Sports School "Start" Marina Rezanova, who headed our children's and youth sports delegation in Germany, Ernest, despite the absence of the opportunity to be regularly worked, was very responsible for his speech at the Vlayipzig tourna .</text:p>
      <text:p text:style-name="P4">
In Kiev, a young athlete was greeted by the head of the Department of Physical Culture and Sports of the Ministry of Defense of Ukraine Yuri Finogenov. He shortly introduced Ernest Humenko with the many years of glorious traditions of army -exports, told about sports clubs and sports that are cultivated. For his high sports results at international competitions, Yuri Semenovich said a capable lyceum and a commemorative medal.</text:p>
      <text:p text:style-name="P4">
<text:a xlink:type="simple" xlink:href="https://armyinform.com.ua/wp-content/uploads/2023/06/f4-4.jpg" text:style-name="Internet_20_link" text:visited-style-name="Visited_20_Internet_20_Link">
!(Images/AРМІЯINFORM/2023-06-15T47-00-00-04-00/f4-4-150x150.jpg)</text:a>
</text:p>
      <text:p text:style-name="P4">
<text:a xlink:type="simple" xlink:href="https://armyinform.com.ua/wp-content/uploads/2023/06/f5-3.jpg" text:style-name="Internet_20_link" text:visited-style-name="Visited_20_Internet_20_Link">
<draw:frame draw:style-name="fr1" draw:name="Image31" text:anchor-type="as-char" svg:width="6.9236in" svg:height="6.9236in" draw:z-index="0">
<draw:image xlink:href="../Images/AРМІЯINFORM/2023-06-15T47-00-00-04-00/f5-3-150x150.jpg" xlink:type="simple" xlink:show="embed" xlink:actuate="onLoad" draw:mime-type="image/jpeg"/>
</draw:frame>
</text:a>
</text:p>
      <text:p text:style-name="P4">
<text:span text:style-name="T5">
Opto author and from the personal archive of Ernest Humenko</text:span>
</text:p>
      <text:p text:style-name="P4">
News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The enemy's activity in the Bakhmut direction has decreased significantly</text:span>
</text:h>
      <text:p text:style-name="P4">
Author: ['Віктор Шубец']</text:p>
      <text:p text:style-name="P4">
Time: 2023-06-15T48:00:00-04:00</text:p>
      <text:p text:style-name="P4">
Description: The camp for 15 worms has been promptly at the Oblagovikhi RIZKY Zmin, the war was not accumulated by that ... War with Ukraine 2022, the war with Ukraine is the latest news today, the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258528.jpg" text:style-name="Internet_20_link" text:visited-style-name="Visited_20_Internet_20_Link">
258528.jpg</text:a>
']</text:p>
      <text:p text:style-name="P4">
Tags: ['MILITARY MEDIA CENTER', 'ОЛЕКСІЙ ГРОМОВ']</text:p>
      <text:p text:style-name="P4">
Category: News</text:p>
      <!--METADATA-->
      <text:p text:style-name="P4">
<draw:frame draw:style-name="fr1" draw:name="Image32" text:anchor-type="as-char" svg:width="6.9236in" svg:height="3.900295in" draw:z-index="0">
<draw:image xlink:href="../Images/AРМІЯINFORM/2023-06-15T48-00-00-04-00/258528.jpg" xlink:type="simple" xlink:show="embed" xlink:actuate="onLoad" draw:mime-type="image/jpeg"/>
</draw:frame>
Illustrative photo</text:p>
      <text:p text:style-name="P4">
As of June 15, the operational situation in the area of hostilities has not been insured and is characterized by the enemy's efforts to perform the task from the exit of the administrative border of Donetsk region and the reflection of the offensive of our troops of Donetsk and Tavriya operating areas. This was stated by the deputy commander of the Main Operational Administration of the General Staff of Armed Forces Brigade General Alexei Gromov during a briefing at Military Mediacenter.</text:p>
      <ul>
        <li>
Today, the enemy's activity in the Bakhmut direction is significantly reminiscent. The invaders are fighting, because more "second army of the world" is incapable, - he emphasized.</li>
      </ul>
      <text:p text:style-name="P4">
Brigade General Alexei Gromov added that the forces of defense are actively and south of Bakhmut to release our land with the land and to cause significant losses to the enemy. At the same time, the enemy's efforts focus on leading the offensives in the Kupyansk, Lyman and Mariinsky directions in the Donetsk Operations.</text:p>
      <text:p text:style-name="P4">
In the Kupyansk direction, the enemy intensified the assault in the district -populated point of Masyutivka of Kharkiv region, where recently the significant transfer of mercenaries from the number of prisoners recruited.</text:p>
      <text:p text:style-name="P4">
In the Lyman direction, the enemy continues to actively use operational-tactical and army aviation to defeat in the positions of our Wavorsk. Defenders of Ukraine in the areas of Serebryansky forestry, Bigorivka, controversial raise the enemy's attempt to improve their tactical position.</text:p>
      <text:p text:style-name="P4">
News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The coordination headquarters took place with the families of civilians who are hostage to the Russian Federation</text:span>
</text:h>
      <text:p text:style-name="P4">
Author: ['АРМІЯINFORM']</text:p>
      <text:p text:style-name="P4">
Time: 2023-06-15T49:00:00-04:00</text:p>
      <text:p text:style-name="P4">
Description: To the birthdays of the cyvic, yaki to be excluded from the zarochniks of the Derzhavi-agresor, PID Hour of Zustych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479838a2-5ad7-4521-898b-691bcd750b0a.jpg" text:style-name="Internet_20_link" text:visited-style-name="Visited_20_Internet_20_Link">
479838a2-5ad7-4521-898b-691bcd750b0a.jpg</text:a>
']</text:p>
      <text:p text:style-name="P4">
Tags: ['АГРЕСІЯ РФ', 'ВТОРГНЕННЯ РФ', 'КООРДИНАЦІЙНИЙ ШТАБ З ПИТАНЬ ПОВОДЖЕННЯ З ВІЙСЬКОВОПОЛОНЕНИМИ', 'ЦИВІЛЬНІ ЗАРУЧНИКИ']</text:p>
      <text:p text:style-name="P4">
Category: News</text:p>
      <!--METADATA-->
      <text:p text:style-name="P4">
<draw:frame draw:style-name="fr1" draw:name="Image33" text:anchor-type="as-char" svg:width="6.9236in" svg:height="3.80798in" draw:z-index="0">
<draw:image xlink:href="../Images/AРМІЯINFORM/2023-06-15T49-00-00-04-00/479838a2-5ad7-4521-898b-691bcd750b0a.jpg" xlink:type="simple" xlink:show="embed" xlink:actuate="onLoad" draw:mime-type="image/jpeg"/>
</draw:frame>
During the coordination headquarters and the Ombudsman's office, civilians who are hostage to the aggressor state and the Ombudsman's office were not considered to be considered to be consistent with international law. International humanitarian law implies the unconditional perpetrator of such persons. However, the terrorist state despises any international mining and holds civilians near prisoners of war.</text:p>
      <text:p text:style-name="P4">
About it <text:a xlink:type="simple" xlink:href="https://t.me/Koord_shtab/1234" text:style-name="Internet_20_link" text:visited-style-name="Visited_20_Internet_20_Link">
reports</text:a>
Coordinating headquarters of inquiries for the treatment of prisoners of war.</text:p>
      <text:p text:style-name="P4">
"Despite the fact that our headquarters is dealing with the liberation of prisoners of war, we also try to forget from Russian captivity and our civilian citizens, using our exchange fund for this purpose," the Ombudsman's representative is explained.</text:p>
      <text:p text:style-name="P4">
According to him, the search and liberation of such persons is complicated by the fact that the Russian notes do not confirm the maintenance on their or temporarily occupied territories of civilian citizens, because it is an international crime. Nevertheless, Ukraine has an effort to make an effort to press on Russia at the international level and to require a non -civilian return to the Motherland.</text:p>
      <text:p text:style-name="P4">
Also, families were interested in hostages of civilians whether they were threatened with criminal responsibility after returning home. The representative of the ex -inspiring was that civilians were not threatened with criminal liability, even if they were forced to receive Russian passports: “We understand that it is often the emphasis on survival. Therefore, of course, such persons will not bear the responsibility for it. ”</text:p>
      <text:p text:style-name="P4">
At the same time, the expert noted that almost all civilian hostages of the special service offer cooperation in favor of the aggressor state.</text:p>
      <text:p text:style-name="P4">
According to a coordination representative, after returning home, Ukrainian services carry out a number of inspections of liberated persons. If it is possible that one or the other person has agreed to cooperate with the enemy and already manage to harm our country, such person will be held accountable.</text:p>
      <text:p text:style-name="P4">
News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Lloyd Austin in Brussels: I am waiting for a meeting of defense ministers. We stay on the side of Ukraine</text:span>
</text:h>
      <text:p text:style-name="P4">
Author: ['АРМІЯINFORM']</text:p>
      <text:p text:style-name="P4">
Time: 2023-06-15T4:00:00-04:00</text:p>
      <text:p text:style-name="P4">
Description: The US defense of the United States Lloyd Ostin Vidvіdavaavu by the NATO headquarters at Brussels, which declared it, the war with Ukraine 2022, the war with Ukraine Latest news today, the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1/01/llojd-ostin.jpg" text:style-name="Internet_20_link" text:visited-style-name="Visited_20_Internet_20_Link">
llojd-ostin.jpg</text:a>
']</text:p>
      <text:p text:style-name="P4">
Tags: ['ЛЛОЙД ДЖ. ОСТІН III', 'РАМШТАЙН']</text:p>
      <text:p text:style-name="P4">
Category: News</text:p>
      <!--METADATA-->
      <text:p text:style-name="P4">
<draw:frame draw:style-name="fr1" draw:name="Image34" text:anchor-type="as-char" svg:width="6.9236in" svg:height="3.956343in" draw:z-index="0">
<draw:image xlink:href="../Images/AРМІЯINFORM/2023-06-15T4-00-00-04-00/llojd-ostin.jpg" xlink:type="simple" xlink:show="embed" xlink:actuate="onLoad" draw:mime-type="image/jpeg"/>
</draw:frame>
US Secretary of Defense Lloyd Austin visited NATO headquarters in Brussels Tasaya that he was looking forward to starting a meeting of the contact group on Ukraine as part of Ramstein.</text:p>
      <text:p text:style-name="P4">
About this <text:a xlink:type="simple" xlink:href="https://twitter.com/SecDef/status/1669235979024998402" text:style-name="Internet_20_link" text:visited-style-name="Visited_20_Internet_20_Link">
it is referred</text:a>
In his floor.</text:p>
      <text:p text:style-name="P4">
“I thank the US ambassador at NATO Juliani Smith for the warm reception. I look forward to meeting with defense ministers from all over the world, as I decided to continue supporting Ukraine as much as they would need, ”Lloyd Austin wrote.</text:p>
      <text:p text:style-name="P4">
US Ambassador at NATO Julian Smith <text:a xlink:type="simple" xlink:href="https://twitter.com/USAmbNATO/status/1669237688656961536" text:style-name="Internet_20_link" text:visited-style-name="Visited_20_Internet_20_Link">
reported,</text:a>
The day -off day will envisage the coordination of strengthening Ukraine, strengthening the restraint and defense of the Alliance and preparing a NATO Summit in Vilnius for the next two days.</text:p>
      <text:p text:style-name="P4">
It is known that today, <text:span text:style-name="T4">
 June 15, 2023, </text:span>
 <text:a xlink:type="simple" xlink:href="https://armyinform.com.ua/2023/06/09/stala-vidoma-data-provedennya-zasidannya-kontaktnoyi-grupy-z-pytan-oborony-ukrayiny-u-formati-ramshtajn/" text:style-name="Internet_20_link" text:visited-style-name="Visited_20_Internet_20_Link">
will take place</text:a>
Thirteenth meeting of the contact group on defense of Ukraine Uramakh Ramstein format.</text:p>
      <text:p text:style-name="P4">
News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Due to the lack of qualified medical staff, difficult -to -injured occupiers die in hospitals - Alexei Gromov</text:span>
</text:h>
      <text:p text:style-name="P4">
Author: ['АРМІЯINFORM']</text:p>
      <text:p text:style-name="P4">
Time: 2023-06-15T50:00:00-04:00</text:p>
      <text:p text:style-name="P4">
Description: Before the VIISKOVA Gospital the Russian Federation at the Persian Rostovsky, the Rostovsoko in the middle for Dob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chmobik-rekordsmen.jpg" text:style-name="Internet_20_link" text:visited-style-name="Visited_20_Internet_20_Link">
chmobik-rekordsmen.jpg</text:a>
']</text:p>
      <text:p text:style-name="P4">
Tags: ['MILITARY MEDIA CENTER', 'ВТОРГНЕННЯ РФ', 'ОЛЕКСІЙ ГРОМОВ']</text:p>
      <text:p text:style-name="P4">
Category: News</text:p>
      <!--METADATA-->
      <text:p text:style-name="P4">
<draw:frame draw:style-name="fr1" draw:name="Image35" text:anchor-type="as-char" svg:width="6.9236in" svg:height="4.357711in" draw:z-index="0">
<draw:image xlink:href="../Images/AРМІЯINFORM/2023-06-15T50-00-00-04-00/chmobik-rekordsmen.jpg" xlink:type="simple" xlink:show="embed" xlink:actuate="onLoad" draw:mime-type="image/jpeg"/>
</draw:frame>
Illustrative photo</text:p>
      <text:p text:style-name="P4">
40-60 seriously wounded in the Military Hospital of the Russian Federation in the Persianovka of the Rostov region. These are primarily occupiers from the 12th MSP150 IAS of the Armed Forces of the Russian Federation, which have been displaced from the Marine direction. This was announced by the head of the Main Operational Office of the General Staffing Forces of Ukraine Brigade General Alexei Gromov during a briefing of the VMILITARY MEDIA CENTER.</text:p>
      <ul>
        <li>
This hospital is crowded, there is not enough qualified medical staff, which is highly deducted from the deaths among the seriously injured, - he stressed.</li>
      </ul>
      <text:p text:style-name="P4">
As an example, General Alexei Gromov cited the statistics of one of the "Storm Z" in the 10th TP of the 6th IAS of 90 servicemen, which in the last days conducted assault actions on the position of the SUC and suffered irreversible losses of in70 people.</text:p>
      <text:p text:style-name="P4">
News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More than 400 explosive items have been neutralized per day</text:span>
</text:h>
      <text:p text:style-name="P4">
Author: ['АРМІЯINFORM']</text:p>
      <text:p text:style-name="P4">
Time: 2023-06-15T51:00:00-04:00</text:p>
      <text:p text:style-name="P4">
Description: Last of Passing, 14 worms, pirotechnicly, the holding of the Ukrodrozhny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6" text:anchor-type="as-char" svg:width="6.9236in" svg:height="3.89773in" draw:z-index="0">
<draw:image xlink:href="../Images/AРМІЯINFORM/2023-06-15T51-00-00-04-00/051f0000-0aff-0242-be2f-08da173df50a_w1080_h608.png" xlink:type="simple" xlink:show="embed" xlink:actuate="onLoad" draw:mime-type="image/png"/>
</draw:frame>
Illustrative photo</text:p>
      <text:p text:style-name="P4">
During the last day, <text:span text:style-name="T4">
 June 14 </text:span>
, pyrotechnic units of the State Service of Ukraine for Emergency Situations <text:span text:style-name="T4">
 147 times </text:span>
 involved in the execution of demining.</text:p>
      <text:p text:style-name="P4">
About it _ <text:a xlink:type="simple" xlink:href="https://dsns.gov.ua/uk/news/nadzvicaini-podiyi/informaciia-shhodo-diialnosti-pirotexnicnix-pidrozdiliv-dsns-126" text:style-name="Internet_20_link" text:visited-style-name="Visited_20_Internet_20_Link">
reports</text:a>
_ SESU Ukraine.</text:p>
      <text:p text:style-name="P4">
Pyrotechnical units revealed, seized and disposed of <text:span text:style-name="T4">
 427 exquisite </text:span>
 <text:span text:style-name="T4">
 items. </text:span>
 examined(cleared)territory over <text:span text:style-name="T4">
 100 hectares </text:span>
.</text:p>
      <text:p text:style-name="P4">
Most often pyrotechnic units worked: in Kharkiv region 19 240 times, Kyiv region - 7961, Donetsk region - 6034, Mykolaiv region - 5162, Kherson region - 5570, Chernihiv - 4714, Sumy - 2191, Cherkasy region - 1 thousand 115.</text:p>
      <text:p text:style-name="P4">
Background: from the beginning of large -scale aggression of the Russian Federation of Ukrainian Federation of Ukraine, 400 767 units have been disposed of. Explosive objects and 2891 kg of explosive, including 3000 units. aviation bombs. A survey of almost 90,000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We will expel Russia from our earth and honor the memory of all our heroes - Volodymyr Zelenskyy</text:span>
</text:h>
      <text:p text:style-name="P4">
Author: ['АРМІЯINFORM']</text:p>
      <text:p text:style-name="P4">
Time: 2023-06-15T52:00:00-04:00</text:p>
      <text:p text:style-name="P4">
Description: President of Ukraine Volodymyr Zelensky, having voted at Telegram-channel, Sho Lesha Spyno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37" text:anchor-type="as-char" svg:width="6.9236in" svg:height="4.608521in" draw:z-index="0">
<draw:image xlink:href="../Images/AРМІЯINFORM/2023-06-15T52-00-00-04-00/60afbeb4-2b23-43b9-9f31-06236aa99c74.jpg" xlink:type="simple" xlink:show="embed" xlink:actuate="onLoad" draw:mime-type="image/jpeg"/>
</draw:frame>
President of Ukraine Volodymyr Zelenskyy <text:a xlink:type="simple" xlink:href="https://t.me/V_Zelenskiy_official/6586" text:style-name="Internet_20_link" text:visited-style-name="Visited_20_Internet_20_Link">
emphasized</text:a>
In a telegram-channel that the enemy can stop the enemy.</text:p>
      <text:p text:style-name="P4">
“We will definitely stop Russia. We will expel it from our land and honor the will of everyone and everyone who gave their lives for Ukraine, the memory of our heroes of different times, who equally dreamed of Ukrainians to live. He livedly, ”the Head of State said.</text:p>
      <text:p text:style-name="P4">
<text:a xlink:type="simple" xlink:href="https://armyinform.com.ua/wp-content/uploads/2023/06/77b374d5-a6f9-4be0-985c-6de739fcdd23.jpg" text:style-name="Internet_20_link" text:visited-style-name="Visited_20_Internet_20_Link">
!(Images/AРМІЯINFORM/2023-06-15T52-00-00-04-00/77b374d5-a6f9-4be0-985c-6de739fcdd23-150x150.jpg)</text:a>
</text:p>
      <text:p text:style-name="P4">
<text:a xlink:type="simple" xlink:href="https://armyinform.com.ua/wp-content/uploads/2023/06/30cbc513-09c8-4fbc-b4dc-45cda058184f.jpg" text:style-name="Internet_20_link" text:visited-style-name="Visited_20_Internet_20_Link">
<draw:frame draw:style-name="fr1" draw:name="Image38" text:anchor-type="as-char" svg:width="6.9236in" svg:height="6.9236in" draw:z-index="0">
<draw:image xlink:href="../Images/AРМІЯINFORM/2023-06-15T52-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39" text:anchor-type="as-char" svg:width="6.9236in" svg:height="6.9236in" draw:z-index="0">
<draw:image xlink:href="../Images/AРМІЯINFORM/2023-06-15T52-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40" text:anchor-type="as-char" svg:width="6.9236in" svg:height="6.9236in" draw:z-index="0">
<draw:image xlink:href="../Images/AРМІЯINFORM/2023-06-15T52-00-00-04-00/e72ba3e8-d92c-4178-a94a-4b29402ae4a9-150x150.jpg" xlink:type="simple" xlink:show="embed" xlink:actuate="onLoad" draw:mime-type="image/jpeg"/>
</draw:frame>
</text:a>
</text:p>
      <text:p text:style-name="P4">
News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Western aircraft our pilots are mastered in a short time: it will not be a training, but a retraining of experienced pilots - Yuri Ignat</text:span>
</text:h>
      <text:p text:style-name="P4">
Author: ['Олексій Тригуб']</text:p>
      <text:p text:style-name="P4">
Time: 2023-06-15T53:00:00-04:00</text:p>
      <text:p text:style-name="P4">
Description: Vidpovlychi with the direct Efirphon “єdini Novini” on the signing of the journalist Schoo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16.jpeg" text:style-name="Internet_20_link" text:visited-style-name="Visited_20_Internet_20_Link">
f-16.jpeg</text:a>
']</text:p>
      <text:p text:style-name="P4">
Tags: ['ВТОРГНЕННЯ РФ', 'ЄДИНІ НОВИНИ', 'ЛІТАКИ', 'ЮРІЙ ІГНАТ']</text:p>
      <text:p text:style-name="P4">
Category: News</text:p>
      <!--METADATA-->
      <text:p text:style-name="P4">
<draw:frame draw:style-name="fr1" draw:name="Image41" text:anchor-type="as-char" svg:width="6.9236in" svg:height="4.056076in" draw:z-index="0">
<draw:image xlink:href="../Images/AРМІЯINFORM/2023-06-15T53-00-00-04-00/f-16.jpeg" xlink:type="simple" xlink:show="embed" xlink:actuate="onLoad" draw:mime-type="image/jpeg"/>
</draw:frame>
By answering live broadcast <text:a xlink:type="simple" xlink:href="https://www.youtube.com/watch" text:style-name="Internet_20_link" text:visited-style-name="Visited_20_Internet_20_Link">
Telephane</text:a>
The "only news" of the calling of journalists on expectations from today's meeting of the ministers of the Defense countries in Ramstay and the prospects of training of Ukrainian aviators abroad, the spokesman of the Air Force of the Armed Forces of Ukraine Colonel Ignati Ignat Hand for pulsipodia.</text:p>
      <ul>
        <li>
We are in constant contact with Western partners, so we will continue to hold the weapons and ammunition we need - in this partnerships, - says Yuri Ignat.</li>
      </ul>
      <text:p text:style-name="P4">
The officer acknowledges that the needs for ammunition are large, because, as a result of the reflection of the Moscow Horde's air attacks in May-June, they were used, so we need to replenish the reserves of the defeat.</text:p>
      <text:p text:style-name="P4">
With regard to the future training of Ukrainian aviators in partner countries as a whole, Colonel Yuriy Ignat says that we are currently waiting for the aircraft decisions: who and how many will give them to the aviation coalition in which hubs and in which countries they will be served. Ukrainian pilots, technicians, engineers, combat officers and representatives of other aviation specialties will be trained. According to the spokesman of the air forces, the training programs have long been developed, probably, from the beginning of the large -scale invasion of Muscovy. Currently, the question is where exactly, what air buildings these programs will be implemented. At the same time, Colonel Yuri Ignata emphasizes that the preparing will be those that some Western media voic - a year or even more.</text:p>
      <ul>
        <li>
It should be understood here that it is not about learning, but about retraining, because the already experienced Ukrainian pilots will go to learn, - the officer explains. —Ah, they will master a more modern plane that has some differences of the drowned, on which they still had to fly, but it is still retraining, non -learning from scratch, and retraining pilots on a new type of aviation technology. Therefore, it is a process quite fast, and when answering questions about termins, our pilots voice very interesting figures. Let's say this: it will go quickly, and the practice will show how much.</li>
      </ul>
      <text:p text:style-name="P4">
News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During counter -pride -on measures, the National Guards detained 76 administrative offenders</text:span>
</text:h>
      <text:p text:style-name="P4">
Author: ['АРМІЯINFORM']</text:p>
      <text:p text:style-name="P4">
Time: 2023-06-15T54:00:00-04:00</text:p>
      <text:p text:style-name="P4">
Description: PID Hour Vikonnnya Zavdan Teritornya defending VIISKOVOKOVOSISKY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12-11.jpg" text:style-name="Internet_20_link" text:visited-style-name="Visited_20_Internet_20_Link">
12-11.jpg</text:a>
']</text:p>
      <text:p text:style-name="P4">
Tags: ['MILITARY MEDIA CENTER', 'ВТОРГНЕННЯ РФ', 'КОНТРДИВЕРСІЙНІ ЗАХОДИ', 'МИКОЛА УРШАЛОВИЧ', 'НАЦГВАРДІЯ']</text:p>
      <text:p text:style-name="P4">
Category: News</text:p>
      <!--METADATA-->
      <text:p text:style-name="P4">
<draw:frame draw:style-name="fr1" draw:name="Image42" text:anchor-type="as-char" svg:width="6.9236in" svg:height="5.1927in" draw:z-index="0">
<draw:image xlink:href="../Images/AРМІЯINFORM/2023-06-15T54-00-00-04-00/12-11.jpg" xlink:type="simple" xlink:show="embed" xlink:actuate="onLoad" draw:mime-type="image/jpeg"/>
</draw:frame>
During the implementation of tasks on territorial defense of the military personnel of Ukraine, important state objects, ministries, agencies, state administrations, objects of regional tamystoral importance, diplomatic missions, consular institutions of foreign states and representations of international organizations in our country are protected and defended.</text:p>
      <text:p text:style-name="P4">
For violation of the bandwidth, they detained 50 persons on some of these objects.</text:p>
      <text:p text:style-name="P4">
About this during a briefing in Military Media Center <text:a xlink:type="simple" xlink:href="https://www.youtube.com/watch" text:style-name="Internet_20_link" text:visited-style-name="Visited_20_Internet_20_Link">
reported</text:a>
Colonel Mykola Urshalovych, Deputy Director of Planning for the Application of the Main Directorate of the National Guard.</text:p>
      <text:p text:style-name="P4">
Also, a representative of the NSU NSU spoke about ensuring measures of legal regime.</text:p>
      <ul>
        <li>
for the introduction of a curfew and the provision of public safety service in 38 settlements of the state, 1,200 servicemen of the National Guard, 77 patrolmen and 46 dog breeders with service dogs are involved in every day. About 6000 servicemen at 129 checkpoints ensure the installation of special entry and departure to settlements, verification of documents, inspection of vehicles, luggage and cargoes, - said Mykola Urshalovich.</li>
      </ul>
      <text:p text:style-name="P4">
He also cited other figures of service and combat activities of the NSU: “In addition, we took the participation in 39 countertops in 114 settlements, about 1900 military personnel and 162 units of equipment were involved for a. It was verified: 7618 address, 3848 vehicles, 12 738 citizens and 2226 mobile terminals. 76 persons were detained for administrative offenses, 3 persons - on suspicion of involvement in committing a crime against the basics of national security, 16 persons were transferred to representatives of the Security Service of Ukraine for further verification. "</text:p>
      <text:p text:style-name="P4">
In total, during the implementation of the tasks to ensure legal regime measures, the National Guards detained 2221 persons for the commission of offenses, of which - 81 for criminal ones.</text:p>
      <text:p text:style-name="P4">
News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Special services of the Russian Federation prepare new provocations on representatives of the Defense and Security Forces of Ukraine</text:span>
</text:h>
      <text:p text:style-name="P4">
Author: ['АРМІЯINFORM']</text:p>
      <text:p text:style-name="P4">
Time: 2023-06-15T55:00:00-04:00</text:p>
      <text:p text:style-name="P4">
Description: Behind the operational Dani, the 5-yards of the FSB of the Russian Federation Plan of the FSB Low IPSO, the basis ... War with Ukraine 2022, the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ilyustratyvne-foto_large-1.jpg" text:style-name="Internet_20_link" text:visited-style-name="Visited_20_Internet_20_Link">
ilyustratyvne-foto_large-1.jpg</text:a>
']</text:p>
      <text:p text:style-name="P4">
Tags: ['ІПСО РФ', 'РОСІЙСЬКІ ФЕЙКИ', 'СБУ']</text:p>
      <text:p text:style-name="P4">
Category: News</text:p>
      <!--METADATA-->
      <text:p text:style-name="P4">
<draw:frame draw:style-name="fr1" draw:name="Image43" text:anchor-type="as-char" svg:width="6.9236in" svg:height="4.615733in" draw:z-index="0">
<draw:image xlink:href="../Images/AРМІЯINFORM/2023-06-15T55-00-00-04-00/ilyustratyvne-foto_large-1.jpg" xlink:type="simple" xlink:show="embed" xlink:actuate="onLoad" draw:mime-type="image/jpeg"/>
</draw:frame>
Illustrative photo</text:p>
      <text:p text:style-name="P4">
According to operational data, employees of the 5th FSB Service of the Russian Federation are planning a number of IPSO, which should include misinformation about the alleged Russian citizenship of Ukrainian statesmen, the management of forces of defense and security and their Germans, as well as other officials.</text:p>
      <text:p text:style-name="P4">
About it <text:a xlink:type="simple" xlink:href="https://ssu.gov.ua/novyny/sbu-poperedzhaie-pro-pidhotovku-nyzky-novykh-ipso-spetssluzhbamy-rf" text:style-name="Internet_20_link" text:visited-style-name="Visited_20_Internet_20_Link">
reports</text:a>
Security Service of Ukraine.</text:p>
      <text:p text:style-name="P4">
The "plausibility" and the evidence base of fakes, among other things, should provide:</text:p>
      <ul>
        <li>
entry of the FSB in the State Registers of the Russian Federation of records that allegedly have to confirm the version of hostile special services; * forgery of documents of Ukrainian statesmen and representatives of defense forces.</li>
      </ul>
      <text:p text:style-name="P4">
According to operational data, <text:span text:style-name="T4">
 The start of the realization of a hostile IPSO in the Ukrainian information field is planned for the near future. </text:span>
 **</text:p>
      <text:p text:style-name="P4">
Without success in the battlefield, the enemy seeks by any methods of undermining the psychological and emotional state of Ukrainian soldiers on the forefront and destabilizing the confidence in the country.</text:p>
      <text:p text:style-name="P4">
The Security Service urges Ukrainian media representatives to critically treat such "sensational" information.</text:p>
      <text:p text:style-name="P4">
News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The coordination headquarters delegation exchanged experience with US experts</text:span>
</text:h>
      <text:p text:style-name="P4">
Author: ['АРМІЯINFORM']</text:p>
      <text:p text:style-name="P4">
Time: 2023-06-15T56:00:00-04:00</text:p>
      <text:p text:style-name="P4">
Description: PID Hour Zustychi representer of the Coordinatial Headquarters of the Roboti presentation of Robot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3-5.jpg" text:style-name="Internet_20_link" text:visited-style-name="Visited_20_Internet_20_Link">
ksh3-5.jpg</text:a>
']</text:p>
      <text:p text:style-name="P4">
Tags: ['КООРДИНАЦІЙНИЙ ШТАБ З ПИТАНЬ ПОВОДЖЕННЯ З ВІЙСЬКОВОПОЛОНЕНИМИ', 'ПСИХОЛОГІЧНА ПІДТРИМКА']</text:p>
      <text:p text:style-name="P4">
Category: News</text:p>
      <!--METADATA-->
      <text:p text:style-name="P4">
<draw:frame draw:style-name="fr1" draw:name="Image44" text:anchor-type="as-char" svg:width="6.9236in" svg:height="4.823441in" draw:z-index="0">
<draw:image xlink:href="../Images/AРМІЯINFORM/2023-06-15T56-00-00-04-00/ksh3-5.jpg" xlink:type="simple" xlink:show="embed" xlink:actuate="onLoad" draw:mime-type="image/jpeg"/>
</draw:frame>
During the meeting, a representative of the coordination staff conducted acquaintance with the structure of the structure, and the head of the Joint Center of the SBU showed the release of prisoners of war.</text:p>
      <text:p text:style-name="P4">
About it <text:a xlink:type="simple" xlink:href="https://t.me/Koord_shtab/1235" text:style-name="Internet_20_link" text:visited-style-name="Visited_20_Internet_20_Link">
reports</text:a>
Coordinating headquarters of inquiries for the treatment of prisoners of war.</text:p>
      <text:p text:style-name="P4">
Representatives of the coordination, the United SBU Center and the rehabilitation team, presented the existing order of work and highlighted current problems.</text:p>
      <text:p text:style-name="P4">
The representative of the Air Force presented the methodology of the disseminated survey, which gives the opportunity to systematize data, draw conclusions, learn lessons.</text:p>
      <text:p text:style-name="P4">
During the meeting, they also discussed important methods and practices of the work of Zaporizhia servants who have experienced captivity, as well as the stages of their reintegration.</text:p>
      <text:p text:style-name="P4">
Experts from the United States noted that it is very important and necessary for the training of each serviceman for survival in case of possible time in captivity. American experts got acquainted with the methods of work of Ukrainians with prisoners of war and recognized them as optimal in such quantities and available resources: material base and specialists, in particular prepared psychologists.</text:p>
      <text:p text:style-name="P4">
Important stages in working with defenders and defenders who have experiences were named at the meeting:</text:p>
      <ul>
        <li>
Obtaining important information about those who are still in captivity * work to ensure the psychological stability and sustainability of the released, * support of the fighting spirit of troops, nation and will to fight.</li>
      </ul>
      <text:p text:style-name="P4">
The main focus of the reintegration program is the restoration of physical tap psychological state starting from the first minutes after returning. In the United States, reintegration groups can conduct a serviceman with experience of Polonivida 24 hours to 5 years after his release.</text:p>
      <text:p text:style-name="P4">
Ukraine is currently introducing new training programs for staff. It is important that they are ready, because the release of captivity occurs regularly and the time will come when we release all the prisoners. So now you need to increase the professional team.</text:p>
      <text:p text:style-name="P4">
News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The Forum "Respect. Experience. Perspective ”, dedicated to dialogue on veterans reintegration</text:span>
</text:h>
      <text:p text:style-name="P4">
Author: ['АРМІЯINFORM']</text:p>
      <text:p text:style-name="P4">
Time: 2023-06-15T57:00:00-04:00</text:p>
      <text:p text:style-name="P4">
Description: Kiwi PID Hour Forum "GOUNT. Dosvid. Perspective ”, Yaki Vidbuvy 27 worms ... War with Ukraine 2022, War with Ukraine Latest news today, News War with Ukraine 2022 Last for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Tags: ['МІНВЕТЕРАНІВ', 'РЕІНТЕГРАЦІЯ ВЕТЕРАНІВ', 'ФОРУМ']</text:p>
      <text:p text:style-name="P4">
Category: News</text:p>
      <!--METADATA-->
      <text:p text:style-name="P4">
<draw:frame draw:style-name="fr1" draw:name="Image45" text:anchor-type="as-char" svg:width="6.9236in" svg:height="4.811902in" draw:z-index="0">
<draw:image xlink:href="../Images/AРМІЯINFORM/2023-06-15T57-00-00-04-00/zobrazhennya-whatsapp-data-2023-06-12-o-155220-1-e1686819876206.jpg" xlink:type="simple" xlink:show="embed" xlink:actuate="onLoad" draw:mime-type="image/jpeg"/>
</draw:frame>
In Kiev during the forum "Respect. Experience. Perspective ”, which will take place <text:span text:style-name="T4">
 June 27 at 13:00 </text:span>
 at the Media Center Ukraine - Ukrinform(Khmelnitsky, 8/16_), the participants will discuss the issues of diversion of veterans to civilian life.</text:p>
      <text:p text:style-name="P4">
About it <text:a xlink:type="simple" xlink:href="https://mva.gov.ua/ua/news/u-kiyevi-vidbudetsya-forum-povaga-dosvid-perspektiva-prisvyachenij-dialogu-pro-potrebi-veteraniv" text:style-name="Internet_20_link" text:visited-style-name="Visited_20_Internet_20_Link">
reports</text:a>
Ministry of Veterans of Ukraine.</text:p>
      <text:p text:style-name="P4">
Veterans and veterans, volunteers, officials, civil and business representatives, employers will gather to strengthen the dialogue with the Zheteran community about the opportunities for veterans on the path of their reintegration, education and employment.</text:p>
      <text:p text:style-name="P4">
“Changes for veterans are already needed. And they must be implemented at their time and listening to their needs. That is why we collect under one rocker and veterans themselves. We have to hear, work, implement. - Natalia Kalmykova sums up, executive reference book of the Ukrainian Veterans Fund of Ministry of Ministers.</text:p>
      <text:p text:style-name="P4">
The event will have three panels:</text:p>
      <ol>
        <li>
Veteran policy: calls of Ukraine; 2. retraining and education; 3. Employment.</li>
      </ol>
      <text:p text:style-name="P4">
Speakers of the first panel "<text:span text:style-name="T4">
 Veteran policy: calls of Ukraine </text:span>
"(13:00–14:30):</text:p>
      <text:p text:style-name="P4">
· Yulia Laputina - Minister of Veterans of Ukraine;</text:p>
      <text:p text:style-name="P4">
· Natalia Kalmykova - Executive Director of the Ukrainian Veterans Fund of Ministry of Education;</text:p>
      <text:p text:style-name="P4">
· Taras Chmut - Director of the Charitable Foundation "Come back alive", a member of the UVF supervisory board.</text:p>
      <text:p text:style-name="P4">
Moderator: Alexey Tarasov - editor -in -chief Radio NV.</text:p>
      <text:p text:style-name="P4">
Second panel speakers <text:span text:style-name="T4">
 "Passing and Education </text:span>
"(14:40–15:40):</text:p>
      <text:p text:style-name="P4">
· Ruslana Velichko - the first deputy executive director of the UFF;</text:p>
      <text:p text:style-name="P4">
· Roman Sheremet - Rector and Professor American University Kyiv;</text:p>
      <text:p text:style-name="P4">
· Roksolyana Voronovskaya-UCU-ONLINE Head;</text:p>
      <text:p text:style-name="P4">
· Tatiana Zhukova - WMGO "Social Vector";</text:p>
      <text:p text:style-name="P4">
· Svyatoslav Nikolaychuk - NGO Podilsky Agency for Development;</text:p>
      <text:p text:style-name="P4">
· Ilya Shpolyansky - a veteran, a movement of veterans of Ukraine.</text:p>
      <text:p text:style-name="P4">
Moderator: Marichka Padalko - Ukrainian TV presenter, host TSN</text:p>
      <text:p text:style-name="P4">
The speakers of the third panel "Employment"(16:00–17:30):</text:p>
      <text:p text:style-name="P4">
· Andriy Remizov - Director of State Institution "Office for Development of Entrepreneurship and Export";</text:p>
      <text:p text:style-name="P4">
· Tatiana manifest - a veteran's wife, a shoe shop owner;</text:p>
      <text:p text:style-name="P4">
· Victoria Shynkarenko - Veteranska, NGO "Regional Veterans Union of participants of Rivne region".Moderator: Vladislav Grezev - CEO lobby X, TEDXKYIV coordinator.</text:p>
      <text:p text:style-name="P4">
The participants will be spent by a special guest, as well as their stories of the path of dreams and its realization: veteran's wife Oksana Makarov, veterans Denis Dudnik, Vladimir Skogorenko and Taras Jacobchuk.</text:p>
      <text:p text:style-name="P4">
You can register by <text:a xlink:type="simple" xlink:href="https://docs.google.com/forms/d/e/1FAIpQLSfg20M_ysjWuST4dK6D7FBHwkdKCwnRY6Iewzp1OD5dHaGXIw/viewform" text:style-name="Internet_20_link" text:visited-style-name="Visited_20_Internet_20_Link">
link</text:a>
.</text:p>
      <text:p text:style-name="P4">
News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RF military refuses to fight and deliberately inflict physical harm</text:span>
</text:h>
      <text:p text:style-name="P4">
Author: ['АРМІЯINFORM']</text:p>
      <text:p text:style-name="P4">
Time: 2023-06-15T58:00:00-04:00</text:p>
      <text:p text:style-name="P4">
Description: Sereda Rosiyskiysky Service-Service-Novobrav, Yaki were fucked up to the front front of the fron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okupanty-plachut.jpg" text:style-name="Internet_20_link" text:visited-style-name="Visited_20_Internet_20_Link">
okupanty-plachut.jpg</text:a>
']</text:p>
      <text:p text:style-name="P4">
Tags: ['MILITARY MEDIA CENTER', 'ДУТА ВЕЛИЧ РОСАРМІЇ', 'ОЛЕКСІЙ ГРОМОВ']</text:p>
      <text:p text:style-name="P4">
Category: News</text:p>
      <!--METADATA-->
      <text:p text:style-name="P4">
<draw:frame draw:style-name="fr1" draw:name="Image46" text:anchor-type="as-char" svg:width="6.9236in" svg:height="4.424613in" draw:z-index="0">
<draw:image xlink:href="../Images/AРМІЯINFORM/2023-06-15T58-00-00-04-00/okupanty-plachut.jpg" xlink:type="simple" xlink:show="embed" xlink:actuate="onLoad" draw:mime-type="image/jpeg"/>
</draw:frame>
Illustrative photo</text:p>
      <text:p text:style-name="P4">
Among the Russian military personnel who came to the front of the front, there are panic moods because of the difference between the real affairs at the front and the information they receive from the Russian so-called media. The deputy chief of the Main Operational Administration of the General Staff of the Armed Forces of Ukraine Bragadny General Oleksigromov during a briefing at the Military Media Center.</text:p>
      <text:p text:style-name="P4">
-Among the occupiers who are stationed in the Bakhmut district are the conversation of conscious causing physical harm, such as mild wounds from the anti-personnel mines, with the hope of departure to medical institutions,-he said.</text:p>
      <text:p text:style-name="P4">
According to the brigade General Alexei Gromov, the servicemen of one of the enemy's posts in the same direction complain that "every second" in the precarious manner try to go to the assault units, but by the guilty of a large number of refusals to the "assault" can be published more than 5 persons. mouth.</text:p>
      <text:p text:style-name="P4">
News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The Ministry of Defense has completed the second stage of military research tests of summer field form for women</text:span>
</text:h>
      <text:p text:style-name="P4">
Author: ['АРМІЯINFORM']</text:p>
      <text:p text:style-name="P4">
Time: 2023-06-15T59:00:00-04:00</text:p>
      <text:p text:style-name="P4">
Description: About the PID Hour Bryfinds representing the forces of the nonsense of the defense of Ukrainian Skhodo operational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9/img_0475.jpg" text:style-name="Internet_20_link" text:visited-style-name="Visited_20_Internet_20_Link">
img_0475.jpg</text:a>
']</text:p>
      <text:p text:style-name="P4">
Tags: ['MILITARY MEDIA CENTER', 'ВТОРГНЕННЯ РФ', 'ГАННА МАЛЯР', 'МІНОБОРОНИ', 'РЕЧОВЕ ЗАБЕЗПЕЧЕННЯ']</text:p>
      <text:p text:style-name="P4">
Category: News</text:p>
      <!--METADATA-->
      <text:p text:style-name="P4">
<draw:frame draw:style-name="fr1" draw:name="Image47" text:anchor-type="as-char" svg:width="6.9236in" svg:height="4.615733in" draw:z-index="0">
<draw:image xlink:href="../Images/AРМІЯINFORM/2023-06-15T59-00-00-04-00/img_0475.jpg" xlink:type="simple" xlink:show="embed" xlink:actuate="onLoad" draw:mime-type="image/jpeg"/>
</draw:frame>
Illustrative photo</text:p>
      <text:p text:style-name="P4">
This was reported by Deputy Ministers of Ukraine, Anna Malyar, told this during a briefing of representatives of the security and defense forces of Ukraine on the front of the Russian-Ukrainian War and Security in Ukraine at the Military Media Center.</text:p>
      <ul>
        <li>
The main goal of the Ministry of Defense remains unchanged - to be the support of the days of the Armed Forces. We are working on providing the Armed Forces with Ukrainian resources. Over the last period, the Ministry of Defense has supplied four models of modular vests and four models of Sholomovboy. The procedure of purchasing them through the ProZorro system was performed. We are preparing contracting. In addition, work is currently underway to set up women's bulletproof vests, bulletproof vests with positive buoyancy of the tables of lightweight. We are interested in maximizing the expansion of carrots and suppliers of these personal protective equipment for our military, - said Anna Malyar.</li>
      </ul>
      <text:p text:style-name="P4">
Currently, the Ministry of Defense units with the participation of volunteer organizations are operating in the introduction of a summer field and underwear costume for women servicemen.</text:p>
      <text:p text:style-name="P4">
-at the final stage-the development of appropriate regulatory and technical documentation for underwear. Regarding the summer field costume for women, the second stage of military research tests has been completed. Our specialists operate and take into account the comments and proposals of our servicemen who directly carried out this experimental exploitation, - said Hannamal.</text:p>
      <text:p text:style-name="P4">
News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The water level in the Dnieper at the Kherson mark decreased by more than 3.5 meters</text:span>
</text:h>
      <text:p text:style-name="P4">
Author: ['АРМІЯINFORM']</text:p>
      <text:p text:style-name="P4">
Time: 2023-06-15T60:00:00-04:00</text:p>
      <text:p text:style-name="P4">
Description: Shchogodini RIVEN DAY 2-5 cm. So, the back of 15 worms for the Obtyn Godin ... War with Ukraine 2022, War with Ukraine Latest news today, News War with Ukraine 2022 Last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kam-sich-1024x768-1-e1686832306914.jpg" text:style-name="Internet_20_link" text:visited-style-name="Visited_20_Internet_20_Link">
kam-sich-1024x768-1-e1686832306914.jpg</text:a>
']</text:p>
      <text:p text:style-name="P4">
Tags: ['КАХОВСЬКА ГЕС']</text:p>
      <text:p text:style-name="P4">
Category: News</text:p>
      <!--METADATA-->
      <text:p text:style-name="P4">
<draw:frame draw:style-name="fr1" draw:name="Image48" text:anchor-type="as-char" svg:width="6.9236in" svg:height="3.975661in" draw:z-index="0">
<draw:image xlink:href="../Images/AРМІЯINFORM/2023-06-15T60-00-00-04-00/kam-sich-1024x768-1-e1686832306914.jpg" xlink:type="simple" xlink:show="embed" xlink:actuate="onLoad" draw:mime-type="image/jpeg"/>
</draw:frame>
Mill the coast at Kamyanskaya Sich NPP</text:p>
      <text:p text:style-name="P4">
Every hour the water level is reduced by 2-5 cm. Yes, as of June 15, the water level in the Dnieper at the Dnieper at Kherson decreased by more than 3.5 m.</text:p>
      <text:p text:style-name="P4">
About this <text:a xlink:type="simple" xlink:href="https://www.kmu.gov.ua/news/stanom-na-15-chervnia-riven-vody-u-dnipri-na-poznachtsi-kherson-znyzyvsia-na-ponad-35-m-i-stanovyt-maizhe-2-m" text:style-name="Internet_20_link" text:visited-style-name="Visited_20_Internet_20_Link">
informs</text:a>
Government portal.</text:p>
      <text:p text:style-name="P4">
In the area of the Natnodniprovsky Nature Park, the water gradually goes down. Currently, the level is less than 2 m. At the Kamyanska Sich National Park, the level decreased by more than 11 m.</text:p>
      <text:p text:style-name="P4">
Specialists of the State Environmental Inspectorate, State Agency and Mobile Laboratories, in places where possible, permanently monitors the quality and fix losses of the environment due to Russia's terrorist attack on Kakhovskaya HEP. We will just be prepared about the results of the next check.</text:p>
      <text:p text:style-name="P4">
News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The Russian army in May recruited 460 prisoners - Alexei Gromov</text:span>
</text:h>
      <text:p text:style-name="P4">
Author: ['АРМІЯINFORM']</text:p>
      <text:p text:style-name="P4">
Time: 2023-06-15T61:00:00-04:00</text:p>
      <text:p text:style-name="P4">
Description: Suppresses of the Kremlin is traditional to be traditional to Virishiti for Rahunok Verbuv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74931.jpg" text:style-name="Internet_20_link" text:visited-style-name="Visited_20_Internet_20_Link">
74931.jpg</text:a>
']</text:p>
      <text:p text:style-name="P4">
Tags: ['MILITARY MEDIA CENTER', 'ОЛЕКСІЙ ГРОМОВ']</text:p>
      <text:p text:style-name="P4">
Category: News</text:p>
      <!--METADATA-->
      <text:p text:style-name="P4">
<draw:frame draw:style-name="fr1" draw:name="Image49" text:anchor-type="as-char" svg:width="6.9236in" svg:height="4.395937in" draw:z-index="0">
<draw:image xlink:href="../Images/AРМІЯINFORM/2023-06-15T61-00-00-04-00/74931.jpg" xlink:type="simple" xlink:show="embed" xlink:actuate="onLoad" draw:mime-type="image/jpeg"/>
</draw:frame>
The Kremlin authorities have traditionally been trying to resolve replenishment of the loss of the Kremlin by considering the mercenaries from the prisoners. This was announced by the Deputy Chief of Operational Office of the General Staff of the Armed Forces of Ukraine Bryadny General Alexei Gromov during a briefing at the Military Media Center.</text:p>
      <text:p text:style-name="P4">
According to information, about 460 prisoners of Zatumen, Lipetsk and Smolensk regions, including citizens of other countries serving sentences in the Russian Federation, were recruited in May.</text:p>
      <text:p text:style-name="P4">
According to Alexei Gromov, in case of refusal to the convicted person, the criminal case is threatened under the article "Disorganization of the activity of the institution".</text:p>
      <text:p text:style-name="P4">
"At the same time, the FSB staff prove the administration of prisons oral instructions to attach a set of special contingent to the Wagner PEC, conditioned by the relationship with the interaction with the departments of the Armed Forces at the Front," he said.</text:p>
      <text:p text:style-name="P4">
News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In Kherson and Odesa region, mines that have taken off after the blast of the Dams of the Kakhovka Hydro</text:span>
</text:h>
      <text:p text:style-name="P4">
Author: ['АРМІЯINFORM']</text:p>
      <text:p text:style-name="P4">
Time: 2023-06-15T62:00:00-04:00</text:p>
      <text:p text:style-name="P4">
Description: In the Khersonskiye, the dressing regions of the Group of the Group Dyleno, the Kinologiy Rozrakhunki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nt_0173-1-scaled.jpg" text:style-name="Internet_20_link" text:visited-style-name="Visited_20_Internet_20_Link">
ant_0173-1-scaled.jpg</text:a>
']</text:p>
      <text:p text:style-name="P4">
Tags: ['MILITARY MEDIA CENTER', 'РУСЛАН БЕРЕГУЛЯ']</text:p>
      <text:p text:style-name="P4">
Category: News</text:p>
      <!--METADATA-->
      <text:p text:style-name="P4">
<draw:frame draw:style-name="fr1" draw:name="Image50" text:anchor-type="as-char" svg:width="6.9236in" svg:height="4.615733in" draw:z-index="0">
<draw:image xlink:href="../Images/AРМІЯINFORM/2023-06-15T62-00-00-04-00/ant_0173-1-scaled.jpg" xlink:type="simple" xlink:show="embed" xlink:actuate="onLoad" draw:mime-type="image/jpeg"/>
</draw:frame>
In the Kherson and Odessa regions of the mine activity group and cinema calculations, the mines that have been made by the current after the blasting of the Greblykakhov Hydroelectric Power Plant are neutralized. This was reported during a briefing at the Military Media Center by Colonelslan Beregulus.</text:p>
      <ul>
        <li>
Minna danger is the possible flooding of replaced areas of the areas of immigrants that have remained not surveyed and not identified. It is also possible to detach anchor annual mines of the Yarm type, which can be detonated both when collided with the shore and in contact with a vessel or when trying to remove it, - said Ruslan Beregul.</li>
      </ul>
      <text:p text:style-name="P4">
According to him, the priority for the priority of the examination for the absence of such and other mines accounts for the neighborhood of the island located in the Kherson ship, where up to 6,000 people lived before flooding. There is also a thrill of mine-explosive devices on the coastal sections of the Black Sea coast.</text:p>
      <text:p text:style-name="P4">
Groups from explosive subjects from the Armed Forces from the Armed Forces, DSST, SEST, NSU, NSU, including cinematic calculations were involved in carrying out works on the demining of objects and cleaning the territory after the flooding of the Kakhovsk hydroelectric power station of the Khokhovsky Hydroelectric Power. As a result of raising raising, about 1.5 km of roads and about five hectares of territories were examined. Pyrotechnical groups were neutralized by six sea mines, which were removed due to the undermining of the Kakhovka Hydroelectric Power Dam.</text:p>
      <text:p text:style-name="P4">
News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MoU returned an illegally removed property complex of nearly 8,000 square meters - Anna Malyar</text:span>
</text:h>
      <text:p text:style-name="P4">
Author: ['АРМІЯINFORM']</text:p>
      <text:p text:style-name="P4">
Time: 2023-06-15T63:00:00-04:00</text:p>
      <text:p text:style-name="P4">
Description: About the PID Hour Bryfinds represented the forces of the nonsense of the defense of Ukraine in Military Med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023-06-15_131212-e1686823959789.jpg" text:style-name="Internet_20_link" text:visited-style-name="Visited_20_Internet_20_Link">
2023-06-15_131212-e1686823959789.jpg</text:a>
']</text:p>
      <text:p text:style-name="P4">
Tags: ['MILITARY MEDIA CENTER', 'ГАННА МАЛЯР']</text:p>
      <text:p text:style-name="P4">
Category: News</text:p>
      <!--METADATA-->
      <text:p text:style-name="P4">
<draw:frame draw:style-name="fr1" draw:name="Image51" text:anchor-type="as-char" svg:width="6.9236in" svg:height="4.598424in" draw:z-index="0">
<draw:image xlink:href="../Images/AРМІЯINFORM/2023-06-15T63-00-00-04-00/2023-06-15_131212-e1686823959789.jpg" xlink:type="simple" xlink:show="embed" xlink:actuate="onLoad" draw:mime-type="image/jpeg"/>
</draw:frame>
The Deputy Minister of Defense of Ukraine Anna Malyar said this during a briefing of representatives of the Security and Defense Forces of Ukraine VMILITARY Media Center.</text:p>
      <text:p text:style-name="P4">
The Ministry of Defense units, in addition to the front on the battlefield, also hold the Juridian Front and defend the rights and legitimate interests of the MOU.</text:p>
      <ul>
        <li>
Our legal service managed to return the property complex of nearly 8 thousand square meters, which was illegally removed from the management of the border department during the previous years. The court decided to return the property complex for illegal ownership in favor of the state in the person of the Ministry of Defense of Ukraine. The protection of rights and legitimate interests is ongoing, - said Hannamal.</li>
      </ul>
      <text:p text:style-name="P4">
News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The FSB agent who "cited" the Russian C-300 on the leading positions of defense forces under Bakhmut was detained</text:span>
</text:h>
      <text:p text:style-name="P4">
Author: ['АРМІЯINFORM']</text:p>
      <text:p text:style-name="P4">
Time: 2023-06-15T64:00:00-04:00</text:p>
      <text:p text:style-name="P4">
Description: PID Hour of the counter -personnel Zakhodin on the Donechchini Vikrit Rosiyki agent, having transmitt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avantazhennya-1.jpg" text:style-name="Internet_20_link" text:visited-style-name="Visited_20_Internet_20_Link">
zavantazhennya-1.jpg</text:a>
']</text:p>
      <text:p text:style-name="P4">
Tags: ['АГЕНТ ФСБ', 'АГРЕСІЯ РФ', 'ВТОРГНЕННЯ РФ', 'СБУ']</text:p>
      <text:p text:style-name="P4">
Category: News</text:p>
      <!--METADATA-->
      <text:p text:style-name="P4">
<draw:frame draw:style-name="fr1" draw:name="Image52" text:anchor-type="as-char" svg:width="6.9236in" svg:height="5.098523in" draw:z-index="0">
<draw:image xlink:href="../Images/AРМІЯINFORM/2023-06-15T64-00-00-04-00/zavantazhennya-1.jpg" xlink:type="simple" xlink:show="embed" xlink:actuate="onLoad" draw:mime-type="image/jpeg"/>
</draw:frame>
During counter -pride -acting events, a Russian agent was exposed in Donetsk region, who transferred to the FSB location of combat positions and routes of moving the leading units of Ukrainian troops in the Bakhmut area.</text:p>
      <text:p text:style-name="P4">
About it <text:a xlink:type="simple" xlink:href="https://ssu.gov.ua/novyny/sbu-zatrymala-ahenta-fsb-yakyi-navodyv-rosiiski-s300-na-peredovi-pozytsii-ukrainskykh-viisk-pid-bakhmutom" text:style-name="Internet_20_link" text:visited-style-name="Visited_20_Internet_20_Link">
reports</text:a>
Security Service of Ukraine.</text:p>
      <text:p text:style-name="P4">
Most of the enemy was interested in the directions of the movement of foreign military equipment of the Armed Forces, which is azadian in counter -offensive operations of Ukrainian troops. The intelligence was the invaders for the implementation of massive strikes from Russian-s-racing complexes C-300 in the areas of concentration of units of the Armed Forces of Ukraine.</text:p>
      <text:p text:style-name="P4">
The person involved was detained during his hostile task. The delayed mobile phone with the electronic cards prepared for "shipment", where he marked the coordinates of the Armed Forces.</text:p>
      <text:p text:style-name="P4">
According to the investigation, the detainee was the resident of Konstantinovka of Donetsk region. At the end of May 2022, he was remotely recruited by the FSB staffer through the forbidden social network "Classmates".</text:p>
      <text:p text:style-name="P4">
At the instructions of the Russian intelligence service, their agent personally bypassed the terrain and the places of base or movement of defense forces near the line of collision.</text:p>
      <text:p text:style-name="P4">
The collected information sent to the FSB under the fictional name through the messenger "Telegrams".</text:p>
      <text:p text:style-name="P4">
On the basis of the evidence -assembled base, the attacker was informed of the suspicion of a subtrade, committed in the state of martial law. He is currently underway. The attacker is threatened with life imprisonment.</text:p>
      <text:p text:style-name="P4">
News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During the rescue operation, the National Guards evacuated more than 500 people - Mykola Urshalovich</text:span>
</text:h>
      <text:p text:style-name="P4">
Author: ['АРМІЯINFORM']</text:p>
      <text:p text:style-name="P4">
Time: 2023-06-15T65:00:00-04:00</text:p>
      <text:p text:style-name="P4">
Description: Particularly warehouse of the National Guard of Ukraine at the same mutual assassi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1/c28.jpg" text:style-name="Internet_20_link" text:visited-style-name="Visited_20_Internet_20_Link">
c28.jpg</text:a>
']</text:p>
      <text:p text:style-name="P4">
Tags: ['MILITARY MEDIA CENTER', 'МИКОЛА УРШАЛОВИЧ', 'НАЦГВАРДІЯ']</text:p>
      <text:p text:style-name="P4">
Category: News</text:p>
      <!--METADATA-->
      <text:p text:style-name="P4">
<draw:frame draw:style-name="fr1" draw:name="Image53" text:anchor-type="as-char" svg:width="6.9236in" svg:height="3.704126in" draw:z-index="0">
<draw:image xlink:href="../Images/AРМІЯINFORM/2023-06-15T65-00-00-04-00/c28.jpg" xlink:type="simple" xlink:show="embed" xlink:actuate="onLoad" draw:mime-type="image/jpeg"/>
</draw:frame>
The staff of the National Guard of Ukraine in close cooperation with other units of the Ministry of Internal Affairs system, especially the State Emergency Service, continues to ensure evacuation of the victims who have fallen in a water trap after the Kakhovsky Hydroelectric Power Plant.</text:p>
      <text:p text:style-name="P4">
About this during a briefing in Military Media Center <text:a xlink:type="simple" xlink:href="https://www.youtube.com/watch" text:style-name="Internet_20_link" text:visited-style-name="Visited_20_Internet_20_Link">
reported</text:a>
Colonel Mykola Urshalovych, Deputy Director of Planning for the Application of the Main Directorate of the National Guard.</text:p>
      <ul>
        <li>
During the rescue operation, the National Guards evacuated more than 500 people, including three children, provided food and water with 56 inhabitants, and 23 animals. In addition to evacuation, the National Guards provide duded and medical assistance to the victims of citizens, - said Mykolaurshalovich.</li>
      </ul>
      <text:p text:style-name="P4">
News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It is necessary to create a mechanism that will protect humanity from nuclear blackmail - Alexey Danilov</text:span>
</text:h>
      <text:p text:style-name="P4">
Author: ['АРМІЯINFORM']</text:p>
      <text:p text:style-name="P4">
Time: 2023-06-15T66:00:00-04:00</text:p>
      <text:p text:style-name="P4">
Description: Ukrainian, stand up to the position of an inconsistent with be a nuclear blackmail. The war with Ukraine 2022, the war with Ukraine is the latest news today, the war with Ukraine,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АГРЕСІЯ РФ', 'ВТОРГНЕННЯ РФ', 'ОЛЕКСІЙ ДАНІЛОВ', 'СЕКРЕТАР РНБО УКРАЇНИ', 'ЯДЕРНИЙ ШАНТАЖ']</text:p>
      <text:p text:style-name="P4">
Category: News</text:p>
      <!--METADATA-->
      <text:p text:style-name="P4">
<draw:frame draw:style-name="fr1" draw:name="Image54" text:anchor-type="as-char" svg:width="6.9236in" svg:height="4.330592in" draw:z-index="0">
<draw:image xlink:href="../Images/AРМІЯINFORM/2023-06-15T66-00-00-04-00/4e613a013471eaae1b3aad63a09477f8.jpeg" xlink:type="simple" xlink:show="embed" xlink:actuate="onLoad" draw:mime-type="image/jpeg"/>
</draw:frame>
Alexei Danilov</text:p>
      <text:p text:style-name="P4">
Ukraine should stand in the position of rejection of any nuclear blackmail. This <text:a xlink:type="simple" xlink:href="https://www.facebook.com/danilov.oleksiy/posts/pfbid0CnPRp4XEt3t9UVaNdzSxpZxye8WfPqi48Cn2P6SdnjmrhdYrwzFjfVcWee3vGVdLl" text:style-name="Internet_20_link" text:visited-style-name="Visited_20_Internet_20_Link">
emphasized</text:a>
Secretary of the National Security and Defense Council of Ukraine Alexey Danilov.</text:p>
      <text:p text:style-name="P4">
He noted the increased mention of the threat of nuclear war and called the "manipulative" formulation of the question of the threat of Putin's use of nuclear weapons.</text:p>
      <text:p text:style-name="P4">
“The thesis that, in my opinion, will now actively move to the Kremlin(Yunovorskaya key to the fundamental Western Phobias)that the presence of a nuclear bomb should automatically exclude the resistance of a country that has no such weapons. The country is the object of an attack of a nuclear state, if you go proposed by logic, provokes the threat of nuclear apocalypse. And in such a sequence the object of condemnation becomes not the aggressor, but the victim</text:p>
      <text:p text:style-name="P4">
We want to tell us: give up and do not resist? We do not need your freedom, we need our comfort and safety? This opinion will be tried to form in the world to refuse to support Ukraine, which by its actions, it turns out, "provokes" Russia ", - said Alexei Danilov.</text:p>
      <text:p text:style-name="P4">
According to the NSDC Secretary, in order for this false and deceptive logic not to become, we must not tired firmly and consistently in the position of not receiving any nuclear blackmail.</text:p>
      <text:p text:style-name="P4">
"We are not afraid of the so -called" second army of the world "nor the first in size of existing Russia, nor Putin's bunker rats and his nuclear bunk. Let us only be one - to lose freedom and in the struggle for it we will go to the end, ”he added.</text:p>
      <text:p text:style-name="P4">
The problem of the Kremlin's nuclear madness, Oleksiy Danilov, is a non -violent exclusively Ukraine, it is the problem of the world.</text:p>
      <text:p text:style-name="P4">
“The world has long watched and if it did not knowingly help, then it did not interfere with the growth of the Russian monster. It was when Ukraine was forced to pass the second largest arsenal to the Russian nuclear arsenal, to equip the Russian Army Army with our winged rockets, when the world was a donor of modern technologies, a buyer of oil and gas, which became the basis for the financing of construction. When the international elites were corrupted and the Russian oligarchy was opened.</text:p>
      <text:p text:style-name="P4">
News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The enemy hopes to stop the Ukrainian counter -offensive, but in vain - Natalia Humeniuk.</text:span>
</text:h>
      <text:p text:style-name="P4">
Author: ['Олексій Тригуб']</text:p>
      <text:p text:style-name="P4">
Time: 2023-06-15T67:00:00-04:00</text:p>
      <text:p text:style-name="P4">
Description: Kosumentychi has a direct Efirphone “єini novel” misses that drone attack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01-6.jpg" text:style-name="Internet_20_link" text:visited-style-name="Visited_20_Internet_20_Link">
01-6.jpg</text:a>
']</text:p>
      <text:p text:style-name="P4">
Tags: ['НАТАЛІЯ ГУМЕНЮК']</text:p>
      <text:p text:style-name="P4">
Category: News</text:p>
      <!--METADATA-->
      <text:p text:style-name="P4">
<draw:frame draw:style-name="fr1" draw:name="Image55" text:anchor-type="as-char" svg:width="6.9236in" svg:height="4.845976in" draw:z-index="0">
<draw:image xlink:href="../Images/AРМІЯINFORM/2023-06-15T67-00-00-04-00/01-6.jpg" xlink:type="simple" xlink:show="embed" xlink:actuate="onLoad" draw:mime-type="image/jpeg"/>
</draw:frame>
Commenting on a live broadcast <text:a xlink:type="simple" xlink:href="https://www.youtube.com/watch" text:style-name="Internet_20_link" text:visited-style-name="Visited_20_Internet_20_Link">
Telernorphone</text:a>
The "only news" rocket strokes and drone attacks of the Muscovites of the last day, the chief coordinating press center of defense forces of southern Ukraine, Captain 1 RUNGA Natalia Humeniuk explained the enemy's air activity to try to stop the enemy in this way to stop the inadvertent.</text:p>
      <ul>
        <li>
The enemy feels the pressure of the Defense Forces of Ukraine and, accordingly, tries to relieve it and makes it painful, as he believes, the blows into our rear, where, as it is so, our additional forces and reserves are located, - says Natalia Gumeniuk.</li>
      </ul>
      <text:p text:style-name="P4">
This is the cause of the enemy's air strikes in the Dnipropetrovsk, Odessa Tamikolaev regions, the head of the united coordination of the forces of defense of southern Ukraine. Attacking the rear, they try to relieve us, deprive us of the opportunity to attack, and at the same time - to distract the consolidation of the population. But it is not possible for the enemy, because, first, it involves not on the reserves of defense forces, but on civilian objects, reaching the opposite effect-even greater hatred of Ukrainians as a whole and defenders of Ukraine, in particular to everything related to the country of- aggressor, and even greater in the counter -offensive.</text:p>
      <text:p text:style-name="P4">
News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There were no cases of infectious diseases - Ruslan Beregul on the consequences</text:span>
</text:h>
      <text:p text:style-name="P4">
Author: ['Євгеній Романов']</text:p>
      <text:p text:style-name="P4">
Time: 2023-06-15T68:00:00-04:00</text:p>
      <text:p text:style-name="P4">
Description: PISLAL PIDRIVA KAKHOVSKO GES BBULED PIDTOPLENNA COULE COULDSISHS, BULL was flooded with ... war with Ukraine 2022, War with Ukraine Latest news today, News War with Ukraine 2022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MILITARY MEDIA CENTER', 'ВТОРГНЕННЯ РФ', 'КАХОВСЬКА ГЕС', 'КИШКОВІ ІНФЕКЦІЇ', 'РУСЛАН БЕРЕГУЛЯ']</text:p>
      <text:p text:style-name="P4">
Category: News</text:p>
      <!--METADATA-->
      <text:p text:style-name="P4">
<draw:frame draw:style-name="fr1" draw:name="Image56" text:anchor-type="as-char" svg:width="6.9236in" svg:height="4.622144in" draw:z-index="0">
<draw:image xlink:href="../Images/AРМІЯINFORM/2023-06-15T68-00-00-04-00/303ec098-933f-4741-85d8-f883a75615cd.jpg" xlink:type="simple" xlink:show="embed" xlink:actuate="onLoad" draw:mime-type="image/jpeg"/>
</draw:frame>
Illustrative photo</text:p>
      <text:p text:style-name="P4">
After the Kakhovka hydroelectric power station, there were flooding of two cemeteries, five sewage pumping stations were dropped, but at the current time of infectious diseases associated with flooding, no flood was detected. Protess was reported by the Head of the Department of Environmental Safety and Mine Activities Colonel Ruslan Beregul during <text:a xlink:type="simple" xlink:href="https://armyinform.com.ua/2023/06/15/bryfing-predstavnykiv-syl-bezpeky-ta-oborony-ukrayiny-u-military-media-center-5/" text:style-name="Internet_20_link" text:visited-style-name="Visited_20_Internet_20_Link">
briefing</text:a>
In Military Mediacenter.</text:p>
      <text:p text:style-name="P4">
According to him, at the time of the peak of flooding, 612 -square kilometers of the territory were flooded, almost 560 square kilometers of Kherson region, and almost 60 square kilometers of the Nikolaev region were flooded.</text:p>
      <text:p text:style-name="P4">
Almost 1200 hectares of land was flooded in the territories of Ukraine.</text:p>
      <text:p text:style-name="P4">
The flooding of the places and enterprises that will be additional threats, the entry of liquid household waste into the water and the ground from the cector homes of the private sector were found.</text:p>
      <text:p text:style-name="P4">
There was a threat of flooding of two cattle motters that contain pathogens of siber ulcer, which can complicate the epidemic taepizootic situation(Left Bank: p. Cossacks Lageri, with. Podpne Oleshkiv district).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News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Manipulations with water levels in the Kakhovsky reservoir Russians began in October last year - Ruslan Beregul</text:span>
</text:h>
      <text:p text:style-name="P4">
Author: ['АРМІЯINFORM']</text:p>
      <text:p text:style-name="P4">
Time: 2023-06-15T69:00:00-04:00</text:p>
      <text:p text:style-name="P4">
Description: About the PID Hour Briffing at the Military Media Center, the head of the management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nt_0173-scaled.jpg" text:style-name="Internet_20_link" text:visited-style-name="Visited_20_Internet_20_Link">
ant_0173-scaled.jpg</text:a>
']</text:p>
      <text:p text:style-name="P4">
Tags: ['MILITARY MEDIA CENTER', 'КАХОВСЬКА ГЕС', 'РУСЛАН БЕРЕГУЛЯ']</text:p>
      <text:p text:style-name="P4">
Category: News</text:p>
      <!--METADATA-->
      <text:p text:style-name="P4">
<draw:frame draw:style-name="fr1" draw:name="Image57" text:anchor-type="as-char" svg:width="6.9236in" svg:height="4.615733in" draw:z-index="0">
<draw:image xlink:href="../Images/AРМІЯINFORM/2023-06-15T69-00-00-04-00/ant_0173-scaled.jpg" xlink:type="simple" xlink:show="embed" xlink:actuate="onLoad" draw:mime-type="image/jpeg"/>
</draw:frame>
Colonel Ruslan Beregul, Head of Ecological Safety and Medarial Safety and Media Center, announced this during a briefing at Military Media Center.</text:p>
      <ul>
        <li>
The Russian occupation troops took the Kakhovsky Hydroelectric power plant under February 26, 2022, - recalled Ruslan Beregul. - Manipulations of water with water in the Kakhovka reservoir began in October after the occupation of the Right Bank of the Kherson region in order to influence the defense force at the mouth of the Dnieper, as well as the injection of the situation on nuclear security at the Zaporizhzhia NPP.</li>
      </ul>
      <text:p text:style-name="P4">
On May 21, 2023, two weeks before the undermining of the Kakhovka hydroelectric power station, the Russians were drawn to drain the Kakhovka reservoir and increased the volume of water in it is 17.6 meters in it.</text:p>
      <text:p text:style-name="P4">
In addition, the Head of the Department of Environmental Safety and Mine Activities, that on October 20 last year, President of Ukraine Vladimir Zelensky reported about the replacement of the Russians of the dams and units of the Kakhovka hydroelectric power station and the fact that the occupiers plan to carry out a terrorist act under a foreign flag.</text:p>
      <ul>
        <li>
International observation mission to Kakhovsk hydroelectric power station is needed. It is necessary to return the Ukrainian staff and to provide immediate and professional demining of aggregates and dams. Russia does this to arrange another operation with a front flag - to carry out a terrorist attack and accuse Ukraine. But we know what is true. We know that the territory is controlled by the occupiers and that they were already capable. They themselves will not stop. But we can stop them. We can stop the onset of catastrophic consequences. We can, and therefore - should!- <text:a xlink:type="simple" xlink:href="https://www.president.gov.ua/news/rosijskij-teror-maye-prograti-ukrayina-j-usya-yevropa-mayut-78613" text:style-name="Internet_20_link" text:visited-style-name="Visited_20_Internet_20_Link">
said</text:a>
Volodymyr Zelenskyy in his address to the European Council.</li>
      </ul>
      <text:p text:style-name="P4">
News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There are 44 settlements left in Kherson region</text:span>
</text:h>
      <text:p text:style-name="P4">
Author: ['АРМІЯINFORM']</text:p>
      <text:p text:style-name="P4">
Time: 2023-06-15T6:00:00-04:00</text:p>
      <text:p text:style-name="P4">
Description: The village on the wounds is 15 worms of Vnaslіdok Pіdriva Kakhovo Ges Rosieki Teroris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9214929-b3e85eccc6f7a14a28ba8a4496b21a5e.jpg" text:style-name="Internet_20_link" text:visited-style-name="Visited_20_Internet_20_Link">
b9214929-b3e85eccc6f7a14a28ba8a4496b21a5e.jpg</text:a>
']</text:p>
      <text:p text:style-name="P4">
Tags: ['КАХОВСЬКА ГЕС']</text:p>
      <text:p text:style-name="P4">
Category: News</text:p>
      <!--METADATA-->
      <text:p text:style-name="P4">
<draw:frame draw:style-name="fr1" draw:name="Image58" text:anchor-type="as-char" svg:width="6.9236in" svg:height="3.499428in" draw:z-index="0">
<draw:image xlink:href="../Images/AРМІЯINFORM/2023-06-15T6-00-00-04-00/b9214929-b3e85eccc6f7a14a28ba8a4496b21a5e.jpg" xlink:type="simple" xlink:show="embed" xlink:actuate="onLoad" draw:mime-type="image/jpeg"/>
</draw:frame>
As of the morning of June 15, 44 settlements remain flooded by Russian terrorists as a result of Kakhovskaya hydroelectric power plants, 27 of them - the right bank(1923 Houses). Вода знаходиться на позначці 2,04 м.</text:p>
      <text:p text:style-name="P4">
Про це <text:a xlink:type="simple" xlink:href="https://t.me/shtab_kakhovska_hes/765" text:style-name="Internet_20_link" text:visited-style-name="Visited_20_Internet_20_Link">
повідомляє</text:a>
Headquarters for the elimination of consequences of Kakhovskaya hydroelectric power station.</text:p>
      <text:p text:style-name="P4">
2782 persons evacuated from the Right Bank.</text:p>
      <text:p text:style-name="P4">
“From the first day of the catastrophe evacuation takes place under the fire of the Russian army yesterday(June 14)Terrorists again <text:a xlink:type="simple" xlink:href="https://t.me/shtab_kakhovska_hes/763" text:style-name="Internet_20_link" text:visited-style-name="Visited_20_Internet_20_Link">
attacked</text:a>
people. In Kherson, she was fired with volunteers. Two people are injured, ”the staff noted.</text:p>
      <text:p text:style-name="P4">
The work of 14 evacuation points was deployed. In the territories from which the respectively, stabilization and restoration work continue. The area of flooded farmland in the deocal areas decreased by 600 hectares.</text:p>
      <text:p text:style-name="P4">
From the beginning of the day, 21 thousand tons of water from 84 houses and cellars have been pumped out(In the beginning of the work, more than 37 thousand tons of 157 houses and cellars have been pumped out).</text:p>
      <text:p text:style-name="P4">
Випадків інфекційних захворювань не виявлено.</text:p>
      <text:p text:style-name="P4">
News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Currently, the enemy shows greater fire activity in the Limano-Kupyan direction-Sergey Cherevaty</text:span>
</text:h>
      <text:p text:style-name="P4">
Author: ['Олексій Тригуб']</text:p>
      <text:p text:style-name="P4">
Time: 2023-06-15T70:00:00-04:00</text:p>
      <text:p text:style-name="P4">
Description: PID Hour of direct inclusion at the telemarathon "єini novel" River is a screenshot ugrapan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НАЦІОНАЛЬНИЙ СПРОТИВ', 'ТЕЛЕМАРАФОН "ЄДИНІ НОВИНИ"']</text:p>
      <text:p text:style-name="P4">
Category: News</text:p>
      <!--METADATA-->
      <text:p text:style-name="P4">
<draw:frame draw:style-name="fr1" draw:name="Image59" text:anchor-type="as-char" svg:width="6.9236in" svg:height="4.61393in" draw:z-index="0">
<draw:image xlink:href="../Images/AРМІЯINFORM/2023-06-15T70-00-00-04-00/cherevatyj-2.jpg" xlink:type="simple" xlink:show="embed" xlink:actuate="onLoad" draw:mime-type="image/jpeg"/>
</draw:frame>
During direct inclusion in <text:a xlink:type="simple" xlink:href="https://www.youtube.com/watch" text:style-name="Internet_20_link" text:visited-style-name="Visited_20_Internet_20_Link">
Telelorphone</text:a>
The "only news" of the spokesman for the Eastern Group of the Armed Forces of Ukraine, Colonel Sergeychycheriev told about the situation in the east of Ukraine and, in particular, in the district of Missabahmut.</text:p>
      <text:p text:style-name="P4">
Yes, the officer reported that in the Bakhmut front of the front is currently underway.</text:p>
      <text:p text:style-name="P4">
-Remembering that over the past two weeks we used any opportunity to counter-attack, and released about 16 square kilometers of our territory, the enemy, despite a significant advantage in the personal staff of the tacitics, works very carefully,-says Colonel Sergey Cherevaty. —To, in the Bakhmut direction, there were only two combatants. The active efficiency was in terms of the use of artillery: 285 times struck the trunk with jet artillery. Made 3 aircraft. During the battles, 67 samples were destroyed, 110 were injured, 4 were captured.</text:p>
      <text:p text:style-name="P4">
In addition, according to the officer, the Ukrainian defenders destroyed the self -propeller, anti -tank rocket complex, as well as the modern stations of the Triad radio. Two hostile field warehouses with ammunition were destroyed. The enemy used artillery in the Limano-Kupyansk direction-here the enemy was fired at the position of our Vivsk from various artillery systems 502 times. Seven times the Russians tried to attack our positions on the front of the front, made 9 aircraft. However, all that was brought to the enemy of any benefit, because all hostile attacks were reflected - Ukrainian defenders do not give the Muscovites a chance to advance on this way or at least shake our defense. During the fighting, 31 the occupier was reduced, 62 were injured. Also, as a result of strokes on the positions, the Voicebulo set the complex of visual observation "Mur-M" was destroyed.</text:p>
      <text:p text:style-name="P4">
News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Ukraine does everything to be paid in full for terrible crimes of the Russian measure - Anna Malyar</text:span>
</text:h>
      <text:p text:style-name="P4">
Author: ['АРМІЯINFORM']</text:p>
      <text:p text:style-name="P4">
Time: 2023-06-15T71: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anna-malyar-1.jpg" text:style-name="Internet_20_link" text:visited-style-name="Visited_20_Internet_20_Link">
ganna-malyar-1.jpg</text:a>
']</text:p>
      <text:p text:style-name="P4">
Tags: ['MILITARY MEDIA CENTER', 'ВОЄННІ ЗЛОЧИНИ', 'ВТОРГНЕННЯ РФ', 'ГАННА МАЛЯР']</text:p>
      <text:p text:style-name="P4">
Category: News</text:p>
      <!--METADATA-->
      <text:p text:style-name="P4">
<draw:frame draw:style-name="fr1" draw:name="Image60" text:anchor-type="as-char" svg:width="6.9236in" svg:height="4.339965in" draw:z-index="0">
<draw:image xlink:href="../Images/AРМІЯINFORM/2023-06-15T71-00-00-04-00/ganna-malyar-1.jpg" xlink:type="simple" xlink:show="embed" xlink:actuate="onLoad" draw:mime-type="image/jpeg"/>
</draw:frame>
During a briefing of representatives of the Security and Defense Forces of Ukraine on Military Mediacenter, Deputy Minister of Defense of Ukraine Anna Malyar noted that Silioborons are releasing Ukrainian territories, but the state will not only rebuild, but will do everything for the crimes committed in the territory of Ukraine. .</text:p>
      <ul>
        <li>
We not only release the territory, but also create the conditions for their restoration and return life there. Ukraine does everything to be paid in full for the terrible crimes of the Russian Mir. For every tortured and executed person, for every time school and kindergarten, hospital, for the destruction of houses, Russia should present international criminal liability. 2023 - the year of retribution!Glory to all who frees Ukraine from the aggressor. Eternal memory of all the victims of Russian invaders, - said Anna Malyar.</li>
      </ul>
      <text:p text:style-name="P4">
News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Our military destroyed 20 Shahmed and Orlan-10</text:span>
</text:h>
      <text:p text:style-name="P4">
Author: ['АРМІЯINFORM']</text:p>
      <text:p text:style-name="P4">
Time: 2023-06-15T72:00:00-04:00</text:p>
      <text:p text:style-name="P4">
Description: Yak General Headquarters of the Zbroyni forces of Ukraine, Avіaatsia forces for the defense for Dob was searche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800_0_1672757266-4028.webp" text:style-name="Internet_20_link" text:visited-style-name="Visited_20_Internet_20_Link">
800_0_1672757266-4028.webp</text:a>
']</text:p>
      <text:p text:style-name="P4">
Tags: ['STOPRUSSIA', 'ВТОРГНЕННЯ РФ', 'ГШ ЗСУ', 'ОБОРОНА УКРАЇНИ', 'ХРОНІКА ОБОРОНИ']</text:p>
      <text:p text:style-name="P4">
Category: News</text:p>
      <!--METADATA-->
      <text:p text:style-name="P4">
<draw:frame draw:style-name="fr1" draw:name="Image61" text:anchor-type="as-char" svg:width="6.9236in" svg:height="4.612849in" draw:z-index="0">
<draw:image xlink:href="../ConvertedIMGs/AРМІЯINFORM/2023-06-15T72-00-00-04-00/800_0_1672757266-4028.png" xlink:type="simple" xlink:show="embed" xlink:actuate="onLoad" draw:mime-type="image/png"/>
</draw:frame>
Photo illustrative</text:p>
      <text:p text:style-name="P4">
<text:span text:style-name="T4">
 🔥 Situation on Russian invasion </text:span>
</text:p>
      <text:p text:style-name="P4">
As <text:a xlink:type="simple" xlink:href="https://www.facebook.com/GeneralStaff.ua/posts/pfbid0KsTL88z36u3wSbNdVNBFXqi17cdsyhiJoDvV7BegBjUQXBnX3FQoWNzJBndBZQLhl" text:style-name="Internet_20_link" text:visited-style-name="Visited_20_Internet_20_Link">
notes</text:a>
The General Staff of the Armed Forces of Ukraine, Aviation of Defense Forces for a day caused 13 Stravars in the areas of concentration of the enemy's personnel. Our defenders had destroyed 20 Iranian shock UAVs such as Shahd, as well as UAVs of the operative-tactical level "Orlan-10".</text:p>
      <text:p text:style-name="P4">
News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In the temporarily occupied territories of Ukraine, Russian troops are changing hydraulic structures</text:span>
</text:h>
      <text:p text:style-name="P4">
Author: ['АРМІЯINFORM']</text:p>
      <text:p text:style-name="P4">
Time: 2023-06-15T73:00:00-04:00</text:p>
      <text:p text:style-name="P4">
Description: About Tsdomiv, the chief of the management of the Ekologa Bezpeki of the Office of the DIYLOSTI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ahovska-damba.jpg" text:style-name="Internet_20_link" text:visited-style-name="Visited_20_Internet_20_Link">
kahovska-damba.jpg</text:a>
']</text:p>
      <text:p text:style-name="P4">
Tags: ['MILITARY MEDIA CENTER', 'КАХОВСЬКА ГЕС', 'РУСЛАН БЕРЕГУЛЯ']</text:p>
      <text:p text:style-name="P4">
Category: News</text:p>
      <!--METADATA-->
      <text:p text:style-name="P4">
<draw:frame draw:style-name="fr1" draw:name="Image62" text:anchor-type="as-char" svg:width="6.9236in" svg:height="3.894525in" draw:z-index="0">
<draw:image xlink:href="../Images/AРМІЯINFORM/2023-06-15T73-00-00-04-00/kahovska-damba.jpg" xlink:type="simple" xlink:show="embed" xlink:actuate="onLoad" draw:mime-type="image/jpeg"/>
</draw:frame>
This was reported by the Head of the Department of Environmental Safety and Mine Activities Colonel Ruslan Beregul during <text:a xlink:type="simple" xlink:href="https://armyinform.com.ua/2023/06/15/bryfing-predstavnykiv-syl-bezpeky-ta-oborony-ukrayiny-u-military-media-center-5/" text:style-name="Internet_20_link" text:visited-style-name="Visited_20_Internet_20_Link">
briefing</text:a>
In Military Mediacenter.</text:p>
      <ul>
        <li>
Russian troops have been changing the hydraulic structures of Vzapozhya, Donetsk and Kherson regions since May 2023, and began to flood the farm fields in order to create artificial obstacles to the forces of defense of Ukraine, - said Colonel Ruslan Beregul.</li>
      </ul>
      <text:p text:style-name="P4">
Read also:</text:p>
      <text:p text:style-name="P4">
<text:a xlink:type="simple" xlink:href="https://armyinform.com.ua/2023/06/15/manipulyacziyi-z-rivnem-vody-u-kahovskomu-vodoshovyshhi-rosiyany-rozpochaly-u-zhovtni-mynulogo-roku-ruslan-beregulya/" text:style-name="Internet_20_link" text:visited-style-name="Visited_20_Internet_20_Link">
Manipulations with water levels in the Kakhovka reservoir Russians began last year - Ruslanberegul</text:a>
In addition, the Head of the Department of Environmental Safety and Mine Activities proclaimed that due to the complete destruction of the Kakhovka hydroelectric power station, runoff from the Kakhovka reservoir is approximately 80 % of the total volume of water storage(The total volume of water is 18.18 km³)which will lead to serious ecological consequences.</text:p>
      <ul>
        <li>
As of June 12, 2023, the Kakhovka reservoir shaved 72 % of the tact loss of about 14.395 km³ of water, - he added.</li>
      </ul>
      <text:p text:style-name="P4">
News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Granite Kombrig: "To protect Ukraine from rocket terror, we need much more modern SCRs"</text:span>
</text:h>
      <text:p text:style-name="P4">
Author: ['АРМІЯINFORM']</text:p>
      <text:p text:style-name="P4">
Time: 2023-06-15T74:00:00-04:00</text:p>
      <text:p text:style-name="P4">
Description: Sergiy Yaremenko explaining to the INTERVED Correspondent ArmiainForm, ShO Sama “Patriot” є one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2-57.jpg" text:style-name="Internet_20_link" text:visited-style-name="Visited_20_Internet_20_Link">
2-57.jpg</text:a>
']</text:p>
      <text:p text:style-name="P4">
Tags: ['STOPRUSSIA', 'АГРЕСІЯ РФ', 'ВІЙНА', 'ВТОРГНЕННЯ РФ', 'КИНДЖАЛ']</text:p>
      <text:p text:style-name="P4">
Category: News</text:p>
      <!--METADATA-->
      <text:p text:style-name="P4">
<draw:frame draw:style-name="fr1" draw:name="Image63" text:anchor-type="as-char" svg:width="6.9236in" svg:height="4.615733in" draw:z-index="0">
<draw:image xlink:href="../Images/AРМІЯINFORM/2023-06-15T74-00-00-04-00/2-57.jpg" xlink:type="simple" xlink:show="embed" xlink:actuate="onLoad" draw:mime-type="image/jpeg"/>
</draw:frame>
Sergey Yaremenko explained in <text:a xlink:type="simple" xlink:href="https://armyinform.com.ua/2023/06/15/kombryg-granit-nihto-u-sviti-ne-buv-peven-shho-kyndzhal-mozhlyvo-znyshhyty-a-my-dovely-cze-na-praktyczi/" text:style-name="Internet_20_link" text:visited-style-name="Visited_20_Internet_20_Link">
interview</text:a>
The correspondent of the Armyinform that Patriot is one of the most perfect air defense complexes. However, it is obvious that he cannot work on his own. To protect Ukraine requires a sufficient amount of SAC of different types, both small and medium range, which will cover the objects in a single air defense system.</text:p>
      <ul>
        <li>
That is, now the main problem in quantity, which is determined on the basis of the translation of important state objects that need cover. It is clear that we will not be able to quit the whole country in any case. Even Americans have closed expedited state sites, troops, training bases. The Ukrainian Ukraine has been closed except for Israel, thanks to modern technologies, a tweezing small area. We have a different situation. At the same time, there are no problems with the integration of complexes into the overall air defense system of Ukraine in general. We went through this stage after obtaining Iris-T, Crotale, NASAMS complexes ... Now we integrate at least an Indian complex and begin to consolidate. Our connectors do really incredible things - integrated the waxing system of information processing data that comes from radars of Western systems ...</li>
      </ul>
      <text:p text:style-name="P4">
News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NSU sappers joined in search</text:span>
</text:h>
      <text:p text:style-name="P4">
Author: ['АРМІЯINFORM']</text:p>
      <text:p text:style-name="P4">
Time: 2023-06-15T75:00:00-04:00</text:p>
      <text:p text:style-name="P4">
Description: Minoi Tizhnya, INZHENERNI, PIDRODILIAL WISHARDISALY OF WASH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msg1022585055-186102.jpg" text:style-name="Internet_20_link" text:visited-style-name="Visited_20_Internet_20_Link">
msg1022585055-186102.jpg</text:a>
']</text:p>
      <text:p text:style-name="P4">
Tags: ['МИКОЛА УРШАЛОВИЧ']</text:p>
      <text:p text:style-name="P4">
Category: News</text:p>
      <!--METADATA-->
      <text:p text:style-name="P4">
<draw:frame draw:style-name="fr1" draw:name="Image64" text:anchor-type="as-char" svg:width="6.9236in" svg:height="4.569576in" draw:z-index="0">
<draw:image xlink:href="../Images/AРМІЯINFORM/2023-06-15T75-00-00-04-00/msg1022585055-186102.jpg" xlink:type="simple" xlink:show="embed" xlink:actuate="onLoad" draw:mime-type="image/jpeg"/>
</draw:frame>
Last week, the engineering units of the National Guard of Ukraine continued to change agricultural territories in the Kherson and Sumy regions. They surveyed about 1640 gambles and neutralized 75 explosive objects.</text:p>
      <text:p text:style-name="P4">
This was announced during a briefing at the Military Media Center by the Deputy Director Administration of Planning of the Use of the Main Directorate of National Guard Colonel Mykola Urshalovich.</text:p>
      <ul>
        <li>
Since June 14, he started carrying out the search for explosive objects, from which water was departed in the district of the island of ships(M. Herson), a detachment of NSU demining. These are 32 servicemen in 6 groups, who have appropriate equipment and craft - 1 motor boat, 10 vehicles of equipment, - said the representative of the State Technical University of NSU.</li>
      </ul>
      <text:p text:style-name="P4">
News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In the Tavriysk direction our units are defending and moving forward - Valery Shershn</text:span>
</text:h>
      <text:p text:style-name="P4">
Author: ['Олексій Тригуб']</text:p>
      <text:p text:style-name="P4">
Time: 2023-06-15T76:00:00-04:00</text:p>
      <text:p text:style-name="P4">
Description: The power of the defense of the Tavriyskoye is the renunciation of the Vedenna of the defense -in -law, the exaggeration of their ow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65" text:anchor-type="as-char" svg:width="6.9236in" svg:height="4.858059in" draw:z-index="0">
<draw:image xlink:href="../Images/AРМІЯINFORM/2023-06-15T76-00-00-04-00/photo_2023-06-06_11-11-13.jpg" xlink:type="simple" xlink:show="embed" xlink:actuate="onLoad" draw:mime-type="image/jpeg"/>
</draw:frame>
Valery Shershn</text:p>
      <text:p text:style-name="P4">
The forces of Tavriya's defense continue to conduct defense actions, holding their positions and not losing them, and also perform offensive actions, having partial successes. About it on a live broadcast <text:a xlink:type="simple" xlink:href="https://www.youtube.com/watch" text:style-name="Internet_20_link" text:visited-style-name="Visited_20_Internet_20_Link">
Telelorphone</text:a>
The only news was told by the spokesman of the united Press Center of Defense forces of Tavriyskaya direction Valery Shershn.</text:p>
      <ul>
        <li>
Our units are moving forward in the conditions of rigid battles, the aviation Tarathillery advantage of the enemy, - the officer reports.</li>
      </ul>
      <text:p text:style-name="P4">
According to the spokesman in this direction, measures are underway to improve the tactical position of Ukrainian defense workers in the area of the Mistavugledar.</text:p>
      <ul>
        <li>
Yes, here our troops advanced towards the enemy up to 1 kilometer, - explains Valery Shershn. - At the same time, the enemy fired this inhabitant, as well as fired water, Kurakhovo, Maximivka, Elizabeth, Prychistivka, Uremivka, Greater Novosilka and Free Field. In addition to the shelling, he also struck the air strike near the settlement of Golden Niva.</li>
      </ul>
      <text:p text:style-name="P4">
Despite the firing activity of the enemy, Ukrainian defenders continue to destroy it. In the battles under Marinka, the enemy performed the most assault actions - 13, the enemy of the Aavdiivsky direction during the day 9 times went on the storm of our positions, and in Kulledar - 2.</text:p>
      <ul>
        <li>
In total, there were 25 combat clashes in Donetsk region, and at night - 7, most of all, in the Marinka area, - adds the spokesman.</li>
      </ul>
      <text:p text:style-name="P4">
Artillerymen and rockets dared Tavriya during the day 1577 firewalls, destroying a considerable amount of live power and enemy equipment. Thus, as of the morning, the enemy lost 34 soldiers killed, 85 - wounded and5 - captives. Also destroyed 2 ammunition storage and 9 single equipment and military equipment. In total, Ukrainian defenders destroyed the Ukrainian defenders in the day 59 units Howitzer "MSTA-B", anti-tank rocket complex "Cornet", station of radio electronic wrestling, as well as unmannedilitative devices "Zala", "Orlan-10" and "Orlan-30".</text:p>
      <text:p text:style-name="P4">
News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Sergey Yaremenko: "Almost simultaneously 16 ballistic goals were flying, most are aimed at Patriot"</text:span>
</text:h>
      <text:p text:style-name="P4">
Author: ['АРМІЯINFORM']</text:p>
      <text:p text:style-name="P4">
Time: 2023-06-15T77:00:00-04:00</text:p>
      <text:p text:style-name="P4">
Description: Colonel Sergey Yaremenko, commander of the 96-ї ven, rocket brigades of the Divat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text:p>
      <text:p text:style-name="P4">
Category: News</text:p>
      <!--METADATA-->
      <text:p text:style-name="P4">
<draw:frame draw:style-name="fr1" draw:name="Image66" text:anchor-type="as-char" svg:width="6.9236in" svg:height="4.615733in" draw:z-index="0">
<draw:image xlink:href="../Images/AРМІЯINFORM/2023-06-15T77-00-00-04-00/2bcd0586-8010-497b-8ef7-1992968be9b5.jpg" xlink:type="simple" xlink:show="embed" xlink:actuate="onLoad" draw:mime-type="image/jpeg"/>
</draw:frame>
Colonel Sergey Yaremenko, commander of the 96th anti-aircraft missile brigade of the Center Air Force <text:a xlink:type="simple" xlink:href="https://armyinform.com.ua/2023/06/15/kombryg-granit-nihto-u-sviti-ne-buv-peven-shho-kyndzhal-mozhlyvo-znyshhyty-a-my-dovely-cze-na-praktyczi/" text:style-name="Internet_20_link" text:visited-style-name="Visited_20_Internet_20_Link">
shared</text:a>
As the Ukrainians were the first in the world to destroy the X-47 dagger missiles. And before May 4 this year, no one was sure that the Patriotna complex was capable.</text:p>
      <ul>
        <li>
All training on the use of the Patriot complex on different types of baptist missiles, which are in service with the aggressor countries, were conducted in the regime. But even during the simulation of the air situation, the results were not 100 percent. Our subdivision, the first calculations that less than three months studied, were able to destroy the X-47 hypersonic missile, which Putin was attributed to the category of "Analognit". Frankly, I myself realized that we were knocking down the "dagger" only after the study of the debris with expert analysts. And already on May 16, it was clear that it is definitely not a chance. Almost simultaneously, from different directions, there were16 ballistic goals, most of them are aimed at the Patriot complex. I always write down my subordinates, but this time I was shocked by their endurance. People realized that ballistic missiles were moving directly on them. They were not planted for a second, acted harmoniously and organized, distributed whole sectors, ensured their destruction at a minimum range, sufficiently high to reduce the likelihood of infrastructure damage. I was in contact with the division commander and understood what a serious professional and moral testing. After the report: "Air space is pure, all goals were destroyed" —Mebration no one restrained ... Later we learned that there were 6 "daggers" among these purposes. I think the same emotions as we have had partner countries. You do not come up with the best advertising for manufacturers, their complex has realized themselves with a complete measure, proved that he was able to destroy the goals that the Russians positioned impossible for beating.</li>
      </ul>
      <text:p text:style-name="P4">
The anti -aircraft has a tradition of marked on the complexes destroyed goals. However, Colonelmanko says that the dagger stencil has not yet been made, although in total Patriotz has already destroyed more than 80 air purposes for a month.</text:p>
      <text:p text:style-name="P4">
News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The likelihood of rocket and air strikes remains high in Ukraine</text:span>
</text:h>
      <text:p text:style-name="P4">
Author: ['АРМІЯINFORM']</text:p>
      <text:p text:style-name="P4">
Time: 2023-06-15T78:00:00-04:00</text:p>
      <text:p text:style-name="P4">
Description: About the General Headquarters of the ZS Ukrainian. - The Vorog Khdavu is long ... The war with Ukraine 2022, the war with Ukraine is the latest news today, the war with Ukraine 2022 is the last for today, will there be a war between Ukraine and Russia and when, the war with Ukraine will be or not, it will be or not, there will be whether the war with Ukraine in the near future says, the war with Ukraine, Ukrainian news today, Ukrainian news in Ukrainian media in Russian</text:p>
      <text:p text:style-name="P4">
Images: ['<text:a xlink:type="simple" xlink:href="https://armyinform.com.ua/wp-content/uploads/2023/06/raketnyj-udar-1.jpg" text:style-name="Internet_20_link" text:visited-style-name="Visited_20_Internet_20_Link">
raketnyj-udar-1.jpg</text:a>
']</text:p>
      <text:p text:style-name="P4">
Tags: ['STOPRUSSIA', 'АГРЕСІЯ РФ', 'ВТОРГНЕННЯ РФ', 'ГШ ЗСУ']</text:p>
      <text:p text:style-name="P4">
Category: News</text:p>
      <!--METADATA-->
      <text:p text:style-name="P4">
<draw:frame draw:style-name="fr1" draw:name="Image67" text:anchor-type="as-char" svg:width="6.9236in" svg:height="3.893007in" draw:z-index="0">
<draw:image xlink:href="../Images/AРМІЯINFORM/2023-06-15T78-00-00-04-00/raketnyj-udar-1.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KsTL88z36u3wSbNdVNBFXqi17cdsyhiJoDvV7BegBjUQXBnX3FQoWNzJBndBZQLhl" text:style-name="Internet_20_link" text:visited-style-name="Visited_20_Internet_20_Link">
reports</text:a>
The General Staff of the Armed Forces of Ukraine.</text:p>
      <text:p text:style-name="P4">
-During the day, the enemy struck 5 rocket strokes, using the winged rockets-101/X-555 and X-59. In addition, more than 40 aviation strikes were recorded with a roaconic firing of rocket launchers on the positions of our military and settlements. Unfortunately, there are killed and injured among civilian regulations, damaged industrial sites in Kryvyi Rih of Dnipropetrovsk region, housing and administrative infrastructure in Kherson region.</text:p>
      <text:p text:style-name="P4">
The likelihood of rocket and aviation strikes throughout Ukraine is still very high.</text:p>
      <text:p text:style-name="P4">
News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The European Parliament has approved a resolution on Euro -Atlantic integration and restoration of Ukraine</text:span>
</text:h>
      <text:p text:style-name="P4">
Author: ['АРМІЯINFORM']</text:p>
      <text:p text:style-name="P4">
Time: 2023-06-15T79:00:00-04:00</text:p>
      <text:p text:style-name="P4">
Description: Єvroopanda, having sprinkled a resolution, hid on the piditrim of the worship of Ukraine,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9a7a583011b9c6de8af3506a41c8234b_w640.jpg" text:style-name="Internet_20_link" text:visited-style-name="Visited_20_Internet_20_Link">
9a7a583011b9c6de8af3506a41c8234b_w640.jpg</text:a>
']</text:p>
      <text:p text:style-name="P4">
Tags: ['ВІДБУДОВА УКРАЇНИ', 'ЄВРОАТЛАНТИЧНА ІНТЕГРАЦІЇ', 'ЄВРОПАРЛАМЕНТ', 'СВІТ ПІДТРИМУЄ УКРАЇНУ']</text:p>
      <text:p text:style-name="P4">
Category: News</text:p>
      <!--METADATA-->
      <text:p text:style-name="P4">
<draw:frame draw:style-name="fr1" draw:name="Image68" text:anchor-type="as-char" svg:width="6.9236in" svg:height="3.894525in" draw:z-index="0">
<draw:image xlink:href="../Images/AРМІЯINFORM/2023-06-15T79-00-00-04-00/9a7a583011b9c6de8af3506a41c8234b_w640.jpg" xlink:type="simple" xlink:show="embed" xlink:actuate="onLoad" draw:mime-type="image/jpeg"/>
</draw:frame>
The European Parliament has approved a resolution aimed at supporting Ukraine's restoration of its integration into the Alliance.</text:p>
      <text:p text:style-name="P4">
About this <text:a xlink:type="simple" xlink:href="https://www.europarl.europa.eu/news/en/press-room/20230609IPR96214/parliament-calls-on-nato-to-invite-ukraine-to-join-the-alliance" text:style-name="Internet_20_link" text:visited-style-name="Visited_20_Internet_20_Link">
it is referred</text:a>
on the site of the European Parliament.</text:p>
      <text:p text:style-name="P4">
It is noted that <text:span text:style-name="T4">
 425 </text:span>
 deputies were made <text:span text:style-name="T4">
 "for" </text:span>
, <text:span text:style-name="T4">
 38 </text:span>
 <text:span text:style-name="T4">
 </text:span>
 "against" ** and42 abstained.</text:p>
      <text:p text:style-name="P4">
"The MEPs are calling on NATO allies to fulfill their obligations to the pre -Ukraine and to pave the way to invite Kiev to join the defense allege," the statement said.</text:p>
      <text:p text:style-name="P4">
The resolution states that the MEPs expect the process of accession to develop after the end of the war and end as soon as possible.</text:p>
      <text:p text:style-name="P4">
The report also emphasizes that until the membership is reached, by the Esar with NATO allies and like-minded partners, they should "work closely with Ukraine in order to develop temporary security guarantees." Everoduta insist that they should be introduced immediately after the war.</text:p>
      <text:p text:style-name="P4">
"Parliament emphasizes that Ukraine's integration into both NATO and the EU will strengthen regional and global security and strengthen the tie between Ukraine's Taiurotlantic community," the message said.</text:p>
      <text:p text:style-name="P4">
Parliament is called for a comprehensive and adequate package of EU renewal measures for Ukraine, which should be focused on immediate, medium-and long-term assistance, reconstruction and restoration of the country.</text:p>
      <text:p text:style-name="P4">
"They are looking forward to the future review of the current long -term financial program and the proposed mechanism of Rebuild Ukraine Facility, which will cover the financing of the need for Ukraine in the coming years," the statement reads.</text:p>
      <text:p text:style-name="P4">
News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The Armed Forces reflected all hostile attacks in the Marinka area</text:span>
</text:h>
      <text:p text:style-name="P4">
Author: ['АРМІЯINFORM']</text:p>
      <text:p text:style-name="P4">
Time: 2023-06-15T80:00:00-04:00</text:p>
      <text:p text:style-name="P4">
Description: Yak Higher General Headquarters of the Zbroyshany forces of Ukraine, at the Mar'anca of Our Strengt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69" text:anchor-type="as-char" svg:width="6.9236in" svg:height="3.894525in" draw:z-index="0">
<draw:image xlink:href="../Images/AРМІЯINFORM/2023-06-15T80-00-00-04-00/339274231_166620776310712_7462345269416254200_n-1.jpg" xlink:type="simple" xlink:show="embed" xlink:actuate="onLoad" draw:mime-type="image/jpeg"/>
</draw:frame>
Photo Illustrative <text:span text:style-name="T4">
 🔥 Situation on Russian invasion </text:span>
</text:p>
      <text:p text:style-name="P4">
As <text:a xlink:type="simple" xlink:href="https://www.facebook.com/GeneralStaff.ua/posts/pfbid0KsTL88z36u3wSbNdVNBFXqi17cdsyhiJoDvV7BegBjUQXBnX3FQoWNzJBndBZQLhl" text:style-name="Internet_20_link" text:visited-style-name="Visited_20_Internet_20_Link">
notes</text:a>
The General Staff of the Armed Forces of Ukraine, in the Mariinsky direction, our defenders have reflected all the attacks of the enemy in the areas of Marinka, Krasnogorivka Tanovomikhailivka. At the same time, the enemy was struck near settlements, Veliky Novosilka, Malynivka, Mala Tokmachka and Blessed Oblast. At the same time, the enemy performed artillery shells of Krasrasnovka, Marinka, Maximilyanivka, Viceda and Katerynivka of Donetsk region.</text:p>
      <text:p text:style-name="P4">
News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Denmark and Norway pass nine thousand artillery shells to Ukraine</text:span>
</text:h>
      <text:p text:style-name="P4">
Author: ['АРМІЯINFORM']</text:p>
      <text:p text:style-name="P4">
Time: 2023-06-15T81:00:00-04:00</text:p>
      <text:p text:style-name="P4">
Description: President of Ukraine Volodymyr Zelensky penting Norwegian I Dan for the New Packag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m_norge-dk-donation_1146-2023-artikel.jpg" text:style-name="Internet_20_link" text:visited-style-name="Visited_20_Internet_20_Link">
pm_norge-dk-donation_1146-2023-artikel.jpg</text:a>
']</text:p>
      <text:p text:style-name="P4">
Tags: ['БЕЗПЕКОВА ДОПОМОГА УКРАЇНІ', 'КОРОЛІВСТВО ДАНІЯ', 'КОРОЛІВСТВО НОРВЕГІЯ']</text:p>
      <text:p text:style-name="P4">
Category: News</text:p>
      <!--METADATA-->
      <text:p text:style-name="P4">
<draw:frame draw:style-name="fr1" draw:name="Image70" text:anchor-type="as-char" svg:width="6.9236in" svg:height="4.192826in" draw:z-index="0">
<draw:image xlink:href="../Images/AРМІЯINFORM/2023-06-15T81-00-00-04-00/pm_norge-dk-donation_1146-2023-artikel.jpg" xlink:type="simple" xlink:show="embed" xlink:actuate="onLoad" draw:mime-type="image/jpeg"/>
</draw:frame>
President of Ukraine Volodymyr Zelensky thanked Norway and Denmark for a new pack of military assistance to Ukraine, in particular for providing nine thousands of artillery shells.</text:p>
      <text:p text:style-name="P4">
The head of state [wrote] about it(https://twitter.com/ZelenskyyUa/status/1669263712627073026)in your level.</text:p>
      <text:p text:style-name="P4">
“I am grateful to the governments of Norway and Denmark, led by Jonas Gara Stere and Mettefrederixen for a new joint shared defense package. Together, you are approaching a common victory, ”his post reads.</text:p>
      <text:p text:style-name="P4">
Volodymyr Zelensky stressed that an additional party of artillery shells is needed by Ukraine on the battlefield.</text:p>
      <text:p text:style-name="P4">
In the Denmark Ministry of Defense <text:a xlink:type="simple" xlink:href="https://www.fmn.dk/da/nyheder/2023/danmark-og-norge-gar-sammen-om-ny-donation-til-ukraine/" text:style-name="Internet_20_link" text:visited-style-name="Visited_20_Internet_20_Link">
reported</text:a>
that Norway transmits shells, Adanias - charges to them, ignite, arresters and fire tubes.</text:p>
      <text:p text:style-name="P4">
News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The enemy is unable to advance and no position we have lost - Anna Malyar</text:span>
</text:h>
      <text:p text:style-name="P4">
Author: ['Олексій Тригуб']</text:p>
      <text:p text:style-name="P4">
Time: 2023-06-15T82:00:00-04:00</text:p>
      <text:p text:style-name="P4">
Description: The direct efiri telemarathon “єini novel” is an intercessor of Minstra defending Ukrainian Gann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ІЙНА', 'ВТОРГНЕННЯ РФ', 'ГАННА МАЛЯР', 'ТЕЛЕМАРАФОН "ЄДИНІ НОВИНИ"']</text:p>
      <text:p text:style-name="P4">
Category: News</text:p>
      <!--METADATA-->
      <text:p text:style-name="P4">
<draw:frame draw:style-name="fr1" draw:name="Image71" text:anchor-type="as-char" svg:width="6.9236in" svg:height="4.615733in" draw:z-index="0">
<draw:image xlink:href="../Images/AРМІЯINFORM/2023-06-15T82-00-00-04-00/photo_2022-12-15_12-35-57.jpg" xlink:type="simple" xlink:show="embed" xlink:actuate="onLoad" draw:mime-type="image/jpeg"/>
</draw:frame>
Deputy Minister of Defense Anna Malyar. Photo by Dmitry Yurchenko.</text:p>
      <text:p text:style-name="P4">
Live broadcast <text:a xlink:type="simple" xlink:href="https://www.youtube.com/watch" text:style-name="Internet_20_link" text:visited-style-name="Visited_20_Internet_20_Link">
TEMACHORFON</text:a>
"The only news" of the Deputy Minister of Defense of Ukraine Anna Malyar explained that both defense and offensive actions are conducted by the day of defense forces of Ukraine.</text:p>
      <ul>
        <li>
If we talk about our defense actions, everything is simple here: the enemy fails to say at all, and we have not lost any position, - says the Deputy Minister of Defense of Ukraine. - As for the offensive, on the contrary, we move. Of course, there are different successes on different pieces, but they are in all directions. But we must understand that the enemy just will not give his position.</li>
      </ul>
      <text:p text:style-name="P4">
Yes, the enemy resists the forces of Ukraine's defense forces. Accordingly, the number of rocket and aviation strikes in the territory of Ukraine, and the number of artillery and mortar shelling of our troops. The enemy is all SIGHAMAK to stop the Ukrainian counter -offensive.</text:p>
      <text:p text:style-name="P4">
In the East, according to Anna Malyar, Rosarmia concentrates a huge amount of force. In particular, there is also a movement to the Bakhmut area of backup units and parts from other directions. Bakhmut's fighting is currently ongoing.</text:p>
      <text:p text:style-name="P4">
In the south, according to the Deputy Minister of Defense, our offensive is in several directions. But Ukrainian troops meet with the enemy's powerful.</text:p>
      <ul>
        <li>
These are Berdyansk and Mariupol directions, and a number of areas, decomposing our troops, and in some places we have some successes, - says Anna Malyar. - But again, I repeat: the resistance of the enemy is powerful, so it is a very serious and fierce fight.</li>
      </ul>
      <text:p text:style-name="P4">
News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Belgium has allocated € 3.5 million to eliminate the consequences</text:span>
</text:h>
      <text:p text:style-name="P4">
Author: ['АРМІЯINFORM']</text:p>
      <text:p text:style-name="P4">
Time: 2023-06-15T83:00:00-04:00</text:p>
      <text:p text:style-name="P4">
Description: Belgiye Vidilil € 3.5 milions for pre -post in Likvidatsіyatkiv Pіdriva Kakhovko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686319164-3445.webp" text:style-name="Internet_20_link" text:visited-style-name="Visited_20_Internet_20_Link">
1686319164-3445.webp</text:a>
']</text:p>
      <text:p text:style-name="P4">
Tags: ['БЕЛЬГІЯ', 'КАХОВСЬКА ГЕС', 'КАХОВСЬКА ГЕС/ШТАБ INFO', 'МІЖНАРОДНА ПІДТРИМКА УКРАЇНИ']</text:p>
      <text:p text:style-name="P4">
Category: News</text:p>
      <!--METADATA-->
      <text:p text:style-name="P4">
<draw:frame draw:style-name="fr1" draw:name="Image72" text:anchor-type="as-char" svg:width="6.9236in" svg:height="3.80798in" draw:z-index="0">
<draw:image xlink:href="../ConvertedIMGs/AРМІЯINFORM/2023-06-15T83-00-00-04-00/1686319164-3445.png" xlink:type="simple" xlink:show="embed" xlink:actuate="onLoad" draw:mime-type="image/png"/>
</draw:frame>
Belgium has allocated € 3.5 million to help eliminate the consequences of the Podrivakhovsky Hydroelectric Power Plant.</text:p>
      <text:p text:style-name="P4">
About it <text:a xlink:type="simple" xlink:href="https://t.me/Denys_Smyhal/5385" text:style-name="Internet_20_link" text:visited-style-name="Visited_20_Internet_20_Link">
reported</text:a>
Prime Minister of Ukraine Schmigal after talking with Belgian colleague Alexander Decroo.</text:p>
      <text:p text:style-name="P4">
The assistance package, in particular, contains electrical generators, medical equipment, medicines, drinking water storage tanks, tents and more.</text:p>
      <text:p text:style-name="P4">
Belgium and Ukraine's premieres also discussed the humanitarian and environmental consequences of the number and the need to strengthen sanctions against Russia.</text:p>
      <text:p text:style-name="P4">
The parties also coordinated the needs of Ukraine to strengthen the protection of the sky and have prepared preparations for the Recovery Conference in London.</text:p>
      <text:p text:style-name="P4">
News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A meeting with the families of servicemen, who provided the protection of the Chernobyl NPP, took place at the coordination headquarters</text:span>
</text:h>
      <text:p text:style-name="P4">
Author: ['АРМІЯINFORM']</text:p>
      <text:p text:style-name="P4">
Time: 2023-06-15T84:00:00-04:00</text:p>
      <text:p text:style-name="P4">
Description: Zcinity of the Plizi Podkhoneniy National Guard Svpilo were the representatives of the Coordinan ... War with Ukraine 2022, the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73" text:anchor-type="as-char" svg:width="6.9236in" svg:height="3.888755in" draw:z-index="0">
<draw:image xlink:href="../Images/AРМІЯINFORM/2023-06-15T84-00-00-04-00/photo_5213007742703355342_w.jpg" xlink:type="simple" xlink:show="embed" xlink:actuate="onLoad" draw:mime-type="image/jpeg"/>
</draw:frame>
Representatives of the Coordination Staff, the Main Directorate of the National Guard of Ukraine Tasluzhba of Ukraine communicated with relatives and close prisoners of the National Guard.(The united center).</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In his official Telegram channel.</text:p>
      <text:p text:style-name="P4">
According to the headquarters, new information about prisoners of war is from various sources. In particular, important information is the postage of liberated defenders. They are shared not only about the conditions of detention, but they can also certify the alleged location of the hide of the health of brothers who are still in captivity.</text:p>
      <text:p text:style-name="P4">
He also added that the mission of the International Committee of the Red Cross has a relevant mandate for the maintenance of warriors. These places can only be distinguished with the permission of the country that holds prisoners of servicemen.</text:p>
      <text:p text:style-name="P4">
<text:a xlink:type="simple" xlink:href="https://armyinform.com.ua/wp-content/uploads/2023/06/photo_5213007742703355339_w.jpg" text:style-name="Internet_20_link" text:visited-style-name="Visited_20_Internet_20_Link">
!(Images/AРМІЯINFORM/2023-06-15T84-00-00-04-00/photo_5213007742703355339_w-150x150.jpg)</text:a>
</text:p>
      <text:p text:style-name="P4">
<text:a xlink:type="simple" xlink:href="https://armyinform.com.ua/wp-content/uploads/2023/06/photo_5213007742703355340_w.jpg" text:style-name="Internet_20_link" text:visited-style-name="Visited_20_Internet_20_Link">
<draw:frame draw:style-name="fr1" draw:name="Image74" text:anchor-type="as-char" svg:width="6.9236in" svg:height="6.9236in" draw:z-index="0">
<draw:image xlink:href="../Images/AРМІЯINFORM/2023-06-15T84-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75" text:anchor-type="as-char" svg:width="6.9236in" svg:height="6.9236in" draw:z-index="0">
<draw:image xlink:href="../Images/AРМІЯINFORM/2023-06-15T84-00-00-04-00/photo_5213007742703355341_w-150x150.jpg" xlink:type="simple" xlink:show="embed" xlink:actuate="onLoad" draw:mime-type="image/jpeg"/>
</draw:frame>
</text:a>
It should be noted that information about the location of the serviceman is important, but it has no direct impact on the exchange processes.</text:p>
      <text:p text:style-name="P4">
Separately, the staff representative emphasized the importance of working with international organizations and coverage of existing problems for the world community. In particular, the conditions for the maintenance of prisoners of war, the provision of medical aid, the establishment of communication with relatives and the observance of their rights, as it is foreseen by the Geneva Conventions, are centered.</text:p>
      <text:p text:style-name="P4">
News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Water level in the POCCUMENT COVERNOVER stable but in the future you need to find a way to replenish it</text:span>
</text:h>
      <text:p text:style-name="P4">
Author: ['АРМІЯINFORM']</text:p>
      <text:p text:style-name="P4">
Time: 2023-06-15T85:00:00-04:00</text:p>
      <text:p text:style-name="P4">
Description: For the sweating hour of the Energoblocks of the Construction Aesh, the nonsense is the stable station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aes.jpg" text:style-name="Internet_20_link" text:visited-style-name="Visited_20_Internet_20_Link">
zaes.jpg</text:a>
']</text:p>
      <text:p text:style-name="P4">
Tags: ['MILITARY MEDIA CENTER', 'ВОДА', 'ВТОРГНЕННЯ РФ', 'ЗАЕС', 'КАХОВСЬКА ГЕС', 'РУСЛАН БЕРЕГУЛЯ']</text:p>
      <text:p text:style-name="P4">
Category: News</text:p>
      <!--METADATA-->
      <text:p text:style-name="P4">
<draw:frame draw:style-name="fr1" draw:name="Image76" text:anchor-type="as-char" svg:width="6.9236in" svg:height="3.894525in" draw:z-index="0">
<draw:image xlink:href="../Images/AРМІЯINFORM/2023-06-15T85-00-00-04-00/zaes.jpg" xlink:type="simple" xlink:show="embed" xlink:actuate="onLoad" draw:mime-type="image/jpeg"/>
</draw:frame>
Currently, the Zaporizhzhya NPP units are safe and stable and are in a cold stop. The pumping of water from the Kakhovsky Drug to the Zaporizhzhya NPP cooler is stopped due to low water in the reservoir. Water level of the cooler pond stable tasnan 16.67 m and at the present time the water to cool the reactors is enough, but in the future the cooler pond will require additional pumping of water. Colonel Ruslan Beregul, Head of Ecological Safety Department and Mine Activity, reported about this during a briefing at Military Media Center.</text:p>
      <text:p text:style-name="P4">
As reported by the ArmyInform, due to the complete destruction of the Russian samples of the Kakhovka hydroelectric power station, the drainage of water from the Kakhovka reservoir is predicted by 80 % of the total water volume of the reservoir of the reservoir(The total volume of water is 18.18 km3).</text:p>
      <text:p text:style-name="P4">
Станом на 12 червня 2023 року Каховське водосховище обміліло на 72 % тавтратило близько 14,395 км3 води.</text:p>
      <text:p text:style-name="P4">
News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The Minister of Defense of Ukraine announced the creation of "IT Coalition"</text:span>
</text:h>
      <text:p text:style-name="P4">
Author: ['АРМІЯINFORM']</text:p>
      <text:p text:style-name="P4">
Time: 2023-06-15T86:00:00-04:00</text:p>
      <text:p text:style-name="P4">
Description: The framework of the Contact Group Zwan defense of Ukraine on the format “Ramstein to seiz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yrwignxwaeqfpj.jpg" text:style-name="Internet_20_link" text:visited-style-name="Visited_20_Internet_20_Link">
fyrwignxwaeqfpj.jpg</text:a>
']</text:p>
      <text:p text:style-name="P4">
Tags: ['STOPRUSSIA', 'АГРЕСІЯ РФ', 'ВТОРГНЕННЯ РФ', 'ГШ ЗСУ', 'ІТ-КОАЛІЦІЯ', 'ОЛЕКСІЙ РЕЗНІКОВ', 'ОФІЦІЙНО', 'РАМШТАЙН']</text:p>
      <text:p text:style-name="P4">
Category: News</text:p>
      <!--METADATA-->
      <text:p text:style-name="P4">
<draw:frame draw:style-name="fr1" draw:name="Image77" text:anchor-type="as-char" svg:width="6.9236in" svg:height="5.1927in" draw:z-index="0">
<draw:image xlink:href="../Images/AРМІЯINFORM/2023-06-15T86-00-00-04-00/fyrwignxwaeqfpj.jpg" xlink:type="simple" xlink:show="embed" xlink:actuate="onLoad" draw:mime-type="image/jpeg"/>
</draw:frame>
As part of the contact group on defense of Ukraine in the format "Ramstayanism will" IT coalition ".</text:p>
      <text:p text:style-name="P4">
Alexei Reznikov [wrote] about it(https://twitter.com/oleksiireznikov/status/1669382057921769473?s=20)In your tweet.</text:p>
      <text:p text:style-name="P4">
-At the UDCG meeting, my colleagues François Baush and Hanno Phokur supported my IT Coalition idea. They are ready to take the leadership role of creating this group. Another coalition will soon appear that will provide the winner of Ukraine. This is sure to turn into something fascinating, so follow the updates, ”the minister said.</text:p>
      <text:p text:style-name="P4">
News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Ukrainian artillery units struck two enemy and S-300 SPR</text:span>
</text:h>
      <text:p text:style-name="P4">
Author: ['АРМІЯINFORM']</text:p>
      <text:p text:style-name="P4">
Time: 2023-06-15T87:00:00-04:00</text:p>
      <text:p text:style-name="P4">
Description: About the General Headquarters of the ZS Ukrainian. - PIDRODILI of rocket launches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78" text:anchor-type="as-char" svg:width="6.9236in" svg:height="2.993015in" draw:z-index="0">
<draw:image xlink:href="../Images/AРМІЯINFORM/2023-06-15T87-00-00-04-00/arta.jpg" xlink:type="simple" xlink:show="embed" xlink:actuate="onLoad" draw:mime-type="image/jpeg"/>
</draw:frame>
<text:span text:style-name="T4">
 🔥 Situation on Russian invasion </text:span>
</text:p>
      <text:p text:style-name="P4">
About it <text:a xlink:type="simple" xlink:href="https://www.facebook.com/GeneralStaff.ua/posts/pfbid0KsTL88z36u3wSbNdVNBFXqi17cdsyhiJoDvV7BegBjUQXBnX3FQoWNzJBndBZQLhl" text:style-name="Internet_20_link" text:visited-style-name="Visited_20_Internet_20_Link">
reports</text:a>
The General Staff of the Armed Forces of Ukraine.</text:p>
      <text:p text:style-name="P4">
-Units of missile troops and artillery during the day were struck by 2 points of management, anti-aircraft missile complex C-300, the area of concentration of the personnel of the enemy, 3 ammunition warehouses and 5 artillery units of present positions,-the message reads.</text:p>
      <text:p text:style-name="P4">
News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The name of Sergei Parkhomenko's battle pilot in Vinnitsa will name the street</text:span>
</text:h>
      <text:p text:style-name="P4">
Author: ['Анастасія Олехнович']</text:p>
      <text:p text:style-name="P4">
Time: 2023-06-15T88:00:00-04:00</text:p>
      <text:p text:style-name="P4">
Description: In the new tenth of the Macro -Royon, the vylsi is the goner of the Immeni Bender ... The war with Ukraine 2022, the war with Ukraine is the latest news today, the News War with Ukraine 2022 is the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24-scaled-1.jpg" text:style-name="Internet_20_link" text:visited-style-name="Visited_20_Internet_20_Link">
golovna-24-scaled-1.jpg</text:a>
']</text:p>
      <text:p text:style-name="P4">
Tags: ['STOPRUSSIA', 'АГРЕСІЯ РФ', 'ВІЙНА', 'ВТОРГНЕННЯ РФ']</text:p>
      <text:p text:style-name="P4">
Category: News</text:p>
      <!--METADATA-->
      <text:p text:style-name="P4">
<draw:frame draw:style-name="fr1" draw:name="Image79" text:anchor-type="as-char" svg:width="6.9236in" svg:height="4.431104in" draw:z-index="0">
<draw:image xlink:href="../Images/AРМІЯINFORM/2023-06-15T88-00-00-04-00/golovna-24-scaled-1.jpg" xlink:type="simple" xlink:show="embed" xlink:actuate="onLoad" draw:mime-type="image/jpeg"/>
</draw:frame>
In the new tenth district of Vinnitsa there will be a street and lane of the named Pilot Hero of Ukraine <text:a xlink:type="simple" xlink:href="https://armyinform.com.ua/2023/05/14/rik-tomu-zagynuv-geroj-ukrayiny-sergij-parhomenko/" text:style-name="Internet_20_link" text:visited-style-name="Visited_20_Internet_20_Link">
Sergiy Parkhomenko</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News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Rapid watering of water and its chemical contamination threatens the extinction of most living organisms on the Black Sea coast</text:span>
</text:h>
      <text:p text:style-name="P4">
Author: ['АРМІЯINFORM']</text:p>
      <text:p text:style-name="P4">
Time: 2023-06-15T89:00:00-04:00</text:p>
      <text:p text:style-name="P4">
Description: Shvidka Opranennya Morsko Khoi, TO NOT NEMICHICE RECHOVINS OPLARI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ІЙНА', 'ВТОРГНЕННЯ РФ', 'КАХОВСЬКА ГЕС', 'РУСЛАН БЕРЕГУЛЯ']</text:p>
      <text:p text:style-name="P4">
Category: News</text:p>
      <!--METADATA-->
      <text:p text:style-name="P4">
<draw:frame draw:style-name="fr1" draw:name="Image80" text:anchor-type="as-char" svg:width="6.9236in" svg:height="4.116297in" draw:z-index="0">
<draw:image xlink:href="../Images/AРМІЯINFORM/2023-06-15T89-00-00-04-00/photo_5201956740311140880_y.jpg" xlink:type="simple" xlink:show="embed" xlink:actuate="onLoad" draw:mime-type="image/jpeg"/>
</draw:frame>
The rapid desalination of seawater and the ingress of chemicals to the extinction of most living organisms in the shallow sections of the Merkom Sea - these are the consequences of the exploration of Kherson hydroelectric power plants. The reporter of the Department of Environmental Safety and Mine Activities Colonelslan Beregul during <text:a xlink:type="simple" xlink:href="https://armyinform.com.ua/2023/06/15/bryfing-predstavnykiv-syl-bezpeky-ta-oborony-ukrayiny-u-military-media-center-5/" text:style-name="Internet_20_link" text:visited-style-name="Visited_20_Internet_20_Link">
briefing</text:a>
In Military Mediacenter.</text:p>
      <text:p text:style-name="P4">
According to him, the tightness and integrity of the containers for the storage of liquid fertilizers of the carbamid-amiatic mixture, which are located in the Kherson area of the Quarantine Island, which led to the entry of chemicals of Danction, was damaged.</text:p>
      <text:p text:style-name="P4">
In addition, at the bottom of the Kakhovka reservoir there are a large number of shavulu, which over 50 years have accumulated pesticides and agrochemicals through the surface washed away from agricultural lands, as well as a large number of heavy metals, such as lead, cadmium, mercury, which has accumulated shifts of wastewater from wastewater from wastewater. enterprises of the metallurgical industry. Some sludge will also have radioactive contamination due to runoff from Zaporizhzhya.</text:p>
      <text:p text:style-name="P4">
Read also:</text:p>
      <text:p text:style-name="P4">
<text:a xlink:type="simple" xlink:href="https://armyinform.com.ua/2023/06/15/na-tymchasovo-okupovanyh-terytoriyah-ukrayiny-rosijski-vijska-minuyut-gidrotehnichni-sporudy/" text:style-name="Internet_20_link" text:visited-style-name="Visited_20_Internet_20_Link">
In the temporarily occupied territories of Ukraine, Russian troops change hydrotechnical structures</text:a>
The total volume of water in the Kakhovka reservoir was 18.18 km³ or almost 7%of all continental runoff to the Black Sea per year. Due to the breakthrough of Kakhovskaya hydroelectric power plant, up to 80 % of the volume of water in the reservoir will flow into the Black Sea. This will lead to the Black Sea preoccupation up to four ppm.</text:p>
      <text:p text:style-name="P4">
“Rapid watering of water will lead to the death of the lion's part of living organismal shallow water. An additional threat will be the increase in the intensity of the "flowering" of the coastal strip, which will increase the extinction of many species. An additional muddy of the coastal strip of the Black Sea with an area of 1700 km2 is the wire of the removal of the mulus with water, the upper layer of soil and residues from the washing of inhabited.</text:p>
      <text:p text:style-name="P4">
As reported by the Armyinform, due to the complete destruction of the Kakhovskaya hydroelectric power plants, as of June 12, 2023, the Kakhovka reservoir had lost 72 % and lost about 14.395 km³ of water.</text:p>
      <text:p text:style-name="P4">
News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Ramstein-13: Alexei Reznikov arrived in Brussels and met with Pentagon head</text:span>
</text:h>
      <text:p text:style-name="P4">
Author: ['АРМІЯINFORM']</text:p>
      <text:p text:style-name="P4">
Time: 2023-06-15T8:00:00-04:00</text:p>
      <text:p text:style-name="P4">
Description: Ministra of the defense of Ukraine Oleksiy Reznikov, Fit at Brussels, de Vidbua Chergo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Tags: ['БРЮССЕЛЬ', 'ЛЛОЙД ОСТІН', 'ОЛЕКСІЙ РЕЗНІКОВ', 'РАМШТАЙН 13']</text:p>
      <text:p text:style-name="P4">
Category: News</text:p>
      <!--METADATA-->
      <text:p text:style-name="P4">
<draw:frame draw:style-name="fr1" draw:name="Image81" text:anchor-type="as-char" svg:width="6.9236in" svg:height="4.330592in" draw:z-index="0">
<draw:image xlink:href="../Images/AРМІЯINFORM/2023-06-15T8-00-00-04-00/89fa4b0cce0e10783b3954817f6d30f1.jpeg" xlink:type="simple" xlink:show="embed" xlink:actuate="onLoad" draw:mime-type="image/jpeg"/>
</draw:frame>
The Minister of Defense of Ukraine Oleksiy Reznikov arrived in Brussels, where a relevant meeting of the Ramstein Defense Group will be held, and the pastoust was held with Pentagon Lloyd Austin.</text:p>
      <text:p text:style-name="P4">
About it the head of the defense department of Ukraine <text:a xlink:type="simple" xlink:href="https://twitter.com/oleksiireznikov/status/1669250040743751680" text:style-name="Internet_20_link" text:visited-style-name="Visited_20_Internet_20_Link">
wrote</text:a>
Obliga Twitter.</text:p>
      <text:p text:style-name="P4">
<draw:frame draw:style-name="fr1" draw:name="Image82" text:anchor-type="as-char" svg:width="6.9236in" svg:height="4.209955in" draw:z-index="0">
<draw:image xlink:href="../Images/AРМІЯINFORM/2023-06-15T8-00-00-04-00/fypeegyxoaadupc-1-e1686815608415.jpg" xlink:type="simple" xlink:show="embed" xlink:actuate="onLoad" draw:mime-type="image/jpeg"/>
</draw:frame>
“He started his day with my colleague and a great friend Lloidostine. Today, more than 50 countries are side by side with Ukraine in this united war, started by Russia, ”his post reads.</text:p>
      <text:p text:style-name="P4">
Alexei Reznikov thanked Lloyd Austin for his leadership and all friends of Ukraine's Nearnerne for adamant support.</text:p>
      <text:p text:style-name="P4">
<draw:frame draw:style-name="fr1" draw:name="Image83" text:anchor-type="as-char" svg:width="6.9236in" svg:height="4.598979in" draw:z-index="0">
<draw:image xlink:href="../Images/AРМІЯINFORM/2023-06-15T8-00-00-04-00/fypeegyxoaadupc-2-e1686815633750.jpg" xlink:type="simple" xlink:show="embed" xlink:actuate="onLoad" draw:mime-type="image/jpeg"/>
</draw:frame>
It is known that today, <text:span text:style-name="T4">
 June 15, 2023, </text:span>
 <text:a xlink:type="simple" xlink:href="https://armyinform.com.ua/2023/06/09/stala-vidoma-data-provedennya-zasidannya-kontaktnoyi-grupy-z-pytan-oborony-ukrayiny-u-formati-ramshtajn/" text:style-name="Internet_20_link" text:visited-style-name="Visited_20_Internet_20_Link">
began</text:a>
Thirteenth meeting of the contact group on defense of Ukraine Uramakh Ramstein format.</text:p>
      <text:p text:style-name="P4">
News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Granite: “A rather powerful air defense group was created in the Kyiv region. However, it does not guarantee a 100 % result ”</text:span>
</text:h>
      <text:p text:style-name="P4">
Author: ['АРМІЯINFORM']</text:p>
      <text:p text:style-name="P4">
Time: 2023-06-15T90:00:00-04:00</text:p>
      <text:p text:style-name="P4">
Description: Colonel Sergey Yaremenko, commander of the 96-ї ven, rocket brigades of the Divat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STOPRUSSIA', 'АГРЕСІЯ РФ', 'ВІЙНА', 'ВТОРГНЕННЯ РФ', 'КИНДЖАЛ']</text:p>
      <text:p text:style-name="P4">
Category: News</text:p>
      <!--METADATA-->
      <text:p text:style-name="P4">
<draw:frame draw:style-name="fr1" draw:name="Image84" text:anchor-type="as-char" svg:width="6.9236in" svg:height="4.615733in" draw:z-index="0">
<draw:image xlink:href="../Images/AРМІЯINFORM/2023-06-15T90-00-00-04-00/2bcd0586-8010-497b-8ef7-1992968be9b5.jpg" xlink:type="simple" xlink:show="embed" xlink:actuate="onLoad" draw:mime-type="image/jpeg"/>
</draw:frame>
Colonel Sergey Yaremenko, commander of the 96th anti-aircraft missile brigade of the Center Air Force <text:a xlink:type="simple" xlink:href="https://armyinform.com.ua/2023/06/15/kombryg-granit-nihto-u-sviti-ne-buv-peven-shho-kyndzhal-mozhlyvo-znyshhyty-a-my-dovely-cze-na-praktyczi/" text:style-name="Internet_20_link" text:visited-style-name="Visited_20_Internet_20_Link">
explained</text:a>
As it was possible to withstand crazy air attacks on Kyiv-June.</text:p>
      <ul>
        <li>
It is no secret that a rather powerful grouping of a prototype defense was created in the Kyiv region. However, even it cannot one hundred percent guarantee the cover of the sky. We are incredibly grateful to the Western partners of Nasams, Iris-T, and we couldn't dream about Patrioot a year ago. Here, for such a state as Ukraine, this amount is not enough. So, in the first place, the skills of the anti -aircraftmen, which almost never work template. The experience we gained during the year of the war, allows you to respond in a timely manner, bring up missiles, recharge, change positions. You see that no one in Kiev has achieved its success during May. I always say "thank" to the whole team after every destroyed purpose.</li>
      </ul>
      <text:p text:style-name="P4">
News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Alexei Reznikov will take part in a meeting of the Ministers of Defense of the Commission of Ukraine-Nato</text:span>
</text:h>
      <text:p text:style-name="P4">
Author: ['АРМІЯINFORM']</text:p>
      <text:p text:style-name="P4">
Time: 2023-06-15T91:00:00-04:00</text:p>
      <text:p text:style-name="P4">
Description: Minstro defense of Ukraine Oleksiy Reznikov Bratime Fate with the Vivedanni Min) Defen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КОМІСІЯ УКРАЇНА-НАТО', 'ОЛЕКСІЙ РЕЗНІКОВ', 'ОФІЦІЙНО']</text:p>
      <text:p text:style-name="P4">
Category: News</text:p>
      <!--METADATA-->
      <text:p text:style-name="P4">
<draw:frame draw:style-name="fr1" draw:name="Image85" text:anchor-type="as-char" svg:width="6.9236in" svg:height="4.32725in" draw:z-index="0">
<draw:image xlink:href="../Images/AРМІЯINFORM/2023-06-15T91-00-00-04-00/reznikovvv.jpeg" xlink:type="simple" xlink:show="embed" xlink:actuate="onLoad" draw:mime-type="image/jpeg"/>
</draw:frame>
Photo illustrative</text:p>
      <text:p text:style-name="P4">
The Minister of Defense of Ukraine Oleksiy Reznikov will participate in the meeting of the Ministers of Defense of the Commission of Ukraine-NATO.</text:p>
      <text:p text:style-name="P4">
He [wrote] about it(https://twitter.com/oleksiireznikov/status/1669367343221288962?s=20)In your tweet.</text:p>
      <text:p text:style-name="P4">
-This dialogue gives impetus to political, military and bureaucratic mechanisms that exist in the partnership of Ukraine-Nato,-the minister said. As Reznikov, the previous assembly in this format took place exactly seven years ago, on this day - June 15, 2016.</text:p>
      <text:p text:style-name="P4">
News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E-Berg" is a modern, fast and effective-a visitor of the hospital, in Slobozhanshchina</text:span>
</text:h>
      <text:p text:style-name="P4">
Author: ['Дмитро Горбунов']</text:p>
      <text:p text:style-name="P4">
Time: 2023-06-15T92:00:00-04:00</text:p>
      <text:p text:style-name="P4">
Description: Soldier Volodymyr service in one part of the Kharkivsky Garnizon. The middle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Tags: ['ВМКЦ ПІВНІЧНОГО РЕГІОНУ']</text:p>
      <text:p text:style-name="P4">
Category: News</text:p>
      <!--METADATA-->
      <text:p text:style-name="P4">
<draw:frame draw:style-name="fr1" draw:name="Image86" text:anchor-type="as-char" svg:width="6.9236in" svg:height="4.604194in" draw:z-index="0">
<draw:image xlink:href="../Images/AРМІЯINFORM/2023-06-15T92-00-00-04-00/harkiv-gospital-0-golovna-scaled.jpg" xlink:type="simple" xlink:show="embed" xlink:actuate="onLoad" draw:mime-type="image/jpeg"/>
</draw:frame>
The soldier Vladimir serves in one of the parts of the Kharkiv garrison. In the middle of June, he came to the Military Medical Officer, located in the Narobozhanshchyna to pass the Military Medical Commission.</text:p>
      <text:p text:style-name="P4">
He chose the time of visit himself, based on his official employment and state of health, with the help of special software "E-Merga".</text:p>
      <text:p text:style-name="P4">
<draw:frame draw:style-name="fr1" draw:name="Image87" text:anchor-type="as-char" svg:width="6.9236in" svg:height="4.575346in" draw:z-index="0">
<draw:image xlink:href="../Images/AРМІЯINFORM/2023-06-15T92-00-00-04-00/harkiv-gospital-2-vidviduvach-volodymyr-scaled.jpg" xlink:type="simple" xlink:show="embed" xlink:actuate="onLoad" draw:mime-type="image/jpeg"/>
</draw:frame>
Visitor of the NMCC PNR Soldier's Lordimir</text:p>
      <ul>
        <li>
In the medical service of our military unit, I was helped to register for a date convenient for me, - says the defender of Ukraine. -It so happened that during 2022-2023. For the second time, I have to pass the VLK in this hospital. So I have to compare. I have to say that E-Brga is modern, quickly and effectively. I will not say that the queues near certain offices in the clinic have completely disappeared, but there was definitely more.</li>
      </ul>
      <text:p text:style-name="P4">
According to the command of the military-medical institution, the first version of the e-n-monk was introduced in February 2023.</text:p>
      <text:p text:style-name="P4">
-Four months ago, we used our own technological development to record and pass the Military Medical Commission,-explains the head of the departmental medical staff. - The results were quite significant then. In May, we will establish a better version of "E-Berg". I note that we have successfully implemented other technological innovations, namely: MIS MISTS SMART, specialized ER Hospital software, Tracker software and others.</text:p>
      <text:p text:style-name="P4">
By the way, from the beginning of a large-scale invasion of occupiers in this medical facility has increased the number of visitors among the defenders and defenders of Ukraine. Of course, the burden on all doctors increased proportionally, working with visitors in the clinic.</text:p>
      <text:p text:style-name="P4">
<text:a xlink:type="simple" xlink:href="https://armyinform.com.ua/wp-content/uploads/2023/06/harkiv-gospital-5-scaled.jpg" text:style-name="Internet_20_link" text:visited-style-name="Visited_20_Internet_20_Link">
!(Images/AРМІЯINFORM/2023-06-15T92-00-00-04-00/harkiv-gospital-5-150x150.jpg)</text:a>
</text:p>
      <text:p text:style-name="P4">
<text:a xlink:type="simple" xlink:href="https://armyinform.com.ua/wp-content/uploads/2023/06/harkiv-gospital-6.jpg" text:style-name="Internet_20_link" text:visited-style-name="Visited_20_Internet_20_Link">
<draw:frame draw:style-name="fr1" draw:name="Image88" text:anchor-type="as-char" svg:width="6.9236in" svg:height="6.9236in" draw:z-index="0">
<draw:image xlink:href="../Images/AРМІЯINFORM/2023-06-15T92-00-00-04-00/harkiv-gospital-6-150x150.jpg" xlink:type="simple" xlink:show="embed" xlink:actuate="onLoad" draw:mime-type="image/jpeg"/>
</draw:frame>
</text:a>
The temporary executor of the chief of the clinic explained that through professional features, queues sometimes occur near the offices of such doctors as: neuropathologist, traumatologist or psychiatrist.She added that quite often they come to them boys and girls of the spare registration in the E-Brga system. For various reasons, some units of units do not yet enjoy the possibilities of innovation. Therefore, the warriors are divided by the corresponding paper documents for the VLK.</text:p>
      <text:p text:style-name="P4">
<draw:frame draw:style-name="fr1" draw:name="Image89" text:anchor-type="as-char" svg:width="6.9236in" svg:height="4.258014in" draw:z-index="0">
<draw:image xlink:href="../Images/AРМІЯINFORM/2023-06-15T92-00-00-04-00/harkiv-gospital-1-scaled.jpg" xlink:type="simple" xlink:show="embed" xlink:actuate="onLoad" draw:mime-type="image/jpeg"/>
</draw:frame>
-Of course, we do not refuse to anyone and accept everyone without records in "E-Berg". However, it should be understood that in such cases there is some correction of schedules of visiting doctors. There is another point here. Yes, if one is a well -deserved person after injury on crutches comes to us, then we somehow go to help her. But what do we do when such soldiers in one day do not get one or two? As a practitioner, E-Merga is a very efficiency in terms of the VLK. I believe that everything will gradually work out and all the employees will send people to us only after electronic registration, - said the military doctor.</text:p>
      <text:p text:style-name="P4">
According to this military medical institution, they do not hide problematic questions and are constantly working on their solution.</text:p>
      <ul>
        <li>
In the event of any difficulty in passing the VLK or on other questions, anyone can call in working hours at number(099)7692113.This is the hotline of our medical institution. Everyone is listened to and locked the call. Finally, I ask our visitors instead of unreasonable criticism of doctors in shoulder straps, first to understand the causes of the problem of thadiz to be tieddiz to our medical and diagnostic capabilities,-assured the head of the medical institution of the defense department.</li>
      </ul>
      <text:p text:style-name="P4">
<text:span text:style-name="T5">
Opto author</text:span>
</text:p>
      <text:p text:style-name="P4">
News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Alexei Reznikov presented the Order of Princess Olga II degree to the Czech Defense Minister</text:span>
</text:h>
      <text:p text:style-name="P4">
Author: ['АРМІЯINFORM']</text:p>
      <text:p text:style-name="P4">
Time: 2023-06-15T93:00:00-04:00</text:p>
      <text:p text:style-name="P4">
Description: Mainstr defense of Ukraine Oleksiy Reznikov, having handed the Order of Princess Olga II Steps Minstr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a8dec1b-0bef-41ff-8cf0-bee802036016.jpg" text:style-name="Internet_20_link" text:visited-style-name="Visited_20_Internet_20_Link">
fa8dec1b-0bef-41ff-8cf0-bee802036016.jpg</text:a>
']</text:p>
      <text:p text:style-name="P4">
Tags: ['STOPRUSSIA', 'ВТОРГНЕННЯ РФ', 'ОЛЕКСІЙ РЕЗНІКОВ', 'ОФІЦІЙНО']</text:p>
      <text:p text:style-name="P4">
Category: News</text:p>
      <!--METADATA-->
      <text:p text:style-name="P4">
<draw:frame draw:style-name="fr1" draw:name="Image90" text:anchor-type="as-char" svg:width="6.9236in" svg:height="3.701012in" draw:z-index="0">
<draw:image xlink:href="../Images/AРМІЯINFORM/2023-06-15T93-00-00-04-00/fa8dec1b-0bef-41ff-8cf0-bee802036016.jpg" xlink:type="simple" xlink:show="embed" xlink:actuate="onLoad" draw:mime-type="image/jpeg"/>
</draw:frame>
The Minister of Defense of Ukraine Alexei Reznikov presented the Order of Princess Olga, II of the II degree of defense of the Czech Republic of Jana Chernokhov on behalf of President of Ukraine Vladimir Zelensky.</text:p>
      <text:p text:style-name="P4">
Alexei Reznikov [wrote] about it(https://twitter.com/oleksiireznikov/status/1669390646438658048?s=20)In your tweet.</text:p>
      <ul>
        <li>
My girlfriend and colleague have been awarded for efforts in supporting Ukraine and strengthening our armed forces, - the minister said.</li>
      </ul>
      <text:p text:style-name="P4">
News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The UN International Court of Justice has completed public hearings in Ukraine against Russia</text:span>
</text:h>
      <text:p text:style-name="P4">
Author: ['АРМІЯINFORM']</text:p>
      <text:p text:style-name="P4">
Time: 2023-06-15T94:00:00-04:00</text:p>
      <text:p text:style-name="P4">
Description: At the UN court of the UN court, the Publikyni -Vyukhannya was completed by the “Ukrainian Office” of the Skodo ...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Tags: ['МІЖНАРОДНИЙ СУД ООН']</text:p>
      <text:p text:style-name="P4">
Category: News</text:p>
      <!--METADATA-->
      <text:p text:style-name="P4">
<draw:frame draw:style-name="fr1" draw:name="Image91" text:anchor-type="as-char" svg:width="6.9236in" svg:height="5.416097in" draw:z-index="0">
<draw:image xlink:href="../Images/AРМІЯINFORM/2023-06-15T94-00-00-04-00/ahr0chm6ly9ty3vzzxjjb250zw50lmnvbs80ndcznzezmwjhmge3mwuwowfiownkmty5l2ltywdlcy8wyti0ndi0zi1lmjq4ltq0mdgtogvlms0xzdjmnjiynze4m2yucg5n-1.png" xlink:type="simple" xlink:show="embed" xlink:actuate="onLoad" draw:mime-type="image/png"/>
</draw:frame>
The UN International Court of Justice has completed public hearings in the Ukraine Anti-Protection Case on the violation of the two conventions by the occupying country-on the struggle of terrorism and the elimination of all forms of racial discrimination. This is the first case of Ukraine against the Russian Federation in international judicial institutions, which was heard.</text:p>
      <text:p text:style-name="P4">
Olga Kurishko was present at the hearings as an expert from the Ukrainian delegation. The delegation was headed by the Ambassador of the Foreign Ministry of Ukraine, the agent of Ukraine in court Anton Korinevich, and the representation of the President of Ukraine to the Autonomous Republic of Crimea and others also entrusted.</text:p>
      <text:p text:style-name="P4">
According to the representative office, two rounds of speeches of the parties took place in the Hague: on June 12, the legal team of Ukraine performed, and on June 8 and 14 - Russia. Listeners were devoted to the consideration of the case, so after the court heard to have a decision.</text:p>
      <text:p text:style-name="P4">
We will remind, Ukraine on January 16, 2017 filed a lawsuit in the International Court of Justice in front of the Russian Federation on violation of the Convention on the Prohibition of Financing of Terrorism of Taxism on Prohibition of Racial Discrimination. The United Nations International Court of Justice recognized its legal one in the case of violation of these two conventions on November 8, 2019.</text:p>
      <text:p text:style-name="P4">
The accusations, nominated The activities of the Majlisukrim Tatar people, a wave of violent disappearances, murders, illegal and arrests in the occupied Crimea, as well as restrictions on teaching Ukrainian and Crimean Tatar languages in Crimean educational institutions.</text:p>
      <text:p text:style-name="P4">
<text:span text:style-name="T5">
Worked Olga Mosonz</text:span>
</text:p>
      <text:p text:style-name="P4">
News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Another 10,000 UAV operators plan to prepare by the end of the year</text:span>
</text:h>
      <text:p text:style-name="P4">
Author: ['Тетяна Головатюк']</text:p>
      <text:p text:style-name="P4">
Time: 2023-06-15T95:00:00-04:00</text:p>
      <text:p text:style-name="P4">
Description: The Academy of Army "Army Droniv" came out another Etap Nacchannya Operator BPP. Shche 10,000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Tags: ['FPV-ДРОНИ', 'STOPRUSSIA', 'АРМІЯ ДРОНІВ', 'БПЛА']</text:p>
      <text:p text:style-name="P4">
Category: News</text:p>
      <!--METADATA-->
      <text:p text:style-name="P4">
<draw:frame draw:style-name="fr1" draw:name="Image92" text:anchor-type="as-char" svg:width="6.9236in" svg:height="4.431104in" draw:z-index="0">
<draw:image xlink:href="../Images/AРМІЯINFORM/2023-06-15T95-00-00-04-00/89286986-5a36-4e54-9e0f-c0b65c927e33.jpg" xlink:type="simple" xlink:show="embed" xlink:actuate="onLoad" draw:mime-type="image/jpeg"/>
</draw:frame>
The Drone Army Academy launched the second stage of UAV operators. Another 10,000 soldiers are mastering drone management and joined for the forces of defense with new effective skills. The ArmyInform correspondents visited one of the polygons of Kyiv region and learned about the stages of training of drones, their preparation process in special schools and who will be able to use future experts this time.</text:p>
      <text:p text:style-name="P4">
<text:span text:style-name="T4">
 Reference <text:span text:style-name="T5">
.</text:span>
 </text:span>
 <text:span text:style-name="T5">
armia drones are a joint project of the General Staff of the Armed Forces, the State Secretariat of Communications and the Ministry of Digital Transformation, the Ministry of Defense. During the over11 months of the Army of Drones, 3864 complexes were purchased at the United24 expense. The total amount of contracts concluded is over UAH 4.3 billion.</text:span>
</text:p>
      <text:p text:style-name="P4">
<draw:frame draw:style-name="fr1" draw:name="Image93" text:anchor-type="as-char" svg:width="6.9236in" svg:height="4.615733in" draw:z-index="0">
<draw:image xlink:href="../Images/AРМІЯINFORM/2023-06-15T95-00-00-04-00/1h9a7206.jpg" xlink:type="simple" xlink:show="embed" xlink:actuate="onLoad" draw:mime-type="image/jpeg"/>
</draw:frame>
- In the first stage of the training project, 10,000 operators passed. There is now a launch phase, within which another 10,000 soldiers are masked by driving drones. I explain that in the next six months we will be able to achieve this goal. It is to effectively perform tasks on the front, to reduce the loss of drones of Tanayalore - to save the life of as many defenders as possible, - said the Minister of Digital Transformation Mikhail Fedorov.</text:p>
      <text:p text:style-name="P4">
In total, the drone army has signed a memorandum with 26 schools that teach UAV operators. Some of them were present at today's event. The schools have renovated different types of unmanned aerial vehicles and showed how these "birds" work in combat.</text:p>
      <text:p text:style-name="P4">
<text:a xlink:type="simple" xlink:href="https://armyinform.com.ua/wp-content/uploads/2023/06/1h9a7234.jpg" text:style-name="Internet_20_link" text:visited-style-name="Visited_20_Internet_20_Link">
!(Images/AРМІЯINFORM/2023-06-15T95-00-00-04-00/1h9a7234-150x150.jpg)</text:a>
</text:p>
      <text:p text:style-name="P4">
<text:a xlink:type="simple" xlink:href="https://armyinform.com.ua/wp-content/uploads/2023/06/1h9a7170.jpg" text:style-name="Internet_20_link" text:visited-style-name="Visited_20_Internet_20_Link">
<draw:frame draw:style-name="fr1" draw:name="Image94" text:anchor-type="as-char" svg:width="6.9236in" svg:height="6.9236in" draw:z-index="0">
<draw:image xlink:href="../Images/AРМІЯINFORM/2023-06-15T95-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95" text:anchor-type="as-char" svg:width="6.9236in" svg:height="6.9236in" draw:z-index="0">
<draw:image xlink:href="../Images/AРМІЯINFORM/2023-06-15T95-00-00-04-00/1h9a7163-copy-150x150.jpg" xlink:type="simple" xlink:show="embed" xlink:actuate="onLoad" draw:mime-type="image/jpeg"/>
</draw:frame>
</text:a>
- We come to study motivated boys and girls. And even if they never kept drone in their hands, two to three weeks, each becomes a professional user. Our instructors have many years of experience in robotiza drones, so we know all the nuances in preparation and try to make everyone after these exercises a specialist in this case, - says Vyacheslav Ponomarev, instructor of the Center of UAV Kokrok.</text:p>
      <text:p text:style-name="P4">
<text:a xlink:type="simple" xlink:href="https://armyinform.com.ua/wp-content/uploads/2023/06/1h9a7150-copy.jpg" text:style-name="Internet_20_link" text:visited-style-name="Visited_20_Internet_20_Link">
<draw:frame draw:style-name="fr1" draw:name="Image96" text:anchor-type="as-char" svg:width="6.9236in" svg:height="6.9236in" draw:z-index="0">
<draw:image xlink:href="../Images/AРМІЯINFORM/2023-06-15T95-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97" text:anchor-type="as-char" svg:width="6.9236in" svg:height="6.9236in" draw:z-index="0">
<draw:image xlink:href="../Images/AРМІЯINFORM/2023-06-15T95-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98" text:anchor-type="as-char" svg:width="6.9236in" svg:height="6.9236in" draw:z-index="0">
<draw:image xlink:href="../Images/AРМІЯINFORM/2023-06-15T95-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99" text:anchor-type="as-char" svg:width="6.9236in" svg:height="6.9236in" draw:z-index="0">
<draw:image xlink:href="../Images/AРМІЯINFORM/2023-06-15T95-00-00-04-00/1h9a7173-copy-150x150.jpg" xlink:type="simple" xlink:show="embed" xlink:actuate="onLoad" draw:mime-type="image/jpeg"/>
</draw:frame>
</text:a>
This time, the training will be held not only on copter, but also on FPV-ames and diggitacles. In total, the drone army plans to release 7 600 operators, 2,000 FPV-pilots and 400 UAV operators of the aircraft type.</text:p>
      <text:p text:style-name="P4">
The instructors also added that during training, all cadets first undergo the theoretical part, where they study the technical parameters of drones, maintenance of equipment, cartography, tactics of flights in the conditions of EWS, masking, demanding factors of the enemy, etc. And the practical part of the sprouts on landfills and missions that are as close as possible to real -wrote.</text:p>
      <text:p text:style-name="P4">
<text:a xlink:type="simple" xlink:href="https://armyinform.com.ua/wp-content/uploads/2023/06/1h9a7114.jpg" text:style-name="Internet_20_link" text:visited-style-name="Visited_20_Internet_20_Link">
!(Images/AРМІЯINFORM/2023-06-15T95-00-00-04-00/1h9a7114-150x150.jpg)</text:a>
</text:p>
      <text:p text:style-name="P4">
<text:a xlink:type="simple" xlink:href="https://armyinform.com.ua/wp-content/uploads/2023/06/1h9a7145.jpg" text:style-name="Internet_20_link" text:visited-style-name="Visited_20_Internet_20_Link">
<draw:frame draw:style-name="fr1" draw:name="Image100" text:anchor-type="as-char" svg:width="6.9236in" svg:height="6.9236in" draw:z-index="0">
<draw:image xlink:href="../Images/AРМІЯINFORM/2023-06-15T95-00-00-04-00/1h9a7145-150x150.jpg" xlink:type="simple" xlink:show="embed" xlink:actuate="onLoad" draw:mime-type="image/jpeg"/>
</draw:frame>
</text:a>
- Our school teaches us usually operating military people who are only planning to go to Naphront. We have many directions: we teach to fly both civilian drones and fpvrons, we have courses on radio electronic intelligence, radio communications and others. We have a powerful theoretical base, which is supported as powerful practical training. Now the war of technology is ongoing, accordingly, the better you have technologies and more promptly you respond to some danger, the more you have to stay alive, - says the head instructor of the school Bury Vierolexander Sky.</text:p>
      <text:p text:style-name="P4">
Training in these schools is free of charge for current representatives of the Defense Forces of Ukraine. The completion of the course will receive a school certificate, which confirms their readiness to apply developed skills at the front.</text:p>
      <text:p text:style-name="P4">
<text:a xlink:type="simple" xlink:href="https://armyinform.com.ua/wp-content/uploads/2023/06/1h9a7325.jpg" text:style-name="Internet_20_link" text:visited-style-name="Visited_20_Internet_20_Link">
!(Images/AРМІЯINFORM/2023-06-15T95-00-00-04-00/1h9a7325-150x150.jpg)</text:a>
</text:p>
      <text:p text:style-name="P4">
<text:a xlink:type="simple" xlink:href="https://armyinform.com.ua/wp-content/uploads/2023/06/1h9a7336.jpg" text:style-name="Internet_20_link" text:visited-style-name="Visited_20_Internet_20_Link">
<draw:frame draw:style-name="fr1" draw:name="Image101" text:anchor-type="as-char" svg:width="6.9236in" svg:height="6.9236in" draw:z-index="0">
<draw:image xlink:href="../Images/AРМІЯINFORM/2023-06-15T95-00-00-04-00/1h9a7336-150x150.jpg" xlink:type="simple" xlink:show="embed" xlink:actuate="onLoad" draw:mime-type="image/jpeg"/>
</draw:frame>
</text:a>
</text:p>
      <text:p text:style-name="P4">
<text:span text:style-name="T5">
Opto author</text:span>
</text:p>
      <text:p text:style-name="P4">
_ Video Nicholas Davidovsky_</text:p>
      <text:p text:style-name="P4">
News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Sanctions against the Russian Federation as of June 15 - the SPR of Ukraine</text:span>
</text:h>
      <text:p text:style-name="P4">
Author: ['АРМІЯINFORM']</text:p>
      <text:p text:style-name="P4">
Time: 2023-06-15T96: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3/photo5289480296833597448-1.jpg" text:style-name="Internet_20_link" text:visited-style-name="Visited_20_Internet_20_Link">
photo5289480296833597448-1.jpg</text:a>
']</text:p>
      <text:p text:style-name="P4">
Tags: ['STOPRUSSIA', 'КРАХ РОСІЙСЬКОЇ ЕКОНОМІКИ']</text:p>
      <text:p text:style-name="P4">
Category: News</text:p>
      <!--METADATA-->
      <text:p text:style-name="P4">
<draw:frame draw:style-name="fr1" draw:name="Image102" text:anchor-type="as-char" svg:width="6.9236in" svg:height="3.894525in" draw:z-index="0">
<draw:image xlink:href="../Images/AРМІЯINFORM/2023-06-15T96-00-00-04-00/photo5289480296833597448-1.jpg" xlink:type="simple" xlink:show="embed" xlink:actuate="onLoad" draw:mime-type="image/jpeg"/>
</draw:frame>
Foreign Intelligence Service of Ukraine <text:a xlink:type="simple" xlink:href="https://szru.gov.ua/news-media/publications/150623-ukraina-i-svit--proty-rosiiskoi-ahresii-sanktsii-v-dii" text:style-name="Internet_20_link" text:visited-style-name="Visited_20_Internet_20_Link">
reports</text:a>
About sanctions against the Russian Federation as of June 15.</text:p>
      <text:p text:style-name="P4">
• The United Kingdom has announced a new military assistance package of 92 million pounds of sterling, aimed at strengthening a prototype. Our country will receive radars as well as "guns of the kingdom."</text:p>
      <text:p text:style-name="P4">
• US President Joe Biden called the Russian Federation against Ukraine one of the most important calls for the United States.</text:p>
      <text:p text:style-name="P4">
• US Secretary of State Anthony Blinken in London will take part in the conference of Ukraine's restoration, "to help mobilize international support from the boxing and private sectors."</text:p>
      <text:p text:style-name="P4">
?</text:p>
      <text:p text:style-name="P4">
• White House spokeswoman Karin Jean Prier said that the United States did not attach importance to Russia's losses on offensive transactions.</text:p>
      <text:p text:style-name="P4">
• US State Department spokesman Matthew Miller has called a rocket strike on Kryvyi Rih's proof that Russia systematically and deliberately destroys Ukrainians, their plans and civilian infrastructure.</text:p>
      <text:p text:style-name="P4">
• “We are deeply shocked by the last attack on the Ukrainian city of Kryvyi Rih. It is a still deadly and gross violation of international law. Everyone involved be held accountable, ”the Austrian Foreign Ministry said. The main spokesman for the European Commission on Foreign Policy, Peter Stat, is given.</text:p>
      <text:p text:style-name="P4">
? He also confirmed that the training of Ukrainian pilots on F-16 fighters will begin in the summer.</text:p>
      <text:p text:style-name="P4">
• The North Atlantic Alliance at the level of defense ministers will consider nuclear security, in particular through the deployment of Russian nuclear weapons in Belarus.</text:p>
      <text:p text:style-name="P4">
• Germany and Poland are approaching the conclusion of the LEOPARD and other Western equipment used by Ukraine.</text:p>
      <text:p text:style-name="P4">
• The rescue department of Estonia will hand over to Ukraine various equipment in the amount of 457 thousand euros to eliminate the consequences of flood as a result of the blast of Kakhovka hydroelectric power station.</text:p>
      <text:p text:style-name="P4">
• The Latvia government has decided to direct Ukraine to overcome the consequences of the Podrivakhov Hydroelectric Power Plant an additional 430 thousand euros.• 94 % of Finland citizens consider it important to provide humanitarian aid to Ukraine.</text:p>
      <text:p text:style-name="P4">
• Germany considers Russia the greatest threat to its safety, according to the new national security of the country.</text:p>
      <text:p text:style-name="P4">
• Denmark plans to buy new submarines to restrain the Russian Federation in the Baltic More.</text:p>
      <text:p text:style-name="P4">
• Organization in Northern Europe countries(Sas and Norwegian airlines, Nizhhorthably Networks, Norwegian Football Federation, Sweden Defense Forces)Gradually joined to the boycott of a well -known producer of sweets, an American group of companies Mondelez, which Ukraine declared a sponsor of war due to a rejection of work in the Russian Federation.</text:p>
      <text:p text:style-name="P4">
• The Lithuanian company VMG Group Swoods Export has sold its woodworking factory in Belarus.</text:p>
      <text:p text:style-name="P4">
• The German company Bosch has sold its company to produce ABS and ESP highways in the Samara region.</text:p>
      <text:p text:style-name="P4">
• The Swiss Bank of UBS has banned its Credit Suissensisans financial group with new clients from Russia and Belarus.</text:p>
      <text:p text:style-name="P4">
?</text:p>
      <text:p text:style-name="P4">
• In 2022, the number of applications submitted in Russia in the field of quantum technologies decreased by more than 40 %: the deficit of equipment exacerbated through international sanctions, as well as total secrecy, adversely affected the stamp activity of profile companies and universities.</text:p>
      <text:p text:style-name="P4">
• As of June 1, 57.5 thousand vacancies were opened at the Russian Federation for Umedicin and Pharmacology specialists, which is 17 % higher than a year earlier. It is so much to recruit employees to fill the vacancies that arose after the release of people from the beginning of Russian aggression against Ukraine: part of the institutions closed activity or reduced the presence in the market, others lost the staff who left Russia.</text:p>
      <text:p text:style-name="P4">
• To produce a completely Russian unmanned aerial vehicle in the future-ten years "seems to be low-real, especially when it comes to a technical school up to 30 kg, because This is one of our key dependencies, and the gap in technology is only increasing. ”• expand the mobilization reserve for war against Ukraine at the expense of Russian criminal proceedings "state business": according to the bill "Criminal liability of persons involved in the participation of a special military operation", convicted for crimes of small and medium -sizes may be released from punishment Mobilized insignificant against Ukraine. The statesman is proud of the fact that "the practice of sending Nafront prisoners in penalties has proven itself well during the Great War," so it must now be legalized in Russia. On June 14, a statement was approved by the state in the first reading.</text:p>
      <text:p text:style-name="P4">
• All 365 deputies of the Gossuma of the Russian Federation approved in the first reading of the draft law of the transgender transition. In the case of approval of the decisions, Russian citizens will not be able to change the gender by means of medical procedures, as well as to support the appropriate amendments to the passport and other documents.</text:p>
      <text:p text:style-name="P4">
• sales of children's books and publications for students in the first quarterlyized by almost 30 %; At the same time, they went up by an average of 25 %.</text:p>
      <text:p text:style-name="P4">
• According to the National Bank, the total amount of time in Belarus continues to increase in turnover. At the beginning of June, it was 8 billion 192.8 million rubles. It is a record figure for the country. According to economists, cash growth can indirectly indicate the inclusion of a printing press.</text:p>
      <text:p text:style-name="P4">
• Bellorus authorities intend to raise prices for administrative procedures for legal persons and individual entrepreneurs. This is envisaged by the project of changes in the framework of administrative procedures, which came to Parliament. After the adoption of the bill for legal entities and IP when applying to the state bodies will pay 10 % more than before.</text:p>
      <text:p text:style-name="P4">
• Due to the large shortage of medical staff, the Ministry of Health Billorus plans to create a special commission that will coordinate the redistribution of young medical professionals. The meeting of the commission will be held often once a month.</text:p>
      <text:p text:style-name="P4">
• The proportion of consumer costs that Belarusian households consume tangent drinks and tobacco products in the first quarter of 2023 increased 18 % compared to the same period last year.</text:p>
      <text:p text:style-name="P4">
News Source: <text:a xlink:type="simple" xlink:href="https://armyinform.com.ua/2023/06/15/sankcziyi-proty-rosijskoyi-federacziyi-stanom-na-15-chervnya-szr-ukrayiny/" text:style-name="Internet_20_link" text:visited-style-name="Visited_20_Internet_20_Link">
https://armyinform.com.ua/2023/06/15/sankcziyi-proty-rosijskoyi-federacziyi-stanom-na-15-chervnya-szr-ukrayiny/</text:a>
</text:p>
      <!--NEWS-->
      <text:h text:style-name="P10" text:outline-level="1">
<text:span text:style-name="T4">
The next "Ramstein" happened quite effectively, even stronger - Volodymyr Zelenskyy</text:span>
</text:h>
      <text:p text:style-name="P4">
Author: ['АРМІЯINFORM']</text:p>
      <text:p text:style-name="P4">
Time: 2023-06-15T97:00:00-04:00</text:p>
      <text:p text:style-name="P4">
Description: https://youtu.be/-jhm8x_gqjk is healthy, Shanovni Ukrainian!Star for Tsei Day .... War with Ukraine 2022, War with Ukraine latest news today, News War with Ukraine 2022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I wish health, dear Ukrainians!</text:span>
</text:p>
      <text:p text:style-name="P4">
Report for this day. The first is that we have significant international steps that enhance our position in several directions.</text:p>
      <text:p text:style-name="P4">
The European Parliament has adopted a powerful resolution to support the European Taiuro -Atlantic aspirations of our people. There is a specific call for a leadership euro union to define a clear way of acquiring our state membership in the EU.</text:p>
      <text:p text:style-name="P4">
And in the issue of the Alliance, the European Parliament captures the meaning of our Ukrainian universal in Euro -Atlantic security, which stipulates that the path of Ukraine in NATO is a state -of -the -art invitation to entry in the context of the preparation for the Alliance Summit in Vilnius. Time for integration and security is obviously came, and I thank you for the actual statement of this to all members of the European Parliament and Ms. President of the European Parliament Roberti Metzoli, as well as the head of the Verkhovna Rada of Ukraine Ruslan Stefanchuk for constant irregular work with the parliament.</text:p>
      <text:p text:style-name="P4">
The second important international step for today is the bill on confiscation and transfer of our state as a reparation of the Russian state-the terrorist state. I thank the US senators who have a biparty support for this issue for justice for Ukraine's Tavi victims of Russian terror.</text:p>
      <text:p text:style-name="P4">
In dictatorships such as Russian, money is the highest value. And even more of persons who serve the management regime or are actually owners of state structures.</text:p>
      <text:p text:style-name="P4">
When the state-terrorist and all Russian persons whose labeling with the Kremlin loses its money with the Kremlin created the conditions for Russian aggression or which are an inviocean cover for Russian corrupt officials, then a very important goal will be achieved-they will feel what loss is. They do not respect life and are nothable when human lives are lost. The Russian dominant class does not appreciate the people and is ready to spend human lives for hundreds of thousands. But they regret the money - those who have appropriated by the way. They value their assets. They should be lost, and in favor of those who suffered from their aggression, from this terrorist war in favor of our country, our people.</text:p>
      <text:p text:style-name="P4">
Today he continued to appeal to the parliaments of our partners.He also spent telephone conversations with representatives of the two countries-Belize and Costa Rica. We build new partnerships for Ukraine-to support the formula of peace and our resolution in the UN in defense of the UN Charter and international law as a whole. The discussion of Mr. Costa Rica and Mr. Prime Minister Belize is the opportunity to organize a meeting of Ukraine-Latin America. We can together give much more protection for freedom and equality of nations in the modern world.</text:p>
      <text:p text:style-name="P4">
An important report was today on the situation in Kherson region and in general, half -day countries, in our Dnieper after the Russian terrorist attack on Kakhovskaya HEP. Elimination of the consequences of catastrophe, assistance to people, providing drinking and all other sensitive and important issues. Government Schmigal, Klimenko Minister of Internal Affairs, Profile Deputy Head of the Kuleb Office, representatives of local authorities. Another report is the situation in Kryvyi Rih Taodes after recent strikes of terrorists.</text:p>
      <text:p text:style-name="P4">
And, of course, the front. I thank all our soldiers, every unit, every boost brigade for today - for today's fighting.</text:p>
      <text:p text:style-name="P4">
I will note especially six units. The Khortytsia fell-paratroopers of our powerful 80th Separate Brigade of DShV. "Tavriya"-warriors of our 23rd separate mechanized brigade, Marines of the 35th and 37th separate brigades, warriors of the 128th-equally mountain-assault Transcarpathian brigade and the 128th separate brigade of Silro ... !For strength, courage, but that you return to Ukraine the Ukrainian land and strengthen our Ukrainian will.</text:p>
      <text:p text:style-name="P4">
Glory to everyone and everyone who is now in battle, at combat posts and at combat operations!Glory to all who train our warriors!Who treats and rehabilitates defects and defenders after injuries!</text:p>
      <text:p text:style-name="P4">
Thank you all in the world who helps. And, by the way, the next "Ramstein" today has been quite effective. We are still strong!</text:p>
      <text:p text:style-name="P4">
<text:span text:style-name="T4">
Glory to Ukraine!</text:span>
</text:p>
      <text:p text:style-name="P4">
News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More "leopards", missiles for air defense and "fighter coalition": Allies summed up Ramstin-13</text:span>
</text:h>
      <text:p text:style-name="P4">
Author: ['Ольга Мосьондз']</text:p>
      <text:p text:style-name="P4">
Time: 2023-06-15T98:00:00-04:00</text:p>
      <text:p text:style-name="P4">
Description: Brussels Vidbuli Chergov, thirteen -Zustrich Contact Grupi Zwan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Tags: ['ЛЛОЙД ОСТІН. МАРК МІЛЛІ', 'МІЖНАРОДНА ДОПОМОГА УКРАЇНІ', 'ОЛЕКСІЙ РЕЗНІКОВ', 'РАМШТАЙН 13']</text:p>
      <text:p text:style-name="P4">
Category: News</text:p>
      <!--METADATA-->
      <text:p text:style-name="P4">
<draw:frame draw:style-name="fr1" draw:name="Image103" text:anchor-type="as-char" svg:width="6.9236in" svg:height="4.618711in" draw:z-index="0">
<draw:image xlink:href="../Images/AРМІЯINFORM/2023-06-15T98-00-00-04-00/230615b-017_rdax_775x517s.jpg" xlink:type="simple" xlink:show="embed" xlink:actuate="onLoad" draw:mime-type="image/jpeg"/>
</draw:frame>
General View of Themeting</text:p>
      <text:p text:style-name="P4">
In Brussels, the next, thirteenth meeting of the contact group on the Defense of Ukraine in Ramstein format took place. She, according to the Minister of Defense Shatloid Austin, took place "at a critical and historical moment" - against the backdrop of Ukraine on the liberation of its territories from Russian ash.</text:p>
      <text:p text:style-name="P4">
The ministers of defense agencies have agreed on more than 50 countries, which have been brought into the meeting - in the article by the Army.</text:p>
      <text:h text:style-name="P12" text:outline-level="3">
<text:span text:style-name="T4">
<text:span text:style-name="T4">
 Allies of Ukraine have agreed new military assistance for defense forces </text:span>
</text:span>
</text:h>
      <text:p text:style-name="P4">
Pentagon Head Lloyd Austin at a briefing following the meeting of the contact group on Defense of Ukraine in Ramstein format on June 15 <text:a xlink:type="simple" xlink:href="https://www.youtube.com/watch" text:style-name="Internet_20_link" text:visited-style-name="Visited_20_Internet_20_Link">
declared</text:a>
that the Union countries of Ukraine have agreed on new military assistance for the defense forces.</text:p>
      <text:p text:style-name="P4">
Yes, a number of countries have reported training plans for Ukrainian military and support for Ukrainian equipment. Germany and Poland reported support for Ukrainian Leopard tanks. And the Netherlands and Denmark - about progress to train Ukrainian pilots.</text:p>
      <text:p text:style-name="P4">
<text:span text:style-name="T4">
 Canada </text:span>
 <text:a xlink:type="simple" xlink:href="https://www.canada.ca/en/department-national-defence/news/2023/06/defence-minister-anita-anand-participates-in-13th-meeting-of-the-ukraine-defense-contact-group.html" text:style-name="Internet_20_link" text:visited-style-name="Visited_20_Internet_20_Link">
declared</text:a>
On the allocation of the package for $ 500 million to support Ukraine. 288 AIM-7 missiles will be awarded to Ukraine's Armed Forces to protect the sky. Also Canada:</text:p>
      <ul>
        <li>
will provide 10,000 105mm artillery shells; * continue the UNIFIER operation to train the military until 2026; * will facilitate the preparation of pilots, maintenance and support of Ukrainian F-16; * will participate in the LEOPARD 2 tanks service center in Poland.</li>
      </ul>
      <text:p text:style-name="P4">
Canadian Defense Minister Anita Anand said 116 of 200 armored machines that promised Ukraine have already been delivered, and 18 more have to deliver a tank week.</text:p>
      <text:p text:style-name="P4">
6750 assault rifles will also be delivered in the coming days; 1.1 million of cartridges 7.62 mm; 250 000 caliber cartridges 5.56 mm; 70 000 Sniper ammunition.Lloyd Austin noted that <text:span text:style-name="T4">
 Italy </text:span>
 also announced the provision of new, critical need for Ukraine. And several partners consider Ukraine support in the long run.</text:p>
      <text:p text:style-name="P4">
<text:span text:style-name="T4">
 Norway </text:span>
 and <text:span text:style-name="T4">
 Germany </text:span>
 announced packages for several years, and <text:span text:style-name="T4">
 Denmark </text:span>
 announced its package for about $ 2.6 billion for military assistance for 20124.</text:p>
      <text:p text:style-name="P4">
Lloyd Austin also recalled that the equipment received by Ukraine and weapons are consumed by Ukrainians withstand and bring victory closer.</text:p>
      <text:p text:style-name="P4">
“Patriot, Iris-T and Nasams have saved the lives of Ukrainians,” the minister emphasized, and urged the group members to continue to provide NAPPO and ammunition systems.</text:p>
      <text:p text:style-name="P4">
Mr Austin also assured that partners will provide Ukraine with this stage of assistance, but also one that the state will need a long run so that Ukraine can protect itself from further possible aggression by Russia.</text:p>
      <ul>
        <li>
Currently, it is becoming more clear that Ukraine needs strength that is compatible knowing(Western)Armed forces, ”Austin said.</li>
      </ul>
      <text:p text:style-name="P4">
In particular, as he explained, it is about plans to prepare the military. In his opinion, this will establish the foundations of future cooperations and the Armed Forces.</text:p>
      <text:p text:style-name="P4">
The head of the US defense agency also mentioned the announced new package of the United States worth more than $ 2 billion, which includes additional tubes for Patriot and HAWK systems, missiles, 105- and 203 mm. In addition, he noted that Biden President approved the transfer of the next $ 25 million benefit, which includes Nasams and Himars, additional Bradley, anti -tank weapons and more.</text:p>
      <text:p text:style-name="P4">
The Pentagon Head also emphasized the recent missile attacks of the Russians with a cover horn and flooding of large territories of Kherson region through the destruction of Kakhovskaya hydroelectric power station. He noted that they are another reminder of the devastating innocent of Russian aggression for innocent civilians.</text:p>
      <text:p text:style-name="P4">
At the same time, Mr Austin noted that Ukrainians continue to inspire all the luminosity and resistance of the aggressor, the efforts to liberate their own territories and the restoration of the sovereignty of the state, and the Armed Forces by showing the extraordinary courage and skill.</text:p>
      <text:p text:style-name="P4">
He thanked all the participants in the Ramstein format for their support for Ukraine.</text:p>
      <text:p text:style-name="P4">
But once again he said that Russian President Putin, when starting his great war on Ukraine more than a year ago, thought he would easily win - he was wrong.### <text:span text:style-name="T4">
 Fighters for Ukraine </text:span>
</text:p>
      <text:p text:style-name="P4">
The closure of the Ukrainian sky, in particular, the need to provide Ukraine with fighter generation was not for the first time voiced by the Ukrainian side, and the universities concentrated their efforts on strengthening the air defense systems for Ukraine, stating that giving fighters it is a long -term process.</text:p>
      <text:p text:style-name="P4">
However, today at the 13th meeting of the Contact Group on Assistance to Ukraine, Ramstein, Brussels, except the closure of the Ukrainian sky with the help of the Ukrainian air defense(Pentagon's head noted that strengthening the Ukrainian PPO is necessary for the protection of the civilian population and the critical infrastructure)Ukraine also received assurances from partners to start pilot training on modern fighters.  <draw:frame draw:style-name="fr1" draw:name="Image104" text:anchor-type="as-char" svg:width="6.9236in" svg:height="4.608521in" draw:z-index="0">
<draw:image xlink:href="../Images/AРМІЯINFORM/2023-06-15T98-00-00-04-00/fyqk9fmxsaepeen-2.jpg" xlink:type="simple" xlink:show="embed" xlink:actuate="onLoad" draw:mime-type="image/jpeg"/>
</draw:frame>
According to the Minister of Defense of Ukraine Alexei Reznikov after the meeting, he also wandered about the clear intention of the Allies to build a "fighter coalition".</text:p>
      <ul>
        <li>
Today I have heard very important news about the so -called "bird coalition" or "fighter coalition" ... Today we have obliged from our partners that the training will begin and that we will build the construction of this consorty together together, - Alexei Reznikov said during A common approach to the press by NATO by Jens Stoltenberg.</li>
      </ul>
      <text:p text:style-name="P4">
According to the Minister of Defense, the Ukrainians will first begin training exercises of F-16 led by the Netherlands and Denmark. And then othericraines join.</text:p>
      <ul>
        <li>
We also heard good news from our Swedish partners that he will be able to test, just test their opportunities, - Alexeyreznikov said, adding that "I am absolutely sure that we will have a" bird coalition "for the Armed Forces."</li>
      </ul>
      <text:p text:style-name="P4">
Earlier it became known that Ukrainians will go to study at the F-16. The pilots were selected, they had a number of requirements. The Ministry of Defense also named the required F-16 for Ukraine, in particular, Ukraine hopes to receive from the Winning partners about 40-50 F-16 fighters and form three or four-levels for protecting the sky.</text:p>
      <text:p text:style-name="P4">
Recall that a few weeks ago, US President Joe Biden gave good to training Ukrainian pilots to work at the F-16, and the subsequent transfer of these fighters to the Ukrainian side. The United States was categorically opposed to conversations about modern -year -olds for the Armed Forces. Also, the other day Alexei Reznikov reported that it is possible to receive from the Allies not F-16, but fighters of another type.</text:p>
      <text:h text:style-name="P12" text:outline-level="3">
<text:span text:style-name="T4">
<text:span text:style-name="T4">
 New IT Coalition for Ukraine </text:span>
“Today, my colleagues Luxembourg François Bausha and Estonia Minister Khan Hannovurus have supported my idea of creating an IT Coalition of Ramstin. They are ready to take the leadership role in creating this group, ”he wrote.</text:span>
</text:h>
      <text:h text:style-name="P12" text:outline-level="3">
<text:span text:style-name="T4">
<text:span text:style-name="T4">
 Austin commented on the Russian statements about the Russian Allies Technology </text:span>
</text:span>
</text:h>
      <text:p text:style-name="P4">
US Secretary of Defense Lloyd Austin during a meeting of the Ramstein contact group stated that the Russians show the same tuning equipment from different angles.</text:p>
      <text:p text:style-name="P4">
The head of the Pentagon noted that damage to military equipment on the field is fighting, but the Russian side is distributing photos and videos, depicting "those self -apple cars almost a thousand times from ten different angles."</text:p>
      <text:p text:style-name="P4">
“As for the loss of technique: this is war. Yes, we know that the damage of Napoli battle will be on both sides. But it is important that Ukrainians have the opportunity to display damaged equipment, to repair where possible, and return this technique to the battle. And also that they have means to continue to move forward, ”Austin said at a briefing after meeting the contact group from Ukraine's defense in Brussels.</text:p>
      <text:p text:style-name="P4">
He stressed that the damage to military equipment will continue, but "if not, Ukrainians still have many combat capabilities." Lloyd Austin also asserted that, as expected, it was a "difficult battle", but he believes in the victory of Ukraine.</text:p>
      <text:p text:style-name="P4">
<draw:frame draw:style-name="fr1" draw:name="Image105" text:anchor-type="as-char" svg:width="6.9236in" svg:height="3.935897in" draw:z-index="0">
<draw:image xlink:href="../Images/AРМІЯINFORM/2023-06-15T98-00-00-04-00/230615a-007_rdax_775x440s.jpg" xlink:type="simple" xlink:show="embed" xlink:actuate="onLoad" draw:mime-type="image/jpeg"/>
</draw:frame>
### <text:span text:style-name="T4">
 Ukraine is capable of freeing its territories </text:span>
</text:p>
      <text:p text:style-name="P4">
NATO Secretary General Jens Stoltenberg at the Ramstein Meeting Pressing Form, said that NATO representatives have decided today "how to protect and strengthen Ukraine's support. After all, Ukraine has become a counter -offensive assistance to NATO countries is important for success in the battlefield.</text:p>
      <ul>
        <li>
NATO defense ministers meet at a critical time. Ukraine has gone on a counter -offensive. We see fierce battles. This is only the beginning, but we see that Ukrainians are successful and that Ukraine is able to liberate occupied lands, "Jens Stoltenberg said.</li>
      </ul>
      <text:p text:style-name="P4">
He noted that these successes are due to the courage and skills of Ukrainian soldiers, but they also demonstrate that the support of NATO countries as they attach Ukraine to Ukraine "actually relevant on the battlefield."We will remind, the day before, on June 14, Ukraine gave a clear signal to read the invitation to NATO membership during the July Summit of the Alliance.</text:p>
      <text:p text:style-name="P4">
Reference. The meeting of the contact group for assisting Ukraine in Ramstein format was founded in the spring of 2022 after the large -scale invasion of the Russian Federation in Ukraine. On April 26, Ramstein Air Force Air Force in Germany took place a first -time consultative group. The Minister of Defense of Ukraine Oleksiy Reznikov after the meeting stated that there were "tectonic changes" in the philosophy of partners on the transmission of weapons. Since then, meetings of the advisory group have decided to conduct a month.</text:p>
      <text:p text:style-name="P4">
The previous 12th meeting took place on May 25. It discussed the strengthening of Ukrainian air defense, strengthening of "armored fist", repair production of military equipment.</text:p>
      <text:p text:style-name="P4">
On June 12, the Minister of Defense of Ukraine Alexei Reznikov spoke about expectations from the future meeting in Ramstein format. .</text:p>
      <text:p text:style-name="P4">
According to the minister, these issues will be discussed during the Ramstin's Ramstein from the Netherlands, Denmark, USA and other countries of the Defense Commander. That is why, as Alexei Reznikov noted, representatives of the Air Force of the UKRAINE took part in the Ukrainian delegation at this meeting.</text:p>
      <text:p text:style-name="P4">
<text:span text:style-name="T5">
Opto press service of NATO, Brussels</text:span>
</text:p>
      <text:p text:style-name="P4">
News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Shmigal got acquainted with the process of recovery of the waterwater in Nikolaev</text:span>
</text:h>
      <text:p text:style-name="P4">
Authors: Ukrinform (Person)</text:p>
      <text:p text:style-name="P4">
Publisher: Укринформ (Organization)</text:p>
      <text:p text:style-name="P4">
Published Time: 2023-06-16T-13:54:00+03:00</text:p>
      <text:p text:style-name="P4">
Modified Time: 2023-06-16T17:54:00+03:00</text:p>
      <text:p text:style-name="P4">
Description: Prime Minister of Ukraine Denis Shmigal got acquainted with the process of restoring the waterwater in Nikolaev. - Ukrinform.</text:p>
      <text:p text:style-name="P4">
Images: ['<text:a xlink:type="simple" xlink:href="https://static.ukrinform.com/photos/2023_06/thumb_files/630_360_1686927173-880.jpg" text:style-name="Internet_20_link" text:visited-style-name="Visited_20_Internet_20_Link">
630_360_16869...</text:a>
']</text:p>
      <text:p text:style-name="P4">
Tags: ['Миколаївщина', 'Шмигаль', 'Водогін']</text:p>
      <text:p text:style-name="P4">
Type: Article</text:p>
      <!--METADATA-->
      <text:p text:style-name="P4">
<draw:frame draw:style-name="fr1" draw:name="Image106" text:anchor-type="as-char" svg:width="6.9236in" svg:height="3.956343in" draw:z-index="0">
<draw:image xlink:href="../Images/yкринформ/2023-06-16T-13-54-00-03-00/630_360_1686927173-880.jpg" xlink:type="simple" xlink:show="embed" xlink:actuate="onLoad" draw:mime-type="image/jpeg"/>
</draw:frame>
The Prime Minister of Ukraine Denis Shmigal got acquainted with the process of restoration of the Mimkoje Aquarius.</text:p>
      <text:p text:style-name="P4">
He wrote about it in <text:a xlink:type="simple" xlink:href="https://t.me/Denys_Smyhal/5411" text:style-name="Internet_20_link" text:visited-style-name="Visited_20_Internet_20_Link">
telegram</text:a>
, reports Ukrinform.</text:p>
      <text:p text:style-name="P4">
"A full restoration of water supply in Nikolaev is one of the priority reconstruction rates in the region. During a working trip, they got acquainted with its realization," Shmigal said.</text:p>
      <text:p text:style-name="P4">
He recalled that as a result of hostilities and Russian <text:a xlink:type="simple" xlink:href="https://www.ukrinform.ua/tag-obstril" text:style-name="Internet_20_link" text:visited-style-name="Visited_20_Internet_20_Link">
shelling</text:a>
Last year, the water supply lines were damaged, and then the centralized supply of technical water was provided promptly. "Now we restore water supply for drinking needs," said the head.</text:p>
      <text:p text:style-name="P4">
He also noted that last week the Cabinet allocated 120 million for this project. Shmigal thanked the partners, including Denmark, for their assistance with equipment.</text:p>
      <text:p text:style-name="P4">
"Thanks to the implementation of the project, we will be able to achieve the necessary indicators of quality of drinking water and return its supply to Nikolaev," - summarized the prime minister.</text:p>
      <text:p text:style-name="P4">
<text:span text:style-name="T4">
 Read also: </text:span>
 <text:a xlink:type="simple" xlink:href="https://www.ukrinform.ua/rubric-regions/3723824-pisla-pidrivu-kahovskoi-ges-z-mikolaivsini-evakuuvali-do-tisaci-ludej.html" text:style-name="Internet_20_link" text:visited-style-name="Visited_20_Internet_20_Link">
after blasting the Kakhovka hydroelectric power station with <text:span text:style-name="T4">
 Nikolaev </text:span>
 Zhniniyevachaya to a thousand people</text:a>
As reported by Ukrinform, on April 12, 2022, the city remained without centralized water supply due to the invaders of Dnipro - Mykolaiv. It was restored in a month, but in the faucets only the technical point flows, which through its salinity corrodes the pipeline.</text:p>
      <text:p text:style-name="P4">
In May 2023, Mykolaiv region signed a memorandum with Denmark about the reconstruction.</text:p>
      <text:p text:style-name="P4">
News Source: <text:a xlink:type="simple" xlink:href="https://www.ukrinform.ua/rubric-vidbudova/3723897-smigal-oznajomivsa-z-procesom-vidnovlenna-vodovodu-u-mikolaevi.html" text:style-name="Internet_20_link" text:visited-style-name="Visited_20_Internet_20_Link">
https://www.ukrinform.ua/rubric-vidbudova/3723897-smigal-oznajomivsa-z-procesom-vidnovlenna-vodovodu-u-mikolaevi.html</text:a>
</text:p>
      <!--NEWS-->
      <text:h text:style-name="P10" text:outline-level="1">
<text:span text:style-name="T4">
The Fencing Federation of Ukraine demands to deprive Russia of membership in the International Federation</text:span>
</text:h>
      <text:p text:style-name="P4">
Authors: Ukrinform (Person)</text:p>
      <text:p text:style-name="P4">
Publisher: Укринформ (Organization)</text:p>
      <text:p text:style-name="P4">
Published Time: 2023-06-16T-15:37:00+03:00</text:p>
      <text:p text:style-name="P4">
Modified Time: 2023-06-16T16:37:00+03:00</text:p>
      <text:p text:style-name="P4">
Description: The Fencing Federation of Ukraine has filed a complaint with the International Federation Federation (FI) demanding to deprive the Federation of Fencing Russia (FFR) membership in the organization. - Ukrinform.</text:p>
      <text:p text:style-name="P4">
Images: ['<text:a xlink:type="simple" xlink:href="https://static.ukrinform.com/photos/2023_06/thumb_files/630_360_1686922617-470.jpeg" text:style-name="Internet_20_link" text:visited-style-name="Visited_20_Internet_20_Link">
630_360_16869...</text:a>
']</text:p>
      <text:p text:style-name="P4">
Tags: ['Фехтування']</text:p>
      <text:p text:style-name="P4">
Type: Article</text:p>
      <!--METADATA-->
      <text:p text:style-name="P4">
<draw:frame draw:style-name="fr1" draw:name="Image107" text:anchor-type="as-char" svg:width="6.9236in" svg:height="3.956343in" draw:z-index="0">
<draw:image xlink:href="../Images/yкринформ/2023-06-16T-15-37-00-03-00/630_360_1686922617-470.jpeg" xlink:type="simple" xlink:show="embed" xlink:actuate="onLoad" draw:mime-type="image/jpeg"/>
</draw:frame>
The Fencing Federation of Ukraine has filed a complaint with the International Federation of Fencing(OR)demanding to deprive of fencing fencing(FFR)Membership of the Organization.</text:p>
      <text:p text:style-name="P4">
This was reported <text:a xlink:type="simple" xlink:href="https://www.nffu.org.ua/competition/2023_16_06_uff_complaint_to_fie/" text:style-name="Internet_20_link" text:visited-style-name="Visited_20_Internet_20_Link">
press service</text:a>
Fencing of Ukraine, reports Ukrinform.</text:p>
      <text:p text:style-name="P4">
"As is known, on December 13, 2022, the Ministry of Sports of the Russian Federation issued an order according to which Russian sports federations for" the fastest integration of the Russian Federation "were to be created under their jurisdiction of the department in such a" Donetsk People's Republic "," Lugansk People's Republic "," The Republic of Crimea and the city of Sevastopol, which was immediately fulfilled by the Russian fencing federation, confirming not only its close connection with the authorities, but also support aggression against Ukraine. The information about this is posted on the official organization of the organization, together with the data on 37 fencers, who, as representatives of the common illegitimate cells, were included in the list of candidates of the UNational National Aggressor States for 2023 with the news about their participation of the Federation.</text:p>
      <text:p text:style-name="P4">
The statement emphasized that the inaction of Fie would mean supporting the occupation of Ukraine and Russia's actions.</text:p>
      <text:p text:style-name="P4">
The fencing Federation of Ukraine is convinced that such actions undermine the basic organization of international sports. The inaction of the international federation of personality will mean the recognition of the FFR, together with its illegal structural units in the annexed territory and the actual support of the annexation of the tube, will cast a shadow on the entire fencing community. The Russian Federation has occupied the Ukrainian territories, killing our citizens, and its fencing is active in the occupied territory, rudely regulating the rules of international and sports law. The fencing Federation of Ukraine requires the International Fencing Federation of immediate action of regions of the Russian Fencing Federation from Fie, ”explained Mikhail Ilyashev, presidentialfederation of fencing of Ukraine.</text:p>
      <text:p text:style-name="P4">
<text:span text:style-name="T4">
 Read also: </text:span>
 <text:a xlink:type="simple" xlink:href="https://www.ukrinform.ua/rubric-sports/3714674-zinoca-zbirna-ukraini-z-fehtuvanna-na-rapirah-zdobula-sriblo-na-evro-u23.html" text:style-name="Internet_20_link" text:visited-style-name="Visited_20_Internet_20_Link">
women's national team of Ukraine with <text:span text:style-name="T4">
 fencing </text:span>
 on rapirics won "silver" on Euro U23</text:a>
</text:p>
      <text:p text:style-name="P4">
Photo: Insidethegames.biz</text:p>
      <text:p text:style-name="P4">
News Source: <text:a xlink:type="simple" xlink:href="https://www.ukrinform.ua/rubric-sports/3723852-federacia-fehtuvanna-ukraini-vimagae-pozbaviti-rosiu-clenstva-v-miznarodnij-federacii.html" text:style-name="Internet_20_link" text:visited-style-name="Visited_20_Internet_20_Link">
https://www.ukrinform.ua/rubric-sports/3723852-federacia-fehtuvanna-ukraini-vimagae-pozbaviti-rosiu-clenstva-v-miznarodnij-federacii.html</text:a>
</text:p>
      <!--NEWS-->
      <text:h text:style-name="P10" text:outline-level="1">
<text:span text:style-name="T4">
Enzo Maresska is a new head coach "Lester"</text:span>
</text:h>
      <text:p text:style-name="P4">
Authors: Ukrinform (Person)</text:p>
      <text:p text:style-name="P4">
Publisher: Укринформ (Organization)</text:p>
      <text:p text:style-name="P4">
Published Time: 2023-06-16T-1:26:00+03:00</text:p>
      <text:p text:style-name="P4">
Modified Time: 2023-06-16T21:26:00+03:00</text:p>
      <text:p text:style-name="P4">
Description: The contract is calculated by 2026. - Ukrinform.</text:p>
      <text:p text:style-name="P4">
Images: ['<text:a xlink:type="simple" xlink:href="https://static.ukrinform.com/photos/2023_06/thumb_files/630_360_1686940056-636.jpg" text:style-name="Internet_20_link" text:visited-style-name="Visited_20_Internet_20_Link">
630_360_16869...</text:a>
']</text:p>
      <text:p text:style-name="P4">
Tags: ['Футбол']</text:p>
      <text:p text:style-name="P4">
Type: Article</text:p>
      <!--METADATA-->
      <text:p text:style-name="P4">
<draw:frame draw:style-name="fr1" draw:name="Image108" text:anchor-type="as-char" svg:width="6.9236in" svg:height="3.956343in" draw:z-index="0">
<draw:image xlink:href="../Images/yкринформ/2023-06-16T-1-26-00-03-00/630_360_1686940056-636.jpg" xlink:type="simple" xlink:show="embed" xlink:actuate="onLoad" draw:mime-type="image/jpeg"/>
</draw:frame>
Contract until 2026.</text:p>
      <text:p text:style-name="P4">
Pepa Guardiola's assistant in Manchester City Entzo Maresska officially became the new head coach of Lester, <text:a xlink:type="simple" xlink:href="https://www.lcfc.com/news/3540588" text:style-name="Internet_20_link" text:visited-style-name="Visited_20_Internet_20_Link">
reports</text:a>
The club's press service, reports Ukrinform.</text:p>
      <text:p text:style-name="P4">
A 43-year-old specialist has signed a three-year contract with "foxes".</text:p>
      <text:p text:style-name="P4">
“Our initial goal is to play as best as possible. So we will be able to build a day of our idea and our philosophy, and most importantly - to try to get the result. We will be set by 100%because Leicester deserves it. It is a fashion, our duty. Then, as I said, day by day, step by step, we will definitely improve, ”Maresska said.</text:p>
      <text:p text:style-name="P4">
Leicester's first training under the guidance of a new trainer will take place on July 3.</text:p>
      <text:p text:style-name="P4">
<text:span text:style-name="T4">
 Read also: </text:span>
 <text:a xlink:type="simple" xlink:href="https://www.ukrinform.ua/rubric-sports/3715332-lester-i-lids-viletili-v-cempionsip-za-pidsumkami-sezonu-202223.html" text:style-name="Internet_20_link" text:visited-style-name="Visited_20_Internet_20_Link">
"<text:span text:style-name="T4">
 Lester </text:span>
" and "Leds" flew to the championship with the suside of the season 2022/23</text:a>
As reported by Ukrinform, Lester will spend the next season in the championship, the team departed from the APL in the current campaign.</text:p>
      <text:p text:style-name="P4">
Photo: lcfc.com</text:p>
      <text:p text:style-name="P4">
News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Communities will receive nearly ₴ 4.48 billion subsidies for the restoration and development of infrastructure</text:span>
</text:h>
      <text:p text:style-name="P4">
Authors: Ukrinform (Person)</text:p>
      <text:p text:style-name="P4">
Publisher: Укринформ (Organization)</text:p>
      <text:p text:style-name="P4">
Published Time: 2023-06-16T-2:22:46+03:00</text:p>
      <text:p text:style-name="P4">
Modified Time: 2023-06-16T21:22:46+03:00</text:p>
      <text:p text:style-name="P4">
Description: The Government has approved the order and conditions of distribution of almost UAH 4.48 billion of subsidies to local budgets for the restoration and development of infrastructure. - Ukrinform.</text:p>
      <text:p text:style-name="P4">
Images: ['<text:a xlink:type="simple" xlink:href="https://static.ukrinform.com/photos/2020_09/thumb_files/630_360_1601066264-898.jpg" text:style-name="Internet_20_link" text:visited-style-name="Visited_20_Internet_20_Link">
630_360_16010...</text:a>
']</text:p>
      <text:p text:style-name="P4">
Tags: ['Інвестиції', 'Мінінфраструктури', 'Гроші']</text:p>
      <text:p text:style-name="P4">
Type: Article</text:p>
      <!--METADATA-->
      <text:p text:style-name="P4">
<draw:frame draw:style-name="fr1" draw:name="Image110" text:anchor-type="as-char" svg:width="6.9236in" svg:height="3.949857in" draw:z-index="0">
<draw:image xlink:href="../Images/yкринформ/2023-06-16T-2-22-46-03-00/630_360_1601066264-898.jpg" xlink:type="simple" xlink:show="embed" xlink:actuate="onLoad" draw:mime-type="image/jpeg"/>
</draw:frame>
The government has approved the order and conditions of distribution of almost UAH 4.48 billion to subvention to local budgets for the restoration and development of infrastructure.</text:p>
      <text:p text:style-name="P4">
This was reported on <text:a xlink:type="simple" xlink:href="https://www.kmu.gov.ua/news/mininfrastruktury-hromady-otrymaiut-maizhe-448-miliarda-hryven-subventsii-na-vidnovlennia-ta-rozvytok-infrastruktury" text:style-name="Internet_20_link" text:visited-style-name="Visited_20_Internet_20_Link">
the government portal site</text:a>
, reports Ukrinform.</text:p>
      <text:p text:style-name="P4">
"The priority in the division of a subsidy will be given to those areas that have been most compared as a result of a full -scale invasion of the Russian Federation," - informs the utilityfrastructure.</text:p>
      <text:p text:style-name="P4">
<text:span text:style-name="T4">
 Read also: </text:span>
 <text:a xlink:type="simple" xlink:href="https://www.ukrinform.ua/rubric-vidbudova/3723719-urad-spramovue-66-milarda-na-vidnovlenna-infrastrukturi-u-vosmi-oblastah.html" text:style-name="Internet_20_link" text:visited-style-name="Visited_20_Internet_20_Link">
the government directs 6.6 billion to restore the infrastructure of eight regions</text:a>
It is reported that the source of the subsidy was the remnants of the European Investment Bank allocated last year. These funds will be directed to the restoration of spinners, hospitals, housing, housing facilities.</text:p>
      <text:p text:style-name="P4">
In order to obtain a subsidy, communities must submit to the regional military administrations(This)and Kyiv City Military Administration(Kmy)Lists of desired projects.</text:p>
      <text:p text:style-name="P4">
In the future, on the basis of proposals of the OVA and KMVA communities, they will form a list of projects and will be submitted to the Ministry of Community Development, infrastructure.</text:p>
      <text:p text:style-name="P4">
<text:span text:style-name="T4">
 Read also: </text:span>
 [Ministry of Defense and EIB start selection of projects from there(https://www.ukrinform.ua/rubric-vidbudova/3713642-minvidnovlenna-ta-eib-rozpocinaut-vidbir-proektiv-z-vidbudovi.html)"The selection will be carried out taking into account the expediency, efficiency of the tactfulness of the projects to meet the basic needs of the population of communities,"</text:p>
      <text:p text:style-name="P4">
It is noted that after approval of the final list of projects of the Suminfrastructure, Ova and KMVA will approve the final list of projects, which will then be sent to the European Investment Bank.</text:p>
      <text:p text:style-name="P4">
The management of all the selected projects for the restoration and development of infrastructurism will be used using the DREAM digital control system to ensure transparency.</text:p>
      <text:p text:style-name="P4">
As reported by Ukrinform, the government will send UAH 6.6 billion from the Fund for the liquidation of armed aggression for infrastructure restoration in 8 oblasts.</text:p>
      <text:p text:style-name="P4">
News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To establish communication with the Ombudsman of Hungary has not yet turned out - Lubinets</text:span>
</text:h>
      <text:p text:style-name="P4">
Authors: Ukrinform (Person)</text:p>
      <text:p text:style-name="P4">
Publisher: Укринформ (Organization)</text:p>
      <text:p text:style-name="P4">
Published Time: 2023-06-16T-3:14:00+03:00</text:p>
      <text:p text:style-name="P4">
Modified Time: 2023-06-16T21:14:00+03:00</text:p>
      <text:p text:style-name="P4">
Description: The Hungarian Ombudsman has not yet been in contact with the return of Ukrainian prisoners of war. - Ukrinform.</text:p>
      <text:p text:style-name="P4">
Images: ['<text:a xlink:type="simple" xlink:href="https://static.ukrinform.com/photos/2023_05/thumb_files/630_360_1683218234-452.jpg" text:style-name="Internet_20_link" text:visited-style-name="Visited_20_Internet_20_Link">
630_360_16832...</text:a>
']</text:p>
      <text:p text:style-name="P4">
Tags: ['Угорщина', 'Полонені', 'Дмитро Лубінець', 'Єдині новини']</text:p>
      <text:p text:style-name="P4">
Type: Article</text:p>
      <!--METADATA-->
      <text:p text:style-name="P4">
<draw:frame draw:style-name="fr1" draw:name="Image111" text:anchor-type="as-char" svg:width="6.9236in" svg:height="3.956343in" draw:z-index="0">
<draw:image xlink:href="../Images/yкринформ/2023-06-16T-3-14-00-03-00/630_360_1683218234-452.jpg" xlink:type="simple" xlink:show="embed" xlink:actuate="onLoad" draw:mime-type="image/jpeg"/>
</draw:frame>
Hungarian Ombudsman has not yet been in contact with the case of returning Ukrainian towolf.</text:p>
      <text:p text:style-name="P4">
The Commissioner for Human Rights Dmitry Lubinets informed about it in the Eviritelaphone "One News".</text:p>
      <text:p text:style-name="P4">
"The Hungarian side did not go to our office. I personally initiated the communication with the Ombudsman of Hungary. We even worked his separate train to Ukraine. And that ended with nothing," he said.</text:p>
      <text:p text:style-name="P4">
<text:span text:style-name="T4">
 Read also: </text:span>
 <text:span text:style-name="T4">
 <text:a xlink:type="simple" xlink:href="https://www.ukrinform.ua/rubric-world/3723540-u-orbana-kazut-so-ne-znali-pro-peredacu-ukrainskih-polonenih-z-rosii.html" text:style-name="Internet_20_link" text:visited-style-name="Visited_20_Internet_20_Link">
Orbana is said to be unaware of the transfer of Ukrainian ones from Russia</text:a>
</text:span>
</text:p>
      <text:p text:style-name="P4">
According to Lubin, the purpose of Hungary in this case is to play the Russians.</text:p>
      <text:p text:style-name="P4">
"To show that, they say, the Russians are ready to return to Hungary the citizens of Ukraine," he explained.</text:p>
      <text:p text:style-name="P4">
<text:span text:style-name="T4">
 Read also: </text:span>
 <text:span text:style-name="T4">
 <text:a xlink:type="simple" xlink:href="https://www.ukrinform.ua/rubric-polytics/3720617-mzs-vimagae-v-ugorsini-detalnu-informaciu-pro-zvilnenih-polonenih-i-dostupu-do-nih-konsula.html" text:style-name="Internet_20_link" text:visited-style-name="Visited_20_Internet_20_Link">
Russia transferred 11 Ukrainian prisoners to Hungary - MZSVAGE INFORMATION</text:a>
</text:span>
</text:p>
      <text:p text:style-name="P4">
At the same time, the Commissioner noted that all Ukrainian <text:span text:style-name="T4">
 [prisoners of war] were identified(https://www.ukrinform.ua/tag-poloneni)</text:span>
 - officials, but it is impossible to disclose this information. He added that they are still prevented by the Ukrainian ambassador, and the Hungarians do not make contact with Ukraine as the subject of the case.</text:p>
      <text:p text:style-name="P4">
As reported by Ukrinoform, the location of 11 prisoners' defenders, which is held in Hungary, was established.</text:p>
      <text:p text:style-name="P4">
News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Zelensky invited Africa countries to join the Ukrainian formula of peace</text:span>
</text:h>
      <text:p text:style-name="P4">
Authors: Ukrinform (Person)</text:p>
      <text:p text:style-name="P4">
Publisher: Укринформ (Organization)</text:p>
      <text:p text:style-name="P4">
Published Time: 2023-06-16T-4:07:00+03:00</text:p>
      <text:p text:style-name="P4">
Modified Time: 2023-06-16T21:07:00+03:00</text:p>
      <text:p text:style-name="P4">
Description: President Volodymyr Zelenskyy has invited the countries of the African continent to join the Global Peace Summit based on the Ukrainian Peace Formula. - Ukrinform.</text:p>
      <text:p text:style-name="P4">
Images: ['<text:a xlink:type="simple" xlink:href="https://static.ukrinform.com/photos/2023_06/thumb_files/630_360_1686938443-496.jpg" text:style-name="Internet_20_link" text:visited-style-name="Visited_20_Internet_20_Link">
630_360_16869...</text:a>
']</text:p>
      <text:p text:style-name="P4">
Tags: ['Африка', 'Зеленський', 'Формула миру']</text:p>
      <text:p text:style-name="P4">
Type: Article</text:p>
      <!--METADATA-->
      <text:p text:style-name="P4">
<draw:frame draw:style-name="fr1" draw:name="Image112" text:anchor-type="as-char" svg:width="6.9236in" svg:height="3.956343in" draw:z-index="0">
<draw:image xlink:href="../Images/yкринформ/2023-06-16T-4-07-00-03-00/630_360_1686938443-496.jpg" xlink:type="simple" xlink:show="embed" xlink:actuate="onLoad" draw:mime-type="image/jpeg"/>
</draw:frame>
The Presidential Lordimir Zelensky invited the countries of the African continent to join the print world of peace on the basis of the Ukrainian formula of peace.</text:p>
      <text:p text:style-name="P4">
He told about it during a press conference with the leaders of African states UKIEV, Ukrinform correspondent reports.</text:p>
      <text:p text:style-name="P4">
“I am grateful to the participants of our meeting for supporting the principle of territorial concern of states and the protection of nations from aggression. And today we saw the perspective of our work on specific points of the formula of peace. Of course, he was asking the states of Africa to participate in the Global Peace Summit, which we blink, ”Zelensky said.</text:p>
      <text:p text:style-name="P4">
<text:a xlink:type="simple" xlink:href="https://t.me/OP_UA/9739" text:style-name="Internet_20_link" text:visited-style-name="Visited_20_Internet_20_Link">
Video: OP</text:a>
*!(https://www.ukrinform.ua/rubric-polytics/3723968-prezident-par-predstaviv-u-kievi-afrikanskij-plan-dosagnenna-miru-z-10-punktiv.html)He stressed that the proposals of leaders of different states from different continents are very important for the basis, which should be built on the formula of peace of Ukraine.</text:p>
      <text:p text:style-name="P4">
The Head of State seeks that the Global Peace Summit is joined as possible and managed to be organized as soon as possible, however, according to the President, it is not easy.</text:p>
      <text:p text:style-name="P4">
</text:p>
      <text:p text:style-name="P4">
At the same time, Zelensky added that he sees the points where we can cooperate with Zfrican colleagues.</text:p>
      <text:p text:style-name="P4">
<text:span text:style-name="T4">
 Read also: </text:span>
 [to diplomacy from the Russian Federation we will not reach until the Russians are inserted territory - <text:span text:style-name="T4">
 Zelens </text:span>
(https://www.ukrinform.ua/rubric-polytics/3723962-do-diplomatii-z-rf-mi-ne-dijdemo-poki-rosiani-budut-na-nasij-teritorii-zelenskij.html)He also expressed his hope for the organization and holding of the Africa summit in the future.</text:p>
      <text:p text:style-name="P4">
“I wanted to hold a summit very much, and today I spoke again, Ukraine-Africa. I think that African countries need to know, we need to be straight, ”the President said.</text:p>
      <text:p text:style-name="P4">
It was reported <text:a xlink:type="simple" xlink:href="https://www.ukrinform.ua/rubric-polytics/3723955-zelenskij-u-kievi-zustrivsa-z-predstavnikami-semi-afrikanskih-derzav.html" text:style-name="Internet_20_link" text:visited-style-name="Visited_20_Internet_20_Link">
on Friday Ukraine on a visit</text:a>
President of the Union Islands Azali Asumani, President of the South African Republicyril Ramafos, President of the Republic of Senegal Mci Sall, President of Republicampia Khakicinde Hacchylem, Prime Minister of Arabic Republic and Specialist Republica Ki Uganda Rukhakan Rugunda.</text:p>
      <text:p text:style-name="P4">
News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The U21 national team played in the final sparring in front of the Euro-2023 youth football</text:span>
</text:h>
      <text:p text:style-name="P4">
Authors: Ukrinform (Person)</text:p>
      <text:p text:style-name="P4">
Publisher: Укринформ (Organization)</text:p>
      <text:p text:style-name="P4">
Published Time: 2023-06-16T-5:04:37+03:00</text:p>
      <text:p text:style-name="P4">
Modified Time: 2023-06-16T21:04:37+03:00</text:p>
      <text:p text:style-name="P4">
Description: The Ukrainians played a draw with Ireland. - Ukrinform.</text:p>
      <text:p text:style-name="P4">
Images: ['<text:a xlink:type="simple" xlink:href="https://static.ukrinform.com/photos/2023_06/thumb_files/630_360_1686938545-510.jpg" text:style-name="Internet_20_link" text:visited-style-name="Visited_20_Internet_20_Link">
630_360_16869...</text:a>
']</text:p>
      <text:p text:style-name="P4">
Tags: ['Футбол']</text:p>
      <text:p text:style-name="P4">
Type: Article</text:p>
      <!--METADATA-->
      <text:p text:style-name="P4">
<draw:frame draw:style-name="fr1" draw:name="Image114" text:anchor-type="as-char" svg:width="6.9236in" svg:height="3.956343in" draw:z-index="0">
<draw:image xlink:href="../Images/yкринформ/2023-06-16T-5-04-37-03-00/630_360_1686938545-510.jpg" xlink:type="simple" xlink:show="embed" xlink:actuate="onLoad" draw:mime-type="image/jpeg"/>
</draw:frame>
The Ukrainian was drawing with Ireland.</text:p>
      <text:p text:style-name="P4">
The youth team of Ukraine conducted the final sparring before the U21 championships began, Ruslana Rotan's wards played a draw with Ireland - 2: 2, reports Ukrinform.</text:p>
      <text:p text:style-name="P4">
Ukrainians have lost their advantage twice throughout the match. In the first half, the creek was scored by midfielder Artem Bondarenko, in the second, Danilo Sican was 11-meter-realized.</text:p>
      <text:p text:style-name="P4">
On Wednesday, June 21, the Blue and Yellows start at the euro match of the first round of anti-Chorvis.</text:p>
      <text:p text:style-name="P4">
<text:span text:style-name="T4">
 Read also: </text:span>
 <text:a xlink:type="simple" xlink:href="https://www.ukrinform.ua/rubric-sports/3723769-futbolnij-matc-vidboru-evro-ukraina-malta-rozsudat-francuzi.html" text:style-name="Internet_20_link" text:visited-style-name="Visited_20_Internet_20_Link">
Football match selection of Euro Ukraine - Malta Disgust French</text:a>
Romania and record -registering from Spain also came to one group with the team.</text:p>
      <text:p text:style-name="P4">
Photo: uaf.ua</text:p>
      <text:p text:style-name="P4">
News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The Defense Ministry has adjusted a plan of measures to mine agricultural land</text:span>
</text:h>
      <text:p text:style-name="P4">
Authors: Ukrinform (Person)</text:p>
      <text:p text:style-name="P4">
Publisher: Укринформ (Organization)</text:p>
      <text:p text:style-name="P4">
Published Time: 2023-06-16T-6:03:00+03:00</text:p>
      <text:p text:style-name="P4">
Modified Time: 2023-06-16T21:03:00+03:00</text:p>
      <text:p text:style-name="P4">
Description: The Ministry of Defense hosted a meeting of a national body for mine activities, during which they considered the issues of correction of the plan of measures to mine agricultural land. - Ukrinform.</text:p>
      <text:p text:style-name="P4">
Images: ['<text:a xlink:type="simple" xlink:href="https://static.ukrinform.com/photos/2023_05/thumb_files/630_360_1683207177-974.jpg" text:style-name="Internet_20_link" text:visited-style-name="Visited_20_Internet_20_Link">
630_360_16832...</text:a>
']</text:p>
      <text:p text:style-name="P4">
Tags: ['Міноборони', 'Розмінування', 'Юлія Свириденко']</text:p>
      <text:p text:style-name="P4">
Type: Article</text:p>
      <!--METADATA-->
      <text:p text:style-name="P4">
<draw:frame draw:style-name="fr1" draw:name="Image115" text:anchor-type="as-char" svg:width="6.9236in" svg:height="3.956343in" draw:z-index="0">
<draw:image xlink:href="../Images/yкринформ/2023-06-16T-6-03-00-03-00/630_360_1683207177-974.jpg" xlink:type="simple" xlink:show="embed" xlink:actuate="onLoad" draw:mime-type="image/jpeg"/>
</draw:frame>
The Ministry of Defense took place a meeting of the national body for reservoirs, during which they considered the issues of correction of plannings for mine mineralization.</text:p>
      <text:p text:style-name="P4">
As Ukrinform reports, about it in <text:a xlink:type="simple" xlink:href="https://t.me/Pavliuk_KSV/4517" text:style-name="Internet_20_link" text:visited-style-name="Visited_20_Internet_20_Link">
telegram</text:a>
The First Deputy Minister of Defense of Ukraine Oleksandr Pavlyuk reports.</text:p>
      <text:p text:style-name="P4">
“They held a meeting of the national body on minetory activities. Together, the first Viceremier -Minister of Economy Yulia Sviridenko, Tappilicamen, considered the issues of correction of planning for agricultural land. Also, the list of settlements for non -technical examination, further marking and implementation of technical inspection, demining measures was also specified(cleaning)”, - Pavlyuk said.</text:p>
      <text:p text:style-name="P4">
*!(https://www.ukrinform.ua/rubric-regions/3723863-grupi-rozminuvanna-obstezili-blizko-100-gektariv-u-hersonskomu-rajoni-ostriv.html)As it is noted, they also discussed the creation of a national program on reservoir activities, as well as identified further steps, which need to be implemented for the proper work of the system of recognition of professional qualification by the profession of "sapper" for miners for experts of mine -activity, who received informal education in the specified area.</text:p>
      <text:p text:style-name="P4">
As reported by Ukrinform, from June 3 to June 9, the territories of Ukraine were examined by 1524 hectares of the terrain more than 1,100 explosive objects from June 3 to June 9.</text:p>
      <text:p text:style-name="P4">
News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Blinken called the "horrific irony" shelling of Kiev during the visit of African leaders</text:span>
</text:h>
      <text:p text:style-name="P4">
Authors: Ukrinform (Person)</text:p>
      <text:p text:style-name="P4">
Publisher: Укринформ (Organization)</text:p>
      <text:p text:style-name="P4">
Published Time: 2023-06-16T-7:00:00+03:00</text:p>
      <text:p text:style-name="P4">
Modified Time: 2023-06-16T21:00:00+03:00</text:p>
      <text:p text:style-name="P4">
Description: The US Secretary of State called a manifestation of a horrific irony rocket firing of the Ukrainian capital when representatives of several African countries were there. - Ukrinform.</text:p>
      <text:p text:style-name="P4">
Images: ['<text:a xlink:type="simple" xlink:href="https://static.ukrinform.com/photos/2022_03/thumb_files/630_360_1647551091-634.jpg" text:style-name="Internet_20_link" text:visited-style-name="Visited_20_Internet_20_Link">
630_360_16475...</text:a>
']</text:p>
      <text:p text:style-name="P4">
Tags: ['США', 'Київ', 'Блінкен', 'Ракетний удар']</text:p>
      <text:p text:style-name="P4">
Type: Article</text:p>
      <!--METADATA-->
      <text:p text:style-name="P4">
<draw:frame draw:style-name="fr1" draw:name="Image116" text:anchor-type="as-char" svg:width="6.9236in" svg:height="3.956343in" draw:z-index="0">
<draw:image xlink:href="../Images/yкринформ/2023-06-16T-7-00-00-03-00/630_360_1647551091-634.jpg" xlink:type="simple" xlink:show="embed" xlink:actuate="onLoad" draw:mime-type="image/jpeg"/>
</draw:frame>
The US Secretary of State called a manifestation of a horrific irony of rocket firing of the Ukrainian page when there were representatives of several African countries.</text:p>
      <text:p text:style-name="P4">
Anthony Blinken said this on Friday in Washington, Ukrinform's own correspondent reports.</text:p>
      <text:p text:style-name="P4">
“There are now six or seven African countries in Ukraine that are also trying to promote this(peaceful - ed.)suggestion. I would be a distinguished irony of the fact that while they were in Kiev, even more Russian missiles came to the Ukrainian capital, ”the situation of head of American diplomacy commented.</text:p>
      <text:p text:style-name="P4">
<text:span text:style-name="T4">
 Read also: </text:span>
 <text:a xlink:type="simple" xlink:href="https://www.ukrinform.ua/rubric-world/3723957-stati-ne-bacat-zodnih-oznak-so-rosia-gotova-zastosovuvati-adernu-zbrou-blinken.html" text:style-name="Internet_20_link" text:visited-style-name="Visited_20_Internet_20_Link">
States do not see any signs that Russia is ready to use nuclear weapons - <text:span text:style-name="T4">
 Blinken </text:span>
</text:a>
He also noted that the United States supports the peaceful initiatives of other countries, but only those that are aimed at establishing a fair and strong mir.</text:p>
      <text:p text:style-name="P4">
"But, as in the case of many countries, we want to make sure that no one is not free to fire in the fire," the US Secretary of State said.</text:p>
      <text:p text:style-name="P4">
As reported by Ukrinform, <text:a xlink:type="simple" xlink:href="https://www.ukrinform.ua/rubric-polytics/3723955-zelenskij-u-kievi-zustrivsa-z-predstavnikami-semi-afrikanskih-derzav.html" text:style-name="Internet_20_link" text:visited-style-name="Visited_20_Internet_20_Link">
President of Ukraine Volodymyr Zelenskyi on Friday has negotiated peaceful peace</text:a>
In Ukraine with representatives of the South African Republic, the Union of Comoros, Egypt, Senegal, Zambia, Congo Jughand. The President of South Africa presented in Kiev the African peace plan from 10 points. At the same time, the representatives of African countries had to hide the poor man during his visit through the shelling of Russia by ballistic missiles of the Ukrainian capital.</text:p>
      <text:p text:style-name="P4">
News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We will not reach diplomacy from the Russian Federation while the Russians are in our territory - Zelensky</text:span>
</text:h>
      <text:p text:style-name="P4">
Authors: Ukrinform (Person)</text:p>
      <text:p text:style-name="P4">
Publisher: Укринформ (Organization)</text:p>
      <text:p text:style-name="P4">
Published Time: 2023-06-16T-9:17:00+03:00</text:p>
      <text:p text:style-name="P4">
Modified Time: 2023-06-16T20:17:00+03:00</text:p>
      <text:p text:style-name="P4">
Description: The Russian Federation considers the possibility of negotiations to freeze conflict and accumulate forces and further expand its aggression. - Ukrinform.</text:p>
      <text:p text:style-name="P4">
Images: ['<text:a xlink:type="simple" xlink:href="https://static.ukrinform.com/photos/2023_06/thumb_files/630_360_1686937100-577.jpg" text:style-name="Internet_20_link" text:visited-style-name="Visited_20_Internet_20_Link">
630_360_16869...</text:a>
']</text:p>
      <text:p text:style-name="P4">
Tags: ['Росія', 'Зеленський', 'Війна з Росією']</text:p>
      <text:p text:style-name="P4">
Type: Article</text:p>
      <!--METADATA-->
      <text:p text:style-name="P4">
<draw:frame draw:style-name="fr1" draw:name="Image117" text:anchor-type="as-char" svg:width="6.9236in" svg:height="3.956343in" draw:z-index="0">
<draw:image xlink:href="../Images/yкринформ/2023-06-16T-9-17-00-03-00/630_360_1686937100-577.jpg" xlink:type="simple" xlink:show="embed" xlink:actuate="onLoad" draw:mime-type="image/jpeg"/>
</draw:frame>
Russian Federation considers the possibility of negotiations to freeze the conflict of dissent forces and further expand its aggression.</text:p>
      <text:p text:style-name="P4">
Therefore, diplomatic negotiations are impossible while the Russians are in the Ukrainian land, President Volodymyr Zelenskyy said during a conference with the leaders of African states in Kiev, Ukrinform reports.</text:p>
      <text:p text:style-name="P4">
“Any negotiations are taken by Russia's leadership as an opportunity to accumulate the silly aggression. Ukraine has already been convinced of this. Today I am clearly said in our meeting: to allow any negotiations with Russia now, while the occupier on our earth, it is to warm the war, to freeze everything - the pain of insulting, ”he said.</text:p>
      <text:p text:style-name="P4">
<text:span text:style-name="T4">
 Read also: </text:span>
 [<text:span text:style-name="T4">
 Zelensky </text:span>
 explained why Russia beat rockets in Kiev.(https://www.ukrinform.ua/rubric-ato/3723948-zelenskij-poasniv-comu-rosia-bila-raketami-po-kievu-v-den-priizdu-delegacii-z-afriki.html)Zelensky emphasized that Russia has long tried to deceive everyone with the "Minsk" and is now trying to return to its "old primitive dactic of deception", however, according to him, to deceive the world in Russia is more ignorant, and it is impossible to deceive Ukraine.</text:p>
      <text:p text:style-name="P4">
“The termination of Russian terror and the withdrawal of all Russian troops from the entire world of Ukraine is the only thing that can stop this war. Ukraine has no frozen conflicts or smoldering wars. Mirrobin, ”the President said, adding that peace is a real withdrawal of a military, a military.</text:p>
      <text:p text:style-name="P4">
At the same time, the question whether Ukraine is led to negotiations with the Russian Federation, Zelensky responded: “Ukraine does not bow(in the originals "vanish" - ed.), minimizing, everyone already understands. In general, Ukraine, like no one, wants peace, most of all, I am sure of this because the war in our territory. "</text:p>
      <text:p text:style-name="P4">
<text:span text:style-name="T4">
 Read also: </text:span>
 <text:a xlink:type="simple" xlink:href="https://www.ukrinform.ua/rubric-polytics/3723955-zelenskij-u-kievi-zustrivsa-z-predstavnikami-semi-afrikanskih-derzav.html" text:style-name="Internet_20_link" text:visited-style-name="Visited_20_Internet_20_Link">
Zelensky in Kiev met with representatives of seven <text:span text:style-name="T4">
 Africa </text:span>
 Ancan states</text:a>
“Of course, we will not allow us to use the Russian Federation. Therefore, forming is just. We will not reach diplomacy with Russia until they are our territory. This is about respect for the UN Charter, ”the Head of State added.Photo: op</text:p>
      <text:p text:style-name="P4">
News Source: <text:a xlink:type="simple" xlink:href="https://www.ukrinform.ua/rubric-polytics/3723962-do-diplomatii-z-rf-mi-ne-dijdemo-poki-rosiani-budut-na-nasij-teritorii-zelenskij.html" text:style-name="Internet_20_link" text:visited-style-name="Visited_20_Internet_20_Link">
https://www.ukrinform.ua/rubric-polytics/3723962-do-diplomatii-z-rf-mi-ne-dijdemo-poki-rosiani-budut-na-nasij-teritorii-zelenskij.html</text:a>
</text:p>
      <!--NEWS-->
      <text:h text:style-name="P10" text:outline-level="1">
<text:span text:style-name="T4">
A meeting with the unification of families of fighters of territorial defense of Kiev took place at the coordination headquarters</text:span>
</text:h>
      <text:p text:style-name="P4">
Author: ['АРМІЯINFORM']</text:p>
      <text:p text:style-name="P4">
Time: 2023-06-16T0:00:00-04:00</text:p>
      <text:p text:style-name="P4">
Description: On the Pliziykhi VIDPOVILILY, the commandants of the command of the Teritorial forces of the Teritoriality force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118" text:anchor-type="as-char" svg:width="6.9236in" svg:height="4.312067in" draw:z-index="0">
<draw:image xlink:href="../Images/AРМІЯINFORM/2023-06-16T0-00-00-04-00/z1678801384a237i.jpg" xlink:type="simple" xlink:show="embed" xlink:actuate="onLoad" draw:mime-type="image/jpeg"/>
</draw:frame>
Representatives of the headquarters and the command of the Silterritorial Defense of the Armed Forces of Ukraine answered the questions.</text:p>
      <text:p text:style-name="P4">
About this the coordination headquarters on the management of prisoners of war <text:a xlink:type="simple" xlink:href="https://t.me/Koord_shtab/1244" text:style-name="Internet_20_link" text:visited-style-name="Visited_20_Internet_20_Link">
reports</text:a>
In his official Telegram channel.</text:p>
      <text:p text:style-name="P4">
The staff representative recalled that the military unit conducts a service after the fighter disappears on the battlefield and determines the accounting category - for example, missing missing. Some also announces the territorial central complex and social support, and he in turn reports the family. But bywoman can announce the headquarters when they find any of the missing data.</text:p>
      <text:p text:style-name="P4">
<draw:frame draw:style-name="fr1" draw:name="Image119" text:anchor-type="as-char" svg:width="6.9236in" svg:height="4.615733in" draw:z-index="0">
<draw:image xlink:href="../Images/AРМІЯINFORM/2023-06-16T0-00-00-04-00/photo_5790762280890249377_w.jpg" xlink:type="simple" xlink:show="embed" xlink:actuate="onLoad" draw:mime-type="image/jpeg"/>
</draw:frame>
"If the situation allows, then the servicemen take away the bodies of the dead," said the representative of the TRO Command. "But it is important here to protect others and not increase the number of losses."</text:p>
      <text:p text:style-name="P4">
Troy representative also stressed that the accounting category "missing" in addition to confirmation through ICRCs may change in several circumstances: DNA coincidence with the sample of the deceased, the court's recognition of death, the return from the captivity from the shelter, if the fighter was hiding in the so -called gray area or name .</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Russians can create new man -made disasters - Humeniuk</text:span>
</text:h>
      <text:p text:style-name="P4">
Authors: Ukrinform (Person)</text:p>
      <text:p text:style-name="P4">
Publisher: Укринформ (Organization)</text:p>
      <text:p text:style-name="P4">
Published Time: 2023-06-16T0:33:00+03:00</text:p>
      <text:p text:style-name="P4">
Modified Time: 2023-06-16T21:33:00+03:00</text:p>
      <text:p text:style-name="P4">
Description: The Russian army can continue to use subversive commands to create such man -made disasters as undermining the Kakhovka hydroelectric power station.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120" text:anchor-type="as-char" svg:width="6.9236in" svg:height="3.956343in" draw:z-index="0">
<draw:image xlink:href="../Images/yкринформ/2023-06-16T0-33-00-03-00/630_360_1683203408-362.jpg" xlink:type="simple" xlink:show="embed" xlink:actuate="onLoad" draw:mime-type="image/jpeg"/>
</draw:frame>
The RFF army can continue to use subversive commands to create such technogenic catastrophes as undermining the Kakhovka hydroelectric power station.</text:p>
      <text:p text:style-name="P4">
Natalia Humeniuk, the head of the united news, reported this on the only news.</text:p>
      <text:p text:style-name="P4">
“We need to understand that they(Russians - ed.)Now brought to a certain degree and can use subversive commands to create such man -made disasters. This is taken into account and we work on, ” - statements.</text:p>
      <text:p text:style-name="P4">
She emphasized that the favorite slogan of the Russians the slogan "can repeat" works and all that man -made blackmail, even realized.</text:p>
      <text:p text:style-name="P4">
<text:span text:style-name="T4">
 Read also: </text:span>
 <text:a xlink:type="simple" xlink:href="https://www.ukrinform.ua/rubric-ato/3723768-rosia-moze-popovnuvati-kilkist-kalibriv-gumenuk.html" text:style-name="Internet_20_link" text:visited-style-name="Visited_20_Internet_20_Link">
Russia can replenish the number of "calibers" - <text:span text:style-name="T4">
 Humeniuk </text:span>
</text:a>
“We remember that they have blackmailed with the Zaporizhzhya NPP, then - Kakhovskaggagl and Crimean Titan. Now they are also trying to press the blackmail of interest in other hydraulic structures of our region, ” - added.</text:p>
      <text:p text:style-name="P4">
As it was reported, more than 1.4 thousand people] were in the elimination of the consequences(https://www.ukrinform.ua/rubric-regions/3723755-naslidki-pidrivu-kahovskoi-ges-likvidovuut-ponad-14-tisaci-ludej-smigal.html)and more than 124 units of equipment, the main task of water departure is to restore electricity and centralized water supply.</text:p>
      <text:p text:style-name="P4">
News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In Dnipro, the first veteran development center was opened in Ukraine</text:span>
</text:h>
      <text:p text:style-name="P4">
Author: ['АРМІЯINFORM']</text:p>
      <text:p text:style-name="P4">
Time: 2023-06-16T10:00:00-04:00</text:p>
      <text:p text:style-name="P4">
Description: At the MISTI DNIPRO VIDKRITHENT A Veteransky Rospit Center for Basi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Tags: ['ДНІПРО', 'МІНВЕТЕРАНІВ', 'ЦЕНТР ВЕТЕРАНСЬКОГО РОЗВИТКУ']</text:p>
      <text:p text:style-name="P4">
Category: News</text:p>
      <!--METADATA-->
      <text:p text:style-name="P4">
<draw:frame draw:style-name="fr1" draw:name="Image121" text:anchor-type="as-char" svg:width="6.9236in" svg:height="4.609964in" draw:z-index="0">
<draw:image xlink:href="../Images/AРМІЯINFORM/2023-06-16T10-00-00-04-00/b3202c3f-4e8c-4254-bd78-1f92e25cf170.jpg" xlink:type="simple" xlink:show="embed" xlink:actuate="onLoad" draw:mime-type="image/jpeg"/>
</draw:frame>
In the city of Dnipro, the first veteran development center in Ukraine was opened at the Basun University of Customs and Finance(UrSF).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Ministry of Affairs of Veterans of Ukraine.</text:p>
      <text:p text:style-name="P4">
The creation of a veteran development center is a project of Ministry of Veterans to implement the plan of events for 2023–2024 on the implementation of the National Strategy for the Construction of Barrier -Dear Space for the Period up to 2030, which is realized by the first lady of Ukraine Elena Zelenskaya.</text:p>
      <text:p text:style-name="P4">
The opening ceremony in the Dnieper was attended by Minister of Veterans of Ukraine Yulia Laputina, head of Dnipropetrovsk Ova Ova Sergei Lisak, Embssonic Republic of Germany in Ukraine Anka Felguzen, the leadership of the UMSF's Tyaster.</text:p>
      <text:p text:style-name="P4">
<draw:frame draw:style-name="fr1" draw:name="Image122" text:anchor-type="as-char" svg:width="6.9236in" svg:height="4.609964in" draw:z-index="0">
<draw:image xlink:href="../Images/AРМІЯINFORM/2023-06-16T10-00-00-04-00/aa91e319-747c-45b5-b69d-b85ec155d6e1.jpg" xlink:type="simple" xlink:show="embed" xlink:actuate="onLoad" draw:mime-type="image/jpeg"/>
</draw:frame>
“Ukrainian defenders and defenders are the color of our nation. And while they are protecting Ukraine on the front, we must do our best to reintegrate them in civil life in communities after victory. And proper education is one of the important tools of success for them, - Yulia Laputina emphasized. —Some for this we open the first center of veterans development at the Basilic University in the Dnieper, which will become a platform for civil education veterans of their families. "</text:p>
      <text:p text:style-name="P4">
In addition to educational programs for veterans and veterans, the center will also undergo specialized training of future veteran assistants - those who will meet the warriors after victory, and on the principle of "equal - equal" will contribute to the return of protectives and defenders to civilian life, said the head of the mine.</text:p>
      <text:p text:style-name="P4">
<draw:frame draw:style-name="fr1" draw:name="Image123" text:anchor-type="as-char" svg:width="6.9236in" svg:height="4.609964in" draw:z-index="0">
<draw:image xlink:href="../Images/AРМІЯINFORM/2023-06-16T10-00-00-04-00/3892cc4a-4888-4e45-ab65-de520e9dd807.jpg" xlink:type="simple" xlink:show="embed" xlink:actuate="onLoad" draw:mime-type="image/jpeg"/>
</draw:frame>
“Together with the Ministry of Education and Science, we have developed a training module for veterans. By the end of the month, we will start recruiting veterans, and in July there will already be their training, ”the minister said.“I am glad to participate in the opening ceremony of the center, I am proud that we have made our own in the implementation of this project. Germany is the closest partner in the struggle of Ukraine against the aggression of the Russian Federation. We need to strengthen this cooperation. This is just the beginning. Ambassador Anka Anka Felguzen stated the central project of our cooperation.</text:p>
      <text:p text:style-name="P4">
“Veterans are people without whom victory is impossible. And our task is that the characters who return from the front will quickly and comfortably reintegrate into a peaceful life, ”said the head of Dnipropetrovsk Ova Sergei Lisak.</text:p>
      <text:p text:style-name="P4">
After the presentation, Yulia Laputina visited the audience of the veteran development center, where she had the opportunity to communicate with veterans and members of the families of the dead(the dead)Defenders and defenders. Future participants in educational programs for veterans shared their own impressions of the project. Together with the Minister, the Central Veteran Development was visited by the Deputy Head of the Dnipropetrovsk OVA Irinagritsai, representatives of the Ministry of Education and Science, the International Organization for Migration, as well as regional horons.</text:p>
      <text:p text:style-name="P4">
Yulia Laputina also participated in the opening of the memorial plaque to the dead Andriy Nikolaychuk - Major, teacher of the Department of Military Training</text:p>
      <text:p text:style-name="P4">
Reference. The Center for Veterans Development in the city of Dnipro was established with the support of the Dnipropetrovsk OVA, the University of Customs and Finance, Government, the International Organization for Migration and the MHP -Public Charitable Foundation.</text:p>
      <text:p text:style-name="P4">
The main purpose of the Center for Veterans Development is the professional integration of Taraintegration of persons who are dismissed or dismissed from military service from the numerae of war, persons who have special services to the Motherland, members of such persons, members of families of victims(the dead)war veterans, family members(the dead)Defenders and defenders of Ukraine(Next - veterans)to the pre -trial life.</text:p>
      <text:p text:style-name="P4">
News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Dynamo has developed a special form for EA Sports</text:span>
</text:h>
      <text:p text:style-name="P4">
Authors: Ukrinform (Person)</text:p>
      <text:p text:style-name="P4">
Publisher: Укринформ (Organization)</text:p>
      <text:p text:style-name="P4">
Published Time: 2023-06-16T10:26:00+03:00</text:p>
      <text:p text:style-name="P4">
Modified Time: 2023-06-16T22:26:00+03:00</text:p>
      <text:p text:style-name="P4">
Description: The form is made in the colors of the Ukrainian flag. - Ukrinform.</text:p>
      <text:p text:style-name="P4">
Images: ['<text:a xlink:type="simple" xlink:href="https://static.ukrinform.com/photos/2023_06/thumb_files/630_360_1686943322-725.jpg" text:style-name="Internet_20_link" text:visited-style-name="Visited_20_Internet_20_Link">
630_360_16869...</text:a>
']</text:p>
      <text:p text:style-name="P4">
Tags: ['Динамо', 'Футбол']</text:p>
      <text:p text:style-name="P4">
Type: Article</text:p>
      <!--METADATA-->
      <text:p text:style-name="P4">
<draw:frame draw:style-name="fr1" draw:name="Image124" text:anchor-type="as-char" svg:width="6.9236in" svg:height="3.956343in" draw:z-index="0">
<draw:image xlink:href="../Images/yкринформ/2023-06-16T10-26-00-03-00/630_360_1686943322-725.jpg" xlink:type="simple" xlink:show="embed" xlink:actuate="onLoad" draw:mime-type="image/jpeg"/>
</draw:frame>
Formasasasis in the colors of the Ukrainian flag.</text:p>
      <text:p text:style-name="P4">
Dynamo has developed a special form for playing EA Sports FC, a set of builders for all players in Ultimate Team mode, <text:a xlink:type="simple" xlink:href="https://fcdynamo.com/news/fk-dinamo-kiyiv-rozrobiv-specialnu-formu-dlya-ea-sports" text:style-name="Internet_20_link" text:visited-style-name="Visited_20_Internet_20_Link">
reports</text:a>
The club's press service, Ukrinform reports.</text:p>
      <text:p text:style-name="P4">
The shape is made in the colors of the Ukrainian flag and contains elements of a symbolic flame that has swept the country since the beginning of a full -scale invasion of Russia. Dynamo is reminiscent of the world and game community that the war in Ukraine is and many victims need help.</text:p>
      <text:p text:style-name="P4">
EA has changed the name of the popular FIFA football simulator. In addition to Dynamo, Shakhtar is also presented in Grybude.</text:p>
      <text:p text:style-name="P4">
<text:span text:style-name="T4">
 Read also: </text:span>
 <text:a xlink:type="simple" xlink:href="https://www.ukrinform.ua/rubric-sports/3718542-lucesku-trenuvatime-dinamo-do-zakincenna-kontraktu-zmi.html" text:style-name="Internet_20_link" text:visited-style-name="Visited_20_Internet_20_Link">
Lucescu will train "<text:span text:style-name="T4">
 Dynamo </text:span>
" before the end of the contract - media</text:a>
According to Ukrinform, the Russian national team and Russian clubs did not enter FIFA23, in March 2022, EA Sports stopped selling games and content, including packs of virtual currency, in the Russian Federation and Belarus due to the invasion of Russian troops.</text:p>
      <text:p text:style-name="P4">
Photo: fcDynamo.com</text:p>
      <text:p text:style-name="P4">
News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The enemy in the evening fired at the border of Sumy region and Chernihiv region</text:span>
</text:h>
      <text:p text:style-name="P4">
Authors: Ukrinform (Person)</text:p>
      <text:p text:style-name="P4">
Publisher: Укринформ (Organization)</text:p>
      <text:p text:style-name="P4">
Published Time: 2023-06-16T11:33:00+03:00</text:p>
      <text:p text:style-name="P4">
Modified Time: 2023-06-16T22:33:00+03:00</text:p>
      <text:p text:style-name="P4">
Description: In the afternoon, the Russian army attacked the border territories of Chernihiv and Sumy regions in the afternoon on June 16 on June 16.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Агресія РФ', 'Чернігівщина', 'Війна з Росією']</text:p>
      <text:p text:style-name="P4">
Type: Article</text:p>
      <!--METADATA-->
      <text:p text:style-name="P4">
<draw:frame draw:style-name="fr1" draw:name="Image125" text:anchor-type="as-char" svg:width="6.9236in" svg:height="3.956343in" draw:z-index="0">
<draw:image xlink:href="../Images/yкринформ/2023-06-16T11-33-00-03-00/630_360_1675087707-171.jpg" xlink:type="simple" xlink:show="embed" xlink:actuate="onLoad" draw:mime-type="image/jpeg"/>
</draw:frame>
In the afternoon, the Russian army attacked the border areas of Chernihiv and Sumy regions five times on June 16.</text:p>
      <text:p text:style-name="P4">
According to Ukrinform, the operational command "North" reported in <text:a xlink:type="simple" xlink:href="https://t.me/ok_pivnich1/3278" text:style-name="Internet_20_link" text:visited-style-name="Visited_20_Internet_20_Link">
telegram</text:a>
.</text:p>
      <text:p text:style-name="P4">
In particular, from 16:30 to 16:55 in the area of Yanuzhlivka of Chernihiv region, the invaders of 13 hits, probably from the barrel artillery.</text:p>
      <text:p text:style-name="P4">
In the future, the enemy struck in the Sumy region. Thus, from 16:05 to 16:10, two hitting, probably, from a mortar of 120 mm caliber, from 17:40 to 18:05-eight hits, probably with the same weapons in the district.</text:p>
      <text:p text:style-name="P4">
<text:span text:style-name="T4">
 Read also: </text:span>
 <text:span text:style-name="T4">
 <text:a xlink:type="simple" xlink:href="https://www.ukrinform.ua/rubric-ato/3723883-rosiani-obstrilali-prikordonna-sumsini-ta-cernigivsini-piv-sotni-vlucan.html" text:style-name="Internet_20_link" text:visited-style-name="Visited_20_Internet_20_Link">
Russians fired at the border of Sumy and Chernihiv region- half a hundred hits</text:a>
</text:span>
</text:p>
      <text:p text:style-name="P4">
From 7:20 pm to 7:30 pm there are four hitting, probably from the barrel artillery of the Boyar-Lycev district. From 20:20 to 8:30 pm, there were long -term, probably with the same weapons.</text:p>
      <text:p text:style-name="P4">
Information on the loss of the local population or damage to civil infrastructure in any case was not received.</text:p>
      <text:p text:style-name="P4">
<text:span text:style-name="T4">
 Read also: </text:span>
 <text:span text:style-name="T4">
 <text:a xlink:type="simple" xlink:href="https://www.ukrinform.ua/rubric-regions/3723623-vorog-obstrilav-pat-gromad-na-sumsini-poskodzeni-budinki-gazoprovid-i-lep.html" text:style-name="Internet_20_link" text:visited-style-name="Visited_20_Internet_20_Link">
enemy fired at five communities in Sumy region - damaged buildings, gas pipeline and transmission lines</text:a>
</text:span>
</text:p>
      <text:p text:style-name="P4">
As reported by Ukrinform, by 16:00 on June 16 the border of Sumy and Chernyhiv regions suffered from the invaders in total 17 <text:span text:style-name="T4">
 <text:a xlink:type="simple" xlink:href="https://www.ukrinform.ua/tag-obstril" text:style-name="Internet_20_link" text:visited-style-name="Visited_20_Internet_20_Link">
shelling</text:a>
</text:span>
: Nine - at night and in the morning, even during the day.</text:p>
      <text:p text:style-name="P4">
News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Aviation of Defense Forces of Ukraine during the day has inflicted 13 beats on the enemy</text:span>
</text:h>
      <text:p text:style-name="P4">
Author: ['АРМІЯINFORM']</text:p>
      <text:p text:style-name="P4">
Time: 2023-06-16T12:00:00-04:00</text:p>
      <text:p text:style-name="P4">
Description: About the work of the General Headquarters of the Zbroin Forces of Ukraine. Takozh at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126" text:anchor-type="as-char" svg:width="6.9236in" svg:height="4.658699in" draw:z-index="0">
<draw:image xlink:href="../Images/AРМІЯINFORM/2023-06-16T12-00-00-04-00/avicziya_udar-e1680493056934.jpg" xlink:type="simple" xlink:show="embed" xlink:actuate="onLoad" draw:mime-type="image/jpeg"/>
</draw:frame>
Illustrative Photo <text:span text:style-name="T4">
 🔥 Situation on Russian invasion </text:span>
</text:p>
      <text:p text:style-name="P4">
This is stated in <text:a xlink:type="simple" xlink:href="https://www.facebook.com/GeneralStaff.ua/posts/pfbid0dPywGa4GNEVU4faKyy664STksZCcNbnqSooW5FYSejZEHfcaKNk1sn45gg9QbzEUl" text:style-name="Internet_20_link" text:visited-style-name="Visited_20_Internet_20_Link">
message</text:a>
General Staff of the Armed Forces of Ukraine.</text:p>
      <text:p text:style-name="P4">
The report also states that 20 Iranian shock blades type "Shahd-131/136" were destroyed during the day. In addition, our defenders destroyed the Blyoperative Tactical level "Orlan-10" and 3 more reconnaissance drones.</text:p>
      <text:p text:style-name="P4">
The General Staff of the Armed Forces of Ukraine states that information on the loss of the enemy is constantly consistent.</text:p>
      <text:p text:style-name="P4">
News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Zelensky: Every new step, every meter of liberated Ukrainian land is the most important</text:span>
</text:h>
      <text:p text:style-name="P4">
Authors: Ukrinform (Person)</text:p>
      <text:p text:style-name="P4">
Publisher: Укринформ (Organization)</text:p>
      <text:p text:style-name="P4">
Published Time: 2023-06-16T12:58:00+03:00</text:p>
      <text:p text:style-name="P4">
Modified Time: 2023-06-16T22:58:00+03:00</text:p>
      <text:p text:style-name="P4">
Description: Each warrior, every new step, every meter liberated from the enemy of Ukrainian land is the most important.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алерій Залужний']</text:p>
      <text:p text:style-name="P4">
Type: Article</text:p>
      <!--METADATA-->
      <text:p text:style-name="P4">
<draw:frame draw:style-name="fr1" draw:name="Image127" text:anchor-type="as-char" svg:width="6.9236in" svg:height="3.956343in" draw:z-index="0">
<draw:image xlink:href="../Images/yкринформ/2023-06-16T12-58-00-03-00/630_360_1685386836-680.jpeg" xlink:type="simple" xlink:show="embed" xlink:actuate="onLoad" draw:mime-type="image/jpeg"/>
</draw:frame>
Every Navovun, every new step, every meter liberated from the enemy of Ukrainian land is the most important.</text:p>
      <text:p text:style-name="P4">
As Ukrinform reports, about it in <text:a xlink:type="simple" xlink:href="https://t.me/V_Zelenskiy_official/6605" text:style-name="Internet_20_link" text:visited-style-name="Visited_20_Internet_20_Link">
evening address</text:a>
President of Ukraine Vladimirzelensky said.</text:p>
      <text:p text:style-name="P4">
<text:a xlink:type="simple" xlink:href="https://t.me/OP_UA/9741" text:style-name="Internet_20_link" text:visited-style-name="Visited_20_Internet_20_Link">
Video: OP</text:a>
_ <text:span text:style-name="T4">
 Dear Ukrainians, dear Ukrainians!</text:span>
 _</text:p>
      <text:p text:style-name="P4">
Today was a long day. Many events, many news. Meeting in a special format - Ukraine plus the country of Africa. Prolonged discussions ... Peace formula, security issues, grain, our common opportunities to protect the principles and usuals of the UN, to protect the nation from aggression. He called on the leaders and states of Africa to participate in the global peace we are preparing. Ukraine will be heard by the world, and the whole world will be attracted to the realization of the formula of peace. It's not easy, but we work.</text:p>
      <text:p text:style-name="P4">
There was also a course issue at the National University of Defense of Ukraine. I was honored to congratulate our officers. Very nice.</text:p>
      <text:p text:style-name="P4">
It is especially grateful to our aircraft forces - everyone who protects Ukrainian. The Russian rockets, including six ballistic, are knocked down today - it is very important and symbolic. Russia is not intimidated.</text:p>
      <text:p text:style-name="P4">
And today there was another event, another point of my graph, which was not yet reported. This is a military office. Our commanders are Syrsky, Tarnavsky, Zaluzhni, and Shaptal Generals. And our commanders in specific directions of active actions - I do not call names, my time. Our movement forward is more important. Each of our warrior, every new step of our new step, every meter of the liberated lapel of the Ukrainian land is the most important. And there was a Budanov… separate steps.</text:p>
      <text:p text:style-name="P4">
Thank you all who are in battle for Ukraine now!</text:p>
      <text:p text:style-name="P4">
Thank you all who are preparing to go into battle!</text:p>
      <text:p text:style-name="P4">
And thank you to everyone who so much helps us!</text:p>
      <text:p text:style-name="P4">
_<text:span text:style-name="T4">
Glory to Ukraine!</text:span>
 _</text:p>
      <text:p text:style-name="P4">
_ <text:span text:style-name="T4">
 We will all win!</text:span>
 _</text:p>
      <text:p text:style-name="P4">
Photo: op</text:p>
      <text:p text:style-name="P4">
News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Over the past day, more than 30 combat clashes took place in Donetsk and Luhansk regions</text:span>
</text:h>
      <text:p text:style-name="P4">
Author: ['АРМІЯINFORM']</text:p>
      <text:p text:style-name="P4">
Time: 2023-06-16T14:00:00-04:00</text:p>
      <text:p text:style-name="P4">
Description: About the General Headquarters of the ZS Ukrainian. - The opponent of the I was the same ... war with Ukraine 2022, the war with Ukraine is the latest news today, the news war with Ukraine 2022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zitknennya-1.jpg" text:style-name="Internet_20_link" text:visited-style-name="Visited_20_Internet_20_Link">
zitknennya-1.jpg</text:a>
']</text:p>
      <text:p text:style-name="P4">
Tags: ['STOPRUSSIA', 'АГРЕСІЯ РФ', 'ВТОРГНЕННЯ РФ', 'ГШ ЗСУ']</text:p>
      <text:p text:style-name="P4">
Category: News</text:p>
      <!--METADATA-->
      <text:p text:style-name="P4">
<draw:frame draw:style-name="fr1" draw:name="Image128" text:anchor-type="as-char" svg:width="6.9236in" svg:height="4.621503in" draw:z-index="0">
<draw:image xlink:href="../Images/AРМІЯINFORM/2023-06-16T14-00-00-04-00/zitknennya-1.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dPywGa4GNEVU4faKyy664STksZCcNbnqSooW5FYSejZEHfcaKNk1sn45gg9QbzEUl" text:style-name="Internet_20_link" text:visited-style-name="Visited_20_Internet_20_Link">
reports</text:a>
The General Staff of the Armed Forces of Ukraine.</text:p>
      <ul>
        <li>
The enemy continues to focus the main efforts on Liman, Bakhmut, Avdiiv and Mariinsky directions - over 30 fighting collisions took place during the last day, - the message reads.</li>
      </ul>
      <text:p text:style-name="P4">
It is noted that in the Lyman direction during the day the enemy of the vibrant offensive actions in the areas of Stelmachivka in Luhansk region and recesses, cheerful and Razdolivka in Donetsk region.</text:p>
      <text:p text:style-name="P4">
In the Bakhmut direction during the day, the enemy also conducted unsuccessful successive actions in the area of Orikhovo-Vasilivka.</text:p>
      <text:p text:style-name="P4">
At the same time, in the Marinsk direction, our defenders repelled all the attacks opposed the districts of Marinka, Krasnogorivka and Novomikhailivka.</text:p>
      <text:p text:style-name="P4">
News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The general register of prisoners for exchange is updated and transferred to Russia every 7-10 days - coordination</text:span>
</text:h>
      <text:p text:style-name="P4">
Authors: Ukrinform (Person)</text:p>
      <text:p text:style-name="P4">
Publisher: Укринформ (Organization)</text:p>
      <text:p text:style-name="P4">
Published Time: 2023-06-16T14:15:00+03:00</text:p>
      <text:p text:style-name="P4">
Modified Time: 2023-06-16T23:15:00+03:00</text:p>
      <text:p text:style-name="P4">
Description: The general list of prisoners for exchange is updated and transmitted to the Russian Federation every 7-10 day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129" text:anchor-type="as-char" svg:width="6.9236in" svg:height="3.956343in" draw:z-index="0">
<draw:image xlink:href="../Images/yкринформ/2023-06-16T14-15-00-03-00/630_360_1680170436-658.jpg" xlink:type="simple" xlink:show="embed" xlink:actuate="onLoad" draw:mime-type="image/jpeg"/>
</draw:frame>
The general list of prisoners for exchange is updated and transmitted to the Russian Federation for 7-10 days.</text:p>
      <text:p text:style-name="P4">
According to Ukrinform, the coordination headquarters on the behavior of the Warled -ups reports in <text:a xlink:type="simple" xlink:href="https://t.me/Koord_shtab/1248" text:style-name="Internet_20_link" text:visited-style-name="Visited_20_Internet_20_Link">
telegram</text:a>
.</text:p>
      <text:p text:style-name="P4">
Meeting of representatives of coordination, National Police, the National Guard of Ukraine and the International Committee of the Red Cross with the Family Servicemen of the National Guard of Ukraine(at/h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As for the search for dead heroes, it was stated that two weeks after the release of the Posted Point, the team of the Office of the Ombudsman of the Ombudsman, the missing person who disappeared in special circumstances, and conducts the search for a stagnant identification of bodies. Then take a DNA sample. Negotiations on exchange with the enemy also holds the Office of the Commissioner.</text:p>
      <text:p text:style-name="P4">
Relatives wondered if there were legitimate reasons to attract <text:span text:style-name="T4">
 <text:a xlink:type="simple" xlink:href="https://www.ukrinform.ua/tag-vijskovi" text:style-name="Internet_20_link" text:visited-style-name="Visited_20_Internet_20_Link">
servicemen</text:a>
</text:span>
 Urgent service to hostilities.</text:p>
      <text:p text:style-name="P4">
"Since February 24, 2022, since the martial law was introduced in Ukraine, there are no restrictions on the use of sections," said NSU representative. From the hostilities, but they wrote reflections, they wanted to defend their country and families. ”</text:p>
      <text:p text:style-name="P4">
<text:span text:style-name="T4">
 Read also: </text:span>
 <text:span text:style-name="T4">
 <text:a xlink:type="simple" xlink:href="https://www.ukrinform.ua/rubric-ato/3723046-u-koordstabi-obgovorili-pitanna-povernenna-civilnih-polonenih.html" text:style-name="Internet_20_link" text:visited-style-name="Visited_20_Internet_20_Link">
on coordination discussed the issue of returning from Russian prisoners</text:a>
</text:span>
</text:p>
      <text:p text:style-name="P4">
According to a representative of the International Committee of the Red Cross, "if they are native to ensure the enslavement of defenders from the Internet or other open sources, they may notify the ICRC to send the organization's request to official confirmation of captivity."</text:p>
      <text:p text:style-name="P4">
News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The Portugal held a conference on social and psychological assistance to Ukrainians</text:span>
</text:h>
      <text:p text:style-name="P4">
Authors: Ukrinform (Person)</text:p>
      <text:p text:style-name="P4">
Publisher: Укринформ (Organization)</text:p>
      <text:p text:style-name="P4">
Published Time: 2023-06-16T15:06:00+03:00</text:p>
      <text:p text:style-name="P4">
Modified Time: 2023-06-16T15:06:00+03:00</text:p>
      <text:p text:style-name="P4">
Description: On the initiative of the Union of Ukrainians in Portugal and with the financial and organizational support of the municipality of the city of Santar, a scientific and practical conference "Social and psychological assistance to refugees from Ukraine in Portugal" was held. - Ukrinform.</text:p>
      <text:p text:style-name="P4">
Images: ['<text:a xlink:type="simple" xlink:href="https://static.ukrinform.com/photos/2023_06/thumb_files/630_360_1686916744-630.jpg" text:style-name="Internet_20_link" text:visited-style-name="Visited_20_Internet_20_Link">
630_360_16869...</text:a>
']</text:p>
      <text:p text:style-name="P4">
Tags: ['Діаспора', 'Португалія', 'Біженці', 'допомога', 'Війна з Росією']</text:p>
      <text:p text:style-name="P4">
Type: Article</text:p>
      <!--METADATA-->
      <text:p text:style-name="P4">
<draw:frame draw:style-name="fr1" draw:name="Image130" text:anchor-type="as-char" svg:width="6.9236in" svg:height="3.956343in" draw:z-index="0">
<draw:image xlink:href="../Images/yкринформ/2023-06-16T15-06-00-03-00/630_360_1686916744-630.jpg" xlink:type="simple" xlink:show="embed" xlink:actuate="onLoad" draw:mime-type="image/jpeg"/>
</draw:frame>
The Scientific and Practical Conference "Social and Psychological Assistance to Refugees from Ukraine in Portugal" was held at the Santar's Financial and Organizational Support for Financial and Organizational Support of the Municipality of Santar.</text:p>
      <text:p text:style-name="P4">
According to Ukrinform, about it on <text:a xlink:type="simple" xlink:href="https://www.facebook.com/story.php" text:style-name="Internet_20_link" text:visited-style-name="Visited_20_Internet_20_Link">
Facebook</text:a>
Pavel Sadokha, Head of the Union of Ukrainians in Portugal, informed.</text:p>
      <text:p text:style-name="P4">
The conference, which took place in a mixed online and offline format, was attended by over 70 people.</text:p>
      <text:p text:style-name="P4">
Among them: heads of municipal power in Santar, consul of Ukraine Victoria Kuznetsova, academician-secretary of the department of psychology of Taspecial Pedagogy of the National Academy of Pedagogical Sciences of Ukraine, correspondent Panok, President of the Union of Ukrainians in Portugal Pavel Sadokh, Head of the Union of Ukrainians in Portugal Tatiana Tarnavskaya, Head of the Department of Specific Education of Ivan Frankacterina Ostrovskaya National University, Professors and Scientists of the Ukrainian Universities of the Central University of Tapolnihkh. Kiev there. Santar, heads of education in the Lviv Regional State Administration, Teachers of Ukrainian Schools from Lviv and Ukrainian Saturday Schools "Rainbow"(Santarem), “Divosvit”(Lisbon), refugees from Ukraine.</text:p>
      <text:p text:style-name="P4">
<text:span text:style-name="T4">
 Read also: </text:span>
 <text:a xlink:type="simple" xlink:href="https://www.ukrinform.ua/rubric-diaspora/3705592-diaspora-zaklikala-portugaliu-zasuditi-ideologiu-rasizmu.html" text:style-name="Internet_20_link" text:visited-style-name="Visited_20_Internet_20_Link">
<text:span text:style-name="T4">
 Diaspora </text:span>
 <text:span text:style-name="T4">
 </text:span>
 called <text:span text:style-name="T4">
 </text:span>
 Portugal <text:span text:style-name="T4">
 </text:span>
 <text:span text:style-name="T4">
 condemn </text:span>
<text:span text:style-name="T4">
 ideology </text:span>
 <text:span text:style-name="T4">
 </text:span>
 Rashism **</text:a>
 According to Mr. Sadokha, the main problem discussed at the conference is the deep stressful state of most Ukrainians, caused by war inside Ukraine and problems of refugee maladaptation in the countries of their forced emigration. This problem touches all age categories of Ukrainian refugees:</text:p>
      <text:p text:style-name="P4">
<text:span text:style-name="T4">
 Read also: </text:span>
 <text:a xlink:type="simple" xlink:href="https://www.ukrinform.ua/rubric-diaspora/3677194-ukrainska-diaspora-peredala-z-portugalii-v-ukrainu-masini-svidkoi-dopomogi.html" text:style-name="Internet_20_link" text:visited-style-name="Visited_20_Internet_20_Link">
<text:span text:style-name="T4">
 Ukrainian </text:span>
 <text:span text:style-name="T4">
 </text:span>
 Diaspora <text:span text:style-name="T4">
 </text:span>
 <text:span text:style-name="T4">
 Tradled </text:span>
 from <text:span text:style-name="T4">
 Portugal </text:span>
 in <text:span text:style-name="T4">
 Ukraine </text:span>
<text:span text:style-name="T4">
 Machines </text:span>
 <text:span text:style-name="T4">
 </text:span>
 Fast <text:span text:style-name="T4">
 </text:span>
 Help ** </text:a>
The chairman of the Union of Ukrainians in Portugal noted that psychological assistance to Ukrainian refugees by Portuguese psychologists is difficult through a speech barrier and other mentality. Therefore, adequate psychological assistance can be provided by qualified Ukrainian psychologists who are refugees in Ukraine forced emigration, however, because of bureaucratic difficulties with recognition of their qualification, they cannot obtain licenses quickly.</text:p>
      <text:p text:style-name="P4">
According to him, the participants of the conference concluded that the solution of this problem is possible only in close cooperation between the relevant ministries of Ukraine and Portugal, whose competence is marked.</text:p>
      <text:p text:style-name="P4">
Mr. Sadokha added that for solving problems, participants decided to apply to the Ministry of Education and Science of Ukraine and the Ministry of Education of Portugal to the creation of centers of psychological service of Ukraine in the countries of the mitigation Coordination of the National Academy of Pedagogical Sciences of Ukraine, Ivan Franko National University of Lviv and the relevant scientific institutions of Portugal.</text:p>
      <text:p text:style-name="P4">
We will remind, the first secretary of the Embassy of Ukraine in Portugal Denis Buger Tavitcepresite of the Union of Ukrainians in Portugal Natalia Varga during the visit(https://www.ukrinform.ua/rubric-diaspora/3717127-diaspora-organizovue-kursi-z-vivcenna-ukrainskoi-movi-policejskimi-lisabona.html)Possibility of studying Ukrainian to the police of this department.</text:p>
      <text:p text:style-name="P4">
<text:span text:style-name="T5">
Foto: Pavlo Sadokha / Facebook</text:span>
</text:p>
      <text:p text:style-name="P4">
News Source: <text:a xlink:type="simple" xlink:href="https://www.ukrinform.ua/rubric-diaspora/3723803-u-portugalii-proveli-konferenciu-sodo-socialnopsihologicnoi-dopomogi-bizencam-z-ukraini.html" text:style-name="Internet_20_link" text:visited-style-name="Visited_20_Internet_20_Link">
https://www.ukrinform.ua/rubric-diaspora/3723803-u-portugalii-proveli-konferenciu-sodo-socialnopsihologicnoi-dopomogi-bizencam-z-ukraini.html</text:a>
</text:p>
      <!--NEWS-->
      <text:h text:style-name="P10" text:outline-level="1">
<text:span text:style-name="T4">
Due to significant losses, the enemy increased the number of hospitals and brought two crematoriums to Lugansk - Ova</text:span>
</text:h>
      <text:p text:style-name="P4">
Authors: Ukrinform (Person)</text:p>
      <text:p text:style-name="P4">
Publisher: Укринформ (Organization)</text:p>
      <text:p text:style-name="P4">
Published Time: 2023-06-16T15:13:47+03:00</text:p>
      <text:p text:style-name="P4">
Modified Time: 2023-06-16T15:13:47+03:00</text:p>
      <text:p text:style-name="P4">
Description: In Luhansk region, due to large losses, the enemy increased the number of hospitals and brought two mobile crematorium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None</text:p>
      <text:p text:style-name="P4">
Type: Article</text:p>
      <!--METADATA-->
      <text:p text:style-name="P4">
<draw:frame draw:style-name="fr1" draw:name="Image133" text:anchor-type="as-char" svg:width="6.9236in" svg:height="3.956343in" draw:z-index="0">
<draw:image xlink:href="../Images/yкринформ/2023-06-16T15-13-47-03-00/630_360_1668461240-442.jpg" xlink:type="simple" xlink:show="embed" xlink:actuate="onLoad" draw:mime-type="image/jpeg"/>
</draw:frame>
Due to the heavy losses, the enemy increased the number of hospitals and the brought of two -translated crematoriums.</text:p>
      <text:p text:style-name="P4">
About it at a briefing at the Media Center Ukraine - Ukrinform was informed by the head of the Luhansk Regional Military Administration Artem Lisogor.</text:p>
      <text:p text:style-name="P4">
“The enemy tries to push, step down constantly, but our boys constantly reflect these attempts, and sometimes even take the initiative. In general, the situation is stable, we constantly see the movement of the enemy in the lane that he controls, we see them. And the fact that they bear the loss is unambiguously, because a considerable way of new hospitals has opened to assist the wounded, ”Lisogor stressed.</text:p>
      <text:p text:style-name="P4">
According to him, if earlier military doctors of the Russians still tried people to keep pain or less for treatment to bring patients to their senses, then now -primary treatment, and then -in order.</text:p>
      <text:p text:style-name="P4">
*!(https://www.ukrinform.ua/rubric-ato/3723603-zodnoi-pozicii-ne-vtratili-zsu-uspisno-nastupaut-na-kilkoh-napramkah-genstab.html)"Yesterday, we just received information about arrival in the city of Lugansk two -part mobile crematoriums," added the head of Luhansk region.</text:p>
      <text:p text:style-name="P4">
As reported by Ukrinform, <text:a xlink:type="simple" xlink:href="https://www.ukrinform.ua/rubric-regions/3723066-luganska-ova-timcasovo-zahoplenij-lisicansk-uze-rik-bez-svitla.html" text:style-name="Internet_20_link" text:visited-style-name="Visited_20_Internet_20_Link">
</text:a>
<text:a xlink:type="simple" xlink:href="https://www.ukrinform.ua/rubric-regions/3723066-luganska-ova-timcasovo-zahoplenij-lisicansk-uze-rik-bez-svitla.html" text:style-name="Internet_20_link" text:visited-style-name="Visited_20_Internet_20_Link">
Shelling in the Luhansk region Russians do not stop for a day</text:a>
. At the temporarily captured territory of the region, the invaders prepare thousands of beds <text:a xlink:type="simple" xlink:href="https://www.ukrinform.ua/rubric-regions/3722698-zagarbniki-na-lugansini-gotuut-tisaci-novih-lizkomisc-dla-poranenih.html" text:style-name="Internet_20_link" text:visited-style-name="Visited_20_Internet_20_Link">
</text:a>
for the wounded.</text:p>
      <text:p text:style-name="P4">
News Source: <text:a xlink:type="simple" xlink:href="https://www.ukrinform.ua/rubric-regions/3723807-cerez-znacni-vtrati-vorog-zbilsiv-kilkist-spitaliv-i-zaviz-do-luganska-dva-krematorii-ova.html" text:style-name="Internet_20_link" text:visited-style-name="Visited_20_Internet_20_Link">
https://www.ukrinform.ua/rubric-regions/3723807-cerez-znacni-vtrati-vorog-zbilsiv-kilkist-spitaliv-i-zaviz-do-luganska-dva-krematorii-ova.html</text:a>
</text:p>
      <!--NEWS-->
      <text:h text:style-name="P10" text:outline-level="1">
<text:span text:style-name="T4">
Russian troops hit the village in Kherson region - kissed the residential quarter</text:span>
</text:h>
      <text:p text:style-name="P4">
Authors: Ukrinform (Person)</text:p>
      <text:p text:style-name="P4">
Publisher: Укринформ (Organization)</text:p>
      <text:p text:style-name="P4">
Published Time: 2023-06-16T15:16:00+03:00</text:p>
      <text:p text:style-name="P4">
Modified Time: 2023-06-16T15:16:00+03:00</text:p>
      <text:p text:style-name="P4">
Description: In Kherson region, on June 16, the Russian military fired at the Bilozeri village, without victims. - Ukrinform.</text:p>
      <text:p text:style-name="P4">
Images: ['<text:a xlink:type="simple" xlink:href="https://static.ukrinform.com/photos/2023_06/thumb_files/630_360_1686918020-602.jpeg" text:style-name="Internet_20_link" text:visited-style-name="Visited_20_Internet_20_Link">
630_360_16869...</text:a>
']</text:p>
      <text:p text:style-name="P4">
Tags: ['Херсонщина', 'Обстріл', 'Війна з Росією']</text:p>
      <text:p text:style-name="P4">
Type: Article</text:p>
      <!--METADATA-->
      <text:p text:style-name="P4">
<draw:frame draw:style-name="fr1" draw:name="Image134" text:anchor-type="as-char" svg:width="6.9236in" svg:height="3.956343in" draw:z-index="0">
<draw:image xlink:href="../Images/yкринформ/2023-06-16T15-16-00-03-00/630_360_1686918020-602.jpeg" xlink:type="simple" xlink:show="embed" xlink:actuate="onLoad" draw:mime-type="image/jpeg"/>
</draw:frame>
Nakherson region at lunch on June 16, the Russian Federation fired at the village of Belozerka, a merit.</text:p>
      <text:p text:style-name="P4">
According to Ukrinform, it reports <text:a xlink:type="simple" xlink:href="https://t.me/khersonskaODA/7009" text:style-name="Internet_20_link" text:visited-style-name="Visited_20_Internet_20_Link">
Kherson Ova</text:a>
and publishes a photo with the consequences of shelling.</text:p>
      <text:p text:style-name="P4">
"The Russian army has destroyed a dwelling house in Belozerka," - said the presentation.</text:p>
      <text:p text:style-name="P4">
As it is noted, after lunch, the enemy aimedly hit the residential quarter. Ova emphasize that peaceful people were not injured.</text:p>
      <text:p text:style-name="P4">
<text:span text:style-name="T4">
 Read also: </text:span>
 <text:a xlink:type="simple" xlink:href="https://www.ukrinform.ua/rubric-regions/3723655-vorog-za-dobu-blizko-60-raziv-obstriluvav-pravoberezza-u-tomu-cisli-herson.html" text:style-name="Internet_20_link" text:visited-style-name="Visited_20_Internet_20_Link">
enemy a day about 60 times fired at the Right Bank, including - <text:span text:style-name="T4">
 Kherson </text:span>
</text:a>
As reported by Ukrinform, as a result of Kherson shelling on June 16 <text:a xlink:type="simple" xlink:href="https://www.ukrinform.ua/rubric-ato/3723786-u-hersoni-vnaslidok-obstrilu-travmovani-sestero-ludej.html" text:style-name="Internet_20_link" text:visited-style-name="Visited_20_Internet_20_Link">
injured at least six people</text:a>
, a high -rise building, administrative building of medical and educational institutions, motor transport, transmission lines were damaged.</text:p>
      <text:p text:style-name="P4">
On June 13, the enemy fired at Belozerka in Kherson region from artillery, hit the church, <text:a xlink:type="simple" xlink:href="https://www.ukrinform.ua/rubric-ato/3722258-vorog-obstrilav-bilozerku-vlucanna-u-podvira-cerkvi-zaginuv-svasennik.html" text:style-name="Internet_20_link" text:visited-style-name="Visited_20_Internet_20_Link">
with</text:a>
<text:a xlink:type="simple" xlink:href="https://www.ukrinform.ua/rubric-ato/3722258-vorog-obstrilav-bilozerku-vlucanna-u-podvira-cerkvi-zaginuv-svasennik.html" text:style-name="Internet_20_link" text:visited-style-name="Visited_20_Internet_20_Link">
Aginovian priest</text:a>
.</text:p>
      <text:p text:style-name="P4">
Photo: dick</text:p>
      <text:p text:style-name="P4">
News Source: <text:a xlink:type="simple" xlink:href="https://www.ukrinform.ua/rubric-ato/3723812-vijska-rf-vdarili-po-selisu-na-hersonsini-pocilili-u-zitlovij-kvartal.html" text:style-name="Internet_20_link" text:visited-style-name="Visited_20_Internet_20_Link">
https://www.ukrinform.ua/rubric-ato/3723812-vijska-rf-vdarili-po-selisu-na-hersonsini-pocilili-u-zitlovij-kvartal.html</text:a>
</text:p>
      <!--NEWS-->
      <text:h text:style-name="P10" text:outline-level="1">
<text:span text:style-name="T4">
Ukraine wants to impose sanctions against Russian aviation manufacturer</text:span>
</text:h>
      <text:p text:style-name="P4">
Authors: Ukrinform (Person)</text:p>
      <text:p text:style-name="P4">
Publisher: Укринформ (Organization)</text:p>
      <text:p text:style-name="P4">
Published Time: 2023-06-16T15:23:33+03:00</text:p>
      <text:p text:style-name="P4">
Modified Time: 2023-06-16T15:23:33+03:00</text:p>
      <text:p text:style-name="P4">
Description: The Ministry of Justice of Ukraine has filed a lawsuit with the Supreme Anti -Corruption Court on the application of sanctions to the Public Joint Stock Company "Aviation Complex named after S.V. Iliushin" (RF).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Мін'юст", 'Санкції', 'Російська авіація', 'Вищий антикорупційний суд']</text:p>
      <text:p text:style-name="P4">
Type: Article</text:p>
      <!--METADATA-->
      <text:p text:style-name="P4">
<draw:frame draw:style-name="fr1" draw:name="Image136" text:anchor-type="as-char" svg:width="6.9236in" svg:height="3.956343in" draw:z-index="0">
<draw:image xlink:href="../Images/yкринформ/2023-06-16T15-23-33-03-00/630_360_1591893289-695.jpg" xlink:type="simple" xlink:show="embed" xlink:actuate="onLoad" draw:mime-type="image/jpeg"/>
</draw:frame>
The Ministry of Justice of Ukraine has filed a lawsuit with the Supreme Anti -Corruption Court of proposing sanctions to the public joint -stock company "(RF).</text:p>
      <text:p text:style-name="P4">
Як передає Укрінформ, про це пресслужба міністерства повідомляє у <text:a xlink:type="simple" xlink:href="https://www.facebook.com/minjust.official/posts/pfbid0aZWemMRgEvA6RKQG6C8uHSRYKz88tR2zPW6ge6ZPxeiqT5djETephJsf4T6TRHe7l" text:style-name="Internet_20_link" text:visited-style-name="Visited_20_Internet_20_Link">
 Фейсбуці.</text:a>
“On June 16, 2023, the Ministry of Justice of Ukraine filed a claim to the Supreme Anti -Corruption Court on the application of the sanction provided for in paragraph 1¹ Part of Article 4 of the Law of Ukraine“ On Sanctions ”to the Public Aeralectual Society“ Aviation Complex declare independent requirements, namely: the Public Action Society "United Air Budget Corporation", the State Corporation for the Promotion of Development, Production and Export of High -tech Industrial Products "Rostekh", the State Enterprise "Antonov", - it is reported.</text:p>
      <text:p text:style-name="P4">
<text:span text:style-name="T4">
 Read also: </text:span>
 <text:a xlink:type="simple" xlink:href="https://www.ukrinform.ua/rubric-ato/3722523-maemo-razom-iz-partnerami-zabezpeciti-umovi-abi-teror-rf-stav-nemozlivim-zelenskij.html" text:style-name="Internet_20_link" text:visited-style-name="Visited_20_Internet_20_Link">
we have together with partners to ensure the conditions for RFTST terror impossible - Zelensky</text:a>
It is noted that PJSC "Aviation Complex named after SV Ilushyn" is one of the connective enterprises of the aviation industry of the Russian Federation, which requires production, warranty and service of civilian and military aviation equipment, including heavy military transport aircraft IL-76 which are used by the Russian Federation in a full -scale invasion.</text:p>
      <text:p text:style-name="P4">
As it was reported, on June 8, 2023, the Ministry of Justice of Ukraine filed a lawsuit with the Supreme Anti -Corruption Court on the application of <text:a xlink:type="simple" xlink:href="https://www.ukrinform.ua/tag-sankcii" text:style-name="Internet_20_link" text:visited-style-name="Visited_20_Internet_20_Link">
sanctions</text:a>
to the citizen of Ukraine Kateryniyartyanova, who participated in the organization and conduct of illegal referendums.</text:p>
      <text:p text:style-name="P4">
News Source: <text:a xlink:type="simple" xlink:href="https://www.ukrinform.ua/rubric-economy/3723811-ukraina-hoce-zaprovaditi-sankcii-proti-rosijskogo-virobnika-aviacijnoi-tehniki.html" text:style-name="Internet_20_link" text:visited-style-name="Visited_20_Internet_20_Link">
https://www.ukrinform.ua/rubric-economy/3723811-ukraina-hoce-zaprovaditi-sankcii-proti-rosijskogo-virobnika-aviacijnoi-tehniki.html</text:a>
</text:p>
      <!--NEWS-->
      <text:h text:style-name="P10" text:outline-level="1">
<text:span text:style-name="T4">
Dnepropetrovsk received nine "fast" from Poland</text:span>
</text:h>
      <text:p text:style-name="P4">
Authors: Ukrinform (Person)</text:p>
      <text:p text:style-name="P4">
Publisher: Укринформ (Organization)</text:p>
      <text:p text:style-name="P4">
Published Time: 2023-06-16T15:24:00+03:00</text:p>
      <text:p text:style-name="P4">
Modified Time: 2023-06-16T15:24:00+03:00</text:p>
      <text:p text:style-name="P4">
Description: Poland transferred to the Dnipropetrovsk Regional Center of Emergency Medical Aid 9 "fast". - Ukrinform.</text:p>
      <text:p text:style-name="P4">
Images: ['<text:a xlink:type="simple" xlink:href="https://static.ukrinform.com/photos/2023_06/thumb_files/630_360_1686913845-5736.jpeg" text:style-name="Internet_20_link" text:visited-style-name="Visited_20_Internet_20_Link">
630_360_16869...</text:a>
']</text:p>
      <text:p text:style-name="P4">
Tags: ['Дніпропетровщина', 'Гуманітарна допомога', 'Польща', 'Швидка']</text:p>
      <text:p text:style-name="P4">
Type: Article</text:p>
      <!--METADATA-->
      <text:p text:style-name="P4">
<draw:frame draw:style-name="fr1" draw:name="Image137" text:anchor-type="as-char" svg:width="6.9236in" svg:height="3.956343in" draw:z-index="0">
<draw:image xlink:href="../Images/yкринформ/2023-06-16T15-24-00-03-00/630_360_1686913845-5736.jpeg" xlink:type="simple" xlink:show="embed" xlink:actuate="onLoad" draw:mime-type="image/jpeg"/>
</draw:frame>
Poland transmitted to the Dnipropetrovsk Regional Center of Emergency Medical Aid 9 "fast".</text:p>
      <text:p text:style-name="P4">
About it in <text:a xlink:type="simple" xlink:href="https://t.me/dnipropetrovskaODA/5374" text:style-name="Internet_20_link" text:visited-style-name="Visited_20_Internet_20_Link">
telegram</text:a>
The head of the Dnipropetrovsk Ova Sergey Lisak reports, Ukrinform reports.</text:p>
      <text:p text:style-name="P4">
"Friendly Poland gave us important <text:a xlink:type="simple" xlink:href="https://www.ukrinform.ua/tag-gumanitarka" text:style-name="Internet_20_link" text:visited-style-name="Visited_20_Internet_20_Link">
humanitarian aid</text:a>
. They were handed over the regional center of the extraordinary medical aid 9 "fast". They are from the Lower Silesian Voivodeship. They were directly from Wroclaw, "Lisak said.</text:p>
      <text:p text:style-name="P4">
*!(https://www.ukrinform.ua/rubric-ato/3723560-rosiani-atakuvali-z-vazkoi-artilerii-gromadu-na-dnipropetrovsini.html)According to him, these machines will be divided into communities of the region, still part of the needs of defense and police forces. The cars will work for saving.</text:p>
      <text:p text:style-name="P4">
</text:p>
      <text:p text:style-name="P4">
<text:a xlink:type="simple" xlink:href="https://static.ukrinform.com/photos/2023_06/1686913846-7502.jpeg" text:style-name="Internet_20_link" text:visited-style-name="Visited_20_Internet_20_Link">
 </text:a>
 <text:a xlink:type="simple" xlink:href="https://static.ukrinform.com/photos/2023_06/1686913845-2412.jpeg" text:style-name="Internet_20_link" text:visited-style-name="Visited_20_Internet_20_Link">
</text:a>
 <text:a xlink:type="simple" xlink:href="https://static.ukrinform.com/photos/2023_06/1686913845-9114.jpeg" text:style-name="Internet_20_link" text:visited-style-name="Visited_20_Internet_20_Link">
</text:a>
 <text:a xlink:type="simple" xlink:href="https://static.ukrinform.com/photos/2023_06/1686913845-4989.jpeg" text:style-name="Internet_20_link" text:visited-style-name="Visited_20_Internet_20_Link">
</text:a>
 <text:a xlink:type="simple" xlink:href="https://static.ukrinform.com/photos/2023_06/1686913845-8678.jpeg" text:style-name="Internet_20_link" text:visited-style-name="Visited_20_Internet_20_Link">
</text:a>
 <text:a xlink:type="simple" xlink:href="https://static.ukrinform.com/photos/2023_06/1686913845-9505.jpeg" text:style-name="Internet_20_link" text:visited-style-name="Visited_20_Internet_20_Link">
</text:a>
 <text:a xlink:type="simple" xlink:href="https://static.ukrinform.com/photos/2023_06/1686913845-5736.jpeg" text:style-name="Internet_20_link" text:visited-style-name="Visited_20_Internet_20_Link">
<draw:frame draw:style-name="fr1" draw:name="Image145" text:anchor-type="as-char" svg:width="6.9236in" svg:height="3.956343in" draw:z-index="0">
<draw:image xlink:href="../Images/yкринформ/2023-06-16T15-24-00-03-00/630_360_1686913845-5736.jpeg" xlink:type="simple" xlink:show="embed" xlink:actuate="onLoad" draw:mime-type="image/jpeg"/>
</draw:frame>
</text:a>
 <text:a xlink:type="simple" xlink:href="https://static.ukrinform.com/photos/2023_06/1686913846-7750.jpeg" text:style-name="Internet_20_link" text:visited-style-name="Visited_20_Internet_20_Link">
</text:a>
In total, since the beginning of a full -scale invasion of Dnipropetrovsk has received more than 70 "fast". In particular, from the Foundation of the First Lady Elena Zelenskaya, the United Foundation, benefactors. The large party was purchased by public expense.</text:p>
      <text:p text:style-name="P4">
News Source: <text:a xlink:type="simple" xlink:href="https://www.ukrinform.ua/rubric-regions/3723776-dnipropetrovsina-otrimala-vid-polsi-devat-svidkih.html" text:style-name="Internet_20_link" text:visited-style-name="Visited_20_Internet_20_Link">
https://www.ukrinform.ua/rubric-regions/3723776-dnipropetrovsina-otrimala-vid-polsi-devat-svidkih.html</text:a>
</text:p>
      <!--NEWS-->
      <text:h text:style-name="P10" text:outline-level="1">
<text:span text:style-name="T4">
Consequences of Kakhovskaya Dam Dressing: The head of the Zaporozhye Ova told about the water level in the region</text:span>
</text:h>
      <text:p text:style-name="P4">
Authors: Ukrinform (Person)</text:p>
      <text:p text:style-name="P4">
Publisher: Укринформ (Organization)</text:p>
      <text:p text:style-name="P4">
Published Time: 2023-06-16T15:25:00+03:00</text:p>
      <text:p text:style-name="P4">
Modified Time: 2023-06-16T15:25:00+03:00</text:p>
      <text:p text:style-name="P4">
Description: In Zaporizhzhya in Lower Biet, water fell 3, 75 meters and now its level is below normal. - Ukrinform.</text:p>
      <text:p text:style-name="P4">
Images: ['<text:a xlink:type="simple" xlink:href="https://static.ukrinform.com/photos/2023_06/thumb_files/630_360_1686570952-278.jpg" text:style-name="Internet_20_link" text:visited-style-name="Visited_20_Internet_20_Link">
630_360_16865...</text:a>
']</text:p>
      <text:p text:style-name="P4">
Tags: ['Вода', 'Каховська ГЕС', 'Запоріжжя']</text:p>
      <text:p text:style-name="P4">
Type: Article</text:p>
      <!--METADATA-->
      <text:p text:style-name="P4">
<draw:frame draw:style-name="fr1" draw:name="Image147" text:anchor-type="as-char" svg:width="6.9236in" svg:height="3.956343in" draw:z-index="0">
<draw:image xlink:href="../Images/yкринформ/2023-06-16T15-25-00-03-00/630_360_1686570952-278.jpg" xlink:type="simple" xlink:show="embed" xlink:actuate="onLoad" draw:mime-type="image/jpeg"/>
</draw:frame>
Uzrozhzhi in Lower Biet, water fell by 3, 75 meters and now its level of lower meter.</text:p>
      <text:p text:style-name="P4">
About it in <text:a xlink:type="simple" xlink:href="https://t.me/zoda_gov_ua/19535" text:style-name="Internet_20_link" text:visited-style-name="Visited_20_Internet_20_Link">
telegram</text:a>
Yuriy Malashko, Yuriy Malashko, reported, Ukrinform reports.</text:p>
      <text:p text:style-name="P4">
"Level <text:a xlink:type="simple" xlink:href="https://www.ukrinform.ua/tag-voda" text:style-name="Internet_20_link" text:visited-style-name="Visited_20_Internet_20_Link">
water</text:a>
On the lower beeristan will 13.41 m(below norm by 1.09 m). З моменту підриву дамби зниження на3,75 м. Верхній б’єф у нормі - 51,27 м, з моменту підриву дамби рівень водипіднявся на 4 см", - зазначили в ОВА.</text:p>
      <text:p text:style-name="P4">
Граничний рівень води в місці забору для каналів для ставка-охолоджувача ЗАЕСнижче за встановлений на 4,16 м. Проте рівень води у ставку-охолоджувачу вмежах норми.</text:p>
      <text:p text:style-name="P4">
Водозабезпечення населення на підконтрольній Україні території областіздійснюється в штатному режимі.</text:p>
      <text:p text:style-name="P4">
<text:span text:style-name="T4">
Читайте також:</text:span>
 <text:a xlink:type="simple" xlink:href="https://www.ukrinform.ua/rubric-regions/3723741-na-zaporizzi-cerez-znizenna-vodi-u-kahovskomu-vodoshovisi-zaginuli-ponad-9-tisac-ekzemplariv-ribi.html" text:style-name="Internet_20_link" text:visited-style-name="Visited_20_Internet_20_Link">
 На <text:span text:style-name="T4">
Запоріжжі</text:span>
 <text:span text:style-name="T4">
через</text:span>
 <text:span text:style-name="T4">
зниження</text:span>
 <text:span text:style-name="T4">
води</text:span>
 у<text:span text:style-name="T4">
Каховському</text:span>
 <text:span text:style-name="T4">
водосховищі</text:span>
 <text:span text:style-name="T4">
загинули</text:span>
 <text:span text:style-name="T4">
понад</text:span>
 9 <text:span text:style-name="T4">
тисяч</text:span>
<text:span text:style-name="T4">
екземплярів</text:span>
 <text:span text:style-name="T4">
риби</text:span>
 </text:a>
Monitoring studies of the quality of drinking water in the places of water intakes and bedroom structures of deviations from the normative indicators are not recorded.</text:p>
      <text:p text:style-name="P4">
Earlier it was reported that in the last day the death of aquatic bioresurses in the floodplain of the Dnieper River in the area of the village was recorded. Lisogirka(Direct distance of Vasylivka - 20 km). Обсяг загиблих біоресурсів – 2 296 кг. На іншихділянках Каховського водосховища та р. Дніпро заморних явищ не виявлено.</text:p>
      <text:p text:style-name="P4">
Як повідомлялось, російські окупаційні війська вночі 6 червня <text:a xlink:type="simple" xlink:href="https://www.ukrinform.ua/rubric-other_news/3723441-pidriv-rosianami-kahovskoi-ges-usi-novini.html" text:style-name="Internet_20_link" text:visited-style-name="Visited_20_Internet_20_Link">
 підірвалигреблю Каховської гідроелектростанції </text:a>
. The consequences of flooding of settlements and critical infrastructure sites are currently underway.</text:p>
      <text:p text:style-name="P4">
News Source: <text:a xlink:type="simple" xlink:href="https://www.ukrinform.ua/rubric-regions/3723809-naslidki-pidrivu-kahovskoi-grebli-golova-zaporizkoi-ova-rozpoviv-pro-riven-vodi-v-oblasti.html" text:style-name="Internet_20_link" text:visited-style-name="Visited_20_Internet_20_Link">
https://www.ukrinform.ua/rubric-regions/3723809-naslidki-pidrivu-kahovskoi-grebli-golova-zaporizkoi-ova-rozpoviv-pro-riven-vodi-v-oblasti.html</text:a>
</text:p>
      <!--NEWS-->
      <text:h text:style-name="P10" text:outline-level="1">
<text:span text:style-name="T4">
Reznikov predicted when Ukraine will be able to put on the F-16</text:span>
</text:h>
      <text:p text:style-name="P4">
Authors: Ukrinform (Person)</text:p>
      <text:p text:style-name="P4">
Publisher: Укринформ (Organization)</text:p>
      <text:p text:style-name="P4">
Published Time: 2023-06-16T15:26:00+03:00</text:p>
      <text:p text:style-name="P4">
Modified Time: 2023-06-16T23:26:00+03:00</text:p>
      <text:p text:style-name="P4">
Description: Defense Minister Alexei Reznikov is convinced that Ukrainian pilots will be able to capture Western F-16 fighters faster than it is provided by standard training programs, but in Ukraine these planes will appear and will be armed not earlier than the New Year.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Міноборони', 'НАТО', 'Україна', 'ЗСУ', 'Резніков', 'F-16']</text:p>
      <text:p text:style-name="P4">
Type: Article</text:p>
      <!--METADATA-->
      <text:p text:style-name="P4">
<draw:frame draw:style-name="fr1" draw:name="Image148" text:anchor-type="as-char" svg:width="6.9236in" svg:height="3.956343in" draw:z-index="0">
<draw:image xlink:href="../Images/yкринформ/2023-06-16T15-26-00-03-00/630_360_1446829545-6581-foto-wikipediaorg.jpg" xlink:type="simple" xlink:show="embed" xlink:actuate="onLoad" draw:mime-type="image/jpeg"/>
</draw:frame>
Defense Minister Alexei Reznikov is convinced that Ukrainian weddingrs will be able to capture Western F-16 fighter jets faster than the predicted training programs, but in Ukraine these planes will appear and will be put into service not earlier than the New Year.</text:p>
      <text:p text:style-name="P4">
He said this in <text:a xlink:type="simple" xlink:href="https://www.currenttime.tv/a/ministr-oborony-ukrainy-obuchenii-letchikov-istrebiteley-f-16/32462803.html" text:style-name="Internet_20_link" text:visited-style-name="Visited_20_Internet_20_Link">
interview</text:a>
"Infused Time," Ukrinform reports.</text:p>
      <text:p text:style-name="P4">
"Everyone is publicly discussing how long it takes Ukrainian pilots to be F-16. It sounds like a well-known period: after testing of our two-pilots in the United States is considered to be enough for six months. The tapragation will probably fly faster. I mean not just fly, in a way: with a maneuver, at night, in a couple. I think, in four months it is realistic, " - said Reznikov.</text:p>
      <text:p text:style-name="P4">
<text:span text:style-name="T4">
 Read also: </text:span>
 <text:span text:style-name="T4">
 <text:a xlink:type="simple" xlink:href="https://www.ukrinform.ua/rubric-ato/3723998-reznikov-pro-radu-ukrainanato-ukraina-defakto-stae-clenom-alansu.html" text:style-name="Internet_20_link" text:visited-style-name="Visited_20_Internet_20_Link">
Reznikov about Ukraine-NATO Council: Ukraine de facto becomes an alliance</text:a>
</text:span>
</text:p>
      <text:p text:style-name="P4">
He recalled that Ukrainian servicemen had previously learned from the Caesarza SAU for three weeks instead of three months, and the Patriot air defense system was captured for 10,000 instead of 10 months.</text:p>
      <text:p text:style-name="P4">
Answering questions about the timing when in Ukraine they will fly *<text:span text:style-name="T5">
 <text:a xlink:type="simple" xlink:href="https://www.ukrinform.ua/tag-f16" text:style-name="Internet_20_link" text:visited-style-name="Visited_20_Internet_20_Link">
F-16</text:a>
</text:span>
!</text:p>
      <text:p text:style-name="P4">
"In any case, let's say that at least six months ... Because if the time of expectation is half a year, and in six months the plane will not fly, they will be intended," betrayal!",-said the Minister of Defense.</text:p>
      <text:p text:style-name="P4">
<text:span text:style-name="T4">
 Read also: </text:span>
 <text:span text:style-name="T4">
 <text:a xlink:type="simple" xlink:href="https://www.ukrinform.ua/rubric-ato/3723489-reznikov-pro-perspektivu-otrimanna-ukrainou-f16-ptaskova-koalicia-vidbulasa.html" text:style-name="Internet_20_link" text:visited-style-name="Visited_20_Internet_20_Link">
Reznikov on the prospects of obtaining F-16: "Bird" Coalition took place</text:a>
</text:span>
</text:p>
      <text:p text:style-name="P4">
The Minister replied: "not earlier" to clarify that Ukraine will receive and put the F-16 more than the new year.<text:span text:style-name="T4">
 Read also: </text:span>
 <text:span text:style-name="T4">
 <text:a xlink:type="simple" xlink:href="https://www.ukrinform.ua/rubric-ato/3723878-potribni-zaraz-i-na-perspektivu-stoltenberg-pro-nadanna-ukraini-f16.html" text:style-name="Internet_20_link" text:visited-style-name="Visited_20_Internet_20_Link">
required now and for the future: Stoltenberg of the Vigil of Ukraine F-16</text:a>
</text:span>
</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These and other major issues about the Alliance will be discussed during the NATO Vilnius Summit on July 11-12 this year.</text:p>
      <text:p text:style-name="P4">
News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An exhibition of paintings of the Marines Ivan Gavrilka opened in Lviv</text:span>
</text:h>
      <text:p text:style-name="P4">
Authors: Ukrinform (Person)</text:p>
      <text:p text:style-name="P4">
Publisher: Укринформ (Organization)</text:p>
      <text:p text:style-name="P4">
Published Time: 2023-06-16T15:31:37+03:00</text:p>
      <text:p text:style-name="P4">
Modified Time: 2023-06-16T15:31:37+03:00</text:p>
      <text:p text:style-name="P4">
Description: In Lviv, the Marines Ivan Gavrilko presented an exhibition of his paintings "Flashbeki". - Ukrinform.</text:p>
      <text:p text:style-name="P4">
Images: ['<text:a xlink:type="simple" xlink:href="https://static.ukrinform.com/photos/2023_06/thumb_files/630_360_1686918330-4957.jpeg" text:style-name="Internet_20_link" text:visited-style-name="Visited_20_Internet_20_Link">
630_360_16869...</text:a>
', '<text:a xlink:type="simple" xlink:href="https://static.ukrinform.com/photos/2023_06/1686918330-8656.jpeg" text:style-name="Internet_20_link" text:visited-style-name="Visited_20_Internet_20_Link">
1686918330-86...</text:a>
']</text:p>
      <text:p text:style-name="P4">
Tags: ['Львів', 'Виставка', 'Картина']</text:p>
      <text:p text:style-name="P4">
Type: Article</text:p>
      <!--METADATA-->
      <text:p text:style-name="P4">
<draw:frame draw:style-name="fr1" draw:name="Image149" text:anchor-type="as-char" svg:width="6.9236in" svg:height="3.956343in" draw:z-index="0">
<draw:image xlink:href="../Images/yкринформ/2023-06-16T15-31-37-03-00/630_360_1686918330-4957.jpeg" xlink:type="simple" xlink:show="embed" xlink:actuate="onLoad" draw:mime-type="image/jpeg"/>
</draw:frame>
In Lviv, Ivan Gavrilko presented an exhibition of his paintings "Flashbeky".</text:p>
      <text:p text:style-name="P4">
According to the Ukrinform correspondent, for three times the wounded military importance became psychotherapy and the ability to help the brothers.</text:p>
      <text:p text:style-name="P4">
“Many began to draw after the second wound in July. There was a large fragment of the rush. After the operation, he had a vacation and two months for rehabilitation, start with art therapy, and that was captured. At first he painted for himself, then the printed auctions - my first painting for UAH 7 thousand was sold by volunteers, and we were able to fill the cars that brought to the front for that money. And I realized that not only that my drawing helps me, then ina benefit to others. And then friends say, "Do not give, let's make an exhibition." I first hesitated, but they insisted, " - said Gavrilko.</text:p>
      <text:p text:style-name="P4">
<draw:frame draw:style-name="fr1" draw:name="Image150" text:anchor-type="as-char" svg:width="6.9236in" svg:height="4.608521in" draw:z-index="0">
<draw:image xlink:href="../Images/yкринформ/2023-06-16T15-31-37-03-00/1686918330-8656.jpeg" xlink:type="simple" xlink:show="embed" xlink:actuate="onLoad" draw:mime-type="image/jpeg"/>
</draw:frame>
The Flashbeky exhibition consists of paintings on different topics. They are caused by war -related gave, which often come to the artist in dreams. Protevin uses psychologists' recommendations to get rid of injury.</text:p>
      <text:p text:style-name="P4">
</text:p>
      <text:p text:style-name="P4">
“It is important for the military to turn to psychologists, because PTSR alone is not in itself ... I know many people who, to get out of this state, are engaged in a background, it helps well. Someone is embroidered with beads, I - I draw. Now I study painting, consult with professional artists and teachers, ”Gavrilko added.</text:p>
      <text:p text:style-name="P4">
<text:span text:style-name="T4">
 Read also: </text:span>
 <text:a xlink:type="simple" xlink:href="https://www.ukrinform.ua/rubric-society/3723347-u-budivli-kabminu-vidkrili-vistavku-prisvacenu-rodinam-prikordonnikiv.html" text:style-name="Internet_20_link" text:visited-style-name="Visited_20_Internet_20_Link">
in the Cabinet building opened <text:span text:style-name="T4">
 shows </text:span>
 y, dedicated to border guards</text:a>
The exhibition can be viewed at Armenian, 25.</text:p>
      <text:p text:style-name="P4">
Ivan Gavrilko(the geologist's call sign)He has been fighting since 2014. After a serious injury that he received near the Donetsk airport in October 2022, he is on "forced vacation". In general, from the beginning of a full -scale invasion, the defender was injured three times.</text:p>
      <text:p text:style-name="P4">
News Source: <text:a xlink:type="simple" xlink:href="https://www.ukrinform.ua/rubric-culture/3723817-u-lvovi-vidkrilasa-vistavka-kartin-morskogo-pihotinca-ivana-gavrilka.html" text:style-name="Internet_20_link" text:visited-style-name="Visited_20_Internet_20_Link">
https://www.ukrinform.ua/rubric-culture/3723817-u-lvovi-vidkrilasa-vistavka-kartin-morskogo-pihotinca-ivana-gavrilka.html</text:a>
</text:p>
      <!--NEWS-->
      <text:h text:style-name="P10" text:outline-level="1">
<text:span text:style-name="T4">
Rocket stroke in the Kyiv region: the number of wounded increased to six</text:span>
</text:h>
      <text:p text:style-name="P4">
Authors: Ukrinform (Person)</text:p>
      <text:p text:style-name="P4">
Publisher: Укринформ (Organization)</text:p>
      <text:p text:style-name="P4">
Published Time: 2023-06-16T15:35:00+03:00</text:p>
      <text:p text:style-name="P4">
Modified Time: 2023-06-16T15:35:00+03:00</text:p>
      <text:p text:style-name="P4">
Description: As a result of the fall of debris in one of the settlements of the Kiev region, 6 people were injured, including 1 child. - Ukrinform.</text:p>
      <text:p text:style-name="P4">
Images: ['<text:a xlink:type="simple" xlink:href="https://static.ukrinform.com/photos/2020_04/thumb_files/630_360_1586425727-508.jpg" text:style-name="Internet_20_link" text:visited-style-name="Visited_20_Internet_20_Link">
630_360_15864...</text:a>
']</text:p>
      <text:p text:style-name="P4">
Tags: ['Обстріл', 'Поранені', 'Київщина', 'Війна з Росією']</text:p>
      <text:p text:style-name="P4">
Type: Article</text:p>
      <!--METADATA-->
      <text:p text:style-name="P4">
<draw:frame draw:style-name="fr1" draw:name="Image152" text:anchor-type="as-char" svg:width="6.9236in" svg:height="3.956343in" draw:z-index="0">
<draw:image xlink:href="../Images/yкринформ/2023-06-16T15-35-00-03-00/630_360_1586425727-508.jpg" xlink:type="simple" xlink:show="embed" xlink:actuate="onLoad" draw:mime-type="image/jpeg"/>
</draw:frame>
As a result of the fall of the debris in one of the settlements of the Kiev region, 6 people were injured, including 1 child.</text:p>
      <text:p text:style-name="P4">
About it in <text:a xlink:type="simple" xlink:href="https://www.facebook.com/100091315017222/posts/pfbid02VNREuNisJ6TUTCRQKNyMPaWPLhWZa95KDzgTTPmhLie46LFwXPicytSCXw8sA7QSl/" text:style-name="Internet_20_link" text:visited-style-name="Visited_20_Internet_20_Link">
Facebook</text:a>
Ruslan Kravchenko, the head of the Kyiv Regional Military Administration, reported, Ukrinform reports.</text:p>
      <text:p text:style-name="P4">
“This time the enemy attacked the area with rockets and UAV. Thanks to the professional work of our defenders, all goals are beaten. Unfortunately, as a result of the fall of the wreckage of water from the settlements of the region <text:a xlink:type="simple" xlink:href="https://www.ukrinform.ua/tag-poraneni" text:style-name="Internet_20_link" text:visited-style-name="Visited_20_Internet_20_Link">
injury</text:a>
They received 6 people, including 1 child, ”Kravchenko said.</text:p>
      <text:p text:style-name="P4">
He noted that one of the victims was the driver of vehicles, which received the car during the transportation of bread. Everyone is provided with the necessary medical assistance.</text:p>
      <text:p text:style-name="P4">
In addition, Kravchenko reported that 3 private homes have been destroyed in the region, 13 buildings need major repairs, another 15 homes and 2 outbuildings have minor damage. According to him, all homeowners will be provided with the necessary assistance.</text:p>
      <text:p text:style-name="P4">
*!(https://www.ukrinform.ua/rubric-ato/3723768-rosia-moze-popovnuvati-kilkist-kalibriv-gumenuk.html)Also, the fall of the fragments, the ignition of forest and grass litter. All ignitions are promptly localized.</text:p>
      <text:p text:style-name="P4">
“Operational services continue to work on the ground. Damage information is being updated. People are provided with the necessary help, ”the head of KOV emphasized.</text:p>
      <text:p text:style-name="P4">
As reported by Ukrinform, the forces and means of the Air Force of the Armed Forces of Ukraine on 16th <text:a xlink:type="simple" xlink:href="https://www.ukrinform.ua/rubric-ato/3723682-poperedno-zniseni-6-kindzaliv-6-kalibriv-ta-2-bpla-povitrani-sili.html" text:style-name="Internet_20_link" text:visited-style-name="Visited_20_Internet_20_Link">
destroyed</text:a>
6 "daggers", 6 "calibers" and two reconnaissance UAVs of the enemy, who were heading in the direction of the Kiev region.</text:p>
      <text:p text:style-name="P4">
News Source: <text:a xlink:type="simple" xlink:href="https://www.ukrinform.ua/rubric-regions/3723822-raketnij-udar-po-kiivsini-kilkist-poranenih-zrosla-do-sistoh.html" text:style-name="Internet_20_link" text:visited-style-name="Visited_20_Internet_20_Link">
https://www.ukrinform.ua/rubric-regions/3723822-raketnij-udar-po-kiivsini-kilkist-poranenih-zrosla-do-sistoh.html</text:a>
</text:p>
      <!--NEWS-->
      <text:h text:style-name="P10" text:outline-level="1">
<text:span text:style-name="T4">
Kyslyts called the absurd deployment of the UN humanitarian missions under threat of shelling by</text:span>
</text:h>
      <text:p text:style-name="P4">
Authors: Ukrinform (Person)</text:p>
      <text:p text:style-name="P4">
Publisher: Укринформ (Organization)</text:p>
      <text:p text:style-name="P4">
Published Time: 2023-06-16T15:45:24+03:00</text:p>
      <text:p text:style-name="P4">
Modified Time: 2023-06-16T15:45:24+03:00</text:p>
      <text:p text:style-name="P4">
Description: The permanent representative of Ukraine at the UN Sergey Kyslyts considers it an absurd that the UN is deploying its humanitarian missions under the threat of shelling by the Russian Federation, "which sits in a chair of a permanent member of the Radbeza." - Ukrinform.</text:p>
      <text:p text:style-name="P4">
Images: ['<text:a xlink:type="simple" xlink:href="https://static.ukrinform.com/photos/2021_04/thumb_files/630_360_1619604800-452.jpeg" text:style-name="Internet_20_link" text:visited-style-name="Visited_20_Internet_20_Link">
630_360_16196...</text:a>
']</text:p>
      <text:p text:style-name="P4">
Tags: ['ООН', 'Росія', 'Кислиця']</text:p>
      <text:p text:style-name="P4">
Type: Article</text:p>
      <!--METADATA-->
      <text:p text:style-name="P4">
<draw:frame draw:style-name="fr1" draw:name="Image153" text:anchor-type="as-char" svg:width="6.9236in" svg:height="3.956343in" draw:z-index="0">
<draw:image xlink:href="../Images/yкринформ/2023-06-16T15-45-24-03-00/630_360_1619604800-452.jpeg" xlink:type="simple" xlink:show="embed" xlink:actuate="onLoad" draw:mime-type="image/jpeg"/>
</draw:frame>
The permanent representative of Ukraine at the UN Sergey Kyslyts considers it absurd that the UN deployed humanitarian missions under the threat of shelling by the Russian Federation, "sitting in a chair of the Radbeza."</text:p>
      <text:p text:style-name="P4">
He said this in <text:a xlink:type="simple" xlink:href="https://www.ukrinform.ua/rubric-world/3723629-sergij-kislica-postijnij-predstavnik-ukraini-pri-oon.html" text:style-name="Internet_20_link" text:visited-style-name="Visited_20_Internet_20_Link">
interview Ukrinform</text:a>
answering questions about the response of the UN to the disaster caused by the undergoing of Russia of the Kakhovsky Dam.</text:p>
      <text:p text:style-name="P4">
At the beginning of a full-scale invasion in March-April last year, the Uonau was not ready to respond promptly, since for the first time in its history she had reached with a war of this nature and scale in Europe, he said post-pre-pre-pre-post.</text:p>
      <text:p text:style-name="P4">
Today, the UN structures carry out their largest humanitarian operation in Ukraine, he said.</text:p>
      <text:p text:style-name="P4">
<text:span text:style-name="T4">
 Read also: </text:span>
 <text:a xlink:type="simple" xlink:href="https://www.ukrinform.ua/rubric-polytics/3723742-ukraina-poterpae-vid-bezprecedentnih-aktiv-derzavnogo-terorizmu-z-boku-rf-kislica.html" text:style-name="Internet_20_link" text:visited-style-name="Visited_20_Internet_20_Link">
Ukraine suffers from unprecedented acts of state terrorism by the Russian Federation - <text:span text:style-name="T4">
 Kyslyts </text:span>
 I</text:a>
According to Kislytsya, "the UN has never silenced that Russia did not provide access to the temporarily occupied territories, despite numerous requests." He added.</text:p>
      <text:p text:style-name="P4">
Humanitarian staff do not have weapons, so safety guarantees from the funds are required, and Russia does not give such guarantees and all the requests ignore, the acidic acid.</text:p>
      <text:p text:style-name="P4">
“So, it should be clearly understood that the root of evil in this situation is Russia. And this root must be pulled out. After all, it is an absurdity that is unfolding its humanitarian missions under the threat of shelling by the Russian Federation sitting in a chair of a permanent member of the Radbezueon, ”he said.</text:p>
      <text:p text:style-name="P4">
<text:span text:style-name="T4">
 Read also: </text:span>
 <text:a xlink:type="simple" xlink:href="https://www.ukrinform.ua/rubric-world/3723629-sergij-kislica-postijnij-predstavnik-ukraini-pri-oon.html" text:style-name="Internet_20_link" text:visited-style-name="Visited_20_Internet_20_Link">
Sergey <text:span text:style-name="T4">
 Kyslyts </text:span>
 I, Permanent Representative of Ukraine Pride</text:a>
As reported by Ukrinform, the Deputy Secretary General for Humanitarian Affairs Martingriffiths stated that his office was trying to obtain permission of the occupying authorities safe access through the demarcation line for the provision of humanitarian aid.</text:p>
      <text:p text:style-name="P4">
News Source: <text:a xlink:type="simple" xlink:href="https://www.ukrinform.ua/rubric-polytics/3723823-kislica-nazvav-absurdnim-rozgortanna-gumanitarnih-misij-oon-pid-zagrozou-obstriliv-z-boku-rosii.html" text:style-name="Internet_20_link" text:visited-style-name="Visited_20_Internet_20_Link">
https://www.ukrinform.ua/rubric-polytics/3723823-kislica-nazvav-absurdnim-rozgortanna-gumanitarnih-misij-oon-pid-zagrozou-obstriliv-z-boku-rosii.html</text:a>
</text:p>
      <!--NEWS-->
      <text:h text:style-name="P10" text:outline-level="1">
<text:span text:style-name="T4">
Since the beginning of the NSDC war, it has applied sanctions to over 11,000 people</text:span>
</text:h>
      <text:p text:style-name="P4">
Authors: Ukrinform (Person)</text:p>
      <text:p text:style-name="P4">
Publisher: Укринформ (Organization)</text:p>
      <text:p text:style-name="P4">
Published Time: 2023-06-16T15:46:58+03:00</text:p>
      <text:p text:style-name="P4">
Modified Time: 2023-06-16T15:46:58+03:00</text:p>
      <text:p text:style-name="P4">
Description: During the full -scale invasion of Russia in Ukraine by decisions of the National Security and Defense Council of Ukraine, which were put into effect by the Presidential Decrees, the sanctions were applied to 11 072 persons. - Ukrinform.</text:p>
      <text:p text:style-name="P4">
Images: ['<text:a xlink:type="simple" xlink:href="https://static.ukrinform.com/photos/2022_09/thumb_files/630_360_1664545940-186.jpeg" text:style-name="Internet_20_link" text:visited-style-name="Visited_20_Internet_20_Link">
630_360_16645...</text:a>
']</text:p>
      <text:p text:style-name="P4">
Tags: ['РНБО', 'Санкції', 'Війна з Росією']</text:p>
      <text:p text:style-name="P4">
Type: Article</text:p>
      <!--METADATA-->
      <text:p text:style-name="P4">
<draw:frame draw:style-name="fr1" draw:name="Image154" text:anchor-type="as-char" svg:width="6.9236in" svg:height="3.956343in" draw:z-index="0">
<draw:image xlink:href="../Images/yкринформ/2023-06-16T15-46-58-03-00/630_360_1664545940-186.jpeg" xlink:type="simple" xlink:show="embed" xlink:actuate="onLoad" draw:mime-type="image/jpeg"/>
</draw:frame>
With the time of the full -scale invasion of Russia in Ukraine by decisions of the National Security and Defense Council of Ukraine, which were put into force by the decrees of the President, sanctions were conceived to 11 072 persons.</text:p>
      <text:p text:style-name="P4">
According to Ukrinform, the head of the NSDC apparatus Andrei Zuz was said to meet the delegation of the European Union, headed by a special representative of sanctions, David O'Sallivan, informs <text:a xlink:type="simple" xlink:href="https://www.rnbo.gov.ua/ua/Diialnist/6412.html" text:style-name="Internet_20_link" text:visited-style-name="Visited_20_Internet_20_Link">
Prescentrrnbo. </text:a>
It is noted that during the meeting on Thursday, June 15, the issue of Ukraine and international partners of sanctions against Russia was discussed.</text:p>
      <text:p text:style-name="P4">
Zuza thanked the countries of the European Union for active and consistent support of Ukraine, noting that <text:a xlink:type="simple" xlink:href="https://www.ukrinform.ua/tag-sankcii" text:style-name="Internet_20_link" text:visited-style-name="Visited_20_Internet_20_Link">
sanctions</text:a>
EU packages against Russia are bringing our country's victory in the war.</text:p>
      <text:p text:style-name="P4">
"The head of the apparatus emphasized that after the large -scale military manage of Russia in our country by the decisions of the NSDC of Ukraine, which were put into operation by the Presidentials of Ukraine, the sanctions were applied to 11 072 persons," - the testimony reads.</text:p>
      <text:p text:style-name="P4">
According to the NSDC Press Center, O'Sallavan emphasized that democratic values and strong state institutions are important factors of Ukraine's future development and assured that the EU would support our country on the path of their desires.</text:p>
      <text:p text:style-name="P4">
<text:span text:style-name="T4">
 Read also: </text:span>
 <text:a xlink:type="simple" xlink:href="https://www.ukrinform.ua/rubric-polytics/3723775-zelenskij-sklikae-zasidanna-rnbo.html" text:style-name="Internet_20_link" text:visited-style-name="Visited_20_Internet_20_Link">
Zelensky convenes the meeting <text:span text:style-name="T4">
 NSDC </text:span>
</text:a>
The parties have agreed to synchronize sanctions against the Russian Federation and to strengthen the exchange on cases of bypassing sanctions applied, in particular in areas related to the production of weapons and military equipment. It also provides for the strengthening of provisions against the bypass of sanctions, including the application of government sanctions to persons who help them to bypass them.</text:p>
      <text:p text:style-name="P4">
As it was reported, by the decree of June 11, President Volodymyr Zelenskyy entered the UDII decision of the National Security and Defense Council on the use of personal sanctions against 178 people.</text:p>
      <text:p text:style-name="P4">
News Source: <text:a xlink:type="simple" xlink:href="https://www.ukrinform.ua/rubric-economy/3723826-vid-pocatku-vijni-rnbo-zastosuvala-sankcii-do-ponad-11-tisac-ludej.html" text:style-name="Internet_20_link" text:visited-style-name="Visited_20_Internet_20_Link">
https://www.ukrinform.ua/rubric-economy/3723826-vid-pocatku-vijni-rnbo-zastosuvala-sankcii-do-ponad-11-tisac-ludej.html</text:a>
</text:p>
      <!--NEWS-->
      <text:h text:style-name="P10" text:outline-level="1">
<text:span text:style-name="T4">
After the Kakhovski hydroelectric power station with the Nikolaev region, up to a thousand people were evacuated</text:span>
</text:h>
      <text:p text:style-name="P4">
Authors: Ukrinform (Person)</text:p>
      <text:p text:style-name="P4">
Publisher: Укринформ (Organization)</text:p>
      <text:p text:style-name="P4">
Published Time: 2023-06-16T15:49:00+03:00</text:p>
      <text:p text:style-name="P4">
Modified Time: 2023-06-16T15:49:00+03:00</text:p>
      <text:p text:style-name="P4">
Description: In the Nikolaev area, after the exclusion of Russian troops of the Kakhovka hydroelectric power station, about 1000 people were evacuated from the floodplain sites. - Ukrinform.</text:p>
      <text:p text:style-name="P4">
Images: ['<text:a xlink:type="simple" xlink:href="https://static.ukrinform.com/photos/2023_06/thumb_files/630_360_1686472175-868.jpeg" text:style-name="Internet_20_link" text:visited-style-name="Visited_20_Internet_20_Link">
630_360_16864...</text:a>
']</text:p>
      <text:p text:style-name="P4">
Tags: ['ДСНС', 'Евакуація', 'Миколаївщина', 'Вода']</text:p>
      <text:p text:style-name="P4">
Type: Article</text:p>
      <!--METADATA-->
      <text:p text:style-name="P4">
<draw:frame draw:style-name="fr1" draw:name="Image155" text:anchor-type="as-char" svg:width="6.9236in" svg:height="3.956343in" draw:z-index="0">
<draw:image xlink:href="../Images/yкринформ/2023-06-16T15-49-00-03-00/630_360_1686472175-868.jpeg" xlink:type="simple" xlink:show="embed" xlink:actuate="onLoad" draw:mime-type="image/jpeg"/>
</draw:frame>
After the blasting of the Kakhovka hydroelectric power plants, the Mimikov region was evacuated by the Russian troops of the Kakhovka hydroelectric power plant.</text:p>
      <text:p text:style-name="P4">
Oleksandr Khorunzhi, a presenter of the SES, Ukrainian-Ukrinform, was announced at a briefing at the Media Center Ukraine-Ukrinform.</text:p>
      <text:p text:style-name="P4">
“About <text:a xlink:type="simple" xlink:href="https://www.ukrinform.ua/tag-mikolaivsina" text:style-name="Internet_20_link" text:visited-style-name="Visited_20_Internet_20_Link">
Mykolaiv region</text:a>
, then 20 settlements are tamed. These are, in particular, 102 houses and 201 assistants and 216 farms. In Mykolaiv region, about 1000 people were evacuated from the places, 167 of them were children, psychological assistance to 15 people and 18 tons of drinking water, 38 tons of food, including Athanasiyivka and Vasylivka, were brought, ”he said.</text:p>
      <text:p text:style-name="P4">
According to him, rescuers assisted the transportation of products to the homes of people who live there.</text:p>
      <text:p text:style-name="P4">
“Today, 40 people and more than 10 pieces of equipment on the river Ingulets river were involved in the Nikolaev area. Since the beginning of the works of the Mimakov region, more than 100 people and about 50 pieces of equipment have been involved, ”the spokesman added.</text:p>
      <text:p text:style-name="P4">
*!(https://www.ukrinform.ua/rubric-regions/3723330-na-mikolaivsini-zbilsilas-kilkist-pidtoplenih-budinkiv.html)The SES Presser noted that in the Dnipropetrovsk region there is a decrease in water levels in the Kakhovka reservoir - for the period after blasting it decreased from 16 meters 77 centimeters to 9 meters.</text:p>
      <text:p text:style-name="P4">
“It, of course, has caused negative consequences. Unfortunately, the termination of water intake stations at several objects. In total, 35 settlements were found without central water supply. Of these, 14 settlements are partially distinguished - about 82 thousand subscribers, ” - informed Khorunzhi.</text:p>
      <text:p text:style-name="P4">
According to him, the SES has organized a water transportation for the population: more than 7 thousand tons of water were brought to the population, of which about 4 thousand from the SES.</text:p>
      <text:p text:style-name="P4">
"30 pieces of equipment and more than 60 man -person warehouses have been involved in the water supply," he said.</text:p>
      <text:p text:style-name="P4">
As it was reported, on the night of June 6 <text:a xlink:type="simple" xlink:href="https://www.ukrinform.ua/rubric-other_news/3723441-pidriv-rosianami-kahovskoi-ges-usi-novini.html" text:style-name="Internet_20_link" text:visited-style-name="Visited_20_Internet_20_Link">
the Russian army blown up the Greblyukakhov hydroelectric power station. </text:a>
<text:span text:style-name="T5">
 Photo illustrative: SESN</text:span>
</text:p>
      <text:p text:style-name="P4">
News Source: <text:a xlink:type="simple" xlink:href="https://www.ukrinform.ua/rubric-regions/3723824-pisla-pidrivu-kahovskoi-ges-z-mikolaivsini-evakuuvali-do-tisaci-ludej.html" text:style-name="Internet_20_link" text:visited-style-name="Visited_20_Internet_20_Link">
https://www.ukrinform.ua/rubric-regions/3723824-pisla-pidrivu-kahovskoi-ges-z-mikolaivsini-evakuuvali-do-tisaci-ludej.html</text:a>
</text:p>
      <!--NEWS-->
      <text:h text:style-name="P10" text:outline-level="1">
<text:span text:style-name="T4">
In Zaporozhye on the coast found the remains of wooden boats of the twentieth century</text:span>
</text:h>
      <text:p text:style-name="P4">
Authors: Ukrinform (Person)</text:p>
      <text:p text:style-name="P4">
Publisher: Укринформ (Organization)</text:p>
      <text:p text:style-name="P4">
Published Time: 2023-06-16T15:49:36+03:00</text:p>
      <text:p text:style-name="P4">
Modified Time: 2023-06-16T15:49:36+03:00</text:p>
      <text:p text:style-name="P4">
Description: In Zaporizhzhya, after the fall of the water level in the Dnieper, many flooded objects and artifacts have opened due to the blasting of the Kakhovka hydroelectric power station. Scientists found the remains of wooden boats of the twentieth century on the coast. - Ukrinform.</text:p>
      <text:p text:style-name="P4">
Images: ['<text:a xlink:type="simple" xlink:href="https://static.ukrinform.com/photos/2023_06/thumb_files/630_360_1686919666-947.jpg" text:style-name="Internet_20_link" text:visited-style-name="Visited_20_Internet_20_Link">
630_360_16869...</text:a>
']</text:p>
      <text:p text:style-name="P4">
Tags: ['Човен', 'Мотор Запоріжжя']</text:p>
      <text:p text:style-name="P4">
Type: Article</text:p>
      <!--METADATA-->
      <text:p text:style-name="P4">
<draw:frame draw:style-name="fr1" draw:name="Image156" text:anchor-type="as-char" svg:width="6.9236in" svg:height="3.956343in" draw:z-index="0">
<draw:image xlink:href="../Images/yкринформ/2023-06-16T15-49-36-03-00/630_360_1686919666-947.jpg" xlink:type="simple" xlink:show="embed" xlink:actuate="onLoad" draw:mime-type="image/jpeg"/>
</draw:frame>
Understanding after falling water levels in the Dnieper due to the blasting of the Kakhovskaya Gesaucy, many flooded objects and artifacts. The remains of wooden boats of the twentieth century were scientists on the coast.</text:p>
      <text:p text:style-name="P4">
About it in <text:a xlink:type="simple" xlink:href="https://m.facebook.com/story.php" text:style-name="Internet_20_link" text:visited-style-name="Visited_20_Internet_20_Link">
Facebook</text:a>
It is reported on the page of the Khortytsia National Reserve, reports.</text:p>
      <text:p text:style-name="P4">
"Not all the objects that come to us are of historical value, but but of them require urgent movement to the museum's funds or conducting archaeological studies. Yesterday during the next examination of the binding strip, the remains of wooden boats of the twentieth century were detected" in the post.</text:p>
      <text:p text:style-name="P4">
*!(https://www.ukrinform.ua/rubric-regions/3723741-na-zaporizzi-cerez-znizenna-vodi-u-kahovskomu-vodoshovisi-zaginuli-ponad-9-tisac-ekzemplariv-ribi.html)Experts add that each find requires inspection of the reserve staff. They urge to report everything that can be historical value.</text:p>
      <text:p text:style-name="P4">
As it was reported, earlier on the air of the National Telernado "United News" the head of Zaporizhzhya Ova Yuri Malashko noted that due to the grounds of the nature reserve zone near Fr. Khortytsia has intensified the work of "black archaeologists". A time with law enforcement agencies conduct raids and delay violators. He asserted that people go with minimers and look. They are delayed.</text:p>
      <text:p text:style-name="P4">
News Source: <text:a xlink:type="simple" xlink:href="https://www.ukrinform.ua/rubric-regions/3723828-u-zaporizzi-na-uzberezzi-znajsli-zaliski-derevanih-covniv-hh-stolitta.html" text:style-name="Internet_20_link" text:visited-style-name="Visited_20_Internet_20_Link">
https://www.ukrinform.ua/rubric-regions/3723828-u-zaporizzi-na-uzberezzi-znajsli-zaliski-derevanih-covniv-hh-stolitta.html</text:a>
</text:p>
      <!--NEWS-->
      <text:h text:style-name="P10" text:outline-level="1">
<text:span text:style-name="T4">
The European Union responded to the shelling of Kiev - Putin prepared a specific "greeting"</text:span>
</text:h>
      <text:p text:style-name="P4">
Authors: Ukrinform (Person)</text:p>
      <text:p text:style-name="P4">
Publisher: Укринформ (Organization)</text:p>
      <text:p text:style-name="P4">
Published Time: 2023-06-16T15:53:48+03:00</text:p>
      <text:p text:style-name="P4">
Modified Time: 2023-06-16T15:53:48+03:00</text:p>
      <text:p text:style-name="P4">
Description: Vladimir Putin demonstrated the lack of any desire for peace in Ukraine and prepared a very demonstrable "greeting" in the form of shelling for seven African leaders who came to Kiev and at the end of the week intend to visit Moscow with peaceful proposals. - Ukrinform.</text:p>
      <text:p text:style-name="P4">
Images: ['<text:a xlink:type="simple" xlink:href="https://static.ukrinform.com/photos/2022_07/thumb_files/630_360_1657784545-551.jpg" text:style-name="Internet_20_link" text:visited-style-name="Visited_20_Internet_20_Link">
630_360_16577...</text:a>
']</text:p>
      <text:p text:style-name="P4">
Tags: ['Євросоюз', 'Обстріл', 'Путін', 'Війна з Росією']</text:p>
      <text:p text:style-name="P4">
Type: Article</text:p>
      <!--METADATA-->
      <text:p text:style-name="P4">
<draw:frame draw:style-name="fr1" draw:name="Image157" text:anchor-type="as-char" svg:width="6.9236in" svg:height="3.956343in" draw:z-index="0">
<draw:image xlink:href="../Images/yкринформ/2023-06-16T15-53-48-03-00/630_360_1657784545-551.jpg" xlink:type="simple" xlink:show="embed" xlink:actuate="onLoad" draw:mime-type="image/jpeg"/>
</draw:frame>
Volodymyrputin demonstrated the lack of any desire for peace in Ukraine and receiving a very indicative "greeting" in the form of shelling for seven African leaders who arrived in Kiev and at the end of the week intend to visit Moscow with peaceful proposals.</text:p>
      <text:p text:style-name="P4">
This was stated today in Brussels during a briefing for the press by the EU Peterstan spokesman, Ukrinform correspondent reports.</text:p>
      <text:p text:style-name="P4">
“African leaders attend not only Moscow at the end of the week, they now interfere in Kiev, and they received a very specific greeting - in the form of a large number of missile attacks - from <text:a xlink:type="simple" xlink:href="https://www.ukrinform.ua/tag-putin" text:style-name="Internet_20_link" text:visited-style-name="Visited_20_Internet_20_Link">
Putin</text:a>
. I am sure, it will allow them to be aware of who is the aggressor, and how this aggressor behaves, what his realinators are, ”he said.</text:p>
      <text:p text:style-name="P4">
He stressed that the European Union congratulates any meaningful and serious one for peace, as no one wants peace more than Ukrainians. But for this we need to really speak with the victim of aggression.</text:p>
      <text:p text:style-name="P4">
“So it was a very good idea when African leaders arrived in Kiev, 1 year and four months after a full -scale invasion. It will be an opportunity to listen to the first hand of the position, prospects, to see the situation with your own eyes, ”the EU spokesman said.</text:p>
      <text:p text:style-name="P4">
<text:span text:style-name="T4">
 Read also: </text:span>
 <text:a xlink:type="simple" xlink:href="https://www.ukrinform.ua/rubric-ato/3723682-poperedno-zniseni-6-kindzaliv-6-kalibriv-ta-2-bpla-povitrani-sili.html" text:style-name="Internet_20_link" text:visited-style-name="Visited_20_Internet_20_Link">
pre -destroyed 6 "daggers", 6 "<text:span text:style-name="T4">
 caliber </text:span>
 IV" and 2bls - air forces</text:a>
He recalled that Putin had prepared for the African delegation "greetings", which he used repeatedly during other foreign visits to Kiev. In addition, in April 2022, the UN Secretary General Antonu Guttheresh was UKIEV, and then, Kiev was fired again with rockets and drones. that was used by the Kremlin.</text:p>
      <text:p text:style-name="P4">
“Peace will come immediately when Putin ceased to terrorize people in Ukraine, from the territory of Ukraine, all their troops that are killed, torture are robbed. I hope African leaders know that they see. What happened today makes it very obvious to African leaders, how sincere Putin is about the conflict stopping, and how he perceives all the national efforts to stop this conflict, ”the spokesman added.</text:p>
      <text:p text:style-name="P4">
The comment, in response to the question of the press, made a spokesman for the European Commission Erikmame.*!(https://www.ukrinform.ua/rubric-polytics/3723700-raketnij-obstril-e-signalom-afrikanskim-lideram-pro-spravzni-namiri-rosii-dmitro-kuleba.html)He stressed that probably no one wants peace more than the European Union, since the war unfolds on its borders, there are 4 million refugees on its territory, and serious problems in spheres of economic and energy were created. Therefore, the EU continues to make every effort to achieve a permanent and fair peace.</text:p>
      <text:p text:style-name="P4">
As it was reported, a delegation of leaders of several African countries arrived in Kyiv, representing Ukraine's leadership with their peaceful proposals. These are the leading intention to visit Moscow.</text:p>
      <text:p text:style-name="P4">
News Source: <text:a xlink:type="simple" xlink:href="https://www.ukrinform.ua/rubric-polytics/3723829-evrosouz-vidreaguvav-na-obstril-kieva-putin-prigotuvav-specificne-privitanna.html" text:style-name="Internet_20_link" text:visited-style-name="Visited_20_Internet_20_Link">
https://www.ukrinform.ua/rubric-polytics/3723829-evrosouz-vidreaguvav-na-obstril-kieva-putin-prigotuvav-specificne-privitanna.html</text:a>
</text:p>
      <!--NEWS-->
      <text:h text:style-name="P10" text:outline-level="1">
<text:span text:style-name="T4">
Kherson shelling: The number of victims has increased to 12, including two children</text:span>
</text:h>
      <text:p text:style-name="P4">
Authors: Ukrinform (Person)</text:p>
      <text:p text:style-name="P4">
Publisher: Укринформ (Organization)</text:p>
      <text:p text:style-name="P4">
Published Time: 2023-06-16T15:57:00+03:00</text:p>
      <text:p text:style-name="P4">
Modified Time: 2023-06-16T15:57:00+03:00</text:p>
      <text:p text:style-name="P4">
Description: During the shelling of Kherson, on June 16, according to updated data, 12 civilians were injured, two of them were children. - Ukrinform.</text:p>
      <text:p text:style-name="P4">
Images: ['<text:a xlink:type="simple" xlink:href="https://static.ukrinform.com/photos/2022_02/thumb_files/630_360_1644425983-426.jpg" text:style-name="Internet_20_link" text:visited-style-name="Visited_20_Internet_20_Link">
630_360_16444...</text:a>
']</text:p>
      <text:p text:style-name="P4">
Tags: ['Херсонщина', 'Обстріл', 'Війна з Росією']</text:p>
      <text:p text:style-name="P4">
Type: Article</text:p>
      <!--METADATA-->
      <text:p text:style-name="P4">
<draw:frame draw:style-name="fr1" draw:name="Image158" text:anchor-type="as-char" svg:width="6.9236in" svg:height="3.946452in" draw:z-index="0">
<draw:image xlink:href="../Images/yкринформ/2023-06-16T15-57-00-03-00/630_360_1644425983-426.jpg" xlink:type="simple" xlink:show="embed" xlink:actuate="onLoad" draw:mime-type="image/jpeg"/>
</draw:frame>
During the time of Kherson, on June 16, according to updated data, 12 civilians were injured, two were children.</text:p>
      <text:p text:style-name="P4">
According to Ukrinform, it reports <text:a xlink:type="simple" xlink:href="https://t.me/phogovua/2057" text:style-name="Internet_20_link" text:visited-style-name="Visited_20_Internet_20_Link">
Kherson Regional Prosecutor's Office.</text:a>
"As of 15:00, there are 12 injured civilians, two of them are minor children," the statement said.</text:p>
      <text:p text:style-name="P4">
According to the investigation, on June 16 at about 1:00 pm, Russian military massive arrays of Kherson.</text:p>
      <text:p text:style-name="P4">
<text:span text:style-name="T4">
 Read also: </text:span>
 <text:a xlink:type="simple" xlink:href="https://www.ukrinform.ua/rubric-ato/3723812-vijska-rf-vdarili-po-selisu-na-hersonsini-pocilili-u-zitlovij-kvartal.html" text:style-name="Internet_20_link" text:visited-style-name="Visited_20_Internet_20_Link">
Russian troops hit the village on <text:span text:style-name="T4">
 Khersonshch </text:span>
 in -they were buried in the residential quarter</text:a>
The high -rise building, administrative building of medical and educational institutions, motor transport, power lines were damaged.</text:p>
      <text:p text:style-name="P4">
As reported by Ukrinform, earlier in the prosecutor's office informed that at least six people were injured on June 16 in June 16.](https://www.ukrinform.ua/rubric-ato/3723786-u-hersoni-vnaslidok-obstrilu-travmovani-sestero-ludej.html)</text:p>
      <text:p text:style-name="P4">
News Source: <text:a xlink:type="simple" xlink:href="https://www.ukrinform.ua/rubric-regions/3723835-obstril-hersona-kilkist-postrazdalih-zrosla-do-12-sered-nih-dvoe-ditej.html" text:style-name="Internet_20_link" text:visited-style-name="Visited_20_Internet_20_Link">
https://www.ukrinform.ua/rubric-regions/3723835-obstril-hersona-kilkist-postrazdalih-zrosla-do-12-sered-nih-dvoe-ditej.html</text:a>
</text:p>
      <!--NEWS-->
      <text:h text:style-name="P10" text:outline-level="1">
<text:span text:style-name="T4">
The government has simplified business activities in the field of service provision to the population</text:span>
</text:h>
      <text:p text:style-name="P4">
Authors: Ukrinform (Person)</text:p>
      <text:p text:style-name="P4">
Publisher: Укринформ (Organization)</text:p>
      <text:p text:style-name="P4">
Published Time: 2023-06-16T15:58:02+03:00</text:p>
      <text:p text:style-name="P4">
Modified Time: 2023-06-16T15:58:02+03:00</text:p>
      <text:p text:style-name="P4">
Description: The Cabinet of Ministers abolished the need for approval by the local authorities of the regime of work of enterprises in the sphere of services and a number of other changes to the rules of household services are made. - Ukrinform.</text:p>
      <text:p text:style-name="P4">
Images: ['<text:a xlink:type="simple" xlink:href="https://static.ukrinform.com/photos/2021_03/thumb_files/630_360_1617189558-212.jpg" text:style-name="Internet_20_link" text:visited-style-name="Visited_20_Internet_20_Link">
630_360_16171...</text:a>
']</text:p>
      <text:p text:style-name="P4">
Tags: ['Мінекономіки', 'Уряд', 'Юлія Свириденко']</text:p>
      <text:p text:style-name="P4">
Type: Article</text:p>
      <!--METADATA-->
      <text:p text:style-name="P4">
<draw:frame draw:style-name="fr1" draw:name="Image159" text:anchor-type="as-char" svg:width="6.9236in" svg:height="3.949462in" draw:z-index="0">
<draw:image xlink:href="../Images/yкринформ/2023-06-16T15-58-02-03-00/630_360_1617189558-212.jpg" xlink:type="simple" xlink:show="embed" xlink:actuate="onLoad" draw:mime-type="image/jpeg"/>
</draw:frame>
The Cabinet of Ministers has abolished the need for approval by local authorities of regimen of enterprises in the sphere of services and a number of other changes are made to the rules of household services.</text:p>
      <text:p text:style-name="P4">
According to Ukrinform, the relevant resolution was approved at the meeting of the Ministers of Ukraine on June 16, 2023, reports <text:a xlink:type="simple" xlink:href="https://www.me.gov.ua/News/Detail" text:style-name="Internet_20_link" text:visited-style-name="Visited_20_Internet_20_Link">
press service</text:a>
.</text:p>
      <text:p text:style-name="P4">
Зазначається, що урядова постанова скасовує ряд регуляторних норм, які булизатверджені ще в 1994 році, а також змінює деякі права підприємців і вимоги доумов ведення бізнесу відповідно до потреб сьогодення.</text:p>
      <text:p text:style-name="P4">
<text:span text:style-name="T4">
Читайте також:</text:span>
 <text:a xlink:type="simple" xlink:href="https://www.ukrinform.ua/rubric-polytics/3723783-urad-proponue-vnesti-zmini-do-zakonodavstva-pro-sudovij-zbir.html" text:style-name="Internet_20_link" text:visited-style-name="Visited_20_Internet_20_Link">
 <text:span text:style-name="T4">
Уряд</text:span>
 пропонує внести зміни до законодавства просудовий збір </text:a>
New rules provide for the following changes:</text:p>
      <ul>
        <li>
The rule on compulsory certification of services is excluded, as the state certification system ceased to exist in 2018; * the rights and obligations of contractors and consumers are established in the provision of household services; * the right to establish the mode of operation of the objects of provision of services independently, except objects belonging to the communal property of the respective territorial communities, the mode of operation of which is established by the executive bodies of village, settlement, city councils; * it is given the opportunity to consumers in non -cash form for the services provided; * a requirement to serve consumers in the state language when providing services, or at the request of the consumer in another language acceptable to the parties; * Some other features of providing certain types of household services are determined.</li>
      </ul>
      <text:p text:style-name="P4">
“The government continues to pursue a consistent deregulation policy of the Ukrainian business environment. We abolish the documents that have lost their relevance, hinder the development of entrepreneurship and prevent invest in the Ukrainian economy. The creation of the creation to create such a business environment in which entrepreneurs will not work their energy and time for unnecessary permits will be asimated solely by the development of their enterprises, ”-said the First Viceremier-Minister of Ukraine-Minister of Economy of Ukraine Yulia Sviridenko.According to Ukrinform, the Ministry of Economy presented the site, thanks to which every Ukrainian will be able to understand key deregulation issues.</text:p>
      <text:p text:style-name="P4">
News Source: <text:a xlink:type="simple" xlink:href="https://www.ukrinform.ua/rubric-economy/3723834-urad-sprostiv-vedenna-pidpriemnickoi-dialnosti-u-sferi-nadanna-poslug-naselennu.html" text:style-name="Internet_20_link" text:visited-style-name="Visited_20_Internet_20_Link">
https://www.ukrinform.ua/rubric-economy/3723834-urad-sprostiv-vedenna-pidpriemnickoi-dialnosti-u-sferi-nadanna-poslug-naselennu.html</text:a>
</text:p>
      <!--NEWS-->
      <text:h text:style-name="P10" text:outline-level="1">
<text:span text:style-name="T4">
In three days 320 dead - intercepting GUR</text:span>
</text:h>
      <text:p text:style-name="P4">
Author: ['АРМІЯINFORM']</text:p>
      <text:p text:style-name="P4">
Time: 2023-06-16T16:00:00-04:00</text:p>
      <text:p text:style-name="P4">
Description: https://youtu.be/nzvm8rzk2eu?t=55 Golovna managed by the Rosvіki defense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ГОЛОВНЕ УПРАВЛІННЯ РОЗВІДКИ МО УКРАЇНИ', 'ГУР ПЕРЕХОПЛЕННЯ']</text:p>
      <text:p text:style-name="P4">
Category: News</text:p>
      <!--METADATA-->
      <text:p text:style-name="P4">
Main Directorate of Intelligence of the Ministry of Defense of Ukraine <text:a xlink:type="simple" xlink:href="https://gur.gov.ua/content/esly-koroche-chyo-to-pomozhesh-pokhoronysh-prosto-za-try-dnia-320-chelovek.html" text:style-name="Internet_20_link" text:visited-style-name="Visited_20_Internet_20_Link">
Publicated</text:a>
A new interception of the conversation in which the Russian occupier tells his acquaintance about the loss of the environment of his unit.</text:p>
      <text:p text:style-name="P4">
"I am under the estuary, it was so long, we are" harades "and watered", "the Russian complained.</text:p>
      <text:p text:style-name="P4">
He also added that in this case, he will need to be buried. His interlocutor understood where he had such a negative mood.</text:p>
      <text:p text:style-name="P4">
“You see, here in three days 320 people(Killed - ed.). Ну а там може і більше,я не знаю, кажу приблизно. У мене бронежилет, як решето», — додав окупант.</text:p>
      <text:p text:style-name="P4">
News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Kostin discussed with African leaders the punishment of Russia for war crimes</text:span>
</text:h>
      <text:p text:style-name="P4">
Authors: Ukrinform (Person)</text:p>
      <text:p text:style-name="P4">
Publisher: Укринформ (Organization)</text:p>
      <text:p text:style-name="P4">
Published Time: 2023-06-16T16:04:00+03:00</text:p>
      <text:p text:style-name="P4">
Modified Time: 2023-06-16T16:04:00+03:00</text:p>
      <text:p text:style-name="P4">
Description: The Prosecutor General of Ukraine Andriy Kostin discussed with the leaders of African states to provide responsibility for Russia's crimes. - Ukrinform.</text:p>
      <text:p text:style-name="P4">
Images: ['<text:a xlink:type="simple" xlink:href="https://static.ukrinform.com/photos/2023_06/thumb_files/630_360_1686920626-408.jpg" text:style-name="Internet_20_link" text:visited-style-name="Visited_20_Internet_20_Link">
630_360_16869...</text:a>
']</text:p>
      <text:p text:style-name="P4">
Tags: ['Злочин', 'Андрій Костін', 'Війна з Росією']</text:p>
      <text:p text:style-name="P4">
Type: Article</text:p>
      <!--METADATA-->
      <text:p text:style-name="P4">
<draw:frame draw:style-name="fr1" draw:name="Image160" text:anchor-type="as-char" svg:width="6.9236in" svg:height="3.956343in" draw:z-index="0">
<draw:image xlink:href="../Images/yкринформ/2023-06-16T16-04-00-03-00/630_360_1686920626-408.jpg" xlink:type="simple" xlink:show="embed" xlink:actuate="onLoad" draw:mime-type="image/jpeg"/>
</draw:frame>
The Prosecutor General of Ukraine Andriy Kostin discussed with the leaders of the African state to provide responsibility for Russia's crimes.</text:p>
      <text:p text:style-name="P4">
This was reported <text:a xlink:type="simple" xlink:href="https://www.gp.gov.ua/ua/posts/andrii-kostin-pokazav-delegaciyam-krayin-afriki-miscya-rosiiskix-zlociniv-u-buci" text:style-name="Internet_20_link" text:visited-style-name="Visited_20_Internet_20_Link">
Office of Prosecutor General</text:a>
, reports Ukrinform.</text:p>
      <text:p text:style-name="P4">
Thus, during a visit to Bucha, the Kiev region, Kostin showed the African delegation of the crime scene committed by the Russian military during the capture of a state in March 2022.</text:p>
      <text:p text:style-name="P4">
"The name of this city became synonymous with the mass killings of civilians. Sametut everyone saw the real animal face of the Russian measure for the first time: massive hide, torture, destroyed houses of peaceful Ukrainians. And the aggressor continues to eat new crimes - even during our meeting(https://www.ukrinform.ua/tag-raketa)The peaceful Ukrainian cities attacked, "the Prosecutor General said.</text:p>
      <text:p text:style-name="P4">
According to him, "there can be no two thoughts that these crimes should not be imprisoned."</text:p>
      <text:p text:style-name="P4">
Kostin noted that in recent decades in Africa a significant progress in the field of responsibility for international crimes has been achieved.</text:p>
      <text:p text:style-name="P4">
"Tribunals in Rwanda, Sierra-Leone, Chad and Central African Republican have the confidence that the creation of a special tribunal on the crime of aggression against Ukraine is necessary and possible. We will be grateful with the support of the African partners of our initiatives in the field of justice," he stressed.</text:p>
      <text:p text:style-name="P4">
<text:span text:style-name="T4">
 Read also: </text:span>
 [Maasikas reacted to the Russian Federation Missile Stroke in Kiev during the Vise <text:span text:style-name="T4">
 African </text:span>
(https://www.ukrinform.ua/rubric-ato/3723727-maasikas-udar-po-kievu-pid-cas-vizitu-afrikanskih-lideriv-nace-signal-vid-rf.html)It was reported that the Presidential African Republic, Zambia, Senegal and Comoros, Egyptian Prime Minister and Foreign Minister Uganda are on a working visit to Ukraine.</text:p>
      <text:p text:style-name="P4">
In Bucha, the heads of African states and governments <text:a xlink:type="simple" xlink:href="https://www.ukrinform.ua/rubric-polytics/3723683-delegacia-afrikanskih-lideriv-pribula-do-buci.html" text:style-name="Internet_20_link" text:visited-style-name="Visited_20_Internet_20_Link">
visited the Orthodox Church of the Holy Andrew</text:a>
. Also scheduled to visit the place of mass burial of the Russian residents killed by the Russians.</text:p>
      <text:p text:style-name="P4">
Photo: OGP</text:p>
      <text:p text:style-name="P4">
News Source: <text:a xlink:type="simple" xlink:href="https://www.ukrinform.ua/rubric-polytics/3723837-kostin-obgovoriv-z-afrikanskimi-liderami-pokaranna-rosii-do-za-voenni-zlocini.html" text:style-name="Internet_20_link" text:visited-style-name="Visited_20_Internet_20_Link">
https://www.ukrinform.ua/rubric-polytics/3723837-kostin-obgovoriv-z-afrikanskimi-liderami-pokaranna-rosii-do-za-voenni-zlocini.html</text:a>
</text:p>
      <!--NEWS-->
      <text:h text:style-name="P10" text:outline-level="1">
<text:span text:style-name="T4">
In Turkey, the bayraktar drones were successfully fired</text:span>
</text:h>
      <text:p text:style-name="P4">
Authors: Ukrinform (Person)</text:p>
      <text:p text:style-name="P4">
Publisher: Укринформ (Organization)</text:p>
      <text:p text:style-name="P4">
Published Time: 2023-06-16T16:13:00+03:00</text:p>
      <text:p text:style-name="P4">
Modified Time: 2023-06-16T16:13:00+03:00</text:p>
      <text:p text:style-name="P4">
Description: The Turkish company Baykar Makina spent successful Bayraktar TB2 UAV shoots with new minibos with a "smart" guidance system. - Ukrinform.</text:p>
      <text:p text:style-name="P4">
Images: ['<text:a xlink:type="simple" xlink:href="https://static.ukrinform.com/photos/2019_03/thumb_files/630_360_1552477151-449.jpg" text:style-name="Internet_20_link" text:visited-style-name="Visited_20_Internet_20_Link">
630_360_15524...</text:a>
']</text:p>
      <text:p text:style-name="P4">
Tags: ['Безпілотник', 'Ракета', 'Туреччина']</text:p>
      <text:p text:style-name="P4">
Type: Article</text:p>
      <!--METADATA-->
      <text:p text:style-name="P4">
<draw:frame draw:style-name="fr1" draw:name="Image163" text:anchor-type="as-char" svg:width="6.9236in" svg:height="3.951625in" draw:z-index="0">
<draw:image xlink:href="../Images/yкринформ/2023-06-16T16-13-00-03-00/630_360_1552477151-449.jpg" xlink:type="simple" xlink:show="embed" xlink:actuate="onLoad" draw:mime-type="image/jpeg"/>
</draw:frame>
The Baykar Makina Turkish Company spent successful Bayraktar TB2 UAV shooting with new minibo -taps with a "smart" guide system.</text:p>
      <text:p text:style-name="P4">
About it reports Ukrinform with reference to the message of Baykarmakina in <text:a xlink:type="simple" xlink:href="https://twitter.com/BaykarTech/status/1669334592900268033" text:style-name="Internet_20_link" text:visited-style-name="Visited_20_Internet_20_Link">
Twitter.</text:a>
"The Kemankeffe smarter miniraket has passed test shooting from the Air Air, Edirne Province," the company said.</text:p>
      <text:p text:style-name="P4">
The video shows that the shootings were made with <text:a xlink:type="simple" xlink:href="https://www.ukrinform.ua/tag-bezpilotnik" text:style-name="Internet_20_link" text:visited-style-name="Visited_20_Internet_20_Link">
UAV</text:a>
Bayraktar TB2.</text:p>
      <text:p text:style-name="Quotations">

<text:p text:style-name="P4">
<text:a xlink:type="simple" xlink:href="https://twitter.com/hashtag/KEMANKE%C5%9E" text:style-name="Internet_20_link" text:visited-style-name="Visited_20_Internet_20_Link">
 #Kemankeş&gt;
</text:a>
&gt;
 Mini Smart Cruise Missile 🏹 &gt;
&gt;
 Motor Firing Test&gt;
&gt;
 📍 Edirne / Keşan 🎯 <text:a xlink:type="simple" xlink:href="https://twitter.com/hashtag/KEMANKE%C5%9E" text:style-name="Internet_20_link" text:visited-style-name="Visited_20_Internet_20_Link">
 #Kemankeş&gt;
</text:a>
&gt;
 Mini Intelligent Cruise Missile 🏹🚀  &gt;
  &gt;
  Motor-Operated Firing Test <text:a xlink:type="simple" xlink:href="https://t.co/ZTuLh0ypRa" text:style-name="Internet_20_link" text:visited-style-name="Visited_20_Internet_20_Link">
 pic.twitter.com/ZTuLh0ypRa&gt;
 </text:a>
&gt;
&gt;
 - Baykar(@BaykarTech)<text:a xlink:type="simple" xlink:href="https://twitter.com/BaykarTech/status/1669334592900268033" text:style-name="Internet_20_link" text:visited-style-name="Visited_20_Internet_20_Link">
 June 15, 2023&gt;
 </text:a>
<text:span text:style-name="T4">
 Read also: </text:span>
 <text:a xlink:type="simple" xlink:href="https://www.ukrinform.ua/rubric-world/3718175-tureccina-vidpravila-v-kosovo-desantnij-bataljon.html" text:style-name="Internet_20_link" text:visited-style-name="Visited_20_Internet_20_Link">
<text:span text:style-name="T4">
 Turkey </text:span>
 And sent to Kosovo a landing battalion</text:a>
As reported by Ukrinform, earlier Baykar Makina spent successful <text:a xlink:type="simple" xlink:href="https://www.ukrinform.ua/rubric-technology/3723254-kompania-baykar-provela-uspisni-strilbi-z-bezpilotnika-akinci.html" text:style-name="Internet_20_link" text:visited-style-name="Visited_20_Internet_20_Link">
</text:a>
<text:a xlink:type="simple" xlink:href="https://www.ukrinform.ua/rubric-technology/3723254-kompania-baykar-provela-uspisni-strilbi-z-bezpilotnika-akinci.html" text:style-name="Internet_20_link" text:visited-style-name="Visited_20_Internet_20_Link">
firing</text:a>
<text:a xlink:type="simple" xlink:href="https://www.ukrinform.ua/rubric-technology/3723254-kompania-baykar-provela-uspisni-strilbi-z-bezpilotnika-akinci.html" text:style-name="Internet_20_link" text:visited-style-name="Visited_20_Internet_20_Link">
from UAV</text:a>
Akinci with new ammunition with a "smart" HGK-82 guidance system.</text:p>

</text:p>
      <text:p text:style-name="P4">
News Source: <text:a xlink:type="simple" xlink:href="https://www.ukrinform.ua/rubric-technology/3723847-u-tureccini-uspisno-proveli-strilbi-miniraketami-z-bezpilotnika-bayraktar.html" text:style-name="Internet_20_link" text:visited-style-name="Visited_20_Internet_20_Link">
https://www.ukrinform.ua/rubric-technology/3723847-u-tureccini-uspisno-proveli-strilbi-miniraketami-z-bezpilotnika-bayraktar.html</text:a>
</text:p>
      <!--NEWS-->
      <text:h text:style-name="P10" text:outline-level="1">
<text:span text:style-name="T4">
The question of the exchange of "old" and "worn" dollars soon regulate - Furman</text:span>
</text:h>
      <text:p text:style-name="P4">
Authors: Ukrinform (Person)</text:p>
      <text:p text:style-name="P4">
Publisher: Укринформ (Organization)</text:p>
      <text:p text:style-name="P4">
Published Time: 2023-06-16T16:14:49+03:00</text:p>
      <text:p text:style-name="P4">
Modified Time: 2023-06-16T16:14:49+03:00</text:p>
      <text:p text:style-name="P4">
Description: The problem with the refusal to exchange the "old" and "worn" dollar notes will be solved in the near future. - Ukrinform.</text:p>
      <text:p text:style-name="P4">
Images: ['<text:a xlink:type="simple" xlink:href="https://static.ukrinform.com/photos/2023_06/thumb_files/630_360_1686915720-652.jpg" text:style-name="Internet_20_link" text:visited-style-name="Visited_20_Internet_20_Link">
630_360_16869...</text:a>
']</text:p>
      <text:p text:style-name="P4">
Tags: ['Нацбанк', 'Долар']</text:p>
      <text:p text:style-name="P4">
Type: Article</text:p>
      <!--METADATA-->
      <text:p text:style-name="P4">
<draw:frame draw:style-name="fr1" draw:name="Image164" text:anchor-type="as-char" svg:width="6.9236in" svg:height="3.956343in" draw:z-index="0">
<draw:image xlink:href="../Images/yкринформ/2023-06-16T16-14-49-03-00/630_360_1686915720-652.jpg" xlink:type="simple" xlink:show="embed" xlink:actuate="onLoad" draw:mime-type="image/jpeg"/>
</draw:frame>
The problem with the uncomfortable exchange of "old" and "worn out" dollar benefactors will be solved.</text:p>
      <text:p text:style-name="P4">
This was assured of a briefing at the Media Center Ukraine - Ukrinform member of the NBuvasil Furman Council.</text:p>
      <text:p text:style-name="P4">
Answering the question of the correspondent of Ukrinform, he predicted, for a long time <text:a xlink:type="simple" xlink:href="https://www.ukrinform.ua/tag-obmin" text:style-name="Internet_20_link" text:visited-style-name="Visited_20_Internet_20_Link">
exchange</text:a>
The market to work as it was a few months ago, and asked people not to worry.</text:p>
      <text:p text:style-name="P4">
According to Furman, many myths have been associated with this issue, the main of which is the alleged ban on the exchange of notes in 1996.</text:p>
      <text:p text:style-name="P4">
“I called many banks - public and private, large and medium -sized banks - accepted and accepted such banknotes. There are no problems in this matter. Instead, the issues of interpretation of the degree of wear and tear are now actively working. This week, the NBU representatives talked to this week with the heads of non -bank financial institutions and banks. According to the results of the discussions, the conclusion was that this issue will be resolved in the near future. People should not worry, ”Furman assured.</text:p>
      <text:p text:style-name="P4">
<text:span text:style-name="T4">
 Read also: </text:span>
 <text:a xlink:type="simple" xlink:href="https://www.ukrinform.ua/rubric-economy/3723289-ukraina-cogoric-otrimala-20-milardiv-miznarodnoi-dopomogi-nbu.html" text:style-name="Internet_20_link" text:visited-style-name="Visited_20_Internet_20_Link">
Ukraine this year has received $ 20 billion of international aid - NBU</text:a>
He also stressed that the cash dollar now performs the function of capital conservation. Whereas from a decade ago, it could be earned, because the rate of return on dollar deposits exceeded 10%. Now the situation is different.</text:p>
      <text:p text:style-name="P4">
“There will be no such as it was. The profitability of dollar deposits in large -scale Banking institutions is less than 1%, in average banks - 1-3%. And now on the first-emk hryvnia deposits, the rate of which reaches 15-30%, and the bonds of the internal state loan(The long -term return on the FEurates - under 20%). Томугромадянам нині набагато вигідніше користуватися саме цими інструментамизбереження та примноження грошей. Але й за свої доларові заощадженняпереживати не варто”, - ще раз наголосив член Ради Національного банку.</text:p>
      <text:p text:style-name="P4">
<text:span text:style-name="T4">
Читайте також:</text:span>
 <text:a xlink:type="simple" xlink:href="https://www.ukrinform.ua/rubric-economy/3723381-u-nacbanku-vvazaut-stucnou-situaciu-navkolo-obminu-znosenoi-valuti.html" text:style-name="Internet_20_link" text:visited-style-name="Visited_20_Internet_20_Link">
 У <text:span text:style-name="T4">
Нацбанк</text:span>
 у вважають штучною ситуацію навколо обміну«зношеної» валюти </text:a>
</text:p>
      <text:p text:style-name="P4">
News Source: <text:a xlink:type="simple" xlink:href="https://www.ukrinform.ua/rubric-economy/3723842-pitanna-obminu-starih-ta-znosenih-dolariv-nezabarom-ureguluut-furman.html" text:style-name="Internet_20_link" text:visited-style-name="Visited_20_Internet_20_Link">
https://www.ukrinform.ua/rubric-economy/3723842-pitanna-obminu-starih-ta-znosenih-dolariv-nezabarom-ureguluut-furman.html</text:a>
</text:p>
      <!--NEWS-->
      <text:h text:style-name="P10" text:outline-level="1">
<text:span text:style-name="T4">
The SBU reported the suspicion of expirer of the Minister of Defense - appropriated a billion with his subordinate</text:span>
</text:h>
      <text:p text:style-name="P4">
Authors: Ukrinform (Person)</text:p>
      <text:p text:style-name="P4">
Publisher: Укринформ (Organization)</text:p>
      <text:p text:style-name="P4">
Published Time: 2023-06-16T16:20:00+03:00</text:p>
      <text:p text:style-name="P4">
Modified Time: 2023-06-16T16:20:00+03:00</text:p>
      <text:p text:style-name="P4">
Description: The Security Service of Ukraine has reported suspicion of the former Deputy Minister of Defense and the exclusion of the Department of Public Procurement of this Office, which appropriated more than UAH 1 billion from the budget. - Ukrinform.</text:p>
      <text:p text:style-name="P4">
Images: ['<text:a xlink:type="simple" xlink:href="https://static.ukrinform.com/photos/2020_05/thumb_files/630_360_1590678028-352.jpg" text:style-name="Internet_20_link" text:visited-style-name="Visited_20_Internet_20_Link">
630_360_15906...</text:a>
']</text:p>
      <text:p text:style-name="P4">
Tags: ['Міноборони', 'СБУ', 'Кримінал']</text:p>
      <text:p text:style-name="P4">
Type: Article</text:p>
      <!--METADATA-->
      <text:p text:style-name="P4">
<draw:frame draw:style-name="fr1" draw:name="Image165" text:anchor-type="as-char" svg:width="6.9236in" svg:height="3.956343in" draw:z-index="0">
<draw:image xlink:href="../Images/yкринформ/2023-06-16T16-20-00-03-00/630_360_1590678028-352.jpg" xlink:type="simple" xlink:show="embed" xlink:actuate="onLoad" draw:mime-type="image/jpeg"/>
</draw:frame>
The Service of Ukraine has reported suspicion of the former Deputy Minister of Defense to the exclusion of the Department of Public Procurement of this Office, which raised more than UAH 1 billion from the budget.</text:p>
      <text:p text:style-name="P4">
Officials are involved in theft of budget money for the purchase of winter armor vessels for units of the Armed Forces, which perform combat missions on the front, Ukrinform reports with reference to the message <text:a xlink:type="simple" xlink:href="https://t.me/SBUkr/8672" text:style-name="Internet_20_link" text:visited-style-name="Visited_20_Internet_20_Link">
SBU</text:a>
.</text:p>
      <text:p text:style-name="P4">
According to the investigation, the officials of the defense department organized equipment in early March 2022.</text:p>
      <text:p text:style-name="P4">
For its implementation, they made purchases from a foreign firm almost 3 thousand broths for more than UAH 130 million. At the same time, more than UAH 100 million from this SMIMBUL are assigned to the equipment.</text:p>
      <text:p text:style-name="P4">
The commodity examination, initiated by the SBU, found that the real market of these remedies is only UAH 25 million. Moreover, the acquisition of branch vests do not correspond to the stated protection class.</text:p>
      <text:p text:style-name="P4">
<text:span text:style-name="T4">
 Read also: </text:span>
 <text:a xlink:type="simple" xlink:href="https://www.ukrinform.ua/rubric-regions/3723617-sbu-zatrimala-rosijskogo-agenta-akij-gotuvav-novij-raketnij-udar-po-vinnici.html" text:style-name="Internet_20_link" text:visited-style-name="Visited_20_Internet_20_Link">
<text:span text:style-name="T4">
 SBU </text:span>
 I detained the Russian agent who prepared a new practical blow to Vinnitsa</text:a>
It was also established that the organizers of "Schemes" carried out the purchase of a wholesale batch of quality winter jackets and trousers for soldiers of the Armed Forces for a total amount of UAH 900 million.</text:p>
      <text:p text:style-name="P4">
During the searches at the place of work and residence of the persons, other material evidence of their illegal activity was detected.</text:p>
      <text:p text:style-name="P4">
<text:span text:style-name="T4">
 Read also: </text:span>
 <text:a xlink:type="simple" xlink:href="https://www.ukrinform.ua/rubric-regions/3723240-sbu-ogolosila-pidozru-direktorci-skoli-aka-vprovadzuvala-rosijsku-osvitu-na-hersonsini.html" text:style-name="Internet_20_link" text:visited-style-name="Visited_20_Internet_20_Link">
<text:span text:style-name="T4">
 SBU </text:span>
 Suspicion of the "director" of the school, which has implemented Russian education in Kherson region</text:a>
On the basis of the collected materials, the investigators of the Security Service were informed by both former officials of suspicion under two articles of the Criminal Code of Ukraine:</text:p>
      <ul>
        <li>
Part 5 of Art. 191(misappropriation, misappropriation of property or seizing it by abusing office), * h. 2 28 pm 1 v. 114-1(obstruction of the legitimate activity of the Armed Forces of Ukraine and other military formations).</li>
      </ul>
      <text:p text:style-name="P4">
Наразі обидва зловмисники уже перебувають під вартою за підозрою у схожихзлочинах.</text:p>
      <text:p text:style-name="P4">
It was reported that ZN.ua published an article that claimed that the purchase of food and the provision of food services for the military in the contracts exceed the retail by two to three times. The Deputy Minister of Defense Shapovalov, who was responsible for the loose provision of armed force Ukraine, wrote a statement of dismissal, so as not to create threats to the Armed Forces of the Armed Forces as a result of the campaign of accusations related to the purchase of food services.</text:p>
      <text:p text:style-name="P4">
On January 24, the Cabinet dismissed Shapovalov from the post of Deputy Minister of Defense. The Chairman of the Verkhovna Rada Committee on Anti -Corruption Policy Anastasia Radin, with the Minister of Defense Alexei Reznikov, reported that the Director of the Department of Procurement of the Ministry of Defense Bohdan Khmelnytsky.</text:p>
      <text:p text:style-name="P4">
In February 2023, security staff <text:a xlink:type="simple" xlink:href="https://www.ukrinform.ua/rubric-polytics/3663374-eksnacalnika-departamentu-minoboroni-vikrili-na-roztrati-ponad-100-miljoniv-sbu.html" text:style-name="Internet_20_link" text:visited-style-name="Visited_20_Internet_20_Link">
exposed the former head of public procurement and supply of material resources of the Defense Ministry on public funds</text:a>
. According to research materials, this official purchased almost 3,000 bulletproof vests for the Armed Forces for more than UAH 1,100 million.</text:p>
      <text:p text:style-name="P4">
In addition, on February 1, the State Bureau of Investigation announced the suspicion of the Defense Minister Vyacheslav Shapovalov for illegal actions, which resulted in the individual units of the Armed Forces were not completed with means of indifferent in the amount of more than UAH 1 billion. He is charged with lobbying the establishment of contracts for the supply of products for the military for overstated mines, as well as the purchase of bulletproof vests, helmets, clothing and other things for the need for poor quality.</text:p>
      <text:p text:style-name="P4">
The Pechersk District Court of the capital chose Shapovalov a preventive measure in [form of detention with an alternative to making a bail in the amount(https://www.ukrinform.ua/rubric-polytics/3664271-sud-zaarestuvav-ekszastupnika-ministra-oboroni-zastava-400-miljoniv-griven.html).</text:p>
      <text:p text:style-name="P4">
Photo: SBU</text:p>
      <text:p text:style-name="P4">
News Source: <text:a xlink:type="simple" xlink:href="https://www.ukrinform.ua/rubric-society/3723846-sbu-povidomila-pro-pidozru-ekszastupniku-ministra-oboroni-privlasniv-z-pidleglim-bilse-milarda.html" text:style-name="Internet_20_link" text:visited-style-name="Visited_20_Internet_20_Link">
https://www.ukrinform.ua/rubric-society/3723846-sbu-povidomila-pro-pidozru-ekszastupniku-ministra-oboroni-privlasniv-z-pidleglim-bilse-milarda.html</text:a>
</text:p>
      <!--NEWS-->
      <text:h text:style-name="P10" text:outline-level="1">
<text:span text:style-name="T4">
NAPC excluded the first company from the list of international sponsors of war</text:span>
</text:h>
      <text:p text:style-name="P4">
Authors: Ukrinform (Person)</text:p>
      <text:p text:style-name="P4">
Publisher: Укринформ (Organization)</text:p>
      <text:p text:style-name="P4">
Published Time: 2023-06-16T16:27:00+03:00</text:p>
      <text:p text:style-name="P4">
Modified Time: 2023-06-16T16:27:00+03:00</text:p>
      <text:p text:style-name="P4">
Description: The National Agency for the Prevention of Corruption has excluded the first company from the list of international sponsors - the Irish Peninsula Petroleum Limited, which is the world supplier of ship fuel. - Ukrinform.</text:p>
      <text:p text:style-name="P4">
Images: ['<text:a xlink:type="simple" xlink:href="https://static.ukrinform.com/photos/2023_06/thumb_files/630_360_1686922869-681.jpg" text:style-name="Internet_20_link" text:visited-style-name="Visited_20_Internet_20_Link">
630_360_16869...</text:a>
']</text:p>
      <text:p text:style-name="P4">
Tags: ['НАЗК', 'Спонсор війни']</text:p>
      <text:p text:style-name="P4">
Type: Article</text:p>
      <!--METADATA-->
      <text:p text:style-name="P4">
<draw:frame draw:style-name="fr1" draw:name="Image168" text:anchor-type="as-char" svg:width="6.9236in" svg:height="3.956343in" draw:z-index="0">
<draw:image xlink:href="../Images/yкринформ/2023-06-16T16-27-00-03-00/630_360_1686922869-681.jpg" xlink:type="simple" xlink:show="embed" xlink:actuate="onLoad" draw:mime-type="image/jpeg"/>
</draw:frame>
The National Agency for the Prevention of Corruption has excluded the first company from the list of international sponsors - the Irish Peninsula Petroleumlimited, which is the world supplier of ship fuel.</text:p>
      <text:p text:style-name="P4">
This was reported <text:a xlink:type="simple" xlink:href="https://nazk.gov.ua/uk/novyny/pro-nazk/rozirvaly-zv-yazky-z-rf-nazk-vyklyuchylo-pershu-kompaniyu-iz-pereliku-mizhnarodnyh-sponsoriv-vijny/" text:style-name="Internet_20_link" text:visited-style-name="Visited_20_Internet_20_Link">
NAPC</text:a>
, reports Ukrinform.</text:p>
      <text:p text:style-name="P4">
"For the first time since the start of the list of international sponsors of war - a powerful reptile pressure tool on companies that continue to work with the RFSA of a large -scale invasion, it was excluded from the first company," the agency was expelled.</text:p>
      <text:p text:style-name="P4">
It is noted that Peninsula Petroleum Limited sent to the NAPC a letter with the following conditions that allow it to be excluded from the mentioned list.</text:p>
      <text:p text:style-name="P4">
The company stopped supplying bunker not only to ships belonging to Russian or walking under the Russian flag, but also for those that carry Russian Nafta. These steps were taken as a sign of condemning Russian aggression.</text:p>
      <text:p text:style-name="P4">
Thus, Peninsula Petroleum Limited fulfilled all the necessary conditions, the wrath of socially responsible <text:a xlink:type="simple" xlink:href="https://www.ukrinform.ua/tag-biznes" text:style-name="Internet_20_link" text:visited-style-name="Visited_20_Internet_20_Link">
business</text:a>
.</text:p>
      <text:p text:style-name="P4">
"The first exception to the list of international sponsors of war is the best evidence that this tool is really working. We want this list to be reduced, not the other way around," - said NAPC chairman Alexander Novikov.</text:p>
      <text:p text:style-name="P4">
At the same time, he emphasized that the exception from the list is possible exclusively by the time, if the companies are eliminated by the "light side" for the sake of common values of democracy, integrity and peace and fulfill the necessary conditions, tore the ligaments with the Russian Federation.</text:p>
      <text:p text:style-name="P4">
Novikov thanked Peninsula Petroleum Limited for the demonstrated position that had the hope that her solution would be an example for other companies that value their reputation and do not want to be related to the bloody Putin -Register.</text:p>
      <text:p text:style-name="P4">
*!(https://www.ukrinform.ua/rubric-ato/3714103-nazk-vneslo-mondelez-international-do-pereliku-miznarodnih-sponsoriv-vijni.html)</text:p>
      <text:p text:style-name="P4">
It is noted that the agency is open to cooperation with international business and prepares to consult on the steps necessary to exclude a line.</text:p>
      <text:p text:style-name="P4">
As reported by Ukrinform, in May NAPC [introduced to the list of international warfare]](https://www.ukrinform.ua/rubric-economy/3718698-postacaut-oci-dla-rosijskih-droniv-nazk-vneslo-do-pereliku-sponsoriv-vijni-dvi-kitajski-kompanii.html)Two Chinese manufacturers and suppliers of video surveillance equipment - Hikvision and Dahua Technology.</text:p>
      <text:p text:style-name="P4">
News Source: <text:a xlink:type="simple" xlink:href="https://www.ukrinform.ua/rubric-economy/3723853-nazk-viklucilo-z-pereliku-miznarodnih-sponsoriv-vijni-persu-kompaniu.html" text:style-name="Internet_20_link" text:visited-style-name="Visited_20_Internet_20_Link">
https://www.ukrinform.ua/rubric-economy/3723853-nazk-viklucilo-z-pereliku-miznarodnih-sponsoriv-vijni-persu-kompaniu.html</text:a>
</text:p>
      <!--NEWS-->
      <text:h text:style-name="P10" text:outline-level="1">
<text:span text:style-name="T4">
At a summit in Vilnius will not talk about Ukraine's invitation to NATO - Stoltenberg</text:span>
</text:h>
      <text:p text:style-name="P4">
Authors: Ukrinform (Person)</text:p>
      <text:p text:style-name="P4">
Publisher: Укринформ (Organization)</text:p>
      <text:p text:style-name="P4">
Published Time: 2023-06-16T16:34:00+03:00</text:p>
      <text:p text:style-name="P4">
Modified Time: 2023-06-16T16:34:00+03:00</text:p>
      <text:p text:style-name="P4">
Description: NATO Allies hold that Ukraine will become a member of NATO in the future, but will not discuss the invitation for Ukraine during the Alliance summit in Vilnius. - Ukrinform.</text:p>
      <text:p text:style-name="P4">
Images: ['<text:a xlink:type="simple" xlink:href="https://static.ukrinform.com/photos/2023_02/thumb_files/630_360_1676717919-985.jpg" text:style-name="Internet_20_link" text:visited-style-name="Visited_20_Internet_20_Link">
630_360_16767...</text:a>
']</text:p>
      <text:p text:style-name="P4">
Tags: ['НАТО', 'Саміт', 'Столтенберг', 'Війна з Росією']</text:p>
      <text:p text:style-name="P4">
Type: Article</text:p>
      <!--METADATA-->
      <text:p text:style-name="P4">
<draw:frame draw:style-name="fr1" draw:name="Image169" text:anchor-type="as-char" svg:width="6.9236in" svg:height="3.956343in" draw:z-index="0">
<draw:image xlink:href="../Images/yкринформ/2023-06-16T16-34-00-03-00/630_360_1676717919-985.jpg" xlink:type="simple" xlink:show="embed" xlink:actuate="onLoad" draw:mime-type="image/jpeg"/>
</draw:frame>
NATO Allies hold the position that Ukraine will become a member of NATO in the future, Alena will discuss invitations for Ukraine during the Alliance summit.</text:p>
      <text:p text:style-name="P4">
This was announced in Brussels at a press conference today, following the results of the NATO Defense Ministers, NATO Secretary General Jenstoltenberg, Ukrinform correspondent reports.</text:p>
      <text:p text:style-name="P4">
“All allies agree that Ukraine will become a member <text:a xlink:type="simple" xlink:href="https://www.ukrinform.ua/tag-nato" text:style-name="Internet_20_link" text:visited-style-name="Visited_20_Internet_20_Link">
NATO</text:a>
. We will not discuss the invitation of the Navilnya Summit, instead - as we will promote Ukraine closer. I am sure that we will find a good solution about this, ”the Alliance said.</text:p>
      <text:p text:style-name="P4">
Earlier, the NATO Secretary General and other allies have repeatedly emphasized that in the practical plane, considering the issue of Ukraine's entry into the Alliance after its victory in the war against Russian aggression, when Ukraine could defend its sovereignty and independence, and preserve themselves as a democratic European country. At the same time, the issue of the right time to bring Ukraine to NATO is an exclusive case of allies on the Alliance and Ukraine, no third party will have the right to veto this decision.</text:p>
      <text:p text:style-name="P4">
<text:span text:style-name="T4">
 Read also: </text:span>
 <text:a xlink:type="simple" xlink:href="https://www.ukrinform.ua/rubric-polytics/3723701-bajden-vidkritij-do-idei-sprosenogo-vstupu-ukraini-v-nato-pisla-vijni-zmi.html" text:style-name="Internet_20_link" text:visited-style-name="Visited_20_Internet_20_Link">
Biden "Open" to the idea of a simplified Ukraine's accession to <text:span text:style-name="T4">
 NATO </text:span>
 After the war - media</text:a>
As it was reported, a two -day [Meeting of the North Atlantic Council at the level of defense ministers.] Has been completed today in Brussels.(https://www.ukrinform.ua/rubric-polytics/3723660-ministri-oboroni-krain-nato-sogodni-viznacaut-golovni-temi-vilnuskogo-samitu.html)As part of this meeting, meetings were held in the format of the NATO-Ukraine Commission of the Tantatomic Defense Group of Ukraine under the auspices of the United States. The Minister of Defense of Ukraine Alexei Reznikov took these events.</text:p>
      <text:p text:style-name="P4">
The participants considered ways to continue and accelerate the provision of Ukraine's assistance for the release of Russia -occupied territories, as well as the prospects of Euro -Atlantic integration of Ukraine. These and other important reports will be considered during the NATO Vilnius Summit on July 11-12.</text:p>
      <text:p text:style-name="P4">
News Source: <text:a xlink:type="simple" xlink:href="https://www.ukrinform.ua/rubric-polytics/3723851-na-samiti-u-vilnusi-ne-govoritimut-pro-zaprosenna-ukraini-do-nato-stoltenberg.html" text:style-name="Internet_20_link" text:visited-style-name="Visited_20_Internet_20_Link">
https://www.ukrinform.ua/rubric-polytics/3723851-na-samiti-u-vilnusi-ne-govoritimut-pro-zaprosenna-ukraini-do-nato-stoltenberg.html</text:a>
</text:p>
      <!--NEWS-->
      <text:h text:style-name="P10" text:outline-level="1">
<text:span text:style-name="T4">
England defeated Malta in selection on Euro-2024</text:span>
</text:h>
      <text:p text:style-name="P4">
Authors: Ukrinform (Person)</text:p>
      <text:p text:style-name="P4">
Publisher: Укринформ (Organization)</text:p>
      <text:p text:style-name="P4">
Published Time: 2023-06-16T16:37:00+03:00</text:p>
      <text:p text:style-name="P4">
Modified Time: 2023-06-16T23:37:00+03:00</text:p>
      <text:p text:style-name="P4">
Description: The British lead the group of S. - Ukrinform.</text:p>
      <text:p text:style-name="P4">
Images: ['<text:a xlink:type="simple" xlink:href="https://static.ukrinform.com/photos/2023_06/thumb_files/630_360_1686947815-559.jpg" text:style-name="Internet_20_link" text:visited-style-name="Visited_20_Internet_20_Link">
630_360_16869...</text:a>
']</text:p>
      <text:p text:style-name="P4">
Tags: ['Футбол', 'Євро-2024']</text:p>
      <text:p text:style-name="P4">
Type: Article</text:p>
      <!--METADATA-->
      <text:p text:style-name="P4">
<draw:frame draw:style-name="fr1" draw:name="Image170" text:anchor-type="as-char" svg:width="6.9236in" svg:height="3.956343in" draw:z-index="0">
<draw:image xlink:href="../Images/yкринформ/2023-06-16T16-37-00-03-00/630_360_1686947815-559.jpg" xlink:type="simple" xlink:show="embed" xlink:actuate="onLoad" draw:mime-type="image/jpeg"/>
</draw:frame>
The English is a group of S.</text:p>
      <text:p text:style-name="P4">
England won the horn victory over Malta-4: 0 in the third round of Euro-2024, Ukrinform reports.</text:p>
      <text:p text:style-name="P4">
The score in the match for 8 minutes opened the APAP, he scored a goal, though in his war. In 28 minutes, Alexander-Arnold doubled England, and for three-minute England brought the score to the devastating, thanks to the realized penalty.</text:p>
      <text:p text:style-name="P4">
In the second half, the British were able to mark at the end of the meeting - at 82 mins Wilson sold a penalty.</text:p>
      <text:p text:style-name="P4">
So - 4: 0 England wins and continues to lead in the group C, they have 9 points, Malta the latter, having in their asset 0 points.</text:p>
      <text:p text:style-name="P4">
<text:span text:style-name="T4">
 Read also: </text:span>
 <text:a xlink:type="simple" xlink:href="https://www.ukrinform.ua/rubric-sports/3724008-zbirna-ukraini-zdijsnila-kambek-i-peremogla-pivnicnu-makedoniu-v-kvalifikacii-do-evro2024.html" text:style-name="Internet_20_link" text:visited-style-name="Visited_20_Internet_20_Link">
<text:span text:style-name="T4">
 national team </text:span>
 Ukraine made Cambek and won Northern Macedonia in qualifying in Euro-2024</text:a>
As reported by Ukrinform, the national team of Ukraine won the Northern Maxedonia-3: 2 in qualifications at Euro-2024.</text:p>
      <text:p text:style-name="P4">
Photo: Getty Images</text:p>
      <text:p text:style-name="P4">
News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Ukrainians will be able to obtain permission for weapons "in one click" - the Ministry of Internal Affairs</text:span>
</text:h>
      <text:p text:style-name="P4">
Authors: Ukrinform (Person)</text:p>
      <text:p text:style-name="P4">
Publisher: Укринформ (Organization)</text:p>
      <text:p text:style-name="P4">
Published Time: 2023-06-16T16:43:00+03:00</text:p>
      <text:p text:style-name="P4">
Modified Time: 2023-06-16T16:43:00+03:00</text:p>
      <text:p text:style-name="P4">
Description: On June 23, Ukraine has to launch a single register of weapons, but citizens can now protest it online. - Ukrinform.</text:p>
      <text:p text:style-name="P4">
Images: ['<text:a xlink:type="simple" xlink:href="https://static.ukrinform.com/photos/2023_05/thumb_files/630_360_1685003717-534.jpeg" text:style-name="Internet_20_link" text:visited-style-name="Visited_20_Internet_20_Link">
630_360_16850...</text:a>
']</text:p>
      <text:p text:style-name="P4">
Tags: ['Е-документи', 'МВС', 'Зброя', 'Реєстр']</text:p>
      <text:p text:style-name="P4">
Type: Article</text:p>
      <!--METADATA-->
      <text:p text:style-name="P4">
<draw:frame draw:style-name="fr1" draw:name="Image171" text:anchor-type="as-char" svg:width="6.9236in" svg:height="3.956343in" draw:z-index="0">
<draw:image xlink:href="../Images/yкринформ/2023-06-16T16-43-00-03-00/630_360_1685003717-534.jpeg" xlink:type="simple" xlink:show="embed" xlink:actuate="onLoad" draw:mime-type="image/jpeg"/>
</draw:frame>
In Ukraine, on June 22, the Unified Register of Weapons should launch, but citizens will already be informed online.</text:p>
      <text:p text:style-name="P4">
About it in <text:a xlink:type="simple" xlink:href="https://t.me/mvs_ukraine/26483" text:style-name="Internet_20_link" text:visited-style-name="Visited_20_Internet_20_Link">
telegram</text:a>
The Present Service of the Ministry of Internal Affairs informed, Ukrinform reports.</text:p>
      <text:p text:style-name="P4">
“June 23 is the launch of the Unified Register of Weapons, but we invite you to now protest it!To do this, you need to go <text:a xlink:type="simple" xlink:href="https://stage-services.mvs.gov.ua/#services" text:style-name="Internet_20_link" text:visited-style-name="Visited_20_Internet_20_Link">
here</text:a>
. This way you will be able to get acquainted with the functional personality before its official launch, ”the message reads.</text:p>
      <text:p text:style-name="P4">
In the Ministry of Internal Affairs <text:a xlink:type="simple" xlink:href="https://t.me/mvs_ukraine/26481" text:style-name="Internet_20_link" text:visited-style-name="Visited_20_Internet_20_Link">
informed</text:a>
that from the day of this register to get a digital service in the field of circulation(Weapons permission - ed.)It will be possible to visit the National Police.</text:p>
      <text:p text:style-name="P4">
People will be able to submit documents through the "single window of the citizen" Abobastic in the weapon sales store.</text:p>
      <text:p text:style-name="P4">
<text:span text:style-name="T4">
 Read also: </text:span>
 <text:a xlink:type="simple" xlink:href="https://www.ukrinform.ua/rubric-ato/3717427-klimenko-pisla-vijni-v-ukraini-moze-buti-do-3-miljoniv-odinic-nezareestrovanoi-zbroi.html" text:style-name="Internet_20_link" text:visited-style-name="Visited_20_Internet_20_Link">
<text:span text:style-name="T4">
 Klimenko </text:span>
: <text:span text:style-name="T4">
 After </text:span>
 <text:span text:style-name="T4">
 wars </text:span>
 in <text:span text:style-name="T4">
 Ukraine </text:span>
 <text:span text:style-name="T4">
 can </text:span>
 be <text:span text:style-name="T4">
<text:span text:style-name="T5">
 be </text:span>
* up to 3 </text:span>
 millions <text:span text:style-name="T4">
 </text:span>
 <text:span text:style-name="T4">
 units </text:span>
 <text:span text:style-name="T4">
 unregistered </text:span>
 <text:span text:style-name="T4">
 weapons </text:span>
</text:a>
“In order to submit documents through the“ single window of the citizen ”, it is necessary to: enter the“ One Window of the Citizen ”, to be authorized; apply; attach a packet of necessary documents; add scancopy; to certify copies with electronic signature; Send an application, ”the Ministry of Internal Affairs said.</text:p>
      <text:p text:style-name="P4">
In order to submit documents on <text:a xlink:type="simple" xlink:href="https://www.ukrinform.ua/tag-zbroa" text:style-name="Internet_20_link" text:visited-style-name="Visited_20_Internet_20_Link">
weapons</text:a>
In the store, citizens, you need a personal access to the store, providing the package of the necessary documents, processing the application, the seller of the store innocent the application to the police.</text:p>
      <text:p text:style-name="P4">
As it was reported, on May 25, the Minister of Internal Affairs of Ukraine Igor Klimenko enforced that <text:a xlink:type="simple" xlink:href="https://www.ukrinform.ua/rubric-society/3713918-edinij-reestr-zbroi-zapracue-v-ukraini-23-cervna.html" text:style-name="Internet_20_link" text:visited-style-name="Visited_20_Internet_20_Link">
the only register of weapons will work on June 23</text:a>
.</text:p>
      <text:p text:style-name="P4">
First Photo: Pexels</text:p>
      <text:p text:style-name="P4">
News Source: <text:a xlink:type="simple" xlink:href="https://www.ukrinform.ua/rubric-society/3723856-ukrainci-zmozut-otrimati-dozvil-na-zbrou-v-odin-klik-mvs.html" text:style-name="Internet_20_link" text:visited-style-name="Visited_20_Internet_20_Link">
https://www.ukrinform.ua/rubric-society/3723856-ukrainci-zmozut-otrimati-dozvil-na-zbrou-v-odin-klik-mvs.html</text:a>
</text:p>
      <!--NEWS-->
      <text:h text:style-name="P10" text:outline-level="1">
<text:span text:style-name="T4">
Yakimenko's political prisoner in the Russian colony is bullying and does not receive medical assistance - Ombudsman</text:span>
</text:h>
      <text:p text:style-name="P4">
Authors: Ukrinform (Person)</text:p>
      <text:p text:style-name="P4">
Publisher: Укринформ (Organization)</text:p>
      <text:p text:style-name="P4">
Published Time: 2023-06-16T16:45:06+03:00</text:p>
      <text:p text:style-name="P4">
Modified Time: 2023-06-16T16:45:06+03:00</text:p>
      <text:p text:style-name="P4">
Description: Volodymyr Yakimenko, Ukrainian political prisoner, sentenced to 15 and a half years of imprisonment in the Russian Federation, will be ableided in the Russian correctional colony and does not receive medical assistance. - Ukrinform.</text:p>
      <text:p text:style-name="P4">
Images: ['<text:a xlink:type="simple" xlink:href="https://static.ukrinform.com/photos/2020_03/thumb_files/630_360_1583247766-363.jpeg" text:style-name="Internet_20_link" text:visited-style-name="Visited_20_Internet_20_Link">
630_360_15832...</text:a>
']</text:p>
      <text:p text:style-name="P4">
Tags: ["Політв'язні Кремля", 'Колонія', 'Війна з Росією', 'Дмитро Лубінець']</text:p>
      <text:p text:style-name="P4">
Type: Article</text:p>
      <!--METADATA-->
      <text:p text:style-name="P4">
<draw:frame draw:style-name="fr1" draw:name="Image173" text:anchor-type="as-char" svg:width="6.9236in" svg:height="3.956343in" draw:z-index="0">
<draw:image xlink:href="../Images/yкринформ/2023-06-16T16-45-06-03-00/630_360_1583247766-363.jpeg" xlink:type="simple" xlink:show="embed" xlink:actuate="onLoad" draw:mime-type="image/jpeg"/>
</draw:frame>
Ukrainian political prisoner Volodymyr Yakimenko, convicted in the Russian Federation under a fabricated extent up to 15 and a half years of imprisonment, will be abused and receive medical assistance in Russian correctional colonies.</text:p>
      <text:p text:style-name="P4">
About it in <text:a xlink:type="simple" xlink:href="https://t.me/dmytro_lubinetzs/2732" text:style-name="Internet_20_link" text:visited-style-name="Visited_20_Internet_20_Link">
telegram</text:a>
 <text:a xlink:type="simple" xlink:href="https://t.me/dmytro_lubinetzs/2732" text:style-name="Internet_20_link" text:visited-style-name="Visited_20_Internet_20_Link">
</text:a>
The Commissioner of the Verkhovna Rada of human right Dmitry Lubinets reported, Ukrinform reports.</text:p>
      <text:p text:style-name="P4">
“Volodymyr Yakimenko is mocking the employees of the correctional colony of the Russian city of Pugachev. The prisoner is forced to sew the form for the military <text:a xlink:type="simple" xlink:href="https://www.ukrinform.ua/tag-rosia" text:style-name="Internet_20_link" text:visited-style-name="Visited_20_Internet_20_Link">
RF</text:a>
for 12 rubles(Almost 6 UAH)month. For the refusal of the man, several times were sent to the watch. Forbid the lawyer, ”the Ombudsman notes.</text:p>
      <text:p text:style-name="P4">
According to him, in protest, Yakimenko cut his veins, a protected medical aid he was not given, only tied his hand. Soon, a fever rising, but even antipyretic drugs he did not hold.</text:p>
      <text:p text:style-name="P4">
“Vladimir was only changed with bloody bandages and approved to the camera. So for almost a week. This was reported by his wife Alona, ” - said Lubinets.</text:p>
      <text:p text:style-name="P4">
<text:span text:style-name="T4">
 Read also: </text:span>
 <text:a xlink:type="simple" xlink:href="https://www.ukrinform.ua/rubric-crimea/3723224-politvazen-kremla-zahtej-povernuvsa-v-ukrainu.html" text:style-name="Internet_20_link" text:visited-style-name="Visited_20_Internet_20_Link">
<text:span text:style-name="T4">
 Flight </text:span>
 Kremlin Zakhtya returned to Ukraine</text:a>
He stressed that later the doctors refused to treat Yakimenko altogether, and only the Ukrainian prisoners could disinfect the wound with other prisoners. And although she began to grow, three fingers and part of his hand were silent.</text:p>
      <text:p text:style-name="P4">
The Human Rights Commissioner emphasizes that the anti -human treatment of Russian illegally -related Ukrainians is systemic. The Russian Federation continues to violate international humanitarian law and the Geneva Convention, according to which the knowledge of medical care is equated with torture and torture.</text:p>
      <text:p text:style-name="P4">
The Ombudsman recalled that in early February, the Crimean political prisoner Gafarov and Konstantin Shiring died in Russia. Both had health problems and did not provide both.</text:p>
      <text:p text:style-name="P4">
"The international community should intensify efforts to pressure on Russia for the adverse release of all the illegally detained citizens of Ukraine," the Ombudsman.</text:p>
      <text:p text:style-name="P4">
<text:span text:style-name="T4">
 Read also: </text:span>
 <text:a xlink:type="simple" xlink:href="https://www.ukrinform.ua/rubric-crimea/3720681-politvazen-ackin-zaznae-znusan-u-rosijskij-kolonii-lubinec.html" text:style-name="Internet_20_link" text:visited-style-name="Visited_20_Internet_20_Link">
<text:span text:style-name="T4">
 Flight </text:span>
 Yatskin is being abused in Russian colony - Lubinets</text:a>
</text:p>
      <text:p text:style-name="P4">
He was detained at the Administrative Crimea on June 11, 2017. The FSB RFCC was in Yakimenko in drug transportation. The Ukrainian was sentenced to 15.5 years of imprisonment.</text:p>
      <text:p text:style-name="P4">
News Source: <text:a xlink:type="simple" xlink:href="https://www.ukrinform.ua/rubric-society/3723858-politvazen-akimenko-u-rosijskij-kolonii-zaznae-znusan-i-ne-otrimue-meddopomogi-ombudsmen.html" text:style-name="Internet_20_link" text:visited-style-name="Visited_20_Internet_20_Link">
https://www.ukrinform.ua/rubric-society/3723858-politvazen-akimenko-u-rosijskij-kolonii-zaznae-znusan-i-ne-otrimue-meddopomogi-ombudsmen.html</text:a>
</text:p>
      <!--NEWS-->
      <text:h text:style-name="P10" text:outline-level="1">
<text:span text:style-name="T4">
Ambassador to Estonia visited the School of Freedom, where 600 Ukrainian students study</text:span>
</text:h>
      <text:p text:style-name="P4">
Authors: Ukrinform (Person)</text:p>
      <text:p text:style-name="P4">
Publisher: Укринформ (Organization)</text:p>
      <text:p text:style-name="P4">
Published Time: 2023-06-16T16:47:00+03:00</text:p>
      <text:p text:style-name="P4">
Modified Time: 2023-06-16T16:47:00+03:00</text:p>
      <text:p text:style-name="P4">
Description: The Ambassador of Ukraine Mariana Betz visited Tallinn's "School of Freedom", where about 600 Ukrainian students are currently studying in grades 7-12, who found shelter in Estonia, escaping from Russia. - Ukrinform.</text:p>
      <text:p text:style-name="P4">
Images: ['<text:a xlink:type="simple" xlink:href="https://static.ukrinform.com/photos/2023_06/thumb_files/630_360_1686913387-721.jpg" text:style-name="Internet_20_link" text:visited-style-name="Visited_20_Internet_20_Link">
630_360_16869...</text:a>
']</text:p>
      <text:p text:style-name="P4">
Tags: ['Діаспора', 'Естонія', 'Освіта', 'Посольство', 'Школа', 'Біженці', 'Війна з Росією']</text:p>
      <text:p text:style-name="P4">
Type: Article</text:p>
      <!--METADATA-->
      <text:p text:style-name="P4">
<draw:frame draw:style-name="fr1" draw:name="Image174" text:anchor-type="as-char" svg:width="6.9236in" svg:height="3.956343in" draw:z-index="0">
<draw:image xlink:href="../Images/yкринформ/2023-06-16T16-47-00-03-00/630_360_1686913387-721.jpg" xlink:type="simple" xlink:show="embed" xlink:actuate="onLoad" draw:mime-type="image/jpeg"/>
</draw:frame>
Maryana Betz, Ambassador, visited the Tallinn Supreme School of Freedom, where about 600 Ukrainian students are now studying in 7-12 classes who found Weston's shelter, escaping from Russia.</text:p>
      <text:p text:style-name="P4">
According to Ukrinform, about it on <text:a xlink:type="simple" xlink:href="https://www.facebook.com/permalink.php" text:style-name="Internet_20_link" text:visited-style-name="Visited_20_Internet_20_Link">
Facebook</text:a>
The Embassy of Ukraine in the Estonian Republic reported.</text:p>
      <text:p text:style-name="P4">
An important event has occurred in the life of the school - the graduation of students. Acting before the 8th grade line, Marian Betz thanked the Government of the Estonian Republic for the incredible support of Ukrainian children and providing access to Ukrainian education.</text:p>
      <text:p text:style-name="P4">
The ambassador especially emphasized that the School of Freedom is the first official Ukrainian school that was opened abroad specifically for children of temporarily overtime persons from Ukraine.</text:p>
      <text:p text:style-name="P4">
The Embassy expressed its sincere gratitude to the pedagogical staff of the School of Freedom, Taii, director Olga Seshishcheva for his high professionalism and responsive attitude of the Ukrainian children, and wished the children of a peaceful sky, the health of the sobby vacations.</text:p>
      <text:p text:style-name="P4">
It should be noted that the "School of Freedom" for Ukrainian children, whom Estonia has sheltered, rescuing from Russia, was created at the Tallinnaya Naviayaeya State Gymnasium. The official opening of the school took place on September 12023. Before that Ambassador Mariana Betz <text:a xlink:type="simple" xlink:href="https://www.ukrinform.ua/rubric-diaspora/3553341-posol-v-estonii-zustrilasa-z-kolektivom-skoli-dla-ditej-ukrainskih-pereselenciv.html" text:style-name="Internet_20_link" text:visited-style-name="Visited_20_Internet_20_Link">
held a meeting</text:a>
with the leadership of the Ivizter staff "School of Freedom".</text:p>
      <text:p text:style-name="P4">
As reported by Ukrinform, Ambassador Mariana Betz during a regional trip of the Pnut <text:a xlink:type="simple" xlink:href="https://www.ukrinform.ua/rubric-diaspora/3721720-posol-v-estonii-zustrilasa-z-ukraincami-v-misti-parnu.html" text:style-name="Internet_20_link" text:visited-style-name="Visited_20_Internet_20_Link">
met</text:a>
The squeaks of the local Ukrainian community and Ukrainian migrants, who have found the shelter in the city.</text:p>
      <text:p text:style-name="P4">
<text:span text:style-name="T5">
Foto: Embassy of Ukraine in the Republic of Estonia / Facebook</text:span>
</text:p>
      <text:p text:style-name="P4">
News Source: <text:a xlink:type="simple" xlink:href="https://www.ukrinform.ua/rubric-diaspora/3723760-posol-v-estonii-vidvidala-skolu-svobodi-de-navcautsa-600-ukrainskih-ucniv.html" text:style-name="Internet_20_link" text:visited-style-name="Visited_20_Internet_20_Link">
https://www.ukrinform.ua/rubric-diaspora/3723760-posol-v-estonii-vidvidala-skolu-svobodi-de-navcautsa-600-ukrainskih-ucniv.html</text:a>
</text:p>
      <!--NEWS-->
      <text:h text:style-name="P10" text:outline-level="1">
<text:span text:style-name="T4">
Zelensky participated in the National University of Defense</text:span>
</text:h>
      <text:p text:style-name="P4">
Authors: Ukrinform (Person)</text:p>
      <text:p text:style-name="P4">
Publisher: Укринформ (Organization)</text:p>
      <text:p text:style-name="P4">
Published Time: 2023-06-16T16:48:00+03:00</text:p>
      <text:p text:style-name="P4">
Modified Time: 2023-06-16T16:48:00+03:00</text:p>
      <text:p text:style-name="P4">
Description: President of Ukraine Volodymyr Zelensky took part in the ceremony of the students of the National University of Defense and wished them success in three defining life steps. - Ukrinform.</text:p>
      <text:p text:style-name="P4">
Images: ['<text:a xlink:type="simple" xlink:href="https://static.ukrinform.com/photos/2023_06/thumb_files/630_360_1686923306-556.jpeg" text:style-name="Internet_20_link" text:visited-style-name="Visited_20_Internet_20_Link">
630_360_16869...</text:a>
']</text:p>
      <text:p text:style-name="P4">
Tags: ['ЗСУ', 'Зеленський', 'Війна з Росією']</text:p>
      <text:p text:style-name="P4">
Type: Article</text:p>
      <!--METADATA-->
      <text:p text:style-name="P4">
<draw:frame draw:style-name="fr1" draw:name="Image177" text:anchor-type="as-char" svg:width="6.9236in" svg:height="3.956343in" draw:z-index="0">
<draw:image xlink:href="../Images/yкринформ/2023-06-16T16-48-00-03-00/630_360_1686923306-556.jpeg" xlink:type="simple" xlink:show="embed" xlink:actuate="onLoad" draw:mime-type="image/jpeg"/>
</draw:frame>
Volodymyr Zelensky took part in the ceremony of graduation from the listener of the Listener of Defense and wished them success in three defining life steps.</text:p>
      <text:p text:style-name="P4">
The video of the head of state is outlined on his <text:a xlink:type="simple" xlink:href="https://t.me/V_Zelenskiy_official/6602" text:style-name="Internet_20_link" text:visited-style-name="Visited_20_Internet_20_Link">
telegram channel</text:a>
, reports Ukrinform.</text:p>
      <text:p text:style-name="P4">
"Today, our army is getting stronger. Ukraine is getting even more today. We are conducting a full -scale and fierce struggle against Russian enemies, Russian invaders, at a time when Ukraine and each of us makes important cottages, "the President said.</text:p>
      <text:p text:style-name="P4">
<text:a xlink:type="simple" xlink:href="https://t.me/OP_UA/9737" text:style-name="Internet_20_link" text:visited-style-name="Visited_20_Internet_20_Link">
Video: OP</text:a>
He emphasized that in their lives, each person takes millions of steps, but only they are decisive for fate and history.</text:p>
      <text:p text:style-name="P4">
<text:span text:style-name="T4">
 Read also: </text:span>
 <text:a xlink:type="simple" xlink:href="https://www.ukrinform.ua/rubric-polytics/3723775-zelenskij-sklikae-zasidanna-rnbo.html" text:style-name="Internet_20_link" text:visited-style-name="Visited_20_Internet_20_Link">
<text:span text:style-name="T4">
 Zelensky </text:span>
 convenes NSDC meeting</text:a>
Zelensky emphasized that most of the current graduates know what is such, they came to university audiences with extensive combat experience, and after today the issue will go to the front again.</text:p>
      <text:p text:style-name="P4">
“You are a special generation of Ukrainian officers, you are the basis for further disconnection of the Armed Forces of Ukraine. Together with your fighting brothers, you will create our recent story with new victories and new heroes. On behalf of the Ukrainian state, thank you for the service of Ukraine!” Said the President.</text:p>
      <text:p text:style-name="P4">
</text:p>
      <text:p text:style-name="P4">
According to him, on the fate of our generation, including graduates of the national university of defense, there was a difficult, dangerous but sacred mission - the liberation of the native land from Russian invaders, the implementation of superstitious, super -hazardous and superfluous steps in our lives.</text:p>
      <text:p text:style-name="P4">
<text:span text:style-name="T4">
 Read also: </text:span>
 <text:a xlink:type="simple" xlink:href="https://www.ukrinform.ua/rubric-economy/3723748-zelenskij-pidpisav-zakon-neobhidnij-dla-nacionalizacii-kolisnogo-alfabanku.html" text:style-name="Internet_20_link" text:visited-style-name="Visited_20_Internet_20_Link">
<text:span text:style-name="T4">
 Zelensky </text:span>
 signed the law required for the nationalization of the former Alfa-Bank</text:a>
"In fact, these are three global steps, and I want to wish you all of them and for our Ukraine are successful," Zelensky stressed.</text:p>
      <text:p text:style-name="P4">
He noted that the first step is the step of the offensive, the step to the destruction of the enemy of Ukraine, a step to freedom and to victory. "I wish you this trick decisive and successful for you," the head of state said.</text:p>
      <text:p text:style-name="P4">
The second step, according to him, is a step home, returning the winners of the Homes. "I wish this step to you on the most important principle: come back with the victory, come back alive," he said.</text:p>
      <text:p text:style-name="P4">
<text:span text:style-name="T4">
 Read also: </text:span>
 <text:a xlink:type="simple" xlink:href="https://www.ukrinform.ua/rubric-polytics/3723641-rosia-hoce-pidirvati-zaes-sob-svit-tisnuv-na-ukrainu-z-vimogou-zupiniti-konflikt-zelenskij.html" text:style-name="Internet_20_link" text:visited-style-name="Visited_20_Internet_20_Link">
Russia wants to blow the ZPP to press the world to Ukraine to stop conflict - <text:span text:style-name="T4">
 Zelensky </text:span>
</text:a>
And the third step, the President emphasized, is our common step into the future, a crop of reconstruction and restoration of Ukrainian land.</text:p>
      <text:p text:style-name="P4">
The President assured the soldiers of comprehensive support in the noble cause of Ukraine's protection.</text:p>
      <text:p text:style-name="P4">
“Always be brave everywhere and keep your soldiers. Always care about the honor of your units, believe in yourself, believe in Ukraine and know that Ukraine believes in you very much, ”the head of state called.</text:p>
      <text:p text:style-name="P4">
<text:span text:style-name="T4">
 Read also: </text:span>
 <text:a xlink:type="simple" xlink:href="https://www.ukrinform.ua/rubric-ato/3723507-zelenskij-zasluhav-dopovidi-pro-situaciu-na-hersonsini-u-krivomu-rozi-ta-odesi.html" text:style-name="Internet_20_link" text:visited-style-name="Visited_20_Internet_20_Link">
<text:span text:style-name="T4">
 Zelensky </text:span>
 Heard reports on the situation of Nakherson region, in Kryvyi Rih and Odessa</text:a>
The attendees paid a moment of silence to the memory of all who gave their lives, protecting Ukraine.</text:p>
      <text:p text:style-name="P4">
Zelensky also noted the staff of the National University of Defense, which prepares the highest level soldiers, develops human capital of all components of sphereoboron and security of the state according to the best practices and standards, compatible aspects of partner countries.<text:span text:style-name="T4">
 Read also: </text:span>
 [transferred assets of the Russian Federation of Ukraine: <text:span text:style-name="T4">
 Zelensky </text:span>
 thanked US senators]](https://www.ukrinform.ua/rubric-polytics/3723502-peredaca-konfiskovanih-aktiviv-rf-ukraini-zelenskij-podakuvav-senatoram-ssa.html)“More than a thousand students and officers of the university permanent staff have performed combat missions, protecting the state from the enemy. 64 of the Ukrainian Officers and four officers of the National Guard who have studied work have the honorary title of Hero of Ukraine. I thank everyone who prepares the newpolitin of Ukrainian military commanders, ”the Head of State said.</text:p>
      <text:p text:style-name="P4">
The President presented honors diplomas and badges for excellent graduation from the High Military Educational Institution for 15 officers - graduates of strategic and operational levels of training(5 people received breast marks, 10 - distinction with honors).</text:p>
      <text:p text:style-name="P4">
В урочистостях також узяли участь Головнокомандувач Збройних сил ВалерійЗалужний, секретар Ради 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text:p>
      <text:p text:style-name="P4">
Фото: ОП</text:p>
      <text:p text:style-name="P4">
News Source: <text:a xlink:type="simple" xlink:href="https://www.ukrinform.ua/rubric-society/3723860-zelenskij-vzav-ucast-u-ceremonii-vipusku-nacuniversitetu-oboroni.html" text:style-name="Internet_20_link" text:visited-style-name="Visited_20_Internet_20_Link">
https://www.ukrinform.ua/rubric-society/3723860-zelenskij-vzav-ucast-u-ceremonii-vipusku-nacuniversitetu-oboroni.html</text:a>
</text:p>
      <!--NEWS-->
      <text:h text:style-name="P10" text:outline-level="1">
<text:span text:style-name="T4">
Probably, the Russians have laid explosives on Kakhovskaya hydroelectric power station - international experts</text:span>
</text:h>
      <text:p text:style-name="P4">
Authors: Ukrinform (Person)</text:p>
      <text:p text:style-name="P4">
Publisher: Укринформ (Organization)</text:p>
      <text:p text:style-name="P4">
Published Time: 2023-06-16T16:52:28+03:00</text:p>
      <text:p text:style-name="P4">
Modified Time: 2023-06-16T16:52:28+03:00</text:p>
      <text:p text:style-name="P4">
Description: The blast of the Kakhovka hydroelectric power station in the south of Ukraine was likely to be caused by explosives laid down by the Russians.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Херсонщина', 'Каховська ГЕС', 'Війна з Росією', 'Каховське водосховище']</text:p>
      <text:p text:style-name="P4">
Type: Article</text:p>
      <!--METADATA-->
      <text:p text:style-name="P4">
<draw:frame draw:style-name="fr1" draw:name="Image179" text:anchor-type="as-char" svg:width="6.9236in" svg:height="3.956343in" draw:z-index="0">
<draw:image xlink:href="../Images/yкринформ/2023-06-16T16-52-28-03-00/630_360_1686071199-792.jpeg" xlink:type="simple" xlink:show="embed" xlink:actuate="onLoad" draw:mime-type="image/jpeg"/>
</draw:frame>
The blast of Kakhovskaya hydroelectric power station in the south of Ukraine was likely to be caused by the Russian -laid.</text:p>
      <text:p text:style-name="P4">
According to Ukrinform, the agency [Reuters] reports it(https://www.reuters.com/world/europe/highly-likely-russia-behind-ukraine-dam-collapse-international-experts-2023-06-16/).</text:p>
      <text:p text:style-name="P4">
As it is noted, experts of the International Law Company on Human Rights GlobalRIGHTS Compliance, which implements the efforts of the event to bring reference for atrocities in Ukraine, visited <text:a xlink:type="simple" xlink:href="https://www.ukrinform.ua/tag-hersonsina" text:style-name="Internet_20_link" text:visited-style-name="Visited_20_Internet_20_Link">
Kherson region</text:a>
From June 10 to June 11, together the General Prosecutor of Ukraine and the International Criminal Court team.</text:p>
      <text:p text:style-name="P4">
"Evidence and analysis of available information, including seismic sensors and reading with leading experts, indicate that there is a high fact that the destruction was caused by pre -laid -out -line substances located at critical points Reuters Agency.</text:p>
      <text:p text:style-name="P4">
The senior lawyer of Global Rights Compliment Yusuf Syedsu, who participated in Kherson, noted that the conclusion that the dam was undermined by the Russiancox with the help of a pre -installed explosive, "it is 80% or more."</text:p>
      <text:p text:style-name="P4">
<text:span text:style-name="T4">
 Read also: </text:span>
 <text:a xlink:type="simple" xlink:href="https://www.ukrinform.ua/rubric-ato/3723572-pidriv-kahovskoi-ges-vijskovi-vratuvali-patoh-zagarbnikiv-aki-tonuli-na-poziciah.html" text:style-name="Internet_20_link" text:visited-style-name="Visited_20_Internet_20_Link">
blast <text:span text:style-name="T4">
 Kakhovsk </text:span>
 Oh HPP: The military rescued five -bursties who were sinking in positions</text:a>
This discovery is based on "not only on seismic sensors and one of the leading suppliers of reconnaissance data with open code, but also on models of the attack of other attacks that we have documented," he said in an interview. According to its words, this included previous attacks on critically important water infrastructure, including installations and pipelines.</text:p>
      <text:p text:style-name="P4">
According to Khan, the destruction of the dam and the impact on the Kakhovka reservoir and the adjacent power have created conditions that, according to investigators, could be a crime related to hunger, since the purpose was the "object necessary for the survival of the population."</text:p>
      <text:p text:style-name="P4">
It is noted that this act may be part of a greater violation - the crime of humanity, but experts have not yet decided on this.</text:p>
      <text:p text:style-name="P4">
As it was reported, on the night against June 6 <text:a xlink:type="simple" xlink:href="https://www.ukrinform.ua/rubric-other_news/3723441-pidriv-rosianami-kahovskoi-ges-usi-novini.html" text:style-name="Internet_20_link" text:visited-style-name="Visited_20_Internet_20_Link">
the Russian army blown up the Greblyukakhov hydroelectric power station</text:a>
 .</text:p>
      <text:p text:style-name="P4">
News Source: <text:a xlink:type="simple" xlink:href="https://www.ukrinform.ua/rubric-ato/3723862-jmovirno-rosiani-zazdalegid-zaklali-vibuhivku-na-kahovskij-ges-miznarodni-eksperti.html" text:style-name="Internet_20_link" text:visited-style-name="Visited_20_Internet_20_Link">
https://www.ukrinform.ua/rubric-ato/3723862-jmovirno-rosiani-zazdalegid-zaklali-vibuhivku-na-kahovskij-ges-miznarodni-eksperti.html</text:a>
</text:p>
      <!--NEWS-->
      <text:h text:style-name="P10" text:outline-level="1">
<text:span text:style-name="T4">
Demand groups were surveyed about 100 hectares in the Kherson district of island</text:span>
</text:h>
      <text:p text:style-name="P4">
Authors: Ukrinform (Person)</text:p>
      <text:p text:style-name="P4">
Publisher: Укринформ (Organization)</text:p>
      <text:p text:style-name="P4">
Published Time: 2023-06-16T16:54:00+03:00</text:p>
      <text:p text:style-name="P4">
Modified Time: 2023-06-16T16:54:00+03:00</text:p>
      <text:p text:style-name="P4">
Description: The miners of the SESS surveyed about 100 hectares in the Kherson neighborhood, "the island that was most affected by the flooding as a result of the destruction of the Kakhovka hydroelectric power station - Ukrinform.</text:p>
      <text:p text:style-name="P4">
Images: ['<text:a xlink:type="simple" xlink:href="https://static.ukrinform.com/photos/2023_06/thumb_files/630_360_1686910746-171.jpg" text:style-name="Internet_20_link" text:visited-style-name="Visited_20_Internet_20_Link">
630_360_16869...</text:a>
']</text:p>
      <text:p text:style-name="P4">
Tags: ['ДСНС', 'Херсон', 'Розмінування']</text:p>
      <text:p text:style-name="P4">
Type: Article</text:p>
      <!--METADATA-->
      <text:p text:style-name="P4">
<draw:frame draw:style-name="fr1" draw:name="Image180" text:anchor-type="as-char" svg:width="6.9236in" svg:height="3.956343in" draw:z-index="0">
<draw:image xlink:href="../Images/yкринформ/2023-06-16T16-54-00-03-00/630_360_1686910746-171.jpg" xlink:type="simple" xlink:show="embed" xlink:actuate="onLoad" draw:mime-type="image/jpeg"/>
</draw:frame>
The SESA of the SESA surveyed about 100 hectares in the Kherson neighborhood, "the island that was most affected by flooding as a result of the destruction of the Kakhovsky hydroelectric power station.</text:p>
      <text:p text:style-name="P4">
This was announced by the SES Presser Oleksandr Khorunzhi at a briefing at the Media Center-Ukraine-Ukrinform.</text:p>
      <text:p text:style-name="P4">
“With a rapid current began to spread the mine barriers, which the enemy staged, our units are engaged in inspection of the territories on which water goes. It is the neighborhood of the island, which probably suffered the most of the consequences of underwatering. And 4 kilometers of the coastline were surveyed, ”he said.</text:p>
      <text:p text:style-name="P4">
<text:span text:style-name="T4">
 Read also: </text:span>
 <text:a xlink:type="simple" xlink:href="https://www.ukrinform.ua/rubric-regions/3723790-pidriv-kahovskoi-ges-u-troh-oblastah-zalisautsa-pidtoplenimi-54-naseleni-punkti.html" text:style-name="Internet_20_link" text:visited-style-name="Visited_20_Internet_20_Link">
Kakhovskaya hydroelectric power station: 54 settlements remain in three regions</text:a>
According to the spokeswoman, rescuers are lacking, but they have never been not known for help.</text:p>
      <text:p text:style-name="P4">
“Of course, help is needed. These are motor pumps and engineering equipment for conducting work. In this regard, we cooperate with a number of organizations. In particular, the EU Civil Protection Mechanism, which is a member of Ukraine, has been connected. They immediately went into contact and began to give us some technique, ”the presenter said.</text:p>
      <text:p text:style-name="P4">
According to him, Poland was also assisted by Ukrainian rescuers, which was approved by 9 powerful motor pumps. Fuel came from Azerbaijan.</text:p>
      <text:p text:style-name="P4">
<text:span text:style-name="T4">
 Read also: </text:span>
 <text:a xlink:type="simple" xlink:href="https://www.ukrinform.ua/rubric-regions/3723756-na-kiivsini-vnaslidok-padinna-ulamkiv-raket-zrujnovani-tri-budinki.html" text:style-name="Internet_20_link" text:visited-style-name="Visited_20_Internet_20_Link">
in the Kyiv region as a result of the fall of rockets of rockets destroyed and damaged 15 homes</text:a>
"Received Moldova's help, help from the Czech Republic, and this process is ideally.(Disaster - Ed.)”, - said Harunzhi.</text:p>
      <text:p text:style-name="P4">
He also noted the work of volunteers.</text:p>
      <text:p text:style-name="P4">
As it was reported, on the night against <text:a xlink:type="simple" xlink:href="https://www.ukrinform.ua/rubric-other_news/3723441-pidriv-rosianami-kahovskoi-ges-usi-novini.html" text:style-name="Internet_20_link" text:visited-style-name="Visited_20_Internet_20_Link">
June 6, the Russian army undermined the Greblyukakhov hydroelectric power station</text:a>
 .</text:p>
      <text:p text:style-name="P4">
News Source: <text:a xlink:type="simple" xlink:href="https://www.ukrinform.ua/rubric-regions/3723863-grupi-rozminuvanna-obstezili-blizko-100-gektariv-u-hersonskomu-rajoni-ostriv.html" text:style-name="Internet_20_link" text:visited-style-name="Visited_20_Internet_20_Link">
https://www.ukrinform.ua/rubric-regions/3723863-grupi-rozminuvanna-obstezili-blizko-100-gektariv-u-hersonskomu-rajoni-ostriv.html</text:a>
</text:p>
      <!--NEWS-->
      <text:h text:style-name="P10" text:outline-level="1">
<text:span text:style-name="T4">
UNESCO area was expanded in Odessa</text:span>
</text:h>
      <text:p text:style-name="P4">
Authors: Ukrinform (Person)</text:p>
      <text:p text:style-name="P4">
Publisher: Укринформ (Organization)</text:p>
      <text:p text:style-name="P4">
Published Time: 2023-06-16T16:56:32+03:00</text:p>
      <text:p text:style-name="P4">
Modified Time: 2023-06-16T16:56:32+03:00</text:p>
      <text:p text:style-name="P4">
Description: UNESCO's security area was expanded in Odessa, but the port from it was excluded. - Ukrinform.</text:p>
      <text:p text:style-name="P4">
Images: ['<text:a xlink:type="simple" xlink:href="https://static.ukrinform.com/photos/2023_06/thumb_files/630_360_1686923743-794.jpg" text:style-name="Internet_20_link" text:visited-style-name="Visited_20_Internet_20_Link">
630_360_16869...</text:a>
']</text:p>
      <text:p text:style-name="P4">
Tags: ['Одеса', 'ЮНЕСКО']</text:p>
      <text:p text:style-name="P4">
Type: Article</text:p>
      <!--METADATA-->
      <text:p text:style-name="P4">
<draw:frame draw:style-name="fr1" draw:name="Image181" text:anchor-type="as-char" svg:width="6.9236in" svg:height="3.956343in" draw:z-index="0">
<draw:image xlink:href="../Images/yкринформ/2023-06-16T16-56-32-03-00/630_360_1686923743-794.jpg" xlink:type="simple" xlink:show="embed" xlink:actuate="onLoad" draw:mime-type="image/jpeg"/>
</draw:frame>
UNESCO's security area was expanded to Odessa, but the port from it was excluded.</text:p>
      <text:p text:style-name="P4">
About it in <text:a xlink:type="simple" xlink:href="https://www.facebook.com/ivan.liptuga/posts/pfbid0R4z23honL5acYaGs4rUkZoSg6B9xWknkgZYAjDaahTxboaCRNqdWz94vNnpWWCzGl" text:style-name="Internet_20_link" text:visited-style-name="Visited_20_Internet_20_Link">
Facebook</text:a>
The Director of the Department of Culture, International Cooperation of Taiuro Integration in the Odessa City Council Ivan Liptug, Ukrinform reports.</text:p>
      <text:p text:style-name="P4">
This decision was made at a meeting of the Scientific and Methodological Council for the Protection of Cultural Heritage of the Ministry of Culture and Information Policy of Ukraine.</text:p>
      <text:p text:style-name="P4">
“The Council has decided to exclude the port from the main object and the expansion zone(Blue line)deep from the sea in the north and southern directions of the leading quarters, including the territory of Shevchenko Park. There was also an expansion zone <text:a xlink:type="simple" xlink:href="https://www.ukrinform.ua/tag-unesko" text:style-name="Internet_20_link" text:visited-style-name="Visited_20_Internet_20_Link">
UNESCO</text:a>
 (Violettohine)which outlines the boundaries of existing historical habitats of the city, ”the testimony reads.</text:p>
      <text:p text:style-name="P4">
Leptuga noted that such changes were recommended by the UNESCO Committee. The final order of new boundaries will be accepted by the UNESCO Committee in Paris in the fall of this year.</text:p>
      <text:p text:style-name="P4">
<text:span text:style-name="T4">
 Read also: </text:span>
 <text:a xlink:type="simple" xlink:href="https://www.ukrinform.ua/rubric-culture/3716647-unesko-vidilae-15-miljona-na-cifrovizaciu-kulturnoi-spadsini-ukraini.html" text:style-name="Internet_20_link" text:visited-style-name="Visited_20_Internet_20_Link">
<text:span text:style-name="T4">
 UNESCO </text:span>
 allocates $ 1.5 million on digitalization of the cultural heritage of Ukraine</text:a>
In a comment to Ukrinform, Ivan Liptug explained why the port of the zhorone zone should be excluded.</text:p>
      <text:p text:style-name="P4">
“There is a railway, vessels are loaded. There is also a reconstruction of the berths, depending on the needs of the port itself. Plus, the port of ESVA strategy for infrastructure development, ”the official said.</text:p>
      <text:p text:style-name="P4">
According to the lipug, finding the port within the UNESCO protective zone imposes a full prohibition of any action on its reconstruction, so it is recommended to transform the port to the so-called buffer zone.</text:p>
      <text:p text:style-name="P4">
“It provides restrictions on the change in universal values. For us, for example, the universal value is a view of the sea without another hotel "Odesa" of chielivator barrels in the future. Such things will limit the buffer zone, ”Ivan Leptuga explained.</text:p>
      <text:p text:style-name="P4">
According to the official, the inclusion of the port in the UNESCO area was not sufficiently argument because it was not agreed with the port itself.<text:span text:style-name="T4">
 Read also: </text:span>
 <text:a xlink:type="simple" xlink:href="https://www.ukrinform.ua/rubric-regions/3711069-u-lvovi-voseni-vidkrietsa-ofis-unesko.html" text:style-name="Internet_20_link" text:visited-style-name="Visited_20_Internet_20_Link">
In the fall of Lviv will open office <text:span text:style-name="T4">
 UNESCO </text:span>
</text:a>
As reported by Ukrinform, in August 2022 in the MKIP initiated the inclusion of a historical center of Odessa in the UNESCO World Heritage List on accelerated proceedings. In October, Ukraine officially submitted to the UNESCO the nominative file "Historical Center of the City-Port of Odessa" for inclusion in the list of worldwide-occupied region, and President Vladimir Zelensky urged to hold an extraordinary session of the UNESCO World Heritage Center on the inclusion of the historical center of Odessa. The final <text:a xlink:type="simple" xlink:href="https://www.ukrinform.ua/rubric-culture/3659188-istoricnij-centr-odesi-vnesli-do-spisku-unesko.html" text:style-name="Internet_20_link" text:visited-style-name="Visited_20_Internet_20_Link">
the decision on the inclusion of the historical center of the city of the World Heritage Regulations was made on January 25, 2023.</text:a>
On the solemn opening of a memorial plate about the inclusion of part of the city's historical center in the list of the World Cultural Heritage in Odessa, the UNESCO Azole Pribalageenerial Director of UNESCO.</text:p>
      <text:p text:style-name="P4">
News Source: <text:a xlink:type="simple" xlink:href="https://www.ukrinform.ua/rubric-culture/3723864-v-odesi-rozsirili-zonu-unesko.html" text:style-name="Internet_20_link" text:visited-style-name="Visited_20_Internet_20_Link">
https://www.ukrinform.ua/rubric-culture/3723864-v-odesi-rozsirili-zonu-unesko.html</text:a>
</text:p>
      <!--NEWS-->
      <text:h text:style-name="P10" text:outline-level="1">
<text:span text:style-name="T4">
The NBU Council declares no threats to the domestic banking system</text:span>
</text:h>
      <text:p text:style-name="P4">
Authors: Ukrinform (Person)</text:p>
      <text:p text:style-name="P4">
Publisher: Укринформ (Organization)</text:p>
      <text:p text:style-name="P4">
Published Time: 2023-06-16T17:01:01+03:00</text:p>
      <text:p text:style-name="P4">
Modified Time: 2023-06-16T17:01:01+03:00</text:p>
      <text:p text:style-name="P4">
Description: The banking system of Ukraine works steadily, there are no serious threats to its work. - Ukrinform.</text:p>
      <text:p text:style-name="P4">
Images: ['<text:a xlink:type="simple" xlink:href="https://static.ukrinform.com/photos/2023_06/thumb_files/630_360_1686914074-191.jpg" text:style-name="Internet_20_link" text:visited-style-name="Visited_20_Internet_20_Link">
630_360_16869...</text:a>
']</text:p>
      <text:p text:style-name="P4">
Tags: ['Економіка', 'Фінанси', 'Нацбанк']</text:p>
      <text:p text:style-name="P4">
Type: Article</text:p>
      <!--METADATA-->
      <text:p text:style-name="P4">
<draw:frame draw:style-name="fr1" draw:name="Image183" text:anchor-type="as-char" svg:width="6.9236in" svg:height="3.956343in" draw:z-index="0">
<draw:image xlink:href="../Images/yкринформ/2023-06-16T17-01-01-03-00/630_360_1686914074-191.jpg" xlink:type="simple" xlink:show="embed" xlink:actuate="onLoad" draw:mime-type="image/jpeg"/>
</draw:frame>
The banking system of Ukraine works steadily, there are no serious threats to its work.</text:p>
      <text:p text:style-name="P4">
This was assured of a briefing at the Media Center Ukraine - Ukrinform member of the NBuvasil Furman Council.</text:p>
      <text:p text:style-name="P4">
According to him, the banking system, together with the National Bank of Ukraine, holds the financial defense of the state. All the goals and tasks that the National Bank has been fulfilled by the system from the first hours of the war.</text:p>
      <text:p text:style-name="P4">
“The amount of funds in the banking system during the war increased by over UAH 504 billion, the hryvnia deposits of individuals increased by 44%. Citizens and business trust the Banking system. Its uninterrupted work 24/7 is provided. Banking System <text:a xlink:type="simple" xlink:href="https://www.ukrinform.ua/tag-kredit" text:style-name="Internet_20_link" text:visited-style-name="Visited_20_Internet_20_Link">
Credit</text:a>
. Of course, the amount of lending is reduced. At the same time, there is a state program "Available loans of 5-7-9-%", within which banks are actively working in decomposition, "-said Furman.</text:p>
      <text:p text:style-name="P4">
He added that more than 28 thousand loans were issued during the war - a total of over UAH 113 billion in total - a total of more than UAH 113 billion</text:p>
      <text:p text:style-name="P4">
Furman also cited some other numbers. In particular, in the first four months of 2023, banks reached 44 billion UAH, and the level of problem debt of the VBANKO system, although it grows, and moderate rates: the current figure is 39.3% against 38.1% as of January 1. In May, inflation slowed down to 15% of the riot dimension, while in January it reached 26%.</text:p>
      <text:p text:style-name="P4">
According to the NBU Council member, thanks to the correct actions of the regulator and reforms that have been operated over the eight years before the war, now the banking system of Ukraine is stable, there are no serious threats to its work, even in such an extraordinary environment.</text:p>
      <text:p text:style-name="P4">
<text:span text:style-name="T4">
 Read also: </text:span>
 <text:a xlink:type="simple" xlink:href="https://www.ukrinform.ua/rubric-economy/3723842-pitanna-obminu-starih-ta-znosenih-dolariv-nezabarom-ureguluut-furman.html" text:style-name="Internet_20_link" text:visited-style-name="Visited_20_Internet_20_Link">
questions of exchange of "old" and "worn" dollars shortly - <text:span text:style-name="T4">
 Furman </text:span>
</text:a>
“One of the factors that helps us is a stable financial assistance from international partners. This year, Ukraine has already received almost $ 20 billion. from the IMF, US, EU, Canada and other donors. The shortage of this year's budget is $ 42 billion. - Scheduled it will be repaid with the help of our partnerships of the NBU issue funding. This is a huge plus for our economy, the banking system, the foreign exchange market, for macro -financial stability, ”Furman said.As it was reported, the day before in the NBU <text:a xlink:type="simple" xlink:href="https://bank.gov.ua/ua/news/all/natsionalniy-bank-ukrayini-zberig-oblikovu-stavku-na-rivni-25-16692" text:style-name="Internet_20_link" text:visited-style-name="Visited_20_Internet_20_Link">
stated</text:a>
The readiness to start a decline in accounting before was predicted by April macro forecast if the increase in the real release of hryvnia instruments and reducing the risks for Inadaal's course stability will occur faster than expected. This will be facilitated by the more rapidly pronounced consumer and basic inflation and the growth of international reservoirs, as well as the effectiveness of measures to ensure attractiveness tools.</text:p>
      <text:p text:style-name="P4">
News Source: <text:a xlink:type="simple" xlink:href="https://www.ukrinform.ua/rubric-economy/3723866-u-radi-nbu-zaavlaut-pro-vidsutnist-zagroz-dla-vitciznanoi-bankivskoi-sistemi.html" text:style-name="Internet_20_link" text:visited-style-name="Visited_20_Internet_20_Link">
https://www.ukrinform.ua/rubric-economy/3723866-u-radi-nbu-zaavlaut-pro-vidsutnist-zagroz-dla-vitciznanoi-bankivskoi-sistemi.html</text:a>
</text:p>
      <!--NEWS-->
      <text:h text:style-name="P10" text:outline-level="1">
<text:span text:style-name="T4">
Turkish Uaks-Flower passed at high altitude</text:span>
</text:h>
      <text:p text:style-name="P4">
Authors: Ukrinform (Person)</text:p>
      <text:p text:style-name="P4">
Publisher: Укринформ (Organization)</text:p>
      <text:p text:style-name="P4">
Published Time: 2023-06-16T17:07:00+03:00</text:p>
      <text:p text:style-name="P4">
Modified Time: 2023-06-16T17:07:00+03:00</text:p>
      <text:p text:style-name="P4">
Description: The Bayraktar Kizilelma Unmanned Fighter has successfully completed new tests, including checking the ID system at high altitude. - Ukrinform.</text:p>
      <text:p text:style-name="P4">
Images: ['<text:a xlink:type="simple" xlink:href="https://static.ukrinform.com/photos/2022_10/thumb_files/630_360_1665899432-753.jpg" text:style-name="Internet_20_link" text:visited-style-name="Visited_20_Internet_20_Link">
630_360_16658...</text:a>
']</text:p>
      <text:p text:style-name="P4">
Tags: ['Безпілотник', 'Туреччина', 'Випробування']</text:p>
      <text:p text:style-name="P4">
Type: Article</text:p>
      <!--METADATA-->
      <text:p text:style-name="P4">
<draw:frame draw:style-name="fr1" draw:name="Image184" text:anchor-type="as-char" svg:width="6.9236in" svg:height="3.956343in" draw:z-index="0">
<draw:image xlink:href="../Images/yкринформ/2023-06-16T17-07-00-03-00/630_360_1665899432-753.jpg" xlink:type="simple" xlink:show="embed" xlink:actuate="onLoad" draw:mime-type="image/jpeg"/>
</draw:frame>
The Bayraktar Kizilelma Fighter has successfully passed new tests, including checking the ID system at high altitude.</text:p>
      <text:p text:style-name="P4">
About it reports Ukrinform with reference to the message of the technical director of Baykar Makina Selchuk Baracar in <text:a xlink:type="simple" xlink:href="https://twitter.com/Selcuk/status/1669687232729427974" text:style-name="Internet_20_link" text:visited-style-name="Visited_20_Internet_20_Link">
</text:a>
<text:a xlink:type="simple" xlink:href="https://twitter.com/Selcuk/status/1669687232729427974" text:style-name="Internet_20_link" text:visited-style-name="Visited_20_Internet_20_Link">
Twitteri</text:a>
 <text:a xlink:type="simple" xlink:href="https://twitter.com/Selcuk/status/1669687232729427974" text:style-name="Internet_20_link" text:visited-style-name="Visited_20_Internet_20_Link">
 .</text:a>
"Bayraktar Kizilelma successfully completed the flight tests at large percent," Selchuk Baracar said.</text:p>
      <text:p text:style-name="Quotations">

<text:p text:style-name="P4">
Her Uçuşta Daha Yükseğe ...&gt;
&gt;
 Bayraktar <text:a xlink:type="simple" xlink:href="https://twitter.com/hashtag/KIZILELMA" text:style-name="Internet_20_link" text:visited-style-name="Visited_20_Internet_20_Link">
#kizilelma&gt;
</text:a>
, yesterday&gt;
 high -altitude flight test successfully completed. ✈️🚀🍎 &gt;
&gt;
 Yesterday, Bayraktar <text:a xlink:type="simple" xlink:href="https://twitter.com/hashtag/KIZILELMA" text:style-name="Internet_20_link" text:visited-style-name="Visited_20_Internet_20_Link">
#kızılma&gt;
</text:a>
has&gt;
 successfully completed its test at high altitude. ✈️🚀🍎 <text:a xlink:type="simple" xlink:href="https://t.co/HbOAvtvrmY" text:style-name="Internet_20_link" text:visited-style-name="Visited_20_Internet_20_Link">
&gt;
 pic.twitter.com/HbOAvtvrmY </text:a>
&gt;
&gt;
 - Selcuk Bayraktar(@Selcuk)<text:a xlink:type="simple" xlink:href="https://twitter.com/Selcuk/status/1669687232729427974" text:style-name="Internet_20_link" text:visited-style-name="Visited_20_Internet_20_Link">
 June 16, 2023&gt;
 </text:a>
As reported on <text:a xlink:type="simple" xlink:href="https://twitter.com/BaykarTech/status/1669684797453611008" text:style-name="Internet_20_link" text:visited-style-name="Visited_20_Internet_20_Link">
company page</text:a>
, in particular, the identification system was tested in particular.</text:p>

</text:p>
      <text:p text:style-name="P4">
The current test has been the 14th in a number of tests of unmanned fighterbayraktar Kizilelma.</text:p>
      <text:p text:style-name="P4">
*!(https://www.ukrinform.ua/rubric-technology/3723847-u-tureccini-uspisno-proveli-strilbi-miniraketami-z-bezpilotnika-bayraktar.html)As reported by Ukrinform, Baykar Makina believes that Kizilelma is fully <text:a xlink:type="simple" xlink:href="https://www.ukrinform.ua/rubric-technology/3693829-bezpilotnij-vinisuvac-kzlelma-moze-zrobiti-revoluciu-v-aviacijnomu-bou-baykar.html" text:style-name="Internet_20_link" text:visited-style-name="Visited_20_Internet_20_Link">
</text:a>
<text:a xlink:type="simple" xlink:href="https://www.ukrinform.ua/rubric-technology/3693829-bezpilotnij-vinisuvac-kzlelma-moze-zrobiti-revoluciu-v-aviacijnomu-bou-baykar.html" text:style-name="Internet_20_link" text:visited-style-name="Visited_20_Internet_20_Link">
change</text:a>
<text:a xlink:type="simple" xlink:href="https://www.ukrinform.ua/rubric-technology/3693829-bezpilotnij-vinisuvac-kzlelma-moze-zrobiti-revoluciu-v-aviacijnomu-bou-baykar.html" text:style-name="Internet_20_link" text:visited-style-name="Visited_20_Internet_20_Link">
Paradigm</text:a>
Modern battle, to cause revolutionary changes in air -fighting.</text:p>
      <text:p text:style-name="P4">
News Source: <text:a xlink:type="simple" xlink:href="https://www.ukrinform.ua/rubric-technology/3723870-tureckij-bplavinisuvac-projsov-viprobuvanna-na-velikij-visoti.html" text:style-name="Internet_20_link" text:visited-style-name="Visited_20_Internet_20_Link">
https://www.ukrinform.ua/rubric-technology/3723870-tureckij-bplavinisuvac-projsov-viprobuvanna-na-velikij-visoti.html</text:a>
</text:p>
      <!--NEWS-->
      <text:h text:style-name="P10" text:outline-level="1">
<text:span text:style-name="T4">
Need now and for the future: Stoltenberg about giving Ukraine F-16</text:span>
</text:h>
      <text:p text:style-name="P4">
Authors: Ukrinform (Person)</text:p>
      <text:p text:style-name="P4">
Publisher: Укринформ (Organization)</text:p>
      <text:p text:style-name="P4">
Published Time: 2023-06-16T17:08:00+03:00</text:p>
      <text:p text:style-name="P4">
Modified Time: 2023-06-16T17:08:00+03:00</text:p>
      <text:p text:style-name="P4">
Description: The F-16 F-16 combat aircraft initiative and the start of training for pilots is a significant component of assistance that NATO provides Ukraine to strengthen combat capabilities now, as well as in a more distant perspective after the end of the war.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Літак', 'НАТО', 'Столтенберг']</text:p>
      <text:p text:style-name="P4">
Type: Article</text:p>
      <!--METADATA-->
      <text:p text:style-name="P4">
<draw:frame draw:style-name="fr1" draw:name="Image185" text:anchor-type="as-char" svg:width="6.9236in" svg:height="3.956343in" draw:z-index="0">
<draw:image xlink:href="../Images/yкринформ/2023-06-16T17-08-00-03-00/630_360_1681986862-821.jpg" xlink:type="simple" xlink:show="embed" xlink:actuate="onLoad" draw:mime-type="image/jpeg"/>
</draw:frame>
Initiative to provide Ukraine with F-16 combat aircraft and the start of training for pilots with Evagoma, which NATO provides to Ukraine to strengthen combativity now, as well as in a more distant perspective after the completion of the completion.</text:p>
      <text:p text:style-name="P4">
This was stated in Brussels today by NATO Defense Ministers in Brussels during a press conference.</text:p>
      <text:p text:style-name="P4">
“Despite when they(F-16 planes)A long -term effort will be taken to Ukraine, when this war will end so that Ukraine has defensive capabilities to contain aggression in the future. Current air forces, most likely, should become a significant component of such long -term efforts. So it is partly about immediate needs, but also a extensive perspective, ”NATO head said.</text:p>
      <text:p text:style-name="P4">
<text:span text:style-name="T4">
 Read also: </text:span>
 <text:a xlink:type="simple" xlink:href="https://www.ukrinform.ua/rubric-polytics/3723851-na-samiti-u-vilnusi-ne-govoritimut-pro-zaprosenna-ukraini-do-nato-stoltenberg.html" text:style-name="Internet_20_link" text:visited-style-name="Visited_20_Internet_20_Link">
at a summit in Vilnius will not talk about Ukraine's invitation to <text:span text:style-name="T4">
 NATO </text:span>
 - Stoltenberg</text:a>
He congratulated the initiative of Denmark and the Netherlands to establish this conditional Union, which on a voluntary basis will provide training for Ukrainian F-16 pilot, which is very important in the framework of assistance to Ukraine and for the development of its defense capabilities. The Allies will estimate how much time it will take such training, and then evaluate the needs of Ukraine and their own capabilities for the supply of such aircraft.</text:p>
      <text:p text:style-name="P4">
According to Stoltenberg, many allies have expressed strong support for this Project and expressed their desire to become participants in this initiative, in different ways to prevent the provision of fourth generation combat aircraft to Ukraine.</text:p>
      <text:p text:style-name="P4">
As it was reported, a two-day meeting of the North Atlantic Council at the level of the Ministers of Defense, which considers more important issues regarding the defensive capacity and readiness of the forces of the Alliance countries, has been completed today.</text:p>
      <text:p text:style-name="P4">
<text:span text:style-name="T4">
 Read also: </text:span>
 <text:a xlink:type="simple" xlink:href="https://www.ukrinform.ua/rubric-polytics/3723626-kuleba-stoltenbergu-vazlivo-zrobiti-u-vilnusi-krok-do-clenstva-ukraini-v-nato-usunuvsi-pdc.html" text:style-name="Internet_20_link" text:visited-style-name="Visited_20_Internet_20_Link">
Cooleba - <text:span text:style-name="T4">
 Stoltenberg </text:span>
 U: It is important to make a free -to -NATO membership in NATO, eliminating VAT</text:a>
As part of this meeting, meetings were held in the format of the NATO-Ukraine Commission of the Tantatomic Defense Group of Ukraine under the auspices of the United States. The Minister of Defense of Ukraine Alexei Reznikov took these events.</text:p>
      <text:p text:style-name="P4">
News Source: <text:a xlink:type="simple" xlink:href="https://www.ukrinform.ua/rubric-ato/3723878-potribni-zaraz-i-na-perspektivu-stoltenberg-pro-nadanna-ukraini-f16.html" text:style-name="Internet_20_link" text:visited-style-name="Visited_20_Internet_20_Link">
https://www.ukrinform.ua/rubric-ato/3723878-potribni-zaraz-i-na-perspektivu-stoltenberg-pro-nadanna-ukraini-f16.html</text:a>
</text:p>
      <!--NEWS-->
      <text:h text:style-name="P10" text:outline-level="1">
<text:span text:style-name="T4">
Boris Johnson will work in journalism</text:span>
</text:h>
      <text:p text:style-name="P4">
Authors: Ukrinform (Person)</text:p>
      <text:p text:style-name="P4">
Publisher: Укринформ (Organization)</text:p>
      <text:p text:style-name="P4">
Published Time: 2023-06-16T17:09:00+03:00</text:p>
      <text:p text:style-name="P4">
Modified Time: 2023-06-16T17:09:00+03:00</text:p>
      <text:p text:style-name="P4">
Description: Former UK Prime Minister and expatate Boris Johnson will work in journalism - his weekly column will be published in the Daily Mail. - Ukrinform.</text:p>
      <text:p text:style-name="P4">
Images: ['<text:a xlink:type="simple" xlink:href="https://static.ukrinform.com/photos/2023_02/thumb_files/630_360_1675280979-990.png" text:style-name="Internet_20_link" text:visited-style-name="Visited_20_Internet_20_Link">
630_360_16752...</text:a>
']</text:p>
      <text:p text:style-name="P4">
Tags: ['Джонсон', 'Журналіст', 'Робота']</text:p>
      <text:p text:style-name="P4">
Type: Article</text:p>
      <!--METADATA-->
      <text:p text:style-name="P4">
<draw:frame draw:style-name="fr1" draw:name="Image186" text:anchor-type="as-char" svg:width="6.9236in" svg:height="3.956343in" draw:z-index="0">
<draw:image xlink:href="../Images/yкринформ/2023-06-16T17-09-00-03-00/630_360_1675280979-990.png" xlink:type="simple" xlink:show="embed" xlink:actuate="onLoad" draw:mime-type="image/png"/>
</draw:frame>
The former UK and expatate Boris Johnson will work for journalism - his weekly column will be published in the Daily Mail.</text:p>
      <text:p text:style-name="P4">
About it reports <text:a xlink:type="simple" xlink:href="https://www.dailymail.co.uk/news/article-12202525/Mail-unveils-Boris-Johnson-new-columnist.html" text:style-name="Internet_20_link" text:visited-style-name="Visited_20_Internet_20_Link">
Daily Mail</text:a>
, reports Ukrinform.</text:p>
      <text:p text:style-name="P4">
Earlier, the publication announced the emergence of a "erudite new columnist".</text:p>
      <text:p text:style-name="P4">
"Of course, many have guessed properly, and now we are glad to confirm his person ... Former Prime Minister <text:a xlink:type="simple" xlink:href="https://www.ukrinform.ua/tag-boris-dzonson" text:style-name="Internet_20_link" text:visited-style-name="Visited_20_Internet_20_Link">
Boris Johnson</text:a>
, known as one found more and original authors in this matter, " - said the news.</text:p>
      <text:p text:style-name="P4">
The Johnson column will appear on the newspaper pages every Saturday.</text:p>
      <text:p text:style-name="P4">
<text:span text:style-name="T4">
 Read also: </text:span>
 [<text:span text:style-name="T4">
 Johnson </text:span>
 At a meeting with Trump stressed the importance of Ukraine's winner]](https://www.ukrinform.ua/rubric-world/3714682-dzonson-na-zustrici-z-trampom-nagolosiv-na-vazlivosti-peremogi-ukraini.html)Edition <text:a xlink:type="simple" xlink:href="https://www.politico.eu/article/boris-johnson-to-write-six-figure-column-for-the-daily-mail/" text:style-name="Internet_20_link" text:visited-style-name="Visited_20_Internet_20_Link">
politico</text:a>
It notes that the column on the Dailymail will be the first regular journalistic work of Johnson after vipatov with Daily Telegraph in 2019.</text:p>
      <text:p text:style-name="P4">
Former UK Prime Minister Boris Johnson reported on December 10, announced the resignation of a member of the House of Commons against a scandal related to Downing Street parties during his government's government coronavirus restrictions.</text:p>
      <text:p text:style-name="P4">
From the post of Prime Minister Johnson left in July 2022 after the Nizhkandals.</text:p>
      <text:p text:style-name="P4">
News Source: <text:a xlink:type="simple" xlink:href="https://www.ukrinform.ua/rubric-world/3723872-boris-dzonson-pracuvatime-u-zurnalistici.html" text:style-name="Internet_20_link" text:visited-style-name="Visited_20_Internet_20_Link">
https://www.ukrinform.ua/rubric-world/3723872-boris-dzonson-pracuvatime-u-zurnalistici.html</text:a>
</text:p>
      <!--NEWS-->
      <text:h text:style-name="P10" text:outline-level="1">
<text:span text:style-name="T4">
In Kherson, as a result of shelling, the number of wounded increased to 23, three of them children</text:span>
</text:h>
      <text:p text:style-name="P4">
Authors: Ukrinform (Person)</text:p>
      <text:p text:style-name="P4">
Publisher: Укринформ (Organization)</text:p>
      <text:p text:style-name="P4">
Published Time: 2023-06-16T17:10:00+03:00</text:p>
      <text:p text:style-name="P4">
Modified Time: 2023-06-16T17:10:00+03:00</text:p>
      <text:p text:style-name="P4">
Description: In Kherson, 23 people were injured on June 16, including three children. - Ukrinform.</text:p>
      <text:p text:style-name="P4">
Images: ['<text:a xlink:type="simple" xlink:href="https://static.ukrinform.com/photos/2023_06/thumb_files/630_360_1686924664-966.jpg" text:style-name="Internet_20_link" text:visited-style-name="Visited_20_Internet_20_Link">
630_360_16869...</text:a>
']</text:p>
      <text:p text:style-name="P4">
Tags: ['Херсонщина', 'Обстріл', 'Війна з Росією']</text:p>
      <text:p text:style-name="P4">
Type: Article</text:p>
      <!--METADATA-->
      <text:p text:style-name="P4">
<draw:frame draw:style-name="fr1" draw:name="Image187" text:anchor-type="as-char" svg:width="6.9236in" svg:height="3.956343in" draw:z-index="0">
<draw:image xlink:href="../Images/yкринформ/2023-06-16T17-10-00-03-00/630_360_1686924664-966.jpg" xlink:type="simple" xlink:show="embed" xlink:actuate="onLoad" draw:mime-type="image/jpeg"/>
</draw:frame>
The Khersonovs have 23 people injured on June 16, including three children.</text:p>
      <text:p text:style-name="P4">
This was reported by the Head of the Presidential Office Andriy Yermak <text:a xlink:type="simple" xlink:href="https://t.me/ermaka2022/2961" text:style-name="Internet_20_link" text:visited-style-name="Visited_20_Internet_20_Link">
in the telegram</text:a>
, reports Ukrinform.</text:p>
      <text:p text:style-name="P4">
<text:span text:style-name="T5">
Video: <text:a xlink:type="simple" xlink:href="https://t.me/ermaka2022/2961" text:style-name="Internet_20_link" text:visited-style-name="Visited_20_Internet_20_Link">
Andrew Yermak Telegram channel</text:a>
</text:span>
</text:p>
      <text:p text:style-name="P4">
"The Russian terrorist army hit Kherson with massive fire. 23 people were harvested," he said.</text:p>
      <text:p text:style-name="P4">
According to Yermak, the strikes were applied in the Tavriya neighborhood, the ship and the central part of the city. The shelling damaged the medical facility, kindergartens, supermarket, dwellings, cars, transmission lines.</text:p>
      <text:p text:style-name="P4">
"There are three children among the victims. All the victims were hospitalized. Three people are in serious condition, everyone else has received medium or mild injuries," he said.</text:p>
      <text:p text:style-name="P4">
The shelter saved the lives of many people, added Yermak.</text:p>
      <text:p text:style-name="P4">
<text:span text:style-name="T4">
 Read also: </text:span>
 [Russians fired at the village on <text:span text:style-name="T4">
 Khersonshch </text:span>
 in, died(https://www.ukrinform.ua/rubric-ato/3723582-rosiani-obstrilali-selo-na-hersonsini-zaginulo-podruzza.html)As <text:a xlink:type="simple" xlink:href="http://https://t.me/beryslavrda/3268" text:style-name="Internet_20_link" text:visited-style-name="Visited_20_Internet_20_Link">
informed</text:a>
The head of the Beryslav district military administration Volodymyr Litvinov, the enemy fired at the day. “The army of the Russian Federation struck a residential building, which causes the building and outbuildings. One person received a portion, ”the message goes.</text:p>
      <text:p text:style-name="P4">
We will remind, during the shelling of Kherson on June 16, according to the updated data as of 15: 00, <text:a xlink:type="simple" xlink:href="https://www.ukrinform.ua/rubric-regions/3723835-obstril-hersona-kilkist-postrazdalih-zrosla-do-12-sered-nih-dvoe-ditej.html" text:style-name="Internet_20_link" text:visited-style-name="Visited_20_Internet_20_Link">
12 civilians were injured, two of them were children.</text:a>
In the Kherson region at lunch on June 16, the Russian Federation <text:a xlink:type="simple" xlink:href="https://www.ukrinform.ua/rubric-ato/3723812-vijska-rf-vdarili-po-selisu-na-hersonsini-pocilili-u-zitlovij-kvartal.html" text:style-name="Internet_20_link" text:visited-style-name="Visited_20_Internet_20_Link">
fired at Bilozerius village</text:a>
, there were no casualties.</text:p>
      <text:p text:style-name="P4">
News Source: <text:a xlink:type="simple" xlink:href="https://www.ukrinform.ua/rubric-regions/3723867-u-hersonskij-gromadi-vnaslidok-obstriliv-travmovani-19-ludej.html" text:style-name="Internet_20_link" text:visited-style-name="Visited_20_Internet_20_Link">
https://www.ukrinform.ua/rubric-regions/3723867-u-hersonskij-gromadi-vnaslidok-obstriliv-travmovani-19-ludej.html</text:a>
</text:p>
      <!--NEWS-->
      <text:h text:style-name="P10" text:outline-level="1">
<text:span text:style-name="T4">
US has allocated a new humanitarian aid package to Ukraine for $ 205 million</text:span>
</text:h>
      <text:p text:style-name="P4">
Authors: Ukrinform (Person)</text:p>
      <text:p text:style-name="P4">
Publisher: Укринформ (Organization)</text:p>
      <text:p text:style-name="P4">
Published Time: 2023-06-16T17:14:00+03:00</text:p>
      <text:p text:style-name="P4">
Modified Time: 2023-06-16T17:14:00+03:00</text:p>
      <text:p text:style-name="P4">
Description: The US government has announced the allocation of a new humanitarian support package for Ukraine by $ 205 million, which will provide food, drinking water, satisfaction of basic needs, legal assistance and medical services. - Ukrinform.</text:p>
      <text:p text:style-name="P4">
Images: ['<text:a xlink:type="simple" xlink:href="https://static.ukrinform.com/photos/2019_12/thumb_files/630_360_1576525289-573.jpg" text:style-name="Internet_20_link" text:visited-style-name="Visited_20_Internet_20_Link">
630_360_15765...</text:a>
']</text:p>
      <text:p text:style-name="P4">
Tags: ['Гуманітарна допомога', 'США', 'Україна']</text:p>
      <text:p text:style-name="P4">
Type: Article</text:p>
      <!--METADATA-->
      <text:p text:style-name="P4">
<draw:frame draw:style-name="fr1" draw:name="Image188" text:anchor-type="as-char" svg:width="6.9236in" svg:height="3.956343in" draw:z-index="0">
<draw:image xlink:href="../Images/yкринформ/2023-06-16T17-14-00-03-00/630_360_1576525289-573.jpg" xlink:type="simple" xlink:show="embed" xlink:actuate="onLoad" draw:mime-type="image/jpeg"/>
</draw:frame>
The US government has been allocation of a new humanitarian support package for Ukraine by $ 205 million, which will provide food, drinking water, satisfaction with probing, legal assistance and medical services.</text:p>
      <text:p text:style-name="P4">
This is stated in the statement of US Secretary of State Anthony Blinken, reports Ukrinform.</text:p>
      <text:p text:style-name="P4">
"The United States provides $ 205 million additional humanitarian aid for Ukraine in the framework of our support for those who have suffered the reconciliated, unjustified and cruel war of Russia against Ukraine," the document said.</text:p>
      <text:p text:style-name="P4">
At the same time, it is specified that the new tranche should provide the most important needs of the surprised Ukrainians. In particular, food, safe drinking water, protection services, education, livelihood, legal aid, support, medical care, health care. All this will be purchased through international non -governmental partners in the region.</text:p>
      <text:p text:style-name="P4">
<text:span text:style-name="T4">
 Read also: </text:span>
 [<text:span text:style-name="T4">
 Volker </text:span>
 There is no doubt that US Congress will support a new package of assistance to Ukraine(https://www.ukrinform.ua/rubric-polytics/3723282-volker-ne-sumnivaetsa-so-kongres-ssa-voseni-pidtrimae-novij-paket-dopomogi-ukraini.html)"These funds will also help the victims of the conflict to keep in touch with the members of the family who have been divorced and will promote families in cases where possible," the statement said.</text:p>
      <text:p text:style-name="P4">
It has been reported to be funding <text:a xlink:type="simple" xlink:href="https://www.ukrinform.ua/tag-ssa" text:style-name="Internet_20_link" text:visited-style-name="Visited_20_Internet_20_Link">
by the United States</text:a>
Humanitarian aid to Ukraine since February 20122, with a new package, reaches $ 2.1 billion. It, including the work of humanitarian organizations that respond, and also complements the important contribution of other countries that accept and support refugees in Ukraine.</text:p>
      <text:p text:style-name="P4">
News Source: <text:a xlink:type="simple" xlink:href="https://www.ukrinform.ua/rubric-society/3723874-ssa-vidilili-novij-paket-gumanitarnoi-dopomogi-ukraini-na-205-miljoniv.html" text:style-name="Internet_20_link" text:visited-style-name="Visited_20_Internet_20_Link">
https://www.ukrinform.ua/rubric-society/3723874-ssa-vidilili-novij-paket-gumanitarnoi-dopomogi-ukraini-na-205-miljoniv.html</text:a>
</text:p>
      <!--NEWS-->
      <text:h text:style-name="P10" text:outline-level="1">
<text:span text:style-name="T4">
Tkachenko: Due to Kakhovskaya hydroelectric power station in the risk zone - 147 cultural and art education institutions</text:span>
</text:h>
      <text:p text:style-name="P4">
Authors: Ukrinform (Person)</text:p>
      <text:p text:style-name="P4">
Publisher: Укринформ (Organization)</text:p>
      <text:p text:style-name="P4">
Published Time: 2023-06-16T17:24:42+03:00</text:p>
      <text:p text:style-name="P4">
Modified Time: 2023-06-16T17:24:42+03:00</text:p>
      <text:p text:style-name="P4">
Description: As a result of the exploration of the Dams of the Kakhovka Hydroelectric Power Plant in the Kherson and Mykolaiv regions, 147 cultural and art education institutions were at risk. - Ukrinform.</text:p>
      <text:p text:style-name="P4">
Images: ['<text:a xlink:type="simple" xlink:href="https://static.ukrinform.com/photos/2023_03/thumb_files/630_360_1680192081-668.jpg" text:style-name="Internet_20_link" text:visited-style-name="Visited_20_Internet_20_Link">
630_360_16801...</text:a>
']</text:p>
      <text:p text:style-name="P4">
Tags: ['Культура', 'Ткаченко', 'Каховська ГЕС']</text:p>
      <text:p text:style-name="P4">
Type: Article</text:p>
      <!--METADATA-->
      <text:p text:style-name="P4">
<draw:frame draw:style-name="fr1" draw:name="Image189" text:anchor-type="as-char" svg:width="6.9236in" svg:height="3.956343in" draw:z-index="0">
<draw:image xlink:href="../Images/yкринформ/2023-06-16T17-24-42-03-00/630_360_1680192081-668.jpg" xlink:type="simple" xlink:show="embed" xlink:actuate="onLoad" draw:mime-type="image/jpeg"/>
</draw:frame>
As a result of the Russian Dams of the Kakhovka Hydroelectric Power Plant in the Kherson and Mykolaiv region, 147 cultural and art education institutions were at risk.</text:p>
      <text:p text:style-name="P4">
According to Ukrinform, he reported this in <text:a xlink:type="simple" xlink:href="https://t.me/otkachenkokyiv/3776" text:style-name="Internet_20_link" text:visited-style-name="Visited_20_Internet_20_Link">
telegram</text:a>
Minister of Culture of and Information Policy Oleksandr Tkachenko.</text:p>
      <text:p text:style-name="P4">
According to him, undermining the Russians of the dam <text:a xlink:type="simple" xlink:href="https://www.ukrinform.ua/tag-kahovska-ges" text:style-name="Internet_20_link" text:visited-style-name="Visited_20_Internet_20_Link">
Kakhovskaya hydroelectric power station</text:a>
caused significant losses in sphericultural and historical heritage. In the flood zone, there were virtually 20 launchers - 18 in the Kherson region and two in Mykolaiv.</text:p>
      <text:p text:style-name="P4">
“In the Nikolaev area in the temporarily uncontrolled territories, the Vasyliv Village Library and the Pokrovsk-Khutorsky village club were in the area of undergoing, in Kherson-as many as 16 institutions: 7 palaces and homes, 2 libraries, 2 club establishments, 2 museums, 1 art school, 1 art school. cultural services, ”the minister said.</text:p>
      <text:p text:style-name="P4">
Also, four monuments of the history of the Uherson region were completely or partially submerged: a memorial sign in honor of the 500th anniversary(Monument to History of National Importance), Monument of Local Significance “Pauline Rayko House(Artistic forming)”And Oleshkivska Sich is a monument of archeology, the history of national meaning.</text:p>
      <text:p text:style-name="P4">
According to the head of the MKIP, the state of flooding of two more institutions, the founder of which is the Ivanovo settlement council, not known, namely - the municipal institution "Basic Club Institution of the Ivanovo Village Council" and the municipal institution "Basobibliotek of the Ivanivsky Village Council".</text:p>
      <text:p text:style-name="P4">
<text:span text:style-name="T4">
 Read also: </text:span>
 <text:a xlink:type="simple" xlink:href="https://www.ukrinform.ua/rubric-regions/3723790-pidriv-kahovskoi-ges-u-troh-oblastah-zalisautsa-pidtoplenimi-54-naseleni-punkti.html" text:style-name="Internet_20_link" text:visited-style-name="Visited_20_Internet_20_Link">
Kakhovskaya hydroelectric power station: 54 settlements remain in three regions</text:a>
“We keep in touch with our colleagues and carefully monitor the situation of both occupied territories and temporarily occupied. We will all restore everything, we will restore everything, and Russia will necessarily pay the highest price of a brazen and ecological genocide, arranged in Ukraine, ” - said.</text:p>
      <text:p text:style-name="P4">
News Source: <text:a xlink:type="simple" xlink:href="https://www.ukrinform.ua/rubric-culture/3723879-tkacenko-cerez-pidriv-kahovskoi-ges-u-zoni-riziku-147-zakladiv-kulturi-ta-misteckoi-osviti.html" text:style-name="Internet_20_link" text:visited-style-name="Visited_20_Internet_20_Link">
https://www.ukrinform.ua/rubric-culture/3723879-tkacenko-cerez-pidriv-kahovskoi-ges-u-zoni-riziku-147-zakladiv-kulturi-ta-misteckoi-osviti.html</text:a>
</text:p>
      <!--NEWS-->
      <text:h text:style-name="P10" text:outline-level="1">
<text:span text:style-name="T4">
Turkey sends a new ambassador to Ukraine</text:span>
</text:h>
      <text:p text:style-name="P4">
Authors: Ukrinform (Person)</text:p>
      <text:p text:style-name="P4">
Publisher: Укринформ (Organization)</text:p>
      <text:p text:style-name="P4">
Published Time: 2023-06-16T17:25:50+03:00</text:p>
      <text:p text:style-name="P4">
Modified Time: 2023-06-16T17:25:50+03:00</text:p>
      <text:p text:style-name="P4">
Description: The Turkish Foreign Ministry has appointed a new extraordinary and authorized ambassador to Ukraine. - Ukrinform.</text:p>
      <text:p text:style-name="P4">
Images: ['<text:a xlink:type="simple" xlink:href="https://static.ukrinform.com/photos/2016_07/thumb_files/630_360_1469110982-8918.jpg" text:style-name="Internet_20_link" text:visited-style-name="Visited_20_Internet_20_Link">
630_360_14691...</text:a>
']</text:p>
      <text:p text:style-name="P4">
Tags: ['Посол', 'Україна', 'Туреччина']</text:p>
      <text:p text:style-name="P4">
Type: Article</text:p>
      <!--METADATA-->
      <text:p text:style-name="P4">
<draw:frame draw:style-name="fr1" draw:name="Image190" text:anchor-type="as-char" svg:width="6.9236in" svg:height="3.932605in" draw:z-index="0">
<draw:image xlink:href="../Images/yкринформ/2023-06-16T17-25-50-03-00/630_360_1469110982-8918.jpg" xlink:type="simple" xlink:show="embed" xlink:actuate="onLoad" draw:mime-type="image/jpeg"/>
</draw:frame>
Msturechyna appointed a new extraordinary and plenipotentiary ambassador to Ukraine.</text:p>
      <text:p text:style-name="P4">
About it reports Ukrinform with reference to [Anadol Information Agency]](https://www.aa.com.tr/tr/gundem/disisleri-bakani-fidan-yeni-buyukelcilere-gorevlerini-teblig-etti/2924042).</text:p>
      <text:p text:style-name="P4">
"Mustafa Levant Bilgen is appointed ambassador to Kiev," the message reads.</text:p>
      <text:p text:style-name="P4">
New ambassadors in Paris, Warsaw, Asunyon, Madrid, Moscow and other countries have also been appointed.</text:p>
      <text:p text:style-name="P4">
<text:span text:style-name="T4">
 Read also: </text:span>
 [<text:span text:style-name="T4">
 Ambassador </text:span>
 In Estonia, visited the School of Liberty, 600 Ukrainian students(https://www.ukrinform.ua/rubric-diaspora/3723760-posol-v-estonii-vidvidala-skolu-svobodi-de-navcautsa-600-ukrainskih-ucniv.html)Ambassador Mustafa Levant Bilgen headed the Consulate General to Toronto, New York, and was a post-existence of the DABA, and later was an adviser to the Turkish Parliamentary Parliament Committee.</text:p>
      <text:p text:style-name="P4">
The Turkish Ambassador to Ukraine Jagmur Gulder to Ukraine fulfilled its duties in the 2019.</text:p>
      <text:p text:style-name="P4">
As reported by Ukrinform, in early June former head of the National Intelligence Directorate of Turkey Hakan Fidan in the new government occupied the post of Minister of Foreign Affairs</text:p>
      <text:p text:style-name="P4">
News Source: <text:a xlink:type="simple" xlink:href="https://www.ukrinform.ua/rubric-polytics/3723880-tureccina-vidpravlae-v-ukrainu-novogo-posla.html" text:style-name="Internet_20_link" text:visited-style-name="Visited_20_Internet_20_Link">
https://www.ukrinform.ua/rubric-polytics/3723880-tureccina-vidpravlae-v-ukrainu-novogo-posla.html</text:a>
</text:p>
      <!--NEWS-->
      <text:h text:style-name="P10" text:outline-level="1">
<text:span text:style-name="T4">
The Russians fired the border of Sumy and Chernihiv region - half a hundred hits</text:span>
</text:h>
      <text:p text:style-name="P4">
Authors: Ukrinform (Person)</text:p>
      <text:p text:style-name="P4">
Publisher: Укринформ (Organization)</text:p>
      <text:p text:style-name="P4">
Published Time: 2023-06-16T17:30:18+03:00</text:p>
      <text:p text:style-name="P4">
Modified Time: 2023-06-16T17:30:18+03:00</text:p>
      <text:p text:style-name="P4">
Description: As of 16:00 on June 16, Russian troops fired at mortars and artillery eight border settlements of Chernihiv and Sumy regions, having carried out half a hundred hits in total. - Ukrinform.</text:p>
      <text:p text:style-name="P4">
Images: ['<text:a xlink:type="simple" xlink:href="https://static.ukrinform.com/photos/2023_05/thumb_files/630_360_1684337913-737.jpg" text:style-name="Internet_20_link" text:visited-style-name="Visited_20_Internet_20_Link">
630_360_16843...</text:a>
']</text:p>
      <text:p text:style-name="P4">
Tags: ['Сумщина', 'Чернігівщина', 'Війна з Росією']</text:p>
      <text:p text:style-name="P4">
Type: Article</text:p>
      <!--METADATA-->
      <text:p text:style-name="P4">
<draw:frame draw:style-name="fr1" draw:name="Image191" text:anchor-type="as-char" svg:width="6.9236in" svg:height="3.956343in" draw:z-index="0">
<draw:image xlink:href="../Images/yкринформ/2023-06-16T17-30-18-03-00/630_360_1684337913-737.jpg" xlink:type="simple" xlink:show="embed" xlink:actuate="onLoad" draw:mime-type="image/jpeg"/>
</draw:frame>
As of 4:00 pm on June 16, the Ruskivska was fired at mortars and artillery of eight -border settlements of Chernihiv and Sumy regions, and carried out half a hundred hills.</text:p>
      <text:p text:style-name="P4">
According to Ukrinform, the operational command "North" reported in <text:a xlink:type="simple" xlink:href="https://www.facebook.com/100064471011124/posts/pfbid02pASn7SNXBzEyuwuUMyQUF7QTKivEkR6W9MVEKSX9tqrTXzAgWScbg2QQcBMbsriDl/" text:style-name="Internet_20_link" text:visited-style-name="Visited_20_Internet_20_Link">
</text:a>
<text:a xlink:type="simple" xlink:href="https://www.facebook.com/100064471011124/posts/pfbid02pASn7SNXBzEyuwuUMyQUF7QTKivEkR6W9MVEKSX9tqrTXzAgWScbg2QQcBMbsriDl/" text:style-name="Internet_20_link" text:visited-style-name="Visited_20_Internet_20_Link">
Facebook</text:a>
<text:a xlink:type="simple" xlink:href="https://www.facebook.com/100064471011124/posts/pfbid02pASn7SNXBzEyuwuUMyQUF7QTKivEkR6W9MVEKSX9tqrTXzAgWScbg2QQcBMbsriDl/" text:style-name="Internet_20_link" text:visited-style-name="Visited_20_Internet_20_Link">
 .</text:a>
Chernihiv region attacked the invaders five times. In particular, from 12:55 to 13: 40 in the area of Gremyach there were ten trains, probably from mortars of120-millimeter caliber.</text:p>
      <text:p text:style-name="P4">
From 2:30 pm to 14:55 in the Kostobobrova district, 16 hits, probably with the same weapons. The hostile mines hit the non -residential building.</text:p>
      <text:p text:style-name="P4">
Subsequently, the Russian troops were beat in the region, probably unmanaged Iviation missiles: at about 15:00 there were two trains in the district, at about 15:15 - four hits in the Yanzhulivka area, around 15:30 - four hits in the Galaganivka area.</text:p>
      <text:p text:style-name="P4">
Sumy region Russian army <text:a xlink:type="simple" xlink:href="https://www.ukrinform.ua/tag-obstril" text:style-name="Internet_20_link" text:visited-style-name="Visited_20_Internet_20_Link">
fired</text:a>
three times. In all cases, the enemy applied, probably mortar120-mm caliber.</text:p>
      <text:p text:style-name="P4">
Thus, from 11:40 to 11:45 there are two hitting in the Chuikivka area, from 12:03 to 12: 05 - three in the area of Starikov, from 12:55 to 13:33 - nine hits in Raisosnivka.</text:p>
      <text:p text:style-name="P4">
<text:span text:style-name="T4">
 Read also: </text:span>
 <text:a xlink:type="simple" xlink:href="https://www.ukrinform.ua/rubric-regions/3723867-u-hersonskij-gromadi-vnaslidok-obstriliv-travmovani-19-ludej.html" text:style-name="Internet_20_link" text:visited-style-name="Visited_20_Internet_20_Link">
in Kherson due to <text:span text:style-name="T4">
 shelling </text:span>
 Iv the number of wounded increased to 23, three of which are three children</text:a>
Information on losses among the local population or damage to civil infrastructure, except for the traffic in the Kostrobiriv Chernihiv region, was not received in any case.</text:p>
      <text:p text:style-name="P4">
As reported by Ukrinform, in the border communities of Sumy region at night Tazar on June 14 <text:a xlink:type="simple" xlink:href="https://www.ukrinform.ua/rubric-regions/3723623-vorog-obstrilav-pat-gromad-na-sumsini-poskodzeni-budinki-gazoprovid-i-lep.html" text:style-name="Internet_20_link" text:visited-style-name="Visited_20_Internet_20_Link">
</text:a>
<text:a xlink:type="simple" xlink:href="https://www.ukrinform.ua/rubric-regions/3723623-vorog-obstrilav-pat-gromad-na-sumsini-poskodzeni-budinki-gazoprovid-i-lep.html" text:style-name="Internet_20_link" text:visited-style-name="Visited_20_Internet_20_Link">
nine shelling fixed</text:a>
As a result of which private homes, gas pipeline and transmission line are damaged.</text:p>
      <text:p text:style-name="P4">
News Source: <text:a xlink:type="simple" xlink:href="https://www.ukrinform.ua/rubric-ato/3723883-rosiani-obstrilali-prikordonna-sumsini-ta-cernigivsini-piv-sotni-vlucan.html" text:style-name="Internet_20_link" text:visited-style-name="Visited_20_Internet_20_Link">
https://www.ukrinform.ua/rubric-ato/3723883-rosiani-obstrilali-prikordonna-sumsini-ta-cernigivsini-piv-sotni-vlucan.html</text:a>
</text:p>
      <!--NEWS-->
      <text:h text:style-name="P10" text:outline-level="1">
<text:span text:style-name="T4">
Explosions are heard in the Buchan district - enemy ammunition is detoured after the rocket stroke</text:span>
</text:h>
      <text:p text:style-name="P4">
Authors: Ukrinform (Person)</text:p>
      <text:p text:style-name="P4">
Publisher: Укринформ (Organization)</text:p>
      <text:p text:style-name="P4">
Published Time: 2023-06-16T17:31:00+03:00</text:p>
      <text:p text:style-name="P4">
Modified Time: 2023-06-16T17:31:00+03:00</text:p>
      <text:p text:style-name="P4">
Description: In the Buchan district of the Kiev region, as a result of shelling and fire array, mass detonation of ammunition in the former positions of the Russian army. - Ukrinform.</text:p>
      <text:p text:style-name="P4">
Images: ['<text:a xlink:type="simple" xlink:href="https://static.ukrinform.com/photos/2023_06/thumb_files/630_360_1686930341-650.jpg" text:style-name="Internet_20_link" text:visited-style-name="Visited_20_Internet_20_Link">
630_360_16869...</text:a>
']</text:p>
      <text:p text:style-name="P4">
Tags: ['Обстріл', 'Боєприпаси', 'Війна з Росією']</text:p>
      <text:p text:style-name="P4">
Type: Article</text:p>
      <!--METADATA-->
      <text:p text:style-name="P4">
<draw:frame draw:style-name="fr1" draw:name="Image192" text:anchor-type="as-char" svg:width="6.9236in" svg:height="3.956343in" draw:z-index="0">
<draw:image xlink:href="../Images/yкринформ/2023-06-16T17-31-00-03-00/630_360_1686930341-650.jpg" xlink:type="simple" xlink:show="embed" xlink:actuate="onLoad" draw:mime-type="image/jpeg"/>
</draw:frame>
As a result of the shelling and ignition of forestry mass, the Ubuchansky district of the Kyiv region is a mass detonation of ammunition in the former positions of the Crusian army.</text:p>
      <text:p text:style-name="P4">
About it in <text:a xlink:type="simple" xlink:href="https://t.me/andrii_nebytov/1435" text:style-name="Internet_20_link" text:visited-style-name="Visited_20_Internet_20_Link">
telegram</text:a>
 <text:a xlink:type="simple" xlink:href="https://t.me/andrii_nebytov/1435" text:style-name="Internet_20_link" text:visited-style-name="Visited_20_Internet_20_Link">
</text:a>
The head of the Kyiv Regionii Nebitov reported, Ukrinform reports.</text:p>
      <text:p text:style-name="P4">
“Through rocket <text:a xlink:type="simple" xlink:href="https://www.ukrinform.ua/tag-obstril" text:style-name="Internet_20_link" text:visited-style-name="Visited_20_Internet_20_Link">
shelling</text:a>
Kyiv region Tasum of the forest near Zdvzhivka began to explode left by the occupiers. Detonation takes place in the former positions of the Russian Army, ”the upgrade reads.</text:p>
      <text:p text:style-name="P4">
Nebitov noted that the police "roared" the territory, exposed patrols to prevent injury to civilians while the SES eliminates the consequences.</text:p>
      <text:p text:style-name="P4">
<text:span text:style-name="T4">
 Read also: </text:span>
 <text:a xlink:type="simple" xlink:href="https://www.ukrinform.ua/rubric-ato/3723682-poperedno-zniseni-6-kindzaliv-6-kalibriv-ta-2-bpla-povitrani-sili.html" text:style-name="Internet_20_link" text:visited-style-name="Visited_20_Internet_20_Link">
pre -destroyed 6 "daggers", 6 "calibers" and 2 UAVs - air forces</text:a>
It was reported that as a result of a rocket stroke caused on Friday in the Kyiv region <text:a xlink:type="simple" xlink:href="https://www.ukrinform.ua/rubric-regions/3723869-kilkist-postrazdalih-unaslidok-raketnogo-obstrilu-na-kiivsini-zrosla-do-semi.html" text:style-name="Internet_20_link" text:visited-style-name="Visited_20_Internet_20_Link">
the victims of the victims increased to seven.</text:a>
</text:p>
      <text:p text:style-name="P4">
News Source: <text:a xlink:type="simple" xlink:href="https://www.ukrinform.ua/rubric-regions/3723886-u-bucanskomu-rajoni-lunaut-vibuhi-pisla-raketnogo-udaru-detonuut-vorozi-boepripasi.html" text:style-name="Internet_20_link" text:visited-style-name="Visited_20_Internet_20_Link">
https://www.ukrinform.ua/rubric-regions/3723886-u-bucanskomu-rajoni-lunaut-vibuhi-pisla-raketnogo-udaru-detonuut-vorozi-boepripasi.html</text:a>
</text:p>
      <!--NEWS-->
      <text:h text:style-name="P10" text:outline-level="1">
<text:span text:style-name="T4">
Lviv Neurosurgeons for the first time performed a brain surgery with awakening</text:span>
</text:h>
      <text:p text:style-name="P4">
Authors: Ukrinform (Person)</text:p>
      <text:p text:style-name="P4">
Publisher: Укринформ (Organization)</text:p>
      <text:p text:style-name="P4">
Published Time: 2023-06-16T17:32:45+03:00</text:p>
      <text:p text:style-name="P4">
Modified Time: 2023-06-16T17:32:45+03:00</text:p>
      <text:p text:style-name="P4">
Description: For the first time, surgeons of the first medical union of Lviv performed surgery on the brain with awakening. - Ukrinform.</text:p>
      <text:p text:style-name="P4">
Images: ['<text:a xlink:type="simple" xlink:href="https://static.ukrinform.com/photos/2023_06/thumb_files/630_360_1686925689-964.jpg" text:style-name="Internet_20_link" text:visited-style-name="Visited_20_Internet_20_Link">
630_360_16869...</text:a>
']</text:p>
      <text:p text:style-name="P4">
Tags: ['Львів', 'Операція', 'хірург']</text:p>
      <text:p text:style-name="P4">
Type: Article</text:p>
      <!--METADATA-->
      <text:p text:style-name="P4">
<draw:frame draw:style-name="fr1" draw:name="Image193" text:anchor-type="as-char" svg:width="6.9236in" svg:height="3.956343in" draw:z-index="0">
<draw:image xlink:href="../Images/yкринформ/2023-06-16T17-32-45-03-00/630_360_1686925689-964.jpg" xlink:type="simple" xlink:show="embed" xlink:actuate="onLoad" draw:mime-type="image/jpeg"/>
</draw:frame>
For the first time, the surgery of the brain was performed on the brain for the first time in Lviv.</text:p>
      <text:p text:style-name="P4">
About it in <text:a xlink:type="simple" xlink:href="https://www.facebook.com/1tmolviv/posts/pfbid08hQGZWPQ9xoXr1TUYQLyq27MP9QggLMDhJZVVsEW15kGjjG187VsBbafQGKt5Ak8l" text:style-name="Internet_20_link" text:visited-style-name="Visited_20_Internet_20_Link">
Facebook</text:a>
The press service of the medical institution reported, Ukrinform reports.</text:p>
      <text:p text:style-name="P4">
As it is noted, 49-year-old Alexander from Lviv has been experiencing stress, accompanied by seizures and headache. Subsequently, a man had a breaking of memory and speech.</text:p>
      <text:p text:style-name="P4">
He sought help from the neurosurgeons of St. Panteleimon Hospital. Specialists conducted an examination and found a patient's tumor in a size of 5 centimeters in the patient's brain. The neoplasm struck the left frontal temporal lobe, which reports for speech, memory and movements.</text:p>
      <text:p text:style-name="P4">
Neurosurgeons decided to have an awakening surgery to reduce the risks of IEE damage important areas of the brain. During such surgery, the patient will be awakened by direct removal of the tumor. And this part of the intervention by a person with a pattern is in goodness. This is necessary in order not to damage the functionally important brain structures during the removal.</text:p>
      <text:p text:style-name="P4">
“For 50 minutes, the man was conscious and responded to a speech therapist. Neurosurgeons, meanwhile, carefully remove the tumor. They were able to avoid damage to vital brain areas. The operation lasted 3 hours and was successful, ” - informed in the medical institution.</text:p>
      <text:p text:style-name="P4">
The next day after the intervention, the patient was transferred from the resuscitation of a permanent ward. On the 5th day the man went home.</text:p>
      <text:p text:style-name="P4">
<text:span text:style-name="T4">
 Read also: </text:span>
 <text:a xlink:type="simple" xlink:href="https://www.ukrinform.ua/rubric-regions/3707847-amerikanskij-nejrohirurg-ukrainskogo-pohodzenna-proviv-u-lvovi-30-operacij.html" text:style-name="Internet_20_link" text:visited-style-name="Visited_20_Internet_20_Link">
American neurosurgeon of Ukrainian descent in Lviv 30 operations</text:a>
</text:p>
      <text:p text:style-name="P4">
_ Photo of the first medical union of Lviv_</text:p>
      <text:p text:style-name="P4">
News Source: <text:a xlink:type="simple" xlink:href="https://www.ukrinform.ua/rubric-regions/3723885-lvivski-nejrohirurgi-vperse-samostijno-vikonali-operaciu-na-mozku-z-probudzennam.html" text:style-name="Internet_20_link" text:visited-style-name="Visited_20_Internet_20_Link">
https://www.ukrinform.ua/rubric-regions/3723885-lvivski-nejrohirurgi-vperse-samostijno-vikonali-operaciu-na-mozku-z-probudzennam.html</text:a>
</text:p>
      <!--NEWS-->
      <text:h text:style-name="P10" text:outline-level="1">
<text:span text:style-name="T4">
The Czech Republic explained President Pavel's words about monitoring for the Russians in the West</text:span>
</text:h>
      <text:p text:style-name="P4">
Authors: Ukrinform (Person)</text:p>
      <text:p text:style-name="P4">
Publisher: Укринформ (Organization)</text:p>
      <text:p text:style-name="P4">
Published Time: 2023-06-16T17:38:00+03:00</text:p>
      <text:p text:style-name="P4">
Modified Time: 2023-06-16T17:38:00+03:00</text:p>
      <text:p text:style-name="P4">
Description: In the office of the Czech President, Peter Pavel explained his words about the need for "strict monitoring" for the Russians living in the West. - Ukrinform.</text:p>
      <text:p text:style-name="P4">
Images: ['<text:a xlink:type="simple" xlink:href="https://static.ukrinform.com/photos/2023_05/thumb_files/630_360_1683710233-148.jpg" text:style-name="Internet_20_link" text:visited-style-name="Visited_20_Internet_20_Link">
630_360_16837...</text:a>
']</text:p>
      <text:p text:style-name="P4">
Tags: ['Чехія', 'Росія', 'Петр Павел']</text:p>
      <text:p text:style-name="P4">
Type: Article</text:p>
      <!--METADATA-->
      <text:p text:style-name="P4">
<draw:frame draw:style-name="fr1" draw:name="Image201" text:anchor-type="as-char" svg:width="6.9236in" svg:height="3.956343in" draw:z-index="0">
<draw:image xlink:href="../Images/yкринформ/2023-06-16T17-38-00-03-00/630_360_1683710233-148.jpg" xlink:type="simple" xlink:show="embed" xlink:actuate="onLoad" draw:mime-type="image/jpeg"/>
</draw:frame>
The Czech Republic of Czech Representative Petro Paul explained his words about the need for "strict monitoring" for the Russians living in the West.</text:p>
      <text:p text:style-name="P4">
President Rzhegakov's spokeswoman gave an explanation in the email <text:a xlink:type="simple" xlink:href="https://www.radiosvoboda.org/a/news-pavel-nahliad-za-rosiyanamy-poyasnennia/32462127.html" text:style-name="Internet_20_link" text:visited-style-name="Visited_20_Internet_20_Link">
Radio Liberty</text:a>
, reports Ukrinform.</text:p>
      <text:p text:style-name="P4">
According to Rzhegakova, the vast majority of Russian residents support Presidential Putin, aggression against Ukraine and even attacks on civilian purposes.</text:p>
      <text:p text:style-name="P4">
"Considering these circumstances, it would be a complete failure of our own security and threat to the safety of our own citizens if these services had not received increased attention to the Russian community living in our country," the spokeswoman said.</text:p>
      <text:p text:style-name="P4">
<text:span text:style-name="T4">
 Read also: </text:span>
 <text:a xlink:type="simple" xlink:href="https://www.ukrinform.ua/rubric-world/3723131-prezident-cehii-ne-duze-radij-cuti-vid-zahidnih-lideriv-pro-zustrici-z-putinim.html" text:style-name="Internet_20_link" text:visited-style-name="Visited_20_Internet_20_Link">
Czech President "Not very happy" to hear from Western leaders about meeting Putin</text:a>
She added that this applies not to every individual, but "those who make risk factors."</text:p>
      <text:p text:style-name="P4">
According to Ukrinform, in the Czech President Peter Pavel in an interview with Radio Liberty, the opinion was that all Russians living in Western countries <text:a xlink:type="simple" xlink:href="https://www.ukrinform.ua/rubric-world/3723154-prezident-cehii-vvazae-so-naglad-za-vsima-rosianami-na-zahodi-treba-posiliti.html" text:style-name="Internet_20_link" text:visited-style-name="Visited_20_Internet_20_Link">
should be more closely supervised by special services than it was before the war</text:a>
.</text:p>
      <text:p text:style-name="P4">
Photo: aa</text:p>
      <text:p text:style-name="P4">
News Source: <text:a xlink:type="simple" xlink:href="https://www.ukrinform.ua/rubric-world/3723890-u-cehii-poasnili-slova-prezidenta-pavela-pro-monitoring-za-rosianami-na-zahodi.html" text:style-name="Internet_20_link" text:visited-style-name="Visited_20_Internet_20_Link">
https://www.ukrinform.ua/rubric-world/3723890-u-cehii-poasnili-slova-prezidenta-pavela-pro-monitoring-za-rosianami-na-zahodi.html</text:a>
</text:p>
      <!--NEWS-->
      <text:h text:style-name="P10" text:outline-level="1">
<text:span text:style-name="T4">
Serbia and Bosnia suffer from showers, in many areas have declared an emergency</text:span>
</text:h>
      <text:p text:style-name="P4">
Authors: Ukrinform (Person)</text:p>
      <text:p text:style-name="P4">
Publisher: Укринформ (Organization)</text:p>
      <text:p text:style-name="P4">
Published Time: 2023-06-16T17:39:00+03:00</text:p>
      <text:p text:style-name="P4">
Modified Time: 2023-06-16T23:39:00+03:00</text:p>
      <text:p text:style-name="P4">
Description: Swinging showers in a few days caused floods in Serbia and Bosnia, which forced the authorities to declare an emergency in many areas. - Ukrinform.</text:p>
      <text:p text:style-name="P4">
Images: ['<text:a xlink:type="simple" xlink:href="https://static.ukrinform.com/photos/2023_06/thumb_files/630_360_1686925064-865.jpg" text:style-name="Internet_20_link" text:visited-style-name="Visited_20_Internet_20_Link">
630_360_16869...</text:a>
']</text:p>
      <text:p text:style-name="P4">
Tags: ['Дощ', 'Сербія', 'Негода', 'Підтоплення']</text:p>
      <text:p text:style-name="P4">
Type: Article</text:p>
      <!--METADATA-->
      <text:p text:style-name="P4">
<draw:frame draw:style-name="fr1" draw:name="Image202" text:anchor-type="as-char" svg:width="6.9236in" svg:height="3.956343in" draw:z-index="0">
<draw:image xlink:href="../Images/yкринформ/2023-06-16T17-39-00-03-00/630_360_1686925064-865.jpg" xlink:type="simple" xlink:show="embed" xlink:actuate="onLoad" draw:mime-type="image/jpeg"/>
</draw:frame>
Plums in a few days caused floods in Serbia and Bosnia, which forced Vladuogooguogulovologoogloguo.</text:p>
      <text:p text:style-name="P4">
As Ukrinform reports, it reports <text:a xlink:type="simple" xlink:href="https://www.reuters.com/business/environment/heavy-rains-floods-trigger-evacuations-serbia-bosnia-2023-06-16/" text:style-name="Internet_20_link" text:visited-style-name="Visited_20_Internet_20_Link">
Reuters</text:a>
.</text:p>
      <text:p text:style-name="P4">
According to the Ministry of Internal Affairs, in Serbia, 1,300 rescuers and 22 boats were involved in vacing dozens of people in different places.</text:p>
      <text:p text:style-name="P4">
Near the city of Kralevo, the river demolished the bridge. In the central part, the Serbijackers had <text:span text:style-name="T4">
 <text:a xlink:type="simple" xlink:href="https://www.ukrinform.ua/tag-evakuacia" text:style-name="Internet_20_link" text:visited-style-name="Visited_20_Internet_20_Link">
evacuate</text:a>
</text:span>
 12 people from their homes in the city of Kragayevat because the Lepenitsa River was from the shores, while 22 people were rescued from the village near the city of Yagodin, said Nichola Dashich Mayor.</text:p>
      <text:p text:style-name="P4">
The smaller rivers also left the shores, blocking the roads and interrupting the lines.</text:p>
      <text:p text:style-name="P4">
<text:span text:style-name="T5">
!(https://www.ukrinform.ua/rubric-world/3721547-negoda-v-kitai-castina-provincij-strazdae-vid-speki-a-castinu-nakrili-stormovi-grozi.html)</text:span>
*</text:p>
      <text:p text:style-name="P4">
The rivers also spilled into the eastern part of Bosnia. The authorities of Northeastern Bisatukhla have declared an emergency in the whole region, as people were able to leave their homes in many cities and villages.</text:p>
      <text:p text:style-name="P4">
It is noted that the shift blocked the road near the city of Srebrenitsa, while the capital of the capital Sarajevo was warned about possible floods.</text:p>
      <text:p text:style-name="P4">
As reported by Ukrinform, some areas of the capital of Turkey Ankara _ <text:span text:style-name="T4">
 <text:a xlink:type="simple" xlink:href="https://www.ukrinform.ua/rubric-world/3721395-potuzni-zlivi-spricinili-zatoplenna-v-ankari.html" text:style-name="Internet_20_link" text:visited-style-name="Visited_20_Internet_20_Link">
turned into "lakes" due to heavy rains</text:a>
</text:span>
 _ that went on Sunday afternoon.</text:p>
      <text:p text:style-name="P4">
_ Photo: Newsbulletin247 _</text:p>
      <text:p text:style-name="P4">
News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Macron calls Prince Saudi Arabia to use his influence on Moscow</text:span>
</text:h>
      <text:p text:style-name="P4">
Authors: Ukrinform (Person)</text:p>
      <text:p text:style-name="P4">
Publisher: Укринформ (Organization)</text:p>
      <text:p text:style-name="P4">
Published Time: 2023-06-16T17:48:58+03:00</text:p>
      <text:p text:style-name="P4">
Modified Time: 2023-06-16T17:48:58+03:00</text:p>
      <text:p text:style-name="P4">
Description: Today, French President Emmanuel Macron will hosted Prince Saudi Arabia Muhammad Bin Salman, and the parties, in particular, plan to discuss Russia's war against Ukraine. - Ukrinform.</text:p>
      <text:p text:style-name="P4">
Images: ['<text:a xlink:type="simple" xlink:href="https://static.ukrinform.com/photos/2023_06/thumb_files/630_360_1686925846-597.jpg" text:style-name="Internet_20_link" text:visited-style-name="Visited_20_Internet_20_Link">
630_360_16869...</text:a>
']</text:p>
      <text:p text:style-name="P4">
Tags: ['Франція', 'Макрон', 'Саудівська Аравія', 'Україна', 'Принц', 'Війна з Росією']</text:p>
      <text:p text:style-name="P4">
Type: Article</text:p>
      <!--METADATA-->
      <text:p text:style-name="P4">
<draw:frame draw:style-name="fr1" draw:name="Image203" text:anchor-type="as-char" svg:width="6.9236in" svg:height="3.956343in" draw:z-index="0">
<draw:image xlink:href="../Images/yкринформ/2023-06-16T17-48-58-03-00/630_360_1686925846-597.jpg" xlink:type="simple" xlink:show="embed" xlink:actuate="onLoad" draw:mime-type="image/jpeg"/>
</draw:frame>
Today, French President Emmanuel Macron will be hosted by Prince Saudi Arabiamuhammed Bin Salman, and the parties, in particular, plan to discuss the Russian Anti -Ukraine war.</text:p>
      <text:p text:style-name="P4">
As Ukrinform reports, it reports <text:a xlink:type="simple" xlink:href="https://www.politico.eu/article/emmanuel-macron-mohammed-bin-salman-hosts-mbs-for-ukraine-mideast-talks/" text:style-name="Internet_20_link" text:visited-style-name="Visited_20_Internet_20_Link">
Politico</text:a>
.</text:p>
      <text:p text:style-name="P4">
Macron will press on Bin Salman to use his influence on the Russian Federation during a lunch at the Elisha Palace, according to one of the officials of the French Presidential Palace.</text:p>
      <text:p text:style-name="P4">
With regard to the war against Ukraine, Saudi Arabia occupied a two -digit position in the past, voting for resolutions <text:a xlink:type="simple" xlink:href="https://www.ukrinform.ua/tag-oon" text:style-name="Internet_20_link" text:visited-style-name="Visited_20_Internet_20_Link">
UN</text:a>
which condemn the aggression of the Russian Federation, but at the same time resisted the calls of the United States to increase the extraction of oil, which would reduce Moscow's profits from oil sales.</text:p>
      <text:p text:style-name="P4">
However, according to the Elysee Palace, Saudi Arabia showed that she "shifted" in this matter.</text:p>
      <text:p text:style-name="P4">
<text:span text:style-name="T4">
 Read also: </text:span>
 <text:a xlink:type="simple" xlink:href="https://www.ukrinform.ua/rubric-polytics/3711433-zelenskij-zustrivsa-zi-spadkoemnim-princem-saudivskoi-aravii.html" text:style-name="Internet_20_link" text:visited-style-name="Visited_20_Internet_20_Link">
Zelensky met with hereditary prince <text:span text:style-name="T4">
 Saudi </text:span>
 Arabia</text:a>
“We ask that(Saudi Arabia - Ed.)Helped us to accelerate the Ukrainian victory that would lead to negotiations between Ukraine and Russia ... We know the same conversations that they share this vision, ”said the same official from the Elisha Palace.</text:p>
      <text:p text:style-name="P4">
Negotiations between Macron and Bin Salman will also focus on the relationship between Saudi Arabia and Iran, and how two -country can help resolve tensions in Lebanon.</text:p>
      <text:p text:style-name="P4">
It was reported that French President Emmanuel Macron warned Iranian College Ibrahim Raisi about the consequences in connection with the supplies of Tehranianubstitors to Russia.</text:p>
      <text:p text:style-name="P4">
_ Photo: Bandar Aljaloud/EPA/Shutterstock _</text:p>
      <text:p text:style-name="P4">
News Source: <text:a xlink:type="simple" xlink:href="https://www.ukrinform.ua/rubric-polytics/3723892-makron-zaklikae-princa-saudivskoi-aravii-vikoristati-svij-vpliv-na-moskvu.html" text:style-name="Internet_20_link" text:visited-style-name="Visited_20_Internet_20_Link">
https://www.ukrinform.ua/rubric-polytics/3723892-makron-zaklikae-princa-saudivskoi-aravii-vikoristati-svij-vpliv-na-moskvu.html</text:a>
</text:p>
      <!--NEWS-->
      <text:h text:style-name="P10" text:outline-level="1">
<text:span text:style-name="T4">
Russia did not refuse to conquer Ukraine: in the United States reacted to a missile strike in Kiev</text:span>
</text:h>
      <text:p text:style-name="P4">
Authors: Ukrinform (Person)</text:p>
      <text:p text:style-name="P4">
Publisher: Укринформ (Organization)</text:p>
      <text:p text:style-name="P4">
Published Time: 2023-06-16T17:49:15+03:00</text:p>
      <text:p text:style-name="P4">
Modified Time: 2023-06-16T17:49:15+03:00</text:p>
      <text:p text:style-name="P4">
Description: Russia's missile attacks on cities and their residents show that it has not refused to conquer Ukraine and is ready to take horrible steps to achieve this goal. - Ukrinform.</text:p>
      <text:p text:style-name="P4">
Images: ['<text:a xlink:type="simple" xlink:href="https://static.ukrinform.com/photos/2023_03/thumb_files/630_360_1679678436-506.jpg" text:style-name="Internet_20_link" text:visited-style-name="Visited_20_Internet_20_Link">
630_360_16796...</text:a>
']</text:p>
      <text:p text:style-name="P4">
Tags: ['Обстріл', 'Ракета', 'США', 'Війна з Росією', 'Бріджит Брінк']</text:p>
      <text:p text:style-name="P4">
Type: Article</text:p>
      <!--METADATA-->
      <text:p text:style-name="P4">
<draw:frame draw:style-name="fr1" draw:name="Image204" text:anchor-type="as-char" svg:width="6.9236in" svg:height="3.956343in" draw:z-index="0">
<draw:image xlink:href="../Images/yкринформ/2023-06-16T17-49-15-03-00/630_360_1679678436-506.jpg" xlink:type="simple" xlink:show="embed" xlink:actuate="onLoad" draw:mime-type="image/jpeg"/>
</draw:frame>
Russia's rocket launchers to cities and their residents demonstrate that it has not refused to conquer Ukraine and is ready to take horrible steps to achieve this goal.</text:p>
      <text:p text:style-name="P4">
This was stated by the US Ambassador to Ukraine Bridget Brink in <text:a xlink:type="simple" xlink:href="https://twitter.com/USAmbKyiv/status/1669698787508383744" text:style-name="Internet_20_link" text:visited-style-name="Visited_20_Internet_20_Link">
Twitter,</text:a>
transmits Ukrinform.</text:p>
      <text:p text:style-name="P4">
“Today, Russia has launched ballistic and winged missiles in Kiev again - a challenge of its daily attacks against the inhabitants of Kryvyi Rih, Odessa and the whole of Ukraine. These <text:a xlink:type="simple" xlink:href="https://www.ukrinform.ua/tag-raketa" text:style-name="Internet_20_link" text:visited-style-name="Visited_20_Internet_20_Link">
missile</text:a>
Attacks on the cities of Takhichi residents demonstrate that Russia has not abandoned its purpose and is ready to take horrible steps to achieve this goal, ” - said.</text:p>
      <text:p text:style-name="P4">
Brinka emphasized that the United States and Allies and partners remain azed to meet Ukraine's urgent needs for systems of protrusion.</text:p>
      <text:p text:style-name="P4">
<text:span text:style-name="T4">
 Read also: </text:span>
 <text:a xlink:type="simple" xlink:href="https://www.ukrinform.ua/rubric-regions/3723886-u-bucanskomu-rajoni-lunaut-vibuhi-pisla-raketnogo-udaru-detonuut-vorozi-boepripasi.html" text:style-name="Internet_20_link" text:visited-style-name="Visited_20_Internet_20_Link">
in <text:span text:style-name="T4">
 Buchans </text:span>
 in the area of explosions - post -rope stroke detonate enemy ammunition</text:a>
As reported by Ukrinform, in the afternoon Russia carried out another missile attack of Naucraine. <text:a xlink:type="simple" xlink:href="https://www.ukrinform.ua/rubric-ato/3723682-poperedno-zniseni-6-kindzaliv-6-kalibriv-ta-2-bpla-povitrani-sili.html" text:style-name="Internet_20_link" text:visited-style-name="Visited_20_Internet_20_Link">
In the Ukrainian sky were destroyed</text:a>
Six "daggers", six "calibers" and two intelligence.</text:p>
      <text:p text:style-name="P4">
In the Kyiv region as a result of rocket stroke <text:a xlink:type="simple" xlink:href="https://www.ukrinform.ua/rubric-regions/3723869-kilkist-postrazdalih-unaslidok-raketnogo-obstrilu-na-kiivsini-zrosla-do-semi.html" text:style-name="Internet_20_link" text:visited-style-name="Visited_20_Internet_20_Link">
damaged private homes, epostrada among the population. </text:a>
</text:p>
      <text:p text:style-name="P4">
News Source: <text:a xlink:type="simple" xlink:href="https://www.ukrinform.ua/rubric-polytics/3723893-rosia-ne-vidmovilasa-vid-pidkorenna-ukraini-u-ssa-vidreaguvali-na-raketnij-udar-po-kievu.html" text:style-name="Internet_20_link" text:visited-style-name="Visited_20_Internet_20_Link">
https://www.ukrinform.ua/rubric-polytics/3723893-rosia-ne-vidmovilasa-vid-pidkorenna-ukraini-u-ssa-vidreaguvali-na-raketnij-udar-po-kievu.html</text:a>
</text:p>
      <!--NEWS-->
      <text:h text:style-name="P10" text:outline-level="1">
<text:span text:style-name="T4">
Many NATO countries are ready to increase defense contributions to equip Ukraine - Austin</text:span>
</text:h>
      <text:p text:style-name="P4">
Authors: Ukrinform (Person)</text:p>
      <text:p text:style-name="P4">
Publisher: Укринформ (Organization)</text:p>
      <text:p text:style-name="P4">
Published Time: 2023-06-16T17:54:00+03:00</text:p>
      <text:p text:style-name="P4">
Modified Time: 2023-06-16T17:54:00+03:00</text:p>
      <text:p text:style-name="P4">
Description: The North Atlantic Alliance is gradually agreed that NATO's defense contributions at 2% of GDP should be a minimum, which is very important, including for the purchase of weapons and ammunition for Ukraine. - Ukrinform.</text:p>
      <text:p text:style-name="P4">
Images: ['<text:a xlink:type="simple" xlink:href="https://static.ukrinform.com/photos/2022_09/thumb_files/630_360_1662624642-390.jpeg" text:style-name="Internet_20_link" text:visited-style-name="Visited_20_Internet_20_Link">
630_360_16626...</text:a>
']</text:p>
      <text:p text:style-name="P4">
Tags: ['НАТО', 'Оборона', 'Україна', 'Зброя', 'Гроші', 'Остін']</text:p>
      <text:p text:style-name="P4">
Type: Article</text:p>
      <!--METADATA-->
      <text:p text:style-name="P4">
<draw:frame draw:style-name="fr1" draw:name="Image205" text:anchor-type="as-char" svg:width="6.9236in" svg:height="3.956343in" draw:z-index="0">
<draw:image xlink:href="../Images/yкринформ/2023-06-16T17-54-00-03-00/630_360_1662624642-390.jpeg" xlink:type="simple" xlink:show="embed" xlink:actuate="onLoad" draw:mime-type="image/jpeg"/>
</draw:frame>
The countries of the novo -Atlantic alliance gradually agree that the defense contributions at the level of 2% of GDP should be a minimum, and this is very important, including for the purchase of weapons and ammunition for Ukraine.</text:p>
      <text:p text:style-name="P4">
This belief was expressed on Friday by NATO headquarters in Brussels US Ministry Lloyd Austin, Ukrinform correspondent reports.</text:p>
      <text:p text:style-name="P4">
“As we continue to discuss this issue, I think there is a wide consent that 2% of investment <text:a xlink:type="simple" xlink:href="https://www.ukrinform.ua/tag-vvp" text:style-name="Internet_20_link" text:visited-style-name="Visited_20_Internet_20_Link">
GDP</text:a>
They must be a mintimum, not a "ceiling". And there are many countries that seek to exceed 2%, ”the US Secretary of Defense.</text:p>
      <text:p text:style-name="P4">
In addition, he said, many countries already have real opportunities to make a reasonable period of time.</text:p>
      <text:p text:style-name="P4">
“So, we will continue to encourage our allies to achieve this goal because it is very important. We must continue to invest in weapons and ammunition(For Ukraine - ed.)But to replace weapons and ammunition that we have provided to Ukraine to have been urgent, ”Austin emphasized.</text:p>
      <text:p text:style-name="P4">
<text:span text:style-name="T4">
 Read also: </text:span>
 <text:a xlink:type="simple" xlink:href="https://www.ukrinform.ua/rubric-ato/3723713-ramstajn13-pidsumki.html" text:style-name="Internet_20_link" text:visited-style-name="Visited_20_Internet_20_Link">
<text:span text:style-name="T4">
 Ramstein </text:span>
 -13: <text:span text:style-name="T4">
 Summary </text:span>
</text:a>
According to him, additional investments will be needed. In addition, the head of the Pentagon emphasized the need to standardize ammunition among the country, which has been taught in the last months of joint confrontation between Russian aggression.</text:p>
      <text:p text:style-name="P4">
"Therefore, our executives responsible for weapons work together," the US defense Minister.</text:p>
      <text:p text:style-name="P4">
As reported by Ukrinform, on Thursday, after the meeting of the contact group on the Defense of Ukraine Head of Pentagon <text:a xlink:type="simple" xlink:href="https://www.ukrinform.ua/rubric-ato/3723367-ostin-ogolosiv-pro-milardni-vneski-krain-grupi-ramstajn-u-zmicnenna-oboroni-ukraini.html" text:style-name="Internet_20_link" text:visited-style-name="Visited_20_Internet_20_Link">
announced billions of contributions</text:a>
The participating countries of this format in strengthening the defense of Ukraine.  Photo: CNN</text:p>
      <text:p text:style-name="P4">
News Source: <text:a xlink:type="simple" xlink:href="https://www.ukrinform.ua/rubric-ato/3723896-bagato-krain-nato-gotovi-zbilsiti-vneski-na-oboronu-abi-ozbrouvati-ukrainu-ostin.html" text:style-name="Internet_20_link" text:visited-style-name="Visited_20_Internet_20_Link">
https://www.ukrinform.ua/rubric-ato/3723896-bagato-krain-nato-gotovi-zbilsiti-vneski-na-oboronu-abi-ozbrouvati-ukrainu-ostin.html</text:a>
</text:p>
      <!--NEWS-->
      <text:h text:style-name="P10" text:outline-level="1">
<text:span text:style-name="T4">
Propaganda bluff: The calls for dialogue accompanied by missiles were commented</text:span>
</text:h>
      <text:p text:style-name="P4">
Authors: Ukrinform (Person)</text:p>
      <text:p text:style-name="P4">
Publisher: Укринформ (Organization)</text:p>
      <text:p text:style-name="P4">
Published Time: 2023-06-16T17:57:29+03:00</text:p>
      <text:p text:style-name="P4">
Modified Time: 2023-06-16T17:57:29+03:00</text:p>
      <text:p text:style-name="P4">
Description: Any calls for peace and dialogue that are heard from the Russian side accompanied by rockets are nothing more than cynical propaganda bluff. - Ukrinform.</text:p>
      <text:p text:style-name="P4">
Images: ['<text:a xlink:type="simple" xlink:href="https://static.ukrinform.com/photos/2022_11/thumb_files/630_360_1669378255-230.jpg" text:style-name="Internet_20_link" text:visited-style-name="Visited_20_Internet_20_Link">
630_360_16693...</text:a>
']</text:p>
      <text:p text:style-name="P4">
Tags: ['Ракета', 'Офіс Президента', 'Подоляк']</text:p>
      <text:p text:style-name="P4">
Type: Article</text:p>
      <!--METADATA-->
      <text:p text:style-name="P4">
<draw:frame draw:style-name="fr1" draw:name="Image206" text:anchor-type="as-char" svg:width="6.9236in" svg:height="3.956343in" draw:z-index="0">
<draw:image xlink:href="../Images/yкринформ/2023-06-16T17-57-29-03-00/630_360_1669378255-230.jpg" xlink:type="simple" xlink:show="embed" xlink:actuate="onLoad" draw:mime-type="image/jpeg"/>
</draw:frame>
Any notes to peace and dialogue that are heard from the Russian side accompanied by no more than cynical propaganda bluff.</text:p>
      <text:p text:style-name="P4">
This was stated in <text:a xlink:type="simple" xlink:href="https://twitter.com/Podolyak_M/status/1669702088274657280" text:style-name="Internet_20_link" text:visited-style-name="Visited_20_Internet_20_Link">
Twitter</text:a>
Advisor to the head of the president Mikhail Podolyak, Ukrinform reports.</text:p>
      <text:p text:style-name="P4">
"Any calls for peace and dialogue that are heard from the Russian side by the sub -core of winged and ballistic missiles are not more than cynical, hypocritical propaganda bluff," Podolyak wrote.</text:p>
      <text:p text:style-name="P4">
According to him, if Russia wants peace and ceasefire, then it is enough to order to remove troops from the territory of a foreign sovereign country.</text:p>
      <text:p text:style-name="P4">
<text:span text:style-name="T4">
 Read also: </text:span>
 <text:a xlink:type="simple" xlink:href="https://www.ukrinform.ua/rubric-regions/3723869-kilkist-postrazdalih-unaslidok-raketnogo-obstrilu-na-kiivsini-zrosla-do-semi.html" text:style-name="Internet_20_link" text:visited-style-name="Visited_20_Internet_20_Link">
Number of victims of <text:span text:style-name="T4">
 missiles </text:span>
 firing in Kyiv region increased to seven</text:a>
"And then we can talk about. The rules of post -war existence, zonudemilitarization in Russia and large -scale compensation," said Podolyak.</text:p>
      <text:p text:style-name="P4">
As reported by Ukrinform, in the afternoon Russia carried out another missile attack of Naucraine. In <text:a xlink:type="simple" xlink:href="https://www.ukrinform.ua/rubric-ato/3723682-poperedno-zniseni-6-kindzaliv-6-kalibriv-ta-2-bpla-povitrani-sili.html" text:style-name="Internet_20_link" text:visited-style-name="Visited_20_Internet_20_Link">
Ukrainian sky, six "daggers", six "calibers" and two enemy reconnaissance are destroyed</text:a>
.</text:p>
      <text:p text:style-name="P4">
In the Kyiv region, as a result of rocket stroke, private homes were damaged, epostrada among the population.</text:p>
      <text:p text:style-name="P4">
Photo: op</text:p>
      <text:p text:style-name="P4">
News Source: <text:a xlink:type="simple" xlink:href="https://www.ukrinform.ua/rubric-polytics/3723898-propagandistskij-blef-v-op-prokomentuvali-zakliki-do-dialogu-pid-suprovid-raket.html" text:style-name="Internet_20_link" text:visited-style-name="Visited_20_Internet_20_Link">
https://www.ukrinform.ua/rubric-polytics/3723898-propagandistskij-blef-v-op-prokomentuvali-zakliki-do-dialogu-pid-suprovid-raket.html</text:a>
</text:p>
      <!--NEWS-->
      <text:h text:style-name="P10" text:outline-level="1">
<text:span text:style-name="T4">
The IAEA inspection was successfully conducted at Rivne NPP</text:span>
</text:h>
      <text:p text:style-name="P4">
Authors: Ukrinform (Person)</text:p>
      <text:p text:style-name="P4">
Publisher: Укринформ (Organization)</text:p>
      <text:p text:style-name="P4">
Published Time: 2023-06-16T17:57:43+03:00</text:p>
      <text:p text:style-name="P4">
Modified Time: 2023-06-16T17:57:43+03:00</text:p>
      <text:p text:style-name="P4">
Description: The Rivne NPP Inspectorate was conducted by the International Atomic Energy Agency (IAEA) for the absence of unable nuclear material. - Ukrinform.</text:p>
      <text:p text:style-name="P4">
Images: ['<text:a xlink:type="simple" xlink:href="https://static.ukrinform.com/photos/2016_09/thumb_files/630_360_1474533176-7403.jpg" text:style-name="Internet_20_link" text:visited-style-name="Visited_20_Internet_20_Link">
630_360_14745...</text:a>
']</text:p>
      <text:p text:style-name="P4">
Tags: ['Енергетика', 'МАГАТЕ', 'перевірки', 'Рівненська АЕС']</text:p>
      <text:p text:style-name="P4">
Type: Article</text:p>
      <!--METADATA-->
      <text:p text:style-name="P4">
<draw:frame draw:style-name="fr1" draw:name="Image207" text:anchor-type="as-char" svg:width="6.9236in" svg:height="3.956343in" draw:z-index="0">
<draw:image xlink:href="../Images/yкринформ/2023-06-16T17-57-43-03-00/630_360_1474533176-7403.jpg" xlink:type="simple" xlink:show="embed" xlink:actuate="onLoad" draw:mime-type="image/jpeg"/>
</draw:frame>
At Rivne NPP VP, an Inspectorate of the International Atomic Energy Agency was conducted(IDA)in the absence of unable nuclear material.</text:p>
      <text:p text:style-name="P4">
According to Ukrinform, it reports <text:a xlink:type="simple" xlink:href="https://snriu.gov.ua/news/na-vp-rivnenska-aes-uspishno-provedeno-inspektsiiu-mahate" text:style-name="Internet_20_link" text:visited-style-name="Visited_20_Internet_20_Link">
State Inspectorate of Nuclear Regulation</text:a>
.</text:p>
      <text:p text:style-name="P4">
"From June 10 to June 16, 2023, the Rivne NPP was successfully conducted by the International Atomic Energy Agency under the Agreement between Ukraine and the IAEA in connection with the Nuclear Weapon Non -Publication Agreement," the report reads.</text:p>
      <text:p text:style-name="P4">
The inspection was carried out by inspectors of the agency with the participation of inspection.</text:p>
      <text:p text:style-name="P4">
<text:span text:style-name="T4">
 Read also: </text:span>
 <text:a xlink:type="simple" xlink:href="https://www.ukrinform.ua/rubric-polytics/3723729-gendirektor-magate-zaklikav-ne-peretvoruvati-zaes-na-vijskovu-bazu.html" text:style-name="Internet_20_link" text:visited-style-name="Visited_20_Internet_20_Link">
CEO <text:span text:style-name="T4">
 IAEA </text:span>
 urged not to transform the NPP Naval Base</text:a>
It is noted that the purpose of the inspections is to check the absence of non -detected nuclear materials and information about the design of the nuclear installation, which was provided by Ukraine in accordance with the Agreement. While checking comments from inspectors <text:a xlink:type="simple" xlink:href="https://www.ukrinform.ua/tag-magate" text:style-name="Internet_20_link" text:visited-style-name="Visited_20_Internet_20_Link">
IAEA</text:a>
was not.</text:p>
      <text:p text:style-name="P4">
It was reported that on April 18 at Rivne NPP and Khmelnitsky NPP, unannounced inspections were conducted by the International Atomic Energy Agency(IDA)in the absence of unable nuclear material.</text:p>
      <text:p text:style-name="P4">
Photo: photo: uatom.org</text:p>
      <text:p text:style-name="P4">
News Source: <text:a xlink:type="simple" xlink:href="https://www.ukrinform.ua/rubric-economy/3723899-na-rivnenskij-aes-uspisno-proveli-inspekciu-magate.html" text:style-name="Internet_20_link" text:visited-style-name="Visited_20_Internet_20_Link">
https://www.ukrinform.ua/rubric-economy/3723899-na-rivnenskij-aes-uspisno-proveli-inspekciu-magate.html</text:a>
</text:p>
      <!--NEWS-->
      <text:h text:style-name="P10" text:outline-level="1">
<text:span text:style-name="T4">
Lviv students developed an electritriker for the military</text:span>
</text:h>
      <text:p text:style-name="P4">
Authors: Ukrinform (Person)</text:p>
      <text:p text:style-name="P4">
Publisher: Укринформ (Organization)</text:p>
      <text:p text:style-name="P4">
Published Time: 2023-06-16T17:59:00+03:00</text:p>
      <text:p text:style-name="P4">
Modified Time: 2023-06-16T17:59:00+03:00</text:p>
      <text:p text:style-name="P4">
Description: Masters of industrial training together with students of Lviv School # 29 produced a unique electritriker for the Armed Forces of Ukraine. - Ukrinform.</text:p>
      <text:p text:style-name="P4">
Images: ['<text:a xlink:type="simple" xlink:href="https://static.ukrinform.com/photos/2023_06/thumb_files/630_360_1686927543-122.jpg" text:style-name="Internet_20_link" text:visited-style-name="Visited_20_Internet_20_Link">
630_360_16869...</text:a>
']</text:p>
      <text:p text:style-name="P4">
Tags: ['Львів', 'Військові', 'Студент']</text:p>
      <text:p text:style-name="P4">
Type: Article</text:p>
      <!--METADATA-->
      <text:p text:style-name="P4">
<draw:frame draw:style-name="fr1" draw:name="Image208" text:anchor-type="as-char" svg:width="6.9236in" svg:height="3.956343in" draw:z-index="0">
<draw:image xlink:href="../Images/yкринформ/2023-06-16T17-59-00-03-00/630_360_1686927543-122.jpg" xlink:type="simple" xlink:show="embed" xlink:actuate="onLoad" draw:mime-type="image/jpeg"/>
</draw:frame>
Mastership training together with students of Lviv College №29 produced on the Armed Forces of Ukraine.</text:p>
      <text:p text:style-name="P4">
About it reports <text:a xlink:type="simple" xlink:href="https://city-adm.lviv.ua/news/society/education/297067-u-lvivskomu-uchylyshchi-rozrobyly-unikalnyi-elektrotrytsykl-dlia-viiskovykh" text:style-name="Internet_20_link" text:visited-style-name="Visited_20_Internet_20_Link">
press service of Lviv City Council</text:a>
, reports Ukrinform.</text:p>
      <text:p text:style-name="P4">
“The idea of making a quiet wheel vehicle on the electric manner has arisen for <text:a xlink:type="simple" xlink:href="https://www.ukrinform.ua/tag-vijskovi" text:style-name="Internet_20_link" text:visited-style-name="Visited_20_Internet_20_Link">
military</text:a>
. Thus, for three months, the masters of industrial training together with students were happily developed by an electritricycle. It is equipped with an electric motor, a box of transmission with two batteries, ”the message reads.</text:p>
      <text:p text:style-name="P4">
The estimated cost of manufacturing such a vehicle is 80 thousand UAH.</text:p>
      <text:p text:style-name="P4">
It is noted that the electritrikel was presented at the exhibition of technical creation among vocational education institutions and won the nomination "Transports".</text:p>
      <text:p text:style-name="P4">
*!(https://www.ukrinform.ua/rubric-technology/3599874-frankivskij-skolar-rozrobiv-dronminosukac.html)</text:p>
      <text:p text:style-name="P4">
</text:p>
      <text:p text:style-name="P4">
The first electriticel has already been sent to the defenders of 67 brigade.</text:p>
      <text:p text:style-name="P4">
As reported by Ukrinform, on the basis of Lviv Higher Professional School Computer Technology and Construction <text:a xlink:type="simple" xlink:href="https://www.ukrinform.ua/rubric-technology/3692085-u-lvovi-rozrobili-povnoprividne-bagi-dla-vijskovih.html" text:style-name="Internet_20_link" text:visited-style-name="Visited_20_Internet_20_Link">
developed the full -wheel drive Bagi "Rubb"</text:a>
, no analogues. The uniqueness of this structure is that the engine in the bug is located in the middle. The ideally displaced undercarriage has a very strong effect on the patency of the transport facility.</text:p>
      <text:p text:style-name="P4">
_Foto: city-adm.lviv.ua, from the Facebook page of Lviv College №29__</text:p>
      <text:p text:style-name="P4">
News Source: <text:a xlink:type="simple" xlink:href="https://www.ukrinform.ua/rubric-technology/3723900-lvivski-studenti-rozrobili-elektrotricikl-dla-vijskovih.html" text:style-name="Internet_20_link" text:visited-style-name="Visited_20_Internet_20_Link">
https://www.ukrinform.ua/rubric-technology/3723900-lvivski-studenti-rozrobili-elektrotricikl-dla-vijskovih.html</text:a>
</text:p>
      <!--NEWS-->
      <text:h text:style-name="P10" text:outline-level="1">
<text:span text:style-name="T4">
Enemy Loss per day: nearly 600 occupiers have been eliminated, 10 tanks and 19 artisystems have been destroyed</text:span>
</text:h>
      <text:p text:style-name="P4">
Author: ['АРМІЯINFORM']</text:p>
      <text:p text:style-name="P4">
Time: 2023-06-16T18:00:00-04:00</text:p>
      <text:p text:style-name="P4">
Description: Zagalni Boyov, Find the enemy on 02/24/22 to 06/1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aac0b7e4-606e-45ed-a253-8c84e1af1727-scaled.jpg" text:style-name="Internet_20_link" text:visited-style-name="Visited_20_Internet_20_Link">
aac0b7e4-606e-45ed-a253-8c84e1af1727-scaled.jpg</text:a>
']</text:p>
      <text:p text:style-name="P4">
Tags: ['АГРЕСІЯ РФ', 'ВТОРГНЕННЯ РФ', 'ВТРАТИ ВОРОГА', 'ГШ ЗСУ']</text:p>
      <text:p text:style-name="P4">
Category: News</text:p>
      <!--METADATA-->
      <text:p text:style-name="P4">
<draw:frame draw:style-name="fr1" draw:name="Image212" text:anchor-type="as-char" svg:width="6.9236in" svg:height="6.981297in" draw:z-index="0">
<draw:image xlink:href="../Images/AРМІЯINFORM/2023-06-16T18-00-00-04-00/aac0b7e4-606e-45ed-a253-8c84e1af1727-scaled.jpg" xlink:type="simple" xlink:show="embed" xlink:actuate="onLoad" draw:mime-type="image/jpeg"/>
</draw:frame>
The total combat loss of the enemy from 24.02.22 to 16.06.23 will be orientated:</text:p>
      <text:p text:style-name="P4">
<text:span text:style-name="T4">
<text:span text:style-name="T5">
 Personnel - </text:span>
* 218500(+590)persons eliminated</text:span>
<text:span text:style-name="T5">
 tanks - </text:span>
<text:span text:style-name="T5">
 3965(+10)</text:span>
<text:span text:style-name="T4">
 combat armored vehicles - </text:span>
 7683(+16)<text:span text:style-name="T4">
<text:span text:style-name="T5">
 Artillery Systems - </text:span>
<text:span text:style-name="T5">
 3812(+19)</text:span>
 </text:span>
 RSZV - <text:span text:style-name="T4">
 606(+2)</text:span>
<text:span text:style-name="T5">
 air defense - </text:span>
<text:span text:style-name="T5">
 364(0)</text:span>
<text:span text:style-name="T4">
 aircraft - </text:span>
 314(0)<text:span text:style-name="T4">
<text:span text:style-name="T5">
 helicopters - </text:span>
* 301(0)</text:span>
<text:span text:style-name="T5">
 UAV Operative Tactical Level-</text:span>
<text:span text:style-name="T5">
 3357(+24)</text:span>
<text:span text:style-name="T4">
 Winged missiles - </text:span>
 1199(0)<text:span text:style-name="T4">
<text:span text:style-name="T5">
 ships / boats - </text:span>
* 18(0)</text:span>
<text:span text:style-name="T5">
 Automobile equipment and tanks - </text:span>
<text:span text:style-name="T5">
 6519(+13)</text:span>
<text:span text:style-name="T4">
 SPECIAL TECHANGE - </text:span>
 519(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6.06.23.</text:p>
      <text:p text:style-name="P4">
News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Britain has handed assistance to Ukraine to overcome the effects of flooding</text:span>
</text:h>
      <text:p text:style-name="P4">
Authors: Ukrinform (Person)</text:p>
      <text:p text:style-name="P4">
Publisher: Укринформ (Organization)</text:p>
      <text:p text:style-name="P4">
Published Time: 2023-06-16T18:01:00+03:00</text:p>
      <text:p text:style-name="P4">
Modified Time: 2023-06-16T18:01:00+03:00</text:p>
      <text:p text:style-name="P4">
Description: Rescuers of the State Emergency Service received humanitarian assistance from the UK Government to overcome the consequences of blasting by Russian troops of the Kakhovka HPP. - Ukrinform.</text:p>
      <text:p text:style-name="P4">
Images: ['<text:a xlink:type="simple" xlink:href="https://static.ukrinform.com/photos/2023_06/thumb_files/630_360_1686927946-324.jpeg" text:style-name="Internet_20_link" text:visited-style-name="Visited_20_Internet_20_Link">
630_360_16869...</text:a>
']</text:p>
      <text:p text:style-name="P4">
Tags: ['Британія', 'Гуманітарна допомога', 'Рятувальники', 'Підтоплення']</text:p>
      <text:p text:style-name="P4">
Type: Article</text:p>
      <!--METADATA-->
      <text:p text:style-name="P4">
<draw:frame draw:style-name="fr1" draw:name="Image213" text:anchor-type="as-char" svg:width="6.9236in" svg:height="3.956343in" draw:z-index="0">
<draw:image xlink:href="../Images/yкринформ/2023-06-16T18-01-00-03-00/630_360_1686927946-324.jpeg" xlink:type="simple" xlink:show="embed" xlink:actuate="onLoad" draw:mime-type="image/jpeg"/>
</draw:frame>
Rescuers of the State Emergency Service received humanitarian assistance from the Britain's government to overcome the consequences of the Kakhovsk Hydroelectric Power Plant.</text:p>
      <text:p text:style-name="P4">
According to Ukrinform, the SES has reported this in <text:a xlink:type="simple" xlink:href="https://t.me/dsns_telegram/17746" text:style-name="Internet_20_link" text:visited-style-name="Visited_20_Internet_20_Link">
telegram</text:a>
 .</text:p>
      <text:p text:style-name="P4">
Yes, it's 11 inflatable boats with accessories, one metal boat is a water filters.</text:p>
      <text:p text:style-name="P4">
"We sincerely thank you for their support and appreciate the help from the international community," the service was reported.</text:p>
      <text:p text:style-name="P4">
<text:span text:style-name="T4">
 Read also: </text:span>
 <text:a xlink:type="simple" xlink:href="https://www.ukrinform.ua/rubric-society/3723229-azerbajdzan-peredav-gumanitarnu-dopomogu-ratuvalnikam-dsns.html" text:style-name="Internet_20_link" text:visited-style-name="Visited_20_Internet_20_Link">
Azerbaijan passed the humanitarian <text:span text:style-name="T4">
 benefits </text:span>
 SES SESS</text:a>
As reported by Ukrinform, after the exclusion of Russian invaders of the Kakhovskaya hydroelectric power plant in Kherson, Dnipropetrovsk and Mykolaiv regions <text:a xlink:type="simple" xlink:href="https://www.ukrinform.ua/rubric-other_news/3723441-pidriv-rosianami-kahovskoi-ges-usi-novini.html" text:style-name="Internet_20_link" text:visited-style-name="Visited_20_Internet_20_Link">
remain subdued</text:a>
54 settlements.</text:p>
      <text:p text:style-name="P4">
News Source: <text:a xlink:type="simple" xlink:href="https://www.ukrinform.ua/rubric-society/3723903-britania-peredala-ukraini-dopomogu-dla-podolanna-naslidkiv-pidtoplen.html" text:style-name="Internet_20_link" text:visited-style-name="Visited_20_Internet_20_Link">
https://www.ukrinform.ua/rubric-society/3723903-britania-peredala-ukraini-dopomogu-dla-podolanna-naslidkiv-pidtoplen.html</text:a>
</text:p>
      <!--NEWS-->
      <text:h text:style-name="P10" text:outline-level="1">
<text:span text:style-name="T4">
The first meeting of the new council Ukraine -NATO can take place in Vilnius with the participation of Zelensky - Stoltenberg</text:span>
</text:h>
      <text:p text:style-name="P4">
Authors: Ukrinform (Person)</text:p>
      <text:p text:style-name="P4">
Publisher: Укринформ (Organization)</text:p>
      <text:p text:style-name="P4">
Published Time: 2023-06-16T18:08:00+03:00</text:p>
      <text:p text:style-name="P4">
Modified Time: 2023-06-16T18:08:00+03:00</text:p>
      <text:p text:style-name="P4">
Description: The Alliance Allies are determined to continue significant assistance to Ukraine, and they expect to hold the first meeting of the newly formed Natto-Ukraine Council during a summit in Vilnius with the participation of Vladimir Zelensky. - Ukrinform.</text:p>
      <text:p text:style-name="P4">
Images: ['<text:a xlink:type="simple" xlink:href="https://static.ukrinform.com/photos/2021_02/thumb_files/630_360_1613784849-448.jpg" text:style-name="Internet_20_link" text:visited-style-name="Visited_20_Internet_20_Link">
630_360_16137...</text:a>
']</text:p>
      <text:p text:style-name="P4">
Tags: ['НАТО', 'Саміт', 'Столтенберг', 'Україна', 'Зеленський']</text:p>
      <text:p text:style-name="P4">
Type: Article</text:p>
      <!--METADATA-->
      <text:p text:style-name="P4">
<draw:frame draw:style-name="fr1" draw:name="Image218" text:anchor-type="as-char" svg:width="6.9236in" svg:height="3.956343in" draw:z-index="0">
<draw:image xlink:href="../Images/yкринформ/2023-06-16T18-08-00-03-00/630_360_1613784849-448.jpg" xlink:type="simple" xlink:show="embed" xlink:actuate="onLoad" draw:mime-type="image/jpeg"/>
</draw:frame>
The Alliance Allies are determined to continue significant assistance to Ukraine, and they deduct the first meeting of the newly formed Nato-Ukraine Council during the Summit in Vilnius with the participation of Vladimir Zelensky.</text:p>
      <text:p text:style-name="P4">
This was stated in Brussels today by NATO Defense Ministers in Brussels during a press conference.</text:p>
      <text:p text:style-name="P4">
“We are working to establish a new Natto-Ukraine Council, which will be equal to NATO and NATO allies and will be able to discuss decisions to respond to common concern. Our ambition is to hold such a first meeting of a new council in Vilnius, together with the President of the Sea, ”Stoltenberg said.</text:p>
      <text:p text:style-name="P4">
He noted that the Ukrainian forces are increasing operations along the front line of Tadosa progress. At the same time, they operate in the harsh conditions of the local troops and are fighting a fierce struggle.</text:p>
      <text:p text:style-name="P4">
“Since the Russian aggressive war is ongoing, we have to increase our help for us. I congratulate the announcement of weapons for Ukraine, including the initiative for the leadership of the Netherlands and Danish launching training for Ukrainian pilots on F16 aircraft already this and delivery to Ukraine, together with the United Kingdom and the United States, hundreds , "NATO Secretary General.</text:p>
      <text:p text:style-name="P4">
*!(https://www.ukrinform.ua/rubric-ato/3723878-potribni-zaraz-i-na-perspektivu-stoltenberg-pro-nadanna-ukraini-f16.html)He reported that the Allies have increased assistance for Ukraine with a wide help of a wide help, which has already reached 500 million euros.</text:p>
      <text:p text:style-name="P4">
At the same time, the Allies are working on the development of a new long -standing help for Ukraine, which will provide for a significant amount of funding. Its purpose of the Budaded assistance in the restructuring of the entire security and defense sector of Ukraine and the achievement of its full mutual mutual mutuality <text:a xlink:type="simple" xlink:href="https://www.ukrinform.ua/tag-nato" text:style-name="Internet_20_link" text:visited-style-name="Visited_20_Internet_20_Link">
NATO</text:a>
. This, according to Stoltenberg, will be able to restrain the alleged Russian aggression to the Umaybut, after the end of the war, and will bring Ukraine closer to NATO.“We do not know when this war is over. But when this happens, we have a framework to achieve Ukraine's security in the future, and to make sure that this story will not happen again, ”Stoltenberg added.</text:p>
      <text:p text:style-name="P4">
*!(https://www.ukrinform.ua/rubric-polytics/3722837-zasnuvanna-komitetu-natoukraina-vivede-politicne-spivrobitnictvo-na-novij-riven-stoltenberg.html)As it was reported, a two-day meeting of the North Atlantic Council at the level of the Ministers of Defense, which considers more important issues regarding the defensive capacity and readiness of the forces of the Alliance countries, has ended today.</text:p>
      <text:p text:style-name="P4">
As part of this meeting, meetings were held in the format of the NATO-Ukraine Commission of the Tantatomic Defense Group of Ukraine under the auspices of the United States. The Minister of Defense of Ukraine Alexei Reznikov took these events.</text:p>
      <text:p text:style-name="P4">
The participants considered ways to continue and accelerate the provision of Ukraine's assistance for the release of Russia -occupied territories, as well as the prospects of Euro -Atlantic integration of Ukraine. These and other important reports will be considered during the NATO Vilnius Summit on July 11-12.</text:p>
      <text:p text:style-name="P4">
News Source: <text:a xlink:type="simple" xlink:href="https://www.ukrinform.ua/rubric-polytics/3723913-perse-zasidanna-novoi-radi-ukrainanato-moze-vidbutisa-u-vilnusi-za-ucasti-zelenskogo-stoltenberg.html" text:style-name="Internet_20_link" text:visited-style-name="Visited_20_Internet_20_Link">
https://www.ukrinform.ua/rubric-polytics/3723913-perse-zasidanna-novoi-radi-ukrainanato-moze-vidbutisa-u-vilnusi-za-ucasti-zelenskogo-stoltenberg.html</text:a>
</text:p>
      <!--NEWS-->
      <text:h text:style-name="P10" text:outline-level="1">
<text:span text:style-name="T4">
The Estonia Government has found a solution to transfer to Ukraine frozen assets of the Russian Federation</text:span>
</text:h>
      <text:p text:style-name="P4">
Authors: Ukrinform (Person)</text:p>
      <text:p text:style-name="P4">
Publisher: Укринформ (Organization)</text:p>
      <text:p text:style-name="P4">
Published Time: 2023-06-16T18:17:00+03:00</text:p>
      <text:p text:style-name="P4">
Modified Time: 2023-06-16T18:17:00+03:00</text:p>
      <text:p text:style-name="P4">
Description: The Estonia Government the day before approved the foundations for the use of frozen assets of Russia to support Ukraine. Thus, Estonia became the first European country to develop a similar legal decision. - Ukrinform.</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Активи']</text:p>
      <text:p text:style-name="P4">
Type: Article</text:p>
      <!--METADATA-->
      <text:p text:style-name="P4">
<draw:frame draw:style-name="fr1" draw:name="Image219" text:anchor-type="as-char" svg:width="6.9236in" svg:height="3.956343in" draw:z-index="0">
<draw:image xlink:href="../Images/yкринформ/2023-06-16T18-17-00-03-00/630_360_1662635250-745.png" xlink:type="simple" xlink:show="embed" xlink:actuate="onLoad" draw:mime-type="image/png"/>
</draw:frame>
The day before, Urinople approved the principles of use of frozen assets of Russia to support Ukraine. Thus, Estonia became the first European country to develop a similar legal decision.</text:p>
      <text:p text:style-name="P4">
According to Ukrinform, the national [] reports it(https://rus.err.ee/1609009343/cahkna-pravovoe-reshenie-ob-ispolzovanii-zamorozhennyh-aktivov-rf-na-podderzhku-ukrainy-gotovo)<text:a xlink:type="simple" xlink:href="https://rus.err.ee/1609009343/cahkna-pravovoe-reshenie-ob-ispolzovanii-zamorozhennyh-aktivov-rf-na-podderzhku-ukrainy-gotovo" text:style-name="Internet_20_link" text:visited-style-name="Visited_20_Internet_20_Link">
ERR broadcaster</text:a>
 <text:a xlink:type="simple" xlink:href="https://rus.err.ee/1609009343/cahkna-pravovoe-reshenie-ob-ispolzovanii-zamorozhennyh-aktivov-rf-na-podderzhku-ukrainy-gotovo" text:style-name="Internet_20_link" text:visited-style-name="Visited_20_Internet_20_Link">
</text:a>
With reference to the Glavs Estonia Margus Tahkn.</text:p>
      <text:p text:style-name="P4">
"The European Union is working on finding this legal version, but I have prepared a legal decision in which we can use Russian frozen assets as an aggressor country as a compensation for the needs of Ukraine's restoration," Tsakhkna said.</text:p>
      <text:p text:style-name="P4">
*!(https://www.ukrinform.ua/rubric-economy/3708312-kraini-g7-obgovoruut-varianti-peredaci-ukraini-zamorozenih-aktiviv-rf.html)According to him, the Ministry of Foreign Affairs will in the near future bring to the government a project of relevant to the law.</text:p>
      <text:p text:style-name="P4">
As reported by Ukrinform, the day before President of Ukraine Vladimir <text:a xlink:type="simple" xlink:href="https://www.ukrinform.ua/rubric-polytics/3723502-peredaca-konfiskovanih-aktiviv-rf-ukraini-zelenskij-podakuvav-senatoram-ssa.html" text:style-name="Internet_20_link" text:visited-style-name="Visited_20_Internet_20_Link">
Zelensky dressed as US senators</text:a>
for the registration of the draft on the transfer of confiscated assets of the Russian Federation of Ukraine.</text:p>
      <text:p text:style-name="P4">
News Source: <text:a xlink:type="simple" xlink:href="https://www.ukrinform.ua/rubric-economy/3723675-urad-estonii-znajsov-risenna-dla-peredaci-ukraini-zamorozenih-aktiviv-rf.html" text:style-name="Internet_20_link" text:visited-style-name="Visited_20_Internet_20_Link">
https://www.ukrinform.ua/rubric-economy/3723675-urad-estonii-znajsov-risenna-dla-peredaci-ukraini-zamorozenih-aktiviv-rf.html</text:a>
</text:p>
      <!--NEWS-->
      <text:h text:style-name="P10" text:outline-level="1">
<text:span text:style-name="T4">
Basketball player Jant Marent was disqualified for 25 matches</text:span>
</text:h>
      <text:p text:style-name="P4">
Authors: Ukrinform (Person)</text:p>
      <text:p text:style-name="P4">
Publisher: Укринформ (Organization)</text:p>
      <text:p text:style-name="P4">
Published Time: 2023-06-16T18:19:56+03:00</text:p>
      <text:p text:style-name="P4">
Modified Time: 2023-06-16T18:19:56+03:00</text:p>
      <text:p text:style-name="P4">
Description: The NBA removed the Memphis player Ja Morrent for 25 matches at the beginning of the 2023/2024 season. - Ukrinform.</text:p>
      <text:p text:style-name="P4">
Images: ['<text:a xlink:type="simple" xlink:href="https://static.ukrinform.com/photos/2023_06/thumb_files/630_360_1686928741-291.jpg" text:style-name="Internet_20_link" text:visited-style-name="Visited_20_Internet_20_Link">
630_360_16869...</text:a>
']</text:p>
      <text:p text:style-name="P4">
Tags: ['Баскетбол', 'НБА']</text:p>
      <text:p text:style-name="P4">
Type: Article</text:p>
      <!--METADATA-->
      <text:p text:style-name="P4">
<draw:frame draw:style-name="fr1" draw:name="Image220" text:anchor-type="as-char" svg:width="6.9236in" svg:height="3.956343in" draw:z-index="0">
<draw:image xlink:href="../Images/yкринформ/2023-06-16T18-19-56-03-00/630_360_1686928741-291.jpg" xlink:type="simple" xlink:show="embed" xlink:actuate="onLoad" draw:mime-type="image/jpeg"/>
</draw:frame>
Memphisa Navidoronyl Ja Morrent for 25 matches at the beginning of the season2023/2024.</text:p>
      <text:p text:style-name="P4">
Insider Edrian Vodarovsky has informed about it, Ukrinform reports.</text:p>
      <text:p text:style-name="P4">
It happened because it appeared on a video on a social network with a gun. Earlier was removed from all workouts with the team.</text:p>
      <text:p text:style-name="P4">
*!(https://www.ukrinform.ua/rubric-sports/3723705-basketbolisti-zbirnoi-ukraini-u18-rozpocali-pidgotovku-do-cempionatu-evropi.html)As it was reported, this year Morrena was already noticed with a gun during a rectal. After that, he received disqualification for 8 matches, as well as stressed courses.</text:p>
      <text:p text:style-name="P4">
Photo: Getty Images</text:p>
      <text:p text:style-name="P4">
News Source: <text:a xlink:type="simple" xlink:href="https://www.ukrinform.ua/rubric-sports/3723908-basketbolista-dza-marenta-diskvalifikuvali-na-25-matciv.html" text:style-name="Internet_20_link" text:visited-style-name="Visited_20_Internet_20_Link">
https://www.ukrinform.ua/rubric-sports/3723908-basketbolista-dza-marenta-diskvalifikuvali-na-25-matciv.html</text:a>
</text:p>
      <!--NEWS-->
      <text:h text:style-name="P10" text:outline-level="1">
<text:span text:style-name="T4">
NGOs urged the authorities to ensure an inclusive rebuilding of the country</text:span>
</text:h>
      <text:p text:style-name="P4">
Authors: Ukrinform (Person)</text:p>
      <text:p text:style-name="P4">
Publisher: Укринформ (Organization)</text:p>
      <text:p text:style-name="P4">
Published Time: 2023-06-16T18:22:14+03:00</text:p>
      <text:p text:style-name="P4">
Modified Time: 2023-06-16T18:22:14+03:00</text:p>
      <text:p text:style-name="P4">
Description: Representatives of NGOs appealed to the central and local authorities, as well as representatives of local self -government with a request to provide inclusive rebuilding of the state. - Ukrinform.</text:p>
      <text:p text:style-name="P4">
Images: ['<text:a xlink:type="simple" xlink:href="https://static.ukrinform.com/photos/2023_06/thumb_files/630_360_1686928598-484.png" text:style-name="Internet_20_link" text:visited-style-name="Visited_20_Internet_20_Link">
630_360_16869...</text:a>
']</text:p>
      <text:p text:style-name="P4">
Tags: ['Влада', 'Інклюзивні програми', 'Відбудова']</text:p>
      <text:p text:style-name="P4">
Type: Article</text:p>
      <!--METADATA-->
      <text:p text:style-name="P4">
<draw:frame draw:style-name="fr1" draw:name="Image221" text:anchor-type="as-char" svg:width="6.9236in" svg:height="3.956343in" draw:z-index="0">
<draw:image xlink:href="../Images/yкринформ/2023-06-16T18-22-14-03-00/630_360_1686928598-484.png" xlink:type="simple" xlink:show="embed" xlink:actuate="onLoad" draw:mime-type="image/png"/>
</draw:frame>
Representatives of NGOs appealed to the central tamysevian authorities, as well as representatives of local self -government, to ensure an inclusive rebuilding of the state.</text:p>
      <text:p text:style-name="P4">
According to Ukrinform, it reports <text:a xlink:type="simple" xlink:href="https://ls.org.ua/novyny/gromadski-organizacziyi-zaklykayut-vladu-riznyh-rivniv-zabezpechyty-inklyuzyvnu-vidbudovu-krayiny/" text:style-name="Internet_20_link" text:visited-style-name="Visited_20_Internet_20_Link">
the public union of the “Strong League”</text:a>
.</text:p>
      <text:p text:style-name="P4">
Як зазначила виконавча директорка “Ліги Сильних” Дар’я Сидоренко, відповіднийдокумент був підписаний у Києві під час заходу “Обʼєднуємося для інклюзивноївідбудови України”.</text:p>
      <text:p text:style-name="P4">
“Із початком повномасштабного вторгнення кількість людей з інвалідністю почаларізко збільшуватись, а проблеми, котрі існували і до вторгнення, стали щебільш актуальними та явними. Представники 10 громадських організацій підписализаяву, яка має на меті привернути увагу влади до питань інклюзивної відбудовикраїни”, - підкреслила Сидоренко.</text:p>
      <text:p text:style-name="P4">
За її словами, “одна із ключових вимог – уникати фінансування будівництва абореконструкції будівель, публічних просторів, вулиць, які не відповідаютьпринципам універсального дизайну та вимогам ДБН В.2.2-40:2018 “Інклюзивністьбудівель і споруд”.</text:p>
      <text:p text:style-name="P4">
Відповідну заяву буде надіслано Державному агентству відновлення та розвиткуінфраструктури України, усім обласним цивільним/військовим адміністраціям, атакож органам місцевого самоврядування.</text:p>
      <text:p text:style-name="P4">
<text:span text:style-name="T4">
Читайте також:</text:span>
 <text:a xlink:type="simple" xlink:href="https://www.ukrinform.ua/rubric-vidbudova/3681964-predstavnikiv-gromad-navcat-osnov-staloi-ta-inkluzivnoi-rekonstrukcii-agentstvo-vidnovlenna.html" text:style-name="Internet_20_link" text:visited-style-name="Visited_20_Internet_20_Link">
 Представників громад навчать основ сталої та <text:span text:style-name="T4">
інклюзив</text:span>
ної реконструкції - Агентство відновлення </text:a>
In addition, the application will be sent to the interagency working group for consideration of the proposals of the applicants and preparation of proposals of the Cabinet of Ministers of Ukraine to allocate funds of the Fund of the Fund for the liquidation of the consequences of armed aggression.</text:p>
      <text:p text:style-name="P4">
“I urge colleagues from other NGOs to join the signing. This can be done on our site. After all, the issue of inclusive reconstruction of Ukraine is a chance for each of us and society as a whole. Availability should be for everyone and in every sphere of life, ”Sidorenko emphasized.</text:p>
      <text:p text:style-name="P4">
News Source: <text:a xlink:type="simple" xlink:href="https://www.ukrinform.ua/rubric-vidbudova/3723910-gromadski-organizacii-zaklikali-vladu-zabezpeciti-inkluzivnu-vidbudovu-kraini.html" text:style-name="Internet_20_link" text:visited-style-name="Visited_20_Internet_20_Link">
https://www.ukrinform.ua/rubric-vidbudova/3723910-gromadski-organizacii-zaklikali-vladu-zabezpeciti-inkluzivnu-vidbudovu-kraini.html</text:a>
</text:p>
      <!--NEWS-->
      <text:h text:style-name="P10" text:outline-level="1">
<text:span text:style-name="T4">
NATO countries have not been able to approve the first Cold War's plans for defense - Reuters</text:span>
</text:h>
      <text:p text:style-name="P4">
Authors: Ukrinform (Person)</text:p>
      <text:p text:style-name="P4">
Publisher: Укринформ (Organization)</text:p>
      <text:p text:style-name="P4">
Published Time: 2023-06-16T18:25:45+03:00</text:p>
      <text:p text:style-name="P4">
Modified Time: 2023-06-16T18:25:45+03:00</text:p>
      <text:p text:style-name="P4">
Description: NATO Defense Ministers did not agree at a meeting in Brussels, the Alliance's defense plans were not agreed after the Cold War. - Ukrinform.</text:p>
      <text:p text:style-name="P4">
Images: ['<text:a xlink:type="simple" xlink:href="https://static.ukrinform.com/photos/2021_10/thumb_files/630_360_1635440252-931.jpg" text:style-name="Internet_20_link" text:visited-style-name="Visited_20_Internet_20_Link">
630_360_16354...</text:a>
']</text:p>
      <text:p text:style-name="P4">
Tags: ['НАТО', 'Холодна війна']</text:p>
      <text:p text:style-name="P4">
Type: Article</text:p>
      <!--METADATA-->
      <text:p text:style-name="P4">
<draw:frame draw:style-name="fr1" draw:name="Image222" text:anchor-type="as-char" svg:width="6.9236in" svg:height="3.956343in" draw:z-index="0">
<draw:image xlink:href="../Images/yкринформ/2023-06-16T18-25-45-03-00/630_360_1635440252-931.jpg" xlink:type="simple" xlink:show="embed" xlink:actuate="onLoad" draw:mime-type="image/jpeg"/>
</draw:frame>
NATO Ministry for NATO Defense Countries did not agree on the first afternoon of the Cold War of the Alliance's Cold War.</text:p>
      <text:p text:style-name="P4">
About it reports <text:a xlink:type="simple" xlink:href="https://www.reuters.com/world/europe/nato-meeting-fails-approve-first-defence-plans-since-cold-war-sources-2023-06-16/" text:style-name="Internet_20_link" text:visited-style-name="Visited_20_Internet_20_Link">
Reuters</text:a>
, reports Ukrinform.</text:p>
      <text:p text:style-name="P4">
As it is noted, NATO diplomat stated that Turkey has blocked the decision to formulate a geographical location, in particular with respect to Cyprus. In his thought, there is still an opportunity to find a decision to the NATO summit, which will take place in July Vilnius.</text:p>
      <text:p text:style-name="P4">
"Although regional plans have not been officially approved today, we expect that the Clealans will be among the results of the Vilnius Summit in July," the US official also said.</text:p>
      <text:p text:style-name="P4">
The so -called regional plans cover thousands of pages of secret military plans, which will describe in detail how the Alliance will respond to the attack of the Russian Federation.</text:p>
      <text:p text:style-name="P4">
So far, the Alliance has not seen the need for large -scale defensive plans for detachment because he waged smaller wars in Afghanistan and Iraq and was convinced that post -Soviet Russia no longer poses an existential threat.</text:p>
      <text:p text:style-name="P4">
But in view of the war that is currently in the center of Europe, in Ukraine, and is the most bloodiest since 1945, <text:a xlink:type="simple" xlink:href="https://www.ukrinform.ua/tag-nato" text:style-name="Internet_20_link" text:visited-style-name="Visited_20_Internet_20_Link">
NATO</text:a>
He considers it necessary to plan the actions long before the conflict can occur.</text:p>
      <text:p text:style-name="P4">
<text:span text:style-name="T4">
 Read also: </text:span>
 <text:a xlink:type="simple" xlink:href="https://www.ukrinform.ua/rubric-polytics/3723851-na-samiti-u-vilnusi-ne-govoritimut-pro-zaprosenna-ukraini-do-nato-stoltenberg.html" text:style-name="Internet_20_link" text:visited-style-name="Visited_20_Internet_20_Link">
at a summit in Vilnius will not talk about Ukraine's invitation to NATO - <text:span text:style-name="T4">
 Stolten </text:span>
 Berg</text:a>
NATO will also provide countries to modernize their forces of Tamatry and Technical Support.</text:p>
      <text:p text:style-name="P4">
NATO defense ministers have been reported to determine what topics <text:a xlink:type="simple" xlink:href="https://www.ukrinform.ua/rubric-polytics/3723660-ministri-oboroni-krain-nato-sogodni-viznacaut-golovni-temi-vilnuskogo-samitu.html" text:style-name="Internet_20_link" text:visited-style-name="Visited_20_Internet_20_Link">
will be discussed by the leaders of the Alliance during the Vilnius Summit.</text:a>
</text:p>
      <text:p text:style-name="P4">
News Source: <text:a xlink:type="simple" xlink:href="https://www.ukrinform.ua/rubric-world/3723911-kraini-nato-ne-zmogli-zatverditi-persi-z-casiv-holodnoi-vijni-plani-sodo-oboroni-reuters.html" text:style-name="Internet_20_link" text:visited-style-name="Visited_20_Internet_20_Link">
https://www.ukrinform.ua/rubric-world/3723911-kraini-nato-ne-zmogli-zatverditi-persi-z-casiv-holodnoi-vijni-plani-sodo-oboroni-reuters.html</text:a>
</text:p>
      <!--NEWS-->
      <text:h text:style-name="P10" text:outline-level="1">
<text:span text:style-name="T4">
Arsenal announced a departure from a team of thirteen football players</text:span>
</text:h>
      <text:p text:style-name="P4">
Authors: Ukrinform (Person)</text:p>
      <text:p text:style-name="P4">
Publisher: Укринформ (Organization)</text:p>
      <text:p text:style-name="P4">
Published Time: 2023-06-16T18:25:55+03:00</text:p>
      <text:p text:style-name="P4">
Modified Time: 2023-06-16T18:25:55+03:00</text:p>
      <text:p text:style-name="P4">
Description: Arsenal will not continue contracts with 13 players of the main, women's and youth teams. - Ukrinform.</text:p>
      <text:p text:style-name="P4">
Images: ['<text:a xlink:type="simple" xlink:href="https://static.ukrinform.com/photos/2023_06/thumb_files/630_360_1686929100-918.jpg" text:style-name="Internet_20_link" text:visited-style-name="Visited_20_Internet_20_Link">
630_360_16869...</text:a>
']</text:p>
      <text:p text:style-name="P4">
Tags: ['Арсенал', 'Футбол']</text:p>
      <text:p text:style-name="P4">
Type: Article</text:p>
      <!--METADATA-->
      <text:p text:style-name="P4">
<draw:frame draw:style-name="fr1" draw:name="Image223" text:anchor-type="as-char" svg:width="6.9236in" svg:height="3.956343in" draw:z-index="0">
<draw:image xlink:href="../Images/yкринформ/2023-06-16T18-25-55-03-00/630_360_1686929100-918.jpg" xlink:type="simple" xlink:show="embed" xlink:actuate="onLoad" draw:mime-type="image/jpeg"/>
</draw:frame>
Arsenal will not continue contracts with 13 players of the main, women's and youth teams.</text:p>
      <text:p text:style-name="P4">
This was reported <text:a xlink:type="simple" xlink:href="https://www.arsenal.com/news/13-players-depart-end-their-contracts" text:style-name="Internet_20_link" text:visited-style-name="Visited_20_Internet_20_Link">
press service</text:a>
Canonors, Ukrinform reports.</text:p>
      <text:p text:style-name="P4">
The list included 10 players: Zak Avie, Joel Aideho, George Lewis, Enslimeitland-Nazi, Matt Smith, Tom Smith, Kalil Green, Alexandar Kovachevich, Tinokvamin, Mateus Roberts.</text:p>
      <text:p text:style-name="P4">
Also, the London club will leave three players - Mana Ivabuti, Raphael Souza Tafren Senson.</text:p>
      <text:p text:style-name="P4">
The future of Rice Nelson in Arsenal remains open. Negotiations in the interclub and player on a new contract are ongoing.</text:p>
      <text:p text:style-name="P4">
<text:span text:style-name="T4">
 Read also: </text:span>
 <text:a xlink:type="simple" xlink:href="https://www.ukrinform.ua/rubric-sports/3723894-vporatisa-z-turbulentnistu-matc-u-statusi-favorita.html" text:style-name="Internet_20_link" text:visited-style-name="Visited_20_Internet_20_Link">
handle the turbulence: match in the status of a favorite</text:a>
As it was reported, the London "Arsenal" finished the second in the drawing of the agal premier league of the season 2022/2023.</text:p>
      <text:p text:style-name="P4">
Photo: arsenal.com</text:p>
      <text:p text:style-name="P4">
News Source: <text:a xlink:type="simple" xlink:href="https://www.ukrinform.ua/rubric-sports/3723912-arsenal-anonsuvav-vidhid-z-komandi-trinadcatoh-futbolistiv.html" text:style-name="Internet_20_link" text:visited-style-name="Visited_20_Internet_20_Link">
https://www.ukrinform.ua/rubric-sports/3723912-arsenal-anonsuvav-vidhid-z-komandi-trinadcatoh-futbolistiv.html</text:a>
</text:p>
      <!--NEWS-->
      <text:h text:style-name="P10" text:outline-level="1">
<text:span text:style-name="T4">
How to work with the consciousness of the Crimeans after de -occupation: Tasheva told about the strategy</text:span>
</text:h>
      <text:p text:style-name="P4">
Authors: Ukrinform (Person)</text:p>
      <text:p text:style-name="P4">
Publisher: Укринформ (Organization)</text:p>
      <text:p text:style-name="P4">
Published Time: 2023-06-16T18:27:41+03:00</text:p>
      <text:p text:style-name="P4">
Modified Time: 2023-06-16T18:27:41+03:00</text:p>
      <text:p text:style-name="P4">
Description: The President's representation in the ARC presented a visionary document "Cognitive Crimea Collecting Strategy", developed on the basis of 22 anonymous interviews. - Ukrinform.</text:p>
      <text:p text:style-name="P4">
Images: ['<text:a xlink:type="simple" xlink:href="https://static.ukrinform.com/photos/2023_06/thumb_files/630_360_1686929207-438.jpg" text:style-name="Internet_20_link" text:visited-style-name="Visited_20_Internet_20_Link">
630_360_16869...</text:a>
']</text:p>
      <text:p text:style-name="P4">
Tags: ['Крим', 'Стратегія деокупації Криму', 'Таміла Ташева']</text:p>
      <text:p text:style-name="P4">
Type: Article</text:p>
      <!--METADATA-->
      <text:p text:style-name="P4">
<draw:frame draw:style-name="fr1" draw:name="Image224" text:anchor-type="as-char" svg:width="6.9236in" svg:height="3.956343in" draw:z-index="0">
<draw:image xlink:href="../Images/yкринформ/2023-06-16T18-27-41-03-00/630_360_1686929207-438.jpg" xlink:type="simple" xlink:show="embed" xlink:actuate="onLoad" draw:mime-type="image/jpeg"/>
</draw:frame>
The President's representation in the ARC presented a visionary document "Strategy for Crimea", developed on the basis of 22 anonymous interviews.</text:p>
      <text:p text:style-name="P4">
This was reported by a permanent representative of the President of Ukraine to Tamil Tashevau <text:a xlink:type="simple" xlink:href="https://www.facebook.com/tamila.tasheva/posts/pfbid02FPRbdbhb4WYHPqjgCcakex6D3VXTwfPXiJjgam6cKKMonBJRvcS89BYJ1jeGRfXGl" text:style-name="Internet_20_link" text:visited-style-name="Visited_20_Internet_20_Link">
Facebook</text:a>
, reports Ukrinform.</text:p>
      <text:p text:style-name="P4">
“The Presidential Republic of Ukraine was presented at the Crimea Autonomous Republic Republic Report of the Crimea Cognitive Deoccupation of Crimea, which was previously mentioned in an interview or on discussions. To be simpler, cognitive de -occupation is a work with the consciousness of our citizens, who have to survive in the occupation of more than 9 years, ”the post reads.</text:p>
      <text:p text:style-name="P4">
<text:span text:style-name="T4">
 Read also: </text:span>
 [<text:span text:style-name="T4">
 Tasheva </text:span>
 I have named possible options(https://www.ukrinform.ua/rubric-crimea/3723728-taseva-nazvala-mozlivi-varianti-statusu-krimu-pisla-deokupacii.html)Tasheva noted that the presentation of the visa document "Cognitive -cycle of Crimea" was based on the results of 22 anonymous interviews, and the vision of the cognitive aspects of the Crimean Peninsula's cognitive aspects.</text:p>
      <text:p text:style-name="P4">
From January to May 2023, they were conducted by an international expert in the safety of and communications Dmitry now. This is an interview with Ukrainian and Crimean Tatar experts that represent different sectors and professional areas(State -employment, media, public organizations, education, strategic communication, social psychology, historical memory, military sphere, identity research, etc.).</text:p>
      <text:p text:style-name="P4">
Зазначається, що після презентації гості з міністерств, громадськихорганізацій, народні депутати, а також учасники інтерв’ювання висловили своїпропозиції для доповнення Стратегії.</text:p>
      <text:p text:style-name="P4">
<text:span text:style-name="T4">
Читайте також:</text:span>
 <text:a xlink:type="simple" xlink:href="https://www.ukrinform.ua/rubric-crimea/3718792-zagarbniki-boatsa-so-do-krimu-z-rosii-vidut-diversijni-grupi-taseva.html" text:style-name="Internet_20_link" text:visited-style-name="Visited_20_Internet_20_Link">
 Загарбники бояться, що до Криму з Росії в'їдутьдиверсійні групи – <text:span text:style-name="T4">
Ташева</text:span>
 </text:a>
“It was interesting to hear a lot of right thoughts, comments and additions, so I understand that a lot of work is waiting for us.</text:p>
      <text:p text:style-name="P4">
Cognitive de -occupation will be the basis of the reintegration of our citizens back into the life of the Ukrainian state, which is one of the most important goals of our struggle, ”the President's postpiece.</text:p>
      <text:p text:style-name="P4">
News Source: <text:a xlink:type="simple" xlink:href="https://www.ukrinform.ua/rubric-crimea/3723914-ak-planuut-pracuvati-zi-svidomistu-krimcan-pisla-deokupacii-taseva-rozpovila-pro-strategiu.html" text:style-name="Internet_20_link" text:visited-style-name="Visited_20_Internet_20_Link">
https://www.ukrinform.ua/rubric-crimea/3723914-ak-planuut-pracuvati-zi-svidomistu-krimcan-pisla-deokupacii-taseva-rozpovila-pro-strategiu.html</text:a>
</text:p>
      <!--NEWS-->
      <text:h text:style-name="P10" text:outline-level="1">
<text:span text:style-name="T4">
Norway handed over 240 tons of equipment to Ukraine for renewal of the energy sector</text:span>
</text:h>
      <text:p text:style-name="P4">
Authors: Ukrinform (Person)</text:p>
      <text:p text:style-name="P4">
Publisher: Укринформ (Organization)</text:p>
      <text:p text:style-name="P4">
Published Time: 2023-06-16T18:35:43+03:00</text:p>
      <text:p text:style-name="P4">
Modified Time: 2023-06-16T18:35:43+03:00</text:p>
      <text:p text:style-name="P4">
Description: Norway handed over 26 humanitarian aid to the Ukrainian energy sector with a total weight of more than 240 tons. - Ukrinform.</text:p>
      <text:p text:style-name="P4">
Images: ['<text:a xlink:type="simple" xlink:href="https://static.ukrinform.com/photos/2023_06/thumb_files/630_360_1686929574-624.jpg" text:style-name="Internet_20_link" text:visited-style-name="Visited_20_Internet_20_Link">
630_360_16869...</text:a>
']</text:p>
      <text:p text:style-name="P4">
Tags: ['Енергетика', 'Гуманітарна допомога', 'Норвегія', 'Україна']</text:p>
      <text:p text:style-name="P4">
Type: Article</text:p>
      <!--METADATA-->
      <text:p text:style-name="P4">
<draw:frame draw:style-name="fr1" draw:name="Image225" text:anchor-type="as-char" svg:width="6.9236in" svg:height="3.956343in" draw:z-index="0">
<draw:image xlink:href="../Images/yкринформ/2023-06-16T18-35-43-03-00/630_360_1686929574-624.jpg" xlink:type="simple" xlink:show="embed" xlink:actuate="onLoad" draw:mime-type="image/jpeg"/>
</draw:frame>
Norway transmitted to the Ukrainian energy sector 26 cargoes of humanitarian aid weighing more than 240 tons.</text:p>
      <text:p text:style-name="P4">
According to Ukrinform, the Deputy Minister of Energy Yaroslavdemchenko stated this during a meeting with representatives of the Embassy of Norway in Ukraine in Ukraine Vacko, Ellen Pi and Dmitry Pankratov, reports <text:a xlink:type="simple" xlink:href="http://https://mev.gov.ua/novyna/yaroslav-demchenkov-obhovoryv-z-predstavnykamy-posolstva-norvehiyi-dopomohu-u-vidnovlenni" text:style-name="Internet_20_link" text:visited-style-name="Visited_20_Internet_20_Link">
Ministry of Energy</text:a>
 .</text:p>
      <text:p text:style-name="P4">
It is noted that during the meeting, Demchenkov introduced diplomats to current situations in <text:a xlink:type="simple" xlink:href="https://www.ukrinform.ua/tag-energetika" text:style-name="Internet_20_link" text:visited-style-name="Visited_20_Internet_20_Link">
Energy</text:a>
The coscasses used to maintain the stability of the post -Russian terrorist attack on the Kakhovskaya hydroelectric power station.</text:p>
      <text:p text:style-name="P4">
The Deputy Minister thanked Norway for the support of the Ukrainian Energy Sectorus already received 26 cargoes of humanitarian aid with a total weight of more than 240 tons.</text:p>
      <text:p text:style-name="P4">
"Among the equipment provided to Ukraine by the Norwegian side are electrical generators, power transformers and current transformers, special equipment, as well as other materials necessary for carrying out restorative work," - said Vinonergo.</text:p>
      <text:p text:style-name="P4">
<text:span text:style-name="T4">
 Read also: </text:span>
 [Belgium has allocated € 1.5 million to generators for the consequences(https://www.ukrinform.ua/rubric-society/3721000-belgia-vidilila-15-miljona-na-generatori-dla-podolanna-naslidkiv-pidrivu-kahovskoi-ges.html)It was reported that the contributions to the Fund of Ukraine's Energy Support are already over 219 million euros, of which 155 million euros in the account, and the rest are publicly marked with potential donors.</text:p>
      <text:p text:style-name="P4">
<text:span text:style-name="T5">
Foto: Ministry of Energy</text:span>
</text:p>
      <text:p text:style-name="P4">
News Source: <text:a xlink:type="simple" xlink:href="https://www.ukrinform.ua/rubric-economy/3723917-norvegia-peredala-ukraini-240-tonn-obladnanna-na-vidnovlenna-energosektoru.html" text:style-name="Internet_20_link" text:visited-style-name="Visited_20_Internet_20_Link">
https://www.ukrinform.ua/rubric-economy/3723917-norvegia-peredala-ukraini-240-tonn-obladnanna-na-vidnovlenna-energosektoru.html</text:a>
</text:p>
      <!--NEWS-->
      <text:h text:style-name="P10" text:outline-level="1">
<text:span text:style-name="T4">
Taurian direction: 36 collisions occurred in a day, the enemy's loss - more than four mouths</text:span>
</text:h>
      <text:p text:style-name="P4">
Authors: Ukrinform (Person)</text:p>
      <text:p text:style-name="P4">
Publisher: Укринформ (Organization)</text:p>
      <text:p text:style-name="P4">
Published Time: 2023-06-16T18:42:00+03:00</text:p>
      <text:p text:style-name="P4">
Modified Time: 2023-06-16T18:42:00+03:00</text:p>
      <text:p text:style-name="P4">
Description: In the Tavriya direction, the daily loss of Russian troops killed and wounded is more than four companie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228" text:anchor-type="as-char" svg:width="6.9236in" svg:height="3.956343in" draw:z-index="0">
<draw:image xlink:href="../Images/yкринформ/2023-06-16T18-42-00-03-00/630_360_1680422407-224.png" xlink:type="simple" xlink:show="embed" xlink:actuate="onLoad" draw:mime-type="image/png"/>
</draw:frame>
The Natavrian direction of the daily loss of Russian troops killed and wounded will be more than four companies.</text:p>
      <text:p text:style-name="P4">
According to Ukrinform, General Alexander Tarnavsky reported in [telegram.] About this commander of the operational-strategic group "Tavriya" Tavriya Tavriya Tavrivsky.(https://t.me/otarnavskiy/122)"In the last day there were 36 hoodies and 578 <text:a xlink:type="simple" xlink:href="https://www.ukrinform.ua/tag-obstril" text:style-name="Internet_20_link" text:visited-style-name="Visited_20_Internet_20_Link">
shelling</text:a>
. Units of rocket troops of the Taleartillery forces of Tavriyskaya direction during the day completed 1481 a tasks, "he said.</text:p>
      <text:p text:style-name="P4">
According to the commander, the Ukrainian defenders destroyed and damaged53 units of military equipment of the Russians, including 12 tanks, six combat vehicles and as many armored vehicles, three MTLBs, armored vehicles, howitzer 2A65 "MSTA-B", two unpopulars of Zala and the uncertain vehicles.</text:p>
      <text:p text:style-name="P4">
<text:span text:style-name="T4">
 Read also: </text:span>
 <text:a xlink:type="simple" xlink:href="https://www.ukrinform.ua/rubric-ato/3723564-sili-oboroni-likviduvali-vze-218-500-rosijskih-zagarbnikiv.html" text:style-name="Internet_20_link" text:visited-style-name="Visited_20_Internet_20_Link">
Defense forces have already eliminated 218,500 Russian ash</text:a>
Also in the Tavriysk direction destroyed three places of storage of enemy boobs.</text:p>
      <text:p text:style-name="P4">
As reported by Ukrinform, the main efforts <text:a xlink:type="simple" xlink:href="https://www.ukrinform.ua/rubric-ato/3723550-aviacia-zsu-za-dobu-zavdala-13-udariv-po-rajonah-skupcenna-voroga.html" text:style-name="Internet_20_link" text:visited-style-name="Visited_20_Internet_20_Link">
Russian invaders concentrate</text:a>
in four directions. More than 30 combat clashes took place there.</text:p>
      <text:p text:style-name="P4">
News Source: <text:a xlink:type="simple" xlink:href="https://www.ukrinform.ua/rubric-ato/3723922-vtrati-rosijskoi-armii-na-tavrijskomu-napramku-za-dobu-perevisili-cotiri-roti.html" text:style-name="Internet_20_link" text:visited-style-name="Visited_20_Internet_20_Link">
https://www.ukrinform.ua/rubric-ato/3723922-vtrati-rosijskoi-armii-na-tavrijskomu-napramku-za-dobu-perevisili-cotiri-roti.html</text:a>
</text:p>
      <!--NEWS-->
      <text:h text:style-name="P10" text:outline-level="1">
<text:span text:style-name="T4">
Two Kherson became laureates of Vaclav Gavel Prize</text:span>
</text:h>
      <text:p text:style-name="P4">
Authors: Ukrinform (Person)</text:p>
      <text:p text:style-name="P4">
Publisher: Укринформ (Organization)</text:p>
      <text:p text:style-name="P4">
Published Time: 2023-06-16T18:43:01+03:00</text:p>
      <text:p text:style-name="P4">
Modified Time: 2023-06-16T18:43:01+03:00</text:p>
      <text:p text:style-name="P4">
Description: Julia Manukian's artcritic from Kherson became a winner of Vaclav Gavel Prize, also awarded (posthumously) awarded conductor of Kherson Philharmonic Yuri Krepatenko. - Ukrinform.</text:p>
      <text:p text:style-name="P4">
Images: ['<text:a xlink:type="simple" xlink:href="https://static.ukrinform.com/photos/2023_06/thumb_files/630_360_1686930006-857.jpg" text:style-name="Internet_20_link" text:visited-style-name="Visited_20_Internet_20_Link">
630_360_16869...</text:a>
']</text:p>
      <text:p text:style-name="P4">
Tags: ['Херсон', 'Премія Гавела']</text:p>
      <text:p text:style-name="P4">
Type: Article</text:p>
      <!--METADATA-->
      <text:p text:style-name="P4">
<draw:frame draw:style-name="fr1" draw:name="Image229" text:anchor-type="as-char" svg:width="6.9236in" svg:height="3.956343in" draw:z-index="0">
<draw:image xlink:href="../Images/yкринформ/2023-06-16T18-43-01-03-00/630_360_1686930006-857.jpg" xlink:type="simple" xlink:show="embed" xlink:actuate="onLoad" draw:mime-type="image/jpeg"/>
</draw:frame>
Artcritic from Kherson Yulia Manukian became a laureate of Vaclav Gavel Prize, as well(posthumously)Awarded the conductor of the Kherson Philharmonic Yurikerpatenko.</text:p>
      <text:p text:style-name="P4">
This was reported in <text:a xlink:type="simple" xlink:href="https://www.facebook.com/alisagott/posts/pfbid0e9tJbH6mQh3wq55qrzQma1xhjkiLQp7tpr8Jt7yYhXNKgm6nbXztaSVwmcYL31nsl" text:style-name="Internet_20_link" text:visited-style-name="Visited_20_Internet_20_Link">
Facebook</text:a>
the artcritical man of the manjia manuki(Alisa good), reports Ukrinform.</text:p>
      <text:p text:style-name="P4">
"When I was written that I was a Vaclav Gavelu Laurel on Human Rights Ibazano to get it personally, on Oslo Freedom Forum, I thought - no, it's a prantoky," Manukian wrote.</text:p>
      <text:p text:style-name="P4">
She noted that she really wrote and told where she could, about the participants of the "occupation residence", but for her still a mystery - who filed her for the award. As articritic, at the Grand International Forum, she named the names of the first arts, whose works became the "golden fund" of contemporary Ukrainian art during the war.</text:p>
      <text:p text:style-name="P4">
Also, as she emphasized, it is a great honor for her to divide the Prize with the Philharmonic Philharmonic, Yuri Kapatenko, whom the occupiers were shot in their own quarter for refusing to hold a concert for them. The award is awarded to him permanently.</text:p>
      <text:p text:style-name="P4">
<text:span text:style-name="T4">
 Read also: </text:span>
 [the first lady received an international <text:span text:style-name="T4">
 award </text:span>
 Yu for the contribution of Vochoron mental health of Ukrainians]](https://www.ukrinform.ua/rubric-society/3723511-persa-ledi-otrimala-miznarodnu-premiu-za-vnesok-v-ohoronu-psihicnogo-zdorova-ukrainciv.html)It is noted that Vaclav Havel Prize for Creative Dissent - Annual distinctive merit for human rights protection in Europe and abroad, started in 2013 by the Parliamentary Assembly of the Council of Europe jointly with Vaclav Gavel and Carta 77.</text:p>
      <text:p text:style-name="P4">
According to the Past / Future / Future / Art Cultural Culture Platform, Julia Manukian's articritic from Kherson was occupied for two months. During this time, the region organized a kind of underground residence: in March, local artists united to reflect their lives during the time of art. This work lasted all the time during the occupation of Kherson. Yulia Manukian Zcolega Sergiy Dyachenko was able to leave the city, but all the time supported by the people and archived work.As reported by Ukrinform, a talented musician, the chief conductor of the Hilea Chamber Oriental Kherson Regional Philharmonic, Yuri Leonidovich Kardenkenkenkenkenkenkenkena was sold in the fall of 2022 for refusing to cooperate with the occupiers.</text:p>
      <text:p text:style-name="P4">
Photo: Alisa Gott</text:p>
      <text:p text:style-name="P4">
News Source: <text:a xlink:type="simple" xlink:href="https://www.ukrinform.ua/rubric-culture/3723921-dvoe-hersonciv-stali-laureatami-premii-vaclava-gavela.html" text:style-name="Internet_20_link" text:visited-style-name="Visited_20_Internet_20_Link">
https://www.ukrinform.ua/rubric-culture/3723921-dvoe-hersonciv-stali-laureatami-premii-vaclava-gavela.html</text:a>
</text:p>
      <!--NEWS-->
      <text:h text:style-name="P10" text:outline-level="1">
<text:span text:style-name="T4">
The Ukrainian national team made Cambek and won northern Macedonia in qualifying in Euro-2024</text:span>
</text:h>
      <text:p text:style-name="P4">
Authors: Ukrinform (Person)</text:p>
      <text:p text:style-name="P4">
Publisher: Укринформ (Organization)</text:p>
      <text:p text:style-name="P4">
Published Time: 2023-06-16T18:44:00+03:00</text:p>
      <text:p text:style-name="P4">
Modified Time: 2023-06-16T23:44:00+03:00</text:p>
      <text:p text:style-name="P4">
Description: The National Football National Team played after the first half lost and victory in Northern Macedonia in the selection for the European Championships-2024. - Ukrinform.</text:p>
      <text:p text:style-name="P4">
Images: ['<text:a xlink:type="simple" xlink:href="https://static.ukrinform.com/photos/2023_06/thumb_files/630_360_1686947728-607.jpg" text:style-name="Internet_20_link" text:visited-style-name="Visited_20_Internet_20_Link">
630_360_16869...</text:a>
']</text:p>
      <text:p text:style-name="P4">
Tags: ['Футбол', 'Збірна України']</text:p>
      <text:p text:style-name="P4">
Type: Article</text:p>
      <!--METADATA-->
      <text:p text:style-name="P4">
<draw:frame draw:style-name="fr1" draw:name="Image232" text:anchor-type="as-char" svg:width="6.9236in" svg:height="3.956343in" draw:z-index="0">
<draw:image xlink:href="../Images/yкринформ/2023-06-16T18-44-00-03-00/630_360_1686947728-607.jpg" xlink:type="simple" xlink:show="embed" xlink:actuate="onLoad" draw:mime-type="image/jpeg"/>
</draw:frame>
The National Football National Team played after the first time lost and victory in Northern Macedonia in the selection at the 2024 Championship.</text:p>
      <text:p text:style-name="P4">
The national team of Ukraine in a foreign field overcame Northern Macedonia 3: 2 in the 3rd tour qualifications to the European Championships 2024, Ukrinform reports.</text:p>
      <text:p text:style-name="P4">
In Northern Macedonia, Bardi and Elmas were distinguished in the first half. For the second half, the national team of Ukraine was played by the efforts of the spare and hemp.</text:p>
      <text:p text:style-name="P4">
After two played duels, "blue-yellow" occupy the fourth stage of Ugroup S.</text:p>
      <text:p text:style-name="P4">
In a parallel match, the England's team defeated Malta(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As it was reported, in the first match of qualification to Euro-2024 the national team of Ukraine became England(0:2).</text:p>
      <text:p text:style-name="P4">
Фото Павла Кубанова</text:p>
      <text:p text:style-name="P4">
News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PrivatBank will resume foreign currency reception through terminals</text:span>
</text:h>
      <text:p text:style-name="P4">
Authors: Ukrinform (Person)</text:p>
      <text:p text:style-name="P4">
Publisher: Укринформ (Organization)</text:p>
      <text:p text:style-name="P4">
Published Time: 2023-06-16T18:59:16+03:00</text:p>
      <text:p text:style-name="P4">
Modified Time: 2023-06-16T18:59:16+03:00</text:p>
      <text:p text:style-name="P4">
Description: PrivatBank will resume a foreign currency cash reception service since June 22 with a card enrollment through a self -service network. - Ukrinform.</text:p>
      <text:p text:style-name="P4">
Images: ['<text:a xlink:type="simple" xlink:href="https://static.ukrinform.com/photos/2020_09/thumb_files/630_360_1599564939-536.jpeg" text:style-name="Internet_20_link" text:visited-style-name="Visited_20_Internet_20_Link">
630_360_15995...</text:a>
']</text:p>
      <text:p text:style-name="P4">
Tags: ['Приватбанк', 'Валюта']</text:p>
      <text:p text:style-name="P4">
Type: Article</text:p>
      <!--METADATA-->
      <text:p text:style-name="P4">
<draw:frame draw:style-name="fr1" draw:name="Image233" text:anchor-type="as-char" svg:width="6.9236in" svg:height="3.956343in" draw:z-index="0">
<draw:image xlink:href="../Images/yкринформ/2023-06-16T18-59-16-03-00/630_360_1599564939-536.jpeg" xlink:type="simple" xlink:show="embed" xlink:actuate="onLoad" draw:mime-type="image/jpeg"/>
</draw:frame>
PrivatBank will resume the reception of cash foreign currency from June 22 by enrollment on the card through the network of self -service terminals.</text:p>
      <text:p text:style-name="P4">
About it reports Ukrinform with a link to <text:a xlink:type="simple" xlink:href="https://privatbank.ua/news/2023/6/16/1969" text:style-name="Internet_20_link" text:visited-style-name="Visited_20_Internet_20_Link">
Bank site.</text:a>
"We are aware of some aspects of cash exchange of foreign currency, including the exchange of foreign banknotes with signs of significant wear and damage and banknotes of ancient years of issue &lt;...&gt;
 The bank is renewed But she cooperates with the regulator within the established rules and regulations, " - the message reads.</text:p>
      <text:p text:style-name="P4">
*!(https://www.ukrinform.ua/rubric-economy/3702179-urad-zatverdiv-ricnij-zvit-privatbanku-do-budzetu-spramuvali-ponad-24-milarda-dividendiv.html)As it was reported, lately <text:a xlink:type="simple" xlink:href="https://www.ukrinform.ua/tag-bank" text:style-name="Internet_20_link" text:visited-style-name="Visited_20_Internet_20_Link">
banks</text:a>
and exchange offices in Ukraine refuse to accept bills with slight spare, inscriptions and seals, which have previously been carried out. Such banknotes are offered to take a 10-15 percent discount. In turn, the National Bank of Ukraine stated that it did not adopt any regulatory acts that provide for a ban on foreign exchange transactions in foreign currency, in particular, the US dollars in the 1996 series and the release earlier.</text:p>
      <text:p text:style-name="P4">
News Source: <text:a xlink:type="simple" xlink:href="https://www.ukrinform.ua/rubric-economy/3723926-privatbank-vidnovit-prijom-inozemnoi-valuti-cerez-terminali.html" text:style-name="Internet_20_link" text:visited-style-name="Visited_20_Internet_20_Link">
https://www.ukrinform.ua/rubric-economy/3723926-privatbank-vidnovit-prijom-inozemnoi-valuti-cerez-terminali.html</text:a>
</text:p>
      <!--NEWS-->
      <text:h text:style-name="P10" text:outline-level="1">
<text:span text:style-name="T4">
The government held a meeting on the socio-economic situation in Kherson region</text:span>
</text:h>
      <text:p text:style-name="P4">
Authors: Ukrinform (Person)</text:p>
      <text:p text:style-name="P4">
Publisher: Укринформ (Organization)</text:p>
      <text:p text:style-name="P4">
Published Time: 2023-06-16T18:59:31+03:00</text:p>
      <text:p text:style-name="P4">
Modified Time: 2023-06-16T18:59:31+03:00</text:p>
      <text:p text:style-name="P4">
Description: The Cabinet of Ministers hosted a meeting on the socio-economic situation in Kherson region, as well as the restoration of roads and medical support of the region. - Ukrinform.</text:p>
      <text:p text:style-name="P4">
Images: ['<text:a xlink:type="simple" xlink:href="https://static.ukrinform.com/photos/2023_06/thumb_files/630_360_1686931038-615.jpg" text:style-name="Internet_20_link" text:visited-style-name="Visited_20_Internet_20_Link">
630_360_16869...</text:a>
']</text:p>
      <text:p text:style-name="P4">
Tags: ['Херсонщина', 'Кабмін', 'Шмигаль']</text:p>
      <text:p text:style-name="P4">
Type: Article</text:p>
      <!--METADATA-->
      <text:p text:style-name="P4">
<draw:frame draw:style-name="fr1" draw:name="Image234" text:anchor-type="as-char" svg:width="6.9236in" svg:height="3.956343in" draw:z-index="0">
<draw:image xlink:href="../Images/yкринформ/2023-06-16T18-59-31-03-00/630_360_1686931038-615.jpg" xlink:type="simple" xlink:show="embed" xlink:actuate="onLoad" draw:mime-type="image/jpeg"/>
</draw:frame>
The offices of the socio-economic situation in the Kherson region, as well as the restoration of roads and medical support of the region, were held in the office.</text:p>
      <text:p text:style-name="P4">
As Ukrinform reports, about it in <text:a xlink:type="simple" xlink:href="https://t.me/Denys_Smyhal/5416" text:style-name="Internet_20_link" text:visited-style-name="Visited_20_Internet_20_Link">
telegram</text:a>
The Prime Minister of Ukraine Denis Shmigal reports.</text:p>
      <text:p text:style-name="P4">
"They held a meeting on the socio-economic situation in the Kherson region. I wandered information on problematic issues. One of them is to cover debts for educators, in particular those who worked continuously by the Ukrainian programs during the occupation. He gave the task of the Ministry of Finance and Monks to prepare all the necessary documents. All debts to the teachers should be about, ”Shmigal said.</text:p>
      <text:p text:style-name="P4">
<text:span text:style-name="T4">
 Read also: </text:span>
 [to <text:span text:style-name="T4">
 Kherson region </text:span>
 will send 150 specialists to conduct a technical inspection(https://www.ukrinform.ua/rubric-regions/3723678-na-hersonsinu-napravlat-150-specialistiv-dla-provedenna-tehnicnogo-obstezenna-postrazdalogo-zitla.html)As it is noted, the second issue that the government has considered is the restoration of Uhersoni roads. Some of them were blurred in the city's submerged neighborhoods. This makes it impossible for the transportation of critical and necessary goods. After the water is drained, urgent recovery is required. The mini -infrastructure together with the State Agency for recovery should take the situation in control.</text:p>
      <text:p text:style-name="P4">
In addition, during the meeting, government officials discussed issues in the medical field.</text:p>
      <text:p text:style-name="P4">
“We are getting ready for all possible challenges. Prepared plans for response in case of infectious diseases due to water contamination. MOH in close coordination with Kherson Ova on needs. Hospitals, regulated by the NSAU with a duty for response, have stocks of the necessary medicinal products, "the Prime Minister said.</text:p>
      <text:p text:style-name="P4">
<text:span text:style-name="T4">
 Read also: </text:span>
 <text:a xlink:type="simple" xlink:href="https://www.ukrinform.ua/rubric-vidbudova/3723798-smigal-vidvidav-selo-posadpokrovske-na-hersonsini.html" text:style-name="Internet_20_link" text:visited-style-name="Visited_20_Internet_20_Link">
<text:span text:style-name="T4">
 Shmigal </text:span>
 visited the village of Poskrovske in Kherson region</text:a>
According to Ukrinform, the demining groups of the SES were surveyed about 100 hectares in the Kherson Ostrov residential district, which was most affected by the underwriting due to the destruction of the Kakhovka hydroelectric power station.</text:p>
      <text:p text:style-name="P4">
Photo: Denis Shmigal, Telegrams</text:p>
      <text:p text:style-name="P4">
News Source: <text:a xlink:type="simple" xlink:href="https://www.ukrinform.ua/rubric-regions/3723927-urad-proviv-naradu-sodo-socialnoekonomicnoi-situacii-na-hersonsini.html" text:style-name="Internet_20_link" text:visited-style-name="Visited_20_Internet_20_Link">
https://www.ukrinform.ua/rubric-regions/3723927-urad-proviv-naradu-sodo-socialnoekonomicnoi-situacii-na-hersonsini.html</text:a>
</text:p>
      <!--NEWS-->
      <text:h text:style-name="P10" text:outline-level="1">
<text:span text:style-name="T4">
Britain additionally allocates 60 million pounds to the NATO Fund to support Ukraine</text:span>
</text:h>
      <text:p text:style-name="P4">
Authors: Ukrinform (Person)</text:p>
      <text:p text:style-name="P4">
Publisher: Укринформ (Organization)</text:p>
      <text:p text:style-name="P4">
Published Time: 2023-06-16T19:01:13+03:00</text:p>
      <text:p text:style-name="P4">
Modified Time: 2023-06-16T19:01:13+03:00</text:p>
      <text:p text:style-name="P4">
Description: The United Kingdom will send an additional 60 million pounds ($ 77 million) to the Nativ Ukraine support fund. - Ukrinform.</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НАТО', 'Україна', 'Гроші']</text:p>
      <text:p text:style-name="P4">
Type: Article</text:p>
      <!--METADATA-->
      <text:p text:style-name="P4">
<draw:frame draw:style-name="fr1" draw:name="Image235" text:anchor-type="as-char" svg:width="6.9236in" svg:height="3.956343in" draw:z-index="0">
<draw:image xlink:href="../Images/yкринформ/2023-06-16T19-01-13-03-00/630_360_1493638381-2689.jpg" xlink:type="simple" xlink:show="embed" xlink:actuate="onLoad" draw:mime-type="image/jpeg"/>
</draw:frame>
Great Britain will send an additional 60 million pounds($ 77 million)to the Nativ Fund of Ukraine.</text:p>
      <text:p text:style-name="P4">
According to Ukrinform, the press service of the British government reported.</text:p>
      <text:p text:style-name="P4">
The Minister of Defense of the UK Ben Wallace has announced an additional 60 million pounds from the UK for a comprehensive NATO package aid(CAP), so that the total contribution <text:a xlink:type="simple" xlink:href="https://www.ukrinform.ua/tag-britania" text:style-name="Internet_20_link" text:visited-style-name="Visited_20_Internet_20_Link">
UK</text:a>
Since February last year, 80 million pounds will exceed.</text:p>
      <text:p text:style-name="P4">
A comprehensive NATO assistance package for Ukraine has been in force since 2016.</text:p>
      <text:p text:style-name="P4">
"The selected assistance will be used to ensure safe communication; the supply of dry -up, fuel, medicines, armor, winter clothing for countering mine and chemical and biological threats," -will be in the message.</text:p>
      <text:p text:style-name="P4">
<text:span text:style-name="T4">
 Read also: </text:span>
 <text:a xlink:type="simple" xlink:href="https://www.ukrinform.ua/rubric-ato/3723896-bagato-krain-nato-gotovi-zbilsiti-vneski-na-oboronu-abi-ozbrouvati-ukrainu-ostin.html" text:style-name="Internet_20_link" text:visited-style-name="Visited_20_Internet_20_Link">
many NATO countries are ready to increase defense contributions, abandon Ukraine - <text:span text:style-name="T4">
 Austin </text:span>
</text:a>
"This new contribution to the NATO Fund for Ukraine is part of our permanent obligation to provide Ukraine with the necessary equipment and training," Volles said.</text:p>
      <text:p text:style-name="P4">
As it was reported, the UK government announced a package of military assistance for Ukraine worth 92 million pounds(nearly $ 116 million)To increase the efficiency of the air defense.</text:p>
      <text:p text:style-name="P4">
News Source: <text:a xlink:type="simple" xlink:href="https://www.ukrinform.ua/rubric-ato/3723928-britania-dodatkovo-vidilae-60-miljoniv-funtiv-u-fond-nato-dla-pidtrimki-ukraini.html" text:style-name="Internet_20_link" text:visited-style-name="Visited_20_Internet_20_Link">
https://www.ukrinform.ua/rubric-ato/3723928-britania-dodatkovo-vidilae-60-miljoniv-funtiv-u-fond-nato-dla-pidtrimki-ukraini.html</text:a>
</text:p>
      <!--NEWS-->
      <text:h text:style-name="P10" text:outline-level="1">
<text:span text:style-name="T4">
Kherson region continues to receive humanitarian support from other regions</text:span>
</text:h>
      <text:p text:style-name="P4">
Authors: Ukrinform (Person)</text:p>
      <text:p text:style-name="P4">
Publisher: Укринформ (Organization)</text:p>
      <text:p text:style-name="P4">
Published Time: 2023-06-16T19:07:50+03:00</text:p>
      <text:p text:style-name="P4">
Modified Time: 2023-06-16T19:07:50+03:00</text:p>
      <text:p text:style-name="P4">
Description: Kherson region, which has suffered from the exploration of the Russians of the Kakhovka hydroelectric power station, continues to receive humanitarian support from other regions of the country. - Ukrinform.</text:p>
      <text:p text:style-name="P4">
Images: ['<text:a xlink:type="simple" xlink:href="https://static.ukrinform.com/photos/2023_06/thumb_files/630_360_1686291425-692.jpg" text:style-name="Internet_20_link" text:visited-style-name="Visited_20_Internet_20_Link">
630_360_16862...</text:a>
']</text:p>
      <text:p text:style-name="P4">
Tags: ['Херсонщина', 'допомога', 'Каховська ГЕС', 'Підтоплення']</text:p>
      <text:p text:style-name="P4">
Type: Article</text:p>
      <!--METADATA-->
      <text:p text:style-name="P4">
<draw:frame draw:style-name="fr1" draw:name="Image236" text:anchor-type="as-char" svg:width="6.9236in" svg:height="3.956343in" draw:z-index="0">
<draw:image xlink:href="../Images/yкринформ/2023-06-16T19-07-50-03-00/630_360_1686291425-692.jpg" xlink:type="simple" xlink:show="embed" xlink:actuate="onLoad" draw:mime-type="image/jpeg"/>
</draw:frame>
Kherson region, which was injured by the Russians of the Kakhovska hydroelectric power station, continues to maintain humanitarian support from other regions of the country.</text:p>
      <text:p text:style-name="P4">
This was reported in telegrams-channels of regional administrations, reports Ukrinform.</text:p>
      <text:p text:style-name="P4">
In particular, the first deputy chairman of the Kherson Regional Council Yuri Sobolevsky <text:a xlink:type="simple" xlink:href="https://t.me/SobolevskyiYurii/1597" text:style-name="Internet_20_link" text:visited-style-name="Visited_20_Internet_20_Link">
reported</text:a>
that at the initiative of the People's Department of Ukraine, Elena Vintonyak for Kherson from Ivano-Frankivsk was delivered12 tons of bottled drinking water.</text:p>
      <text:p text:style-name="P4">
Photo: Telegrams/Yuri Sobolevsky</text:p>
      <text:p text:style-name="P4">
And the Support Kherson Charitable Foundation together with friends and partners from <text:a xlink:type="simple" xlink:href="https://www.ukrinform.ua/tag-polsa" text:style-name="Internet_20_link" text:visited-style-name="Visited_20_Internet_20_Link">
Poland</text:a>
, Kharkiv and Lviv was handed over to the Kherson Regional Clinical Hospital to the Kherson Regional Clinical Hospital.</text:p>
      <text:p text:style-name="P4">
Precarpathian law enforcement officers also joined the assistance of the victimshanson region. They handed over to the reanima, which would be involved in rescuing people.</text:p>
      <text:p text:style-name="P4">
*!(https://www.ukrinform.ua/rubric-society/3723903-britania-peredala-ukraini-dopomogu-dla-podolanna-naslidkiv-pidtoplen.html)“Law enforcement officers transported a resuscitation on the basis of Mercedes-Benz, who acquired the assistance of the head of the Lisetsky settlement council Anatoly Lushchak. The resuscitation was transferred to the Department of Health of the Kherson Regional State Administration. From now on, it will be involved in the rescue of people who have suffered from the occupiers, ” - said in <text:a xlink:type="simple" xlink:href="https://www.facebook.com/frankivsk.police/posts/pfbid02FHCVwaQETzYcA5WpJCEzYaBeM22Vpo2f6bXpnhvndw6dJGeZw1NcaKSGUMHb3iCJl" text:style-name="Internet_20_link" text:visited-style-name="Visited_20_Internet_20_Link">
police</text:a>
region.</text:p>
      <text:p text:style-name="P4">
Police also handed over to the Kherson humanitarian assistance to the Vidivana-Frankivsk Chamber of Commerce and Industry. These are water, cereals, canned tarers of essence.</text:p>
      <text:p text:style-name="P4">
<text:span text:style-name="T4">
 Read also: </text:span>
 [<text:span text:style-name="T4">
 Consequence </text:span>
 and blast Kakhovskaya hydroelectric power hydroelectric power station, eliminate more(https://www.ukrinform.ua/rubric-regions/3723755-naslidki-pidrivu-kahovskoi-ges-likvidovuut-ponad-14-tisaci-ludej-smigal.html)</text:p>
      <text:p text:style-name="P4">
And KP "Kharkivspetsbud" sent the Kherson Regional Clinical Hospital of 3.5 teptry water, food and 300 pairs of denim clothing, said <text:a xlink:type="simple" xlink:href="https://t.me/citykharkivua/33407" text:style-name="Internet_20_link" text:visited-style-name="Visited_20_Internet_20_Link">
Kharkiv City Council</text:a>
 .</text:p>
      <text:p text:style-name="P4">
Photo: Kharkiv Kamiskrad</text:p>
      <text:p text:style-name="P4">
Press service <text:a xlink:type="simple" xlink:href="https://t.me/khersonskaODA/6979" text:style-name="Internet_20_link" text:visited-style-name="Visited_20_Internet_20_Link">
Kherson Ova</text:a>
Informed about receiving humanitarian aid from four regions. In particular, Rivneshchyshchin has died and handled long-term storage products, drinking water, medicines, and a batch of rubber boots, boots and vedes.</text:p>
      <text:p text:style-name="P4">
Photo: KhersonPhoto: Kherson Ova</text:p>
      <text:p text:style-name="P4">
In addition, Odessa has sent more than 34 thousand liters of bottled water, food, hygiene products, detergents, medicines, bed -bilzy, towels, clothing and shoes. Special inventory for rescuers also arrived.</text:p>
      <text:p text:style-name="P4">
*!(https://www.ukrinform.ua/rubric-regions/3723678-na-hersonsinu-napravlat-150-specialistiv-dla-provedenna-tehnicnogo-obstezenna-postrazdalogo-zitla.html)The Transcarpathian region has sent more than 2 tons of drinking water, a modern powerful generator, food, mattresses and hygiene products.</text:p>
      <text:p text:style-name="P4">
And from Kirovohrad region, 22 utilities in the elimination of grave consequences of flooding of Kherson region.</text:p>
      <text:p text:style-name="P4">
Volodymyr Litvinov, Head of Beryslav RVA <text:a xlink:type="simple" xlink:href="https://t.me/beryslavrda/3269" text:style-name="Internet_20_link" text:visited-style-name="Visited_20_Internet_20_Link">
informed</text:a>
that philanthropists do not stop taking care of the residents of the Beryslav community.</text:p>
      <text:p text:style-name="P4">
Photo: Beryslav RDA</text:p>
      <text:p text:style-name="P4">
In particular, the Zhytomyr Ova once again delivered food and Vodumilovsky territorial community. Novovorontsovskaya territorial communicated from the BF "Voices of Children" of water tank, some of which are already placed on apartment buildings. And the Pavlograd oil factory provides the residents of this community with watering water.</text:p>
      <text:p text:style-name="P4">
The communities of the Ternopil region are referred to the help in the flooded regional Specialists, whose work is needed first.</text:p>
      <text:p text:style-name="P4">
<text:span text:style-name="T4">
 Read also: </text:span>
 <text:a xlink:type="simple" xlink:href="https://www.ukrinform.ua/rubric-regions/3723927-urad-proviv-naradu-sodo-socialnoekonomicnoi-situacii-na-hersonsini.html" text:style-name="Internet_20_link" text:visited-style-name="Visited_20_Internet_20_Link">
the government held a meeting on the socio-economic situation on <text:span text:style-name="T4">
 Kherson </text:span>
 not</text:a>
</text:p>
      <text:p text:style-name="P4">
Photo: Ternopil OvaPhoto: Ternopil Ova</text:p>
      <text:p text:style-name="P4">
He also noted that the areas affected by the areas are transferred to the removal equipment, six cars for garbage removal and a tank for storing drinking water delivery. The first to support the Kherson region was annexed, Buchach, Vyshnivtsi and Zbarazh communities of Ternopil region.</text:p>
      <text:p text:style-name="P4">
As it was reported, on the night against June 6 <text:a xlink:type="simple" xlink:href="https://www.ukrinform.ua/rubric-other_news/3723441-pidriv-rosianami-kahovskoi-ges-usi-novini.html" text:style-name="Internet_20_link" text:visited-style-name="Visited_20_Internet_20_Link">
the Russian army blown up the Greblyukakhov hydroelectric power station</text:a>
. As of June 16, 34 settlements remain subordinated, of which 17 are under the control of Ukrainiter.</text:p>
      <text:p text:style-name="P4">
News Source: <text:a xlink:type="simple" xlink:href="https://www.ukrinform.ua/rubric-regions/3723930-hersonsina-prodovzue-otrimuvati-gumanitarnu-pidtrimku-vid-insih-regioniv.html" text:style-name="Internet_20_link" text:visited-style-name="Visited_20_Internet_20_Link">
https://www.ukrinform.ua/rubric-regions/3723930-hersonsina-prodovzue-otrimuvati-gumanitarnu-pidtrimku-vid-insih-regioniv.html</text:a>
</text:p>
      <!--NEWS-->
      <text:h text:style-name="P10" text:outline-level="1">
<text:span text:style-name="T4">
Interflex Operation: British parliamentaries watched how the Armed Forces fighters train</text:span>
</text:h>
      <text:p text:style-name="P4">
Authors: Ukrinform (Person)</text:p>
      <text:p text:style-name="P4">
Publisher: Укринформ (Organization)</text:p>
      <text:p text:style-name="P4">
Published Time: 2023-06-16T19:09:42+03:00</text:p>
      <text:p text:style-name="P4">
Modified Time: 2023-06-16T19:09:42+03:00</text:p>
      <text:p text:style-name="P4">
Description: The delegation of the UK Parliament visited Ukrainian military who undergo training under the interflex multinational educational operation. - Ukrinform.</text:p>
      <text:p text:style-name="P4">
Images: ['<text:a xlink:type="simple" xlink:href="https://static.ukrinform.com/photos/2023_06/thumb_files/630_360_1686931152-1031.jpeg" text:style-name="Internet_20_link" text:visited-style-name="Visited_20_Internet_20_Link">
630_360_16869...</text:a>
']</text:p>
      <text:p text:style-name="P4">
Tags: None</text:p>
      <text:p text:style-name="P4">
Type: Article</text:p>
      <!--METADATA-->
      <text:p text:style-name="P4">
<draw:frame draw:style-name="fr1" draw:name="Image244" text:anchor-type="as-char" svg:width="6.9236in" svg:height="3.956343in" draw:z-index="0">
<draw:image xlink:href="../Images/yкринформ/2023-06-16T19-09-42-03-00/630_360_1686931152-1031.jpeg" xlink:type="simple" xlink:show="embed" xlink:actuate="onLoad" draw:mime-type="image/jpeg"/>
</draw:frame>
The delegation of the UK Parliament has visited the Ukrainian military who are training in the framework of the multinational interflex educational operation.</text:p>
      <text:p text:style-name="P4">
As Ukrinform reports, about it on <text:a xlink:type="simple" xlink:href="https://www.facebook.com/GeneralStaff.ua/posts/606965994949816" text:style-name="Internet_20_link" text:visited-style-name="Visited_20_Internet_20_Link">
Facebook</text:a>
The Present Service of the Armed Forces General Staff reports.</text:p>
      <text:p text:style-name="P4">
“The delegation of the Parliament of the United Kingdom and Northern Irlanders UK Parliament in accordance with the“ Armed Forces Program ”visited Ukrainian military personnel of the Armed Forces of Ukraine, who are trained message.</text:p>
      <text:p text:style-name="P4">
As noted, during a briefing conducted by British, Canadian and</text:p>
      <text:p text:style-name="P4">
</text:p>
      <text:p text:style-name="P4">
The Ukrainian educational team, participants of the visit learned about the main issues of the training program for the personnel of the Armed Forces, taking into account the combat experience of Ukraine in the war against the Russian Federation. In particular, after a briefing, a representative of the House of Lord Parliament Britain Simon Russell, 3rd Baron Liverpool and representatives of the UK Parliament Communities Tom Hunt and Aaron Bell could be viewed as a professional guidance of the Armed Forces of the Armed Forces of the Armed Forces. Woody terrain and assault actions in the building.</text:p>
      <text:p text:style-name="P4">
<text:span text:style-name="T4">
 Read also: </text:span>
 <text:a xlink:type="simple" xlink:href="https://www.ukrinform.ua/rubric-ato/3723373-ukrainskih-soldativ-gotuut-na-troh-kontinentah-general-milli.html" text:style-name="Internet_20_link" text:visited-style-name="Visited_20_Internet_20_Link">
Ukrainian soldiers are prepared on three continents - Millie General</text:a>
Observations on the training process, the interaction between Canadian TUU -Ukrainian servicemen, as well as communicating with the instructors of the Armed Forces of the Armed Forces of Ukraine made it possible to delegate the UK parliament to understand their experience, what skills they acquire and how necessary and important to protect Ukraine from Russian aggression.</text:p>
      <text:p text:style-name="P4">
Representatives of the British Parliament praised the efforts of the Armed Forces of the Armed Forces of Ukraine in the necessary skills in a short time and emphasized on a comprehensive support of Ukraine.</text:p>
      <text:p text:style-name="P4">
At the end of the visit, a representative of the House of Lords of the UK Parliament, Symon Russell, III Baron Liverpool presented two military instructor-armed forces of Canada on behalf of the commander of the 11th Brigade of Promotion of Security forces(Koina)for positive actions when performing duties.</text:p>
      <text:p text:style-name="P4">
Interflex Operation is a curriculum that is intended for Ukraine's recruiting forces with small or without military experience.</text:p>
      <text:p text:style-name="P4">
<text:span text:style-name="T4">
 Read also: </text:span>
 <text:a xlink:type="simple" xlink:href="https://www.ukrinform.ua/rubric-ato/3723250-navcanna-ukrainskih-tankistiv-na-abrams-zaversitsa-naprikinci-lita-zmi.html" text:style-name="Internet_20_link" text:visited-style-name="Visited_20_Internet_20_Link">
<text:span text:style-name="T4">
 learned </text:span>
 Ukrainian tankers on Abrams will end at the end of summer - media</text:a>
</text:p>
      <text:p text:style-name="P4">
The training is conducted on the objects of the UK Ministry of Defense. Each training course lasts for five weeks and is held under the general leadership of the 11th Brigade of Promotion of Security forces of Supreme Troops of the Armed Forces of the Armed Forces.</text:p>
      <text:p text:style-name="P4">
As reported by Ukrinform, as of February 20, 2023, more than 10 thousand Ukrainian servicemen were trained in the United Kingdom of Podkrovka of the UK Land Forces and the Armed Forces of International Partners.</text:p>
      <text:p text:style-name="P4">
News Source: <text:a xlink:type="simple" xlink:href="https://www.ukrinform.ua/rubric-ato/3723931-operacia-interflex-britanski-parlamentarii-sposterigali-ak-trenuut-bijciv-zsu.html" text:style-name="Internet_20_link" text:visited-style-name="Visited_20_Internet_20_Link">
https://www.ukrinform.ua/rubric-ato/3723931-operacia-interflex-britanski-parlamentarii-sposterigali-ak-trenuut-bijciv-zsu.html</text:a>
</text:p>
      <!--NEWS-->
      <text:h text:style-name="P10" text:outline-level="1">
<text:span text:style-name="T4">
In Mariupol, invaders plan to open a children's cafe near the destroyed drama theater</text:span>
</text:h>
      <text:p text:style-name="P4">
Authors: Ukrinform (Person)</text:p>
      <text:p text:style-name="P4">
Publisher: Укринформ (Organization)</text:p>
      <text:p text:style-name="P4">
Published Time: 2023-06-16T19:15:22+03:00</text:p>
      <text:p text:style-name="P4">
Modified Time: 2023-06-16T19:15:22+03:00</text:p>
      <text:p text:style-name="P4">
Description: Near the Russians destroyed by the Mariupol Drama Theater, where hundreds of people with children were killed, the occupiers have a children's cafe. - Ukrinform.</text:p>
      <text:p text:style-name="P4">
Images: ['<text:a xlink:type="simple" xlink:href="https://static.ukrinform.com/photos/2023_02/thumb_files/630_360_1676388373-759.jpg" text:style-name="Internet_20_link" text:visited-style-name="Visited_20_Internet_20_Link">
630_360_16763...</text:a>
']</text:p>
      <text:p text:style-name="P4">
Tags: ['Діти', 'Маріуполь', 'Війна з Росією', 'Кафе']</text:p>
      <text:p text:style-name="P4">
Type: Article</text:p>
      <!--METADATA-->
      <text:p text:style-name="P4">
<draw:frame draw:style-name="fr1" draw:name="Image246" text:anchor-type="as-char" svg:width="6.9236in" svg:height="3.956343in" draw:z-index="0">
<draw:image xlink:href="../Images/yкринформ/2023-06-16T19-15-22-03-00/630_360_1676388373-759.jpg" xlink:type="simple" xlink:show="embed" xlink:actuate="onLoad" draw:mime-type="image/jpeg"/>
</draw:frame>
The Mariupol Drama Theater, where hundreds of people were killed, the occupiers have a children's cafe.</text:p>
      <text:p text:style-name="P4">
About it in <text:a xlink:type="simple" xlink:href="https://t.me/mariupolrada/14750" text:style-name="Internet_20_link" text:visited-style-name="Visited_20_Internet_20_Link">
telegram</text:a>
Reported to the pseudomer Mariupol Oleg Morgun, reports Ukrinform.</text:p>
      <text:p text:style-name="P4">
"In the square near the drama theater, the builders arrange the construction of the former Grusinsky restaurant. By agreement with the governor of St. Petersburgolexander Beglov here after the reconstruction will open <text:a xlink:type="simple" xlink:href="https://www.ukrinform.ua/tag-diti" text:style-name="Internet_20_link" text:visited-style-name="Visited_20_Internet_20_Link">
children's</text:a>
Cafe, "he wrote.</text:p>
      <text:p text:style-name="P4">
The Mariupol City Council emphasizes that the cynicism of the Russian invaders is off the chart.</text:p>
      <text:p text:style-name="P4">
<text:span text:style-name="T4">
 Read also: </text:span>
 <text:a xlink:type="simple" xlink:href="https://www.ukrinform.ua/rubric-regions/3722901-u-mariupoli-partizani-rozkleili-listivki-iz-zaklikami-do-rosijskih-soldativ-zdavatisa.html" text:style-name="Internet_20_link" text:visited-style-name="Visited_20_Internet_20_Link">
in <text:span text:style-name="T4">
 Mariupol </text:span>
 and the guerrillas put postcards with closers to Russian soldiers to give up</text:a>
As reported by Ukrinform, March 16 is the anniversary of one of the largest terrorist attacks made by Russia in Ukraine. On this day, the Russian plane dropped Dwinado(Probably 500-pounds)Bombs on the building of Mariupol Drama. <text:a xlink:type="simple" xlink:href="https://www.ukrinform.ua/rubric-ato/3683328-mariupolskij-dramteatr-rik-potomu-realnij-zlocin-ta-fejki-rosijskogo-fasizmu.html" text:style-name="Internet_20_link" text:visited-style-name="Visited_20_Internet_20_Link">
The murderers have not stopped the large inscription "DTI"</text:a>
on the pre -building square. As a result, hundreds of civilians were killed, who were looking for a tampor.</text:p>
      <text:p text:style-name="P4">
<text:span text:style-name="T5">
Foto: Radio Liberty</text:span>
</text:p>
      <text:p text:style-name="P4">
News Source: <text:a xlink:type="simple" xlink:href="https://www.ukrinform.ua/rubric-regions/3723934-u-mariupoli-zagarbniki-planuut-vidkriti-ditace-kafe-bila-znisenogo-dramteatru.html" text:style-name="Internet_20_link" text:visited-style-name="Visited_20_Internet_20_Link">
https://www.ukrinform.ua/rubric-regions/3723934-u-mariupoli-zagarbniki-planuut-vidkriti-ditace-kafe-bila-znisenogo-dramteatru.html</text:a>
</text:p>
      <!--NEWS-->
      <text:h text:style-name="P10" text:outline-level="1">
<text:span text:style-name="T4">
Based on the cartoon "Mavka. Forest Song »plan to take off the series</text:span>
</text:h>
      <text:p text:style-name="P4">
Authors: Ukrinform (Person)</text:p>
      <text:p text:style-name="P4">
Publisher: Укринформ (Organization)</text:p>
      <text:p text:style-name="P4">
Published Time: 2023-06-16T19:16:54+03:00</text:p>
      <text:p text:style-name="P4">
Modified Time: 2023-06-16T19:16:54+03:00</text:p>
      <text:p text:style-name="P4">
Description: The Ukrainian studio "Animagrad" plans to shoot a series based on the cartoon "Mavka. Forest Song". - Ukrinform.</text:p>
      <text:p text:style-name="P4">
Images: ['<text:a xlink:type="simple" xlink:href="https://static.ukrinform.com/photos/2023_02/thumb_files/630_360_1677507670-869.jpg" text:style-name="Internet_20_link" text:visited-style-name="Visited_20_Internet_20_Link">
630_360_16775...</text:a>
']</text:p>
      <text:p text:style-name="P4">
Tags: ['Серіал', 'Мультфільм «Мавка»']</text:p>
      <text:p text:style-name="P4">
Type: Article</text:p>
      <!--METADATA-->
      <text:p text:style-name="P4">
<draw:frame draw:style-name="fr1" draw:name="Image247" text:anchor-type="as-char" svg:width="6.9236in" svg:height="3.956343in" draw:z-index="0">
<draw:image xlink:href="../Images/yкринформ/2023-06-16T19-16-54-03-00/630_360_1677507670-869.jpg" xlink:type="simple" xlink:show="embed" xlink:actuate="onLoad" draw:mime-type="image/jpeg"/>
</draw:frame>
The Ukrainian "Animagrad" plans to shoot a series based on the cartoon "Mavka. Lisova Song".</text:p>
      <text:p text:style-name="P4">
About it reports <text:a xlink:type="simple" xlink:href="https://usfa.gov.ua/press-center/serial-pro-mavku-studiya-animagrad-rozroblyaye-novyy-proyekt-za-motyvamy-multfilmu-mavka-lisova-i13031" text:style-name="Internet_20_link" text:visited-style-name="Visited_20_Internet_20_Link">
press service</text:a>
Derzhkino, reports Ukrinform.</text:p>
      <text:p text:style-name="P4">
"Since the start of a wide international movie rental, which covers more than 80 countries, the cartoon" Mavka. Forest Song "has collected in Ukraine and the world a record -high cash meeting. Rental in some key territories such as <text:a xlink:type="simple" xlink:href="https://www.ukrinform.ua/tag-polsa" text:style-name="Internet_20_link" text:visited-style-name="Visited_20_Internet_20_Link">
Poland</text:a>
, it has not even started, and some - continues. So the Ukrainian studio Animagrad(FILM.UA Group)It plans to expand the success of the Mavka Universe - the history of the forest will receive a continuation from the formattual, " - the message reads.</text:p>
      <text:p text:style-name="P4">
As it is noted, the partner for development is one of the leading French habitats Teamto.</text:p>
      <text:p text:style-name="P4">
<text:span text:style-name="T4">
 Read also: </text:span>
 <text:a xlink:type="simple" xlink:href="https://www.ukrinform.ua/rubric-culture/3720442-prokat-mavki-startuvav-se-u-troh-evropejskih-krainah.html" text:style-name="Internet_20_link" text:visited-style-name="Visited_20_Internet_20_Link">
Rolling "<text:span text:style-name="T4">
 Mavka </text:span>
" started in three European countries</text:a>
On June 15, in French Annes, within the limits of Annecy's Partners Pitch, producer Kostyuk and Anna Yeliseyeva had the opportunity to present a foreign industry for a new project, new animation characters and videos.</text:p>
      <text:p text:style-name="P4">
It is planned that in September the series "Mavka" will be presented at the prestigious Cartoon Forum in the Toulouse.</text:p>
      <text:p text:style-name="P4">
As it was reported, the cash meeting of the cartoon "Mavka. Forest Song" <text:a xlink:type="simple" xlink:href="https://www.ukrinform.ua/rubric-culture/3722347-mavka-zibrala-v-ukrainskomu-prokati-vze-ponad-150-miljoniv.html" text:style-name="Internet_20_link" text:visited-style-name="Visited_20_Internet_20_Link">
Wasted of national rental amounted to 150 952 041 UAH.</text:a>
The animated film was created with the support of the State Agency of Ukraine for Issues, US Agency for International Development(USAID UKRAINE - USAID Ukraine).</text:p>
      <text:p text:style-name="P4">
<text:span text:style-name="T5">
Фото: usfa.gov.ua</text:span>
</text:p>
      <text:p text:style-name="P4">
News Source: <text:a xlink:type="simple" xlink:href="https://www.ukrinform.ua/rubric-culture/3723936-za-motivami-multfilmu-mavka-lisova-pisna-planuut-znati-serial.html" text:style-name="Internet_20_link" text:visited-style-name="Visited_20_Internet_20_Link">
https://www.ukrinform.ua/rubric-culture/3723936-za-motivami-multfilmu-mavka-lisova-pisna-planuut-znati-serial.html</text:a>
</text:p>
      <!--NEWS-->
      <text:h text:style-name="P10" text:outline-level="1">
<text:span text:style-name="T4">
At the front per day - 21 collisions: the enemy focuses forces in four directions</text:span>
</text:h>
      <text:p text:style-name="P4">
Authors: Ukrinform (Person)</text:p>
      <text:p text:style-name="P4">
Publisher: Укринформ (Organization)</text:p>
      <text:p text:style-name="P4">
Published Time: 2023-06-16T19:21:00+03:00</text:p>
      <text:p text:style-name="P4">
Modified Time: 2023-06-16T19:21:00+03:00</text:p>
      <text:p text:style-name="P4">
Description: Russian troops continue to focus on the main efforts on the Liman, Bakhmut, Avdiiv and Mariinsky directions. There were 21 fighting collisions during the day. - Ukrinform.</text:p>
      <text:p text:style-name="P4">
Images: ['<text:a xlink:type="simple" xlink:href="https://static.ukrinform.com/photos/2023_06/thumb_files/630_360_1686933386-212.jpg" text:style-name="Internet_20_link" text:visited-style-name="Visited_20_Internet_20_Link">
630_360_16869...</text:a>
']</text:p>
      <text:p text:style-name="P4">
Tags: ['Генштаб', 'ЗСУ', 'Війна з Росією', '#stoprussia']</text:p>
      <text:p text:style-name="P4">
Type: Article</text:p>
      <!--METADATA-->
      <text:p text:style-name="P4">
<draw:frame draw:style-name="fr1" draw:name="Image249" text:anchor-type="as-char" svg:width="6.9236in" svg:height="3.956343in" draw:z-index="0">
<draw:image xlink:href="../Images/yкринформ/2023-06-16T19-21-00-03-00/630_360_1686933386-212.jpg" xlink:type="simple" xlink:show="embed" xlink:actuate="onLoad" draw:mime-type="image/jpeg"/>
</draw:frame>
Ruskivska continues to focus on the main efforts on the Liman, Bakhmut, Avdiiv and Mariinsky directions. There were 21 fighting collisions during the day.</text:p>
      <text:p text:style-name="P4">
According to Ukrinform, the General Staff of the Armed Forces of Ukraine reported on <text:a xlink:type="simple" xlink:href="https://www.facebook.com/GeneralStaff.ua/posts/pfbid027K2FM817SjMqjQqLCcrcj8QYLq48q7TbK98ujito3rK2HVgE2JG1t8Gjqh5E2y2wl" text:style-name="Internet_20_link" text:visited-style-name="Visited_20_Internet_20_Link">
Facebook</text:a>
Having published prompt information as of 18:00 Friday, June 16.</text:p>
      <text:p text:style-name="P4">
According to the General Staff, Ukrainian aviation per day struck 14 beats in the areas of the Russian Army personnel.</text:p>
      <text:p text:style-name="P4">
Units of Ukrainian missile troops and artillery, for their part, a struck point of management, three areas of concentration of personnel, four -artillery units at fire positions, two stations of radio electronic foul and two more important objects of invaders.</text:p>
      <text:p text:style-name="P4">
The forces of Ukraine's defense also destroyed three hostile reconnaissance unmanned operative-tactical levels.</text:p>
      <text:p text:style-name="P4">
In total, during the day, the Russians made 24 aviation strikes and about 35 -laps from rocket launchers.</text:p>
      <text:p text:style-name="P4">
In addition, the rocket strike from the Russians once again suffered from the Kyiv region. He has enemies the region with six aerobalist missiles X-47 "dagger" and so many rockets "Caliber". The forces of the air forces of the Air Force of the Armed Forces of the Armed Forces were destroyed by all 12 Russian missiles.</text:p>
      <text:p text:style-name="P4">
<text:span text:style-name="T4">
 Read also: </text:span>
 <text:a xlink:type="simple" xlink:href="https://www.ukrinform.ua/rubric-polytics/3723893-rosia-ne-vidmovilasa-vid-pidkorenna-ukraini-u-ssa-vidreaguvali-na-raketnij-udar-po-kievu.html" text:style-name="Internet_20_link" text:visited-style-name="Visited_20_Internet_20_Link">
Russia did not refuse to conquer Ukraine: in a rocket strike in Kiev</text:a>
As a result of regular Russian attacks, civilians were injured and infrastructure is destroyed.</text:p>
      <text:p text:style-name="P4">
The General Staff warns: the probability of carrying out rocket and aviation strikes throughout Ukraine remains high.</text:p>
      <text:p text:style-name="P4">
On <text:span text:style-name="T4">
 Volynskyi </text:span>
 and <text:span text:style-name="T4">
 Polissya directions </text:span>
 The operational situation did not have significantly changed. Signs of formation of offensive groups have not been identified. Medical training activities are underway to combat training and harmony of units of the Armed Forces of the Russian Federation before sending them to the district of hostilities in the territory of Ukraine.</text:p>
      <text:p text:style-name="P4">
On <text:span text:style-name="T4">
 Siverskyi </text:span>
 and <text:span text:style-name="T4">
 Slobozhansky directions </text:span>
 Russia retains military incidence in border areas with Ukraine.In the <text:span text:style-name="T4">
 Kupyansk direction </text:span>
 from artillery and mortars, the Russians beat Kamianets, Krasny First, Figolets, Novomlinsk, two -year, Western and Kislivtshakiv region, as well as in the Novoselivska Lugansk region.</text:p>
      <text:p text:style-name="P4">
In the <text:span text:style-name="T4">
 Liman direction </text:span>
 the invaders struck a aviation strike in the district of Donetsk region, fired from the artillery Stelmachivka, Nevskoye Ibigologovka of Lugansk region, Torke, Verkhnamyanskoye, disputed Isarbryanka Donetsk region.</text:p>
      <text:p text:style-name="P4">
<text:span text:style-name="T4">
 Read also: </text:span>
 <text:a xlink:type="simple" xlink:href="https://www.ukrinform.ua/rubric-ato/3723922-vtrati-rosijskoi-armii-na-tavrijskomu-napramku-za-dobu-perevisili-cotiri-roti.html" text:style-name="Internet_20_link" text:visited-style-name="Visited_20_Internet_20_Link">
Tavriya direction: 36 collisions occurred in a day, a loss - more than four mouths</text:a>
In the <text:span text:style-name="T4">
 Bakhmut direction </text:span>
 Russian aircraft hit the areas of the white mountain of New York of Donetsk region. The districts of Vasyukivka, Orikhovo-Vasylivka, Bogdanivka, Chrome, Temporal Yar, Ivanovsky, Varyarivka, White Mountain, Konstantinovka of Taulnivka Donetsk region were from enemy artillery.</text:p>
      <text:p text:style-name="P4">
In the <text:span text:style-name="T4">
 Avdiivsky direction </text:span>
 the troops of the Russian Federation carried out unsuccessful offensive actions of the steppe and Avdiivka, in the area of the latter hit the aviation. The artillery shelling from the Russians suffered from the districts of Avdiivka, Merry Takarlivka of Donetsk region.</text:p>
      <text:p text:style-name="P4">
In the <text:span text:style-name="T4">
 Marinsky direction </text:span>
 Defense forces reflected all hostile attacks in the area. At the same time, the invaders struck the area of the city of aviation strikes, and the assistance were also beaten across the district of Victory of Donetsk region.</text:p>
      <text:p text:style-name="P4">
With the use of artillery the enemy <text:a xlink:type="simple" xlink:href="https://www.ukrinform.ua/tag-obstril" text:style-name="Internet_20_link" text:visited-style-name="Visited_20_Internet_20_Link">
fired</text:a>
districts of Krasnogorivka, St. George, Marinka, Maximilyanivka Ikostiantynivka of Donetsk region.</text:p>
      <text:p text:style-name="P4">
In the <text:span text:style-name="T4">
 Shakhtar direction </text:span>
 the troops of the Russian Federation carried out offensive actions in the directionunomykhailivka and Vodyany Donetsk region, but did not have success. Aviations of the Russians were inflicted in the areas of the Prechistivka, the Golden Niva and the Blessed, and also fired at carbon, Vremivka, Storozhevo, Novosilka and Novopoil Donetsk region.</text:p>
      <text:p text:style-name="P4">
On <text:span text:style-name="T4">
 Zaporizhzhya </text:span>
 and <text:span text:style-name="T4">
 Kherson directions </text:span>
 The Russian army continues defensive actions. From the artillery the invaders fired at Olgivske, Poltavka, Gulyaypole, Railway, Gulyaypil, Magic, Bilogir, Novodanilovka, Novoandriivka, Mali Shcherbaki and Kamianske Zaporizhzhya region, Kherson, Be serpent Ikizomis of Kherson region.<text:span text:style-name="T5">
Foto: General Staff of the Armed Forces</text:span>
</text:p>
      <text:p text:style-name="P4">
News Source: <text:a xlink:type="simple" xlink:href="https://www.ukrinform.ua/rubric-ato/3723944-na-fronti-za-dobu-21-boezitknenna-vorog-zoseredzue-sili-na-cotiroh-napramkah.html" text:style-name="Internet_20_link" text:visited-style-name="Visited_20_Internet_20_Link">
https://www.ukrinform.ua/rubric-ato/3723944-na-fronti-za-dobu-21-boezitknenna-vorog-zoseredzue-sili-na-cotiroh-napramkah.html</text:a>
</text:p>
      <!--NEWS-->
      <text:h text:style-name="P10" text:outline-level="1">
<text:span text:style-name="T4">
Zelensky in Kiev met with representatives of seven African states</text:span>
</text:h>
      <text:p text:style-name="P4">
Authors: Ukrinform (Person)</text:p>
      <text:p text:style-name="P4">
Publisher: Укринформ (Organization)</text:p>
      <text:p text:style-name="P4">
Published Time: 2023-06-16T19:25:00+03:00</text:p>
      <text:p text:style-name="P4">
Modified Time: 2023-06-16T19:25:00+03:00</text:p>
      <text:p text:style-name="P4">
Description: President Volodymyr Zelensky in Kyiv has negotiated peace in Ukraine with representatives of the South African Republic, the Union of Comoros, Egypt, Senegal, Zambia, Congo and Uganda. - Ukrinform.</text:p>
      <text:p text:style-name="P4">
Images: ['<text:a xlink:type="simple" xlink:href="https://static.ukrinform.com/photos/2023_06/thumb_files/630_360_1686936790-1594.jpeg" text:style-name="Internet_20_link" text:visited-style-name="Visited_20_Internet_20_Link">
630_360_16869...</text:a>
']</text:p>
      <text:p text:style-name="P4">
Tags: ['Африка', 'Президент', 'Зеленський']</text:p>
      <text:p text:style-name="P4">
Type: Article</text:p>
      <!--METADATA-->
      <text:p text:style-name="P4">
<draw:frame draw:style-name="fr1" draw:name="Image250" text:anchor-type="as-char" svg:width="6.9236in" svg:height="3.956343in" draw:z-index="0">
<draw:image xlink:href="../Images/yкринформ/2023-06-16T19-25-00-03-00/630_360_1686936790-1594.jpeg" xlink:type="simple" xlink:show="embed" xlink:actuate="onLoad" draw:mime-type="image/jpeg"/>
</draw:frame>
President Volodymyr Zelensky in Kiev held negotiations on the achievement of peace with representatives of the South Africa, the Union of Komorkikostrov, Egypt, Senegal, Zambia, Congo and Uganda.</text:p>
      <text:p text:style-name="P4">
The Head of State reported this on <text:a xlink:type="simple" xlink:href="https://www.facebook.com/watch/" text:style-name="Internet_20_link" text:visited-style-name="Visited_20_Internet_20_Link">
Facebook</text:a>
, reports Ukrinform.</text:p>
      <text:p text:style-name="P4">
“All the nations of the world deserve to live freely, without the imposition of a foreign military or political way. But no one can consider their borders and the safety of people guaranteed as Russia tries to make the aggression and theft of other people's lands global norm, ”Zelensky emphasized.</text:p>
      <text:p text:style-name="P4">
<text:span text:style-name="T4">
 Read also: </text:span>
 <text:a xlink:type="simple" xlink:href="https://www.ukrinform.ua/rubric-polytics/3723683-delegacia-afrikanskih-lideriv-pribula-do-buci.html" text:style-name="Internet_20_link" text:visited-style-name="Visited_20_Internet_20_Link">
delegation of African leaders visited <text:span text:style-name="T4">
 Bucha </text:span>
</text:a>
According to him, it was the path of achieving true and just peace, without any Russian blackmail and deception, that they spoke with the delegation of the heads of states of Ivisian representatives of Africa.</text:p>
      <text:p text:style-name="P4">
</text:p>
      <text:p text:style-name="P4">
Zelensky added that the delegation was included in the President of the Union of Komorkhostrov Azali Azali, President of the South African Republic of Sirilramafos, President of the Republic of Senegal Maci Sall, President of the Republic of Zambihakhaki Hychilmus, Arabica-Presage Ki Congo Floran Ntsiba Taraspulika Uganda Rukhakan Rugunda.</text:p>
      <text:p text:style-name="P4">
According to Ukrinform correspondent, according to the results of the Presidential Ukrainian meeting and representatives of African states held a press conference.</text:p>
      <text:p text:style-name="P4">
News Source: <text:a xlink:type="simple" xlink:href="https://www.ukrinform.ua/rubric-polytics/3723955-zelenskij-u-kievi-zustrivsa-z-predstavnikami-semi-afrikanskih-derzav.html" text:style-name="Internet_20_link" text:visited-style-name="Visited_20_Internet_20_Link">
https://www.ukrinform.ua/rubric-polytics/3723955-zelenskij-u-kievi-zustrivsa-z-predstavnikami-semi-afrikanskih-derzav.html</text:a>
</text:p>
      <!--NEWS-->
      <text:h text:style-name="P10" text:outline-level="1">
<text:span text:style-name="T4">
Turkey has appointed a new ambassador to</text:span>
</text:h>
      <text:p text:style-name="P4">
Authors: Ukrinform (Person)</text:p>
      <text:p text:style-name="P4">
Publisher: Укринформ (Organization)</text:p>
      <text:p text:style-name="P4">
Published Time: 2023-06-16T19:27:00+03:00</text:p>
      <text:p text:style-name="P4">
Modified Time: 2023-06-16T19:27:00+03:00</text:p>
      <text:p text:style-name="P4">
Description: The Turkish Foreign Ministry appointed a new ambassador to Russia, and the former spokesman of the ministry became it.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Посол', 'Росія', 'Туреччина']</text:p>
      <text:p text:style-name="P4">
Type: Article</text:p>
      <!--METADATA-->
      <text:p text:style-name="P4">
<draw:frame draw:style-name="fr1" draw:name="Image252" text:anchor-type="as-char" svg:width="6.9236in" svg:height="3.956343in" draw:z-index="0">
<draw:image xlink:href="../Images/yкринформ/2023-06-16T19-27-00-03-00/630_360_1656891223-699.jpg" xlink:type="simple" xlink:show="embed" xlink:actuate="onLoad" draw:mime-type="image/jpeg"/>
</draw:frame>
Msturechyna appointed a new ambassador to Russia, he became a former spokesman.</text:p>
      <text:p text:style-name="P4">
The corresponding decision was made by the new Minister of Foreign Affairs Turkey as a Fidan, Ukrinform reports with a reference to <text:a xlink:type="simple" xlink:href="https://www.cnnturk.com/dunya/disisleri-bakani-fidan-yeni-buyukelcilere-gorevlerini-teblig-etti" text:style-name="Internet_20_link" text:visited-style-name="Visited_20_Internet_20_Link">
CNN Türk</text:a>
.</text:p>
      <text:p text:style-name="P4">
"The Ambassador of Turkey in Russia was a spokesman, CEO on the Information of the Tanga Ministry of Foreign Ministry," TV channel reports.</text:p>
      <text:p text:style-name="P4">
In addition, new ambassadors in Poland and Algeria were appointed.</text:p>
      <text:p text:style-name="P4">
<text:span text:style-name="T4">
 Read also: </text:span>
 <text:a xlink:type="simple" xlink:href="https://www.ukrinform.ua/rubric-economy/3721538-tureccina-posilit-ekonomicnu-politiku-i-pidvisit-vvp-na-dusu-naselenna-do-13-tisac.html" text:style-name="Internet_20_link" text:visited-style-name="Visited_20_Internet_20_Link">
<text:span text:style-name="T4">
 Turkey </text:span>
 will strengthen economic policy and increase per capita to $ 13 thousand</text:a>
Tanga Bilgip Ambassador in 2011-2014 was a Consul General in St. Petersburg. In the period from 2016 to 2021 he was an ambassador of Turkey to Serbia. The Ministry has been holding the post of ministry since March 2023 - CEO of Collection.</text:p>
      <text:p text:style-name="P4">
As reported by Ukrinform, in early June former head of the National Intelligence Directorate of Turkey, Hakan Fidan in the new government occupied a foreign minister.</text:p>
      <text:p text:style-name="P4">
Photo: Getty Images</text:p>
      <text:p text:style-name="P4">
News Source: <text:a xlink:type="simple" xlink:href="https://www.ukrinform.ua/rubric-world/3723836-tureccina-priznacila-novogo-posla-v-rosii.html" text:style-name="Internet_20_link" text:visited-style-name="Visited_20_Internet_20_Link">
https://www.ukrinform.ua/rubric-world/3723836-tureccina-priznacila-novogo-posla-v-rosii.html</text:a>
</text:p>
      <!--NEWS-->
      <text:h text:style-name="P10" text:outline-level="1">
<text:span text:style-name="T4">
In the captured territories, Russians have new torturers</text:span>
</text:h>
      <text:p text:style-name="P4">
Authors: Ukrinform (Person)</text:p>
      <text:p text:style-name="P4">
Publisher: Укринформ (Organization)</text:p>
      <text:p text:style-name="P4">
Published Time: 2023-06-16T19:28:50+03:00</text:p>
      <text:p text:style-name="P4">
Modified Time: 2023-06-16T19:28:50+03:00</text:p>
      <text:p text:style-name="P4">
Description: In the temporarily captured territories of Ukraine, cases of violent abduction of pro -Ukrainian -minded citizens and the arrangement of new torture for their maintenance are recorded. - Ukrinform.</text:p>
      <text:p text:style-name="P4">
Images: ['<text:a xlink:type="simple" xlink:href="https://static.ukrinform.com/photos/2023_01/thumb_files/630_360_1672745081-879.jpeg" text:style-name="Internet_20_link" text:visited-style-name="Visited_20_Internet_20_Link">
630_360_16727...</text:a>
']</text:p>
      <text:p text:style-name="P4">
Tags: ['Генштаб', 'ЗСУ', 'Війна з Росією']</text:p>
      <text:p text:style-name="P4">
Type: Article</text:p>
      <!--METADATA-->
      <text:p text:style-name="P4">
<draw:frame draw:style-name="fr1" draw:name="Image253" text:anchor-type="as-char" svg:width="6.9236in" svg:height="3.956343in" draw:z-index="0">
<draw:image xlink:href="../Images/yкринформ/2023-06-16T19-28-50-03-00/630_360_1672745081-879.jpeg" xlink:type="simple" xlink:show="embed" xlink:actuate="onLoad" draw:mime-type="image/jpeg"/>
</draw:frame>
At the time of the enthusiastic territories of Ukraine, cases of violence of pro -Ukrainian citizens and the arrangement of new torture for their maintenance are recorded.</text:p>
      <text:p text:style-name="P4">
According to Ukrinform, the General Staff of the Armed Forces of Ukraine reported on <text:a xlink:type="simple" xlink:href="https://www.facebook.com/GeneralStaff.ua/posts/pfbid027K2FM817SjMqjQqLCcrcj8QYLq48q7TbK98ujito3rK2HVgE2JG1t8Gjqh5E2y2wl" text:style-name="Internet_20_link" text:visited-style-name="Visited_20_Internet_20_Link">
Facebook</text:a>
.</text:p>
      <text:p text:style-name="P4">
За даними Генштабу, одну з нових катівень російські загарбники облаштували натериторії загальноосвітньої школи в селищі Великі Копані Херсонської області.</text:p>
      <text:p text:style-name="P4">
<text:span text:style-name="T4">
Читайте також:</text:span>
 <text:a xlink:type="simple" xlink:href="https://www.ukrinform.ua/rubric-polytics/3723837-kostin-obgovoriv-z-afrikanskimi-liderami-pokaranna-rosii-do-za-voenni-zlocini.html" text:style-name="Internet_20_link" text:visited-style-name="Visited_20_Internet_20_Link">
 Костін обговорив з африканськими лідерами покарання Росіїдо за воєнні злочини </text:a>
It is established that at the school gym units of the Federal Security Service of the Russian Security are interrogations. The detainees of the Russians keep in heavy, inhumane audience, torture is used to them.</text:p>
      <text:p text:style-name="P4">
As reported by Ukrinform, law enforcement officers check the existence of 55 places of mass -free maintenance of people and tortures, which are found in the territories liberated from the Russian invaders.</text:p>
      <text:p text:style-name="P4">
Photo illustrative</text:p>
      <text:p text:style-name="P4">
News Source: <text:a xlink:type="simple" xlink:href="https://www.ukrinform.ua/rubric-ato/3723938-na-zahoplenih-teritoriah-rosiani-oblastovuut-novi-kativni.html" text:style-name="Internet_20_link" text:visited-style-name="Visited_20_Internet_20_Link">
https://www.ukrinform.ua/rubric-ato/3723938-na-zahoplenih-teritoriah-rosiani-oblastovuut-novi-kativni.html</text:a>
</text:p>
      <!--NEWS-->
      <text:h text:style-name="P10" text:outline-level="1">
<text:span text:style-name="T4">
Sachko will play in the semifinals of the tournament in Bratislava</text:span>
</text:h>
      <text:p text:style-name="P4">
Authors: Ukrinform (Person)</text:p>
      <text:p text:style-name="P4">
Publisher: Укринформ (Organization)</text:p>
      <text:p text:style-name="P4">
Published Time: 2023-06-16T19:32:07+03:00</text:p>
      <text:p text:style-name="P4">
Modified Time: 2023-06-16T19:32:07+03:00</text:p>
      <text:p text:style-name="P4">
Description: The Ukrainian in three sets beat the Argentine Federico Corria. - Ukrinform.</text:p>
      <text:p text:style-name="P4">
Images: ['<text:a xlink:type="simple" xlink:href="https://static.ukrinform.com/photos/2023_06/thumb_files/630_360_1686933063-322.jpg" text:style-name="Internet_20_link" text:visited-style-name="Visited_20_Internet_20_Link">
630_360_16869...</text:a>
']</text:p>
      <text:p text:style-name="P4">
Tags: ['Теніс']</text:p>
      <text:p text:style-name="P4">
Type: Article</text:p>
      <!--METADATA-->
      <text:p text:style-name="P4">
<draw:frame draw:style-name="fr1" draw:name="Image254" text:anchor-type="as-char" svg:width="6.9236in" svg:height="3.956343in" draw:z-index="0">
<draw:image xlink:href="../Images/yкринформ/2023-06-16T19-32-07-03-00/630_360_1686933063-322.jpg" xlink:type="simple" xlink:show="embed" xlink:actuate="onLoad" draw:mime-type="image/jpeg"/>
</draw:frame>
The Ukrainian three sets were beaten by Argentine Federico Corria.</text:p>
      <text:p text:style-name="P4">
Ukrainian tennis player Vitaliy Sachko reached the semifinals of the ATP Challengertour 100 in Bratislava, Ukrinform reports.</text:p>
      <text:p text:style-name="P4">
The Ukrainian in three sets beat the third sown Federico Corria from Argentina -4: 6, 7: 5, 6: 3.</text:p>
      <text:p text:style-name="P4">
The first set remained behind the Argentine, Vitaliy won the second. In the decisive party, Sachko took two innings of the opponent, giving one of his own, and won the match.</text:p>
      <text:p text:style-name="P4">
In the semifinals, the Ukrainian will play with Thomas Barios Vera. The Chilean beat Yakub Menshik from the Czech Republic in the previous mat.</text:p>
      <text:p text:style-name="P4">
*!(https://www.ukrinform.ua/rubric-sports/3723601-kalinina-prograla-na-starti-parnoi-sitki-wta-250-turniru-u-nottingemi.html)As reported by Ukrinform, Sachko made his way to the main grid of the tournament in Bratislavherezhrah. In the second round, Vitaliy beat another Ukrainian Illyumarchenko.</text:p>
      <text:p text:style-name="P4">
Photo: btu.org.ua</text:p>
      <text:p text:style-name="P4">
News Source: <text:a xlink:type="simple" xlink:href="https://www.ukrinform.ua/rubric-sports/3723939-sacko-zigrae-u-pivfinali-turniru-u-bratislavi.html" text:style-name="Internet_20_link" text:visited-style-name="Visited_20_Internet_20_Link">
https://www.ukrinform.ua/rubric-sports/3723939-sacko-zigrae-u-pivfinali-turniru-u-bratislavi.html</text:a>
</text:p>
      <!--NEWS-->
      <text:h text:style-name="P10" text:outline-level="1">
<text:span text:style-name="T4">
Rocket strokes of the Russian Federation are not working very well to establish peace - President of South Africa</text:span>
</text:h>
      <text:p text:style-name="P4">
Authors: Ukrinform (Person)</text:p>
      <text:p text:style-name="P4">
Publisher: Укринформ (Organization)</text:p>
      <text:p text:style-name="P4">
Published Time: 2023-06-16T19:35:00+03:00</text:p>
      <text:p text:style-name="P4">
Modified Time: 2023-06-16T19:35:00+03:00</text:p>
      <text:p text:style-name="P4">
Description: The President of the South African Republic of Syril Ramafos stated that the missile strikes of Russia, whose witnesses he became during his visit to Kiev, did not work very well to establish peace. - Ukrinform.</text:p>
      <text:p text:style-name="P4">
Images: ['<text:a xlink:type="simple" xlink:href="https://static.ukrinform.com/photos/2023_06/thumb_files/630_360_1686934409-521.png" text:style-name="Internet_20_link" text:visited-style-name="Visited_20_Internet_20_Link">
630_360_16869...</text:a>
']</text:p>
      <text:p text:style-name="P4">
Tags: ['Обстріл', 'ПАР', 'Візит', 'Війна з Росією', 'Рамафоса']</text:p>
      <text:p text:style-name="P4">
Type: Article</text:p>
      <!--METADATA-->
      <text:p text:style-name="P4">
<draw:frame draw:style-name="fr1" draw:name="Image255" text:anchor-type="as-char" svg:width="6.9236in" svg:height="3.956343in" draw:z-index="0">
<draw:image xlink:href="../Images/yкринформ/2023-06-16T19-35-00-03-00/630_360_1686934409-521.png" xlink:type="simple" xlink:show="embed" xlink:actuate="onLoad" draw:mime-type="image/png"/>
</draw:frame>
The Presidential African Republic of Syril Ramafos stated that the missile strikes, which he witnessed during his visit to Kiev, did not work well for peace establishing.</text:p>
      <text:p text:style-name="P4">
Ramafos emphasized this during a joint press conference of leaderships and president Vladimir Zelensky in the capital of Ukraine, Ukrinform correspondent reports.</text:p>
      <text:p text:style-name="P4">
“Today, during our visit, we heard rocket strokes. Such activity is not hard to work for peace, so we are talking about the need for deposits on both sides so that peace can come and the problem is driggering, ”said the leader of the South African Republic.</text:p>
      <text:p text:style-name="P4">
<text:span text:style-name="T4">
 Read also: </text:span>
 <text:a xlink:type="simple" xlink:href="https://www.ukrinform.ua/rubric-polytics/3723683-delegacia-afrikanskih-lideriv-pribula-do-buci.html" text:style-name="Internet_20_link" text:visited-style-name="Visited_20_Internet_20_Link">
delegation of African leaders visited <text:span text:style-name="T4">
 Bucha </text:span>
</text:a>
According to Ukrinform, President Syril Ramafos arrived in Ukraine on Friday.</text:p>
      <text:p text:style-name="P4">
On May 16, Ramafos announced a peaceful initiative to complete <text:a xlink:type="simple" xlink:href="https://www.ukrinform.ua/tag-vijna" text:style-name="Internet_20_link" text:visited-style-name="Visited_20_Internet_20_Link">
war</text:a>
Russia against Ukraine, which is to propense African countries.</text:p>
      <text:p text:style-name="P4">
At the same time, in the afternoon, Russia has carried out another missile attack on Ukraine. Ukraine's Minister of Ukraine Dmytro Kuleba called the shelling during a visit by the signal leaders, which testifies to the true intentions of Russia.</text:p>
      <text:p text:style-name="P4">
News Source: <text:a xlink:type="simple" xlink:href="https://www.ukrinform.ua/rubric-polytics/3723947-raketni-udari-rf-ne-duze-dobre-pracuut-dla-vstanovlenna-miru-prezident-par.html" text:style-name="Internet_20_link" text:visited-style-name="Visited_20_Internet_20_Link">
https://www.ukrinform.ua/rubric-polytics/3723947-raketni-udari-rf-ne-duze-dobre-pracuut-dla-vstanovlenna-miru-prezident-par.html</text:a>
</text:p>
      <!--NEWS-->
      <text:h text:style-name="P10" text:outline-level="1">
<text:span text:style-name="T4">
Kherson shelling: Among the wounded - three children aged 11 to 16 years</text:span>
</text:h>
      <text:p text:style-name="P4">
Authors: Ukrinform (Person)</text:p>
      <text:p text:style-name="P4">
Publisher: Укринформ (Organization)</text:p>
      <text:p text:style-name="P4">
Published Time: 2023-06-16T19:36:54+03:00</text:p>
      <text:p text:style-name="P4">
Modified Time: 2023-06-16T19:36:54+03:00</text:p>
      <text:p text:style-name="P4">
Description: In Kherson, as a result of shelling on June 16, three children were injured-a 15-year-old boy, a 16-year-old girl and another girl who should be 11 years old tomorrow, a total of 23 people were injured, and police started criminal proceedings after another mass shelling. - Ukrinform.</text:p>
      <text:p text:style-name="P4">
Images: ['<text:a xlink:type="simple" xlink:href="https://static.ukrinform.com/photos/2023_06/thumb_files/630_360_1686932981-123.jpg" text:style-name="Internet_20_link" text:visited-style-name="Visited_20_Internet_20_Link">
630_360_16869...</text:a>
']</text:p>
      <text:p text:style-name="P4">
Tags: ['Діти', 'Херсон', 'Обстріл', 'Поранені', 'Війна з Росією']</text:p>
      <text:p text:style-name="P4">
Type: Article</text:p>
      <!--METADATA-->
      <text:p text:style-name="P4">
<draw:frame draw:style-name="fr1" draw:name="Image256" text:anchor-type="as-char" svg:width="6.9236in" svg:height="3.956343in" draw:z-index="0">
<draw:image xlink:href="../Images/yкринформ/2023-06-16T19-36-54-03-00/630_360_1686932981-123.jpg" xlink:type="simple" xlink:show="embed" xlink:actuate="onLoad" draw:mime-type="image/jpeg"/>
</draw:frame>
The Khersonovs have three children, a 15-year-old girl, a 16-year-old girl, and another girl who should be 11 years old on June 16, a 15-year-old girl, and another girl who is 11 years old tomorrow, in total, 23 people were injured and criminal proceedings have been initiated by another massive shelling.</text:p>
      <text:p text:style-name="P4">
According to Ukrinform, it reports <text:a xlink:type="simple" xlink:href="https://www.facebook.com/khersonpolice.official/posts/pfbid0LWUctqqdpZ3dQZwL2RCJg3XADhvMTDyDX1pPhy4HS9qAHFgmKN2FNLjGAe2oibqTl" text:style-name="Internet_20_link" text:visited-style-name="Visited_20_Internet_20_Link">
police of Kherson region</text:a>
.</text:p>
      <text:p text:style-name="P4">
«Сьогодні по обіді російська армія здійснила черговий акт терору проти мирногонаселення правобережжя Херсонщини. Обласний центр вкотре піддався масованомуартилерійському <text:a xlink:type="simple" xlink:href="https://www.ukrinform.ua/tag-obstril" text:style-name="Internet_20_link" text:visited-style-name="Visited_20_Internet_20_Link">
 обстрілу </text:a>
. They exploded in several areas of the city at once, ”the message reads.</text:p>
      <text:p text:style-name="P4">
As it is noted, as a result of the attack as of the 18th hour of injury received 23 people. Among the wounded three children is a 15-year-old boy, a 16-year-old and another girl who should be 11 years old tomorrow. Everyone has medical care.</text:p>
      <text:p text:style-name="P4">
<text:span text:style-name="T4">
 Read also: </text:span>
 <text:a xlink:type="simple" xlink:href="https://www.ukrinform.ua/rubric-ato/3723812-vijska-rf-vdarili-po-selisu-na-hersonsini-pocilili-u-zitlovij-kvartal.html" text:style-name="Internet_20_link" text:visited-style-name="Visited_20_Internet_20_Link">
RF troops hit the village on <text:span text:style-name="T4">
 Kherson </text:span>
 Shchini -they were buried in the residential quarter</text:a>
Several houses and other infrastructure elements were damaged, and the car was fired.</text:p>
      <text:p text:style-name="P4">
Investigative groups and explosives worked at the shelling site. Currently, criminal proceedings under Art. 438 of the Criminal Code of Ukraine(Violation of the laws and customs of war). Тривають невідкладніслідчі дії.</text:p>
      <text:p text:style-name="P4">
As <text:a xlink:type="simple" xlink:href="https://www.ukrinform.ua/rubric-regions/3723867-u-hersonskij-gromadi-vnaslidok-obstriliv-travmovani-19-ludej.html" text:style-name="Internet_20_link" text:visited-style-name="Visited_20_Internet_20_Link">
reported</text:a>
Ukrinform, in Kherson as a result of shelling on June 16, 23 people were concerned, including three children.</text:p>
      <text:p text:style-name="P4">
<text:span text:style-name="T5">
Foto: police of Kherson region</text:span>
</text:p>
      <text:p text:style-name="P4">
News Source: <text:a xlink:type="simple" xlink:href="https://www.ukrinform.ua/rubric-regions/3723942-obstril-hersona-sered-poranenih-troe-ditej-vikom-vid-11-do-16-rokiv.html" text:style-name="Internet_20_link" text:visited-style-name="Visited_20_Internet_20_Link">
https://www.ukrinform.ua/rubric-regions/3723942-obstril-hersona-sered-poranenih-troe-ditej-vikom-vid-11-do-16-rokiv.html</text:a>
</text:p>
      <!--NEWS-->
      <text:h text:style-name="P10" text:outline-level="1">
<text:span text:style-name="T4">
Sweden's Government has approved Ukraine's support package for almost $ 24 million</text:span>
</text:h>
      <text:p text:style-name="P4">
Authors: Ukrinform (Person)</text:p>
      <text:p text:style-name="P4">
Publisher: Укринформ (Organization)</text:p>
      <text:p text:style-name="P4">
Published Time: 2023-06-16T19:38:00+03:00</text:p>
      <text:p text:style-name="P4">
Modified Time: 2023-06-16T19:38:00+03:00</text:p>
      <text:p text:style-name="P4">
Description: The Swedish government has decided to provide a 12th support package of 250 million crowns ($ 23.7 million), which includes testing Ukrainian pilots on GriPen fighters. - Ukrinform.</text:p>
      <text:p text:style-name="P4">
Images: ['<text:a xlink:type="simple" xlink:href="https://static.ukrinform.com/photos/2020_11/thumb_files/630_360_1605171292-197.jpg" text:style-name="Internet_20_link" text:visited-style-name="Visited_20_Internet_20_Link">
630_360_16051...</text:a>
']</text:p>
      <text:p text:style-name="P4">
Tags: ['Швеція', 'Україна', 'Гроші']</text:p>
      <text:p text:style-name="P4">
Type: Article</text:p>
      <!--METADATA-->
      <text:p text:style-name="P4">
<draw:frame draw:style-name="fr1" draw:name="Image265" text:anchor-type="as-char" svg:width="6.9236in" svg:height="3.956343in" draw:z-index="0">
<draw:image xlink:href="../Images/yкринформ/2023-06-16T19-38-00-03-00/630_360_1605171292-197.jpg" xlink:type="simple" xlink:show="embed" xlink:actuate="onLoad" draw:mime-type="image/jpeg"/>
</draw:frame>
The government has decided to give the 12th package of support to Ukraine worth 250 million krons($ 23.7 million)which includes testing of Ukrainian pilots on GriPen fighters.</text:p>
      <text:p text:style-name="P4">
As Ukrinform reports, it reports <text:a xlink:type="simple" xlink:href="https://www.reuters.com/world/europe/swedish-government-inks-24-mln-support-package-ukraine-2023-06-16/" text:style-name="Internet_20_link" text:visited-style-name="Visited_20_Internet_20_Link">
Reuters</text:a>
.</text:p>
      <text:p text:style-name="P4">
It is noted that the bulk of the funds will be directed through one British fund and the NATO Foundation for the purchase of defense and military educational equipment, among other things.</text:p>
      <text:p text:style-name="P4">
*!(https://www.ukrinform.ua/rubric-world/3723187-mozlivo-ale-ne-garantovano-stoltenberg-pro-vstup-svecii-do-nato-pid-cas-samitu-u-vilnusi.html)In May, Sweden stated that it could allow Ukrainian pilots to test flights on GriPen fighters after Ukraine's requests for various types of aviation systems, but repeated that Sweden did not plan to send fighters of Kiev.</text:p>
      <text:p text:style-name="P4">
As it was reported, Ukrainian pilots will be able to train at the Jas 39 GriPen Swedish. This was reported by the Minister of Defense of Sweden Paul Jonson.</text:p>
      <text:p text:style-name="P4">
News Source: <text:a xlink:type="simple" xlink:href="https://www.ukrinform.ua/rubric-ato/3723943-urad-svecii-zatverdiv-paket-pidtrimki-ukraini-majze-na-24-miljoni.html" text:style-name="Internet_20_link" text:visited-style-name="Visited_20_Internet_20_Link">
https://www.ukrinform.ua/rubric-ato/3723943-urad-svecii-zatverdiv-paket-pidtrimki-ukraini-majze-na-24-miljoni.html</text:a>
</text:p>
      <!--NEWS-->
      <text:h text:style-name="P10" text:outline-level="1">
<text:span text:style-name="T4">
Canada this year will deploy in Latvia Squadrilles LEOPARD 2 tanks</text:span>
</text:h>
      <text:p text:style-name="P4">
Authors: Ukrinform (Person)</text:p>
      <text:p text:style-name="P4">
Publisher: Укринформ (Organization)</text:p>
      <text:p text:style-name="P4">
Published Time: 2023-06-16T19:41:00+03:00</text:p>
      <text:p text:style-name="P4">
Modified Time: 2023-06-16T19:41:00+03:00</text:p>
      <text:p text:style-name="P4">
Description: Canada this year will start deploying in Latvia of a tank unit consisting of 15 major LEOPARD combat tanks 2. - Ukrinform.</text:p>
      <text:p text:style-name="P4">
Images: ['<text:a xlink:type="simple" xlink:href="https://static.ukrinform.com/photos/2023_06/thumb_files/630_360_1686927961-861.jpg" text:style-name="Internet_20_link" text:visited-style-name="Visited_20_Internet_20_Link">
630_360_16869...</text:a>
']</text:p>
      <text:p text:style-name="P4">
Tags: ['Канада', 'Латвія', ' танк Leopard']</text:p>
      <text:p text:style-name="P4">
Type: Article</text:p>
      <!--METADATA-->
      <text:p text:style-name="P4">
<draw:frame draw:style-name="fr1" draw:name="Image266" text:anchor-type="as-char" svg:width="6.9236in" svg:height="3.956343in" draw:z-index="0">
<draw:image xlink:href="../Images/yкринформ/2023-06-16T19-41-00-03-00/630_360_1686927961-861.jpg" xlink:type="simple" xlink:show="embed" xlink:actuate="onLoad" draw:mime-type="image/jpeg"/>
</draw:frame>
Canadian year will start deploying in Latvia of a tank unit as part of 15 -basic LEOPARD 2 combat tanks.</text:p>
      <text:p text:style-name="P4">
This was reported by the Canadian Ministry of Defense, Ukrinform reports.</text:p>
      <text:p text:style-name="P4">
"Canada intends to deploy an army tank squadron in Latvia, to which 15 LEOPARD 2 tanks will come, as well as the staff for their maintenance," the equipment, "the statement said.</text:p>
      <text:p text:style-name="P4">
It is noted that arrival <text:a xlink:type="simple" xlink:href="https://www.ukrinform.ua/tag-tank" text:style-name="Internet_20_link" text:visited-style-name="Visited_20_Internet_20_Link">
tanks</text:a>
, personnel and equipment is expected in the fall of 2023.</text:p>
      <text:p text:style-name="P4">
"The complete deployment of about 130 people involved should take place in the spring of 2024," the Defense Ministry took place.</text:p>
      <text:p text:style-name="P4">
The unit will be part of a multinational combat group headed by Canada, which since 2017 has been serving in Latvia. Its deployment "will significantly strengthen the combat capabilities of the group", are convinced of the Ministry of Defense.</text:p>
      <text:p text:style-name="P4">
*!(https://www.ukrinform.ua/rubric-ato/3723514-dania-i-niderlandi-profinansuut-postavki-dodatkovih-tankiv-leopard-ukraini.html)It was reported that in the framework of Reassrage Operation to contain possible I -Russian aggression in Latvia as part of a multinational battalion, 540 Canadian soldiers are caring.</text:p>
      <text:p text:style-name="P4">
Earlier, Canada announced that it would buy modern -day weapons and air defense systems for its military in Latvia, including for the wake of drones.</text:p>
      <text:p text:style-name="P4">
Photo: canadianarmytody.com</text:p>
      <text:p text:style-name="P4">
News Source: <text:a xlink:type="simple" xlink:href="https://www.ukrinform.ua/rubric-world/3723905-kanada-cogoric-rozgorne-u-latvii-eskadrilu-tankiv-leopard-2.html" text:style-name="Internet_20_link" text:visited-style-name="Visited_20_Internet_20_Link">
https://www.ukrinform.ua/rubric-world/3723905-kanada-cogoric-rozgorne-u-latvii-eskadrilu-tankiv-leopard-2.html</text:a>
</text:p>
      <!--NEWS-->
      <text:h text:style-name="P10" text:outline-level="1">
<text:span text:style-name="T4">
Zelensky explained why Russia beat rockets in Kiev on the day of arrival of delegation from Africa</text:span>
</text:h>
      <text:p text:style-name="P4">
Authors: Ukrinform (Person)</text:p>
      <text:p text:style-name="P4">
Publisher: Укринформ (Organization)</text:p>
      <text:p text:style-name="P4">
Published Time: 2023-06-16T19:43:00+03:00</text:p>
      <text:p text:style-name="P4">
Modified Time: 2023-06-16T19:43:00+03:00</text:p>
      <text:p text:style-name="P4">
Description: The President of the Russian Federation in the morning massive rocket stroke in Ukraine, in particular Kiev, where the leaders of a number of African countries were located, demonstrated his real neglect of anyone who makes efforts to restore peace in the world. - Ukrinform.</text:p>
      <text:p text:style-name="P4">
Images: ['<text:a xlink:type="simple" xlink:href="https://static.ukrinform.com/photos/2023_06/thumb_files/630_360_1686937099-385.jpg" text:style-name="Internet_20_link" text:visited-style-name="Visited_20_Internet_20_Link">
630_360_16869...</text:a>
']</text:p>
      <text:p text:style-name="P4">
Tags: ['Путін', 'Зеленський', 'Війна з Росією', 'Ракетний удар']</text:p>
      <text:p text:style-name="P4">
Type: Article</text:p>
      <!--METADATA-->
      <text:p text:style-name="P4">
<draw:frame draw:style-name="fr1" draw:name="Image267" text:anchor-type="as-char" svg:width="6.9236in" svg:height="3.956343in" draw:z-index="0">
<draw:image xlink:href="../Images/yкринформ/2023-06-16T19-43-00-03-00/630_360_1686937099-385.jpg" xlink:type="simple" xlink:show="embed" xlink:actuate="onLoad" draw:mime-type="image/jpeg"/>
</draw:frame>
The Presidential Federation in the morning massive rocket stroke in Ukraine, in particular Kiev, where the leaders of a number of African countries were located, demonstrated their real disrespectful attitude towards anyone who makes efforts to recover in the world.</text:p>
      <text:p text:style-name="P4">
President Volodymyr Zelenskyy said this during a press conference with the leaders of South Africa, the Union of Comoros, Egypt, Zambia, Senegal in Kiev, Ukrinform correspondent reports.</text:p>
      <text:p text:style-name="P4">
“Unfortunately, this day began with the next Russian terrorist attack of anti -Ukraine: winged and ballistic Russian missiles today showed realstagal, disdainful, Russia, Russia to the efforts to restore peace and on all leaders of the world trying to protect the world from aggression. Russia is a unified source of war and the only reason why the consequences of this war cause harm to the world - different peoples on all continents, ”Zelensky emphasized.</text:p>
      <text:p text:style-name="P4">
<text:span text:style-name="T4">
 Read also: </text:span>
 <text:a xlink:type="simple" xlink:href="https://www.ukrinform.ua/rubric-regions/3723869-kilkist-postrazdalih-unaslidok-raketnogo-obstrilu-na-kiivsini-zrosla-do-semi.html" text:style-name="Internet_20_link" text:visited-style-name="Visited_20_Internet_20_Link">
number of victims of rocket firing at <text:span text:style-name="T4">
 Kyivschi </text:span>
 Infts increased to seven</text:a>
He stressed that no one can feel their borders protected, and safety people are guaranteed as Russia is trying to make aggression and theft of lands with a global norm.</text:p>
      <text:p text:style-name="P4">
The President has believed that African leaders have to pay attention to the missile strokes of the Russians.</text:p>
      <text:p text:style-name="P4">
In his opinion, such strikes that were made during the stay of foreign houses in Kiev indicate that either Putin does not control his army of Tangimans, because they beat the leaders of other states who plan to go to the Russian Federation after Ukraine is an inadequate person.</text:p>
      <text:p text:style-name="P4">
*!(https://www.ukrinform.ua/rubric-regions/3723773-na-kiivsini-vnaslidok-raketnogo-udaru-zrosla-kilkist-postrazdalih.html)"It seems to me because a person is not ready to see peace, wants to erase and destroy the state of Ukraine," Zelensky said, adding that Putin is acting as a terrorist. Therefore, the question arises what can be dialogue and communication with this person.Photo: op</text:p>
      <text:p text:style-name="P4">
News Source: <text:a xlink:type="simple" xlink:href="https://www.ukrinform.ua/rubric-ato/3723948-zelenskij-poasniv-comu-rosia-bila-raketami-po-kievu-v-den-priizdu-delegacii-z-afriki.html" text:style-name="Internet_20_link" text:visited-style-name="Visited_20_Internet_20_Link">
https://www.ukrinform.ua/rubric-ato/3723948-zelenskij-poasniv-comu-rosia-bila-raketami-po-kievu-v-den-priizdu-delegacii-z-afriki.html</text:a>
</text:p>
      <!--NEWS-->
      <text:h text:style-name="P10" text:outline-level="1">
<text:span text:style-name="T4">
The invaders during the day twice fired Nikopol</text:span>
</text:h>
      <text:p text:style-name="P4">
Authors: Ukrinform (Person)</text:p>
      <text:p text:style-name="P4">
Publisher: Укринформ (Organization)</text:p>
      <text:p text:style-name="P4">
Published Time: 2023-06-16T19:47:00+03:00</text:p>
      <text:p text:style-name="P4">
Modified Time: 2023-06-16T19:47:00+03:00</text:p>
      <text:p text:style-name="P4">
Description: During the day, the enemy was fired at Nikopol twice, damaged residential buildings, gas pipelines and power line. - Ukrinform.</text:p>
      <text:p text:style-name="P4">
Images: ['<text:a xlink:type="simple" xlink:href="https://static.ukrinform.com/photos/2023_06/thumb_files/630_360_1686933896-269.jpg" text:style-name="Internet_20_link" text:visited-style-name="Visited_20_Internet_20_Link">
630_360_16869...</text:a>
']</text:p>
      <text:p text:style-name="P4">
Tags: ['Нікополь', 'Обстріл', 'Війна з Росією']</text:p>
      <text:p text:style-name="P4">
Type: Article</text:p>
      <!--METADATA-->
      <text:p text:style-name="P4">
<draw:frame draw:style-name="fr1" draw:name="Image268" text:anchor-type="as-char" svg:width="6.9236in" svg:height="3.956343in" draw:z-index="0">
<draw:image xlink:href="../Images/yкринформ/2023-06-16T19-47-00-03-00/630_360_1686933896-269.jpg" xlink:type="simple" xlink:show="embed" xlink:actuate="onLoad" draw:mime-type="image/jpeg"/>
</draw:frame>
During the day, the enemy fired at Nikopol twice, damaged residential buildings, gas pipelines.</text:p>
      <text:p text:style-name="P4">
About it in <text:a xlink:type="simple" xlink:href="https://t.me/mykola_lukashuk/5125" text:style-name="Internet_20_link" text:visited-style-name="Visited_20_Internet_20_Link">
telegram</text:a>
Informs Mykola Lukashuk, the Chief Properepetrovsk Regional Council, Ukrinform reports.</text:p>
      <text:p text:style-name="P4">
"Enemy twice <text:a xlink:type="simple" xlink:href="https://www.ukrinform.ua/tag-obstril" text:style-name="Internet_20_link" text:visited-style-name="Visited_20_Internet_20_Link">
fired</text:a>
Nikopol. As a result of the attack, 17 private residential buildings, 16 economic structures, 3 gas pipelines and a power line were damaged, ”the post reads.</text:p>
      <text:p text:style-name="P4">
*!(https://www.ukrinform.ua/rubric-regions/3723867-u-hersonskij-gromadi-vnaslidok-obstriliv-travmovani-19-ludej.html)There are no dead and wounded among the population.</text:p>
      <text:p text:style-name="P4">
As reported by Ukrinform, around 11:00 on June 16, Russian troops caused <text:a xlink:type="simple" xlink:href="https://www.ukrinform.ua/rubric-ato/3723682-poperedno-zniseni-6-kindzaliv-6-kalibriv-ta-2-bpla-povitrani-sili.html" text:style-name="Internet_20_link" text:visited-style-name="Visited_20_Internet_20_Link">
rocket strike in Ukraine</text:a>
Caliber winged rockets and aerobalist missiles X-47 "dagger".</text:p>
      <text:p text:style-name="P4">
News Source: <text:a xlink:type="simple" xlink:href="https://www.ukrinform.ua/rubric-ato/3723950-zagarbniki-protagom-dna-dvici-obstrilali-nikopol.html" text:style-name="Internet_20_link" text:visited-style-name="Visited_20_Internet_20_Link">
https://www.ukrinform.ua/rubric-ato/3723950-zagarbniki-protagom-dna-dvici-obstrilali-nikopol.html</text:a>
</text:p>
      <!--NEWS-->
      <text:h text:style-name="P10" text:outline-level="1">
<text:span text:style-name="T4">
Famous photographer Yuri Voroshilov has departed in Kharkiv</text:span>
</text:h>
      <text:p text:style-name="P4">
Authors: Ukrinform (Person)</text:p>
      <text:p text:style-name="P4">
Publisher: Укринформ (Organization)</text:p>
      <text:p text:style-name="P4">
Published Time: 2023-06-16T19:50:00+03:00</text:p>
      <text:p text:style-name="P4">
Modified Time: 2023-06-16T23:50:00+03:00</text:p>
      <text:p text:style-name="P4">
Description: A well -known photographist, one of the authors of the first photos of the Chornobyl NPP, after the accident in 1986, passed away in Kharkiv. - Ukrinform.</text:p>
      <text:p text:style-name="P4">
Images: ['<text:a xlink:type="simple" xlink:href="https://static.ukrinform.com/photos/2023_06/thumb_files/630_360_1686948557-348.jpeg" text:style-name="Internet_20_link" text:visited-style-name="Visited_20_Internet_20_Link">
630_360_16869...</text:a>
']</text:p>
      <text:p text:style-name="P4">
Tags: ['Смерть', 'Харків', 'Фотограф']</text:p>
      <text:p text:style-name="P4">
Type: Article</text:p>
      <!--METADATA-->
      <text:p text:style-name="P4">
<draw:frame draw:style-name="fr1" draw:name="Image269" text:anchor-type="as-char" svg:width="6.9236in" svg:height="3.956343in" draw:z-index="0">
<draw:image xlink:href="../Images/yкринформ/2023-06-16T19-50-00-03-00/630_360_1686948557-348.jpeg" xlink:type="simple" xlink:show="embed" xlink:actuate="onLoad" draw:mime-type="image/jpeg"/>
</draw:frame>
Kharkivipyshov from life is a well -known photographic reporter, one of the authors of the first photographs of the Energokornobyl NPP after the accident in 1986.</text:p>
      <text:p text:style-name="P4">
This was reported on Facebook by friends and close photographers, Ukrinform reports.</text:p>
      <text:p text:style-name="P4">
"The heavy news, the big loss, I cannot believe. Yurko, Yuri Voroshilov, a person in a big letter, a talented reporter, full creative ideas, patriot of Ukraine, a bold, cheerful, friendly guy, my old house. You, as well as in the memory of all those who TELLED, you are forever!" - wrote architect-restorer Volodymyr Novgorodov.</text:p>
      <text:p text:style-name="P4">
"Today 9.00 was at the clinic near Berlin Yurko Voroshilov, the legendary Kharkiv photo reporter. History of Kharkiv and Slobozhanshchina in a photo for half a century - his hands. , volunteer Olga Riznichenko.</text:p>
      <text:p text:style-name="P4">
"Yuri Voroshilov died-Kharkiv Photographer, Stihia, Petarda Man, Witness. In fact, a very good man. Dreamer, visionary and amazing adventurer(In the poetic sense of the word)", - wrote the writer, musician, volunteer Sergey Zhadan.</text:p>
      <text:p text:style-name="P4">
Yuri Voroshilov was 71 years old. In recent years, he fought with cancer: underwent surgery, several courses of chemotherapy, severe pneumonia caused by coronavirus. In spite of this, he continued to work, went to the war.</text:p>
      <text:p text:style-name="P4">
As it was reported, in June 1986, Yuri Voroshilov, at the task of the editorial staff from the Kharkiv newspapers, was filmed, extending on the belt from the cabin of the military branch, enveloped by a pair of the 4th ChNPP power unit, and then organized a motion and told the whole region about the region of the Chernobyl.</text:p>
      <text:p text:style-name="P4">
In recent years, Voroshilov has made three large -scale photo projections: "Georgian Legion" - about volunteers who came from Georgia to Ukraine to protect our country from Russian invaders; "Savur-Tomb", which presents photos taken in Popasna, happiness, on the Svitlodar Arc; "Unannounced War", which collected his pictures of the participants of the first, the most difficult fights in the Donbass.</text:p>
      <text:p text:style-name="P4">
News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In Kherson, water came out in the Ostrov residential district that was most affected by flooding</text:span>
</text:h>
      <text:p text:style-name="P4">
Authors: Ukrinform (Person)</text:p>
      <text:p text:style-name="P4">
Publisher: Укринформ (Organization)</text:p>
      <text:p text:style-name="P4">
Published Time: 2023-06-16T19:53:26+03:00</text:p>
      <text:p text:style-name="P4">
Modified Time: 2023-06-16T19:53:26+03:00</text:p>
      <text:p text:style-name="P4">
Description: In the Ostrov neighborhood, located in the Kherson ship district, water has come down and after the permission of the explosives, the utilities cleanse the streets and wells. - Ukrinform.</text:p>
      <text:p text:style-name="P4">
Images: ['<text:a xlink:type="simple" xlink:href="https://static.ukrinform.com/photos/2023_06/thumb_files/630_360_1686934261-5214.jpeg" text:style-name="Internet_20_link" text:visited-style-name="Visited_20_Internet_20_Link">
630_360_16869...</text:a>
']</text:p>
      <text:p text:style-name="P4">
Tags: ['Херсон', 'Каховська ГЕС', 'Війна з Росією']</text:p>
      <text:p text:style-name="P4">
Type: Article</text:p>
      <!--METADATA-->
      <text:p text:style-name="P4">
<draw:frame draw:style-name="fr1" draw:name="Image270" text:anchor-type="as-char" svg:width="6.9236in" svg:height="3.956343in" draw:z-index="0">
<draw:image xlink:href="../Images/yкринформ/2023-06-16T19-53-26-03-00/630_360_1686934261-5214.jpeg" xlink:type="simple" xlink:show="embed" xlink:actuate="onLoad" draw:mime-type="image/jpeg"/>
</draw:frame>
The island, located in the Kherson Ship District Zhawda, and after the permission of the explosives, the utilities cleanse the streets of Takolodyaz.</text:p>
      <text:p text:style-name="P4">
About it in <text:a xlink:type="simple" xlink:href="https://t.me/olexandrprokudin/674" text:style-name="Internet_20_link" text:visited-style-name="Visited_20_Internet_20_Link">
telegram</text:a>
Oleksandr Proudin reported to the chiefs of the Church, Ukrinform reports.</text:p>
      <text:p text:style-name="P4">
“Recent flooding is reminiscent of damp traces on the walls of buildings and roads. To overcome the effects of the disaster, experts worked around the clock. As soon as the water came - evacuation began. Subsequently - the sappers were examined by the territories. About the ammunition could bring a current. In addition, the flooded lands were fired by the invaders. And after the permission of the explosives, communalists came to work, ”Proudin wrote.</text:p>
      <text:p text:style-name="P4">
</text:p>
      <text:p text:style-name="P4">
<text:a xlink:type="simple" xlink:href="https://static.ukrinform.com/photos/2023_06/1686934261-7740.jpeg" text:style-name="Internet_20_link" text:visited-style-name="Visited_20_Internet_20_Link">
 </text:a>
 <text:a xlink:type="simple" xlink:href="https://static.ukrinform.com/photos/2023_06/1686934261-7124.jpeg" text:style-name="Internet_20_link" text:visited-style-name="Visited_20_Internet_20_Link">
</text:a>
 <text:a xlink:type="simple" xlink:href="https://static.ukrinform.com/photos/2023_06/1686934261-1224.jpeg" text:style-name="Internet_20_link" text:visited-style-name="Visited_20_Internet_20_Link">
</text:a>
 <text:a xlink:type="simple" xlink:href="https://static.ukrinform.com/photos/2023_06/1686934261-5214.jpeg" text:style-name="Internet_20_link" text:visited-style-name="Visited_20_Internet_20_Link">
<draw:frame draw:style-name="fr1" draw:name="Image275" text:anchor-type="as-char" svg:width="6.9236in" svg:height="3.956343in" draw:z-index="0">
<draw:image xlink:href="../Images/yкринформ/2023-06-16T19-53-26-03-00/630_360_1686934261-5214.jpeg" xlink:type="simple" xlink:show="embed" xlink:actuate="onLoad" draw:mime-type="image/jpeg"/>
</draw:frame>
</text:a>
 <text:a xlink:type="simple" xlink:href="https://static.ukrinform.com/photos/2023_06/1686934261-8870.jpeg" text:style-name="Internet_20_link" text:visited-style-name="Visited_20_Internet_20_Link">
</text:a>
 <text:a xlink:type="simple" xlink:href="https://static.ukrinform.com/photos/2023_06/1686934261-7637.jpeg" text:style-name="Internet_20_link" text:visited-style-name="Visited_20_Internet_20_Link">
</text:a>
He noted that today in the neighborhood, water was pumped out of 18 houses. From the road, the fallen trees were harvested. They carried out audit of networks and equipment of centralized water supply. Repairs of main water pipes, elimination of landslides in wells began.</text:p>
      <text:p text:style-name="P4">
<text:span text:style-name="T4">
 Read also: </text:span>
 <text:a xlink:type="simple" xlink:href="https://www.ukrinform.ua/rubric-other_news/3723932-veresuk-postrazdali-vid-pidtoplen-ziteli-hersonsini-i-mikolaivsini-otrimaut-razovu-viplatu.html" text:style-name="Internet_20_link" text:visited-style-name="Visited_20_Internet_20_Link">
Vereshchuk: Victims affected by residents <text:span text:style-name="T4">
 Kherson </text:span>
 Shchin and Mykolaiv region will receive a one -time payment</text:a>
According to Ukrinform, the demining groups of the SES were surveyed about 100 g - Grinders in the Kherson residential district "The island that was most affected by the underwriting as a result of the destruction of the Kakhovka hydroelectric power station.</text:p>
      <text:p text:style-name="P4">
News Source: <text:a xlink:type="simple" xlink:href="https://www.ukrinform.ua/rubric-regions/3723951-u-hersoni-zijsla-voda-v-mikrorajoni-ostriv-akij-najbilse-postrazdav-vid-zatoplenna.html" text:style-name="Internet_20_link" text:visited-style-name="Visited_20_Internet_20_Link">
https://www.ukrinform.ua/rubric-regions/3723951-u-hersoni-zijsla-voda-v-mikrorajoni-ostriv-akij-najbilse-postrazdav-vid-zatoplenna.html</text:a>
</text:p>
      <!--NEWS-->
      <text:h text:style-name="P10" text:outline-level="1">
<text:span text:style-name="T4">
Yastremskaya and Tsurenko will hold an eye match at the Birmingham tournament</text:span>
</text:h>
      <text:p text:style-name="P4">
Authors: Ukrinform (Person)</text:p>
      <text:p text:style-name="P4">
Publisher: Укринформ (Organization)</text:p>
      <text:p text:style-name="P4">
Published Time: 2023-06-16T19:56:37+03:00</text:p>
      <text:p text:style-name="P4">
Modified Time: 2023-06-16T19:56:37+03:00</text:p>
      <text:p text:style-name="P4">
Description: The Ukrainians will compete in the semifinals of qualification. - Ukrinform.</text:p>
      <text:p text:style-name="P4">
Images: ['<text:a xlink:type="simple" xlink:href="https://static.ukrinform.com/photos/2023_06/thumb_files/630_360_1686934523-850.jpg" text:style-name="Internet_20_link" text:visited-style-name="Visited_20_Internet_20_Link">
630_360_16869...</text:a>
']</text:p>
      <text:p text:style-name="P4">
Tags: ['Теніс']</text:p>
      <text:p text:style-name="P4">
Type: Article</text:p>
      <!--METADATA-->
      <text:p text:style-name="P4">
<draw:frame draw:style-name="fr1" draw:name="Image278" text:anchor-type="as-char" svg:width="6.9236in" svg:height="3.956343in" draw:z-index="0">
<draw:image xlink:href="../Images/yкринформ/2023-06-16T19-56-37-03-00/630_360_1686934523-850.jpg" xlink:type="simple" xlink:show="embed" xlink:actuate="onLoad" draw:mime-type="image/jpeg"/>
</draw:frame>
The Ukrainka will be in the semifinals of the qualification.</text:p>
      <text:p text:style-name="P4">
There has been a draw of qualification of the herbal tournament WTA 250 in Birmingham, Ukrinform reports.</text:p>
      <text:p text:style-name="P4">
Two Ukrainians will be presented in the qualifying round: Lesya Tsurenko(№45WTA)which has received the first sowing room and Diana Yastremskaya(№135 WTA).</text:p>
      <text:p text:style-name="P4">
Зазначимо, що українки змагатимуться між собою на стадії півфіналукваліфікації. Це буде перша зустріч тенісисток.</text:p>
      <text:p text:style-name="P4">
<text:span text:style-name="T4">
Читайте також:</text:span>
 <text:a xlink:type="simple" xlink:href="https://www.ukrinform.ua/rubric-sports/3723939-sacko-zigrae-u-pivfinali-turniru-u-bratislavi.html" text:style-name="Internet_20_link" text:visited-style-name="Visited_20_Internet_20_Link">
 Сачко зіграє у півфіналі турніру у Братиславі</text:a>
The winner of the duel will play with Jessica Poncha from France(№127 WTA)or Teresamartint of the Czech Republic(№121 WTA).</text:p>
      <text:p text:style-name="P4">
Фото: btu.org.ua</text:p>
      <text:p text:style-name="P4">
News Source: <text:a xlink:type="simple" xlink:href="https://www.ukrinform.ua/rubric-sports/3723952-astremska-ta-curenko-provedut-ocnij-matc-na-turniri-v-birmingemi.html" text:style-name="Internet_20_link" text:visited-style-name="Visited_20_Internet_20_Link">
https://www.ukrinform.ua/rubric-sports/3723952-astremska-ta-curenko-provedut-ocnij-matc-na-turniri-v-birmingemi.html</text:a>
</text:p>
      <!--NEWS-->
      <text:h text:style-name="P10" text:outline-level="1">
<text:span text:style-name="T4">
Victoria Use - Second at the COP with a canoe in Ljubljana</text:span>
</text:h>
      <text:p text:style-name="P4">
Authors: Ukrinform (Person)</text:p>
      <text:p text:style-name="P4">
Publisher: Укринформ (Organization)</text:p>
      <text:p text:style-name="P4">
Published Time: 2023-06-16T1:39:47+03:00</text:p>
      <text:p text:style-name="P4">
Modified Time: 2023-06-16T21:39:47+03:00</text:p>
      <text:p text:style-name="P4">
Description: The victory was won by Germany Elena Lilin. - Ukrinform.</text:p>
      <text:p text:style-name="P4">
Images: ['<text:a xlink:type="simple" xlink:href="https://static.ukrinform.com/photos/2023_06/thumb_files/630_360_1686940705-228.jpg" text:style-name="Internet_20_link" text:visited-style-name="Visited_20_Internet_20_Link">
630_360_16869...</text:a>
']</text:p>
      <text:p text:style-name="P4">
Tags: ['Веслування на байдарках і каное']</text:p>
      <text:p text:style-name="P4">
Type: Article</text:p>
      <!--METADATA-->
      <text:p text:style-name="P4">
<draw:frame draw:style-name="fr1" draw:name="Image279" text:anchor-type="as-char" svg:width="6.9236in" svg:height="3.956343in" draw:z-index="0">
<draw:image xlink:href="../Images/yкринформ/2023-06-16T1-39-47-03-00/630_360_1686940705-228.jpg" xlink:type="simple" xlink:show="embed" xlink:actuate="onLoad" draw:mime-type="image/jpeg"/>
</draw:frame>
The victory of Germany Elena Lilic.</text:p>
      <text:p text:style-name="P4">
Ukrainian rowingman Victoria all gained "silver" on the Cup of the World with Canoe love, Slovenia, Ukrinform reports.</text:p>
      <text:p text:style-name="P4">
It showed the result 105.27 seconds.</text:p>
      <text:p text:style-name="P4">
<text:span text:style-name="T4">
 Read also: </text:span>
 <text:a xlink:type="simple" xlink:href="https://www.ukrinform.ua/rubric-sports/3719276-u-kievi-vidbulasa-prezentacia-formi-zbirnoi-ukraini-na-evropejski-igri2023.html" text:style-name="Internet_20_link" text:visited-style-name="Visited_20_Internet_20_Link">
in Kiev there was a presentation of the form of the national team of Ukraine on <text:span text:style-name="T4">
 European </text:span>
 <text:span text:style-name="T4">
 Games </text:span>
 -2023</text:a>
The victory was won by Elena Lilin, its result 101.97 s, "bronze" in Evalina Honey from Slovenia - 108.00 p.</text:p>
      <text:p text:style-name="P4">
Photo: Getty Images</text:p>
      <text:p text:style-name="P4">
News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Whether the OVT manufacturer is real in 45 days to get from the Ministry of Defense tolerance</text:span>
</text:h>
      <text:p text:style-name="P4">
Author: ['Євген Проворний']</text:p>
      <text:p text:style-name="P4">
Time: 2023-06-16T20:00:00-04:00</text:p>
      <text:p text:style-name="P4">
Description: Armyinform is a rospovіdati about the accelerator of the ilnovatysky outlet, Yaki Maє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53.jpg" text:style-name="Internet_20_link" text:visited-style-name="Visited_20_Internet_20_Link">
1-53.jpg</text:a>
']</text:p>
      <text:p text:style-name="P4">
Tags: ['ВТОРГНЕННЯ РФ', 'ОВТ', 'ОЗБРОЄННЯ']</text:p>
      <text:p text:style-name="P4">
Category: News</text:p>
      <!--METADATA-->
      <text:p text:style-name="P4">
<draw:frame draw:style-name="fr1" draw:name="Image280" text:anchor-type="as-char" svg:width="6.9236in" svg:height="4.615733in" draw:z-index="0">
<draw:image xlink:href="../Images/AРМІЯINFORM/2023-06-16T20-00-00-04-00/1-53.jpg" xlink:type="simple" xlink:show="embed" xlink:actuate="onLoad" draw:mime-type="image/jpeg"/>
</draw:frame>
<text:span text:style-name="T5">
 Armyinform continues _ <text:a xlink:type="simple" xlink:href="https://armyinform.com.ua/2023/06/11/gavrylov-rozpoviv-shho-take-akselerator-minoborony/" text:style-name="Internet_20_link" text:visited-style-name="Visited_20_Internet_20_Link">
_ tell _</text:a>
_PO</text:span>
 <text:span text:style-name="T5">
Axeller</text:span>
 _ innovative development_ <text:span text:style-name="T5">
, which aims to accelerate processes in the Ministry of Defense system, in particular regarding the implementation of new technological solutions. In one of our publications we _ <text:a xlink:type="simple" xlink:href="https://armyinform.com.ua/2023/06/09/45-dniv-zamist-2-rokiv-vidteper-novitni-tehnologiyi-zaprovadzhuvatymut-u-zsu-znachno-shvydshe/" text:style-name="Internet_20_link" text:visited-style-name="Visited_20_Internet_20_Link">
_ reported_</text:a>
</text:span>
, there are two dozen enterprises that have already passed all stages - from the submission of prohibition to operation - for one and a half months!It is about such terms that the accelerator team declares. That is, if an enterprise has a "mature" development in sphere arms and military equipment and wants the development to be used by VSKskh, now the whole process will take not years, but only 45 days.</text:p>
      <text:p text:style-name="P4">
The correspondent has decided to talk to one of these twenty businesses and to check whether it is really possible in such a short time. Agreed to talk Zarmiyainform representative of the manufacturer who already supplies to the troops shock Uak__phoenix 03 Heavy Ucav._</text:p>
      <text:h text:style-name="P12" text:outline-level="3">
<text:span text:style-name="T4">
<text:span text:style-name="T4">
 “Actual work began in the last days of October. In December we got the cocks from the customer ”</text:span>
</text:span>
</text:h>
      <ul>
        <li>
We began to produce the prototype of our UAV in March last year. The final was completed in the summer of 2022. At the same time, our development was presented to the landfilling of the Ministry of Defense under the auspices of the Drone Army. They have shown how our drone can manage light armored equipment and air goals. And in October, the representatives of the Ministry of Defense were coming to the meeting. They voiced the needs of drones for our army. From that moment on our company has been accompanied by the representative of the Department of Military and Technical Policy, the development of weapons of the Tavi Taurian equipment of the Ministry of Defense,-said the representative of the manufacturer Anatoly.</li>
      </ul>
      <text:p text:style-name="P4">
Subsequently, his company transferred to the TTH Dron Defense Ministry.He confirms that the accelerator declared 45 days to pass the enterprise(company)The whole procedure for admission to development is quite real:</text:p>
      <ul>
        <li>
From my experience, I will say that most of the time can take from the manufacturer who starts cooperation with the Ministry of Defense, the preparation of the package of necessary toxicity.</li>
      </ul>
      <text:h text:style-name="P12" text:outline-level="3">
<text:span text:style-name="T4">
<text:span text:style-name="T4">
 Upon start of cooperation with Mow Country Number of Specialists on the Business Tri Fault </text:span>
</text:span>
</text:h>
      <text:p text:style-name="P4">
Anatoly recalls that before the decision on cooperation with the Defense Ministry, his company has already produced several hundred of such drones.</text:p>
      <ul>
        <li>
Some units have long passed our drones for the use of the VSI. Therefore, our team and our drone were, as they say, "mature." After applying to the Ministry of Defense, we were painted specialty representative offices after applying to the Ministry of Defense: what they should follow throughout the process. There were some 20 stages. We have voiced the questions about them, which we were clear at the beginning, and experts explained all of us, gave samples of documents that were to be filled, - the manufacturer said.</li>
      </ul>
      <text:p text:style-name="P4">
He notes that at the time of signing the contract with the DSSZZI, his company had 10 employees:</text:p>
      <ul>
        <li>
At the time of signing the contract with the Defense Ministry - twice as much. And now the harbinger has increased three times ... Thanks to the well -established cooperation with the Ukrainian Ukraine managed to download production as much as possible. This made it possible to reduce the value of each drone by 30 %. Because we organized the optimal logistics route from the component supplier due to the planned volume of our purchases. It is a significant saving of funds for the state.</li>
      </ul>
      <text:p text:style-name="P4">
Anatoly specifies that his company now has a private investor.</text:p>
      <ul>
        <li>
This, of course, facilitates the issue of purchasing components to drones. By the way, Ivinvestor was brought to us by the end consumer - those military who were given more than our drones, - says the company representative.</li>
      </ul>
      <text:p text:style-name="P4">
He notes that the production of drones began to take care of a large -scale invasion.</text:p>
      <ul>
        <li>
We already had an understanding of this case - earlier our colleagues and I had a relationship with the prisoners through work in film production.</li>
      </ul>
      <text:p text:style-name="P4">
Anatoly adds that their design is a drone Kamikadze. Allen's request of our military enterprise additionally made the UAVSKACHANISM of the discharge of ammunition.<text:span text:style-name="T5">
Photo author</text:span>
</text:p>
      <text:p text:style-name="P4">
News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States not see any signs that Russia is ready to use nuclear weapons - Blinken</text:span>
</text:h>
      <text:p text:style-name="P4">
Authors: Ukrinform (Person)</text:p>
      <text:p text:style-name="P4">
Publisher: Укринформ (Organization)</text:p>
      <text:p text:style-name="P4">
Published Time: 2023-06-16T20:03:00+03:00</text:p>
      <text:p text:style-name="P4">
Modified Time: 2023-06-16T20:03:00+03:00</text:p>
      <text:p text:style-name="P4">
Description: The United States closely monitor the situation related to Russia's intentions to place tactical nuclear weapons in Belarus, but they do not see signs of readiness of the Russian Federation. - Ukrinform.</text:p>
      <text:p text:style-name="P4">
Images: ['<text:a xlink:type="simple" xlink:href="https://static.ukrinform.com/photos/2022_09/thumb_files/630_360_1662653521-497.jpg" text:style-name="Internet_20_link" text:visited-style-name="Visited_20_Internet_20_Link">
630_360_16626...</text:a>
']</text:p>
      <text:p text:style-name="P4">
Tags: ['США', 'Ядерна зброя', 'Росія', 'Блінкен']</text:p>
      <text:p text:style-name="P4">
Type: Article</text:p>
      <!--METADATA-->
      <text:p text:style-name="P4">
<draw:frame draw:style-name="fr1" draw:name="Image281" text:anchor-type="as-char" svg:width="6.9236in" svg:height="3.956343in" draw:z-index="0">
<draw:image xlink:href="../Images/yкринформ/2023-06-16T20-03-00-03-00/630_360_1662653521-497.jpg" xlink:type="simple" xlink:show="embed" xlink:actuate="onLoad" draw:mime-type="image/jpeg"/>
</draw:frame>
Combine closely to the situation related to Russia's intentions to place tactical nuclear weapons in Belarus, but they do not see the sign of the preparedness of the Russian Federation.</text:p>
      <text:p text:style-name="P4">
This was stated on Friday by US Secretary of State Anthony Blinken, commenting on Putin's recent states that tactical nuclear charges have already been placed on the Belarusian territory, Ukrinform correspondent reports.</text:p>
      <text:p text:style-name="P4">
“As for Belarus reports, we have seen comments made in the last few hours. We will continue carefully and very carefully monitor the situation, ”the US Department of State Department said.</text:p>
      <text:p text:style-name="P4">
<text:span text:style-name="T4">
 Read also: </text:span>
 <text:a xlink:type="simple" xlink:href="https://www.ukrinform.ua/rubric-polytics/3723012-blinken-govoritime-v-kitai-pro-rozvazanu-rf-vijnu-v-ukraini-derzdep.html" text:style-name="Internet_20_link" text:visited-style-name="Visited_20_Internet_20_Link">
<text:span text:style-name="T4">
 Blinken </text:span>
 will speak in China about the War in Ukraine - State Department</text:a>
He stressed that the United States does not see the reasons for adjusting the position of nuclear forces. "We do not see any signs that Russia is preparing to use nuclear weapons," the Secretary of State said.</text:p>
      <text:p text:style-name="P4">
Blinken confirmed the recent statements of Baiden President that they will be dedicated to the protection of every inch of NATO, and will be interviewed further.</text:p>
      <text:p text:style-name="P4">
<text:span text:style-name="T4">
 Read also: </text:span>
 <text:a xlink:type="simple" xlink:href="https://www.ukrinform.ua/rubric-world/3722865-blinken-u-nedilu-planue-vidvidati-kitaj.html" text:style-name="Internet_20_link" text:visited-style-name="Visited_20_Internet_20_Link">
<text:span text:style-name="T4">
 Blinken </text:span>
 on Sunday plans to visit China</text:a>
The head of American diplomacy also repeated the position that the current situation is an eziav example of how <text:a xlink:type="simple" xlink:href="https://www.ukrinform.ua/rubric-world/3723501-lukasenko-postupaetsa-kremlu-vse-bilsim-kontrolem-nad-bilorussu-derzdep.html" text:style-name="Internet_20_link" text:visited-style-name="Visited_20_Internet_20_Link">
Lukashenko is inferior to the Kremlin even greater control of the country's sovereignty - against the will of the Belarusian people</text:a>
.</text:p>
      <text:p text:style-name="P4">
On Friday, Russian President Putin said on Friday that first -person charges had already been delivered to the Belarusian territory.</text:p>
      <text:p text:style-name="P4">
Photo: op</text:p>
      <text:p text:style-name="P4">
News Source: <text:a xlink:type="simple" xlink:href="https://www.ukrinform.ua/rubric-world/3723957-stati-ne-bacat-zodnih-oznak-so-rosia-gotova-zastosovuvati-adernu-zbrou-blinken.html" text:style-name="Internet_20_link" text:visited-style-name="Visited_20_Internet_20_Link">
https://www.ukrinform.ua/rubric-world/3723957-stati-ne-bacat-zodnih-oznak-so-rosia-gotova-zastosovuvati-adernu-zbrou-blinken.html</text:a>
</text:p>
      <!--NEWS-->
      <text:h text:style-name="P10" text:outline-level="1">
<text:span text:style-name="T4">
Tomorrow you will be able to observe a rare parade of five planets</text:span>
</text:h>
      <text:p text:style-name="P4">
Authors: Ukrinform (Person)</text:p>
      <text:p text:style-name="P4">
Publisher: Укринформ (Organization)</text:p>
      <text:p text:style-name="P4">
Published Time: 2023-06-16T20:10:40+03:00</text:p>
      <text:p text:style-name="P4">
Modified Time: 2023-06-16T20:10:40+03:00</text:p>
      <text:p text:style-name="P4">
Description: On the morning of June 17, Earth residents will be able to watch a parade of five planets in the sky, a phenomenon that occurs not more than once every 18-20 years. - Ukrinform.</text:p>
      <text:p text:style-name="P4">
Images: ['<text:a xlink:type="simple" xlink:href="https://static.ukrinform.com/photos/2023_06/thumb_files/630_360_1686935088-554.jpg" text:style-name="Internet_20_link" text:visited-style-name="Visited_20_Internet_20_Link">
630_360_16869...</text:a>
']</text:p>
      <text:p text:style-name="P4">
Tags: ['Космос', 'Земля', 'Планета']</text:p>
      <text:p text:style-name="P4">
Type: Article</text:p>
      <!--METADATA-->
      <text:p text:style-name="P4">
<draw:frame draw:style-name="fr1" draw:name="Image282" text:anchor-type="as-char" svg:width="6.9236in" svg:height="3.956343in" draw:z-index="0">
<draw:image xlink:href="../Images/yкринформ/2023-06-16T20-10-40-03-00/630_360_1686935088-554.jpg" xlink:type="simple" xlink:show="embed" xlink:actuate="onLoad" draw:mime-type="image/jpeg"/>
</draw:frame>
In the morning of June 17, the Earth residents will be able to watch a parade of five planets in the sky, a phenomenon that occurs not more than once every 18-20 years.</text:p>
      <text:p text:style-name="P4">
According to Ukrinform, the portal [Starwalk.Space] reports about it(https://starwalk.space/en/news/what-is-planet-parade).</text:p>
      <text:p text:style-name="P4">
The essence of the phenomenon is that Jupiter, Saturn, Mercury, Neptune and Uranus of Space orbits are searched in a single line for the sun.</text:p>
      <text:p text:style-name="P4">
An hour before dawn on June 17, five planets lined up to 93 ° a percent, forming a single line. This phenomenon is likely to be observed only by the east hemispheres.</text:p>
      <text:p text:style-name="P4">
Scientists point out that it will be the hardest to see two planets - Neptune and Uranus. At the same time Jupiter will be easiest to see, scientists say.</text:p>
      <text:p text:style-name="P4">
<text:span text:style-name="T4">
 Read also: </text:span>
 <text:a xlink:type="simple" xlink:href="https://www.ukrinform.ua/rubric-technology/3723309-na-suputniku-saturna-znajsli-komponent-neobhidnij-dla-zarodzenna-zitta.html" text:style-name="Internet_20_link" text:visited-style-name="Visited_20_Internet_20_Link">
on <text:span text:style-name="T4">
 satellite </text:span>
 <text:span text:style-name="T4">
 Saturn </text:span>
 <text:span text:style-name="T4">
 Found </text:span>
 <text:span text:style-name="T4">
 </text:span>
 component <text:span text:style-name="T4">
, </text:span>
 required <text:span text:style-name="T4">
 </text:span>
 <text:span text:style-name="T4">
 </text:span>
 for <text:span text:style-name="T4">
 </text:span>
 <text:span text:style-name="T4">
 birth </text:span>
 <text:span text:style-name="T4">
 Life </text:span>
 </text:a>
Above and to the right of Jupiter, above the southeastern horizon, will be parted <text:a xlink:type="simple" xlink:href="https://www.ukrinform.ua/tag-saturn" text:style-name="Internet_20_link" text:visited-style-name="Visited_20_Internet_20_Link">
Saturn</text:a>
. Compared to the wrapper, it will look smaller and dull, but it will still be visible to the naked eye. Mercury will be the fifth planet that joins the parade.</text:p>
      <text:p text:style-name="P4">
Photo: Vito Technology, Inc.</text:p>
      <text:p text:style-name="P4">
News Source: <text:a xlink:type="simple" xlink:href="https://www.ukrinform.ua/rubric-technology/3723959-zavtra-mozna-bude-sposterigati-ridkisnij-parad-pati-planet.html" text:style-name="Internet_20_link" text:visited-style-name="Visited_20_Internet_20_Link">
https://www.ukrinform.ua/rubric-technology/3723959-zavtra-mozna-bude-sposterigati-ridkisnij-parad-pati-planet.html</text:a>
</text:p>
      <!--NEWS-->
      <text:h text:style-name="P10" text:outline-level="1">
<text:span text:style-name="T4">
French Embassy transferred to Kherson region humanitarian aid</text:span>
</text:h>
      <text:p text:style-name="P4">
Authors: Ukrinform (Person)</text:p>
      <text:p text:style-name="P4">
Publisher: Укринформ (Organization)</text:p>
      <text:p text:style-name="P4">
Published Time: 2023-06-16T20:11:00+03:00</text:p>
      <text:p text:style-name="P4">
Modified Time: 2023-06-16T20:11:00+03:00</text:p>
      <text:p text:style-name="P4">
Description: Representatives of the French Embassy in Ukraine transferred humanitarian assistance to the staff of the SES of Kherson region. - Ukrinform.</text:p>
      <text:p text:style-name="P4">
Images: ['<text:a xlink:type="simple" xlink:href="https://static.ukrinform.com/photos/2023_06/thumb_files/630_360_1686935421-299.jpg" text:style-name="Internet_20_link" text:visited-style-name="Visited_20_Internet_20_Link">
630_360_16869...</text:a>
']</text:p>
      <text:p text:style-name="P4">
Tags: ['Франція', 'Гуманітарна допомога', 'Херсонщина']</text:p>
      <text:p text:style-name="P4">
Type: Article</text:p>
      <!--METADATA-->
      <text:p text:style-name="P4">
<draw:frame draw:style-name="fr1" draw:name="Image284" text:anchor-type="as-char" svg:width="6.9236in" svg:height="3.956343in" draw:z-index="0">
<draw:image xlink:href="../Images/yкринформ/2023-06-16T20-11-00-03-00/630_360_1686935421-299.jpg" xlink:type="simple" xlink:show="embed" xlink:actuate="onLoad" draw:mime-type="image/jpeg"/>
</draw:frame>
Representatives of the Embassy of France in Ukraine transferred humanitarian assistance to the employees of the SES of Kherson region.</text:p>
      <text:p text:style-name="P4">
As Ukrinform reports, about it in <text:a xlink:type="simple" xlink:href="https://t.me/dsns_telegram/17765" text:style-name="Internet_20_link" text:visited-style-name="Visited_20_Internet_20_Link">
telegram</text:a>
The SES press service reports.</text:p>
      <text:p text:style-name="P4">
“Today, representatives of the French Republic in Ukraine came to the Main Directorate of the SES of Kherson Region. They handed over the humanitarian assistance to rescuers from the Ministry of Europe and Foreign Affairs of the French Republic, the Crisis Center and Support, accompanied by the French Embassy in Ukraine. For the Kherson garrison, flexible, filters and tablets for purification of drinking water have been transferred, ”the message said.</text:p>
      <text:p text:style-name="P4">
<text:span text:style-name="T4">
 Read also: </text:span>
 <text:a xlink:type="simple" xlink:href="https://www.ukrinform.ua/rubric-regions/3723930-hersonsina-prodovzue-otrimuvati-gumanitarnu-pidtrimku-vid-insih-regioniv.html" text:style-name="Internet_20_link" text:visited-style-name="Visited_20_Internet_20_Link">
<text:span text:style-name="T4">
 Kherson region </text:span>
 And continues to receive humanitarian support from other regions</text:a>
As reported by Ukrinform, as of June 12, humanitarian aid for the exploration of the Kakhovka hydroelectric power station has already allocated 19 countries.</text:p>
      <text:p text:style-name="P4">
News Source: <text:a xlink:type="simple" xlink:href="https://www.ukrinform.ua/rubric-regions/3723960-posolstvo-francii-peredalo-hersonsini-gumanitarnu-dopomogu.html" text:style-name="Internet_20_link" text:visited-style-name="Visited_20_Internet_20_Link">
https://www.ukrinform.ua/rubric-regions/3723960-posolstvo-francii-peredalo-hersonsini-gumanitarnu-dopomogu.html</text:a>
</text:p>
      <!--NEWS-->
      <text:h text:style-name="P10" text:outline-level="1">
<text:span text:style-name="T4">
Police exhibited more than 80 posts in the regions affected by undermining the Kakhovskaya Hydroelectric Committee</text:span>
</text:h>
      <text:p text:style-name="P4">
Authors: Ukrinform (Person)</text:p>
      <text:p text:style-name="P4">
Publisher: Укринформ (Organization)</text:p>
      <text:p text:style-name="P4">
Published Time: 2023-06-16T20:17:00+03:00</text:p>
      <text:p text:style-name="P4">
Modified Time: 2023-06-16T20:17:00+03:00</text:p>
      <text:p text:style-name="P4">
Description: In the victims of the Kakhovski hydroelectric power plants, the territories were declared marsh areas, and the police exhibited more than 80 observation posts for safety.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Клименко', 'МВС', 'Каховська ГЕС']</text:p>
      <text:p text:style-name="P4">
Type: Article</text:p>
      <!--METADATA-->
      <text:p text:style-name="P4">
<draw:frame draw:style-name="fr1" draw:name="Image285" text:anchor-type="as-char" svg:width="6.9236in" svg:height="3.956343in" draw:z-index="0">
<draw:image xlink:href="../Images/yкринформ/2023-06-16T20-17-00-03-00/630_360_1507654552-5163.jpeg" xlink:type="simple" xlink:show="embed" xlink:actuate="onLoad" draw:mime-type="image/jpeg"/>
</draw:frame>
The territories of the Kakhovski hydroelectric power plants were announced by the Russians, and more than 80 obostering posts were declared to the population.</text:p>
      <text:p text:style-name="P4">
According to Ukrinform, the Minister of Internal Affairs Igor Klimenko reported <text:a xlink:type="simple" xlink:href="https://t.me/Klymenko_MVS/21" text:style-name="Internet_20_link" text:visited-style-name="Visited_20_Internet_20_Link">
Telegram</text:a>
.</text:p>
      <text:p text:style-name="P4">
"There were large swampy areas where the water has gone away. For the safety of people, the police exhibited more than 80 observation posts in Kherson, Mykolaiv region, Dnipropetrovsk and Zaporozhye," he said.</text:p>
      <text:p text:style-name="P4">
Klimenko stressed that access to these territories is strictly forbidden. In addition to the safety of falling into the swamp, there can be mines.</text:p>
      <text:p text:style-name="P4">
<text:span text:style-name="T4">
 Read also: </text:span>
 <text:a xlink:type="simple" xlink:href="https://www.ukrinform.ua/rubric-regions/3723951-u-hersoni-zijsla-voda-v-mikrorajoni-ostriv-akij-najbilse-postrazdav-vid-zatoplenna.html" text:style-name="Internet_20_link" text:visited-style-name="Visited_20_Internet_20_Link">
in Kherson the water in the Ostrov neighborhood, which was most affected by flooding</text:a>
The minister urged citizens not to play "black archaeologists", emphasizing that such activities may be too high.</text:p>
      <text:p text:style-name="P4">
"Take care of yourself, your loved ones and follow the established safety rules," the Ministry of Internal Affairs said.</text:p>
      <text:p text:style-name="P4">
As reported by Ukrinform, <text:a xlink:type="simple" xlink:href="https://www.ukrinform.ua/rubric-other_news/3723441-pidriv-rosianami-kahovskoi-ges-usi-novini.html" text:style-name="Internet_20_link" text:visited-style-name="Visited_20_Internet_20_Link">
On June 6, Russian troops were blown up by the Greblyukakhov hydroelectric power station</text:a>
Causing large -scale flooding of the Kherson region. It was also affected by the flooding of parts of the Kikolaev region. In Zaporizhzhya and Dnipropetrovsk regions there was a decrease in the water level in the Dnieper River.</text:p>
      <text:p text:style-name="P4">
<text:span text:style-name="T4">
 Read also: </text:span>
 <text:a xlink:type="simple" xlink:href="https://www.ukrinform.ua/rubric-regions/3723930-hersonsina-prodovzue-otrimuvati-gumanitarnu-pidtrimku-vid-insih-regioniv.html" text:style-name="Internet_20_link" text:visited-style-name="Visited_20_Internet_20_Link">
Kherson region continues to receive humanitarian support from other regions</text:a>
In particular, in Zaporozhye as of June 16, in Lower Biet, water fell by 3.75 meter. Now its level is lower than the norm per meter.</text:p>
      <text:p text:style-name="P4">
News Source: <text:a xlink:type="simple" xlink:href="https://www.ukrinform.ua/rubric-regions/3723961-policia-vistavila-ponad-80-spostereznih-postiv-u-regionah-aki-postrazdali-cerez-pidriv-kahovskoi-ges.html" text:style-name="Internet_20_link" text:visited-style-name="Visited_20_Internet_20_Link">
https://www.ukrinform.ua/rubric-regions/3723961-policia-vistavila-ponad-80-spostereznih-postiv-u-regionah-aki-postrazdali-cerez-pidriv-kahovskoi-ges.html</text:a>
</text:p>
      <!--NEWS-->
      <text:h text:style-name="P10" text:outline-level="1">
<text:span text:style-name="T4">
During the shelling of Nikopol, a man was killed</text:span>
</text:h>
      <text:p text:style-name="P4">
Authors: Ukrinform (Person)</text:p>
      <text:p text:style-name="P4">
Publisher: Укринформ (Organization)</text:p>
      <text:p text:style-name="P4">
Published Time: 2023-06-16T20:25:00+03:00</text:p>
      <text:p text:style-name="P4">
Modified Time: 2023-06-16T20:25:00+03:00</text:p>
      <text:p text:style-name="P4">
Description: The enemy shelling of Nikopol was killed by a man and a wounded woman. - Ukrinform.</text:p>
      <text:p text:style-name="P4">
Images: ['<text:a xlink:type="simple" xlink:href="https://static.ukrinform.com/photos/2023_06/thumb_files/630_360_1686936313-290.jpg" text:style-name="Internet_20_link" text:visited-style-name="Visited_20_Internet_20_Link">
630_360_16869...</text:a>
']</text:p>
      <text:p text:style-name="P4">
Tags: ['Нікополь', 'Обстріл', 'Війна з Росією']</text:p>
      <text:p text:style-name="P4">
Type: Article</text:p>
      <!--METADATA-->
      <text:p text:style-name="P4">
<draw:frame draw:style-name="fr1" draw:name="Image286" text:anchor-type="as-char" svg:width="6.9236in" svg:height="3.956343in" draw:z-index="0">
<draw:image xlink:href="../Images/yкринформ/2023-06-16T20-25-00-03-00/630_360_1686936313-290.jpg" xlink:type="simple" xlink:show="embed" xlink:actuate="onLoad" draw:mime-type="image/jpeg"/>
</draw:frame>
As a result of the firing of Nikopol, a man and a wounded woman were killed.</text:p>
      <text:p text:style-name="P4">
About it in <text:a xlink:type="simple" xlink:href="https://t.me/dnipropetrovskaODA/5383" text:style-name="Internet_20_link" text:visited-style-name="Visited_20_Internet_20_Link">
telegram</text:a>
Informs the Chief -Propetrovsk Ova Sergei Lisak, Ukrinform reports.</text:p>
      <text:p text:style-name="P4">
"An 81 -year -old man was killed during the last shelling of Nikopol. The injured woman was 78 years old. She has a fragile wound," the post reads.</text:p>
      <text:p text:style-name="P4">
Rescuers work at the attack site.</text:p>
      <text:p text:style-name="P4">
Earlier it was reported <text:a xlink:type="simple" xlink:href="https://www.ukrinform.ua/rubric-ato/3723950-zagarbniki-protagom-dna-dvici-obstrilali-nikopol.html" text:style-name="Internet_20_link" text:visited-style-name="Visited_20_Internet_20_Link">
during the day the enemy fired at Nikopol twice</text:a>
. The attack damaged 17 private residential buildings, 16 outbuildings, 3 gas pipelines and a transmission line.</text:p>
      <text:p text:style-name="P4">
Photo: Sergey Lisak, Telegrams</text:p>
      <text:p text:style-name="P4">
News Source: <text:a xlink:type="simple" xlink:href="https://www.ukrinform.ua/rubric-ato/3723963-pid-cas-obstrilu-nikopola-zaginuv-colovik.html" text:style-name="Internet_20_link" text:visited-style-name="Visited_20_Internet_20_Link">
https://www.ukrinform.ua/rubric-ato/3723963-pid-cas-obstrilu-nikopola-zaginuv-colovik.html</text:a>
</text:p>
      <!--NEWS-->
      <text:h text:style-name="P10" text:outline-level="1">
<text:span text:style-name="T4">
The Seimas of Poland adopted a resolution on support of Ukraine's accession to NATO</text:span>
</text:h>
      <text:p text:style-name="P4">
Authors: Ukrinform (Person)</text:p>
      <text:p text:style-name="P4">
Publisher: Укринформ (Organization)</text:p>
      <text:p text:style-name="P4">
Published Time: 2023-06-16T20:30:00+03:00</text:p>
      <text:p text:style-name="P4">
Modified Time: 2023-06-16T20:30:00+03:00</text:p>
      <text:p text:style-name="P4">
Description: The Seimas of the Republic of Poland adopted a resolution in support of Ukraine's accession to the North Atlantic Alliance. - Ukrinform.</text:p>
      <text:p text:style-name="P4">
Images: ['<text:a xlink:type="simple" xlink:href="https://static.ukrinform.com/photos/2022_12/thumb_files/630_360_1671059510-216.png" text:style-name="Internet_20_link" text:visited-style-name="Visited_20_Internet_20_Link">
630_360_16710...</text:a>
']</text:p>
      <text:p text:style-name="P4">
Tags: ['НАТО', 'Польща', 'Стефанчук']</text:p>
      <text:p text:style-name="P4">
Type: Article</text:p>
      <!--METADATA-->
      <text:p text:style-name="P4">
<draw:frame draw:style-name="fr1" draw:name="Image288" text:anchor-type="as-char" svg:width="6.9236in" svg:height="3.956343in" draw:z-index="0">
<draw:image xlink:href="../Images/yкринформ/2023-06-16T20-30-00-03-00/630_360_1671059510-216.png" xlink:type="simple" xlink:show="embed" xlink:actuate="onLoad" draw:mime-type="image/png"/>
</draw:frame>
The Seiments of Poland adopted a resolution in support of Ukraine's accession to the Dop -Atlantic Alliance.</text:p>
      <text:p text:style-name="P4">
443 deputies voted in favor of the document, 2 were against, 7 abstained, Ukrinform reported.</text:p>
      <text:p text:style-name="P4">
"Given the dedication of the Ukrainian people and its sovereign law, the selected path of development, the Seimas of the Republic of Poland fully supports the European Euro-Atlantic aspirations of Ukraine," the resolution reads.</text:p>
      <text:p text:style-name="P4">
According to the document, the Ukrainian army is becoming more and more compatible NATO and stronger.</text:p>
      <text:p text:style-name="P4">
<text:span text:style-name="T4">
 Read also: </text:span>
 [Seimas <text:span text:style-name="T4">
 Poland </text:span>
 and opposed the distribution(https://www.ukrinform.ua/rubric-world/3723524-sejm-polsi-vistupiv-proti-rozpodilu-migrantiv-z-pivdna-kacinskij-iniciue-referendum.html)It emphasizes that "from a military point of view of Ukraine's introduction to the Ntothot will also be useful for the Alliance."</text:p>
      <text:p text:style-name="P4">
"The future summit in Vilnius is crucial for the relations between NATO Tukraine and should become a place of debate regarding the future of the country," Iresolation said.</text:p>
      <text:p text:style-name="P4">
As it is emphasized, the procedure for inviting Finland and Sweden to the Alliance can also be applied to Ukraine.</text:p>
      <text:p text:style-name="P4">
<text:span text:style-name="T4">
 Read also: </text:span>
 <text:a xlink:type="simple" xlink:href="https://www.ukrinform.ua/rubric-polytics/3723969-ukraina-rozrahovue-so-nato-zmoze-dopomogti-vibuduvati-prozoru-sistemu-zakupivel-reznikov.html" text:style-name="Internet_20_link" text:visited-style-name="Visited_20_Internet_20_Link">
Ukraine expects that <text:span text:style-name="T4">
 NATO </text:span>
 will help to build a transparent procurement system - Reznikov</text:a>
"The Seimas of Poland supports efforts to strengthen the political and practical work between the Alliance and Ukraine and to build a consensus on Ukraine's accession to NATO," the resolution reads.</text:p>
      <text:p text:style-name="P4">
Earlier, the Verkhovna Rada Chairman Ruslan Stefanchuk reported it on <text:a xlink:type="simple" xlink:href="https://www.facebook.com/stefanchuk.official/posts/pfbid02THCHzQy2oXAtmHZ134xqqNsDuTWaNNJMwPH3xRZtGYiDf38TEKtYgdXSDkTM4WMBl" text:style-name="Internet_20_link" text:visited-style-name="Visited_20_Internet_20_Link">
Facebook</text:a>
Having expressed gratitude.</text:p>
      <text:p text:style-name="P4">
"The Seimas of the Republic of Poland is fully supported by European and Euro -Atlantic degraders of Ukraine. Thanks for accepting the resolution in support of Ukraine's accession," he said.</text:p>
      <text:p text:style-name="P4">
*!(https://www.ukrinform.ua/rubric-polytics/3723913-perse-zasidanna-novoi-radi-ukrainanato-moze-vidbutisa-u-vilnusi-za-ucasti-zelenskogo-stoltenberg.html)</text:p>
      <text:p text:style-name="P4">
It is also noted that Ukraine's accession will be profitable for the Alliance from a military point.</text:p>
      <text:p text:style-name="P4">
According to the resolution, the future summit in Vilnius is crucial to NATO and Ukraine and should become the place of debate about their future. The proceeding of the invitation to the Alliance of Finland and Sweden may be applied to Ukraine.</text:p>
      <text:p text:style-name="P4">
<text:span text:style-name="T4">
 Read also: </text:span>
 <text:a xlink:type="simple" xlink:href="https://www.ukrinform.ua/rubric-ato/3723896-bagato-krain-nato-gotovi-zbilsiti-vneski-na-oboronu-abi-ozbrouvati-ukrainu-ostin.html" text:style-name="Internet_20_link" text:visited-style-name="Visited_20_Internet_20_Link">
many countries <text:span text:style-name="T4">
 NATO </text:span>
 are ready to increase defense contributions to equip Ukraine - Austin</text:a>
The document states that the Seimas will support the efforts to strengthen the political and practical cooperation between the Alliance and Ukraine and to build a consensus on Ukraine's dawn.</text:p>
      <text:p text:style-name="P4">
As reported by Ukrinform, the first meeting of the new council Ukraine-NATO can be able to go in Vilnius with the participation of President Vladimir Zelensky.</text:p>
      <text:p text:style-name="P4">
News Source: <text:a xlink:type="simple" xlink:href="https://www.ukrinform.ua/rubric-polytics/3723966-sejm-polsi-uhvaliv-rezoluciu-pro-pidtrimku-vstupu-ukraini-v-nato-stefancuk.html" text:style-name="Internet_20_link" text:visited-style-name="Visited_20_Internet_20_Link">
https://www.ukrinform.ua/rubric-polytics/3723966-sejm-polsi-uhvaliv-rezoluciu-pro-pidtrimku-vstupu-ukraini-v-nato-stefancuk.html</text:a>
</text:p>
      <!--NEWS-->
      <text:h text:style-name="P10" text:outline-level="1">
<text:span text:style-name="T4">
The American nuclear submarine arrived in South Korea</text:span>
</text:h>
      <text:p text:style-name="P4">
Authors: Ukrinform (Person)</text:p>
      <text:p text:style-name="P4">
Publisher: Укринформ (Organization)</text:p>
      <text:p text:style-name="P4">
Published Time: 2023-06-16T20:32:00+03:00</text:p>
      <text:p text:style-name="P4">
Modified Time: 2023-06-16T20:32:00+03:00</text:p>
      <text:p text:style-name="P4">
Description: On June 16, South Korea arrived on an American nuclear submarine of the USS Michigan, capable of carrying about 150 Tomahawk missiles. - Ukrinform.</text:p>
      <text:p text:style-name="P4">
Images: ['<text:a xlink:type="simple" xlink:href="https://static.ukrinform.com/photos/2023_06/thumb_files/630_360_1686921079-400.jpg" text:style-name="Internet_20_link" text:visited-style-name="Visited_20_Internet_20_Link">
630_360_16869...</text:a>
']</text:p>
      <text:p text:style-name="P4">
Tags: ['Корея', 'США', 'Підводний човен']</text:p>
      <text:p text:style-name="P4">
Type: Article</text:p>
      <!--METADATA-->
      <text:p text:style-name="P4">
<draw:frame draw:style-name="fr1" draw:name="Image289" text:anchor-type="as-char" svg:width="6.9236in" svg:height="3.956343in" draw:z-index="0">
<draw:image xlink:href="../Images/yкринформ/2023-06-16T20-32-00-03-00/630_360_1686921079-400.jpg" xlink:type="simple" xlink:show="embed" xlink:actuate="onLoad" draw:mime-type="image/jpeg"/>
</draw:frame>
In the South Korea, on June 16, an American atomic submarine of the UssMichigan class, capable of carrying about 150 Tomahawk missiles, arrived.</text:p>
      <text:p text:style-name="P4">
About it reports <text:a xlink:type="simple" xlink:href="https://www.cnnturk.com/dunya/disisleri-bakani-fidan-yeni-buyukelcilere-gorevlerini-teblig-etti" text:style-name="Internet_20_link" text:visited-style-name="Visited_20_Internet_20_Link">
AP</text:a>
, reports Ukrinform.</text:p>
      <text:p text:style-name="P4">
According to the South Korean military, the arrival for the first time in six years of Submarins of Ohio is part of a bilateral agreement on strengthening the "regular visibility" of the US strategic assets on the Korean Peninsula in the development of North Korea nuclear program.</text:p>
      <text:p text:style-name="P4">
The American submarine arrived in the southeastern port city of Pusan. At the same time, it is not reported how long it will awaken in the waters of the Southern Korea.</text:p>
      <text:p text:style-name="P4">
With the deployment of the USS Michigan Navy and South Korea, they will conduct training aimed at enhancing the opportunities for conducting special operations of Spiller's ability to withstand nuclear threats by North Korea.</text:p>
      <text:p text:style-name="P4">
It was reported that on the eve of North Korea it launched a two -balm missile rockets in the direction of the Japanese Sea.</text:p>
      <text:p text:style-name="P4">
In early May, the Pentagon stated that he would send an Ohio atomic submarine with ballistic missiles to South Korea as part of a bilateral agreement on increased threats from the DPRK.</text:p>
      <text:p text:style-name="P4">
Photo: South Korea Defense Ministry,</text:p>
      <text:p text:style-name="P4">
Gang Duck-Chul/Yonhap</text:p>
      <text:p text:style-name="P4">
News Source: <text:a xlink:type="simple" xlink:href="https://www.ukrinform.ua/rubric-world/3723841-u-pivdennu-koreu-pribuv-amerikanskij-atomnij-pidvodnij-coven.html" text:style-name="Internet_20_link" text:visited-style-name="Visited_20_Internet_20_Link">
https://www.ukrinform.ua/rubric-world/3723841-u-pivdennu-koreu-pribuv-amerikanskij-atomnij-pidvodnij-coven.html</text:a>
</text:p>
      <!--NEWS-->
      <text:h text:style-name="P10" text:outline-level="1">
<text:span text:style-name="T4">
Barcelona can sell 49% of club shares</text:span>
</text:h>
      <text:p text:style-name="P4">
Authors: Ukrinform (Person)</text:p>
      <text:p text:style-name="P4">
Publisher: Укринформ (Organization)</text:p>
      <text:p text:style-name="P4">
Published Time: 2023-06-16T20:32:01+03:00</text:p>
      <text:p text:style-name="P4">
Modified Time: 2023-06-16T20:32:01+03:00</text:p>
      <text:p text:style-name="P4">
Description: Barcelona President has already flew to Qatar and Saudi Arabia in finding potential investors. - Ukrinform.</text:p>
      <text:p text:style-name="P4">
Images: ['<text:a xlink:type="simple" xlink:href="https://static.ukrinform.com/photos/2023_06/thumb_files/630_360_1686936632-718.jpg" text:style-name="Internet_20_link" text:visited-style-name="Visited_20_Internet_20_Link">
630_360_16869...</text:a>
']</text:p>
      <text:p text:style-name="P4">
Tags: ['Барселона', 'Футбол']</text:p>
      <text:p text:style-name="P4">
Type: Article</text:p>
      <!--METADATA-->
      <text:p text:style-name="P4">
<draw:frame draw:style-name="fr1" draw:name="Image291" text:anchor-type="as-char" svg:width="6.9236in" svg:height="3.956343in" draw:z-index="0">
<draw:image xlink:href="../Images/yкринформ/2023-06-16T20-32-01-03-00/630_360_1686936632-718.jpg" xlink:type="simple" xlink:show="embed" xlink:actuate="onLoad" draw:mime-type="image/jpeg"/>
</draw:frame>
Barcelona President has already flew to Qatar and Saudi Arabia in finding potential investors.</text:p>
      <text:p text:style-name="P4">
Barcelona management continues to search for ways to get out of the economic crisis, <text:a xlink:type="simple" xlink:href="https://twitter.com/elchiringuitotv/status/1669487176633970689" text:style-name="Internet_20_link" text:visited-style-name="Visited_20_Internet_20_Link">
reports</text:a>
El Chiringuito TV, Ukrinform reports.</text:p>
      <text:p text:style-name="P4">
According to journalist Jose Alvarez, the Catalans consider the option of sales of 49% of the club shares.</text:p>
      <text:p text:style-name="P4">
Barcelona President Jan Laporta has already flew to Qatar and Saudi Arabia with potential investors.</text:p>
      <text:p text:style-name="P4">
<text:span text:style-name="T4">
 Read also: </text:span>
 <text:a xlink:type="simple" xlink:href="https://www.ukrinform.ua/rubric-sports/3722748-zerar-pike-zigrae-u-blagodijnomu-matci-na-pidtrimku-ukraini.html" text:style-name="Internet_20_link" text:visited-style-name="Visited_20_Internet_20_Link">
Gerard Pike will play in a charity match in support of Ukraine</text:a>
Currently, Barcelona is a non -profit organization and owns a "Sosios" - a member, each of which has a small part of the club's shares.</text:p>
      <text:p text:style-name="P4">
Photo: Getty Images</text:p>
      <text:p text:style-name="P4">
News Source: <text:a xlink:type="simple" xlink:href="https://www.ukrinform.ua/rubric-sports/3723965-barselona-moze-prodati-49-akcij-klubu.html" text:style-name="Internet_20_link" text:visited-style-name="Visited_20_Internet_20_Link">
https://www.ukrinform.ua/rubric-sports/3723965-barselona-moze-prodati-49-akcij-klubu.html</text:a>
</text:p>
      <!--NEWS-->
      <text:h text:style-name="P10" text:outline-level="1">
<text:span text:style-name="T4">
President South Africa has presented an African peace of peace with 10 points in Kiev</text:span>
</text:h>
      <text:p text:style-name="P4">
Authors: Ukrinform (Person)</text:p>
      <text:p text:style-name="P4">
Publisher: Укринформ (Organization)</text:p>
      <text:p text:style-name="P4">
Published Time: 2023-06-16T20:33:00+03:00</text:p>
      <text:p text:style-name="P4">
Modified Time: 2023-06-16T20:33:00+03:00</text:p>
      <text:p text:style-name="P4">
Description: President of the South African Republic (South Africa) Syril Ramafos presented in Kiev a plan of African countries for peace of ten points. - Ukrinform.</text:p>
      <text:p text:style-name="P4">
Images: ['<text:a xlink:type="simple" xlink:href="https://static.ukrinform.com/photos/2023_06/thumb_files/630_360_1686936963-121.jpg" text:style-name="Internet_20_link" text:visited-style-name="Visited_20_Internet_20_Link">
630_360_16869...</text:a>
']</text:p>
      <text:p text:style-name="P4">
Tags: ['Африка', 'ПАР', 'Зеленський']</text:p>
      <text:p text:style-name="P4">
Type: Article</text:p>
      <!--METADATA-->
      <text:p text:style-name="P4">
<draw:frame draw:style-name="fr1" draw:name="Image292" text:anchor-type="as-char" svg:width="6.9236in" svg:height="3.956343in" draw:z-index="0">
<draw:image xlink:href="../Images/yкринформ/2023-06-16T20-33-00-03-00/630_360_1686936963-121.jpg" xlink:type="simple" xlink:show="embed" xlink:actuate="onLoad" draw:mime-type="image/jpeg"/>
</draw:frame>
Presidential-African Republic(COUPLE)Syril Ramafos presented in Kiev Planafrican countries with the achievement of peace of ten points.</text:p>
      <text:p text:style-name="P4">
Ramafos posted a joint vision of the ways of completing Russia against Ukraine with President Vladimir Zelensky and other heads of African states and governments with President Vladimir Zelensky and other heads of African states and governments, Ukrinform correspondent reports.</text:p>
      <text:p text:style-name="P4">
Ramafos thanked the President Zelensky for the possibility of representatives of seven African countries to come to Kiev with a mission to reach peace.</text:p>
      <text:p text:style-name="P4">
<text:span text:style-name="T4">
 Read also: </text:span>
 <text:a xlink:type="simple" xlink:href="https://www.ukrinform.ua/rubric-polytics/3723962-do-diplomatii-z-rf-mi-ne-dijdemo-poki-rosiani-budut-na-nasij-teritorii-zelenskij.html" text:style-name="Internet_20_link" text:visited-style-name="Visited_20_Internet_20_Link">
to diplomacy from the Russian Federation we will not reach until the Russians are struck - Zelensky</text:a>
“This is a historical mission aimed at achieving peace. It consists of ten -basic components. First of all, we must listen carefully to the president of Zelensky today, and tomorrow President Putin, ”Ramafos said.</text:p>
      <text:p text:style-name="P4">
He noted that during a conversation with President Zelensky it was about his proposals called the formula of peace.</text:p>
      <text:p text:style-name="P4">
"We also want to contact President Putin on his vision of Domir's road," President of South Africa said.</text:p>
      <text:p text:style-name="P4">
<text:span text:style-name="T4">
 Read also: </text:span>
 <text:a xlink:type="simple" xlink:href="https://www.ukrinform.ua/rubric-ato/3723948-zelenskij-poasniv-comu-rosia-bila-raketami-po-kievu-v-den-priizdu-delegacii-z-afriki.html" text:style-name="Internet_20_link" text:visited-style-name="Visited_20_Internet_20_Link">
<text:span text:style-name="T4">
 Zelens </text:span>
 Itsky explained why Russia beat the rockets of Leech on the day of arrival of delegation from Africa</text:a>
He noted that there are also other proposals that were put forward by other parties to the sections of the world, however, according to members of the African delegation, "the movement of the domir will be a difficult way that requires all considerations to be presented."</text:p>
      <text:p text:style-name="P4">
“The main component of the mission we arrived here is that this war should be settled, peace must be achieved through negotiations, a diplomatic way. We are sure that we need to move to peace, because all wars ever end. We believe that this war should be completed as soon as possible, ” - said</text:p>
      <text:p text:style-name="P4">
He called the third component of the peace plan the conflict.</text:p>
      <text:p text:style-name="P4">
<text:span text:style-name="T4">
 Read also: </text:span>
 <text:a xlink:type="simple" xlink:href="https://www.ukrinform.ua/rubric-polytics/3723947-raketni-udari-rf-ne-duze-dobre-pracuut-dla-vstanovlenna-miru-prezident-par.html" text:style-name="Internet_20_link" text:visited-style-name="Visited_20_Internet_20_Link">
rocket strokes of the Russian Federation are not very good to install MIRD - President of South Africa</text:a>
The fourth point is the sovereignty of states and peoples in accordance with the UN Charter, "it is necessary to respect", the President of South Africa said.As the sixth component of Ramafos, he called the need for both countries to provide cereals and fertilizers.</text:p>
      <text:p text:style-name="P4">
<text:span text:style-name="T4">
 Read also: </text:span>
 <text:a xlink:type="simple" xlink:href="https://www.ukrinform.ua/rubric-polytics/3723955-zelenskij-u-kievi-zustrivsa-z-predstavnikami-semi-afrikanskih-derzav.html" text:style-name="Internet_20_link" text:visited-style-name="Visited_20_Internet_20_Link">
Zelensky in Kiev met with representatives of seven African states</text:a>
“One of the reasons for our arrival here was that Africa also experienced the negative consequences of this war. Our grain prices have increased, we also have fertilizers, and prices have increased. We, as African countries, are overwhelmed by thousands of kilometers from here, but we feel the influence of this war. When it comes to grain and fertilizers, it is necessary to open a logistics ways to enter the market, ”President of South Africa said. .</text:p>
      <text:p text:style-name="P4">
The seventh basic element of the peace plan, according to him, is humanitarian.</text:p>
      <text:p text:style-name="P4">
“There must be humanitarian support for those who have fallen victim to the war. We support this humanitarian aid, we believe that such help is provided to those who are the real victims of this war, ” - said.</text:p>
      <text:p text:style-name="P4">
<text:span text:style-name="T4">
 Read also: </text:span>
 [President of South Africa <text:span text:style-name="T4">
 Ramafo </text:span>
 Ca] arrived in Ukraine](https://www.ukrinform.ua/rubric-polytics/3723589-do-ukraini-pribuv-prezident-par-ramafosa.html)The eighth main component is the mandatory exchange of prisoners, the President of South Africa said, adding that this should also include the return of Domodomudits.</text:p>
      <text:p text:style-name="P4">
The ninth component, he said, is post -war reconstruction, and the tenth element he called the best interaction with Africa.</text:p>
      <text:p text:style-name="P4">
“We've never thought that our visit today and our visit tomorrow will lead to the immediate results that all of it(Russia's war against Ukraine. –Er.)will complete. But we are ready to get involved in finding a peaceful solution. We are giving the openness of the President of Zelensky about the need for further steps in this direction. We, as liqueurs of African countries, declare the readiness of the add -on participation, ”the President of South Africa summarized.</text:p>
      <text:p text:style-name="P4">
As it was reported, the delegation, in addition to President of South Africa, included the Presidential Union of Azali Azali, President of the Republic of Senegal Macisalle, President of the Republic of Zambia Hakoinde Hicchillem, Prime Minister of the Prewtivka Republic of Egypt Madubuli Madbuli. Ganda Ruzakan Rugunda .</text:p>
      <text:p text:style-name="P4">
News Source: <text:a xlink:type="simple" xlink:href="https://www.ukrinform.ua/rubric-polytics/3723968-prezident-par-predstaviv-u-kievi-afrikanskij-plan-dosagnenna-miru-z-10-punktiv.html" text:style-name="Internet_20_link" text:visited-style-name="Visited_20_Internet_20_Link">
https://www.ukrinform.ua/rubric-polytics/3723968-prezident-par-predstaviv-u-kievi-afrikanskij-plan-dosagnenna-miru-z-10-punktiv.html</text:a>
</text:p>
      <!--NEWS-->
      <text:h text:style-name="P10" text:outline-level="1">
<text:span text:style-name="T4">
Ukraine expects NATO to help build a transparent procurement system - Reznikov</text:span>
</text:h>
      <text:p text:style-name="P4">
Authors: Ukrinform (Person)</text:p>
      <text:p text:style-name="P4">
Publisher: Укринформ (Organization)</text:p>
      <text:p text:style-name="P4">
Published Time: 2023-06-16T20:51:00+03:00</text:p>
      <text:p text:style-name="P4">
Modified Time: 2023-06-16T20:51:00+03:00</text:p>
      <text:p text:style-name="P4">
Description: Ukraine expects that NATO will be able to help build a transparent and efficient procurement system. - Ukrinform.</text:p>
      <text:p text:style-name="P4">
Images: ['<text:a xlink:type="simple" xlink:href="https://static.ukrinform.com/photos/2023_06/thumb_files/630_360_1686937752-184.jpg" text:style-name="Internet_20_link" text:visited-style-name="Visited_20_Internet_20_Link">
630_360_16869...</text:a>
']</text:p>
      <text:p text:style-name="P4">
Tags: ['НАТО', 'Комісія Україна-НАТО', 'Резніков']</text:p>
      <text:p text:style-name="P4">
Type: Article</text:p>
      <!--METADATA-->
      <text:p text:style-name="P4">
<draw:frame draw:style-name="fr1" draw:name="Image293" text:anchor-type="as-char" svg:width="6.9236in" svg:height="3.956343in" draw:z-index="0">
<draw:image xlink:href="../Images/yкринформ/2023-06-16T20-51-00-03-00/630_360_1686937752-184.jpg" xlink:type="simple" xlink:show="embed" xlink:actuate="onLoad" draw:mime-type="image/jpeg"/>
</draw:frame>
Ukraine considers that NATO will be able to help build transparent and effective systems.</text:p>
      <text:p text:style-name="P4">
As Ukrinform reports, about it on <text:a xlink:type="simple" xlink:href="https://www.facebook.com/reznikovoleksii/posts/707290871407267" text:style-name="Internet_20_link" text:visited-style-name="Visited_20_Internet_20_Link">
Facebook</text:a>
The Minister of Defense of Ukraine Alexei Reznikov.</text:p>
      <text:p text:style-name="P4">
“At the meeting of the Commission, Ukraine-NATO was the key to two issues. The first -time is all that concerns the preparation for Vilnius Sumitunato, which will be held in July. We had the opportunity to convey our position, and we have been considering that at the Vilnius Summit Ukraine would have a clear understanding: how and when we can become a member of the Alliance. We also discussed how to help us to establish medical rehabilitation of wounded soldiers who are now rotating from the battlefield and who need to go a very serious way to turn to a full life, ”Reznikov said.</text:p>
      <text:p text:style-name="P4">
<text:span text:style-name="T4">
 Read also: </text:span>
 <text:a xlink:type="simple" xlink:href="https://www.ukrinform.ua/rubric-polytics/3723966-sejm-polsi-uhvaliv-rezoluciu-pro-pidtrimku-vstupu-ukraini-v-nato-stefancuk.html" text:style-name="Internet_20_link" text:visited-style-name="Visited_20_Internet_20_Link">
Seimas of Poland adopted a resolution on admission support <text:span text:style-name="T4">
 Ukraine </text:span>
 in <text:span text:style-name="T4">
 NATO </text:span>
</text:a>
According to him, another important direction is NATO assistance in defensive procurement. Ukraine expects that NATO Procurement Agency will help to build an efficient and transparent procurement system that will allow you to use each hryvnia effectively. These are very practical things, and we can now state that at the moment we have prepared a very serious package of practical quotes that will be presented at the Vilnius Summit by the leaders of the member states, added Reznikov.</text:p>
      <text:p text:style-name="P4">
The Minister of Defense also reported that the second issue was concerned with the future - what to do to guarantee the security of Ukraine and all Europe all victory, as well as joint defense planning.</text:p>
      <text:p text:style-name="P4">
“In real time, our defense planners are working on NATO planners working on models of the future. In short, doing everything possible for the fastest victory in the war now, we work as well, and in this future Ukraine will be a member of NATO and continue to make a huge contribution to the European Security System and will have a very strong powerful system Peace and successful development. This means a security guarantee and yes, it means full membership in the Alliance, ”the minister stressed.Reznikov also reported that working on the launch of a joint center of education and training, which will become a kind of center of lessons in Russia.</text:p>
      <text:p text:style-name="P4">
“The idea is that we can share the difficult price of the lessons of this war and use Western experience to become stronger. Our goal is to make Ukraine strong and capable of protecting itself after winning. And that means - a strong army, which we call the army of the material. The Ukrainian army is the army of the future. And now we will go for it with partners, about long -term plans for the development of the Ukrainian military, ”Reznikov said.</text:p>
      <text:p text:style-name="P4">
As it was reported earlier, the day before in Brussels within the framework of the first day of the Works at the level of defense ministers a meeting of the NATO-Ukraine Commission and a meeting of the contact group on defense of Ukraine under the aid of Sussh took place. The Minister of Defense of Ukraine Oleksiy Reznikov took part in these events. The participants considered the ways of continuing and accelerating the provision of Ukrainian assistance for the offensive against Russian invaders and for the release of terminals, as well as the issue of the prospects of Ukraine's membership in NATO's TAVANCE OF TAVORATION OF SECURITIES for the period. These most important issues about the Alliance will be discussed during the NATO NATO Previshansky Summit on July 11-12 this year.</text:p>
      <text:p text:style-name="P4">
Photo: Alexei Reznikov, Facebook</text:p>
      <text:p text:style-name="P4">
News Source: <text:a xlink:type="simple" xlink:href="https://www.ukrinform.ua/rubric-polytics/3723969-ukraina-rozrahovue-so-nato-zmoze-dopomogti-vibuduvati-prozoru-sistemu-zakupivel-reznikov.html" text:style-name="Internet_20_link" text:visited-style-name="Visited_20_Internet_20_Link">
https://www.ukrinform.ua/rubric-polytics/3723969-ukraina-rozrahovue-so-nato-zmoze-dopomogti-vibuduvati-prozoru-sistemu-zakupivel-reznikov.html</text:a>
</text:p>
      <!--NEWS-->
      <text:h text:style-name="P10" text:outline-level="1">
<text:span text:style-name="T4">
In Serbia, an investigation into detained Kosovo police officers began</text:span>
</text:h>
      <text:p text:style-name="P4">
Authors: Ukrinform (Person)</text:p>
      <text:p text:style-name="P4">
Publisher: Укринформ (Organization)</text:p>
      <text:p text:style-name="P4">
Published Time: 2023-06-16T20:56:00+03:00</text:p>
      <text:p text:style-name="P4">
Modified Time: 2023-06-16T23:56:00+03:00</text:p>
      <text:p text:style-name="P4">
Description: The Serbia Prosecutor's Office opened proceedings against three Kosovo police officers, detained early in the week. - Ukrinform.</text:p>
      <text:p text:style-name="P4">
Images: ['<text:a xlink:type="simple" xlink:href="https://static.ukrinform.com/photos/2023_05/thumb_files/630_360_1683481706-228.jpg" text:style-name="Internet_20_link" text:visited-style-name="Visited_20_Internet_20_Link">
630_360_16834...</text:a>
']</text:p>
      <text:p text:style-name="P4">
Tags: ['Косово', 'Поліція', 'Сербія', 'Розслідування']</text:p>
      <text:p text:style-name="P4">
Type: Article</text:p>
      <!--METADATA-->
      <text:p text:style-name="P4">
<draw:frame draw:style-name="fr1" draw:name="Image294" text:anchor-type="as-char" svg:width="6.9236in" svg:height="3.956343in" draw:z-index="0">
<draw:image xlink:href="../Images/yкринформ/2023-06-16T20-56-00-03-00/630_360_1683481706-228.jpg" xlink:type="simple" xlink:show="embed" xlink:actuate="onLoad" draw:mime-type="image/jpeg"/>
</draw:frame>
The Serbia Prosecutor's Office opened proceedings against three Kosovo police officers, detained early in the week.</text:p>
      <text:p text:style-name="P4">
About it reports <text:a xlink:type="simple" xlink:href="https://apnews.com/article/kosovo-serbia-tensions-police-officers-d5f06ea558c6651d171e855ec0bccb36" text:style-name="Internet_20_link" text:visited-style-name="Visited_20_Internet_20_Link">
AP</text:a>
, reports Ukrinform.</text:p>
      <text:p text:style-name="P4">
The prosecutor's office stated that three Kosovo officers were suspected of unlawful "weapons and explosives" and ordered to continue their detention.</text:p>
      <text:p text:style-name="P4">
Previously, the United States joined the EU and other Western countries Dokosov and Serbia "take action to de -escalate tensions." It also provides for the unconditional release of three detained officers of the Kosovo Police, said the US State Department.</text:p>
      <text:p text:style-name="P4">
<text:span text:style-name="T4">
 Read also: </text:span>
 <text:span text:style-name="T4">
 <text:a xlink:type="simple" xlink:href="https://www.ukrinform.ua/rubric-world/3720808-u-stolici-serbii-vidbuvsa-cergovij-antiuradovij-protest-sostij-z-pocatku-travna.html" text:style-name="Internet_20_link" text:visited-style-name="Visited_20_Internet_20_Link">
in the capital of Serbia there was another anti-government protest since early May</text:a>
</text:span>
</text:p>
      <text:p text:style-name="P4">
Three Kosovo police officers were reported to be detained on Wednesday forces, but official representatives of Kosovo and <text:span text:style-name="T4">
 <text:a xlink:type="simple" xlink:href="https://www.ukrinform.ua/tag-serbia" text:style-name="Internet_20_link" text:visited-style-name="Visited_20_Internet_20_Link">
Serbia</text:a>
</text:span>
 Called different places of arrest, accusing each other in the illegal crossing of the border.</text:p>
      <text:p text:style-name="P4">
Serbia stated that three Kosovo Albanians were arrested on Wednesday at its territory, near the border with Kosovo.</text:p>
      <text:p text:style-name="P4">
<text:span text:style-name="T4">
 Read also: </text:span>
 <text:span text:style-name="T4">
 <text:a xlink:type="simple" xlink:href="https://www.ukrinform.ua/rubric-world/3723299-kosovo-posilue-kontrol-na-kordoni-z-serbieu-pisla-incidentu-z-policejskimi.html" text:style-name="Internet_20_link" text:visited-style-name="Visited_20_Internet_20_Link">
Kosovo enhances control on the border with the post -fertilizer Serbia with police</text:a>
</text:span>
</text:p>
      <text:p text:style-name="P4">
Officials of partially recognized Kosovo insist that police were "abducted".</text:p>
      <text:p text:style-name="P4">
In Kosovo there are clashes between local police and participants of the actions that protest against the arrival of mayors, which are ethnic Albanians, in the areas of the Serbian population.</text:p>
      <text:p text:style-name="P4">
News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Blinken called the "horrific irony" shelling of Kiev during the visit of African leaders</text:span>
</text:h>
      <text:p text:style-name="P4">
Authors: Ukrinform (Person)</text:p>
      <text:p text:style-name="P4">
Publisher: Укринформ (Organization)</text:p>
      <text:p text:style-name="P4">
Published Time: 2023-06-16T21:00:00+03:00</text:p>
      <text:p text:style-name="P4">
Modified Time: 2023-06-16T21:00:00+03:00</text:p>
      <text:p text:style-name="P4">
Description: The US Secretary of State called a manifestation of a horrific irony rocket firing of the Ukrainian capital when representatives of several African countries were there. - Ukrinform.</text:p>
      <text:p text:style-name="P4">
Images: ['<text:a xlink:type="simple" xlink:href="https://static.ukrinform.com/photos/2022_03/thumb_files/630_360_1647551091-634.jpg" text:style-name="Internet_20_link" text:visited-style-name="Visited_20_Internet_20_Link">
630_360_16475...</text:a>
']</text:p>
      <text:p text:style-name="P4">
Tags: ['США', 'Київ', 'Блінкен', 'Ракетний удар']</text:p>
      <text:p text:style-name="P4">
Type: Article</text:p>
      <!--METADATA-->
      <text:p text:style-name="P4">
<draw:frame draw:style-name="fr1" draw:name="Image295" text:anchor-type="as-char" svg:width="6.9236in" svg:height="3.956343in" draw:z-index="0">
<draw:image xlink:href="../Images/yкринформ/2023-06-16T21-00-00-03-00/630_360_1647551091-634.jpg" xlink:type="simple" xlink:show="embed" xlink:actuate="onLoad" draw:mime-type="image/jpeg"/>
</draw:frame>
The US Secretary of State called a manifestation of a horrific irony of rocket firing of the Ukrainian page when there were representatives of several African countries.</text:p>
      <text:p text:style-name="P4">
Anthony Blinken said this on Friday in Washington, Ukrinform's own correspondent reports.</text:p>
      <text:p text:style-name="P4">
“There are now six or seven African countries in Ukraine that are also trying to promote this(peaceful - ed.)suggestion. I would be a distinguished irony of the fact that while they were in Kiev, even more Russian missiles came to the Ukrainian capital, ”the situation of head of American diplomacy commented.</text:p>
      <text:p text:style-name="P4">
<text:span text:style-name="T4">
 Read also: </text:span>
 <text:a xlink:type="simple" xlink:href="https://www.ukrinform.ua/rubric-world/3723957-stati-ne-bacat-zodnih-oznak-so-rosia-gotova-zastosovuvati-adernu-zbrou-blinken.html" text:style-name="Internet_20_link" text:visited-style-name="Visited_20_Internet_20_Link">
States do not see any signs that Russia is ready to use nuclear weapons - <text:span text:style-name="T4">
 Blinken </text:span>
</text:a>
He also noted that the United States supports the peaceful initiatives of other countries, but only those that are aimed at establishing a fair and strong mir.</text:p>
      <text:p text:style-name="P4">
"But, as in the case of many countries, we want to make sure that no one is not free to fire in the fire," the US Secretary of State said.</text:p>
      <text:p text:style-name="P4">
As reported by Ukrinform, <text:a xlink:type="simple" xlink:href="https://www.ukrinform.ua/rubric-polytics/3723955-zelenskij-u-kievi-zustrivsa-z-predstavnikami-semi-afrikanskih-derzav.html" text:style-name="Internet_20_link" text:visited-style-name="Visited_20_Internet_20_Link">
President of Ukraine Volodymyr Zelenskyi on Friday has negotiated peaceful peace</text:a>
In Ukraine with representatives of the South African Republic, the Union of Comoros, Egypt, Senegal, Zambia, Congo Jughand. The President of South Africa presented in Kiev the African peace plan from 10 points. At the same time, the representatives of African countries had to hide the poor man during his visit through the shelling of Russia by ballistic missiles of the Ukrainian capital.</text:p>
      <text:p text:style-name="P4">
News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The Defense Ministry has adjusted a plan of measures to mine agricultural land</text:span>
</text:h>
      <text:p text:style-name="P4">
Authors: Ukrinform (Person)</text:p>
      <text:p text:style-name="P4">
Publisher: Укринформ (Organization)</text:p>
      <text:p text:style-name="P4">
Published Time: 2023-06-16T21:03:00+03:00</text:p>
      <text:p text:style-name="P4">
Modified Time: 2023-06-16T21:03:00+03:00</text:p>
      <text:p text:style-name="P4">
Description: The Ministry of Defense hosted a meeting of a national body for mine activities, during which they considered the issues of correction of the plan of measures to mine agricultural land. - Ukrinform.</text:p>
      <text:p text:style-name="P4">
Images: ['<text:a xlink:type="simple" xlink:href="https://static.ukrinform.com/photos/2023_05/thumb_files/630_360_1683207177-974.jpg" text:style-name="Internet_20_link" text:visited-style-name="Visited_20_Internet_20_Link">
630_360_16832...</text:a>
']</text:p>
      <text:p text:style-name="P4">
Tags: ['Міноборони', 'Розмінування', 'Юлія Свириденко']</text:p>
      <text:p text:style-name="P4">
Type: Article</text:p>
      <!--METADATA-->
      <text:p text:style-name="P4">
<draw:frame draw:style-name="fr1" draw:name="Image296" text:anchor-type="as-char" svg:width="6.9236in" svg:height="3.956343in" draw:z-index="0">
<draw:image xlink:href="../Images/yкринформ/2023-06-16T21-03-00-03-00/630_360_1683207177-974.jpg" xlink:type="simple" xlink:show="embed" xlink:actuate="onLoad" draw:mime-type="image/jpeg"/>
</draw:frame>
The Ministry of Defense took place a meeting of the national body for reservoirs, during which they considered the issues of correction of plannings for mine mineralization.</text:p>
      <text:p text:style-name="P4">
As Ukrinform reports, about it in <text:a xlink:type="simple" xlink:href="https://t.me/Pavliuk_KSV/4517" text:style-name="Internet_20_link" text:visited-style-name="Visited_20_Internet_20_Link">
telegram</text:a>
The First Deputy Minister of Defense of Ukraine Oleksandr Pavlyuk reports.</text:p>
      <text:p text:style-name="P4">
“They held a meeting of the national body on minetory activities. Together, the first Viceremier -Minister of Economy Yulia Sviridenko, Tappilicamen, considered the issues of correction of planning for agricultural land. Also, the list of settlements for non -technical examination, further marking and implementation of technical inspection, demining measures was also specified(cleaning)”, - Pavlyuk said.</text:p>
      <text:p text:style-name="P4">
*!(https://www.ukrinform.ua/rubric-regions/3723863-grupi-rozminuvanna-obstezili-blizko-100-gektariv-u-hersonskomu-rajoni-ostriv.html)As it is noted, they also discussed the creation of a national program on reservoir activities, as well as identified further steps, which need to be implemented for the proper work of the system of recognition of professional qualification by the profession of "sapper" for miners for experts of mine -activity, who received informal education in the specified area.</text:p>
      <text:p text:style-name="P4">
As reported by Ukrinform, from June 3 to June 9, the territories of Ukraine were examined by 1524 hectares of the terrain more than 1,100 explosive objects from June 3 to June 9.</text:p>
      <text:p text:style-name="P4">
News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The U21 national team played in the final sparring in front of the Euro-2023 youth football</text:span>
</text:h>
      <text:p text:style-name="P4">
Authors: Ukrinform (Person)</text:p>
      <text:p text:style-name="P4">
Publisher: Укринформ (Organization)</text:p>
      <text:p text:style-name="P4">
Published Time: 2023-06-16T21:04:37+03:00</text:p>
      <text:p text:style-name="P4">
Modified Time: 2023-06-16T21:04:37+03:00</text:p>
      <text:p text:style-name="P4">
Description: The Ukrainians played a draw with Ireland. - Ukrinform.</text:p>
      <text:p text:style-name="P4">
Images: ['<text:a xlink:type="simple" xlink:href="https://static.ukrinform.com/photos/2023_06/thumb_files/630_360_1686938545-510.jpg" text:style-name="Internet_20_link" text:visited-style-name="Visited_20_Internet_20_Link">
630_360_16869...</text:a>
']</text:p>
      <text:p text:style-name="P4">
Tags: ['Футбол']</text:p>
      <text:p text:style-name="P4">
Type: Article</text:p>
      <!--METADATA-->
      <text:p text:style-name="P4">
<draw:frame draw:style-name="fr1" draw:name="Image297" text:anchor-type="as-char" svg:width="6.9236in" svg:height="3.956343in" draw:z-index="0">
<draw:image xlink:href="../Images/yкринформ/2023-06-16T21-04-37-03-00/630_360_1686938545-510.jpg" xlink:type="simple" xlink:show="embed" xlink:actuate="onLoad" draw:mime-type="image/jpeg"/>
</draw:frame>
The Ukrainian was drawing with Ireland.</text:p>
      <text:p text:style-name="P4">
The youth team of Ukraine conducted the final sparring before the U21 championships began, Ruslana Rotan's wards played a draw with Ireland - 2: 2, reports Ukrinform.</text:p>
      <text:p text:style-name="P4">
Ukrainians have lost their advantage twice throughout the match. In the first half, the creek was scored by midfielder Artem Bondarenko, in the second, Danilo Sican was 11-meter-realized.</text:p>
      <text:p text:style-name="P4">
On Wednesday, June 21, the Blue and Yellows start at the euro match of the first round of anti-Chorvis.</text:p>
      <text:p text:style-name="P4">
<text:span text:style-name="T4">
 Read also: </text:span>
 <text:a xlink:type="simple" xlink:href="https://www.ukrinform.ua/rubric-sports/3723769-futbolnij-matc-vidboru-evro-ukraina-malta-rozsudat-francuzi.html" text:style-name="Internet_20_link" text:visited-style-name="Visited_20_Internet_20_Link">
Football match selection of Euro Ukraine - Malta Disgust French</text:a>
Romania and record -registering from Spain also came to one group with the team.</text:p>
      <text:p text:style-name="P4">
Photo: uaf.ua</text:p>
      <text:p text:style-name="P4">
News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Zelensky invited Africa countries to join the Ukrainian formula of peace</text:span>
</text:h>
      <text:p text:style-name="P4">
Authors: Ukrinform (Person)</text:p>
      <text:p text:style-name="P4">
Publisher: Укринформ (Organization)</text:p>
      <text:p text:style-name="P4">
Published Time: 2023-06-16T21:07:00+03:00</text:p>
      <text:p text:style-name="P4">
Modified Time: 2023-06-16T21:07:00+03:00</text:p>
      <text:p text:style-name="P4">
Description: President Volodymyr Zelenskyy has invited the countries of the African continent to join the Global Peace Summit based on the Ukrainian Peace Formula. - Ukrinform.</text:p>
      <text:p text:style-name="P4">
Images: ['<text:a xlink:type="simple" xlink:href="https://static.ukrinform.com/photos/2023_06/thumb_files/630_360_1686938443-496.jpg" text:style-name="Internet_20_link" text:visited-style-name="Visited_20_Internet_20_Link">
630_360_16869...</text:a>
']</text:p>
      <text:p text:style-name="P4">
Tags: ['Африка', 'Зеленський', 'Формула миру']</text:p>
      <text:p text:style-name="P4">
Type: Article</text:p>
      <!--METADATA-->
      <text:p text:style-name="P4">
<draw:frame draw:style-name="fr1" draw:name="Image298" text:anchor-type="as-char" svg:width="6.9236in" svg:height="3.956343in" draw:z-index="0">
<draw:image xlink:href="../Images/yкринформ/2023-06-16T21-07-00-03-00/630_360_1686938443-496.jpg" xlink:type="simple" xlink:show="embed" xlink:actuate="onLoad" draw:mime-type="image/jpeg"/>
</draw:frame>
The Presidential Lordimir Zelensky invited the countries of the African continent to join the print world of peace on the basis of the Ukrainian formula of peace.</text:p>
      <text:p text:style-name="P4">
He told about it during a press conference with the leaders of African states UKIEV, Ukrinform correspondent reports.</text:p>
      <text:p text:style-name="P4">
“I am grateful to the participants of our meeting for supporting the principle of territorial concern of states and the protection of nations from aggression. And today we saw the perspective of our work on specific points of the formula of peace. Of course, he was asking the states of Africa to participate in the Global Peace Summit, which we blink, ”Zelensky said.</text:p>
      <text:p text:style-name="P4">
<text:a xlink:type="simple" xlink:href="https://t.me/OP_UA/9739" text:style-name="Internet_20_link" text:visited-style-name="Visited_20_Internet_20_Link">
Video: OP</text:a>
*!(https://www.ukrinform.ua/rubric-polytics/3723968-prezident-par-predstaviv-u-kievi-afrikanskij-plan-dosagnenna-miru-z-10-punktiv.html)He stressed that the proposals of leaders of different states from different continents are very important for the basis, which should be built on the formula of peace of Ukraine.</text:p>
      <text:p text:style-name="P4">
The Head of State seeks that the Global Peace Summit is joined as possible and managed to be organized as soon as possible, however, according to the President, it is not easy.</text:p>
      <text:p text:style-name="P4">
</text:p>
      <text:p text:style-name="P4">
At the same time, Zelensky added that he sees the points where we can cooperate with Zfrican colleagues.</text:p>
      <text:p text:style-name="P4">
<text:span text:style-name="T4">
 Read also: </text:span>
 [to diplomacy from the Russian Federation we will not reach until the Russians are inserted territory - <text:span text:style-name="T4">
 Zelens </text:span>
(https://www.ukrinform.ua/rubric-polytics/3723962-do-diplomatii-z-rf-mi-ne-dijdemo-poki-rosiani-budut-na-nasij-teritorii-zelenskij.html)He also expressed his hope for the organization and holding of the Africa summit in the future.</text:p>
      <text:p text:style-name="P4">
“I wanted to hold a summit very much, and today I spoke again, Ukraine-Africa. I think that African countries need to know, we need to be straight, ”the President said.</text:p>
      <text:p text:style-name="P4">
It was reported <text:a xlink:type="simple" xlink:href="https://www.ukrinform.ua/rubric-polytics/3723955-zelenskij-u-kievi-zustrivsa-z-predstavnikami-semi-afrikanskih-derzav.html" text:style-name="Internet_20_link" text:visited-style-name="Visited_20_Internet_20_Link">
on Friday Ukraine on a visit</text:a>
President of the Union Islands Azali Asumani, President of the South African Republicyril Ramafos, President of the Republic of Senegal Mci Sall, President of Republicampia Khakicinde Hacchylem, Prime Minister of Arabic Republic and Specialist Republica Ki Uganda Rukhakan Rugunda.</text:p>
      <text:p text:style-name="P4">
News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To establish communication with the Ombudsman of Hungary has not yet turned out - Lubinets</text:span>
</text:h>
      <text:p text:style-name="P4">
Authors: Ukrinform (Person)</text:p>
      <text:p text:style-name="P4">
Publisher: Укринформ (Organization)</text:p>
      <text:p text:style-name="P4">
Published Time: 2023-06-16T21:14:00+03:00</text:p>
      <text:p text:style-name="P4">
Modified Time: 2023-06-16T21:14:00+03:00</text:p>
      <text:p text:style-name="P4">
Description: The Hungarian Ombudsman has not yet been in contact with the return of Ukrainian prisoners of war. - Ukrinform.</text:p>
      <text:p text:style-name="P4">
Images: ['<text:a xlink:type="simple" xlink:href="https://static.ukrinform.com/photos/2023_05/thumb_files/630_360_1683218234-452.jpg" text:style-name="Internet_20_link" text:visited-style-name="Visited_20_Internet_20_Link">
630_360_16832...</text:a>
']</text:p>
      <text:p text:style-name="P4">
Tags: ['Угорщина', 'Полонені', 'Дмитро Лубінець', 'Єдині новини']</text:p>
      <text:p text:style-name="P4">
Type: Article</text:p>
      <!--METADATA-->
      <text:p text:style-name="P4">
<draw:frame draw:style-name="fr1" draw:name="Image300" text:anchor-type="as-char" svg:width="6.9236in" svg:height="3.956343in" draw:z-index="0">
<draw:image xlink:href="../Images/yкринформ/2023-06-16T21-14-00-03-00/630_360_1683218234-452.jpg" xlink:type="simple" xlink:show="embed" xlink:actuate="onLoad" draw:mime-type="image/jpeg"/>
</draw:frame>
Hungarian Ombudsman has not yet been in contact with the case of returning Ukrainian towolf.</text:p>
      <text:p text:style-name="P4">
The Commissioner for Human Rights Dmitry Lubinets informed about it in the Eviritelaphone "One News".</text:p>
      <text:p text:style-name="P4">
"The Hungarian side did not go to our office. I personally initiated the communication with the Ombudsman of Hungary. We even worked his separate train to Ukraine. And that ended with nothing," he said.</text:p>
      <text:p text:style-name="P4">
<text:span text:style-name="T4">
 Read also: </text:span>
 <text:span text:style-name="T4">
 <text:a xlink:type="simple" xlink:href="https://www.ukrinform.ua/rubric-world/3723540-u-orbana-kazut-so-ne-znali-pro-peredacu-ukrainskih-polonenih-z-rosii.html" text:style-name="Internet_20_link" text:visited-style-name="Visited_20_Internet_20_Link">
Orbana is said to be unaware of the transfer of Ukrainian ones from Russia</text:a>
</text:span>
</text:p>
      <text:p text:style-name="P4">
According to Lubin, the purpose of Hungary in this case is to play the Russians.</text:p>
      <text:p text:style-name="P4">
"To show that, they say, the Russians are ready to return to Hungary the citizens of Ukraine," he explained.</text:p>
      <text:p text:style-name="P4">
<text:span text:style-name="T4">
 Read also: </text:span>
 <text:span text:style-name="T4">
 <text:a xlink:type="simple" xlink:href="https://www.ukrinform.ua/rubric-polytics/3720617-mzs-vimagae-v-ugorsini-detalnu-informaciu-pro-zvilnenih-polonenih-i-dostupu-do-nih-konsula.html" text:style-name="Internet_20_link" text:visited-style-name="Visited_20_Internet_20_Link">
Russia transferred 11 Ukrainian prisoners to Hungary - MZSVAGE INFORMATION</text:a>
</text:span>
</text:p>
      <text:p text:style-name="P4">
At the same time, the Commissioner noted that all Ukrainian <text:span text:style-name="T4">
 [prisoners of war] were identified(https://www.ukrinform.ua/tag-poloneni)</text:span>
 - officials, but it is impossible to disclose this information. He added that they are still prevented by the Ukrainian ambassador, and the Hungarians do not make contact with Ukraine as the subject of the case.</text:p>
      <text:p text:style-name="P4">
As reported by Ukrinoform, the location of 11 prisoners' defenders, which is held in Hungary, was established.</text:p>
      <text:p text:style-name="P4">
News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Communities will receive nearly ₴ 4.48 billion subsidies for the restoration and development of infrastructure</text:span>
</text:h>
      <text:p text:style-name="P4">
Authors: Ukrinform (Person)</text:p>
      <text:p text:style-name="P4">
Publisher: Укринформ (Organization)</text:p>
      <text:p text:style-name="P4">
Published Time: 2023-06-16T21:22:46+03:00</text:p>
      <text:p text:style-name="P4">
Modified Time: 2023-06-16T21:22:46+03:00</text:p>
      <text:p text:style-name="P4">
Description: The Government has approved the order and conditions of distribution of almost UAH 4.48 billion of subsidies to local budgets for the restoration and development of infrastructure. - Ukrinform.</text:p>
      <text:p text:style-name="P4">
Images: ['<text:a xlink:type="simple" xlink:href="https://static.ukrinform.com/photos/2020_09/thumb_files/630_360_1601066264-898.jpg" text:style-name="Internet_20_link" text:visited-style-name="Visited_20_Internet_20_Link">
630_360_16010...</text:a>
']</text:p>
      <text:p text:style-name="P4">
Tags: ['Інвестиції', 'Мінінфраструктури', 'Гроші']</text:p>
      <text:p text:style-name="P4">
Type: Article</text:p>
      <!--METADATA-->
      <text:p text:style-name="P4">
<draw:frame draw:style-name="fr1" draw:name="Image301" text:anchor-type="as-char" svg:width="6.9236in" svg:height="3.949857in" draw:z-index="0">
<draw:image xlink:href="../Images/yкринформ/2023-06-16T21-22-46-03-00/630_360_1601066264-898.jpg" xlink:type="simple" xlink:show="embed" xlink:actuate="onLoad" draw:mime-type="image/jpeg"/>
</draw:frame>
The government has approved the order and conditions of distribution of almost UAH 4.48 billion to subvention to local budgets for the restoration and development of infrastructure.</text:p>
      <text:p text:style-name="P4">
This was reported on <text:a xlink:type="simple" xlink:href="https://www.kmu.gov.ua/news/mininfrastruktury-hromady-otrymaiut-maizhe-448-miliarda-hryven-subventsii-na-vidnovlennia-ta-rozvytok-infrastruktury" text:style-name="Internet_20_link" text:visited-style-name="Visited_20_Internet_20_Link">
the government portal site</text:a>
, reports Ukrinform.</text:p>
      <text:p text:style-name="P4">
"The priority in the division of a subsidy will be given to those areas that have been most compared as a result of a full -scale invasion of the Russian Federation," - informs the utilityfrastructure.</text:p>
      <text:p text:style-name="P4">
<text:span text:style-name="T4">
 Read also: </text:span>
 <text:a xlink:type="simple" xlink:href="https://www.ukrinform.ua/rubric-vidbudova/3723719-urad-spramovue-66-milarda-na-vidnovlenna-infrastrukturi-u-vosmi-oblastah.html" text:style-name="Internet_20_link" text:visited-style-name="Visited_20_Internet_20_Link">
the government directs 6.6 billion to restore the infrastructure of eight regions</text:a>
It is reported that the source of the subsidy was the remnants of the European Investment Bank allocated last year. These funds will be directed to the restoration of spinners, hospitals, housing, housing facilities.</text:p>
      <text:p text:style-name="P4">
In order to obtain a subsidy, communities must submit to the regional military administrations(This)and Kyiv City Military Administration(Kmy)Lists of desired projects.</text:p>
      <text:p text:style-name="P4">
In the future, on the basis of proposals of the OVA and KMVA communities, they will form a list of projects and will be submitted to the Ministry of Community Development, infrastructure.</text:p>
      <text:p text:style-name="P4">
<text:span text:style-name="T4">
 Read also: </text:span>
 [Ministry of Defense and EIB start selection of projects from there(https://www.ukrinform.ua/rubric-vidbudova/3713642-minvidnovlenna-ta-eib-rozpocinaut-vidbir-proektiv-z-vidbudovi.html)"The selection will be carried out taking into account the expediency, efficiency of the tactfulness of the projects to meet the basic needs of the population of communities,"</text:p>
      <text:p text:style-name="P4">
It is noted that after approval of the final list of projects of the Suminfrastructure, Ova and KMVA will approve the final list of projects, which will then be sent to the European Investment Bank.</text:p>
      <text:p text:style-name="P4">
The management of all the selected projects for the restoration and development of infrastructurism will be used using the DREAM digital control system to ensure transparency.</text:p>
      <text:p text:style-name="P4">
As reported by Ukrinform, the government will send UAH 6.6 billion from the Fund for the liquidation of armed aggression for infrastructure restoration in 8 oblasts.</text:p>
      <text:p text:style-name="P4">
News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Enzo Maresska is a new head coach "Lester"</text:span>
</text:h>
      <text:p text:style-name="P4">
Authors: Ukrinform (Person)</text:p>
      <text:p text:style-name="P4">
Publisher: Укринформ (Organization)</text:p>
      <text:p text:style-name="P4">
Published Time: 2023-06-16T21:26:00+03:00</text:p>
      <text:p text:style-name="P4">
Modified Time: 2023-06-16T21:26:00+03:00</text:p>
      <text:p text:style-name="P4">
Description: The contract is calculated by 2026. - Ukrinform.</text:p>
      <text:p text:style-name="P4">
Images: ['<text:a xlink:type="simple" xlink:href="https://static.ukrinform.com/photos/2023_06/thumb_files/630_360_1686940056-636.jpg" text:style-name="Internet_20_link" text:visited-style-name="Visited_20_Internet_20_Link">
630_360_16869...</text:a>
']</text:p>
      <text:p text:style-name="P4">
Tags: ['Футбол']</text:p>
      <text:p text:style-name="P4">
Type: Article</text:p>
      <!--METADATA-->
      <text:p text:style-name="P4">
<draw:frame draw:style-name="fr1" draw:name="Image302" text:anchor-type="as-char" svg:width="6.9236in" svg:height="3.956343in" draw:z-index="0">
<draw:image xlink:href="../Images/yкринформ/2023-06-16T21-26-00-03-00/630_360_1686940056-636.jpg" xlink:type="simple" xlink:show="embed" xlink:actuate="onLoad" draw:mime-type="image/jpeg"/>
</draw:frame>
Contract until 2026.</text:p>
      <text:p text:style-name="P4">
Pepa Guardiola's assistant in Manchester City Entzo Maresska officially became the new head coach of Lester, <text:a xlink:type="simple" xlink:href="https://www.lcfc.com/news/3540588" text:style-name="Internet_20_link" text:visited-style-name="Visited_20_Internet_20_Link">
reports</text:a>
The club's press service, reports Ukrinform.</text:p>
      <text:p text:style-name="P4">
A 43-year-old specialist has signed a three-year contract with "foxes".</text:p>
      <text:p text:style-name="P4">
“Our initial goal is to play as best as possible. So we will be able to build a day of our idea and our philosophy, and most importantly - to try to get the result. We will be set by 100%because Leicester deserves it. It is a fashion, our duty. Then, as I said, day by day, step by step, we will definitely improve, ”Maresska said.</text:p>
      <text:p text:style-name="P4">
Leicester's first training under the guidance of a new trainer will take place on July 3.</text:p>
      <text:p text:style-name="P4">
<text:span text:style-name="T4">
 Read also: </text:span>
 <text:a xlink:type="simple" xlink:href="https://www.ukrinform.ua/rubric-sports/3715332-lester-i-lids-viletili-v-cempionsip-za-pidsumkami-sezonu-202223.html" text:style-name="Internet_20_link" text:visited-style-name="Visited_20_Internet_20_Link">
"<text:span text:style-name="T4">
 Lester </text:span>
" and "Leds" flew to the championship with the suside of the season 2022/23</text:a>
As reported by Ukrinform, Lester will spend the next season in the championship, the team departed from the APL in the current campaign.</text:p>
      <text:p text:style-name="P4">
Photo: lcfc.com</text:p>
      <text:p text:style-name="P4">
News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Russians can create new man -made disasters - Humeniuk</text:span>
</text:h>
      <text:p text:style-name="P4">
Authors: Ukrinform (Person)</text:p>
      <text:p text:style-name="P4">
Publisher: Укринформ (Organization)</text:p>
      <text:p text:style-name="P4">
Published Time: 2023-06-16T21:33:00+03:00</text:p>
      <text:p text:style-name="P4">
Modified Time: 2023-06-16T21:33:00+03:00</text:p>
      <text:p text:style-name="P4">
Description: The Russian army can continue to use subversive commands to create such man -made disasters as undermining the Kakhovka hydroelectric power station.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304" text:anchor-type="as-char" svg:width="6.9236in" svg:height="3.956343in" draw:z-index="0">
<draw:image xlink:href="../Images/yкринформ/2023-06-16T21-33-00-03-00/630_360_1683203408-362.jpg" xlink:type="simple" xlink:show="embed" xlink:actuate="onLoad" draw:mime-type="image/jpeg"/>
</draw:frame>
The RFF army can continue to use subversive commands to create such technogenic catastrophes as undermining the Kakhovka hydroelectric power station.</text:p>
      <text:p text:style-name="P4">
Natalia Humeniuk, the head of the united news, reported this on the only news.</text:p>
      <text:p text:style-name="P4">
“We need to understand that they(Russians - ed.)Now brought to a certain degree and can use subversive commands to create such man -made disasters. This is taken into account and we work on, ” - statements.</text:p>
      <text:p text:style-name="P4">
She emphasized that the favorite slogan of the Russians the slogan "can repeat" works and all that man -made blackmail, even realized.</text:p>
      <text:p text:style-name="P4">
<text:span text:style-name="T4">
 Read also: </text:span>
 <text:a xlink:type="simple" xlink:href="https://www.ukrinform.ua/rubric-ato/3723768-rosia-moze-popovnuvati-kilkist-kalibriv-gumenuk.html" text:style-name="Internet_20_link" text:visited-style-name="Visited_20_Internet_20_Link">
Russia can replenish the number of "calibers" - <text:span text:style-name="T4">
 Humeniuk </text:span>
</text:a>
“We remember that they have blackmailed with the Zaporizhzhya NPP, then - Kakhovskaggagl and Crimean Titan. Now they are also trying to press the blackmail of interest in other hydraulic structures of our region, ” - added.</text:p>
      <text:p text:style-name="P4">
As it was reported, more than 1.4 thousand people] were in the elimination of the consequences(https://www.ukrinform.ua/rubric-regions/3723755-naslidki-pidrivu-kahovskoi-ges-likvidovuut-ponad-14-tisaci-ludej-smigal.html)and more than 124 units of equipment, the main task of water departure is to restore electricity and centralized water supply.</text:p>
      <text:p text:style-name="P4">
News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Victoria Use - Second at the COP with a canoe in Ljubljana</text:span>
</text:h>
      <text:p text:style-name="P4">
Authors: Ukrinform (Person)</text:p>
      <text:p text:style-name="P4">
Publisher: Укринформ (Organization)</text:p>
      <text:p text:style-name="P4">
Published Time: 2023-06-16T21:39:47+03:00</text:p>
      <text:p text:style-name="P4">
Modified Time: 2023-06-16T21:39:47+03:00</text:p>
      <text:p text:style-name="P4">
Description: The victory was won by Germany Elena Lilin. - Ukrinform.</text:p>
      <text:p text:style-name="P4">
Images: ['<text:a xlink:type="simple" xlink:href="https://static.ukrinform.com/photos/2023_06/thumb_files/630_360_1686940705-228.jpg" text:style-name="Internet_20_link" text:visited-style-name="Visited_20_Internet_20_Link">
630_360_16869...</text:a>
']</text:p>
      <text:p text:style-name="P4">
Tags: ['Веслування на байдарках і каное']</text:p>
      <text:p text:style-name="P4">
Type: Article</text:p>
      <!--METADATA-->
      <text:p text:style-name="P4">
<draw:frame draw:style-name="fr1" draw:name="Image305" text:anchor-type="as-char" svg:width="6.9236in" svg:height="3.956343in" draw:z-index="0">
<draw:image xlink:href="../Images/yкринформ/2023-06-16T21-39-47-03-00/630_360_1686940705-228.jpg" xlink:type="simple" xlink:show="embed" xlink:actuate="onLoad" draw:mime-type="image/jpeg"/>
</draw:frame>
The victory of Germany Elena Lilic.</text:p>
      <text:p text:style-name="P4">
Ukrainian rowingman Victoria all gained "silver" on the Cup of the World with Canoe love, Slovenia, Ukrinform reports.</text:p>
      <text:p text:style-name="P4">
It showed the result 105.27 seconds.</text:p>
      <text:p text:style-name="P4">
<text:span text:style-name="T4">
 Read also: </text:span>
 <text:a xlink:type="simple" xlink:href="https://www.ukrinform.ua/rubric-sports/3719276-u-kievi-vidbulasa-prezentacia-formi-zbirnoi-ukraini-na-evropejski-igri2023.html" text:style-name="Internet_20_link" text:visited-style-name="Visited_20_Internet_20_Link">
in Kiev there was a presentation of the form of the national team of Ukraine on <text:span text:style-name="T4">
 European </text:span>
 <text:span text:style-name="T4">
 Games </text:span>
 -2023</text:a>
The victory was won by Elena Lilin, its result 101.97 s, "bronze" in Evalina Honey from Slovenia - 108.00 p.</text:p>
      <text:p text:style-name="P4">
Photo: Getty Images</text:p>
      <text:p text:style-name="P4">
News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African leaders consider it possible to dialogue with Ukraine and the Russian Federation on children, prisoners and exports of grain</text:span>
</text:h>
      <text:p text:style-name="P4">
Authors: Ukrinform (Person)</text:p>
      <text:p text:style-name="P4">
Publisher: Укринформ (Organization)</text:p>
      <text:p text:style-name="P4">
Published Time: 2023-06-16T21:40:00+03:00</text:p>
      <text:p text:style-name="P4">
Modified Time: 2023-06-16T21:40:00+03:00</text:p>
      <text:p text:style-name="P4">
Description: The leaders of African countries consider the dialogue of the Ukrainian and Russian sides to the abducted children, prisoners and exports of grain. - Ukrinform.</text:p>
      <text:p text:style-name="P4">
Images: ['<text:a xlink:type="simple" xlink:href="https://static.ukrinform.com/photos/2023_06/thumb_files/630_360_1686938636-2066.jpeg" text:style-name="Internet_20_link" text:visited-style-name="Visited_20_Internet_20_Link">
630_360_16869...</text:a>
']</text:p>
      <text:p text:style-name="P4">
Tags: ['Діти', 'Президент', 'Сенегал']</text:p>
      <text:p text:style-name="P4">
Type: Article</text:p>
      <!--METADATA-->
      <text:p text:style-name="P4">
<draw:frame draw:style-name="fr1" draw:name="Image306" text:anchor-type="as-char" svg:width="6.9236in" svg:height="3.956343in" draw:z-index="0">
<draw:image xlink:href="../Images/yкринформ/2023-06-16T21-40-00-03-00/630_360_1686938636-2066.jpeg" xlink:type="simple" xlink:show="embed" xlink:actuate="onLoad" draw:mime-type="image/jpeg"/>
</draw:frame>
LeaderAphrica countries consider the dialogue of the Ukrainian and Russian sides of the gut of stolen children, captives and exports of grain.</text:p>
      <text:p text:style-name="P4">
This was stated by Senegal President Maki Sall at a joint press conference of leaders of African countries and President of Ukraine Volodymyr Zelensky in Kiev, Ukrinform correspondent reports.</text:p>
      <text:p text:style-name="P4">
"We consider it possible to start a discussion with the President of Zelensky and the Russian plot on the question of children, prisoners, cereals, but I did not want to say at all that they came with their own plan to resolve the problem," Salle said.</text:p>
      <text:p text:style-name="P4">
<text:span text:style-name="T4">
 Read also: </text:span>
 <text:a xlink:type="simple" xlink:href="https://www.ukrinform.ua/rubric-polytics/3723982-zelenskij-zaprosiv-kraini-afriki-dolucitisa-do-ukrainskoi-formuli-miru.html" text:style-name="Internet_20_link" text:visited-style-name="Visited_20_Internet_20_Link">
Zelensky invited countries <text:span text:style-name="T4">
 Africa </text:span>
 and join the D -Ukrainian Peace Formula</text:a>
President Senegal noted that the delegation of African leaders came to Dokayev to consider the formula of Peace of Vladimir Zelensky and to see a coincidence with a vision where they could unite efforts.</text:p>
      <text:p text:style-name="P4">
As reported by Ukrinform, <text:a xlink:type="simple" xlink:href="https://www.ukrinform.ua/rubric-polytics/3723968-prezident-par-predstaviv-u-kievi-afrikanskij-plan-dosagnenna-miru-z-10-punktiv.html" text:style-name="Internet_20_link" text:visited-style-name="Visited_20_Internet_20_Link">
President of the South African Republic of Sirilramafos presented in Kyiv a plan of African countries to reach peace</text:a>
Of the ten points, which tomorrow members of the African delegation intend to publish the Russian hall during a visit to Moscow.</text:p>
      <text:p text:style-name="P4">
News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Zelensky: Putin should be diplomatically isolated, the world should show that he is an aggressor and a terrorist</text:span>
</text:h>
      <text:p text:style-name="P4">
Authors: Ukrinform (Person)</text:p>
      <text:p text:style-name="P4">
Publisher: Укринформ (Organization)</text:p>
      <text:p text:style-name="P4">
Published Time: 2023-06-16T21:51:00+03:00</text:p>
      <text:p text:style-name="P4">
Modified Time: 2023-06-16T21:51:00+03:00</text:p>
      <text:p text:style-name="P4">
Description: The good steps of the President of the terrorist state Vladimir Putin do not stop, it requires his complete diplomatic isolation. - Ukrinform.</text:p>
      <text:p text:style-name="P4">
Images: ['<text:a xlink:type="simple" xlink:href="https://static.ukrinform.com/photos/2023_06/thumb_files/630_360_1686937100-577.jpg" text:style-name="Internet_20_link" text:visited-style-name="Visited_20_Internet_20_Link">
630_360_16869...</text:a>
']</text:p>
      <text:p text:style-name="P4">
Tags: ['Тероризм', 'Агресія РФ', 'Зеленський', 'Війна з Росією']</text:p>
      <text:p text:style-name="P4">
Type: Article</text:p>
      <!--METADATA-->
      <text:p text:style-name="P4">
<draw:frame draw:style-name="fr1" draw:name="Image307" text:anchor-type="as-char" svg:width="6.9236in" svg:height="3.956343in" draw:z-index="0">
<draw:image xlink:href="../Images/yкринформ/2023-06-16T21-51-00-03-00/630_360_1686937100-577.jpg" xlink:type="simple" xlink:show="embed" xlink:actuate="onLoad" draw:mime-type="image/jpeg"/>
</draw:frame>
Dobrymikrots of the President of the State-terrorist State Vladimir Putin not to stop, the full diplomatic isolation is needed.</text:p>
      <text:p text:style-name="P4">
President Volodymyr Zelenskyy said this during a press conference with the leaders of African countries in Kiev, Ukrinform correspondent reports.</text:p>
      <text:p text:style-name="P4">
“I think it is impossible to have good words or good steps about the President of the RFZUPZATION. I think, on the contrary, diplomatic isolation, to show that the world realizes that he is an aggressor and a terrorist, his environment is a warrior, the same as he he thinks it can be a serious lever to his society, ”Zelensky emphasized,” Zelensky emphasized .</text:p>
      <text:p text:style-name="P4">
<text:span text:style-name="T4">
 Read also: </text:span>
 <text:span text:style-name="T4">
 <text:a xlink:type="simple" xlink:href="https://www.ukrinform.ua/rubric-polytics/3723982-zelenskij-zaprosiv-kraini-afriki-dolucitisa-do-ukrainskoi-formuli-miru.html" text:style-name="Internet_20_link" text:visited-style-name="Visited_20_Internet_20_Link">
Zelensky invited African countries to join the D -Ukrainian Peace Formula</text:a>
</text:span>
</text:p>
      <text:p text:style-name="P4">
The President is convinced that it is necessary to influence this way on the Russian community so that they understand that it is isolated precisely by Putin's decision on aggression.</text:p>
      <text:p text:style-name="P4">
He also urged some leaders to stop called Russia's resolved <text:span text:style-name="T4">
 <text:a xlink:type="simple" xlink:href="https://www.ukrinform.ua/tag-vijna-z-rosieu" text:style-name="Internet_20_link" text:visited-style-name="Visited_20_Internet_20_Link">
war</text:a>
</text:span>
 Against Ukraine "crisis".</text:p>
      <text:p text:style-name="P4">
“Some of my colleagues continue to call this war a crisis. And even the extraordinary they continue to do it. This is their right to choose, but it says that we evaluate the situation differently. It is not a crisis and it is not a threat, it is a war, the consequences of which are a large number of crises and a large number of realities, but a disagreement, ”the head of state emphasized, addressing some representatives of the country.</text:p>
      <text:p text:style-name="P4">
<text:span text:style-name="T4">
 Read also: </text:span>
 <text:span text:style-name="T4">
 <text:a xlink:type="simple" xlink:href="https://www.ukrinform.ua/rubric-ato/3723948-zelenskij-poasniv-comu-rosia-bila-raketami-po-kievu-v-den-priizdu-delegacii-z-afriki.html" text:style-name="Internet_20_link" text:visited-style-name="Visited_20_Internet_20_Link">
Zelensky explained why Russia beat rockets in Kiev during the arrival of delegation from Africa</text:a>
</text:span>
</text:p>
      <text:p text:style-name="P4">
It was reported that on Friday Ukraine was visited by the President of the Allied Islands Azali Asumani, President of the South African Republicyril Ramafos, President of the Republic of Senegal Maci Sall, President of the Republican Republica of Khakachilem, Prime Minister public Congo Floran of the Republic of Uganda Rukhakan Rugunda.</text:p>
      <text:p text:style-name="P4">
On Saturday, June 17, they plan to visit Russia and meet Putin.</text:p>
      <text:p text:style-name="P4">
News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In Ukraine a moment of silence</text:span>
</text:h>
      <text:p text:style-name="P4">
Author: ['АРМІЯINFORM']</text:p>
      <text:p text:style-name="P4">
Time: 2023-06-16T2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8" text:anchor-type="as-char" svg:width="6.9236in" svg:height="3.895992in" draw:z-index="0">
<draw:image xlink:href="../Images/AРМІЯINFORM/2023-06-16T2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6/v-ukrayini-hvylyna-movchannya/" text:style-name="Internet_20_link" text:visited-style-name="Visited_20_Internet_20_Link">
https://armyinform.com.ua/2023/06/16/v-ukrayini-hvylyna-movchannya/</text:a>
</text:p>
      <!--NEWS-->
      <text:h text:style-name="P10" text:outline-level="1">
<text:span text:style-name="T4">
Europe cultural institutions will join the digitalization of Ukrainian museums and libraries - MKIP</text:span>
</text:h>
      <text:p text:style-name="P4">
Authors: Ukrinform (Person)</text:p>
      <text:p text:style-name="P4">
Publisher: Укринформ (Organization)</text:p>
      <text:p text:style-name="P4">
Published Time: 2023-06-16T22:04:23+03:00</text:p>
      <text:p text:style-name="P4">
Modified Time: 2023-06-16T22:04:23+03:00</text:p>
      <text:p text:style-name="P4">
Description: The ICIP, together with the Ministry of Defense with the support of the European Commission, expanded the laptops for Ukraine, contacting European cultural institutions to provide Ukrainian museums and libraries with computer equipment. - Ukrinform.</text:p>
      <text:p text:style-name="P4">
Images: ['<text:a xlink:type="simple" xlink:href="https://static.ukrinform.com/photos/2023_06/thumb_files/630_360_1686942156-997.jpg" text:style-name="Internet_20_link" text:visited-style-name="Visited_20_Internet_20_Link">
630_360_16869...</text:a>
']</text:p>
      <text:p text:style-name="P4">
Tags: ['Європа', 'Мінцифри', 'МКІП ']</text:p>
      <text:p text:style-name="P4">
Type: Article</text:p>
      <!--METADATA-->
      <text:p text:style-name="P4">
<draw:frame draw:style-name="fr1" draw:name="Image309" text:anchor-type="as-char" svg:width="6.9236in" svg:height="3.956343in" draw:z-index="0">
<draw:image xlink:href="../Images/yкринформ/2023-06-16T22-04-23-03-00/630_360_1686942156-997.jpg" xlink:type="simple" xlink:show="embed" xlink:actuate="onLoad" draw:mime-type="image/jpeg"/>
</draw:frame>
Mkps with the Ministry of Defense, with the support of the European Commission, expanded the laptops for Ukraine, contacting European cultural institutions on the provision of Ukrainian museums and libraries with computer equipment.</text:p>
      <text:p text:style-name="P4">
About it reports [press service of the Ministry of Culture and Information Policy]](https://mkip.gov.ua/news/9335.html), reports Ukrinform.</text:p>
      <text:p text:style-name="P4">
“Today, as part of Digital Assembly 2023, with the support of DG Connect and Europea, they have publicly contacted European cultural institutions to help them help Ukrainian laptops, scanners, data storage devices for valuables. In Ukraine, ”the Minister of Culture and Information Policy on Digital Development, Digital Transformations and Digitalization reports Anastasia Bondar.</text:p>
      <text:p text:style-name="P4">
<text:span text:style-name="T4">
 Read also: </text:span>
 <text:a xlink:type="simple" xlink:href="https://www.ukrinform.ua/rubric-culture/3723879-tkacenko-cerez-pidriv-kahovskoi-ges-u-zoni-riziku-147-zakladiv-kulturi-ta-misteckoi-osviti.html" text:style-name="Internet_20_link" text:visited-style-name="Visited_20_Internet_20_Link">
Tkachenko: Through the undermining of the Kakhovskaya hydroelectric power station in the risk zone - 147 institutions of culture and art education</text:a>
She emphasized that Ukraine is currently working on the creation of a single state register of the Museum Fund. At the same time, the vast majority of national museums and libraries do not have technical equipment for filling and keeping such a register.</text:p>
      <text:p text:style-name="P4">
According to the statistics of the department, there are now about 2.5 thousand museums in Ukraine in Ukraine, and only 10% of them are provided with the necessary technical means. At the same time, the Director General of the Current European Commission on Communication Networks, Content and Technologies Programming up for targeted assistance to cultural institutions.</text:p>
      <text:p text:style-name="P4">
It is noted that the laptops for Ukraine, to which the MKIP was joined, was launched by the Ministry of Digital Transformation.</text:p>
      <text:p text:style-name="P4">
<text:span text:style-name="T4">
 Read also: </text:span>
 <text:a xlink:type="simple" xlink:href="https://www.ukrinform.ua/rubric-crimea/3723190-ukraina-vede-peregovori-pro-bezoplatne-povernenna-skifskogo-zolota-tkacenko.html" text:style-name="Internet_20_link" text:visited-style-name="Visited_20_Internet_20_Link">
Ukraine is talking about the free return of Scythian gold - Tkachenko</text:a>
As it was reported, the Ministry of Culture and National Heritage of Poland, Solidarity Fund PL and MKIP in 2022 began the implementation of the project "Implementation of the electronic system of the Register of the Museum Fund of Ukraine".</text:p>
      <text:p text:style-name="P4">
Photo: MKIP</text:p>
      <text:p text:style-name="P4">
News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In all directions of the onset of defense forces in the south there is a promotion of up to two kilometers - a painter</text:span>
</text:h>
      <text:p text:style-name="P4">
Authors: Ukrinform (Person)</text:p>
      <text:p text:style-name="P4">
Publisher: Укринформ (Organization)</text:p>
      <text:p text:style-name="P4">
Published Time: 2023-06-16T22:10:00+03:00</text:p>
      <text:p text:style-name="P4">
Modified Time: 2023-06-16T22:10:00+03:00</text:p>
      <text:p text:style-name="P4">
Description: In the south of the forces of Ukraine, active offensive actions are conducted in several directions, each there is a promotion of up to two kilometers. - Ukrinform.</text:p>
      <text:p text:style-name="P4">
Images: ['<text:a xlink:type="simple" xlink:href="https://static.ukrinform.com/photos/2023_06/thumb_files/630_360_1686844020-670.jpg" text:style-name="Internet_20_link" text:visited-style-name="Visited_20_Internet_20_Link">
630_360_16868...</text:a>
']</text:p>
      <text:p text:style-name="P4">
Tags: ['ЗСУ', 'Війна з Росією', 'Ганна Маляр', 'Контрнаступ']</text:p>
      <text:p text:style-name="P4">
Type: Article</text:p>
      <!--METADATA-->
      <text:p text:style-name="P4">
<draw:frame draw:style-name="fr1" draw:name="Image310" text:anchor-type="as-char" svg:width="6.9236in" svg:height="3.956343in" draw:z-index="0">
<draw:image xlink:href="../Images/yкринформ/2023-06-16T22-10-00-03-00/630_360_1686844020-670.jpg" xlink:type="simple" xlink:show="embed" xlink:actuate="onLoad" draw:mime-type="image/jpeg"/>
</draw:frame>
In the south of the defense of Ukraine, active offensive actions at once in several heads, each there is a promotion of up to two kilometers.</text:p>
      <text:p text:style-name="P4">
This was reported by Deputy Minister of Defense Anna Malyar in <text:a xlink:type="simple" xlink:href="https://t.me/annamaliar/856" text:style-name="Internet_20_link" text:visited-style-name="Visited_20_Internet_20_Link">
telegram</text:a>
, reports Ukrinform.</text:p>
      <text:p text:style-name="P4">
"In the south, in almost all areas and directions where our divisions are in the south, they have tactical success. They are gradually moving forward," she said.</text:p>
      <text:p text:style-name="P4">
According to the enemy, some of the enemy positions and settlements released from the enemy, according to the painter, the process of fixing the forces of defense is ongoing.</text:p>
      <text:p text:style-name="P4">
<text:span text:style-name="T4">
 Read also: </text:span>
 <text:span text:style-name="T4">
 <text:a xlink:type="simple" xlink:href="https://www.ukrinform.ua/rubric-ato/3723449-na-deakih-dilankah-frontu-vtrati-rf-do-devati-raziv-bilsi-za-ukrainski-malar.html" text:style-name="Internet_20_link" text:visited-style-name="Visited_20_Internet_20_Link">
in some areas of the front of Russian loss up to nine times more than Ukrainian - painter</text:a>
</text:span>
</text:p>
      <text:p text:style-name="P4">
As of the evening of June 16, Ukrainian defenders continue to be completed and defensive and have partial success.</text:p>
      <text:p text:style-name="P4">
The defenders operate in the conditions of aviation and artillery advantage of the enemy.</text:p>
      <text:p text:style-name="P4">
"In the directions where we are in defense, no position is lost and the enemy could not be able to proceed," the Deputy Minister said.</text:p>
      <text:p text:style-name="P4">
<text:span text:style-name="T4">
 Read also: </text:span>
 <text:span text:style-name="T4">
 <text:a xlink:type="simple" xlink:href="https://www.ukrinform.ua/rubric-ato/3723944-na-fronti-za-dobu-21-boezitknenna-vorog-zoseredzue-sili-na-cotiroh-napramkah.html" text:style-name="Internet_20_link" text:visited-style-name="Visited_20_Internet_20_Link">
on the front per day - 21 collisions: The enemy focuses on a siline four directions</text:a>
</text:span>
</text:p>
      <text:p text:style-name="P4">
According to the painter, in the east, the defense forces lead both defensive and and and contrastal actions. Here, the enemy tries to displace the Ukrainian troops with -end positions, conducts assault actions in several directions, including Nalimansk.</text:p>
      <text:p text:style-name="P4">
In the Bakhmut direction, the overall intensity of hostilities decreased somewhat.</text:p>
      <text:p text:style-name="P4">
<text:span text:style-name="T4">
 Read also: </text:span>
 <text:span text:style-name="T4">
 <text:a xlink:type="simple" xlink:href="https://www.ukrinform.ua/rubric-ato/3723644-pid-bahmutom-trivae-nastup-na-okremih-napramkah-dla-vitisnenna-rosian-sirskij.html" text:style-name="Internet_20_link" text:visited-style-name="Visited_20_Internet_20_Link">
under Bakhmut, an offensive in separate directions for the identification of Russians - Syrsky</text:a>
</text:span>
</text:p>
      <text:p text:style-name="P4">
Russian invaders, on their part, make every effort to stop the defense of defense forces.</text:p>
      <text:p text:style-name="P4">
In the East, the Russian army holds a considerable amount of forces that continue to be reinforced by moving additional units from other steams to the Bakhmut direction.<text:span text:style-name="T4">
 Read also: </text:span>
 <text:span text:style-name="T4">
 [due to significant losses, the enemy increased the number of hospitals to Lugansk two crematorium(https://www.ukrinform.ua/rubric-regions/3723807-cerez-znacni-vtrati-vorog-zbilsiv-kilkist-spitaliv-i-zaviz-do-luganska-dva-krematorii-ova.html)</text:span>
</text:p>
      <text:p text:style-name="P4">
According to Ukrinform, according to the General Staff of the Armed Forces, the main efforts continue to focus on the Lyman, Bakhmut, Avdiivsky Imarin directions. There were 21 fighting collisions during the day.</text:p>
      <text:p text:style-name="P4">
News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Wounded as a result of Nikopol's shelling woman in serious condition</text:span>
</text:h>
      <text:p text:style-name="P4">
Authors: Ukrinform (Person)</text:p>
      <text:p text:style-name="P4">
Publisher: Укринформ (Organization)</text:p>
      <text:p text:style-name="P4">
Published Time: 2023-06-16T22:14:40+03:00</text:p>
      <text:p text:style-name="P4">
Modified Time: 2023-06-16T22:14:40+03:00</text:p>
      <text:p text:style-name="P4">
Description: The woman who was injured as a result of the shelling of Nikopol was taken to the Dnieper hospital in serious condition.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Нікополь', 'Обстріл', 'Війна з Росією']</text:p>
      <text:p text:style-name="P4">
Type: Article</text:p>
      <!--METADATA-->
      <text:p text:style-name="P4">
<draw:frame draw:style-name="fr1" draw:name="Image311" text:anchor-type="as-char" svg:width="6.9236in" svg:height="3.956343in" draw:z-index="0">
<draw:image xlink:href="../Images/yкринформ/2023-06-16T22-14-40-03-00/630_360_1654768443-794.jpg" xlink:type="simple" xlink:show="embed" xlink:actuate="onLoad" draw:mime-type="image/jpeg"/>
</draw:frame>
The woman who surveyed as a result of the shelling of Nikopol was taken to the hospital in serious condition.</text:p>
      <text:p text:style-name="P4">
About it in <text:a xlink:type="simple" xlink:href="https://t.me/mykola_lukashuk/5127" text:style-name="Internet_20_link" text:visited-style-name="Visited_20_Internet_20_Link">
telegram</text:a>
Informs Mykola Lukashuk, the Chief Properepetrovsk Regional Council, Ukrinform reports.</text:p>
      <text:p text:style-name="P4">
"The woman in 1948, injured during the evening shelling in Nikopol, delivered to our regional hospital in the Dnieper. Doctors provide all the necessary help. It is in a state of moderate," he wrote.</text:p>
      <text:p text:style-name="P4">
<text:span text:style-name="T4">
 Read also: </text:span>
 <text:a xlink:type="simple" xlink:href="https://www.ukrinform.ua/rubric-ato/3723950-zagarbniki-protagom-dna-dvici-obstrilali-nikopol.html" text:style-name="Internet_20_link" text:visited-style-name="Visited_20_Internet_20_Link">
invaders during the day twice fired <text:span text:style-name="T4">
 Nikopol </text:span>
 b</text:a>
As reported by Ukrinform, <text:a xlink:type="simple" xlink:href="https://www.ukrinform.ua/rubric-ato/3723963-pid-cas-obstrilu-nikopola-zaginuv-colovik.html" text:style-name="Internet_20_link" text:visited-style-name="Visited_20_Internet_20_Link">
during this attack, a man was killed</text:a>
. In addition, the outbuilding was destroyed, 5 private residential buildings were damaged, 4 more outbuildings and a line of electric transmission were damaged.</text:p>
      <text:p text:style-name="P4">
News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Reznikov about Ukraine-NATO Council: Ukraine de facto becomes a member of the Alliance</text:span>
</text:h>
      <text:p text:style-name="P4">
Authors: Ukrinform (Person)</text:p>
      <text:p text:style-name="P4">
Publisher: Укринформ (Organization)</text:p>
      <text:p text:style-name="P4">
Published Time: 2023-06-16T22:20:00+03:00</text:p>
      <text:p text:style-name="P4">
Modified Time: 2023-06-16T22:20:00+03:00</text:p>
      <text:p text:style-name="P4">
Description: The work of the Council of Ukraine-NATO shows that Ukraine is already a member of the North Atlantic Alliance. - Ukrinform.</text:p>
      <text:p text:style-name="P4">
Images: ['<text:a xlink:type="simple" xlink:href="https://static.ukrinform.com/photos/2023_04/thumb_files/630_360_1682084651-769.jpg" text:style-name="Internet_20_link" text:visited-style-name="Visited_20_Internet_20_Link">
630_360_16820...</text:a>
']</text:p>
      <text:p text:style-name="P4">
Tags: ['НАТО', 'Україна', 'Резніков', 'Війна з Росією']</text:p>
      <text:p text:style-name="P4">
Type: Article</text:p>
      <!--METADATA-->
      <text:p text:style-name="P4">
<draw:frame draw:style-name="fr1" draw:name="Image312" text:anchor-type="as-char" svg:width="6.9236in" svg:height="3.956343in" draw:z-index="0">
<draw:image xlink:href="../Images/yкринформ/2023-06-16T22-20-00-03-00/630_360_1682084651-769.jpg" xlink:type="simple" xlink:show="embed" xlink:actuate="onLoad" draw:mime-type="image/jpeg"/>
</draw:frame>
The NATO-Ukraine Mountains certify that Ukraine is already becoming a member of the Pact.</text:p>
      <text:p text:style-name="P4">
According to Ukrinform, Alexei Reznikov, a defense of Ukraine, commentary on the topic of work of the future council of Ukraine-Ukraine-Nato</text:p>
      <text:p text:style-name="P4">
“At the table today, 31 Member States of the Alliance, Finland has been added. I hope that there will be Sweden in Vilnius - there will be 32 countries. So, if, and I believe that the Ukraine -Ukraine Council, it means 33 countries at the table: 32 NATO members and a member of the Council - Ukraine, who has the right to violate, discuss, include, involve in various subcommittees. That is, it is practically what I say: we are not yet agent, but we become de facto, ”Reznikov stressed.</text:p>
      <text:p text:style-name="P4">
<text:span text:style-name="T4">
 Read also: </text:span>
 <text:span text:style-name="T4">
 <text:a xlink:type="simple" xlink:href="https://www.ukrinform.ua/rubric-polytics/3723966-sejm-polsi-uhvaliv-rezoluciu-pro-pidtrimku-vstupu-ukraini-v-nato-stefancuk.html" text:style-name="Internet_20_link" text:visited-style-name="Visited_20_Internet_20_Link">
Seimas of Poland has approved a resolution on support of NATO's accession to NATO</text:a>
</text:span>
</text:p>
      <text:p text:style-name="P4">
He also noted that today there was a tectonic shift in the attitude of international partners to Ukraine.</text:p>
      <text:p text:style-name="P4">
“We are already perceived as a full -fledged subject participant in European politics at least by Euro -Atlantic policy at least. Today we have a language subject, ”Reznikov noted, adding that today with Ukraine they are united not just as with equal, but with some respect, because it will inspire the world with their resistance.</text:p>
      <text:p text:style-name="P4">
<text:span text:style-name="T4">
 Read also: </text:span>
 <text:span text:style-name="T4">
 <text:a xlink:type="simple" xlink:href="https://www.ukrinform.ua/rubric-polytics/3723851-na-samiti-u-vilnusi-ne-govoritimut-pro-zaprosenna-ukraini-do-nato-stoltenberg.html" text:style-name="Internet_20_link" text:visited-style-name="Visited_20_Internet_20_Link">
at a summit in Vilnius will not talk about Ukraine's invitation to NATO - Stoltenberg</text:a>
</text:span>
</text:p>
      <text:p text:style-name="P4">
Commenting on NATO Strategy Rennikov noted that the main threat to the Aliance is the Russian Federation for the future 10 years.</text:p>
      <text:p text:style-name="P4">
“Ukraine is the only country in the world that has practical experience of resistance and winners, using technologies, weapons of Nativ standard. Therefore, it is a part of interest with Ukraine into this collective security architecture. Our experience of application, their technologies, their training systems, and all that is part of the word "interoperability". It is beneficial to both parties to the safety sense, ”the minister said.Reznikov also noted that Ukraine should now create an army ash.</text:p>
      <text:p text:style-name="P4">
“When we become a member of the Alliance, it is one story, and the army of the future is a cepharallel but a little different story. We need to develop our army for the future today, to think about what it will be tomorrow. The fact that we will win in this kind, I have no doubt, I believe in it. My faith is put on facts as a wiurist. I understand our partners. This war is a war, a war war. Today we have allies in the form of clubstein with their capabilities, resources, so we will definitely defeat, ”the minister said.</text:p>
      <text:p text:style-name="P4">
<text:span text:style-name="T4">
 Read also: </text:span>
 <text:span text:style-name="T4">
 <text:a xlink:type="simple" xlink:href="https://www.ukrinform.ua/rubric-ato/3723887-ramstajn13-ce-prodovzenna-ramstajnu12-souzniki-koriguut-dopomogu-zsu.html" text:style-name="Internet_20_link" text:visited-style-name="Visited_20_Internet_20_Link">
"Ramstein-13" is a continuation of "Ramstin-12": Allies are assisting the Armed Forces</text:a>
</text:span>
</text:p>
      <text:p text:style-name="P4">
He added that Russia will be a unfriendly neighbor for a long time, and in order to be tempted on revenge after defeat, Ukraine should develop defense forces.</text:p>
      <text:p text:style-name="P4">
“We need to prepare for the upcoming war, which we will not allow. Our task is to ensure that the future war does not happen so that they are scared to attack. And I am convinced that our advantage will remain precisely that we have washing today - we have compatibility, participation, inferior, but already by the collective security system. Collective safety prefers. Therefore, I believe that the Ukrainian army of the future will be part of the civilized world, the European and Euro -Atlantic community, ”Reznikov stressed.</text:p>
      <text:p text:style-name="P4">
<text:span text:style-name="T4">
 Read also: </text:span>
 <text:span text:style-name="T4">
 <text:a xlink:type="simple" xlink:href="https://www.ukrinform.ua/rubric-ato/3723896-bagato-krain-nato-gotovi-zbilsiti-vneski-na-oboronu-abi-ozbrouvati-ukrainu-ostin.html" text:style-name="Internet_20_link" text:visited-style-name="Visited_20_Internet_20_Link">
many NATO countries are ready to increase defense contributions to equip Ukraine - Austin</text:a>
</text:span>
</text:p>
      <text:p text:style-name="P4">
As reported by Ukrinform, the day before in Brussels within the framework of the first day of the workman-Atlantic council at the level of the Ministers of Defense, a meeting of the NATO-Ukraine Commission and a meeting of the contact group on defense of Ukraine under the aid of Susha took place. The Minister of Defense of Ukraine Alexei Reznikov took part in these events.</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News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The Armed Forces destroyed the Russian helicopter KA-52 in the Donetsk direction</text:span>
</text:h>
      <text:p text:style-name="P4">
Authors: Ukrinform (Person)</text:p>
      <text:p text:style-name="P4">
Publisher: Укринформ (Organization)</text:p>
      <text:p text:style-name="P4">
Published Time: 2023-06-16T22:22:00+03:00</text:p>
      <text:p text:style-name="P4">
Modified Time: 2023-06-16T22:22:00+03:00</text:p>
      <text:p text:style-name="P4">
Description: The Air Force of Ukraine destroyed the enemy helicopter KA-52 in the Donetsk direction-Ukrinform.</text:p>
      <text:p text:style-name="P4">
Images: ['<text:a xlink:type="simple" xlink:href="https://static.ukrinform.com/photos/2023_06/thumb_files/630_360_1686943439-708.jpg" text:style-name="Internet_20_link" text:visited-style-name="Visited_20_Internet_20_Link">
630_360_16869...</text:a>
']</text:p>
      <text:p text:style-name="P4">
Tags: ['Вертоліт', 'Повітряні сили ЗСУ', 'Війна з Росією']</text:p>
      <text:p text:style-name="P4">
Type: Article</text:p>
      <!--METADATA-->
      <text:p text:style-name="P4">
<draw:frame draw:style-name="fr1" draw:name="Image313" text:anchor-type="as-char" svg:width="6.9236in" svg:height="3.956343in" draw:z-index="0">
<draw:image xlink:href="../Images/yкринформ/2023-06-16T22-22-00-03-00/630_360_1686943439-708.jpg" xlink:type="simple" xlink:show="embed" xlink:actuate="onLoad" draw:mime-type="image/jpeg"/>
</draw:frame>
Airborn Ukraine destroyed the enemy helicopter Ka-52 in the Donetsk direction</text:p>
      <text:p text:style-name="P4">
As Ukrinform reports, about it in <text:a xlink:type="simple" xlink:href="https://t.me/kpszsu/2579" text:style-name="Internet_20_link" text:visited-style-name="Visited_20_Internet_20_Link">
telegram</text:a>
The Air Force of Ukraine was written.</text:p>
      <text:p text:style-name="P4">
"At about 21.00 in the Donetsk direction, the Air Force unit destroyed the wave shock helicopter KA -52," the message reads.</text:p>
      <text:p text:style-name="P4">
As reported by Ukrinform, Earlier, Zelensky explained why <text:a xlink:type="simple" xlink:href="https://www.ukrinform.ua/rubric-ato/3723948-zelenskij-poasniv-comu-rosia-bila-raketami-po-kievu-v-den-priizdu-delegacii-z-afriki.html" text:style-name="Internet_20_link" text:visited-style-name="Visited_20_Internet_20_Link">
Russia beat in Kiev rockets on the day of arrival of delegation from Africa</text:a>
 .</text:p>
      <text:p text:style-name="P4">
News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Dynamo has developed a special form for EA Sports</text:span>
</text:h>
      <text:p text:style-name="P4">
Authors: Ukrinform (Person)</text:p>
      <text:p text:style-name="P4">
Publisher: Укринформ (Organization)</text:p>
      <text:p text:style-name="P4">
Published Time: 2023-06-16T22:26:00+03:00</text:p>
      <text:p text:style-name="P4">
Modified Time: 2023-06-16T22:26:00+03:00</text:p>
      <text:p text:style-name="P4">
Description: The form is made in the colors of the Ukrainian flag. - Ukrinform.</text:p>
      <text:p text:style-name="P4">
Images: ['<text:a xlink:type="simple" xlink:href="https://static.ukrinform.com/photos/2023_06/thumb_files/630_360_1686943322-725.jpg" text:style-name="Internet_20_link" text:visited-style-name="Visited_20_Internet_20_Link">
630_360_16869...</text:a>
']</text:p>
      <text:p text:style-name="P4">
Tags: ['Динамо', 'Футбол']</text:p>
      <text:p text:style-name="P4">
Type: Article</text:p>
      <!--METADATA-->
      <text:p text:style-name="P4">
<draw:frame draw:style-name="fr1" draw:name="Image315" text:anchor-type="as-char" svg:width="6.9236in" svg:height="3.956343in" draw:z-index="0">
<draw:image xlink:href="../Images/yкринформ/2023-06-16T22-26-00-03-00/630_360_1686943322-725.jpg" xlink:type="simple" xlink:show="embed" xlink:actuate="onLoad" draw:mime-type="image/jpeg"/>
</draw:frame>
Formasasasis in the colors of the Ukrainian flag.</text:p>
      <text:p text:style-name="P4">
Dynamo has developed a special form for playing EA Sports FC, a set of builders for all players in Ultimate Team mode, <text:a xlink:type="simple" xlink:href="https://fcdynamo.com/news/fk-dinamo-kiyiv-rozrobiv-specialnu-formu-dlya-ea-sports" text:style-name="Internet_20_link" text:visited-style-name="Visited_20_Internet_20_Link">
reports</text:a>
The club's press service, Ukrinform reports.</text:p>
      <text:p text:style-name="P4">
The shape is made in the colors of the Ukrainian flag and contains elements of a symbolic flame that has swept the country since the beginning of a full -scale invasion of Russia. Dynamo is reminiscent of the world and game community that the war in Ukraine is and many victims need help.</text:p>
      <text:p text:style-name="P4">
EA has changed the name of the popular FIFA football simulator. In addition to Dynamo, Shakhtar is also presented in Grybude.</text:p>
      <text:p text:style-name="P4">
<text:span text:style-name="T4">
 Read also: </text:span>
 <text:a xlink:type="simple" xlink:href="https://www.ukrinform.ua/rubric-sports/3718542-lucesku-trenuvatime-dinamo-do-zakincenna-kontraktu-zmi.html" text:style-name="Internet_20_link" text:visited-style-name="Visited_20_Internet_20_Link">
Lucescu will train "<text:span text:style-name="T4">
 Dynamo </text:span>
" before the end of the contract - media</text:a>
According to Ukrinform, the Russian national team and Russian clubs did not enter FIFA23, in March 2022, EA Sports stopped selling games and content, including packs of virtual currency, in the Russian Federation and Belarus due to the invasion of Russian troops.</text:p>
      <text:p text:style-name="P4">
Photo: fcDynamo.com</text:p>
      <text:p text:style-name="P4">
News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The enemy in the evening fired at the border of Sumy region and Chernihiv region</text:span>
</text:h>
      <text:p text:style-name="P4">
Authors: Ukrinform (Person)</text:p>
      <text:p text:style-name="P4">
Publisher: Укринформ (Organization)</text:p>
      <text:p text:style-name="P4">
Published Time: 2023-06-16T22:33:00+03:00</text:p>
      <text:p text:style-name="P4">
Modified Time: 2023-06-16T22:33:00+03:00</text:p>
      <text:p text:style-name="P4">
Description: In the afternoon, the Russian army attacked the border territories of Chernihiv and Sumy regions in the afternoon on June 16 on June 16.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Агресія РФ', 'Чернігівщина', 'Війна з Росією']</text:p>
      <text:p text:style-name="P4">
Type: Article</text:p>
      <!--METADATA-->
      <text:p text:style-name="P4">
<draw:frame draw:style-name="fr1" draw:name="Image316" text:anchor-type="as-char" svg:width="6.9236in" svg:height="3.956343in" draw:z-index="0">
<draw:image xlink:href="../Images/yкринформ/2023-06-16T22-33-00-03-00/630_360_1675087707-171.jpg" xlink:type="simple" xlink:show="embed" xlink:actuate="onLoad" draw:mime-type="image/jpeg"/>
</draw:frame>
In the afternoon, the Russian army attacked the border areas of Chernihiv and Sumy regions five times on June 16.</text:p>
      <text:p text:style-name="P4">
According to Ukrinform, the operational command "North" reported in <text:a xlink:type="simple" xlink:href="https://t.me/ok_pivnich1/3278" text:style-name="Internet_20_link" text:visited-style-name="Visited_20_Internet_20_Link">
telegram</text:a>
.</text:p>
      <text:p text:style-name="P4">
In particular, from 16:30 to 16:55 in the area of Yanuzhlivka of Chernihiv region, the invaders of 13 hits, probably from the barrel artillery.</text:p>
      <text:p text:style-name="P4">
In the future, the enemy struck in the Sumy region. Thus, from 16:05 to 16:10, two hitting, probably, from a mortar of 120 mm caliber, from 17:40 to 18:05-eight hits, probably with the same weapons in the district.</text:p>
      <text:p text:style-name="P4">
<text:span text:style-name="T4">
 Read also: </text:span>
 <text:span text:style-name="T4">
 <text:a xlink:type="simple" xlink:href="https://www.ukrinform.ua/rubric-ato/3723883-rosiani-obstrilali-prikordonna-sumsini-ta-cernigivsini-piv-sotni-vlucan.html" text:style-name="Internet_20_link" text:visited-style-name="Visited_20_Internet_20_Link">
Russians fired at the border of Sumy and Chernihiv region- half a hundred hits</text:a>
</text:span>
</text:p>
      <text:p text:style-name="P4">
From 7:20 pm to 7:30 pm there are four hitting, probably from the barrel artillery of the Boyar-Lycev district. From 20:20 to 8:30 pm, there were long -term, probably with the same weapons.</text:p>
      <text:p text:style-name="P4">
Information on the loss of the local population or damage to civil infrastructure in any case was not received.</text:p>
      <text:p text:style-name="P4">
<text:span text:style-name="T4">
 Read also: </text:span>
 <text:span text:style-name="T4">
 <text:a xlink:type="simple" xlink:href="https://www.ukrinform.ua/rubric-regions/3723623-vorog-obstrilav-pat-gromad-na-sumsini-poskodzeni-budinki-gazoprovid-i-lep.html" text:style-name="Internet_20_link" text:visited-style-name="Visited_20_Internet_20_Link">
enemy fired at five communities in Sumy region - damaged buildings, gas pipeline and transmission lines</text:a>
</text:span>
</text:p>
      <text:p text:style-name="P4">
As reported by Ukrinform, by 16:00 on June 16 the border of Sumy and Chernyhiv regions suffered from the invaders in total 17 <text:span text:style-name="T4">
 <text:a xlink:type="simple" xlink:href="https://www.ukrinform.ua/tag-obstril" text:style-name="Internet_20_link" text:visited-style-name="Visited_20_Internet_20_Link">
shelling</text:a>
</text:span>
: Nine - at night and in the morning, even during the day.</text:p>
      <text:p text:style-name="P4">
News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Zelensky: Every new step, every meter of liberated Ukrainian land is the most important</text:span>
</text:h>
      <text:p text:style-name="P4">
Authors: Ukrinform (Person)</text:p>
      <text:p text:style-name="P4">
Publisher: Укринформ (Organization)</text:p>
      <text:p text:style-name="P4">
Published Time: 2023-06-16T22:58:00+03:00</text:p>
      <text:p text:style-name="P4">
Modified Time: 2023-06-16T22:58:00+03:00</text:p>
      <text:p text:style-name="P4">
Description: Each warrior, every new step, every meter liberated from the enemy of Ukrainian land is the most important.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алерій Залужний']</text:p>
      <text:p text:style-name="P4">
Type: Article</text:p>
      <!--METADATA-->
      <text:p text:style-name="P4">
<draw:frame draw:style-name="fr1" draw:name="Image317" text:anchor-type="as-char" svg:width="6.9236in" svg:height="3.956343in" draw:z-index="0">
<draw:image xlink:href="../Images/yкринформ/2023-06-16T22-58-00-03-00/630_360_1685386836-680.jpeg" xlink:type="simple" xlink:show="embed" xlink:actuate="onLoad" draw:mime-type="image/jpeg"/>
</draw:frame>
Every Navovun, every new step, every meter liberated from the enemy of Ukrainian land is the most important.</text:p>
      <text:p text:style-name="P4">
As Ukrinform reports, about it in <text:a xlink:type="simple" xlink:href="https://t.me/V_Zelenskiy_official/6605" text:style-name="Internet_20_link" text:visited-style-name="Visited_20_Internet_20_Link">
evening address</text:a>
President of Ukraine Vladimirzelensky said.</text:p>
      <text:p text:style-name="P4">
<text:a xlink:type="simple" xlink:href="https://t.me/OP_UA/9741" text:style-name="Internet_20_link" text:visited-style-name="Visited_20_Internet_20_Link">
Video: OP</text:a>
_ <text:span text:style-name="T4">
 Dear Ukrainians, dear Ukrainians!</text:span>
 _</text:p>
      <text:p text:style-name="P4">
Today was a long day. Many events, many news. Meeting in a special format - Ukraine plus the country of Africa. Prolonged discussions ... Peace formula, security issues, grain, our common opportunities to protect the principles and usuals of the UN, to protect the nation from aggression. He called on the leaders and states of Africa to participate in the global peace we are preparing. Ukraine will be heard by the world, and the whole world will be attracted to the realization of the formula of peace. It's not easy, but we work.</text:p>
      <text:p text:style-name="P4">
There was also a course issue at the National University of Defense of Ukraine. I was honored to congratulate our officers. Very nice.</text:p>
      <text:p text:style-name="P4">
It is especially grateful to our aircraft forces - everyone who protects Ukrainian. The Russian rockets, including six ballistic, are knocked down today - it is very important and symbolic. Russia is not intimidated.</text:p>
      <text:p text:style-name="P4">
And today there was another event, another point of my graph, which was not yet reported. This is a military office. Our commanders are Syrsky, Tarnavsky, Zaluzhni, and Shaptal Generals. And our commanders in specific directions of active actions - I do not call names, my time. Our movement forward is more important. Each of our warrior, every new step of our new step, every meter of the liberated lapel of the Ukrainian land is the most important. And there was a Budanov… separate steps.</text:p>
      <text:p text:style-name="P4">
Thank you all who are in battle for Ukraine now!</text:p>
      <text:p text:style-name="P4">
Thank you all who are preparing to go into battle!</text:p>
      <text:p text:style-name="P4">
And thank you to everyone who so much helps us!</text:p>
      <text:p text:style-name="P4">
_<text:span text:style-name="T4">
Glory to Ukraine!</text:span>
 _</text:p>
      <text:p text:style-name="P4">
_ <text:span text:style-name="T4">
 We will all win!</text:span>
 _</text:p>
      <text:p text:style-name="P4">
Photo: op</text:p>
      <text:p text:style-name="P4">
News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The general register of prisoners for exchange is updated and transferred to Russia every 7-10 days - coordination</text:span>
</text:h>
      <text:p text:style-name="P4">
Authors: Ukrinform (Person)</text:p>
      <text:p text:style-name="P4">
Publisher: Укринформ (Organization)</text:p>
      <text:p text:style-name="P4">
Published Time: 2023-06-16T23:15:00+03:00</text:p>
      <text:p text:style-name="P4">
Modified Time: 2023-06-16T23:15:00+03:00</text:p>
      <text:p text:style-name="P4">
Description: The general list of prisoners for exchange is updated and transmitted to the Russian Federation every 7-10 day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318" text:anchor-type="as-char" svg:width="6.9236in" svg:height="3.956343in" draw:z-index="0">
<draw:image xlink:href="../Images/yкринформ/2023-06-16T23-15-00-03-00/630_360_1680170436-658.jpg" xlink:type="simple" xlink:show="embed" xlink:actuate="onLoad" draw:mime-type="image/jpeg"/>
</draw:frame>
The general list of prisoners for exchange is updated and transmitted to the Russian Federation for 7-10 days.</text:p>
      <text:p text:style-name="P4">
According to Ukrinform, the coordination headquarters on the behavior of the Warled -ups reports in <text:a xlink:type="simple" xlink:href="https://t.me/Koord_shtab/1248" text:style-name="Internet_20_link" text:visited-style-name="Visited_20_Internet_20_Link">
telegram</text:a>
.</text:p>
      <text:p text:style-name="P4">
Meeting of representatives of coordination, National Police, the National Guard of Ukraine and the International Committee of the Red Cross with the Family Servicemen of the National Guard of Ukraine(at/h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As for the search for dead heroes, it was stated that two weeks after the release of the Posted Point, the team of the Office of the Ombudsman of the Ombudsman, the missing person who disappeared in special circumstances, and conducts the search for a stagnant identification of bodies. Then take a DNA sample. Negotiations on exchange with the enemy also holds the Office of the Commissioner.</text:p>
      <text:p text:style-name="P4">
Relatives wondered if there were legitimate reasons to attract <text:span text:style-name="T4">
 <text:a xlink:type="simple" xlink:href="https://www.ukrinform.ua/tag-vijskovi" text:style-name="Internet_20_link" text:visited-style-name="Visited_20_Internet_20_Link">
servicemen</text:a>
</text:span>
 Urgent service to hostilities.</text:p>
      <text:p text:style-name="P4">
"Since February 24, 2022, since the martial law was introduced in Ukraine, there are no restrictions on the use of sections," said NSU representative. From the hostilities, but they wrote reflections, they wanted to defend their country and families. ”</text:p>
      <text:p text:style-name="P4">
<text:span text:style-name="T4">
 Read also: </text:span>
 <text:span text:style-name="T4">
 <text:a xlink:type="simple" xlink:href="https://www.ukrinform.ua/rubric-ato/3723046-u-koordstabi-obgovorili-pitanna-povernenna-civilnih-polonenih.html" text:style-name="Internet_20_link" text:visited-style-name="Visited_20_Internet_20_Link">
on coordination discussed the issue of returning from Russian prisoners</text:a>
</text:span>
</text:p>
      <text:p text:style-name="P4">
According to a representative of the International Committee of the Red Cross, "if they are native to ensure the enslavement of defenders from the Internet or other open sources, they may notify the ICRC to send the organization's request to official confirmation of captivity."</text:p>
      <text:p text:style-name="P4">
News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Reznikov predicted when Ukraine will be able to put on the F-16</text:span>
</text:h>
      <text:p text:style-name="P4">
Authors: Ukrinform (Person)</text:p>
      <text:p text:style-name="P4">
Publisher: Укринформ (Organization)</text:p>
      <text:p text:style-name="P4">
Published Time: 2023-06-16T23:26:00+03:00</text:p>
      <text:p text:style-name="P4">
Modified Time: 2023-06-16T23:26:00+03:00</text:p>
      <text:p text:style-name="P4">
Description: Defense Minister Alexei Reznikov is convinced that Ukrainian pilots will be able to capture Western F-16 fighters faster than it is provided by standard training programs, but in Ukraine these planes will appear and will be armed not earlier than the New Year.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Міноборони', 'НАТО', 'Україна', 'ЗСУ', 'Резніков', 'F-16']</text:p>
      <text:p text:style-name="P4">
Type: Article</text:p>
      <!--METADATA-->
      <text:p text:style-name="P4">
<draw:frame draw:style-name="fr1" draw:name="Image319" text:anchor-type="as-char" svg:width="6.9236in" svg:height="3.956343in" draw:z-index="0">
<draw:image xlink:href="../Images/yкринформ/2023-06-16T23-26-00-03-00/630_360_1446829545-6581-foto-wikipediaorg.jpg" xlink:type="simple" xlink:show="embed" xlink:actuate="onLoad" draw:mime-type="image/jpeg"/>
</draw:frame>
Defense Minister Alexei Reznikov is convinced that Ukrainian weddingrs will be able to capture Western F-16 fighter jets faster than the predicted training programs, but in Ukraine these planes will appear and will be put into service not earlier than the New Year.</text:p>
      <text:p text:style-name="P4">
He said this in <text:a xlink:type="simple" xlink:href="https://www.currenttime.tv/a/ministr-oborony-ukrainy-obuchenii-letchikov-istrebiteley-f-16/32462803.html" text:style-name="Internet_20_link" text:visited-style-name="Visited_20_Internet_20_Link">
interview</text:a>
"Infused Time," Ukrinform reports.</text:p>
      <text:p text:style-name="P4">
"Everyone is publicly discussing how long it takes Ukrainian pilots to be F-16. It sounds like a well-known period: after testing of our two-pilots in the United States is considered to be enough for six months. The tapragation will probably fly faster. I mean not just fly, in a way: with a maneuver, at night, in a couple. I think, in four months it is realistic, " - said Reznikov.</text:p>
      <text:p text:style-name="P4">
<text:span text:style-name="T4">
 Read also: </text:span>
 <text:span text:style-name="T4">
 <text:a xlink:type="simple" xlink:href="https://www.ukrinform.ua/rubric-ato/3723998-reznikov-pro-radu-ukrainanato-ukraina-defakto-stae-clenom-alansu.html" text:style-name="Internet_20_link" text:visited-style-name="Visited_20_Internet_20_Link">
Reznikov about Ukraine-NATO Council: Ukraine de facto becomes an alliance</text:a>
</text:span>
</text:p>
      <text:p text:style-name="P4">
He recalled that Ukrainian servicemen had previously learned from the Caesarza SAU for three weeks instead of three months, and the Patriot air defense system was captured for 10,000 instead of 10 months.</text:p>
      <text:p text:style-name="P4">
Answering questions about the timing when in Ukraine they will fly *<text:span text:style-name="T5">
 <text:a xlink:type="simple" xlink:href="https://www.ukrinform.ua/tag-f16" text:style-name="Internet_20_link" text:visited-style-name="Visited_20_Internet_20_Link">
F-16</text:a>
</text:span>
!</text:p>
      <text:p text:style-name="P4">
"In any case, let's say that at least six months ... Because if the time of expectation is half a year, and in six months the plane will not fly, they will be intended," betrayal!",-said the Minister of Defense.</text:p>
      <text:p text:style-name="P4">
<text:span text:style-name="T4">
 Read also: </text:span>
 <text:span text:style-name="T4">
 <text:a xlink:type="simple" xlink:href="https://www.ukrinform.ua/rubric-ato/3723489-reznikov-pro-perspektivu-otrimanna-ukrainou-f16-ptaskova-koalicia-vidbulasa.html" text:style-name="Internet_20_link" text:visited-style-name="Visited_20_Internet_20_Link">
Reznikov on the prospects of obtaining F-16: "Bird" Coalition took place</text:a>
</text:span>
</text:p>
      <text:p text:style-name="P4">
The Minister replied: "not earlier" to clarify that Ukraine will receive and put the F-16 more than the new year.<text:span text:style-name="T4">
 Read also: </text:span>
 <text:span text:style-name="T4">
 <text:a xlink:type="simple" xlink:href="https://www.ukrinform.ua/rubric-ato/3723878-potribni-zaraz-i-na-perspektivu-stoltenberg-pro-nadanna-ukraini-f16.html" text:style-name="Internet_20_link" text:visited-style-name="Visited_20_Internet_20_Link">
required now and for the future: Stoltenberg of the Vigil of Ukraine F-16</text:a>
</text:span>
</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These and other major issues about the Alliance will be discussed during the NATO Vilnius Summit on July 11-12 this year.</text:p>
      <text:p text:style-name="P4">
News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England defeated Malta in selection on Euro-2024</text:span>
</text:h>
      <text:p text:style-name="P4">
Authors: Ukrinform (Person)</text:p>
      <text:p text:style-name="P4">
Publisher: Укринформ (Organization)</text:p>
      <text:p text:style-name="P4">
Published Time: 2023-06-16T23:37:00+03:00</text:p>
      <text:p text:style-name="P4">
Modified Time: 2023-06-16T23:37:00+03:00</text:p>
      <text:p text:style-name="P4">
Description: The British lead the group of S. - Ukrinform.</text:p>
      <text:p text:style-name="P4">
Images: ['<text:a xlink:type="simple" xlink:href="https://static.ukrinform.com/photos/2023_06/thumb_files/630_360_1686947815-559.jpg" text:style-name="Internet_20_link" text:visited-style-name="Visited_20_Internet_20_Link">
630_360_16869...</text:a>
']</text:p>
      <text:p text:style-name="P4">
Tags: ['Футбол', 'Євро-2024']</text:p>
      <text:p text:style-name="P4">
Type: Article</text:p>
      <!--METADATA-->
      <text:p text:style-name="P4">
<draw:frame draw:style-name="fr1" draw:name="Image320" text:anchor-type="as-char" svg:width="6.9236in" svg:height="3.956343in" draw:z-index="0">
<draw:image xlink:href="../Images/yкринформ/2023-06-16T23-37-00-03-00/630_360_1686947815-559.jpg" xlink:type="simple" xlink:show="embed" xlink:actuate="onLoad" draw:mime-type="image/jpeg"/>
</draw:frame>
The English is a group of S.</text:p>
      <text:p text:style-name="P4">
England won the horn victory over Malta-4: 0 in the third round of Euro-2024, Ukrinform reports.</text:p>
      <text:p text:style-name="P4">
The score in the match for 8 minutes opened the APAP, he scored a goal, though in his war. In 28 minutes, Alexander-Arnold doubled England, and for three-minute England brought the score to the devastating, thanks to the realized penalty.</text:p>
      <text:p text:style-name="P4">
In the second half, the British were able to mark at the end of the meeting - at 82 mins Wilson sold a penalty.</text:p>
      <text:p text:style-name="P4">
So - 4: 0 England wins and continues to lead in the group C, they have 9 points, Malta the latter, having in their asset 0 points.</text:p>
      <text:p text:style-name="P4">
<text:span text:style-name="T4">
 Read also: </text:span>
 <text:a xlink:type="simple" xlink:href="https://www.ukrinform.ua/rubric-sports/3724008-zbirna-ukraini-zdijsnila-kambek-i-peremogla-pivnicnu-makedoniu-v-kvalifikacii-do-evro2024.html" text:style-name="Internet_20_link" text:visited-style-name="Visited_20_Internet_20_Link">
<text:span text:style-name="T4">
 national team </text:span>
 Ukraine made Cambek and won Northern Macedonia in qualifying in Euro-2024</text:a>
As reported by Ukrinform, the national team of Ukraine won the Northern Maxedonia-3: 2 in qualifications at Euro-2024.</text:p>
      <text:p text:style-name="P4">
Photo: Getty Images</text:p>
      <text:p text:style-name="P4">
News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Serbia and Bosnia suffer from showers, in many areas have declared an emergency</text:span>
</text:h>
      <text:p text:style-name="P4">
Authors: Ukrinform (Person)</text:p>
      <text:p text:style-name="P4">
Publisher: Укринформ (Organization)</text:p>
      <text:p text:style-name="P4">
Published Time: 2023-06-16T23:39:00+03:00</text:p>
      <text:p text:style-name="P4">
Modified Time: 2023-06-16T23:39:00+03:00</text:p>
      <text:p text:style-name="P4">
Description: Swinging showers in a few days caused floods in Serbia and Bosnia, which forced the authorities to declare an emergency in many areas. - Ukrinform.</text:p>
      <text:p text:style-name="P4">
Images: ['<text:a xlink:type="simple" xlink:href="https://static.ukrinform.com/photos/2023_06/thumb_files/630_360_1686925064-865.jpg" text:style-name="Internet_20_link" text:visited-style-name="Visited_20_Internet_20_Link">
630_360_16869...</text:a>
']</text:p>
      <text:p text:style-name="P4">
Tags: ['Дощ', 'Сербія', 'Негода', 'Підтоплення']</text:p>
      <text:p text:style-name="P4">
Type: Article</text:p>
      <!--METADATA-->
      <text:p text:style-name="P4">
<draw:frame draw:style-name="fr1" draw:name="Image321" text:anchor-type="as-char" svg:width="6.9236in" svg:height="3.956343in" draw:z-index="0">
<draw:image xlink:href="../Images/yкринформ/2023-06-16T23-39-00-03-00/630_360_1686925064-865.jpg" xlink:type="simple" xlink:show="embed" xlink:actuate="onLoad" draw:mime-type="image/jpeg"/>
</draw:frame>
Plums in a few days caused floods in Serbia and Bosnia, which forced Vladuogooguogulovologoogloguo.</text:p>
      <text:p text:style-name="P4">
As Ukrinform reports, it reports <text:a xlink:type="simple" xlink:href="https://www.reuters.com/business/environment/heavy-rains-floods-trigger-evacuations-serbia-bosnia-2023-06-16/" text:style-name="Internet_20_link" text:visited-style-name="Visited_20_Internet_20_Link">
Reuters</text:a>
.</text:p>
      <text:p text:style-name="P4">
According to the Ministry of Internal Affairs, in Serbia, 1,300 rescuers and 22 boats were involved in vacing dozens of people in different places.</text:p>
      <text:p text:style-name="P4">
Near the city of Kralevo, the river demolished the bridge. In the central part, the Serbijackers had <text:span text:style-name="T4">
 <text:a xlink:type="simple" xlink:href="https://www.ukrinform.ua/tag-evakuacia" text:style-name="Internet_20_link" text:visited-style-name="Visited_20_Internet_20_Link">
evacuate</text:a>
</text:span>
 12 people from their homes in the city of Kragayevat because the Lepenitsa River was from the shores, while 22 people were rescued from the village near the city of Yagodin, said Nichola Dashich Mayor.</text:p>
      <text:p text:style-name="P4">
The smaller rivers also left the shores, blocking the roads and interrupting the lines.</text:p>
      <text:p text:style-name="P4">
<text:span text:style-name="T5">
!(https://www.ukrinform.ua/rubric-world/3721547-negoda-v-kitai-castina-provincij-strazdae-vid-speki-a-castinu-nakrili-stormovi-grozi.html)</text:span>
*</text:p>
      <text:p text:style-name="P4">
The rivers also spilled into the eastern part of Bosnia. The authorities of Northeastern Bisatukhla have declared an emergency in the whole region, as people were able to leave their homes in many cities and villages.</text:p>
      <text:p text:style-name="P4">
It is noted that the shift blocked the road near the city of Srebrenitsa, while the capital of the capital Sarajevo was warned about possible floods.</text:p>
      <text:p text:style-name="P4">
As reported by Ukrinform, some areas of the capital of Turkey Ankara _ <text:span text:style-name="T4">
 <text:a xlink:type="simple" xlink:href="https://www.ukrinform.ua/rubric-world/3721395-potuzni-zlivi-spricinili-zatoplenna-v-ankari.html" text:style-name="Internet_20_link" text:visited-style-name="Visited_20_Internet_20_Link">
turned into "lakes" due to heavy rains</text:a>
</text:span>
 _ that went on Sunday afternoon.</text:p>
      <text:p text:style-name="P4">
_ Photo: Newsbulletin247 _</text:p>
      <text:p text:style-name="P4">
News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The Ukrainian national team made Cambek and won northern Macedonia in qualifying in Euro-2024</text:span>
</text:h>
      <text:p text:style-name="P4">
Authors: Ukrinform (Person)</text:p>
      <text:p text:style-name="P4">
Publisher: Укринформ (Organization)</text:p>
      <text:p text:style-name="P4">
Published Time: 2023-06-16T23:44:00+03:00</text:p>
      <text:p text:style-name="P4">
Modified Time: 2023-06-16T23:44:00+03:00</text:p>
      <text:p text:style-name="P4">
Description: The National Football National Team played after the first half lost and victory in Northern Macedonia in the selection for the European Championships-2024. - Ukrinform.</text:p>
      <text:p text:style-name="P4">
Images: ['<text:a xlink:type="simple" xlink:href="https://static.ukrinform.com/photos/2023_06/thumb_files/630_360_1686947728-607.jpg" text:style-name="Internet_20_link" text:visited-style-name="Visited_20_Internet_20_Link">
630_360_16869...</text:a>
']</text:p>
      <text:p text:style-name="P4">
Tags: ['Футбол', 'Збірна України']</text:p>
      <text:p text:style-name="P4">
Type: Article</text:p>
      <!--METADATA-->
      <text:p text:style-name="P4">
<draw:frame draw:style-name="fr1" draw:name="Image322" text:anchor-type="as-char" svg:width="6.9236in" svg:height="3.956343in" draw:z-index="0">
<draw:image xlink:href="../Images/yкринформ/2023-06-16T23-44-00-03-00/630_360_1686947728-607.jpg" xlink:type="simple" xlink:show="embed" xlink:actuate="onLoad" draw:mime-type="image/jpeg"/>
</draw:frame>
The National Football National Team played after the first time lost and victory in Northern Macedonia in the selection at the 2024 Championship.</text:p>
      <text:p text:style-name="P4">
The national team of Ukraine in a foreign field overcame Northern Macedonia 3: 2 in the 3rd tour qualifications to the European Championships 2024, Ukrinform reports.</text:p>
      <text:p text:style-name="P4">
In Northern Macedonia, Bardi and Elmas were distinguished in the first half. For the second half, the national team of Ukraine was played by the efforts of the spare and hemp.</text:p>
      <text:p text:style-name="P4">
After two played duels, "blue-yellow" occupy the fourth stage of Ugroup S.</text:p>
      <text:p text:style-name="P4">
In a parallel match, the England's team defeated Malta(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As it was reported, in the first match of qualification to Euro-2024 the national team of Ukraine became England(0:2).</text:p>
      <text:p text:style-name="P4">
Фото Павла Кубанова</text:p>
      <text:p text:style-name="P4">
News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Famous photographer Yuri Voroshilov has departed in Kharkiv</text:span>
</text:h>
      <text:p text:style-name="P4">
Authors: Ukrinform (Person)</text:p>
      <text:p text:style-name="P4">
Publisher: Укринформ (Organization)</text:p>
      <text:p text:style-name="P4">
Published Time: 2023-06-16T23:50:00+03:00</text:p>
      <text:p text:style-name="P4">
Modified Time: 2023-06-16T23:50:00+03:00</text:p>
      <text:p text:style-name="P4">
Description: A well -known photographist, one of the authors of the first photos of the Chornobyl NPP, after the accident in 1986, passed away in Kharkiv. - Ukrinform.</text:p>
      <text:p text:style-name="P4">
Images: ['<text:a xlink:type="simple" xlink:href="https://static.ukrinform.com/photos/2023_06/thumb_files/630_360_1686948557-348.jpeg" text:style-name="Internet_20_link" text:visited-style-name="Visited_20_Internet_20_Link">
630_360_16869...</text:a>
']</text:p>
      <text:p text:style-name="P4">
Tags: ['Смерть', 'Харків', 'Фотограф']</text:p>
      <text:p text:style-name="P4">
Type: Article</text:p>
      <!--METADATA-->
      <text:p text:style-name="P4">
<draw:frame draw:style-name="fr1" draw:name="Image323" text:anchor-type="as-char" svg:width="6.9236in" svg:height="3.956343in" draw:z-index="0">
<draw:image xlink:href="../Images/yкринформ/2023-06-16T23-50-00-03-00/630_360_1686948557-348.jpeg" xlink:type="simple" xlink:show="embed" xlink:actuate="onLoad" draw:mime-type="image/jpeg"/>
</draw:frame>
Kharkivipyshov from life is a well -known photographic reporter, one of the authors of the first photographs of the Energokornobyl NPP after the accident in 1986.</text:p>
      <text:p text:style-name="P4">
This was reported on Facebook by friends and close photographers, Ukrinform reports.</text:p>
      <text:p text:style-name="P4">
"The heavy news, the big loss, I cannot believe. Yurko, Yuri Voroshilov, a person in a big letter, a talented reporter, full creative ideas, patriot of Ukraine, a bold, cheerful, friendly guy, my old house. You, as well as in the memory of all those who TELLED, you are forever!" - wrote architect-restorer Volodymyr Novgorodov.</text:p>
      <text:p text:style-name="P4">
"Today 9.00 was at the clinic near Berlin Yurko Voroshilov, the legendary Kharkiv photo reporter. History of Kharkiv and Slobozhanshchina in a photo for half a century - his hands. , volunteer Olga Riznichenko.</text:p>
      <text:p text:style-name="P4">
"Yuri Voroshilov died-Kharkiv Photographer, Stihia, Petarda Man, Witness. In fact, a very good man. Dreamer, visionary and amazing adventurer(In the poetic sense of the word)", - wrote the writer, musician, volunteer Sergey Zhadan.</text:p>
      <text:p text:style-name="P4">
Yuri Voroshilov was 71 years old. In recent years, he fought with cancer: underwent surgery, several courses of chemotherapy, severe pneumonia caused by coronavirus. In spite of this, he continued to work, went to the war.</text:p>
      <text:p text:style-name="P4">
As it was reported, in June 1986, Yuri Voroshilov, at the task of the editorial staff from the Kharkiv newspapers, was filmed, extending on the belt from the cabin of the military branch, enveloped by a pair of the 4th ChNPP power unit, and then organized a motion and told the whole region about the region of the Chernobyl.</text:p>
      <text:p text:style-name="P4">
In recent years, Voroshilov has made three large -scale photo projections: "Georgian Legion" - about volunteers who came from Georgia to Ukraine to protect our country from Russian invaders; "Savur-Tomb", which presents photos taken in Popasna, happiness, on the Svitlodar Arc; "Unannounced War", which collected his pictures of the participants of the first, the most difficult fights in the Donbass.</text:p>
      <text:p text:style-name="P4">
News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In Serbia, an investigation into detained Kosovo police officers began</text:span>
</text:h>
      <text:p text:style-name="P4">
Authors: Ukrinform (Person)</text:p>
      <text:p text:style-name="P4">
Publisher: Укринформ (Organization)</text:p>
      <text:p text:style-name="P4">
Published Time: 2023-06-16T23:56:00+03:00</text:p>
      <text:p text:style-name="P4">
Modified Time: 2023-06-16T23:56:00+03:00</text:p>
      <text:p text:style-name="P4">
Description: The Serbia Prosecutor's Office opened proceedings against three Kosovo police officers, detained early in the week. - Ukrinform.</text:p>
      <text:p text:style-name="P4">
Images: ['<text:a xlink:type="simple" xlink:href="https://static.ukrinform.com/photos/2023_05/thumb_files/630_360_1683481706-228.jpg" text:style-name="Internet_20_link" text:visited-style-name="Visited_20_Internet_20_Link">
630_360_16834...</text:a>
']</text:p>
      <text:p text:style-name="P4">
Tags: ['Косово', 'Поліція', 'Сербія', 'Розслідування']</text:p>
      <text:p text:style-name="P4">
Type: Article</text:p>
      <!--METADATA-->
      <text:p text:style-name="P4">
<draw:frame draw:style-name="fr1" draw:name="Image324" text:anchor-type="as-char" svg:width="6.9236in" svg:height="3.956343in" draw:z-index="0">
<draw:image xlink:href="../Images/yкринформ/2023-06-16T23-56-00-03-00/630_360_1683481706-228.jpg" xlink:type="simple" xlink:show="embed" xlink:actuate="onLoad" draw:mime-type="image/jpeg"/>
</draw:frame>
The Serbia Prosecutor's Office opened proceedings against three Kosovo police officers, detained early in the week.</text:p>
      <text:p text:style-name="P4">
About it reports <text:a xlink:type="simple" xlink:href="https://apnews.com/article/kosovo-serbia-tensions-police-officers-d5f06ea558c6651d171e855ec0bccb36" text:style-name="Internet_20_link" text:visited-style-name="Visited_20_Internet_20_Link">
AP</text:a>
, reports Ukrinform.</text:p>
      <text:p text:style-name="P4">
The prosecutor's office stated that three Kosovo officers were suspected of unlawful "weapons and explosives" and ordered to continue their detention.</text:p>
      <text:p text:style-name="P4">
Previously, the United States joined the EU and other Western countries Dokosov and Serbia "take action to de -escalate tensions." It also provides for the unconditional release of three detained officers of the Kosovo Police, said the US State Department.</text:p>
      <text:p text:style-name="P4">
<text:span text:style-name="T4">
 Read also: </text:span>
 <text:span text:style-name="T4">
 <text:a xlink:type="simple" xlink:href="https://www.ukrinform.ua/rubric-world/3720808-u-stolici-serbii-vidbuvsa-cergovij-antiuradovij-protest-sostij-z-pocatku-travna.html" text:style-name="Internet_20_link" text:visited-style-name="Visited_20_Internet_20_Link">
in the capital of Serbia there was another anti-government protest since early May</text:a>
</text:span>
</text:p>
      <text:p text:style-name="P4">
Three Kosovo police officers were reported to be detained on Wednesday forces, but official representatives of Kosovo and <text:span text:style-name="T4">
 <text:a xlink:type="simple" xlink:href="https://www.ukrinform.ua/tag-serbia" text:style-name="Internet_20_link" text:visited-style-name="Visited_20_Internet_20_Link">
Serbia</text:a>
</text:span>
 Called different places of arrest, accusing each other in the illegal crossing of the border.</text:p>
      <text:p text:style-name="P4">
Serbia stated that three Kosovo Albanians were arrested on Wednesday at its territory, near the border with Kosovo.</text:p>
      <text:p text:style-name="P4">
<text:span text:style-name="T4">
 Read also: </text:span>
 <text:span text:style-name="T4">
 <text:a xlink:type="simple" xlink:href="https://www.ukrinform.ua/rubric-world/3723299-kosovo-posilue-kontrol-na-kordoni-z-serbieu-pisla-incidentu-z-policejskimi.html" text:style-name="Internet_20_link" text:visited-style-name="Visited_20_Internet_20_Link">
Kosovo enhances control on the border with the post -fertilizer Serbia with police</text:a>
</text:span>
</text:p>
      <text:p text:style-name="P4">
Officials of partially recognized Kosovo insist that police were "abducted".</text:p>
      <text:p text:style-name="P4">
In Kosovo there are clashes between local police and participants of the actions that protest against the arrival of mayors, which are ethnic Albanians, in the areas of the Serbian population.</text:p>
      <text:p text:style-name="P4">
News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Army Anna Ryzhikova and Victoria Tkachuk entered the top 7 in 400 m running with barriers at the Diamond League stage in Oslo</text:span>
</text:h>
      <text:p text:style-name="P4">
Author: ['АРМІЯINFORM']</text:p>
      <text:p text:style-name="P4">
Time: 2023-06-16T24:00:00-04:00</text:p>
      <text:p text:style-name="P4">
Description: ArmiSki athletics Anna Rizhikova TO VITKAITA TKACHUK VISTIPED ON ETAPI “DIAMANTOVOVO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10732622_4044359102327810_4964609208178202968_n-e1625213793855-960x540-1.jpg" text:style-name="Internet_20_link" text:visited-style-name="Visited_20_Internet_20_Link">
210732622_4044359102327810_4964609208178202968_n-e1625213793855-960x540-1.jpg</text:a>
']</text:p>
      <text:p text:style-name="P4">
Tags: ['АРМІЙСЬКИЙ СПОРТ']</text:p>
      <text:p text:style-name="P4">
Category: News</text:p>
      <!--METADATA-->
      <text:p text:style-name="P4">
<draw:frame draw:style-name="fr1" draw:name="Image325" text:anchor-type="as-char" svg:width="6.9236in" svg:height="3.894525in" draw:z-index="0">
<draw:image xlink:href="../Images/AРМІЯINFORM/2023-06-16T24-00-00-04-00/210732622_4044359102327810_4964609208178202968_n-e1625213793855-960x540-1.jpg" xlink:type="simple" xlink:show="embed" xlink:actuate="onLoad" draw:mime-type="image/jpeg"/>
</draw:frame>
Army athletes Anna Ryzhikova and Victoria Tkachuk performed at the Diamond League in Oslo.</text:p>
      <text:p text:style-name="P4">
In running 400 meters with barriers, Victoria Tkachuk showed the 6th result-<text:span text:style-name="T4">
 55.36 C </text:span>
.</text:p>
      <text:p text:style-name="P4">
Athlete Anna Ryzhikova became 7th-<text:span text:style-name="T4">
 55.53 p. </text:span>
</text:p>
      <text:p text:style-name="P4">
The victory was won by Femke Bol from the Netherlands - 52.30 s.</text:p>
      <text:p text:style-name="P4">
News Source: <text:a xlink:type="simple" xlink:href="https://armyinform.com.ua/2023/06/16/armijky-anna-ryzhykova-ta-viktoriya-tkachuk-uvijshly-do-top-7-v-bigu-na-400-m-z-baryeramy-na-etapi-diamantovoyi-ligy-v-oslo/" text:style-name="Internet_20_link" text:visited-style-name="Visited_20_Internet_20_Link">
https://armyinform.com.ua/2023/06/16/armijky-anna-ryzhykova-ta-viktoriya-tkachuk-uvijshly-do-top-7-v-bigu-na-400-m-z-baryeramy-na-etapi-diamantovoyi-ligy-v-oslo/</text:a>
</text:p>
      <!--NEWS-->
      <text:h text:style-name="P10" text:outline-level="1">
<text:span text:style-name="T4">
The "aircraft coalition" formed-Denmark and the Netherlands will provide preparation of our pilots on F-16 fighters</text:span>
</text:h>
      <text:p text:style-name="P4">
Author: ['АРМІЯINFORM']</text:p>
      <text:p text:style-name="P4">
Time: 2023-06-16T26:00:00-04:00</text:p>
      <text:p text:style-name="P4">
Description: About the PID Hour VIZIT to the headquarters of NATO in Brussels, Minstroke defending Ukrainian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9497d7f3d952265eba61787391f550eb517a003-e1686897553541.jpg" text:style-name="Internet_20_link" text:visited-style-name="Visited_20_Internet_20_Link">
f9497d7f3d952265eba61787391f550eb517a003-e1686897553541.jpg</text:a>
']</text:p>
      <text:p text:style-name="P4">
Tags: ['STOPRUSSIA', 'ІТ-КОАЛІЦІЯ', 'КОМІСІЯ УКРАЇНА-НАТО', 'ОЛЕКСІЙ РЕЗНІКОВ', 'РАМШТАЙН']</text:p>
      <text:p text:style-name="P4">
Category: News</text:p>
      <!--METADATA-->
      <text:p text:style-name="P4">
<draw:frame draw:style-name="fr1" draw:name="Image326" text:anchor-type="as-char" svg:width="6.9236in" svg:height="4.15416in" draw:z-index="0">
<draw:image xlink:href="../Images/AРМІЯINFORM/2023-06-16T26-00-00-04-00/f9497d7f3d952265eba61787391f550eb517a003-e1686897553541.jpg" xlink:type="simple" xlink:show="embed" xlink:actuate="onLoad" draw:mime-type="image/jpeg"/>
</draw:frame>
This was announced during a visit to NATO Headquarters in Brussels during a visit to Brussels Alexei Reznikov.</text:p>
      <text:p text:style-name="P4">
“It's just the first step. Very soon we will see other countries that join the coalitions. By July, there will be a ready -made program that will provide for consistent preparation of our military, ”the Minister of Defense said.</text:p>
      <text:p text:style-name="P4">
As part of the Ramstein format, in addition to the Air Coalition, the issue of air defense, ammunition, artillery was addressed.</text:p>
      <text:p text:style-name="P4">
“Today, more than 50 countries stand side by side with Ukraine in this unfair, Russia started. I thank Lloyd Austin for his leadership, and I also thank all our friends and partners for adamant support, ”the Defense Minister of Ukraine emphasizes.</text:p>
      <text:p text:style-name="P4">
In addition, an important meeting of the Ukraine-NATO commission at the Defense Ministry-eventually since 2016 managed to unlock this formal work.</text:p>
      <text:p text:style-name="P4">
"It will soon change to the Council of Ukraine-Nato, which will envisive much more extended rights and capabilities of Ukraine," said Alexei Reznikov.</text:p>
      <text:p text:style-name="P4">
Finally, the Minister of Defense of Ukraine announced the creation <text:a xlink:type="simple" xlink:href="https://armyinform.com.ua/2023/06/15/ministr-oborony-ukrayiny-anonsuvav-stvorennya-it-koalicziyi/" text:style-name="Internet_20_link" text:visited-style-name="Visited_20_Internet_20_Link">
IT coalition</text:a>
Estonia Taluxembourg will participate in IT and cyber defense support.</text:p>
      <text:p text:style-name="P4">
<text:span text:style-name="T4">
 Source: </text:span>
 <text:a xlink:type="simple" xlink:href="https://www.mil.gov.ua/news/2023/06/16/litakova-koalicziya-sformovana-daniya-ta-niderlandi-zabezpechat-pidgotovku-nashih-pilotiv-na-vinishhuvachah-f-16/" text:style-name="Internet_20_link" text:visited-style-name="Visited_20_Internet_20_Link">
__ Ministry of Defense of Ukraine_</text:a>
</text:p>
      <text:p text:style-name="P4">
News Source: <text:a xlink:type="simple" xlink:href="https://armyinform.com.ua/2023/06/16/litakova-koalicziya-sformovana-daniya-ta-niderlandy-zabezpechat-pidgotovku-nashyh-pilotiv-na-vynyshhuvachah-f-16/" text:style-name="Internet_20_link" text:visited-style-name="Visited_20_Internet_20_Link">
https://armyinform.com.ua/2023/06/16/litakova-koalicziya-sformovana-daniya-ta-niderlandy-zabezpechat-pidgotovku-nashyh-pilotiv-na-vynyshhuvachah-f-16/</text:a>
</text:p>
      <!--NEWS-->
      <text:h text:style-name="P10" text:outline-level="1">
<text:span text:style-name="T4">
In the last two days in the Bakhmut direction there is a minimum of combatants - Sergey Cherevaty</text:span>
</text:h>
      <text:p text:style-name="P4">
Author: ['АРМІЯINFORM']</text:p>
      <text:p text:style-name="P4">
Time: 2023-06-16T28:00:00-04:00</text:p>
      <text:p text:style-name="P4">
Description: River Skire Ugroopovanni Zbroyni forces of Ukraine Colonel Sergey Chervatiy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СЕРГІЙ ЧЕРЕВАТИЙ']</text:p>
      <text:p text:style-name="P4">
Category: News</text:p>
      <!--METADATA-->
      <text:p text:style-name="P4">
<draw:frame draw:style-name="fr1" draw:name="Image327" text:anchor-type="as-char" svg:width="6.9236in" svg:height="3.894525in" draw:z-index="0">
<draw:image xlink:href="../Images/AРМІЯINFORM/2023-06-16T28-00-00-04-00/bahmut1.jpg" xlink:type="simple" xlink:show="embed" xlink:actuate="onLoad" draw:mime-type="image/jpeg"/>
</draw:frame>
Illustrative photo</text:p>
      <text:p text:style-name="P4">
The spokesman for the Eastern Group of the Armed Forces of Ukraine Colonel Sergeychycheriev told about the situation in the east of Ukraine, in particular in the city of Mr.</text:p>
      <ul>
        <li>
In the previous weeks, by storming, counter -attacking actions, we are forced to be much cautious, and now, the last two days, a minimum of combatants is tamped - two yesterday and one day, - said Chervity.</li>
      </ul>
      <text:p text:style-name="P4">
According to him, the enemy realizes that the forces of defense can use any unsuccessful step to the counterattack, and therefore became much more cautious.</text:p>
      <ul>
        <li>
Artillery duels continue. The enemy 353 times struck from the barrel tareactive artillery, made 5 aircraft. We also answered, 85 invaders were destroyed, 141 were injured, 4 were captured. The 3rd Highways, Grad RSZV, Arrow-10 SPR, Self-Product Monet "Tulip" were tulip with ammunition,-the spokesman said.</li>
      </ul>
      <text:p text:style-name="P4">
At the same time, in Luhansk region, the enemy tries to attack the positions of Ukrainian defenders every day. In particular, there were 5 such attempts only this era. At the same time, 518 artillery and 10 aviation strikes were occupied.</text:p>
      <ul>
        <li>
All the attacks were reflected, the enemy failed. During the reflection, 17 invaders were wounded and 50 were injured. Also destroyed the field composition of the bulletin, 3 BMP, BTR-80 and two Lancet UAVs.</li>
      </ul>
      <text:p text:style-name="P4">
News Source: <text:a xlink:type="simple" xlink:href="https://armyinform.com.ua/2023/06/16/za-ostanni-dvi-doby-na-bahmutskomu-napryamku-sposterigayetsya-minimum-boyezitknen-sergij-cherevatyj/" text:style-name="Internet_20_link" text:visited-style-name="Visited_20_Internet_20_Link">
https://armyinform.com.ua/2023/06/16/za-ostanni-dvi-doby-na-bahmutskomu-napryamku-sposterigayetsya-minimum-boyezitknen-sergij-cherevatyj/</text:a>
</text:p>
      <!--NEWS-->
      <text:h text:style-name="P10" text:outline-level="1">
<text:span text:style-name="T4">
Russian hackers are trying to discredit government response team on computer emergencies Cert-Ua</text:span>
</text:h>
      <text:p text:style-name="P4">
Author: ['АРМІЯINFORM']</text:p>
      <text:p text:style-name="P4">
Time: 2023-06-16T2:00:00-04:00</text:p>
      <text:p text:style-name="P4">
Description: Rosіyskі Kіbertherinism, I have been powerful by the structures of the Country-Agresor, to go through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site000324.png" text:style-name="Internet_20_link" text:visited-style-name="Visited_20_Internet_20_Link">
site000324.png</text:a>
']</text:p>
      <text:p text:style-name="P4">
Tags: ["ДЕРЖАВНА СЛУЖБА СПЕЦІАЛЬНОГО ЗВ'ЯЗКУ ТА ЗАХИСТУ ІНФОРМАЦІЇ УКРАЇНИ", 'КІБЕРБЕЗПЕКА']</text:p>
      <text:p text:style-name="P4">
Category: News</text:p>
      <!--METADATA-->
      <text:p text:style-name="P4">
<draw:frame draw:style-name="fr1" draw:name="Image328" text:anchor-type="as-char" svg:width="6.9236in" svg:height="5.204239in" draw:z-index="0">
<draw:image xlink:href="../Images/AРМІЯINFORM/2023-06-16T2-00-00-04-00/site000324.png" xlink:type="simple" xlink:show="embed" xlink:actuate="onLoad" draw:mime-type="image/png"/>
</draw:frame>
Russian cyber-terrorists, related to the power of the aggressor country, continue to use cyberattacks, including the components of hybrids, combining them with information and psychological operations.</text:p>
      <text:p text:style-name="P4">
This is stated in <text:a xlink:type="simple" xlink:href="https://cip.gov.ua/ua/news/rosiiski-khakeri-namagayutsya-diskredituvati-uryadovu-komandu-reaguvannya-na-komp-yuterni-nadzvichaini-podiyi-cert-ua" text:style-name="Internet_20_link" text:visited-style-name="Visited_20_Internet_20_Link">
message</text:a>
State Service of Special Communication and Protection of Information of Ukraine.</text:p>
      <text:p text:style-name="P4">
In particular, the attackers spread a false fictional statement allegedly on behalf of the Board of the National Public TV and Radio Company of Ukraine. It was allegedly about the lack of any help <text:a xlink:type="simple" xlink:href="https://cert.gov.ua/" text:style-name="Internet_20_link" text:visited-style-name="Visited_20_Internet_20_Link">
CERT-UA</text:a>
In protecting the information resources of the public tank, the team specialists to eliminate the consequences and investigate the probable cyberincident, which occurred on June 14 in the information and communication systems of the public.</text:p>
      <text:p text:style-name="P4">
We inform you that the threat is now localized. Specialists <text:a xlink:type="simple" xlink:href="https://cert.gov.ua/" text:style-name="Internet_20_link" text:visited-style-name="Visited_20_Internet_20_Link">
CERT-UA</text:a>
were attached to the incident. The details of the examination of the incident will be published later.</text:p>
      <text:p text:style-name="P4">
This is no longer the first attempt to discredit <text:a xlink:type="simple" xlink:href="https://cert.gov.ua/" text:style-name="Internet_20_link" text:visited-style-name="Visited_20_Internet_20_Link">
CERT-UA</text:a>
, made according to a single Kremlin scenario. Earlier, an account of the breakdown of the information and communication system of one shifting, from a compromised account of a journalist of one reporting media, attackers published a fake comment from headmaster, where they also disseminated unreliable information about the alphabetical. The information was distributed in one of the telegrams, which is associated with the Sandworm group.</text:p>
      <text:p text:style-name="P4">
News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African leaders consider it possible to dialogue with Ukraine and the Russian Federation on children, prisoners and exports of grain</text:span>
</text:h>
      <text:p text:style-name="P4">
Authors: Ukrinform (Person)</text:p>
      <text:p text:style-name="P4">
Publisher: Укринформ (Organization)</text:p>
      <text:p text:style-name="P4">
Published Time: 2023-06-16T2:40:00+03:00</text:p>
      <text:p text:style-name="P4">
Modified Time: 2023-06-16T21:40:00+03:00</text:p>
      <text:p text:style-name="P4">
Description: The leaders of African countries consider the dialogue of the Ukrainian and Russian sides to the abducted children, prisoners and exports of grain. - Ukrinform.</text:p>
      <text:p text:style-name="P4">
Images: ['<text:a xlink:type="simple" xlink:href="https://static.ukrinform.com/photos/2023_06/thumb_files/630_360_1686938636-2066.jpeg" text:style-name="Internet_20_link" text:visited-style-name="Visited_20_Internet_20_Link">
630_360_16869...</text:a>
']</text:p>
      <text:p text:style-name="P4">
Tags: ['Діти', 'Президент', 'Сенегал']</text:p>
      <text:p text:style-name="P4">
Type: Article</text:p>
      <!--METADATA-->
      <text:p text:style-name="P4">
<draw:frame draw:style-name="fr1" draw:name="Image329" text:anchor-type="as-char" svg:width="6.9236in" svg:height="3.956343in" draw:z-index="0">
<draw:image xlink:href="../Images/yкринформ/2023-06-16T2-40-00-03-00/630_360_1686938636-2066.jpeg" xlink:type="simple" xlink:show="embed" xlink:actuate="onLoad" draw:mime-type="image/jpeg"/>
</draw:frame>
LeaderAphrica countries consider the dialogue of the Ukrainian and Russian sides of the gut of stolen children, captives and exports of grain.</text:p>
      <text:p text:style-name="P4">
This was stated by Senegal President Maki Sall at a joint press conference of leaders of African countries and President of Ukraine Volodymyr Zelensky in Kiev, Ukrinform correspondent reports.</text:p>
      <text:p text:style-name="P4">
"We consider it possible to start a discussion with the President of Zelensky and the Russian plot on the question of children, prisoners, cereals, but I did not want to say at all that they came with their own plan to resolve the problem," Salle said.</text:p>
      <text:p text:style-name="P4">
<text:span text:style-name="T4">
 Read also: </text:span>
 <text:a xlink:type="simple" xlink:href="https://www.ukrinform.ua/rubric-polytics/3723982-zelenskij-zaprosiv-kraini-afriki-dolucitisa-do-ukrainskoi-formuli-miru.html" text:style-name="Internet_20_link" text:visited-style-name="Visited_20_Internet_20_Link">
Zelensky invited countries <text:span text:style-name="T4">
 Africa </text:span>
 and join the D -Ukrainian Peace Formula</text:a>
President Senegal noted that the delegation of African leaders came to Dokayev to consider the formula of Peace of Vladimir Zelensky and to see a coincidence with a vision where they could unite efforts.</text:p>
      <text:p text:style-name="P4">
As reported by Ukrinform, <text:a xlink:type="simple" xlink:href="https://www.ukrinform.ua/rubric-polytics/3723968-prezident-par-predstaviv-u-kievi-afrikanskij-plan-dosagnenna-miru-z-10-punktiv.html" text:style-name="Internet_20_link" text:visited-style-name="Visited_20_Internet_20_Link">
President of the South African Republic of Sirilramafos presented in Kyiv a plan of African countries to reach peace</text:a>
Of the ten points, which tomorrow members of the African delegation intend to publish the Russian hall during a visit to Moscow.</text:p>
      <text:p text:style-name="P4">
News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Ukraine's defense forces occupy the ruling heights to displace the enemy from the approaches to Bakhmut - Alexander Syrsky</text:span>
</text:h>
      <text:p text:style-name="P4">
Author: ['АРМІЯINFORM']</text:p>
      <text:p text:style-name="P4">
Time: 2023-06-16T30:00:00-04:00</text:p>
      <text:p text:style-name="P4">
Description: The situation in Smuzі Vidpovydalnosti screenshoped vіysk is flood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215230031796750683_y.jpg" text:style-name="Internet_20_link" text:visited-style-name="Visited_20_Internet_20_Link">
photo_5215230031796750683_y.jpg</text:a>
']</text:p>
      <text:p text:style-name="P4">
Tags: ['АГРЕСІЯ РФ', 'БАХМУТСЬКИЙ НАПРЯМОК', 'ВТОРГНЕННЯ РФ', 'ОЛЕКСАНДР СИРСЬКИЙ']</text:p>
      <text:p text:style-name="P4">
Category: News</text:p>
      <!--METADATA-->
      <text:p text:style-name="P4">
<draw:frame draw:style-name="fr1" draw:name="Image330" text:anchor-type="as-char" svg:width="6.9236in" svg:height="4.32725in" draw:z-index="0">
<draw:image xlink:href="../Images/AРМІЯINFORM/2023-06-16T30-00-00-04-00/photo_5215230031796750683_y.jpg" xlink:type="simple" xlink:show="embed" xlink:actuate="onLoad" draw:mime-type="image/jpeg"/>
</draw:frame>
The situation in the lane of the liability of the eastern grouping of troops remains unprofitable. Rosarmia moves individual parts to the Bakhmut direction.</text:p>
      <text:p text:style-name="P4">
This was reported by the Commander of the Armed Forces of the Armed Forces of Ukraine Colonel-General Alexander, notes <text:a xlink:type="simple" xlink:href="https://t.me/militarymediacenter/2265" text:style-name="Internet_20_link" text:visited-style-name="Visited_20_Internet_20_Link">
Military Mediacenter.</text:a>
"Despite the onset of our troops in the south and the loss of the territory and settlements in this direction, the enemy continues to move some of the most capable parts to the Bakhmut direction, combining these actions with a powerful artillery roar and strikes of assault and army .</text:p>
      <text:p text:style-name="P4">
At the same time, according to Colonel-General Alexander Sirsky, the forces of defense of Ukraine continue to take offensive actions in separate directions, occupying the altitude, forest strips in order to gradually displace the enemy from the approaches of Dobhmut.</text:p>
      <text:p text:style-name="P4">
“Understanding this, hostile units are desperate resistance. Therefore, it is clear that the plans require periodic correction and clarification. This is what my work in the troops has been adopted, ”he explained.</text:p>
      <text:p text:style-name="P4">
Also, the Commander of the Armed Forces of the Armed Forces met with the commanders of units to address problematic issues and identify ways to solve them.</text:p>
      <text:p text:style-name="P4">
“And of course, I met with our military personnel from the units that take part in the offensive actions, presented the best of them with distinctions, valuable gates and cash prizes. As always, we know what we do, what is it for.</text:p>
      <text:p text:style-name="P4">
Together to victory!Glory to Ukraine!" -summed up the Colonel Alexander.</text:p>
      <text:p text:style-name="P4">
News Source: <text:a xlink:type="simple" xlink:href="https://armyinform.com.ua/2023/06/16/syly-oborony-ukrayiny-zajmayut-panivni-vysoty-aby-vytisnyty-voroga-z-pidstupiv-do-bahmuta-oleksandr-syrskyj/" text:style-name="Internet_20_link" text:visited-style-name="Visited_20_Internet_20_Link">
https://armyinform.com.ua/2023/06/16/syly-oborony-ukrayiny-zajmayut-panivni-vysoty-aby-vytisnyty-voroga-z-pidstupiv-do-bahmuta-oleksandr-syrskyj/</text:a>
</text:p>
      <!--NEWS-->
      <text:h text:style-name="P10" text:outline-level="1">
<text:span text:style-name="T4">
Air Force will report threats online</text:span>
</text:h>
      <text:p text:style-name="P4">
Author: ['АРМІЯINFORM']</text:p>
      <text:p text:style-name="P4">
Time: 2023-06-16T32:00:00-04:00</text:p>
      <text:p text:style-name="P4">
Description: The STITRANISISS of the ZBROKRAYAKY of Ukraine on his offices-related telegram-channel will b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taka-droniv-1.jpg" text:style-name="Internet_20_link" text:visited-style-name="Visited_20_Internet_20_Link">
ataka-droniv-1.jpg</text:a>
']</text:p>
      <text:p text:style-name="P4">
Tags: ['ЮРІЙ ІГНАТ']</text:p>
      <text:p text:style-name="P4">
Category: News</text:p>
      <!--METADATA-->
      <text:p text:style-name="P4">
<draw:frame draw:style-name="fr1" draw:name="Image331" text:anchor-type="as-char" svg:width="6.9236in" svg:height="3.894525in" draw:z-index="0">
<draw:image xlink:href="../Images/AРМІЯINFORM/2023-06-16T32-00-00-04-00/ataka-droniv-1.jpg" xlink:type="simple" xlink:show="embed" xlink:actuate="onLoad" draw:mime-type="image/jpeg"/>
</draw:frame>
Shahamed type UAV. Illustrative photo</text:p>
      <text:p text:style-name="P4">
The Air Force of the Armed Forces of Ukraine on its official <text:a xlink:type="simple" xlink:href="https://t.me/kpszsu" text:style-name="Internet_20_link" text:visited-style-name="Visited_20_Internet_20_Link">
Telegram-channel</text:a>
They will report the population of the threats of rocket-haired rockets and attacks by the Droam-Kamikadze type Shahd. Colonel Yurignat, a spokesman for the Air Force, reported this on the air of the only news.</text:p>
      <text:p text:style-name="P4">
He also stressed that it is best to take information from proven official channels and applications.</text:p>
      <ul>
        <li>
Yes, indeed, there are a lot of monitoring publications today, which provide information. Citizens trust a particular public, and constantly want to see fresh, updated information as to who and from what direction and ask. In the air forces, we will, after all, will do it, the citizens are tinging, many requests were from the media, - said Yuri Ignat.</li>
      </ul>
      <text:p text:style-name="P4">
According to him, the Air Force will notify the night attacks of the Droam-Kamikadze Shahd-136, the threats of rocket strokes from TU-22 bombers, Tu-95 Tu-160, as well as kaliber rockets from the submarines and excess boats.</text:p>
      <text:p text:style-name="P4">
News Source: <text:a xlink:type="simple" xlink:href="https://armyinform.com.ua/2023/06/16/povitryani-syly-povidomlyatymut-pro-zagrozy-v-rezhymi-onlajn/" text:style-name="Internet_20_link" text:visited-style-name="Visited_20_Internet_20_Link">
https://armyinform.com.ua/2023/06/16/povitryani-syly-povidomlyatymut-pro-zagrozy-v-rezhymi-onlajn/</text:a>
</text:p>
      <!--NEWS-->
      <text:h text:style-name="P10" text:outline-level="1">
<text:span text:style-name="T4">
Due to Kakhovskaya hydroelectric power plants, over 1550 houses remain flooded with flooded</text:span>
</text:h>
      <text:p text:style-name="P4">
Author: ['АРМІЯINFORM']</text:p>
      <text:p text:style-name="P4">
Time: 2023-06-16T34:00:00-04:00</text:p>
      <text:p text:style-name="P4">
Description: Behind the operational іnormatsky on the wound of 16 worm -likwidsіya naslidkiv Pіdriva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86291485-687.jpg" text:style-name="Internet_20_link" text:visited-style-name="Visited_20_Internet_20_Link">
630_360_1686291485-687.jpg</text:a>
']</text:p>
      <text:p text:style-name="P4">
Tags: ['КАХОВСЬКА ГЕС']</text:p>
      <text:p text:style-name="P4">
Category: News</text:p>
      <!--METADATA-->
      <text:p text:style-name="P4">
<draw:frame draw:style-name="fr1" draw:name="Image332" text:anchor-type="as-char" svg:width="6.9236in" svg:height="3.956343in" draw:z-index="0">
<draw:image xlink:href="../Images/AРМІЯINFORM/2023-06-16T34-00-00-04-00/630_360_1686291485-687.jpg" xlink:type="simple" xlink:show="embed" xlink:actuate="onLoad" draw:mime-type="image/jpeg"/>
</draw:frame>
According to operational information on the morning of June 16 on the elimination of the consequences(https://armyinform.com.ua/tag/kahovska-ges/)Russian terrorists in Kherson and Mykolaiv region remain flooded 1563.</text:p>
      <text:p text:style-name="P4">
About it <text:a xlink:type="simple" xlink:href="https://t.me/shtab_kakhovska_hes/838" text:style-name="Internet_20_link" text:visited-style-name="Visited_20_Internet_20_Link">
reports</text:a>
Headquarters for the elimination of consequences of Kakhovskaya hydroelectric power station.</text:p>
      <text:p text:style-name="P4">
<text:span text:style-name="T4">
 In Kherson region </text:span>
 13 settlements remain flooded(1528 buildings)on the right bank of the Dnieper and 17 settlements in the temporary -industrial territory. Water pumping works and water supply and water supply.</text:p>
      <text:p text:style-name="P4">
<text:span text:style-name="T4">
 In the Nikolaev area </text:span>
 35 buildings, as well as gardening in the Bashtansky district, remain flooded. Delivery water and essentials were organized to the settlements. The work is ongoing.</text:p>
      <text:p text:style-name="P4">
News Source: <text:a xlink:type="simple" xlink:href="https://armyinform.com.ua/2023/06/16/cherez-pidryv-kahovskoyi-ges-pidtoplenymy-zalyshayutsya-ponad-1550-budynkiv/" text:style-name="Internet_20_link" text:visited-style-name="Visited_20_Internet_20_Link">
https://armyinform.com.ua/2023/06/16/cherez-pidryv-kahovskoyi-ges-pidtoplenymy-zalyshayutsya-ponad-1550-budynkiv/</text:a>
</text:p>
      <!--NEWS-->
      <text:h text:style-name="P10" text:outline-level="1">
<text:span text:style-name="T4">
The Cabinet of Ministers will pay cash aid to the victims as a result</text:span>
</text:h>
      <text:p text:style-name="P4">
Author: ['АРМІЯINFORM']</text:p>
      <text:p text:style-name="P4">
Time: 2023-06-16T36:00:00-04:00</text:p>
      <text:p text:style-name="P4">
Description: Issue Vidyliv Khersonskiy Tu Mikolavskiy Region Vіsysovim Adminsitsky 564 million 875 ... War with Ukraine 2022, War with Ukraine Latest News today,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92598_kherson-flood7_reuters_new_960x380_0.jpg" text:style-name="Internet_20_link" text:visited-style-name="Visited_20_Internet_20_Link">
292598_kherson-flood7_reuters_new_960x380_0.jpg</text:a>
']</text:p>
      <text:p text:style-name="P4">
Tags: ['ДОПОМОГА', 'КАХОВСЬКА ГЕС', 'КАХОВСЬКА ГЕС/ШТАБ INFO']</text:p>
      <text:p text:style-name="P4">
Category: News</text:p>
      <!--METADATA-->
      <text:p text:style-name="P4">
<draw:frame draw:style-name="fr1" draw:name="Image333" text:anchor-type="as-char" svg:width="6.9236in" svg:height="3.606042in" draw:z-index="0">
<draw:image xlink:href="../Images/AРМІЯINFORM/2023-06-16T36-00-00-04-00/292598_kherson-flood7_reuters_new_960x380_0.jpg" xlink:type="simple" xlink:show="embed" xlink:actuate="onLoad" draw:mime-type="image/jpeg"/>
</draw:frame>
The government allocated to the Kherson and Mykolaiv regional military administrations564 million 875 thousand hryvnias to assist the affected population as a result of the healing of the Russian Federation of Kakhovka hydroelectric power station.</text:p>
      <text:p text:style-name="P4">
About it <text:a xlink:type="simple" xlink:href="https://minre.gov.ua/2023/06/16/kabmin-shvalyv-rishennya-pro-vyplatu-groshovoyi-dopomogy-postrazhdalym-vid-pidtoplennya/" text:style-name="Internet_20_link" text:visited-style-name="Visited_20_Internet_20_Link">
reports</text:a>
The Ministry of the Reintegration of the Temporarily Occupied Territories of Ukraine.</text:p>
      <text:p text:style-name="P4">
“Each victim from flooding will be given a one -time monetary assistance in the amount of <text:span text:style-name="T4">
 5 thousand hryvnias </text:span>
. Payments will be organized by the Kherson Mykolaiv Ova, ”the message reads.</text:p>
      <text:p text:style-name="P4">
In addition, by joint agreement with our partners, all the victims will pay additional financial assistance from the international migration organization. It will be <text:span text:style-name="T4">
 6600 UAH per person. </text:span>
</text:p>
      <text:p text:style-name="P4">
The Ministry of Reintegration thanked the Government and the International Organization for Migration for Recovery.</text:p>
      <text:p text:style-name="P4">
News Source: <text:a xlink:type="simple" xlink:href="https://armyinform.com.ua/2023/06/16/pidryv-kahovskoyi-ges-postrazhdali-vid-pidtoplennya-otrymayut-groshovu-dopomogu-u-rozmiri-5-tys-grn/" text:style-name="Internet_20_link" text:visited-style-name="Visited_20_Internet_20_Link">
https://armyinform.com.ua/2023/06/16/pidryv-kahovskoyi-ges-postrazhdali-vid-pidtoplennya-otrymayut-groshovu-dopomogu-u-rozmiri-5-tys-grn/</text:a>
</text:p>
      <!--NEWS-->
      <text:h text:style-name="P10" text:outline-level="1">
<text:span text:style-name="T4">
Vladimir Gavrilov: During Ramstay, we received positive answers to help strengthen the air forces and air defense</text:span>
</text:h>
      <text:p text:style-name="P4">
Author: ['АРМІЯINFORM']</text:p>
      <text:p text:style-name="P4">
Time: 2023-06-16T38:00:00-04:00</text:p>
      <text:p text:style-name="P4">
Description: At Brussels, for the district of Ukrainian delegates, Zustych Goliv defenseless Vіdomnik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16-11.39.23.jpeg" text:style-name="Internet_20_link" text:visited-style-name="Visited_20_Internet_20_Link">
photo_2023-06-16-11.39.23.jpeg</text:a>
']</text:p>
      <text:p text:style-name="P4">
Tags: ['ВОЛОДИМИР ГАВРИЛОВ', 'ОВТ', 'РАМШТАЙН']</text:p>
      <text:p text:style-name="P4">
Category: News</text:p>
      <!--METADATA-->
      <text:p text:style-name="P4">
<draw:frame draw:style-name="fr1" draw:name="Image334" text:anchor-type="as-char" svg:width="6.9236in" svg:height="3.92157in" draw:z-index="0">
<draw:image xlink:href="../Images/AРМІЯINFORM/2023-06-16T38-00-00-04-00/photo_2023-06-16-11.39.23.jpeg" xlink:type="simple" xlink:show="embed" xlink:actuate="onLoad" draw:mime-type="image/jpeg"/>
</draw:frame>
In Brussels, with the participation of the Ukrainian delegation, a meeting of the heads of defense of European states in Ramstein format took place. It was about new packing and technical assistance to Ukraine. In particular, the means and tools for the allocation of air forces and air defense units.</text:p>
      <text:p text:style-name="P4">
In a comment to TVBBC, Deputy Minister of Defense of Ukraine Volodymyr Gavrilov voiced the main theses with which the Ukrainian side appealed to NATO's headquarters.</text:p>
      <text:p text:style-name="P4">
In particular, answering the question of Yald's correspondent about the main focus of attention in the needs of Ukraine for the OVT, he noted that it is necessary to take care of our people in our country, to protect its infrastructure. Therefore, the current vector of work at the international level is the equipping with the latest means of the pelvis of the Air Forces and Air Defense.</text:p>
      <text:p text:style-name="P4">
In addition, he also commented on the possibility of training in Ukrainian pilots of UAV taplists, supply of aviation equipment, air intelligence, air defense.</text:p>
      <ul>
        <li>
We received a positive decision on this issue. That is, we are in the mode of concern for improving our combat capabilities to "close nymenebo" from Russian winged and other missiles and in order to reject the Russian line of collision and for the direct protection of our troops, - said. - We have a war. And we do everything to win this warrior forces and means. It is a hybrid war, where a role -playing role is played, namely understanding where the opponent is and in any way. The second is an understanding of how to destroy this enemy.</li>
      </ul>
      <text:p text:style-name="P4">
He also commented on the current situation and prospects of the development of the Nafronti situation, noting that our military plans and ideas are carried out according to our capabilities.</text:p>
      <text:p text:style-name="P4">
According to Volodymyr Gavrilov, after a certain "flutter", after a year of active resistance, Ukrainians are sure that they will have great success together with partners who help us and provide us with all the necessary.</text:p>
      <text:p text:style-name="P4">
The Deputy Minister of Defense of Ukraine also outlined what the needs of the defense forces of Ukraine in priority. According to him, the need for camps' weapons is relevant, because it is a "blood of war". You always need new and new.Also, given the millionth audience of the Air Force TV channel, the Deputy Defense Minister of Ukraine expressed gratitude for the support of our country by the people of the UK government.</text:p>
      <text:p text:style-name="P4">
News Source: <text:a xlink:type="simple" xlink:href="https://armyinform.com.ua/2023/06/16/volodymyr-gavrylov-pid-chas-ramshtajnu-my-otrymaly-pozytyvni-vidpovidi-shho-dopomozhut-pidsylyty-povitryani-syly-ta-ppo/" text:style-name="Internet_20_link" text:visited-style-name="Visited_20_Internet_20_Link">
https://armyinform.com.ua/2023/06/16/volodymyr-gavrylov-pid-chas-ramshtajnu-my-otrymaly-pozytyvni-vidpovidi-shho-dopomozhut-pidsylyty-povitryani-syly-ta-ppo/</text:a>
</text:p>
      <!--NEWS-->
      <text:h text:style-name="P10" text:outline-level="1">
<text:span text:style-name="T4">
Zelensky: Putin should be diplomatically isolated, the world should show that he is an aggressor and a terrorist</text:span>
</text:h>
      <text:p text:style-name="P4">
Authors: Ukrinform (Person)</text:p>
      <text:p text:style-name="P4">
Publisher: Укринформ (Organization)</text:p>
      <text:p text:style-name="P4">
Published Time: 2023-06-16T3:51:00+03:00</text:p>
      <text:p text:style-name="P4">
Modified Time: 2023-06-16T21:51:00+03:00</text:p>
      <text:p text:style-name="P4">
Description: The good steps of the President of the terrorist state Vladimir Putin do not stop, it requires his complete diplomatic isolation. - Ukrinform.</text:p>
      <text:p text:style-name="P4">
Images: ['<text:a xlink:type="simple" xlink:href="https://static.ukrinform.com/photos/2023_06/thumb_files/630_360_1686937100-577.jpg" text:style-name="Internet_20_link" text:visited-style-name="Visited_20_Internet_20_Link">
630_360_16869...</text:a>
']</text:p>
      <text:p text:style-name="P4">
Tags: ['Тероризм', 'Агресія РФ', 'Зеленський', 'Війна з Росією']</text:p>
      <text:p text:style-name="P4">
Type: Article</text:p>
      <!--METADATA-->
      <text:p text:style-name="P4">
<draw:frame draw:style-name="fr1" draw:name="Image335" text:anchor-type="as-char" svg:width="6.9236in" svg:height="3.956343in" draw:z-index="0">
<draw:image xlink:href="../Images/yкринформ/2023-06-16T3-51-00-03-00/630_360_1686937100-577.jpg" xlink:type="simple" xlink:show="embed" xlink:actuate="onLoad" draw:mime-type="image/jpeg"/>
</draw:frame>
Dobrymikrots of the President of the State-terrorist State Vladimir Putin not to stop, the full diplomatic isolation is needed.</text:p>
      <text:p text:style-name="P4">
President Volodymyr Zelenskyy said this during a press conference with the leaders of African countries in Kiev, Ukrinform correspondent reports.</text:p>
      <text:p text:style-name="P4">
“I think it is impossible to have good words or good steps about the President of the RFZUPZATION. I think, on the contrary, diplomatic isolation, to show that the world realizes that he is an aggressor and a terrorist, his environment is a warrior, the same as he he thinks it can be a serious lever to his society, ”Zelensky emphasized,” Zelensky emphasized .</text:p>
      <text:p text:style-name="P4">
<text:span text:style-name="T4">
 Read also: </text:span>
 <text:span text:style-name="T4">
 <text:a xlink:type="simple" xlink:href="https://www.ukrinform.ua/rubric-polytics/3723982-zelenskij-zaprosiv-kraini-afriki-dolucitisa-do-ukrainskoi-formuli-miru.html" text:style-name="Internet_20_link" text:visited-style-name="Visited_20_Internet_20_Link">
Zelensky invited African countries to join the D -Ukrainian Peace Formula</text:a>
</text:span>
</text:p>
      <text:p text:style-name="P4">
The President is convinced that it is necessary to influence this way on the Russian community so that they understand that it is isolated precisely by Putin's decision on aggression.</text:p>
      <text:p text:style-name="P4">
He also urged some leaders to stop called Russia's resolved <text:span text:style-name="T4">
 <text:a xlink:type="simple" xlink:href="https://www.ukrinform.ua/tag-vijna-z-rosieu" text:style-name="Internet_20_link" text:visited-style-name="Visited_20_Internet_20_Link">
war</text:a>
</text:span>
 Against Ukraine "crisis".</text:p>
      <text:p text:style-name="P4">
“Some of my colleagues continue to call this war a crisis. And even the extraordinary they continue to do it. This is their right to choose, but it says that we evaluate the situation differently. It is not a crisis and it is not a threat, it is a war, the consequences of which are a large number of crises and a large number of realities, but a disagreement, ”the head of state emphasized, addressing some representatives of the country.</text:p>
      <text:p text:style-name="P4">
<text:span text:style-name="T4">
 Read also: </text:span>
 <text:span text:style-name="T4">
 <text:a xlink:type="simple" xlink:href="https://www.ukrinform.ua/rubric-ato/3723948-zelenskij-poasniv-comu-rosia-bila-raketami-po-kievu-v-den-priizdu-delegacii-z-afriki.html" text:style-name="Internet_20_link" text:visited-style-name="Visited_20_Internet_20_Link">
Zelensky explained why Russia beat rockets in Kiev during the arrival of delegation from Africa</text:a>
</text:span>
</text:p>
      <text:p text:style-name="P4">
It was reported that on Friday Ukraine was visited by the President of the Allied Islands Azali Asumani, President of the South African Republicyril Ramafos, President of the Republic of Senegal Maci Sall, President of the Republican Republica of Khakachilem, Prime Minister public Congo Floran of the Republic of Uganda Rukhakan Rugunda.</text:p>
      <text:p text:style-name="P4">
On Saturday, June 17, they plan to visit Russia and meet Putin.</text:p>
      <text:p text:style-name="P4">
News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Amnesty International condemned the Russian Federation for charges of 22 defenders of Mariupol</text:span>
</text:h>
      <text:p text:style-name="P4">
Author: ['АРМІЯINFORM']</text:p>
      <text:p text:style-name="P4">
Time: 2023-06-16T40:00:00-04:00</text:p>
      <text:p text:style-name="P4">
Description: MIETHOUT AMNECHIS OF AMNESTY INTERNATIONAL YEAR OF AMNESTION OF THE ROSENING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48acfd1d3578.jpeg" text:style-name="Internet_20_link" text:visited-style-name="Visited_20_Internet_20_Link">
648acfd1d3578.jpeg</text:a>
']</text:p>
      <text:p text:style-name="P4">
Tags: []</text:p>
      <text:p text:style-name="P4">
Category: News</text:p>
      <!--METADATA-->
      <text:p text:style-name="P4">
<draw:frame draw:style-name="fr1" draw:name="Image336" text:anchor-type="as-char" svg:width="6.9236in" svg:height="4.514187in" draw:z-index="0">
<draw:image xlink:href="../Images/AРМІЯINFORM/2023-06-16T40-00-00-04-00/648acfd1d3578.jpeg" xlink:type="simple" xlink:show="embed" xlink:actuate="onLoad" draw:mime-type="image/jpeg"/>
</draw:frame>
Amnesty International International Non -Governmental Organization condemned Russia's invitation of a court hearing over 22 Ukrainian prisoners of war. The organizations called Russian accusations of membership of "terrorist organization" "arbitrary", and the process in Rostov-on-Don-"war crime".</text:p>
      <text:p text:style-name="P4">
About it <text:a xlink:type="simple" xlink:href="https://twitter.com/Amnesty_UA/status/1669312825813024770" text:style-name="Internet_20_link" text:visited-style-name="Visited_20_Internet_20_Link">
stated</text:a>
Amnesty International in Twitter.</text:p>
      <text:p text:style-name="P4">
"Russia has sued more than 20 soldiers of the regiment of the Armed Forces of Ukraine" Azov "with the accusations of membership of a" terrorist organization ". statement.</text:p>
      <text:p text:style-name="P4">
Amnesty International is a British International Non -Governmental Organization that has been functioning since 1961. Its purpose is to conduct research that would help to prevent and stop human rights violations. The World Movement has more than 9 million people. For its work in 1977, the organization received Nobel's Peace.</text:p>
      <text:p text:style-name="P4">
News Source: <text:a xlink:type="simple" xlink:href="https://armyinform.com.ua/2023/06/16/amnesty-international-zasudyla-rf-za-zvynuvachennya-22-zahysnykiv-mariupolya/" text:style-name="Internet_20_link" text:visited-style-name="Visited_20_Internet_20_Link">
https://armyinform.com.ua/2023/06/16/amnesty-international-zasudyla-rf-za-zvynuvachennya-22-zahysnykiv-mariupolya/</text:a>
</text:p>
      <!--NEWS-->
      <text:h text:style-name="P10" text:outline-level="1">
<text:span text:style-name="T4">
The air defense forces destroyed 12 rockets and 2 UAVs in the afternoon</text:span>
</text:h>
      <text:p text:style-name="P4">
Author: ['АРМІЯINFORM']</text:p>
      <text:p text:style-name="P4">
Time: 2023-06-16T42:00:00-04:00</text:p>
      <text:p text:style-name="P4">
Description: Syogodnі, 16 worms, the result of a racket attacks for a day of Dan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КОМАНДУВАННЯ ПОВІТРЯНИХ СИЛ ЗСУ', 'РАКЕТИ «КАЛІБР»', 'РОСІЙСЬКИЙ КИНДЖАЛ']</text:p>
      <text:p text:style-name="P4">
Category: News</text:p>
      <!--METADATA-->
      <text:p text:style-name="P4">
<draw:frame draw:style-name="fr1" draw:name="Image337" text:anchor-type="as-char" svg:width="6.9236in" svg:height="3.899934in" draw:z-index="0">
<draw:image xlink:href="../Images/AРМІЯINFORM/2023-06-16T42-00-00-04-00/ppo.jpg" xlink:type="simple" xlink:show="embed" xlink:actuate="onLoad" draw:mime-type="image/jpeg"/>
</draw:frame>
Today, on June 16, as a result of the next missile attack, the aerobalist missiles "Dagel", the winged missiles "Caliber", reconnaissance UAVs were destroyed.</text:p>
      <text:p text:style-name="P4">
About it <text:a xlink:type="simple" xlink:href="https://t.me/kpszsu/2576" text:style-name="Internet_20_link" text:visited-style-name="Visited_20_Internet_20_Link">
reports</text:a>
Armed Forces Command.</text:p>
      <text:p text:style-name="P4">
The air defense forces were destroyed:</text:p>
      <ul>
        <li>
6 aerobalist missiles "Dagger"; * 6 winged caliber missiles; * 2 reconnaissance UAVs.</li>
      </ul>
      <text:p text:style-name="P4">
News Source: <text:a xlink:type="simple" xlink:href="https://armyinform.com.ua/2023/06/16/syly-ppo-vden-znyshhyly-12-raket-i-2-bpla/" text:style-name="Internet_20_link" text:visited-style-name="Visited_20_Internet_20_Link">
https://armyinform.com.ua/2023/06/16/syly-ppo-vden-znyshhyly-12-raket-i-2-bpla/</text:a>
</text:p>
      <!--NEWS-->
      <text:h text:style-name="P10" text:outline-level="1">
<text:span text:style-name="T4">
More than 3,000 airbombs have been deprived of pyrotechnics since the beginning of large -scale aggression</text:span>
</text:h>
      <text:p text:style-name="P4">
Author: ['АРМІЯINFORM']</text:p>
      <text:p text:style-name="P4">
Time: 2023-06-16T44: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2022-12-02-pirotehniky-za-dobu-zneshkodyly-aviabombu-e1686902053713.jpg" text:style-name="Internet_20_link" text:visited-style-name="Visited_20_Internet_20_Link">
2022-12-02-pirotehniky-za-dobu-zneshkodyly-aviabombu-e1686902053713.jpg</text:a>
']</text:p>
      <text:p text:style-name="P4">
Tags: ['ДСНС УКРАЇНИ', 'РОЗМІНУВАННЯ']</text:p>
      <text:p text:style-name="P4">
Category: News</text:p>
      <!--METADATA-->
      <text:p text:style-name="P4">
<draw:frame draw:style-name="fr1" draw:name="Image338" text:anchor-type="as-char" svg:width="6.9236in" svg:height="4.083441in" draw:z-index="0">
<draw:image xlink:href="../Images/AРМІЯINFORM/2023-06-16T44-00-00-04-00/2022-12-02-pirotehniky-za-dobu-zneshkodyly-aviabombu-e1686902053713.jpg" xlink:type="simple" xlink:show="embed" xlink:actuate="onLoad" draw:mime-type="image/jpeg"/>
</draw:frame>
Illustrative photo</text:p>
      <text:p text:style-name="P4">
During the day, pyrotechnic units of the State Service of Ukraine for Extraordinary Situation <text:span text:style-name="T4">
 153 times </text:span>
 were involved in the execution of tasks.</text:p>
      <text:p text:style-name="P4">
About it <text:a xlink:type="simple" xlink:href="https://dsns.gov.ua/uk/news/nadzvicaini-podiyi/informaciia-shhodo-diialnosti-pirotexnicnix-pidrozdiliv-dsns-127" text:style-name="Internet_20_link" text:visited-style-name="Visited_20_Internet_20_Link">
reports</text:a>
SESU of Ukraine.</text:p>
      <text:p text:style-name="P4">
Pyrotechnic units found, seized and disposed of 514 explosive subjects, surveyed an area of 145.91 hectares.</text:p>
      <text:p text:style-name="P4">
Most often pyrotechnic units worked: in the Kharkiv region 19 285 times, Kyiv region - 7 972, Donetsk region - 6 068, Mykolaiv region - 5 173, Kherson region - 5 595, Chernihiv region - 4 719, Sumy - 2 197, Cherkasy region - 1 120.</text:p>
      <text:p text:style-name="P4">
Reference: from the beginning of a large -scale military invasion of the Russian Federation in the territory of Ukraine, 401 281 -excluding object and 2 891 kg of explosive substance, in particular 3 001 Aviation bomb, have been disposed. The area of about 90 045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6/ponad-3-tysyachi-aviabomb-zneshkodyly-pirotehniky-z-pochatku-shyrokomasshtabnoyi-agresiyi/" text:style-name="Internet_20_link" text:visited-style-name="Visited_20_Internet_20_Link">
https://armyinform.com.ua/2023/06/16/ponad-3-tysyachi-aviabomb-zneshkodyly-pirotehniky-z-pochatku-shyrokomasshtabnoyi-agresiyi/</text:a>
</text:p>
      <!--NEWS-->
      <text:h text:style-name="P10" text:outline-level="1">
<text:span text:style-name="T4">
The rocket firing of Kiev during the visit of African leaders is an attempt to coercive negotiations - Petro Chernyk</text:span>
</text:h>
      <text:p text:style-name="P4">
Author: ['АРМІЯINFORM']</text:p>
      <text:p text:style-name="P4">
Time: 2023-06-16T46:00:00-04:00</text:p>
      <text:p text:style-name="P4">
Description: “They (Rosії) є have their own satanic Logik. Stinking a show, stink not to be huddling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2/10/2022-10-26_111123.jpg" text:style-name="Internet_20_link" text:visited-style-name="Visited_20_Internet_20_Link">
2022-10-26_111123.jpg</text:a>
']</text:p>
      <text:p text:style-name="P4">
Tags: ['ПЕТРО ЧЕРНИК', 'РАКЕТНІ ОБСТРІЛИ РФ']</text:p>
      <text:p text:style-name="P4">
Category: News</text:p>
      <!--METADATA-->
      <text:p text:style-name="P4">
<draw:frame draw:style-name="fr1" draw:name="Image339" text:anchor-type="as-char" svg:width="6.9236in" svg:height="3.591753in" draw:z-index="0">
<draw:image xlink:href="../Images/AРМІЯINFORM/2023-06-16T46-00-00-04-00/2022-10-26_111123.jpg" xlink:type="simple" xlink:show="embed" xlink:actuate="onLoad" draw:mime-type="image/jpeg"/>
</draw:frame>
"They have(In Russia)There is a Satanic logic. They show that they have no rules, ”<text:a xlink:type="simple" xlink:href="https://t.me/militarymediacenter/2269" text:style-name="Internet_20_link" text:visited-style-name="Visited_20_Internet_20_Link">
said</text:a>
Military analyst Petro Chernik in a comment to Military Media Center.</text:p>
      <text:p text:style-name="P4">
A number of African leaders have arrived in the capital of Ukraine today.</text:p>
      <text:p text:style-name="P4">
As it was reported, the purpose of the visit is to offer a plan to end the war.</text:p>
      <text:p text:style-name="P4">
According to the analyst, <text:span text:style-name="T5">
Moskva believes that in this way it can force African leaders to press more on Ukraine in order to start negotiations.</text:span>
</text:p>
      <text:p text:style-name="P4">
The leaders of African countries are in Kiev, they begin to fly ballistic rocks - and they have human fear of death, says Petro Chernyk. _ "It causes a very simple reaction - it is necessary to negotiate and finally this horror is stopped."</text:p>
      <text:p text:style-name="P4">
"They(Russia)They try to press on the psyche, they do not know otherwise. The TECLASIC NKVDIST METHOD, nothing has changed since then. ”</text:p>
      <text:p text:style-name="P4">
News Source: <text:a xlink:type="simple" xlink:href="https://armyinform.com.ua/2023/06/16/raketnyj-obstril-kyyeva-pid-chas-vizytu-afrykanskyh-lideriv-ye-sproboyu-prymusu-do-peregovoriv-petro-chernyk/" text:style-name="Internet_20_link" text:visited-style-name="Visited_20_Internet_20_Link">
https://armyinform.com.ua/2023/06/16/raketnyj-obstril-kyyeva-pid-chas-vizytu-afrykanskyh-lideriv-ye-sproboyu-prymusu-do-peregovoriv-petro-chernyk/</text:a>
</text:p>
      <!--NEWS-->
      <text:h text:style-name="P10" text:outline-level="1">
<text:span text:style-name="T4">
Up to 10 years in prison, an expert from Medvedchuk's TV channels, who called for "dismantling" of Ukraine</text:span>
</text:h>
      <text:p text:style-name="P4">
Author: ['АРМІЯINFORM']</text:p>
      <text:p text:style-name="P4">
Time: 2023-06-16T48:00:00-04:00</text:p>
      <text:p text:style-name="P4">
Description: Behind the mother -in -law of the SBU up to 10 Rockyv Turmi Zasujen “Expert” with Medvedchuk, Yakiy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54448031_627189989507915_9063723345281298276_n.jpg" text:style-name="Internet_20_link" text:visited-style-name="Visited_20_Internet_20_Link">
354448031_627189989507915_9063723345281298276_n.jpg</text:a>
']</text:p>
      <text:p text:style-name="P4">
Tags: ['СБУ']</text:p>
      <text:p text:style-name="P4">
Category: News</text:p>
      <!--METADATA-->
      <text:p text:style-name="P4">
<draw:frame draw:style-name="fr1" draw:name="Image340" text:anchor-type="as-char" svg:width="6.9236in" svg:height="7.358892in" draw:z-index="0">
<draw:image xlink:href="../Images/AРМІЯINFORM/2023-06-16T48-00-00-04-00/354448031_627189989507915_9063723345281298276_n.jpg" xlink:type="simple" xlink:show="embed" xlink:actuate="onLoad" draw:mime-type="image/jpeg"/>
</draw:frame>
According to the materials of the SBU up to 10 years, prisons were sentenced by an "expert" from TV channels, which called for "dismantling" of Ukraine</text:p>
      <text:p text:style-name="P4">
On the basis of the evidence, which was collected by the Security Service of Ukraine, it was possible to condemn the Pro -Kremlivsky propagandist Mikhail Spir. About it <text:a xlink:type="simple" xlink:href="https://www.facebook.com/SecurSerUkraine/posts/pfbid031S4rmApZeCdc8StcUfefSjKmYZZryooC71UgFsUmCcCGJcZWj7J83VG57AEqTSfGl" text:style-name="Internet_20_link" text:visited-style-name="Visited_20_Internet_20_Link">
reports</text:a>
SBU press service.</text:p>
      <text:p text:style-name="P4">
The attacker praised the aggressive policy of Russian military and political leadership justified the temporary occupation of our country.</text:p>
      <text:p text:style-name="P4">
He also agitated for physical massacre on Ukrainian military, ideated one of the religious denominations in our country.</text:p>
      <text:p text:style-name="P4">
Prior to the beginning of a large -scale invasion, the man regularly spoke on Medvedchuk's Media Holding and positioned himself as an expert.</text:p>
      <text:p text:style-name="P4">
In order to avoid justice, the Spirus fled to Moscow in 2020, and after the beginning of the full -scale invasion of the Russian Federation was one of the first propagandists of the Kremlin, who supported the actions of the Russian occupiers.</text:p>
      <text:p text:style-name="P4">
According to the SBU, the court appointed him 10 years in prison in confiscation of property.</text:p>
      <text:p text:style-name="P4">
The person involved was found guilty of three articles of the Criminal Code of Ukraine:</text:p>
      <ul>
        <li>
Article 110(encroachment on the territorial integrity and integrity of Ukraine); * Art. 161(violation of equality of citizens depending on their racial, nationality, religious beliefs, disability and other grounds); * Art. 436-1(Production, distribution of communist, Nazi symbolism and propaganda of communist and national-socialist(Nazi)totalitarian modes).</li>
      </ul>
      <text:p text:style-name="P4">
Строк відбуття покарання обчислюватиметься з моменту його фактичногозатримання.</text:p>
      <text:p text:style-name="P4">
Розслідування проводили співробітники СБУ в Івано-Франківській області запроцесуального керівництва обласної прокуратури.</text:p>
      <text:p text:style-name="P4">
News Source: <text:a xlink:type="simple" xlink:href="https://armyinform.com.ua/2023/06/16/do-10-rokiv-tyurmy-zasudzheno-eksperta-z-telekanaliv-medvedchuka-yakyj-zaklykav-do-demontazhu-ukrayiny/" text:style-name="Internet_20_link" text:visited-style-name="Visited_20_Internet_20_Link">
https://armyinform.com.ua/2023/06/16/do-10-rokiv-tyurmy-zasudzheno-eksperta-z-telekanaliv-medvedchuka-yakyj-zaklykav-do-demontazhu-ukrayiny/</text:a>
</text:p>
      <!--NEWS-->
      <text:h text:style-name="P10" text:outline-level="1">
<text:span text:style-name="T4">
Two collaborators from Kherson region were detained, one of whom wanted to "hide" in the ranks of the National Guard</text:span>
</text:h>
      <text:p text:style-name="P4">
Author: ['АРМІЯINFORM']</text:p>
      <text:p text:style-name="P4">
Time: 2023-06-16T4:00:00-04:00</text:p>
      <text:p text:style-name="P4">
Description: The Service of the Bezpeques is National Politziya Social of the Brushe Kolaborandiv, Yaki were navigated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Tags: ['STOPRUSSIA', 'КОЛАБОРАЦІЙНА ДІЯЛЬНІСТЬ', 'СЛУЖБА БЕЗПЕКИ УКРАЇНИ']</text:p>
      <text:p text:style-name="P4">
Category: News</text:p>
      <!--METADATA-->
      <text:p text:style-name="P4">
<draw:frame draw:style-name="fr1" draw:name="Image341" text:anchor-type="as-char" svg:width="6.9236in" svg:height="3.555362in" draw:z-index="0">
<draw:image xlink:href="../Images/AРМІЯINFORM/2023-06-16T4-00-00-04-00/232191481_149444590648295_3523033550936501027_n.jpg" xlink:type="simple" xlink:show="embed" xlink:actuate="onLoad" draw:mime-type="image/jpeg"/>
</draw:frame>
Illustrative photo</text:p>
      <text:p text:style-name="P4">
The Security Service and the National Police detained two more collaborators who have been able to avoid justice after cooperation with the enemy in Kherson region.</text:p>
      <text:p text:style-name="P4">
This is stated in <text:a xlink:type="simple" xlink:href="https://t.me/SBUkr/8661" text:style-name="Internet_20_link" text:visited-style-name="Visited_20_Internet_20_Link">
message</text:a>
Ukrainian Special Service.</text:p>
      <text:p text:style-name="P4">
To "hide" from the SBU, one of the persons involved even mobilized to the Lawning Guard. However, the staff of the Ukrainian special service in timely spoiled malefactors, established their location and detained.</text:p>
      <text:p text:style-name="P4">
According to the investigation, the collaborators turned out to be two former workers in Kherson. During the occupation of the city, they voluntarily work to work for the prison aggressor.</text:p>
      <text:p text:style-name="P4">
<text:a xlink:type="simple" xlink:href="https://armyinform.com.ua/wp-content/uploads/2023/06/photo_5213476735952211401_y.jpg" text:style-name="Internet_20_link" text:visited-style-name="Visited_20_Internet_20_Link">
!(Images/AРМІЯINFORM/2023-06-16T4-00-00-04-00/photo_5213476735952211401_y-150x150.jpg)</text:a>
</text:p>
      <text:p text:style-name="P4">
<text:a xlink:type="simple" xlink:href="https://armyinform.com.ua/wp-content/uploads/2023/06/photo_5213476735952211400_y.jpg" text:style-name="Internet_20_link" text:visited-style-name="Visited_20_Internet_20_Link">
<draw:frame draw:style-name="fr1" draw:name="Image342" text:anchor-type="as-char" svg:width="6.9236in" svg:height="6.9236in" draw:z-index="0">
<draw:image xlink:href="../Images/AРМІЯINFORM/2023-06-16T4-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343" text:anchor-type="as-char" svg:width="6.9236in" svg:height="6.9236in" draw:z-index="0">
<draw:image xlink:href="../Images/AРМІЯINFORM/2023-06-16T4-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344" text:anchor-type="as-char" svg:width="6.9236in" svg:height="6.9236in" draw:z-index="0">
<draw:image xlink:href="../Images/AРМІЯINFORM/2023-06-16T4-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345" text:anchor-type="as-char" svg:width="6.9236in" svg:height="6.9236in" draw:z-index="0">
<draw:image xlink:href="../Images/AРМІЯINFORM/2023-06-16T4-00-00-04-00/photo_5213476735952211402_y-150x150.jpg" xlink:type="simple" xlink:show="embed" xlink:actuate="onLoad" draw:mime-type="image/jpeg"/>
</draw:frame>
</text:a>
They were appointed "junior inspectors" captured at that time by the Northern Colony No. 90. In this institution, the racists kept the stolen local residents massively, especially the participants in the resistance movement in the region.</text:p>
      <text:p text:style-name="P4">
The task of both collaborators was to protect the prison cameras where the victims were kept. During the release of Kherson, the attackers went to the neighboring pile, where they tried to hide from justice.</text:p>
      <text:p text:style-name="P4">
Subsequently, one of the persons moved to his parents to the city of Yuzhnoukrainsk, Naikolaiv region and from there he mobilized to one of the military units of the National Guard of Ukraine.</text:p>
      <text:p text:style-name="P4">
During the searches at the places of residence of the detainees, the "certificate" of the occupying body of the Russian Federation and financial "information" about receiving the "salary" of Urosian rubles were revealed.</text:p>
      <text:p text:style-name="P4">
News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Detained Russian agent who was preparing a new rocket strike of the Russian Federation on Vinnitsa</text:span>
</text:h>
      <text:p text:style-name="P4">
Author: ['АРМІЯINFORM']</text:p>
      <text:p text:style-name="P4">
Time: 2023-06-16T50:00:00-04:00</text:p>
      <text:p text:style-name="P4">
Description: PID Hour of the counter -personnel special operatives at Vіnnitzi Szhrimano agent of the FSB, Yaki have been engag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80e3172c7f277ade66d7261e7b53f135.jpg" text:style-name="Internet_20_link" text:visited-style-name="Visited_20_Internet_20_Link">
80e3172c7f277ade66d7261e7b53f135.jpg</text:a>
']</text:p>
      <text:p text:style-name="P4">
Tags: ['АГЕНТ ФСБ', 'АГРЕСІЯ РФ', 'ВТОРГНЕННЯ РФ', 'РАКЕТНА АТАКА', 'СБУ']</text:p>
      <text:p text:style-name="P4">
Category: News</text:p>
      <!--METADATA-->
      <text:p text:style-name="P4">
<draw:frame draw:style-name="fr1" draw:name="Image346" text:anchor-type="as-char" svg:width="6.9236in" svg:height="4.615733in" draw:z-index="0">
<draw:image xlink:href="../Images/AРМІЯINFORM/2023-06-16T50-00-00-04-00/80e3172c7f277ade66d7261e7b53f135.jpg" xlink:type="simple" xlink:show="embed" xlink:actuate="onLoad" draw:mime-type="image/jpeg"/>
</draw:frame>
During the contradictory special operation in Vinnitsa, the FSB agent was detained, which was drawn to the preparation of a new Russian air attack on the city. It was the hostile associate from the Russian special service in early June. The attacker is threatened with life imprisonment.</text:p>
      <text:p text:style-name="P4">
About it <text:a xlink:type="simple" xlink:href="https://ssu.gov.ua/novyny/sbu-zatrymala-rosiiskoho-ahenta-yakyi-hotuvav-novyi-raketnyi-udar-rf-po-vinnytsi-video" text:style-name="Internet_20_link" text:visited-style-name="Visited_20_Internet_20_Link">
reports</text:a>
Security Service of Ukraine.</text:p>
      <text:p text:style-name="P4">
To accomplish the task, the attacker bypassed the streets of the regional center daily, and in a hidely recorded location of the base of defense forces. First of all, it was necessary to identify locations with the greatest concentration of military equipment of the arms of the Armed Forces of the Armed Forces, which are being prepared for the possible transfer of Nafrorot.</text:p>
      <text:p text:style-name="P4">
The Russian agent also explored the terrain around industrial sites to determine the level of their protection and the presence of Ukrainian defenders there. In addition, the person involved "prompted" the "priority" of the objects through which the air stroke with the use of winged or ballistic missiles of Idronov-Kamikadze.</text:p>
      <text:p text:style-name="P4">
The FSB agent was exposed in a timely manner, his criminal acts were documented during the enemy task.</text:p>
      <text:p text:style-name="P4">
According to the investigation, the traitor is a 30-year-old resident of Vinnitsa, who supported the armed aggression of the Russian Federation. Due to his pro-Kremlin views, he got into the field of view of FSB, which remotely recruited him for reconnaissance and subversion against Ukraine.</text:p>
      <text:p text:style-name="P4">
According to the "instruction" of the Russian intelligence service, the traitor had to ship them intelligence in the form of electronic cards and photos. During the search search, a mobile phone that he used to accomplish a warship tasks was discovered.</text:p>
      <text:p text:style-name="P4">
On the basis of the evidence of the person, the person was informed of the suspicion of the state -owned state, committed in the state of martial law. He is now in custody. Long investigation to establish all the circumstances of the crime.</text:p>
      <text:p text:style-name="P4">
News Source: <text:a xlink:type="simple" xlink:href="https://armyinform.com.ua/2023/06/16/zatrymano-rosijskogo-agenta-yakyj-gotuvav-novyj-raketnyj-udar-rf-po-vinnyczi/" text:style-name="Internet_20_link" text:visited-style-name="Visited_20_Internet_20_Link">
https://armyinform.com.ua/2023/06/16/zatrymano-rosijskogo-agenta-yakyj-gotuvav-novyj-raketnyj-udar-rf-po-vinnyczi/</text:a>
</text:p>
      <!--NEWS-->
      <text:h text:style-name="P10" text:outline-level="1">
<text:span text:style-name="T4">
Igor Klimenko discussed with the US Ambassador Extraordinary and Plenipotentiary in Ukraine Bridget Bridk Consequences</text:span>
</text:h>
      <text:p text:style-name="P4">
Author: ['АРМІЯINFORM']</text:p>
      <text:p text:style-name="P4">
Time: 2023-06-16T51:00:00-04:00</text:p>
      <text:p text:style-name="P4">
Description: About the ceremony of the headquarters of the likvіdatsії Naslidkiv Pіdriva Kakhovo Ges. Very ...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mceu-70417217231686831148652.jpg" text:style-name="Internet_20_link" text:visited-style-name="Visited_20_Internet_20_Link">
mceu-70417217231686831148652.jpg</text:a>
']</text:p>
      <text:p text:style-name="P4">
Tags: ['STOPRUSSIA', 'АГРЕСІЯ РФ', 'ВІЙНА', 'ІГОР КЛИМЕНКО', 'СВІТ ПІДТРИМУЄ УКРАЇНУ', 'США']</text:p>
      <text:p text:style-name="P4">
Category: News</text:p>
      <!--METADATA-->
      <text:p text:style-name="P4">
<draw:frame draw:style-name="fr1" draw:name="Image347" text:anchor-type="as-char" svg:width="6.9236in" svg:height="4.615733in" draw:z-index="0">
<draw:image xlink:href="../Images/AРМІЯINFORM/2023-06-16T51-00-00-04-00/mceu-70417217231686831148652.jpg" xlink:type="simple" xlink:show="embed" xlink:actuate="onLoad" draw:mime-type="image/jpeg"/>
</draw:frame>
About it <text:a xlink:type="simple" xlink:href="https://t.me/shtab_kakhovska_hes/796" text:style-name="Internet_20_link" text:visited-style-name="Visited_20_Internet_20_Link">
reports</text:a>
Headquarters for the elimination of consequences of Kakhovskaya hydroelectric power station.</text:p>
      <text:p text:style-name="P4">
The head of the department said that there are currently problems of leakage of oil from the machine stall of the Kakhovka hydroelectric power station, which is moving in the direction of the Black Sea. Extra equipment, reagents and specialists are required for elimination of consequences.</text:p>
      <text:p text:style-name="P4">
In addition, only in Dnipropetrovsk, about 167 thousand people remained at the wars. The first task in this direction is to drill additional wells from the water from the Dnieper.</text:p>
      <text:p text:style-name="P4">
In turn, the US Ambassador to Ukraine stated that it was very indignant in another terrorism act of Russia - the undermining of the Kakhovka hydroelectric power station. She emphasized that Washington would make every effort so that Ukraine can promptly pay these consequences.</text:p>
      <text:p text:style-name="P4">
News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Volodymyr Zelenskyy: We are obliged to those who stood up for the life of our people</text:span>
</text:h>
      <text:p text:style-name="P4">
Author: ['АРМІЯINFORM']</text:p>
      <text:p text:style-name="P4">
Time: 2023-06-16T52:00:00-04:00</text:p>
      <text:p text:style-name="P4">
Description: President of Ukraine Volodymyr Zelensky, having written with telegram-channel, KO Ukrainian Zobov’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50cb004b-6fb1-4c34-bee3-85b4c6bfc287.jpg" text:style-name="Internet_20_link" text:visited-style-name="Visited_20_Internet_20_Link">
50cb004b-6fb1-4c34-bee3-85b4c6bfc287.jpg</text:a>
', '<text:a xlink:type="simple" xlink:href="https://armyinform.com.ua/wp-content/uploads/2023/06/72b730ac-66e5-4adc-af25-07e1d7f861b5-150x150.jpg" text:style-name="Internet_20_link" text:visited-style-name="Visited_20_Internet_20_Link">
72b730ac-66e5-4adc-af25-07e1d7f861b5-150x150.jpg</text:a>
', '<text:a xlink:type="simple" xlink:href="https://armyinform.com.ua/wp-content/uploads/2023/06/77432362-726b-490f-abfe-411875725c60-150x150.jpg" text:style-name="Internet_20_link" text:visited-style-name="Visited_20_Internet_20_Link">
77432362-726b-490f-abfe-411875725c60-150x150.jpg</text:a>
', '<text:a xlink:type="simple" xlink:href="https://armyinform.com.ua/wp-content/uploads/2023/06/398e41ec-44bb-468d-9d7e-1e942fab61d8-150x150.jpg" text:style-name="Internet_20_link" text:visited-style-name="Visited_20_Internet_20_Link">
398e41ec-44bb-468d-9d7e-1e942fab61d8-150x150.jpg</text:a>
', '<text:a xlink:type="simple" xlink:href="https://armyinform.com.ua/wp-content/uploads/2023/06/bd50d7ec-84af-441f-8d3b-86d6dcfa8b4c-150x150.jpg" text:style-name="Internet_20_link" text:visited-style-name="Visited_20_Internet_20_Link">
bd50d7ec-84af-441f-8d3b-86d6dcfa8b4c-150x150.jpg</text:a>
']</text:p>
      <text:p text:style-name="P4">
Tags: ['ВОЛОДИМИР ЗЕЛЕНСЬКИЙ', 'ПРЕЗИДЕНТ УКРАЇНИ']</text:p>
      <text:p text:style-name="P4">
Category: News</text:p>
      <!--METADATA-->
      <text:p text:style-name="P4">
<draw:frame draw:style-name="fr1" draw:name="Image348" text:anchor-type="as-char" svg:width="6.9236in" svg:height="4.615733in" draw:z-index="0">
<draw:image xlink:href="../Images/AРМІЯINFORM/2023-06-16T52-00-00-04-00/50cb004b-6fb1-4c34-bee3-85b4c6bfc287.jpg" xlink:type="simple" xlink:show="embed" xlink:actuate="onLoad" draw:mime-type="image/jpeg"/>
</draw:frame>
President of Ukraine Volodymyr Zelenskyy <text:a xlink:type="simple" xlink:href="https://t.me/V_Zelenskiy_official/6601" text:style-name="Internet_20_link" text:visited-style-name="Visited_20_Internet_20_Link">
Written</text:a>
In a telegram-channel that Ukrainian is obliged to their lives for those who stood up to protect the life of our people's independence of Ukraine.</text:p>
      <text:p text:style-name="P4">
“Respect for our warriors, respect for our native warriors, respect for the wives of the icolovik all those who stood in defense of the state is unconditionally. Grand of tubs is certainly. Ukraine is grateful to be grateful, and it should be shown daily, ”he said.</text:p>
      <text:p text:style-name="P4">
<text:a xlink:type="simple" xlink:href="https://armyinform.com.ua/wp-content/uploads/2023/06/72b730ac-66e5-4adc-af25-07e1d7f861b5.jpg" text:style-name="Internet_20_link" text:visited-style-name="Visited_20_Internet_20_Link">
!(Images/AРМІЯINFORM/2023-06-16T52-00-00-04-00/72b730ac-66e5-4adc-af25-07e1d7f861b5-150x150.jpg)</text:a>
</text:p>
      <text:p text:style-name="P4">
<text:a xlink:type="simple" xlink:href="https://armyinform.com.ua/wp-content/uploads/2023/06/77432362-726b-490f-abfe-411875725c60.jpg" text:style-name="Internet_20_link" text:visited-style-name="Visited_20_Internet_20_Link">
<draw:frame draw:style-name="fr1" draw:name="Image349" text:anchor-type="as-char" svg:width="6.9236in" svg:height="6.9236in" draw:z-index="0">
<draw:image xlink:href="../Images/AРМІЯINFORM/2023-06-16T52-00-00-04-00/77432362-726b-490f-abfe-411875725c60-150x150.jpg" xlink:type="simple" xlink:show="embed" xlink:actuate="onLoad" draw:mime-type="image/jpeg"/>
</draw:frame>
</text:a>
</text:p>
      <text:p text:style-name="P4">
<text:a xlink:type="simple" xlink:href="https://armyinform.com.ua/wp-content/uploads/2023/06/398e41ec-44bb-468d-9d7e-1e942fab61d8.jpg" text:style-name="Internet_20_link" text:visited-style-name="Visited_20_Internet_20_Link">
<draw:frame draw:style-name="fr1" draw:name="Image350" text:anchor-type="as-char" svg:width="6.9236in" svg:height="6.9236in" draw:z-index="0">
<draw:image xlink:href="../Images/AРМІЯINFORM/2023-06-16T52-00-00-04-00/398e41ec-44bb-468d-9d7e-1e942fab61d8-150x150.jpg" xlink:type="simple" xlink:show="embed" xlink:actuate="onLoad" draw:mime-type="image/jpeg"/>
</draw:frame>
</text:a>
</text:p>
      <text:p text:style-name="P4">
<text:a xlink:type="simple" xlink:href="https://armyinform.com.ua/wp-content/uploads/2023/06/bd50d7ec-84af-441f-8d3b-86d6dcfa8b4c.jpg" text:style-name="Internet_20_link" text:visited-style-name="Visited_20_Internet_20_Link">
<draw:frame draw:style-name="fr1" draw:name="Image351" text:anchor-type="as-char" svg:width="6.9236in" svg:height="6.9236in" draw:z-index="0">
<draw:image xlink:href="../Images/AРМІЯINFORM/2023-06-16T52-00-00-04-00/bd50d7ec-84af-441f-8d3b-86d6dcfa8b4c-150x150.jpg" xlink:type="simple" xlink:show="embed" xlink:actuate="onLoad" draw:mime-type="image/jpeg"/>
</draw:frame>
</text:a>
</text:p>
      <text:p text:style-name="P4">
News Source: <text:a xlink:type="simple" xlink:href="https://armyinform.com.ua/2023/06/16/volodymyr-zelenskyj-my-zobovyazani-tym-hto-stav-na-zahyst-zhyttya-nashogo-narodu/" text:style-name="Internet_20_link" text:visited-style-name="Visited_20_Internet_20_Link">
https://armyinform.com.ua/2023/06/16/volodymyr-zelenskyj-my-zobovyazani-tym-hto-stav-na-zahyst-zhyttya-nashogo-narodu/</text:a>
</text:p>
      <!--NEWS-->
      <text:h text:style-name="P10" text:outline-level="1">
<text:span text:style-name="T4">
For over 15 months of large -scale aggression, Russia has damaged or destroyed 1554 medical facilities</text:span>
</text:h>
      <text:p text:style-name="P4">
Author: ['АРМІЯINFORM']</text:p>
      <text:p text:style-name="P4">
Time: 2023-06-16T53:00:00-04:00</text:p>
      <text:p text:style-name="P4">
Description: In the same place of the widespread Army Army Army,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422634062650129123_y.jpg" text:style-name="Internet_20_link" text:visited-style-name="Visited_20_Internet_20_Link">
photo_5422634062650129123_y.jpg</text:a>
']</text:p>
      <text:p text:style-name="P4">
Tags: ['STOPRUSSIA', 'АГРЕСІЯ РФ', 'ВІЙНА', 'ВТОРГНЕННЯ РФ', 'НАСЛІДКИ ВОРОЖИХ ОБСТРІЛІВ']</text:p>
      <text:p text:style-name="P4">
Category: News</text:p>
      <!--METADATA-->
      <text:p text:style-name="P4">
<draw:frame draw:style-name="fr1" draw:name="Image352" text:anchor-type="as-char" svg:width="6.9236in" svg:height="3.894525in" draw:z-index="0">
<draw:image xlink:href="../Images/AРМІЯINFORM/2023-06-16T53-00-00-04-00/photo_5422634062650129123_y.jpg" xlink:type="simple" xlink:show="embed" xlink:actuate="onLoad" draw:mime-type="image/jpeg"/>
</draw:frame>
Illustrative photo</text:p>
      <text:p text:style-name="P4">
For more than a year of large -scale aggression, the Russian army has continued to aim Ukrainian infrastructure, cause missile shelling and beat funeral cities and civilians. Thus, since February 24 last year, the territory of Ukraine has already damaged 1370 facilities of medical facilities, 184 objects have been destroyed completely, <text:a xlink:type="simple" xlink:href="https://www.kmu.gov.ua/news/za-ponad-15-misiatsiv-povnomasshtabnoi-viiny-rosiia-poshkodyla-abo-zruinuvala-1-554-obiekty-medzakladiv" text:style-name="Internet_20_link" text:visited-style-name="Visited_20_Internet_20_Link">
reports</text:a>
Government portal.</text:p>
      <text:p text:style-name="P4">
Medical infrastructure of Kharkiv, Kherson, Donetsk, Mykolaiv and Kyiv region suffered the greatest losses. However, despite constant bombing, Ukraine continues to restore medical institutions.</text:p>
      <text:p text:style-name="P4">
In particular, as of June 2023, the 301 facility of medical institutions has already been completely restored and 332 other objects were partially restored.</text:p>
      <text:p text:style-name="P4">
Contrary to daily shelling and challenges faced by the medical system of Ukraine, the Ministry of Health together with partners and will be given to restore the Ukrainian medical infrastructure from war.</text:p>
      <text:p text:style-name="P4">
News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Someone breaks his hand, leg, open belly, and he is "all is well", tries to reassure you</text:span>
</text:h>
      <text:p text:style-name="P4">
Author: ['Олександр Козубенко']</text:p>
      <text:p text:style-name="P4">
Time: 2023-06-16T54:00:00-04:00</text:p>
      <text:p text:style-name="P4">
Description: Marina, paramedic to the battaliyon mechanized brigades "Cold Yar", with fierce 2022 Rock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foto-1-feldsher-maryna.jpg" text:style-name="Internet_20_link" text:visited-style-name="Visited_20_Internet_20_Link">
foto-1-feldsher-maryna.jpg</text:a>
', '<text:a xlink:type="simple" xlink:href="https://armyinform.com.ua/wp-content/uploads/2023/06/foto-2-sanitarna-mashyna.jpg" text:style-name="Internet_20_link" text:visited-style-name="Visited_20_Internet_20_Link">
foto-2-sanitarna-mashyna.jpg</text:a>
']</text:p>
      <text:p text:style-name="P4">
Tags: ['ЖИТТЄВІ ІСТОРІЇ', 'ФЕЛЬДШЕР']</text:p>
      <text:p text:style-name="P4">
Category: News</text:p>
      <!--METADATA-->
      <text:p text:style-name="P4">
<draw:frame draw:style-name="fr1" draw:name="Image353" text:anchor-type="as-char" svg:width="6.9236in" svg:height="4.604194in" draw:z-index="0">
<draw:image xlink:href="../Images/AРМІЯINFORM/2023-06-16T54-00-00-04-00/foto-1-feldsher-maryna.jpg" xlink:type="simple" xlink:show="embed" xlink:actuate="onLoad" draw:mime-type="image/jpeg"/>
</draw:frame>
_Marina, the paramedic of the battalion of the mechanized brigade "Cold Yar", from February 20122 to export the wounded from the battlefield on its already third ml-TB. The driver of them died during evacuation in the Kharkiv operation, the girl herself was only "only" with six contusions. He says everyone reacts in different ways: "One has torn off his leg, and he also calms me down, and some crying from scratch ricochet."</text:p>
      <text:p text:style-name="P4">
During our meeting, it turns out that calm and reasonable Feldhdhler has a formidable call sign "witch". In fact, he comes to the name with his name, and in general, the boys of the motor infantry battalion warmly speak about his combat physician warmly.</text:p>
      <text:p text:style-name="P4">
The name "combat physician" in relation to Marina is not for the red word. She worked on the evacuation of the wounded from the hell of the battles - from Izium Dovkhmut.</text:p>
      <ul>
        <li>
I found out who we had the team command only when they came out. Before that, she was constantly on the road - from positions to a stabilization office, - says Marina.</li>
      </ul>
      <text:p text:style-name="P4">
Girl is a local one from the typical mining city Dimitrov <text:span text:style-name="T5">
(Today, the Pokrovsky district of Donetsk region. - Ed.)</text:span>
. The father was killed in the mine, the mother died before the war, a son, who lives in the city, a nearby renovated brigade. Maryna of her time was the Lavastiantyniv Medical School, so her knowledge was needed in the armed forces. After the beginning of Russian aggression, she concluded a contract and served as a nurse in the resuscitation of the Mariupol military hospital for two years. Clinics. Then it happened on December 24, 2022.</text:p>
      <text:p text:style-name="P4">
-Familiar guys were invited to the Mariupol Brigade, I came to them, and already on the 25th day she was mobilized,-Marina recalls. - Despite the fact that I was nursing, anesthesiology and intensive care, I worked as a prostimitarian instructor.</text:p>
      <text:p text:style-name="P4">
Marina spent the first 11 months of continuous battles in the district in the district, Trostyanets, Izium, then Bakhmut. He says that although the first wounded in 2016, he had to learn a lot during a large-scale invasion during a large-scale invasion."She handled," the boys tell us next to us. - Up to hundreds of people moved on herself.</text:p>
      <text:p text:style-name="P4">
According to Marina, she tried to do her work, no matter what: “It was so that they carry a wounded without half of the head, but he is still breathing - reanimation. I provide first aid, bring to a safe place from where others are erected and taken to a stabilization point. And then I know that he still dies… As the doctor you understand that he will not survive, he is already in agony, the plane is simply incompatible with life, but I perform my task in any way, my business is to keep them life on the field battle. After all, many of the guys are still "scraped"-they are taken out, connected to the IVL <text:span text:style-name="T5">
(apparatus ventilation of the lungs. - Ed.)</text:span>
, resuscitated, treated, put on their feet… ”</text:p>
      <text:p text:style-name="P4">
Usually, evacuation physicians themselves work literally under the bullets of shells. Marina shows her "Motoliga", which is hidden in the landlash of the oilmed point: “I already have two MT-LBs. Two mehvods <text:span text:style-name="T5">
(mechanic-driver. –Aut.)</text:span>
 - wounded, one - died under raisins. I was lucky, it took place only with contusions. "</text:p>
      <text:p text:style-name="P4">
<draw:frame draw:style-name="fr1" draw:name="Image354" text:anchor-type="as-char" svg:width="6.9236in" svg:height="4.604194in" draw:z-index="0">
<draw:image xlink:href="../Images/AРМІЯINFORM/2023-06-16T54-00-00-04-00/foto-2-sanitarna-mashyna.jpg" xlink:type="simple" xlink:show="embed" xlink:actuate="onLoad" draw:mime-type="image/jpeg"/>
</draw:frame>
Marina near the MT-LB sanitary machine: “In May they received, the cellar smelled. And now all in fragments, his tanks are punched ... "</text:p>
      <text:p text:style-name="P4">
-In August, we came out of Izium to Bakhmut, closed the exit as doctors, and apparently the Russians listened to our "rapeseed"(radio station. - Ed.), - mentioned. - They heard that we had to pick up the guys and at this time cover. There was a specific shelling. In the Motolizi hole is terrible, Mehvodu was ... I was lucky that I had time to hide in the dugout. Behu was faded, Nani was evacuated under fire. They thought they would now "disassemble" us. Alevives. I am told: "Marina, don't worry, it's just a small shrapnel, the elasticity of Mehvod will be good." But the artery interrupted ...</text:p>
      <text:p text:style-name="P4">
In general, during our conversation, Marina is not very eager to mention the moments of the service: "What can be found in the war?- Yes, everyone has their own pain threshold, but there are really boys patient, - Marina says. - Someone breaks his hand, a leg, a stopped belly, and he is "all right", he tries to reassure you .. And there is a scratch or a shrapnel out - he will cut a half car so that you have a skull - more than a helmet.</text:p>
      <text:p text:style-name="P4">
Now Marina is a paramedic of a mechanized battalion, a sergeant. She continues to quench the wounded, "intercepts" them literally on the forefront, but when the brigade is from the position of recovery, the doctor also has enough work.</text:p>
      <text:p text:style-name="P4">
-First, we work not only with our unit, we help everyone,-says Marina. - Our stABPNT works on a bunch of crews. If I open my journal where I write the wounded, then I don't even know half the brigades. And not only from the armed forces, there are border guards and others.</text:p>
      <text:p text:style-name="P4">
In addition, the battalion's medical center takes somatic patients("The back hurts, coughing-grows"-calls it Marina)and provides daily training in the field. Training, too, is accompanied by injuries or solic strokes and more.</text:p>
      <text:p text:style-name="P4">
I ask farewell, isn't it scary? “How scary?!Of course, scary ... - says Marina. - But the boys need to help. Well, who will do it!”</text:p>
      <text:p text:style-name="P4">
<text:span text:style-name="T5">
Opto author</text:span>
</text:p>
      <text:p text:style-name="P4">
News Source: <text:a xlink:type="simple" xlink:href="https://armyinform.com.ua/2023/06/16/komus-vidryvaye-ruku-nogu-rozpanahanyj-zhyvit-a-vin-vse-dobre-starayetsya-tebe-zaspokoyity/" text:style-name="Internet_20_link" text:visited-style-name="Visited_20_Internet_20_Link">
https://armyinform.com.ua/2023/06/16/komus-vidryvaye-ruku-nogu-rozpanahanyj-zhyvit-a-vin-vse-dobre-starayetsya-tebe-zaspokoyity/</text:a>
</text:p>
      <!--NEWS-->
      <text:h text:style-name="P10" text:outline-level="1">
<text:span text:style-name="T4">
The SBU warns of the preparation of a number of new IPSO by Russian special services</text:span>
</text:h>
      <text:p text:style-name="P4">
Author: ['АРМІЯINFORM']</text:p>
      <text:p text:style-name="P4">
Time: 2023-06-16T55:00:00-04:00</text:p>
      <text:p text:style-name="P4">
Description: STOSOLEMENTED OF THE FORMENTION OF THE INSTRUCTION TO NAKENASY of the Ukrainian special services of the Russian Federation Gotyuta Nov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ОРОЖА ІПСО', 'ВТОРГНЕННЯ РФ', 'СЛУЖБА БЕЗПЕКИ УКРАЇНИ']</text:p>
      <text:p text:style-name="P4">
Category: News</text:p>
      <!--METADATA-->
      <text:p text:style-name="P4">
<draw:frame draw:style-name="fr1" draw:name="Image355" text:anchor-type="as-char" svg:width="6.9236in" svg:height="4.367194in" draw:z-index="0">
<draw:image xlink:href="../Images/AРМІЯINFORM/2023-06-16T55-00-00-04-00/a8879da467f5ef3186c59aa101cecbce_id76321_1300x820_141_650x410.jpg" xlink:type="simple" xlink:show="embed" xlink:actuate="onLoad" draw:mime-type="image/jpeg"/>
</draw:frame>
Illustrative photo</text:p>
      <text:p text:style-name="P4">
Concerning representatives of the Defense and Security Forces of Ukraine, the special services of the Russian Federation prepare provocations. Such data of the SBU revealed during counterintelligence.</text:p>
      <text:p text:style-name="P4">
About this <text:a xlink:type="simple" xlink:href="https://t.me/SBUkr/8654" text:style-name="Internet_20_link" text:visited-style-name="Visited_20_Internet_20_Link">
it is referred</text:a>
In the report of the Ukrainian special service.</text:p>
      <text:p text:style-name="P4">
In particular, according to operational data, employees of the 5 FSB Service of the Russian Federation plan a series, which should include misinformation about the alleged Russian citizenship of Ukrainian statesmen, the leadership of the forces of defense and safety and their Germans, as well as other officials.</text:p>
      <text:p text:style-name="P4">
The "plausibility" and the evidence base of fakes, among other things, should provide:</text:p>
      <ul>
        <li>
entry of the FSB in the State Registers of the Russian Federation of records that allegedly must confirm the version of hostile special services; * forgery of documents of Ukrainian statesmen and representatives of defense forces.</li>
      </ul>
      <text:p text:style-name="P4">
According to operational data, the start of the implementation of a hostile IPSO in the Ukrainian information field is scheduled for the near future.</text:p>
      <text:p text:style-name="P4">
Without success in the battlefield, the enemy seeks by any methods of undermining the psychological and emotional state of Ukrainian soldiers on the forefront and destabilizing the confidence in the country.</text:p>
      <text:p text:style-name="P4">
We urge representatives of the Ukrainian media to be critical of such "sensational" information. The SBU systematically monitors all such manipulations, exposes and delays the Kremlin agents, who deliberately help the enemy from the inside. We work together for the victory of Ukraine!</text:p>
      <text:p text:style-name="P4">
News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Lithuanian Ministry of Defense Head: In Brussels, I observe incredible unity in support of Ukraine</text:span>
</text:h>
      <text:p text:style-name="P4">
Author: ['АРМІЯINFORM']</text:p>
      <text:p text:style-name="P4">
Time: 2023-06-16T56:00:00-04:00</text:p>
      <text:p text:style-name="P4">
Description: Ministra defendes Lithuania Arvidas Anushauskas is attached, Brussels at the thirteemati Zustych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egvjctyq8cx.jpg" text:style-name="Internet_20_link" text:visited-style-name="Visited_20_Internet_20_Link">
iegvjctyq8cx.jpg</text:a>
']</text:p>
      <text:p text:style-name="P4">
Tags: ['АРВІДАС АНУШАУСКАС', 'ПІДТРИМКА УКРАЇНИ', 'РАМШТАЙН']</text:p>
      <text:p text:style-name="P4">
Category: News</text:p>
      <!--METADATA-->
      <text:p text:style-name="P4">
<draw:frame draw:style-name="fr1" draw:name="Image356" text:anchor-type="as-char" svg:width="6.9236in" svg:height="4.32725in" draw:z-index="0">
<draw:image xlink:href="../Images/AРМІЯINFORM/2023-06-16T56-00-00-04-00/iegvjctyq8cx.jpg" xlink:type="simple" xlink:show="embed" xlink:actuate="onLoad" draw:mime-type="image/jpeg"/>
</draw:frame>
Lithuanian Defense Minister Arvidas Anushauskas noted that in Brussels, the soda meeting of the Ramstein Defense Defense Group, he was able to observe unity in support of Ukraine.</text:p>
      <text:p text:style-name="P4">
About this <text:a xlink:type="simple" xlink:href="https://twitter.com/a_anusauskas/status/1669613480389890049" text:style-name="Internet_20_link" text:visited-style-name="Visited_20_Internet_20_Link">
it is referred</text:a>
In his tweet.</text:p>
      <text:p text:style-name="P4">
“I am in Brussels, where I see incredible unity in support of Ukraine. Today, Ukraine's support is much greater than a year ago, ”Arvidasanushauskas wrote.</text:p>
      <text:p text:style-name="P4">
He emphasized that countries are creating new forms and opportunities for Ukraine support, and the military industry is expanding and producing an increasing ammunition for Ukraine.</text:p>
      <text:p text:style-name="P4">
Recall that in Brussels <text:a xlink:type="simple" xlink:href="https://armyinform.com.ua/2023/06/15/bilshe-leopardiv-rakety-dlya-ppo-ta-koalicziya-vynyshhuvachiv-soyuznyky-pidbyly-pidsumky-ramshtajnu-13/" text:style-name="Internet_20_link" text:visited-style-name="Visited_20_Internet_20_Link">
took place</text:a>
Another, thirteenth meeting of the contact group on Defense of Ukraine Ramstein. The Allies of Ukraine have agreed on new military assistance for siloboron.</text:p>
      <text:p text:style-name="P4">
News Source: <text:a xlink:type="simple" xlink:href="https://armyinform.com.ua/2023/06/16/glava-minoborony-lytvy-u-bryusseli-ya-sposterigayu-nejmovirnu-yednist-u-pidtrymczi-ukrayiny/" text:style-name="Internet_20_link" text:visited-style-name="Visited_20_Internet_20_Link">
https://armyinform.com.ua/2023/06/16/glava-minoborony-lytvy-u-bryusseli-ya-sposterigayu-nejmovirnu-yednist-u-pidtrymczi-ukrayiny/</text:a>
</text:p>
      <!--NEWS-->
      <text:h text:style-name="P10" text:outline-level="1">
<text:span text:style-name="T4">
Our art struck four areas of focus of personnel and enemy military equipment</text:span>
</text:h>
      <text:p text:style-name="P4">
Author: ['АРМІЯINFORM']</text:p>
      <text:p text:style-name="P4">
Time: 2023-06-16T57:00:00-04:00</text:p>
      <text:p text:style-name="P4">
Description: Yak the General Headquarters of the Zbroyni forces of Ukraine, PIDRODRODILE OF RAKTERS WICH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357" text:anchor-type="as-char" svg:width="6.9236in" svg:height="2.993015in" draw:z-index="0">
<draw:image xlink:href="../Images/AРМІЯINFORM/2023-06-16T57-00-00-04-00/arta.jpg" xlink:type="simple" xlink:show="embed" xlink:actuate="onLoad" draw:mime-type="image/jpeg"/>
</draw:frame>
<text:span text:style-name="T4">
 🔥 Situation on Russian invasion </text:span>
</text:p>
      <text:p text:style-name="P4">
As <text:a xlink:type="simple" xlink:href="https://www.facebook.com/GeneralStaff.ua/posts/pfbid0dPywGa4GNEVU4faKyy664STksZCcNbnqSooW5FYSejZEHfcaKNk1sn45gg9QbzEUl" text:style-name="Internet_20_link" text:visited-style-name="Visited_20_Internet_20_Link">
reports</text:a>
The General Staff of the Armed Forces of Ukraine, missile forces and artillery units of the last day were affected by 2 management points, anti-aircraft missile complex, 4 areas of concentration of personnel and military technician, 3 ammunition and 7 artillery units at fire.</text:p>
      <text:p text:style-name="P4">
News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As a result of Ukraine's shelling of Rosarmia, four civilians were killed over the past day, 21 were injured</text:span>
</text:h>
      <text:p text:style-name="P4">
Author: ['АРМІЯINFORM']</text:p>
      <text:p text:style-name="P4">
Time: 2023-06-16T58:00:00-04:00</text:p>
      <text:p text:style-name="P4">
Description: The last passes of the Rosiyski Vіsyska were shelled by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d859a386-5f73-40a9-a992-34f300c37a8e.jpg" text:style-name="Internet_20_link" text:visited-style-name="Visited_20_Internet_20_Link">
d859a386-5f73-40a9-a992-34f300c37a8e.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358" text:anchor-type="as-char" svg:width="6.9236in" svg:height="4.723771in" draw:z-index="0">
<draw:image xlink:href="../Images/AРМІЯINFORM/2023-06-16T58-00-00-04-00/d859a386-5f73-40a9-a992-34f300c37a8e.jpg" xlink:type="simple" xlink:show="embed" xlink:actuate="onLoad" draw:mime-type="image/jpeg"/>
</draw:frame>
During the last day, Russian troops fired at the territory of 8 regions of Ukraine.</text:p>
      <text:p text:style-name="P4">
About it <text:a xlink:type="simple" xlink:href="https://t.me/militarymediacenter/2267" text:style-name="Internet_20_link" text:visited-style-name="Visited_20_Internet_20_Link">
reports</text:a>
Military Mediacenter.</text:p>
      <text:p text:style-name="P4">
From different types of weapons - mortars, tanks, artillery, RSZV, UAV, tactical aviation - 135 settlements and 66 infrastructure sites were attacked.</text:p>
      <text:p text:style-name="P4">
According to preliminary information, 4 civilians were killed and 21 were injured.</text:p>
      <text:p text:style-name="P4">
News Source: <text:a xlink:type="simple" xlink:href="https://armyinform.com.ua/2023/06/16/vnaslidok-obstrilu-ukrayiny-rosarmiyeyu-za-mynulu-dobu-zagynulo-chetvero-czyvilnyh-osib-21-poraneno/" text:style-name="Internet_20_link" text:visited-style-name="Visited_20_Internet_20_Link">
https://armyinform.com.ua/2023/06/16/vnaslidok-obstrilu-ukrayiny-rosarmiyeyu-za-mynulu-dobu-zagynulo-chetvero-czyvilnyh-osib-21-poraneno/</text:a>
</text:p>
      <!--NEWS-->
      <text:h text:style-name="P10" text:outline-level="1">
<text:span text:style-name="T4">
Ukrainian defenders at night destroyed two "shahas" over Mykolaiv region</text:span>
</text:h>
      <text:p text:style-name="P4">
Author: ['АРМІЯINFORM']</text:p>
      <text:p text:style-name="P4">
Time: 2023-06-16T59:00:00-04:00</text:p>
      <text:p text:style-name="P4">
Description: Unoch 16 Chervnya Obapovitryan defense of the SSUs of the ZSU ZSU, two Iranian shock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shah.jpg" text:style-name="Internet_20_link" text:visited-style-name="Visited_20_Internet_20_Link">
shah.jpg</text:a>
']</text:p>
      <text:p text:style-name="P4">
Tags: ['SHAHED-136/131', 'БПЛА', 'БПЛА ZALA', 'КОМАНДУВАННЯ ПОВІТРЯНИХ СИЛ ЗСУ', 'ЛАНЦЕТ', 'МИКОЛАЇВЩИНА', 'ОРЛАН-10', 'ОРЛАН-30']</text:p>
      <text:p text:style-name="P4">
Category: News</text:p>
      <!--METADATA-->
      <text:p text:style-name="P4">
<draw:frame draw:style-name="fr1" draw:name="Image359" text:anchor-type="as-char" svg:width="6.9236in" svg:height="3.89773in" draw:z-index="0">
<draw:image xlink:href="../Images/AРМІЯINFORM/2023-06-16T59-00-00-04-00/shah.jpg" xlink:type="simple" xlink:show="embed" xlink:actuate="onLoad" draw:mime-type="image/jpeg"/>
</draw:frame>
Illustrative photo</text:p>
      <text:p text:style-name="P4">
On the night of June 16, the Air Force Air Force Defense of the Armed Forces destroyed the Two-Rannian shock UAVS Shahd-136/131 in the southern direction-in the Nikolaev region.</text:p>
      <text:p text:style-name="P4">
About it <text:a xlink:type="simple" xlink:href="https://t.me/kpszsu/2570" text:style-name="Internet_20_link" text:visited-style-name="Visited_20_Internet_20_Link">
reports</text:a>
Air Force of the Armed Forces.</text:p>
      <text:p text:style-name="P4">
Also last day, the defenders of the sky have destroyed the enemy shock UAV "Lancet", "Orlan-10", "Orlan-30", "Zala" and one UAV of not installed type.</text:p>
      <text:p text:style-name="P4">
The Air Force Aviation for the last day of June 15 was carried out up to ten group aviaries on the positions of the Russian occupation troops.</text:p>
      <text:p text:style-name="P4">
News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Europe cultural institutions will join the digitalization of Ukrainian museums and libraries - MKIP</text:span>
</text:h>
      <text:p text:style-name="P4">
Authors: Ukrinform (Person)</text:p>
      <text:p text:style-name="P4">
Publisher: Укринформ (Organization)</text:p>
      <text:p text:style-name="P4">
Published Time: 2023-06-16T5:04:23+03:00</text:p>
      <text:p text:style-name="P4">
Modified Time: 2023-06-16T22:04:23+03:00</text:p>
      <text:p text:style-name="P4">
Description: The ICIP, together with the Ministry of Defense with the support of the European Commission, expanded the laptops for Ukraine, contacting European cultural institutions to provide Ukrainian museums and libraries with computer equipment. - Ukrinform.</text:p>
      <text:p text:style-name="P4">
Images: ['<text:a xlink:type="simple" xlink:href="https://static.ukrinform.com/photos/2023_06/thumb_files/630_360_1686942156-997.jpg" text:style-name="Internet_20_link" text:visited-style-name="Visited_20_Internet_20_Link">
630_360_16869...</text:a>
']</text:p>
      <text:p text:style-name="P4">
Tags: ['Європа', 'Мінцифри', 'МКІП ']</text:p>
      <text:p text:style-name="P4">
Type: Article</text:p>
      <!--METADATA-->
      <text:p text:style-name="P4">
<draw:frame draw:style-name="fr1" draw:name="Image360" text:anchor-type="as-char" svg:width="6.9236in" svg:height="3.956343in" draw:z-index="0">
<draw:image xlink:href="../Images/yкринформ/2023-06-16T5-04-23-03-00/630_360_1686942156-997.jpg" xlink:type="simple" xlink:show="embed" xlink:actuate="onLoad" draw:mime-type="image/jpeg"/>
</draw:frame>
Mkps with the Ministry of Defense, with the support of the European Commission, expanded the laptops for Ukraine, contacting European cultural institutions on the provision of Ukrainian museums and libraries with computer equipment.</text:p>
      <text:p text:style-name="P4">
About it reports [press service of the Ministry of Culture and Information Policy]](https://mkip.gov.ua/news/9335.html), reports Ukrinform.</text:p>
      <text:p text:style-name="P4">
“Today, as part of Digital Assembly 2023, with the support of DG Connect and Europea, they have publicly contacted European cultural institutions to help them help Ukrainian laptops, scanners, data storage devices for valuables. In Ukraine, ”the Minister of Culture and Information Policy on Digital Development, Digital Transformations and Digitalization reports Anastasia Bondar.</text:p>
      <text:p text:style-name="P4">
<text:span text:style-name="T4">
 Read also: </text:span>
 <text:a xlink:type="simple" xlink:href="https://www.ukrinform.ua/rubric-culture/3723879-tkacenko-cerez-pidriv-kahovskoi-ges-u-zoni-riziku-147-zakladiv-kulturi-ta-misteckoi-osviti.html" text:style-name="Internet_20_link" text:visited-style-name="Visited_20_Internet_20_Link">
Tkachenko: Through the undermining of the Kakhovskaya hydroelectric power station in the risk zone - 147 institutions of culture and art education</text:a>
She emphasized that Ukraine is currently working on the creation of a single state register of the Museum Fund. At the same time, the vast majority of national museums and libraries do not have technical equipment for filling and keeping such a register.</text:p>
      <text:p text:style-name="P4">
According to the statistics of the department, there are now about 2.5 thousand museums in Ukraine in Ukraine, and only 10% of them are provided with the necessary technical means. At the same time, the Director General of the Current European Commission on Communication Networks, Content and Technologies Programming up for targeted assistance to cultural institutions.</text:p>
      <text:p text:style-name="P4">
It is noted that the laptops for Ukraine, to which the MKIP was joined, was launched by the Ministry of Digital Transformation.</text:p>
      <text:p text:style-name="P4">
<text:span text:style-name="T4">
 Read also: </text:span>
 <text:a xlink:type="simple" xlink:href="https://www.ukrinform.ua/rubric-crimea/3723190-ukraina-vede-peregovori-pro-bezoplatne-povernenna-skifskogo-zolota-tkacenko.html" text:style-name="Internet_20_link" text:visited-style-name="Visited_20_Internet_20_Link">
Ukraine is talking about the free return of Scythian gold - Tkachenko</text:a>
As it was reported, the Ministry of Culture and National Heritage of Poland, Solidarity Fund PL and MKIP in 2022 began the implementation of the project "Implementation of the electronic system of the Register of the Museum Fund of Ukraine".</text:p>
      <text:p text:style-name="P4">
Photo: MKIP</text:p>
      <text:p text:style-name="P4">
News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The President of Ukraine convenes the NSDC meeting on June 23</text:span>
</text:h>
      <text:p text:style-name="P4">
Author: ['АРМІЯINFORM']</text:p>
      <text:p text:style-name="P4">
Time: 2023-06-16T60:00:00-04:00</text:p>
      <text:p text:style-name="P4">
Description: 23 Chervni 2023 Rock for the guards of the President of Ukraine Volodimir Zelensky Vidbud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99d4eaef9991695d7ad94b83ad5c5223.jpg" text:style-name="Internet_20_link" text:visited-style-name="Visited_20_Internet_20_Link">
99d4eaef9991695d7ad94b83ad5c5223.jpg</text:a>
']</text:p>
      <text:p text:style-name="P4">
Tags: ['ВОЛОДИМИР ЗЕЛЕНСЬКИЙ', 'ЗАСІДАННЯ РНБО', 'ПРЕЗИДЕНТ УКРАЇНИ']</text:p>
      <text:p text:style-name="P4">
Category: News</text:p>
      <!--METADATA-->
      <text:p text:style-name="P4">
<draw:frame draw:style-name="fr1" draw:name="Image361" text:anchor-type="as-char" svg:width="6.9236in" svg:height="3.891902in" draw:z-index="0">
<draw:image xlink:href="../Images/AРМІЯINFORM/2023-06-16T60-00-00-04-00/99d4eaef9991695d7ad94b83ad5c5223.jpg" xlink:type="simple" xlink:show="embed" xlink:actuate="onLoad" draw:mime-type="image/jpeg"/>
</draw:frame>
On June 23, 2023, on behalf of President of Ukraine Volodymyr Zelensky, a meeting of the National Security and Defense Council of Ukraine will be held.</text:p>
      <text:p text:style-name="P4">
About it <text:a xlink:type="simple" xlink:href="https://www.rnbo.gov.ua/ua/Diialnist/6413.html" text:style-name="Internet_20_link" text:visited-style-name="Visited_20_Internet_20_Link">
reports</text:a>
Apparatrnbo of Ukraine.</text:p>
      <text:p text:style-name="P4">
At the meeting it is planned to consider overcoming the manifestations of corruption by the Usystem of justice, as well as the results of the test of the readiness of work of stationary shelters during the reflection of air attacks will be heard.</text:p>
      <text:p text:style-name="P4">
Speakers: Chairman of the Security Service of Ukraine Vasyliy Malyuk, Minister of Internal Affairs of Ukraine Igor Klimenko, Minister of Strategic Industrial Proceedings of Ukraine Oleksandr Kamyshin.</text:p>
      <text:p text:style-name="P4">
News Source: <text:a xlink:type="simple" xlink:href="https://armyinform.com.ua/2023/06/16/prezydent-ukrayiny-sklykaye-zasidannya-rnbo-na-23-chervnya/" text:style-name="Internet_20_link" text:visited-style-name="Visited_20_Internet_20_Link">
https://armyinform.com.ua/2023/06/16/prezydent-ukrayiny-sklykaye-zasidannya-rnbo-na-23-chervnya/</text:a>
</text:p>
      <!--NEWS-->
      <text:h text:style-name="P10" text:outline-level="1">
<text:span text:style-name="T4">
Alexei Reznikov met with the head of the Ministry of Defense of Canada at Ramstayna - thanked for his military assistance</text:span>
</text:h>
      <text:p text:style-name="P4">
Author: ['АРМІЯINFORM']</text:p>
      <text:p text:style-name="P4">
Time: 2023-06-16T61:00:00-04:00</text:p>
      <text:p text:style-name="P4">
Description: Minstro defense of Ukraine Oleksii Reznikov was ink by Kanadskoi Kolgoy Anand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ysoevnwaaejklz-e1686895575141.jpg" text:style-name="Internet_20_link" text:visited-style-name="Visited_20_Internet_20_Link">
fysoevnwaaejklz-e1686895575141.jpg</text:a>
']</text:p>
      <text:p text:style-name="P4">
Tags: ['АНІТА АНАНД', 'КАНАДА', 'МІЖНАРОДНА ПІДТРИМКА УКРАЇНИ', 'ОЛЕКСІЙ РЕЗНІКОВ', 'ОФІЦІЙНО']</text:p>
      <text:p text:style-name="P4">
Category: News</text:p>
      <!--METADATA-->
      <text:p text:style-name="P4">
<draw:frame draw:style-name="fr1" draw:name="Image362" text:anchor-type="as-char" svg:width="6.9236in" svg:height="5.785052in" draw:z-index="0">
<draw:image xlink:href="../Images/AРМІЯINFORM/2023-06-16T61-00-00-04-00/fysoevnwaaejklz-e1686895575141.jpg" xlink:type="simple" xlink:show="embed" xlink:actuate="onLoad" draw:mime-type="image/jpeg"/>
</draw:frame>
The Minister of Defense of Ukraine Oleksiy Reznikov met with Canadian colleague Anitaanand in Ramstin's fields and thanked her for the last tranche of military assistance.</text:p>
      <text:p text:style-name="P4">
The head of the Defense Ministry of Ukraine [wrote] about it(https://twitter.com/oleksiireznikov/status/1669444007397556225)Utwitter.</text:p>
      <text:p text:style-name="P4">
“He met with my good friend and colleague in the sidelines of the contact group of Ukraine's defense in the format of Ramstein. I thanked her for Ukraine's unwavering support from Canada, in particular for the last tranche of military assistance. We will definitely win with such friends!I am glad to see this in Canada in fashion blue and yellow, ”his post reads.</text:p>
      <text:p text:style-name="P4">
Alexei Reznikov noted that Ukraine and Canada are uniting special friendship by international.</text:p>
      <text:p text:style-name="P4">
As it was reported, in Brussels <text:a xlink:type="simple" xlink:href="https://armyinform.com.ua/2023/06/15/bilshe-leopardiv-rakety-dlya-ppo-ta-koalicziya-vynyshhuvachiv-soyuznyky-pidbyly-pidsumky-ramshtajnu-13/" text:style-name="Internet_20_link" text:visited-style-name="Visited_20_Internet_20_Link">
took place</text:a>
Another, eleventh meeting of the Contact Group on Defense of Ukraine in Ramstein format.</text:p>
      <text:p text:style-name="P4">
News Source: <text:a xlink:type="simple" xlink:href="https://armyinform.com.ua/2023/06/16/oleksij-reznikov-na-ramshtajni-zustrivsya-z-glavoyu-minoborony-kanady-podyakuvav-za-vijskovu-dopomogu/" text:style-name="Internet_20_link" text:visited-style-name="Visited_20_Internet_20_Link">
https://armyinform.com.ua/2023/06/16/oleksij-reznikov-na-ramshtajni-zustrivsya-z-glavoyu-minoborony-kanady-podyakuvav-za-vijskovu-dopomogu/</text:a>
</text:p>
      <!--NEWS-->
      <text:h text:style-name="P10" text:outline-level="1">
<text:span text:style-name="T4">
The Government has approved amendments to the Customs Code to simplify the movement of goods of the Armed Forces across the border</text:span>
</text:h>
      <text:p text:style-name="P4">
Author: ['АРМІЯINFORM']</text:p>
      <text:p text:style-name="P4">
Time: 2023-06-16T62:00:00-04:00</text:p>
      <text:p text:style-name="P4">
Description: Kabіnet Min Striv Slovavov Zmіni to the Minite Code of the Lawyvs of the Averection of Averazdni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ya-20250-31304.jpg" text:style-name="Internet_20_link" text:visited-style-name="Visited_20_Internet_20_Link">
ya-20250-31304.jpg</text:a>
']</text:p>
      <text:p text:style-name="P4">
Tags: ['КАБМІН', 'МИТНИЦЯ']</text:p>
      <text:p text:style-name="P4">
Category: News</text:p>
      <!--METADATA-->
      <text:p text:style-name="P4">
<draw:frame draw:style-name="fr1" draw:name="Image363" text:anchor-type="as-char" svg:width="6.9236in" svg:height="3.956343in" draw:z-index="0">
<draw:image xlink:href="../Images/AРМІЯINFORM/2023-06-16T62-00-00-04-00/ya-20250-31304.jpg" xlink:type="simple" xlink:show="embed" xlink:actuate="onLoad" draw:mime-type="image/jpeg"/>
</draw:frame>
The Cabinet of Ministers approved amendments to the Customs Code and other laws on the transfer of the movement of goods of the Armed Forces of Ukraine and the Armed Forces of the Member States of the European Union and NATO.</text:p>
      <text:p text:style-name="P4">
About it <text:a xlink:type="simple" xlink:href="https://www.mof.gov.ua/uk/news/minfin_uriad_skhvaliv_zmini_do_mitnogo_kodeksu_ta_inshikh_zakoniv_shchodo_sproshchennia_peremishchennia_vantazhiv_zsu_ta_zbroinikh_sil_derzhav__chleniv_ies_ta_nato-4055" text:style-name="Internet_20_link" text:visited-style-name="Visited_20_Internet_20_Link">
reports</text:a>
The Ministry of Finance press service.</text:p>
      <text:p text:style-name="P4">
It is noted that the bill was developed by the Ministry of Finance together with the State Customs Service of simplification of the procedure of movement across the customs border of Ukraine of military equipment and other goods of the Armed Forces, which go abroad for military exercises or other temporary purposes, as well as the armed forces of the EU and NATO member states. for a similar purpose.</text:p>
      <text:p text:style-name="P4">
Amendments to the Customs Code, in particular, provide for the introduction of the respective form of declaration in the national name(Forms 302), which is widely used in EU and NATO member states and contains a minimal set of data, for units of the Armed Forces, directed in accordance with the law to other states.</text:p>
      <text:p text:style-name="P4">
It is envisaged to simplify the procedure for declaring military equipment and other towns of units of the Armed Forces of the EU and NATO member states, which are admitted to the territory of Ukraine by the law.</text:p>
      <text:p text:style-name="P4">
Interagency interaction is also being improved through the exchange of information of the interstate service, the Ministry of Defense and the State Export Control Control during the movement of military equipment and other goods in the form of 302, etc.</text:p>
      <text:p text:style-name="P4">
The bill has been drawn up to implement the Government Priority Action Plan for 2023 in the near future will be sent for consideration by the Verkhovna Rada of Ukraine.</text:p>
      <text:p text:style-name="P4">
News Source: <text:a xlink:type="simple" xlink:href="https://armyinform.com.ua/2023/06/16/uryad-shvalyv-zminy-do-mytnogo-kodeksu-shhodo-sproshhennya-peremishhennya-vantazhiv-zsu-cherez-kordon/" text:style-name="Internet_20_link" text:visited-style-name="Visited_20_Internet_20_Link">
https://armyinform.com.ua/2023/06/16/uryad-shvalyv-zminy-do-mytnogo-kodeksu-shhodo-sproshhennya-peremishhennya-vantazhiv-zsu-cherez-kordon/</text:a>
</text:p>
      <!--NEWS-->
      <text:h text:style-name="P10" text:outline-level="1">
<text:span text:style-name="T4">
The occupiers from the Storm-Z detachment rob their own units and disappear in an "unknown direction"</text:span>
</text:h>
      <text:p text:style-name="P4">
Author: ['АРМІЯINFORM']</text:p>
      <text:p text:style-name="P4">
Time: 2023-06-16T63:00:00-04:00</text:p>
      <text:p text:style-name="P4">
Description: On Timchasovo of the Teritaic of Luhansko, the VITSHITS IS STTTYVAVA Zbilshennya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rosiyany-marodery.jpg" text:style-name="Internet_20_link" text:visited-style-name="Visited_20_Internet_20_Link">
rosiyany-marodery.jpg</text:a>
']</text:p>
      <text:p text:style-name="P4">
Tags: ['АГРЕСІЯ РФ', 'ВТОРГНЕННЯ РФ', 'ГУР МОУ', 'ШТОРМ-Z']</text:p>
      <text:p text:style-name="P4">
Category: News</text:p>
      <!--METADATA-->
      <text:p text:style-name="P4">
<draw:frame draw:style-name="fr1" draw:name="Image364" text:anchor-type="as-char" svg:width="6.9236in" svg:height="4.32725in" draw:z-index="0">
<draw:image xlink:href="../Images/AРМІЯINFORM/2023-06-16T63-00-00-04-00/rosiyany-marodery.jpg" xlink:type="simple" xlink:show="embed" xlink:actuate="onLoad" draw:mime-type="image/jpeg"/>
</draw:frame>
Illustrative photo</text:p>
      <text:p text:style-name="P4">
In the temporarily occupied territories of the Luhansk region, there is a significant increase in the attempts of selling military property by servicemen of the occupation army. For the most part, these are recruited recruits of storm-z, which flee from their units together with small arms.</text:p>
      <text:p text:style-name="P4">
About it <text:a xlink:type="simple" xlink:href="https://t.me/DIUkraine/2437" text:style-name="Internet_20_link" text:visited-style-name="Visited_20_Internet_20_Link">
reports</text:a>
Main Directorate of Intelligence of Defense of Ukraine.</text:p>
      <text:p text:style-name="P4">
Given the lack of payment of the promised contract, "storms" compensate for "losses", withdrawing trucks in their units, which are fulfilled by state property. For the most part, these are auto parts, tires and fuels. They try to sell property in the nearest settlements of Tavida in an "unknown direction".</text:p>
      <text:p text:style-name="P4">
Dissertation is also activated in regular parts of the occupying army. She was tested by both the intensification of hostilities and heavy losses, as well as recent vacations for the military involved in Ukraine.</text:p>
      <text:p text:style-name="P4">
In particular, 90 armed invaders escaped from their positions near the village of Arabivkivvativsky district of Luhansk region.</text:p>
      <text:p text:style-name="P4">
News Source: <text:a xlink:type="simple" xlink:href="https://armyinform.com.ua/2023/06/16/okupanty-zi-skladu-zagoniv-shtorm-z-grabuyut-vlasni-pidrozdily-ta-znykayut-v-nevidomomu-napryamku/" text:style-name="Internet_20_link" text:visited-style-name="Visited_20_Internet_20_Link">
https://armyinform.com.ua/2023/06/16/okupanty-zi-skladu-zagoniv-shtorm-z-grabuyut-vlasni-pidrozdily-ta-znykayut-v-nevidomomu-napryamku/</text:a>
</text:p>
      <!--NEWS-->
      <text:h text:style-name="P10" text:outline-level="1">
<text:span text:style-name="T4">
The right of the Ministry of Defense to the land plot worth more than UAH 1.7 million in Kremenchug is renewed</text:span>
</text:h>
      <text:p text:style-name="P4">
Author: ['АРМІЯINFORM']</text:p>
      <text:p text:style-name="P4">
Time: 2023-06-16T64:00:00-04:00</text:p>
      <text:p text:style-name="P4">
Description: For the Truchannya Poltavvo, specialized prosecutors at the field of defense of the Central Regi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4/sud.-zemlya.jpg" text:style-name="Internet_20_link" text:visited-style-name="Visited_20_Internet_20_Link">
sud.-zemlya.jpg</text:a>
']</text:p>
      <text:p text:style-name="P4">
Tags: ['ЗЕМЛЯ ОБОРОНИ']</text:p>
      <text:p text:style-name="P4">
Category: News</text:p>
      <!--METADATA-->
      <text:p text:style-name="P4">
<draw:frame draw:style-name="fr1" draw:name="Image365" text:anchor-type="as-char" svg:width="6.9236in" svg:height="5.181161in" draw:z-index="0">
<draw:image xlink:href="../Images/AРМІЯINFORM/2023-06-16T64-00-00-04-00/sud.-zemlya.jpg" xlink:type="simple" xlink:show="embed" xlink:actuate="onLoad" draw:mime-type="image/jpeg"/>
</draw:frame>
For the interference of the Poltava Specialized Prosecutor's Office in the field of defense central region, the right of the Ministry of Defense of Ukraine to a land nonsense worth more than UAH 1.7 million, located in Kremenchuk, was renewed.</text:p>
      <text:p text:style-name="P4">
About it <text:a xlink:type="simple" xlink:href="https://vppnr.gp.gov.ua/ua/news.html" text:style-name="Internet_20_link" text:visited-style-name="Visited_20_Internet_20_Link">
informs</text:a>
The press service of the Specialized Prosecutor's Office in the field of defense of the Central Region.</text:p>
      <text:p text:style-name="P4">
Prosecutors of the Poltava Special Prosecutor's Office proved in court that the Poltava Regional State Administration, having violated the requirements of the Law of Ukraine "On Amendments to Dow's Legislative Acts of Ukraine on the Distinction of State Lands of State", did not take measures to adopt the said land lands to state property.</text:p>
      <text:p text:style-name="P4">
By the decision of the Poltava District Administrative Court of 07.06.2023, the implementation in the case was closed due to the fact that after the appeal of the special proceedings of the court with a statement of claim, the Poltava Ova actually recognized the detected violations and registered the right of state ownership of land in Kremenchuk, which belongs to the land Defense.</text:p>
      <text:p text:style-name="P4">
News Source: <text:a xlink:type="simple" xlink:href="https://armyinform.com.ua/2023/06/16/ponovleno-pravo-ministerstva-oborony-na-zemelnu-dilyanku-vartistyu-ponad-17-mln-grn-u-kremenchuzi/" text:style-name="Internet_20_link" text:visited-style-name="Visited_20_Internet_20_Link">
https://armyinform.com.ua/2023/06/16/ponovleno-pravo-ministerstva-oborony-na-zemelnu-dilyanku-vartistyu-ponad-17-mln-grn-u-kremenchuzi/</text:a>
</text:p>
      <!--NEWS-->
      <text:h text:style-name="P10" text:outline-level="1">
<text:span text:style-name="T4">
Canadian Air Force has already sent more than 5,000 tons of military assistance to Ukraine</text:span>
</text:h>
      <text:p text:style-name="P4">
Author: ['АРМІЯINFORM']</text:p>
      <text:p text:style-name="P4">
Time: 2023-06-16T65:00:00-04:00</text:p>
      <text:p text:style-name="P4">
Description: VID of the very large-scale of the Rosiyski aggression of the Ukrainian-LICIKOVO-POVITSIANS ...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75573562-792.jpg" text:style-name="Internet_20_link" text:visited-style-name="Visited_20_Internet_20_Link">
630_360_1675573562-792.jpg</text:a>
']</text:p>
      <text:p text:style-name="P4">
Tags: ['АНІТА АНАНД', 'ВІЙНА', 'ДОПОМОГА ПАРТНЕРІВ', 'КАНАДА', 'МІЖНАРОДНА ПІДТРИМКА УКРАЇНИ', 'СВІТ ПІДТРИМУЄ УКРАЇНУ', 'УКРАЇНСЬКИЙ НАРОД НЕПЕРЕМОЖНИЙ']</text:p>
      <text:p text:style-name="P4">
Category: News</text:p>
      <!--METADATA-->
      <text:p text:style-name="P4">
<draw:frame draw:style-name="fr1" draw:name="Image366" text:anchor-type="as-char" svg:width="6.9236in" svg:height="3.956343in" draw:z-index="0">
<draw:image xlink:href="../Images/AРМІЯINFORM/2023-06-16T65-00-00-04-00/630_360_1675573562-792.jpg" xlink:type="simple" xlink:show="embed" xlink:actuate="onLoad" draw:mime-type="image/jpeg"/>
</draw:frame>
Since the beginning of large-scale Russian aggression against Ukraine, more than 5,000 tons of military assistance for Ukraine have delivered to Ukraine aircraft forces.</text:p>
      <text:p text:style-name="P4">
About it <text:a xlink:type="simple" xlink:href="https://twitter.com/AnitaAnandMP/status/1669090032223674368" text:style-name="Internet_20_link" text:visited-style-name="Visited_20_Internet_20_Link">
reported</text:a>
Canadian Defense Minister Anita Anand.</text:p>
      <text:p text:style-name="P4">
“The Canadian Air Force Unit in Scottish Pestvik has delivered more than 10 million pounds(<text:span text:style-name="T5">
nad 5000 tons .</text:span>
 - _ ed.)the assistance allocated by Ukraine Canada, its units and partners, ”it reads.</text:p>
      <text:p text:style-name="P4">
Anita Anand indicated that from the beginning of this transport mission in March, the Canadian Air Force aircraft had made almost 400 departures in the last year, spending 3,000 hours in the air. With their participation, 21 states were transported.</text:p>
      <text:p text:style-name="P4">
She also added that Canada will continue to support Ukraine by transporting these important cargoes.</text:p>
      <text:p text:style-name="P4">
News Source: <text:a xlink:type="simple" xlink:href="https://armyinform.com.ua/2023/06/16/kanadski-povitryani-syly-vzhe-dopravyly-v-ukrayinu-ponad-5-000-tonn-vijskovoyi-dopomogy/" text:style-name="Internet_20_link" text:visited-style-name="Visited_20_Internet_20_Link">
https://armyinform.com.ua/2023/06/16/kanadski-povitryani-syly-vzhe-dopravyly-v-ukrayinu-ponad-5-000-tonn-vijskovoyi-dopomogy/</text:a>
</text:p>
      <!--NEWS-->
      <text:h text:style-name="P10" text:outline-level="1">
<text:span text:style-name="T4">
68 of the Armed Forces and National Guard officers who studied at the National University of Defense have the title of Hero of Ukraine - President of Ukraine</text:span>
</text:h>
      <text:p text:style-name="P4">
Author: ['АРМІЯINFORM']</text:p>
      <text:p text:style-name="P4">
Time: 2023-06-16T66:00:00-04:00</text:p>
      <text:p text:style-name="P4">
Description: 64 Ofіtseri Zbroyni forces of Ukraine Tu Chotiri Ofіtseri National Guards, Yaki Befor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098a03d47d6ad54c804fc27134c63825_1686914820_wysiwyg-1.jpeg" text:style-name="Internet_20_link" text:visited-style-name="Visited_20_Internet_20_Link">
098a03d47d6ad54c804fc27134c63825_1686914820_wysiwyg-1.jpeg</text:a>
']</text:p>
      <text:p text:style-name="P4">
Tags: ['ВИПУСК ОФІЦЕРІВ', 'НАЦІОНАЛЬНИЙ УНІВЕРСИТЕТ ОБОРОНИ УКРАЇНИ ІМЕНІ ІВАНА ЧЕРНЯХОВСЬКОГО', 'ПРЕЗИДЕНТ УКРАЇНИ']</text:p>
      <text:p text:style-name="P4">
Category: News</text:p>
      <!--METADATA-->
      <text:p text:style-name="P4">
<draw:frame draw:style-name="fr1" draw:name="Image367" text:anchor-type="as-char" svg:width="6.9236in" svg:height="4.621503in" draw:z-index="0">
<draw:image xlink:href="../Images/AРМІЯINFORM/2023-06-16T66-00-00-04-00/098a03d47d6ad54c804fc27134c63825_1686914820_wysiwyg-1.jpeg" xlink:type="simple" xlink:show="embed" xlink:actuate="onLoad" draw:mime-type="image/jpeg"/>
</draw:frame>
64 Officers of the Armed Forces of Ukraine and four officers of the National Guard, who have been in the National University of Defense of Ukraine, have the honorary title of the hero of Ukraine.</text:p>
      <text:p text:style-name="P4">
About it <text:a xlink:type="simple" xlink:href="https://www.president.gov.ua/news/nashe-vijsko-sogodni-staye-she-micnishim-ishe-silnishoyu-sta-83645" text:style-name="Internet_20_link" text:visited-style-name="Visited_20_Internet_20_Link">
said</text:a>
President of Ukraine Volodymyrzelensky during his address to graduates of a higher military institution.</text:p>
      <text:p text:style-name="P4">
“More than a thousand students and officers of the university permanent staff have performed combat missions, protecting the state from the enemy. 64 of the Ukrainian Officers and four officers of the National Guard who have studied work have the honorary title of Hero of Ukraine. I thank everyone who prepares the newpolitin of Ukrainian military commanders, ”the Head of State said.</text:p>
      <text:p text:style-name="P4">
President of Ukraine Volodymyr Zelensky also noted the staff of the national university of defense of Ukraine, which prepares the highest level soldiers, the development of human capital of all components of the state defense and security of the state according to the best practitioners and standards compatible with the educational programs of partner countries.</text:p>
      <text:p text:style-name="P4">
At this time, the National University of Defense is trained in six fields of knowledge in ten specialties and 52 educational programs in seven institutes and 12 educational and scientific centers.</text:p>
      <text:p text:style-name="P4">
Upon completion of the speech, the President presented diplomas with honors and breaststies for excellent graduation from a higher military educational institution 15 -fits - graduates of strategic and operational levels of training(5 Osibbraded Badge, 10 - Diplomas with honors).</text:p>
      <text:p text:style-name="P4">
В урочистостях з нагоди випуску слухачів Національного університету оборониУкраїни також взяли участь: керівник Офісу Президента Андрій Єрмак,Головнокомандувач Збройних Сил генерал Валерій Залужний, секретар Ради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 України.</text:p>
      <text:p text:style-name="P4">
News Source: <text:a xlink:type="simple" xlink:href="https://armyinform.com.ua/2023/06/16/68-oficzeriv-zsu-ta-naczgvardiyi-yaki-navchalysya-v-naczionalnomu-universyteti-oborony-mayut-zvannya-geroya-ukrayiny-prezydent-ukrayiny/" text:style-name="Internet_20_link" text:visited-style-name="Visited_20_Internet_20_Link">
https://armyinform.com.ua/2023/06/16/68-oficzeriv-zsu-ta-naczgvardiyi-yaki-navchalysya-v-naczionalnomu-universyteti-oborony-mayut-zvannya-geroya-ukrayiny-prezydent-ukrayiny/</text:a>
</text:p>
      <!--NEWS-->
      <text:h text:style-name="P10" text:outline-level="1">
<text:span text:style-name="T4">
CEO of the IAEA visited the ZPP: The station can work safely for a certain time</text:span>
</text:h>
      <text:p text:style-name="P4">
Author: ['АРМІЯINFORM']</text:p>
      <text:p text:style-name="P4">
Time: 2023-06-16T67:00:00-04:00</text:p>
      <text:p text:style-name="P4">
Description: General Director of the Ministry of Economy Agency of the Zeleergi (Magate) Raphael Gross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8f1ca0b-8ce8-4933-804a-4a0ad4848e21-e1686900968214.jpg" text:style-name="Internet_20_link" text:visited-style-name="Visited_20_Internet_20_Link">
28f1ca0b-8ce8-4933-804a-4a0ad4848e21-e1686900968214.jpg</text:a>
']</text:p>
      <text:p text:style-name="P4">
Tags: ['ЗАЕС', 'КАХОВСЬКА ГЕС', 'МАГАТЕ', 'РАФАЕЛЬ ГРОССІ']</text:p>
      <text:p text:style-name="P4">
Category: News</text:p>
      <!--METADATA-->
      <text:p text:style-name="P4">
<draw:frame draw:style-name="fr1" draw:name="Image368" text:anchor-type="as-char" svg:width="6.9236in" svg:height="4.171469in" draw:z-index="0">
<draw:image xlink:href="../Images/AРМІЯINFORM/2023-06-16T67-00-00-04-00/28f1ca0b-8ce8-4933-804a-4a0ad4848e21-e1686900968214.jpg" xlink:type="simple" xlink:show="embed" xlink:actuate="onLoad" draw:mime-type="image/jpeg"/>
</draw:frame>
Director General of the International Atomic Energy Agency(IDA)Raphaelgrossi visited a temporarily occupied Zaporizhzhya NPP.</text:p>
      <text:p text:style-name="P4">
About it <text:a xlink:type="simple" xlink:href="https://t.me/shtab_kakhovska_hes/830" text:style-name="Internet_20_link" text:visited-style-name="Visited_20_Internet_20_Link">
reports</text:a>
Headquarters for the elimination of consequences of Kakhovskaya hydroelectric power station.</text:p>
      <text:p text:style-name="P4">
According to him, the water in the ZPEP's protector remains sufficiently level, so the station can work safely for a certain time.</text:p>
      <text:p text:style-name="P4">
Recall <text:a xlink:type="simple" xlink:href="https://armyinform.com.ua/2023/06/15/riven-vody-u-stavku-oholodzhuvachu-zaes-stabilnyj-ale-nadali-neobhidno-znajty-sposib-jogo-popovnennya/" text:style-name="Internet_20_link" text:visited-style-name="Visited_20_Internet_20_Link">
now</text:a>
Zaporizhzhya NPP units are in a safe tastable condition and are in a state of "cold stop".</text:p>
      <text:p text:style-name="P4">
News Source: <text:a xlink:type="simple" xlink:href="https://armyinform.com.ua/2023/06/16/gendyrektor-magate-vidvidav-zaes-stancziya-mozhe-praczyuvaty-bezpechno-vprodovzh-pevnogo-chasu/" text:style-name="Internet_20_link" text:visited-style-name="Visited_20_Internet_20_Link">
https://armyinform.com.ua/2023/06/16/gendyrektor-magate-vidvidav-zaes-stancziya-mozhe-praczyuvaty-bezpechno-vprodovzh-pevnogo-chasu/</text:a>
</text:p>
      <!--NEWS-->
      <text:h text:style-name="P10" text:outline-level="1">
<text:span text:style-name="T4">
Dmytro Kuleba called NATO Secretary General to take a step towards Ukraine's membership in the Alliance</text:span>
</text:h>
      <text:p text:style-name="P4">
Author: ['АРМІЯINFORM']</text:p>
      <text:p text:style-name="P4">
Time: 2023-06-16T68:00:00-04:00</text:p>
      <text:p text:style-name="P4">
Description: Minist of the law enforcement agencies of Ukrainian Kuleba Kuleba PID ROZMOVI HEALITIONS IN General Secreta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9d2a5fc048a1cc18eca9d33b023c762.webp" text:style-name="Internet_20_link" text:visited-style-name="Visited_20_Internet_20_Link">
a9d2a5fc048a1cc18eca9d33b023c762.webp</text:a>
']</text:p>
      <text:p text:style-name="P4">
Tags: ['ВІЛЬНЮСЬКИЙ САМІТ', 'ВСТУП УКРАЇНИ ДО НАТО', 'ДМИТРО КУЛЕБА', 'ЄНС СТОЛТЕНБЕРГ', 'НАТО']</text:p>
      <text:p text:style-name="P4">
Category: News</text:p>
      <!--METADATA-->
      <text:p text:style-name="P4">
<draw:frame draw:style-name="fr1" draw:name="Image369" text:anchor-type="as-char" svg:width="6.9236in" svg:height="3.4618in" draw:z-index="0">
<draw:image xlink:href="../ConvertedIMGs/AРМІЯINFORM/2023-06-16T68-00-00-04-00/a9d2a5fc048a1cc18eca9d33b023c762.png" xlink:type="simple" xlink:show="embed" xlink:actuate="onLoad" draw:mime-type="image/png"/>
</draw:frame>
Foreign Minister of Ukraine Dmitry Kuleb, during a conversation with NATO Secretary General Jens Stoltenberg, stressed the importance of making Ukraine's Drug in the Alliance.</text:p>
      <text:p text:style-name="P4">
About this <text:a xlink:type="simple" xlink:href="https://twitter.com/DmytroKuleba/status/1669608018613346304" text:style-name="Internet_20_link" text:visited-style-name="Visited_20_Internet_20_Link">
it is referred</text:a>
on his Twitter.</text:p>
      <text:p text:style-name="P4">
"I spoke with NATO Secretary General Jens Stoltenberg and thanked him for the efforts aimed at the Vilnius Summit to NATO and Ukraine. Also emphasized the importance of taking a step towards Ukraine's membership, in particular, giving up on the VAT(NATO Membership Action Plan - Ered_.). Настав часузгодити рішення НАТО з новою реальністю», — зазначив міністр.</text:p>
      <text:p text:style-name="P4">
Нагадаємо, що наступний саміт НАТО<text:a xlink:type="simple" xlink:href="https://armyinform.com.ua/2022/11/09/nastupnyj-samit-nato-vidbudetsya-vlitku-2023-roku-v-lytvi/" text:style-name="Internet_20_link" text:visited-style-name="Visited_20_Internet_20_Link">
відбудеться</text:a>
July 11-12, 2023 in Vilnius.</text:p>
      <text:p text:style-name="P4">
News Source: <text:a xlink:type="simple" xlink:href="https://armyinform.com.ua/2023/06/16/dmytro-kuleba-zaklykav-genseka-nato-zrobyty-krok-do-chlenstva-ukrayiny-v-alyansi/" text:style-name="Internet_20_link" text:visited-style-name="Visited_20_Internet_20_Link">
https://armyinform.com.ua/2023/06/16/dmytro-kuleba-zaklykav-genseka-nato-zrobyty-krok-do-chlenstva-ukrayiny-v-alyansi/</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6-16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15646119638452353_y.jpg" text:style-name="Internet_20_link" text:visited-style-name="Visited_20_Internet_20_Link">
photo_5215646119638452353_y.jpg</text:a>
', '<text:a xlink:type="simple" xlink:href="https://armyinform.com.ua/wp-content/uploads/2023/06/photo_5215646119638452354_y.jpg" text:style-name="Internet_20_link" text:visited-style-name="Visited_20_Internet_20_Link">
photo_5215646119638452354_y.jpg</text:a>
']</text:p>
      <text:p text:style-name="P4">
Tags: ['ОФІС ГЕНЕРАЛЬНОГО ПРОКУРОРА']</text:p>
      <text:p text:style-name="P4">
Category: News</text:p>
      <!--METADATA-->
      <text:p text:style-name="P4">
<draw:frame draw:style-name="fr1" draw:name="Image370" text:anchor-type="as-char" svg:width="6.9236in" svg:height="4.447316in" draw:z-index="0">
<draw:image xlink:href="../Images/AРМІЯINFORM/2023-06-16T69-00-00-04-00/photo_5215646119638452353_y.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16 </text:span>
 <text:span text:style-name="T4">
 June </text:span>
 registered:</text:p>
      <ul>
        <li>
93 826 Military Crimes, * 17 365 crimes against national security of Ukraine.</li>
      </ul>
      <text:p text:style-name="P4">
In addition, according to official data of juvenile prosecutors, <text:span text:style-name="T4">
 1507 children have become </text:span>
 due to aggression of the Russian Federation, including:</text:p>
      <ul>
        <li>
488 - children were killed, * 101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71" text:anchor-type="as-char" svg:width="6.9236in" svg:height="4.447316in" draw:z-index="0">
<draw:image xlink:href="../Images/AРМІЯINFORM/2023-06-16T69-00-00-04-00/photo_5215646119638452354_y.jpg" xlink:type="simple" xlink:show="embed" xlink:actuate="onLoad" draw:mime-type="image/jpeg"/>
</draw:frame>
</text:p>
      <text:p text:style-name="P4">
News Source: <text:a xlink:type="simple" xlink:href="https://armyinform.com.ua/2023/06/16/ofis-genprokurora-ukrayiny-zadokumentovano-ponad-17-tysyach-zlochyniv-proty-naczbezpeky-8/" text:style-name="Internet_20_link" text:visited-style-name="Visited_20_Internet_20_Link">
https://armyinform.com.ua/2023/06/16/ofis-genprokurora-ukrayiny-zadokumentovano-ponad-17-tysyach-zlochyniv-proty-naczbezpeky-8/</text:a>
</text:p>
      <!--NEWS-->
      <text:h text:style-name="P10" text:outline-level="1">
<text:span text:style-name="T4">
The suspicion of the so -called "media" from Kherson region was reported, which promoted the integration of the region into the Russian Federation</text:span>
</text:h>
      <text:p text:style-name="P4">
Author: ['АРМІЯINFORM']</text:p>
      <text:p text:style-name="P4">
Time: 2023-06-16T6:00:00-04:00</text:p>
      <text:p text:style-name="P4">
Description: Behind Daniye, PID hour of Timchi paydates Kherson Pіdozryvana enter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35-prokuratura.jpg" text:style-name="Internet_20_link" text:visited-style-name="Visited_20_Internet_20_Link">
1-135-prokuratura.jpg</text:a>
']</text:p>
      <text:p text:style-name="P4">
Tags: ['STOPRUSSIA', 'АГРЕСІЯ РФ', 'ВІЙНА', 'КОЛАБОРАЦІЙНА ДІЯЛЬНІСТЬ', 'ОФІС ГЕНЕРАЛЬНОГО ПРОКУРОРА УКРАЇНИ']</text:p>
      <text:p text:style-name="P4">
Category: News</text:p>
      <!--METADATA-->
      <text:p text:style-name="P4">
<draw:frame draw:style-name="fr1" draw:name="Image372" text:anchor-type="as-char" svg:width="6.9236in" svg:height="3.762973in" draw:z-index="0">
<draw:image xlink:href="../Images/AРМІЯINFORM/2023-06-16T6-00-00-04-00/1-135-prokuratura.jpg" xlink:type="simple" xlink:show="embed" xlink:actuate="onLoad" draw:mime-type="image/jpeg"/>
</draw:frame>
According to the investigation, during the temporary occupation of Kherson, the suspected Ventivilado Media School on the basis of the Tavriya TV and Radio Company created by the occupying authorities. In order to promote the Russian world, the girl interviewed the attachments of the aggressor state.</text:p>
      <text:p text:style-name="P4">
About it <text:a xlink:type="simple" xlink:href="https://www.gp.gov.ua/ua/posts/povidomleno-pro-pidozru-tak-zvanii-mediinici-z-xersonshhini-yaka-propaguvala-integraciyu-regionu-do-rf" text:style-name="Internet_20_link" text:visited-style-name="Visited_20_Internet_20_Link">
reports</text:a>
Office of the Prosecutor General of Ukraine.</text:p>
      <text:p text:style-name="P4">
In addition, after receiving a certificate from the Union of Journalists of Russia, an interview with the media of the occupier country, in which publicly supported the integration of the Russian Federation.</text:p>
      <text:p text:style-name="P4">
The pre -trial investigation is carried out by investigators of the Kherson district administration of the State Emergency Service in the Kherson region.</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News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In all directions of the onset of defense forces in the south there is a promotion of up to two kilometers - a painter</text:span>
</text:h>
      <text:p text:style-name="P4">
Authors: Ukrinform (Person)</text:p>
      <text:p text:style-name="P4">
Publisher: Укринформ (Organization)</text:p>
      <text:p text:style-name="P4">
Published Time: 2023-06-16T6:10:00+03:00</text:p>
      <text:p text:style-name="P4">
Modified Time: 2023-06-16T22:10:00+03:00</text:p>
      <text:p text:style-name="P4">
Description: In the south of the forces of Ukraine, active offensive actions are conducted in several directions, each there is a promotion of up to two kilometers. - Ukrinform.</text:p>
      <text:p text:style-name="P4">
Images: ['<text:a xlink:type="simple" xlink:href="https://static.ukrinform.com/photos/2023_06/thumb_files/630_360_1686844020-670.jpg" text:style-name="Internet_20_link" text:visited-style-name="Visited_20_Internet_20_Link">
630_360_16868...</text:a>
']</text:p>
      <text:p text:style-name="P4">
Tags: ['ЗСУ', 'Війна з Росією', 'Ганна Маляр', 'Контрнаступ']</text:p>
      <text:p text:style-name="P4">
Type: Article</text:p>
      <!--METADATA-->
      <text:p text:style-name="P4">
<draw:frame draw:style-name="fr1" draw:name="Image373" text:anchor-type="as-char" svg:width="6.9236in" svg:height="3.956343in" draw:z-index="0">
<draw:image xlink:href="../Images/yкринформ/2023-06-16T6-10-00-03-00/630_360_1686844020-670.jpg" xlink:type="simple" xlink:show="embed" xlink:actuate="onLoad" draw:mime-type="image/jpeg"/>
</draw:frame>
In the south of the defense of Ukraine, active offensive actions at once in several heads, each there is a promotion of up to two kilometers.</text:p>
      <text:p text:style-name="P4">
This was reported by Deputy Minister of Defense Anna Malyar in <text:a xlink:type="simple" xlink:href="https://t.me/annamaliar/856" text:style-name="Internet_20_link" text:visited-style-name="Visited_20_Internet_20_Link">
telegram</text:a>
, reports Ukrinform.</text:p>
      <text:p text:style-name="P4">
"In the south, in almost all areas and directions where our divisions are in the south, they have tactical success. They are gradually moving forward," she said.</text:p>
      <text:p text:style-name="P4">
According to the enemy, some of the enemy positions and settlements released from the enemy, according to the painter, the process of fixing the forces of defense is ongoing.</text:p>
      <text:p text:style-name="P4">
<text:span text:style-name="T4">
 Read also: </text:span>
 <text:span text:style-name="T4">
 <text:a xlink:type="simple" xlink:href="https://www.ukrinform.ua/rubric-ato/3723449-na-deakih-dilankah-frontu-vtrati-rf-do-devati-raziv-bilsi-za-ukrainski-malar.html" text:style-name="Internet_20_link" text:visited-style-name="Visited_20_Internet_20_Link">
in some areas of the front of Russian loss up to nine times more than Ukrainian - painter</text:a>
</text:span>
</text:p>
      <text:p text:style-name="P4">
As of the evening of June 16, Ukrainian defenders continue to be completed and defensive and have partial success.</text:p>
      <text:p text:style-name="P4">
The defenders operate in the conditions of aviation and artillery advantage of the enemy.</text:p>
      <text:p text:style-name="P4">
"In the directions where we are in defense, no position is lost and the enemy could not be able to proceed," the Deputy Minister said.</text:p>
      <text:p text:style-name="P4">
<text:span text:style-name="T4">
 Read also: </text:span>
 <text:span text:style-name="T4">
 <text:a xlink:type="simple" xlink:href="https://www.ukrinform.ua/rubric-ato/3723944-na-fronti-za-dobu-21-boezitknenna-vorog-zoseredzue-sili-na-cotiroh-napramkah.html" text:style-name="Internet_20_link" text:visited-style-name="Visited_20_Internet_20_Link">
on the front per day - 21 collisions: The enemy focuses on a siline four directions</text:a>
</text:span>
</text:p>
      <text:p text:style-name="P4">
According to the painter, in the east, the defense forces lead both defensive and and and contrastal actions. Here, the enemy tries to displace the Ukrainian troops with -end positions, conducts assault actions in several directions, including Nalimansk.</text:p>
      <text:p text:style-name="P4">
In the Bakhmut direction, the overall intensity of hostilities decreased somewhat.</text:p>
      <text:p text:style-name="P4">
<text:span text:style-name="T4">
 Read also: </text:span>
 <text:span text:style-name="T4">
 <text:a xlink:type="simple" xlink:href="https://www.ukrinform.ua/rubric-ato/3723644-pid-bahmutom-trivae-nastup-na-okremih-napramkah-dla-vitisnenna-rosian-sirskij.html" text:style-name="Internet_20_link" text:visited-style-name="Visited_20_Internet_20_Link">
under Bakhmut, an offensive in separate directions for the identification of Russians - Syrsky</text:a>
</text:span>
</text:p>
      <text:p text:style-name="P4">
Russian invaders, on their part, make every effort to stop the defense of defense forces.</text:p>
      <text:p text:style-name="P4">
In the East, the Russian army holds a considerable amount of forces that continue to be reinforced by moving additional units from other steams to the Bakhmut direction.<text:span text:style-name="T4">
 Read also: </text:span>
 <text:span text:style-name="T4">
 [due to significant losses, the enemy increased the number of hospitals to Lugansk two crematorium(https://www.ukrinform.ua/rubric-regions/3723807-cerez-znacni-vtrati-vorog-zbilsiv-kilkist-spitaliv-i-zaviz-do-luganska-dva-krematorii-ova.html)</text:span>
</text:p>
      <text:p text:style-name="P4">
According to Ukrinform, according to the General Staff of the Armed Forces, the main efforts continue to focus on the Lyman, Bakhmut, Avdiivsky Imarin directions. There were 21 fighting collisions during the day.</text:p>
      <text:p text:style-name="P4">
News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The EU Ambassador to Ukraine Matti Maasikas responded to the Russian Federation's missile strike during African leaders' visit</text:span>
</text:h>
      <text:p text:style-name="P4">
Author: ['АРМІЯINFORM']</text:p>
      <text:p text:style-name="P4">
Time: 2023-06-16T70:00:00-04:00</text:p>
      <text:p text:style-name="P4">
Description: “A missile blow to Kiwa, if there is 6 African LIDERIV, yak signal VID ... War with Ukraine 2022, war with Ukraine Latest news today, News War with Ukraine 2022 The last ones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03/maasikas.jpeg" text:style-name="Internet_20_link" text:visited-style-name="Visited_20_Internet_20_Link">
maasikas.jpeg</text:a>
']</text:p>
      <text:p text:style-name="P4">
Tags: ['МАТТІ МААСІКАС', 'РАКЕТНИЙ УДАР']</text:p>
      <text:p text:style-name="P4">
Category: News</text:p>
      <!--METADATA-->
      <text:p text:style-name="P4">
<draw:frame draw:style-name="fr1" draw:name="Image374" text:anchor-type="as-char" svg:width="6.9236in" svg:height="4.503154in" draw:z-index="0">
<draw:image xlink:href="../Images/AРМІЯINFORM/2023-06-16T70-00-00-04-00/maasikas.jpeg" xlink:type="simple" xlink:show="embed" xlink:actuate="onLoad" draw:mime-type="image/jpeg"/>
</draw:frame>
“A rocket strike in Kiev, when there are 6 African leaders, which is a signal from the aggressor state. A certain resemblance to an attack on Kiev in April 2022, when there was Secretary General Guterres in the city. In any way, leaders feel some realities of Russia's aggressive war, ”<text:a xlink:type="simple" xlink:href="https://twitter.com/MattiMaasikas/status/1669633773263110144" text:style-name="Internet_20_link" text:visited-style-name="Visited_20_Internet_20_Link">
wrote</text:a>
Mattie Maasicas in Twitter.</text:p>
      <text:p text:style-name="P4">
News Source: <text:a xlink:type="simple" xlink:href="https://armyinform.com.ua/2023/06/16/posol-yes-v-ukrayini-matti-maasikas-vidreaguvav-na-raketnyj-udar-rf-pid-chas-vizytu-afrykanskyh-lideriv/" text:style-name="Internet_20_link" text:visited-style-name="Visited_20_Internet_20_Link">
https://armyinform.com.ua/2023/06/16/posol-yes-v-ukrayini-matti-maasikas-vidreaguvav-na-raketnyj-udar-rf-pid-chas-vizytu-afrykanskyh-lideriv/</text:a>
</text:p>
      <!--NEWS-->
      <text:h text:style-name="P10" text:outline-level="1">
<text:span text:style-name="T4">
Dmytro Kuleba about Russian attack in Kiev: it is a signal of Africa that the Russian Federation wants more war rather than peace</text:span>
</text:h>
      <text:p text:style-name="P4">
Author: ['АРМІЯINFORM']</text:p>
      <text:p text:style-name="P4">
Time: 2023-06-16T71:00:00-04:00</text:p>
      <text:p text:style-name="P4">
Description: The main of the law enforcement officers of the Ukrainian Dmitro Kuleba declared, the attack of Rosiya PID RAKENTARY RAKENT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uleba.jpg" text:style-name="Internet_20_link" text:visited-style-name="Visited_20_Internet_20_Link">
kuleba.jpg</text:a>
']</text:p>
      <text:p text:style-name="P4">
Tags: ['ДМИТРО КУЛЕБА', 'РОСІЙСЬКА РАКЕТНА АТАКА']</text:p>
      <text:p text:style-name="P4">
Category: News</text:p>
      <!--METADATA-->
      <text:p text:style-name="P4">
<draw:frame draw:style-name="fr1" draw:name="Image375" text:anchor-type="as-char" svg:width="6.9236in" svg:height="4.2817in" draw:z-index="0">
<draw:image xlink:href="../Images/AРМІЯINFORM/2023-06-16T71-00-00-04-00/kuleba.jpg" xlink:type="simple" xlink:show="embed" xlink:actuate="onLoad" draw:mime-type="image/jpeg"/>
</draw:frame>
Foreign Minister of Ukraine Dmytro Kuleba stated that Russia's missile attack during the visit of African leaders to Kiev is a signal of Africa that Russia wants more war rather than peace.</text:p>
      <text:p text:style-name="P4">
The head of Ukrainian diplomacy [wrote] about it(https://twitter.com/DmytroKuleba/status/1669630367882461184)Violter.</text:p>
      <text:p text:style-name="P4">
"Putin" builds trust ", causing the largest rocket to be in Kiev in a few weeks, just against the background of the visit of African leaders to our capital.</text:p>
      <text:p text:style-name="P4">
We will remind, according to preliminary data as a result of another missile attack of the air defense force <text:a xlink:type="simple" xlink:href="https://armyinform.com.ua/2023/06/16/syly-ppo-vden-znyshhyly-12-raket-i-2-bpla/" text:style-name="Internet_20_link" text:visited-style-name="Visited_20_Internet_20_Link">
destroyed</text:a>
12 rockets and 2 UAVs.</text:p>
      <text:p text:style-name="P4">
News Source: <text:a xlink:type="simple" xlink:href="https://armyinform.com.ua/2023/06/16/dmytro-kuleba-pro-rosijsku-ataku-po-kyyevu-cze-sygnal-afryczi-shho-rf-hoche-bilshe-vijny-a-ne-myru/" text:style-name="Internet_20_link" text:visited-style-name="Visited_20_Internet_20_Link">
https://armyinform.com.ua/2023/06/16/dmytro-kuleba-pro-rosijsku-ataku-po-kyyevu-cze-sygnal-afryczi-shho-rf-hoche-bilshe-vijny-a-ne-myru/</text:a>
</text:p>
      <!--NEWS-->
      <text:h text:style-name="P10" text:outline-level="1">
<text:span text:style-name="T4">
The occupiers keep rocket launchers in the Black Sea with eight "caliber"</text:span>
</text:h>
      <text:p text:style-name="P4">
Author: ['АРМІЯINFORM']</text:p>
      <text:p text:style-name="P4">
Time: 2023-06-16T72:00:00-04:00</text:p>
      <text:p text:style-name="P4">
Description: At the Chorny Morce on the Boyal Cherguvanni, the Chotiri Vorozhly, there is only one of the Jacque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376" text:anchor-type="as-char" svg:width="6.9236in" svg:height="4.615733in" draw:z-index="0">
<draw:image xlink:href="../Images/AРМІЯINFORM/2023-06-16T72-00-00-04-00/raketa-kalibr-pusk-chorne-more.jpg" xlink:type="simple" xlink:show="embed" xlink:actuate="onLoad" draw:mime-type="image/jpeg"/>
</draw:frame>
Illustrative photo</text:p>
      <text:p text:style-name="P4">
In the Black Sea, there are four enemy ships on the battle duty, medium -sized one carpet carrier with eight Calibra.</text:p>
      <text:p text:style-name="P4">
About it <text:a xlink:type="simple" xlink:href="https://fb.watch/lc3XK2jfh3/" text:style-name="Internet_20_link" text:visited-style-name="Visited_20_Internet_20_Link">
reports</text:a>
The press service of the Navy of the Armed Forces.</text:p>
      <text:p text:style-name="P4">
There is one enemy ship in the Sea of Azov.</text:p>
      <text:p text:style-name="P4">
There are eight enemy ships in the Mediterranean Sea.</text:p>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6/okupanty-trymayut-u-chornomu-mori-raketonosij-iz-vismoma-kalibramy/" text:style-name="Internet_20_link" text:visited-style-name="Visited_20_Internet_20_Link">
https://armyinform.com.ua/2023/06/16/okupanty-trymayut-u-chornomu-mori-raketonosij-iz-vismoma-kalibramy/</text:a>
</text:p>
      <!--NEWS-->
      <text:h text:style-name="P10" text:outline-level="1">
<text:span text:style-name="T4">
How to buy housing veterans on the principle of co -financing - clarification</text:span>
</text:h>
      <text:p text:style-name="P4">
Author: ['Леся Медведенко']</text:p>
      <text:p text:style-name="P4">
Time: 2023-06-16T73:00:00-04:00</text:p>
      <text:p text:style-name="P4">
Description: Zakhisniki I Zakhisnitzi, Yaki Nini to brown the Country of Vid Penpulpant, Pili Viyni Law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15-at-16.54.11.jpeg" text:style-name="Internet_20_link" text:visited-style-name="Visited_20_Internet_20_Link">
whatsapp-image-2023-06-15-at-16.54.11.jpeg</text:a>
']</text:p>
      <text:p text:style-name="P4">
Tags: ['ЖИТЛО ДЛЯ ВЕТЕРАНІВ', 'ЖИТЛО ДЛЯ ВІЙСЬКОВОСЛУЖБОВЦІВ', 'СОЦІАЛЬНИЙ ЗАХИСТ ВІЙСЬКОВОСЛУЖБОВЦІВ', 'СОЦІАЛЬНИЙ ЗАХИСТ ПІД ЧАС ВІЙНИ']</text:p>
      <text:p text:style-name="P4">
Category: News</text:p>
      <!--METADATA-->
      <text:p text:style-name="P4">
<draw:frame draw:style-name="fr1" draw:name="Image377" text:anchor-type="as-char" svg:width="6.9236in" svg:height="3.894525in" draw:z-index="0">
<draw:image xlink:href="../Images/AРМІЯINFORM/2023-06-16T73-00-00-04-00/whatsapp-image-2023-06-15-at-16.54.11.jpeg" xlink:type="simple" xlink:show="embed" xlink:actuate="onLoad" draw:mime-type="image/jpeg"/>
</draw:frame>
Defenders and defenders who now defend the country from the occupier will have certain benefits in many areas after the war. The housing program is already operating on co -financing for certain categories of the population, including combatants. According to the decision of the Kyiv City Council, December 08, 2022 “On the budget of the city of Kyiv for 2023”, the funds for this program are also provided. How to buy a house on the principle of co -financing the army of the reinforcement was explained in the Department of Construction and Housing of Kyiv.</text:p>
      <text:p text:style-name="P4">
<text:span text:style-name="T4">
 - </text:span>
 <text:span text:style-name="T4">
 What are the legal grounds for the purchase of housing under the co -financing program? </text:span>
</text:p>
      <ul>
        <li>
the procedure for using the funds provided in the budget of the city of Kyiv for the purchase of a living for certain categories of the population in accordance with the legislation, approved by the order of the executive body(with changes). Головним розпорядником бюджетних коштіввідповідно до Порядку є Департамент будівництва та житлового забезпеченняміста Києва.</li>
      </ul>
      <text:p text:style-name="P4">
— <text:span text:style-name="T4">
За якої умови можна взяти участь у програмі?</text:span>
</text:p>
      <text:p text:style-name="P4">
— Згідно з Порядком бюджетні кошти спрямовуються на оплату частини вартостіжитла, яке придбають громадяни, які <text:span text:style-name="T4">
перебувають на квартирному обліку</text:span>
 врайонних в місті Києві державних адміністраціях.</text:p>
      <text:p text:style-name="P4">
<text:span text:style-name="T4">
—</text:span>
 <text:span text:style-name="T4">
Які категорії військовослужбовців можуть скористатися програмоюспівфінансування житла і на яких умовах?</text:span>
</text:p>
      <ul>
        <li>
          <text:p text:style-name="P4">
<text:span text:style-name="T4">
 Which institution identifies persons entitled to participate in programmatic financing? </text:span>
</text:p>
        </li>
        <li>
          <text:p text:style-name="P4">
According to the procedure, persons who can buy housing under the conditions of consolidation are determined by the district administrations in the city of Kyiv, and the lists of such persons are submitted to the main manager of budgetary funds for the conclusion of tripartite contracts.</text:p>
        </li>
      </ul>
      <text:p text:style-name="P4">
<text:span text:style-name="T4">
 - Are there any restrictions on the area of the apartment that is acquired within the program? </text:span>
</text:p>
      <ul>
        <li>
Citizens can choose an apartment whose living space should not exceed the living area determined in accordance with Art. 48 of the Housing Code of Ukraine(up to 13.65 square meters. m per 1 person)Considering the living space that is already in the property and members of his family.</li>
      </ul>
      <text:h text:style-name="P12" text:outline-level="3">
<text:span text:style-name="T4">
<text:span text:style-name="T4">
 What steps should be taken to participate in the program? </text:span>
</text:span>
</text:h>
      <text:p text:style-name="P4">
1 . It is necessary to stay in the apartment account in the district in the city of the Kyivvvistovsky Administration at the place of residence and registration.</text:p>
      <text:p text:style-name="P4">
2 . At the place of stay in the apartment account, submit the appropriate application to be included in the list of persons who can buy housing on the terms of consolidation.</text:p>
      <text:p text:style-name="P4">
3 . After inclusion in the list and after the city's budget is released from the city budget, the implementation of the said program to submit to the department of construction of Tazhitol provision an application for intention to conclude a contract for the purchase of housing of Naumov co -financing(Notification of the start of acceptance of applications(From the list)It is placed on the official pages of the Department of Construction of Tai -provision on the Internet ").</text:p>
      <text:p text:style-name="P4">
<text:span text:style-name="T4">
<text:span text:style-name="T5">
* У 2019–2022 роках Департамент будівництва та житлового забезпечення містаКиєва в межах виділених коштів з міського бюджету уклав </text:span>
*317</text:span>
 тристоронніхдоговорів про придбання житла на умовах співфінансування <text:span text:style-name="T4">
50/50%</text:span>
 , а також<text:span text:style-name="T4">
113</text:span>
 тристоронніх договорів про придбання житла на умовах співфінансування<text:span text:style-name="T4">
70/30%</text:span>
.</text:p>
      <text:h text:style-name="P12" text:outline-level="3">
<text:span text:style-name="T4">
<text:span text:style-name="T4">
ПЕРЕЛІК ДОКУМЕНТІВ,  які додаються до заяви на придбання квартири на умовах  співфінансування (50/50, 70/30%)</text:span>
</text:span>
</text:h>
      <text:p text:style-name="P4">
1)A copy of the apartment reservation contract that is planned to be purchased or a different document about confirmation of the apartment booking in the applicant's name(Customer of construction)indicating the term of reservation of tank information:</text:p>
      <ul>
        <li>
          <text:p text:style-name="P4">
full address(postal or construction)indicating the section, building, entrance;</text:p>
        </li>
        <li>
          <text:p text:style-name="P4">
name of the residential complex;</text:p>
        </li>
        <li>
          <text:p text:style-name="P4">
Total and living space(sq. m);</text:p>
        </li>
        <li>
          <text:p text:style-name="P4">
the total cost of the apartment and the cost of 1 square. m(UAH);</text:p>
        </li>
        <li>
          <text:p text:style-name="P4">
construction turn;</text:p>
        </li>
        <li>
          <text:p text:style-name="P4">
the state of construction(put into operation or term of commissioning and the degree of readiness as a percentage).</text:p>
        </li>
      </ul>
      <text:p text:style-name="P4">
2)A copy of your passport or ID card(the applicant and adult family members)<text:span text:style-name="T4">
WARNING!A copy of your passport must be provided for children who have reached the age of 14(And </text:span>
 D <text:span text:style-name="T4">
 </text:span>
-<text:span text:style-name="T4">
 </text:span>
 <text:span text:style-name="T4">
 Cards).</text:span>
</text:p>
      <text:p text:style-name="P4">
3)Copy of the taxpayer's registration number(the applicant of Tavsikh family members).</text:p>
      <text:p text:style-name="P4">
<text:span text:style-name="T4">
УВАГА!Ідентифікаційний код потрібен для дітей будь-якого віку.</text:span>
</text:p>
      <text:p text:style-name="P4">
4)A copy of the birth certificate.</text:p>
      <text:p text:style-name="P4">
5)A copy of the marriage / marriage certificate.</text:p>
      <text:p text:style-name="P4">
6)A copy(In case of purchase of an apartment for 50% of their cost)7)A copy of the certificate of direct involvement in the anti -terrorist operation/operation of the Joint Forces(In case of purchase of an apartment for 50% of its cost)8)<text:span text:style-name="T4">
 notarial consent </text:span>
 to buy an apartment from a wife or husband who(which)is not on housing account.</text:p>
      <text:p text:style-name="P4">
<text:span text:style-name="T4">
WARNING!This document is provided in the original immediately before signing the contract. </text:span>
</text:p>
      <text:p text:style-name="P4">
9)Transaction(contract)about real estate on behalf of a minor(up to 14 years old)It is done by its legal representatives - parents.</text:p>
      <text:p text:style-name="P4">
That is, the contract for a minor is signed by <text:span text:style-name="T4">
 two </text:span>
 parents. If the child/mother of the child cannot arrive for signing the contract, he/she should give <text:span text:style-name="T4">
 notarial consent, </text:span>
 to commit such</text:p>
      <text:p text:style-name="P4">
the right in the interests of a common child.</text:p>
      <text:p text:style-name="P4">
<text:span text:style-name="T4">
WARNING!This document is provided in the original directly during the preparation of the contract of the contract. </text:span>
</text:p>
      <text:p text:style-name="P4">
*!</text:p>
      <text:p text:style-name="P4">
News Source: <text:a xlink:type="simple" xlink:href="https://armyinform.com.ua/2023/06/16/yak-prydbaty-zhytlo-veteranam-za-prynczypom-spivfinansuvannya-rozyasnennya/" text:style-name="Internet_20_link" text:visited-style-name="Visited_20_Internet_20_Link">
https://armyinform.com.ua/2023/06/16/yak-prydbaty-zhytlo-veteranam-za-prynczypom-spivfinansuvannya-rozyasnennya/</text:a>
</text:p>
      <!--NEWS-->
      <text:h text:style-name="P10" text:outline-level="1">
<text:span text:style-name="T4">
Despite the fierce resistance of the invaders, the forces of defense move forward - Valery Shershn</text:span>
</text:h>
      <text:p text:style-name="P4">
Author: ['АРМІЯINFORM']</text:p>
      <text:p text:style-name="P4">
Time: 2023-06-16T74:00:00-04:00</text:p>
      <text:p text:style-name="P4">
Description: The power of the defense of Tavriysky is the revenge of the advanced leaders, the result is at the result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ЄДИНІ НОВИНИ', 'ТАВРІЙСЬКИЙ НАПРЯМОК']</text:p>
      <text:p text:style-name="P4">
Category: News</text:p>
      <!--METADATA-->
      <text:p text:style-name="P4">
<draw:frame draw:style-name="fr1" draw:name="Image378" text:anchor-type="as-char" svg:width="6.9236in" svg:height="4.858059in" draw:z-index="0">
<draw:image xlink:href="../Images/AРМІЯINFORM/2023-06-16T74-00-00-04-00/photo_2023-06-06_11-11-13.jpg" xlink:type="simple" xlink:show="embed" xlink:actuate="onLoad" draw:mime-type="image/jpeg"/>
</draw:frame>
Valery Shershn</text:p>
      <text:p text:style-name="P4">
The forces of the Tavriysk direction continue to take offensive actions, the urbans of which are fixed on the new borders. In particular, this applies to Metopol, Berdyansk and Mariupol. The spokesman of the united press center of Tavriyskaya direction, Captain Valery Shershn, told about it in the livelifier of the only news.</text:p>
      <ul>
        <li>
Our counterattack and work on the counter -counter -on the front of the front are happening here. This causes a promotion of 200 meters to one kilometer sideways, - said the spokesman.</li>
      </ul>
      <text:p text:style-name="P4">
According to him, the enemy created a powerful system of engineering barriers, so the meter of the liberated territory is given with great difficulty. But the resistance of the Russian occupation troops, Ukrainian soldiers, are still over.</text:p>
      <ul>
        <li>
Russian occupation troops resist fierce resistance. In some places, on the first line outputs, they pull up reserves from the second line of their defense, however, we are slowly moving forward, - said Valery Shershn.</li>
      </ul>
      <text:p text:style-name="P4">
The officer reported that 36 fighting clashes took place in the Tavriya liability area. The enemy also caught 15 air strikes and is not trying to storm Marinka.</text:p>
      <text:p text:style-name="P4">
News Source: <text:a xlink:type="simple" xlink:href="https://armyinform.com.ua/2023/06/16/popry-shalenyj-sprotyv-okupantiv-syly-oborony-ruhayutsya-vpered-valerij-shershen/" text:style-name="Internet_20_link" text:visited-style-name="Visited_20_Internet_20_Link">
https://armyinform.com.ua/2023/06/16/popry-shalenyj-sprotyv-okupantiv-syly-oborony-ruhayutsya-vpered-valerij-shershen/</text:a>
</text:p>
      <!--NEWS-->
      <text:h text:style-name="P10" text:outline-level="1">
<text:span text:style-name="T4">
Ukrainian military is trained by former military from NATO countries</text:span>
</text:h>
      <text:p text:style-name="P4">
Author: ['Оксана Іванець']</text:p>
      <text:p text:style-name="P4">
Time: 2023-06-16T75:00:00-04:00</text:p>
      <text:p text:style-name="P4">
Description: For the RIK of the large -scale invoice for the Teritarian of Ukraine for the Nashi Country, the war with Ukraine 2022, the war with Ukraine latest news today, the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14-1.jpg" text:style-name="Internet_20_link" text:visited-style-name="Visited_20_Internet_20_Link">
golovna-14-1.jpg</text:a>
', '<text:a xlink:type="simple" xlink:href="https://armyinform.com.ua/wp-content/uploads/2023/06/1-58.jpg" text:style-name="Internet_20_link" text:visited-style-name="Visited_20_Internet_20_Link">
1-58.jpg</text:a>
', '<text:a xlink:type="simple" xlink:href="https://armyinform.com.ua/wp-content/uploads/2023/06/2-14-1-150x150.jpg" text:style-name="Internet_20_link" text:visited-style-name="Visited_20_Internet_20_Link">
2-14-1-150x150.jpg</text:a>
', '<text:a xlink:type="simple" xlink:href="https://armyinform.com.ua/wp-content/uploads/2023/06/3-11-1-150x150.jpg" text:style-name="Internet_20_link" text:visited-style-name="Visited_20_Internet_20_Link">
3-11-1-150x150.jpg</text:a>
', '<text:a xlink:type="simple" xlink:href="https://armyinform.com.ua/wp-content/uploads/2023/06/4-7-1-150x150.jpg" text:style-name="Internet_20_link" text:visited-style-name="Visited_20_Internet_20_Link">
4-7-1-150x150.jpg</text:a>
', '<text:a xlink:type="simple" xlink:href="https://armyinform.com.ua/wp-content/uploads/2023/06/5-7-1-150x150.jpg" text:style-name="Internet_20_link" text:visited-style-name="Visited_20_Internet_20_Link">
5-7-1-150x150.jpg</text:a>
', '<text:a xlink:type="simple" xlink:href="https://armyinform.com.ua/wp-content/uploads/2023/06/6-3-1-150x150.jpg" text:style-name="Internet_20_link" text:visited-style-name="Visited_20_Internet_20_Link">
6-3-1-150x150.jpg</text:a>
', '<text:a xlink:type="simple" xlink:href="https://armyinform.com.ua/wp-content/uploads/2023/06/7-3-1-150x150.jpg" text:style-name="Internet_20_link" text:visited-style-name="Visited_20_Internet_20_Link">
7-3-1-150x150.jpg</text:a>
', '<text:a xlink:type="simple" xlink:href="https://armyinform.com.ua/wp-content/uploads/2023/06/8-1-3-150x150.jpg" text:style-name="Internet_20_link" text:visited-style-name="Visited_20_Internet_20_Link">
8-1-3-150x150.jpg</text:a>
', '<text:a xlink:type="simple" xlink:href="https://armyinform.com.ua/wp-content/uploads/2023/06/9-1-1-150x150.jpg" text:style-name="Internet_20_link" text:visited-style-name="Visited_20_Internet_20_Link">
9-1-1-150x150.jpg</text:a>
', '<text:a xlink:type="simple" xlink:href="https://armyinform.com.ua/wp-content/uploads/2023/06/10-2-1-150x150.jpg" text:style-name="Internet_20_link" text:visited-style-name="Visited_20_Internet_20_Link">
10-2-1-150x150.jpg</text:a>
', '<text:a xlink:type="simple" xlink:href="https://armyinform.com.ua/wp-content/uploads/2023/06/12-mal-150x150.jpg" text:style-name="Internet_20_link" text:visited-style-name="Visited_20_Internet_20_Link">
12-mal-150x150.jpg</text:a>
', '<text:a xlink:type="simple" xlink:href="https://armyinform.com.ua/wp-content/uploads/2023/06/11-2-2-150x150.jpg" text:style-name="Internet_20_link" text:visited-style-name="Visited_20_Internet_20_Link">
11-2-2-150x150.jpg</text:a>
']</text:p>
      <text:p text:style-name="P4">
Tags: ['НАВЧАННЯ ВІЙСЬКОВИХ', 'НАТО', 'ХАРКІВЩИНА']</text:p>
      <text:p text:style-name="P4">
Category: News</text:p>
      <!--METADATA-->
      <text:p text:style-name="P4">
<draw:frame draw:style-name="fr1" draw:name="Image379" text:anchor-type="as-char" svg:width="6.9236in" svg:height="4.615733in" draw:z-index="0">
<draw:image xlink:href="../Images/AРМІЯINFORM/2023-06-16T75-00-00-04-00/golovna-14-1.jpg" xlink:type="simple" xlink:show="embed" xlink:actuate="onLoad" draw:mime-type="image/jpeg"/>
</draw:frame>
During the year of the large -scale invasion of Russia into the territory of Ukraine for our country and the whole world, the forces of defense and security have become a symbol of the copies and professionalism. And even in the context of combat, military formations are to hone the skills of fighting. After all, the counter -offensive of the Ukrainian troops continues in the frontalidinamically and needs new knowledge and skills: in some areas, the counter -offensive of the Ukrainian troops is released - the town of Taselisch is released, and therefore fights in the urbanized area are ongoing, breakthroughs of the well -prepared defense of a well -prepared defense occur; Somewhere units are retaining active defense and destroying Russian invaders on the approaches to the position. Improve knowledge and skills to Ukrainian servicemen help the Western brothers.</text:p>
      <text:p text:style-name="P4">
Yes, in Kharkiv, Ukrainian military training is conducted(TDI). Організація була заснована незабаром післявеликої навали московитів в Україну. Її очільник — колишній рядовий одного збатальйонів Королівського полку Великої Британії Деніел Рідлі.</text:p>
      <text:p text:style-name="P4">
<draw:frame draw:style-name="fr1" draw:name="Image380" text:anchor-type="as-char" svg:width="6.9236in" svg:height="4.617176in" draw:z-index="0">
<draw:image xlink:href="../Images/AРМІЯINFORM/2023-06-16T75-00-00-04-00/1-58.jpg" xlink:type="simple" xlink:show="embed" xlink:actuate="onLoad" draw:mime-type="image/jpeg"/>
</draw:frame>
The man has lived in Ukraine since 2018, has served in a separate battalion's infantry, participating in the OOS in eastern Ukraine. At the time of the cosrobial invasion, the serviceman was on vacation tanking in the occupied Russians, where he assisted the population and the trainees to provide domedic assistance. Daniel was already not turned into military service - he was defended by Mariupol, he could not restore the connection with his unit, and his contract with the Armed Forces soon ended.</text:p>
      <ul>
        <li>
I have been living in Ukraine for 5 years, so I consider it to be my second homeland. Therefore, I decided that I would be able to help fight the invaders and without weapons in my hands. We have created Tridentdefense Initiative with other former NATO military personnel. Our instructors' team is highly qualified, we teach Ukrainian soldiers of the skills we acquired by participating in armed conflicts from Iran to Afghanistan and Syria. I would like to point out, this Volonta project - it is not sponsored by NATO, people are here on their own will of tamotivation.</li>
      </ul>
      <text:p text:style-name="P4">
Today, classes in the training camp are held at several training points: tactical medicine, tactics of combat in field and hubbanized area. In addition, foreign instructors teach the heads of operations planning.Rescue fighters instructors teach the ASM protocol(All Service MembersCourse)the CLS(Сombat Lifesavior Course)- how it is true to act in the "red" and "yellow" zone of hostilities, methods of evacuation of the wounded.</text:p>
      <text:p text:style-name="P4">
<text:a xlink:type="simple" xlink:href="https://armyinform.com.ua/wp-content/uploads/2023/06/2-14-1.jpg" text:style-name="Internet_20_link" text:visited-style-name="Visited_20_Internet_20_Link">
!(Images/AРМІЯINFORM/2023-06-16T75-00-00-04-00/2-14-1-150x150.jpg)</text:a>
</text:p>
      <text:p text:style-name="P4">
<text:a xlink:type="simple" xlink:href="https://armyinform.com.ua/wp-content/uploads/2023/06/3-11-1.jpg" text:style-name="Internet_20_link" text:visited-style-name="Visited_20_Internet_20_Link">
<draw:frame draw:style-name="fr1" draw:name="Image381" text:anchor-type="as-char" svg:width="6.9236in" svg:height="6.9236in" draw:z-index="0">
<draw:image xlink:href="../Images/AРМІЯINFORM/2023-06-16T75-00-00-04-00/3-11-1-150x150.jpg" xlink:type="simple" xlink:show="embed" xlink:actuate="onLoad" draw:mime-type="image/jpeg"/>
</draw:frame>
</text:a>
</text:p>
      <text:p text:style-name="P4">
<text:a xlink:type="simple" xlink:href="https://armyinform.com.ua/wp-content/uploads/2023/06/4-7-1.jpg" text:style-name="Internet_20_link" text:visited-style-name="Visited_20_Internet_20_Link">
<draw:frame draw:style-name="fr1" draw:name="Image382" text:anchor-type="as-char" svg:width="6.9236in" svg:height="6.9236in" draw:z-index="0">
<draw:image xlink:href="../Images/AРМІЯINFORM/2023-06-16T75-00-00-04-00/4-7-1-150x150.jpg" xlink:type="simple" xlink:show="embed" xlink:actuate="onLoad" draw:mime-type="image/jpeg"/>
</draw:frame>
</text:a>
The experience of modern wars and armed conflicts demonstrated that the arena of the most active fights are usually settlements and cities. And in these conditions it is important to learn to use correctly to use all -military units, weapons and military equipment both during the assault, and when the fortified area of the enemy's fortified area. Today, servicemen studied on the theory of tavida workers of the melee, how to "clean" a building in a warehouse.</text:p>
      <text:p text:style-name="P4">
<text:a xlink:type="simple" xlink:href="https://armyinform.com.ua/wp-content/uploads/2023/06/5-7-1.jpg" text:style-name="Internet_20_link" text:visited-style-name="Visited_20_Internet_20_Link">
!(Images/AРМІЯINFORM/2023-06-16T75-00-00-04-00/5-7-1-150x150.jpg)</text:a>
</text:p>
      <text:p text:style-name="P4">
<text:a xlink:type="simple" xlink:href="https://armyinform.com.ua/wp-content/uploads/2023/06/6-3-1.jpg" text:style-name="Internet_20_link" text:visited-style-name="Visited_20_Internet_20_Link">
<draw:frame draw:style-name="fr1" draw:name="Image383" text:anchor-type="as-char" svg:width="6.9236in" svg:height="6.9236in" draw:z-index="0">
<draw:image xlink:href="../Images/AРМІЯINFORM/2023-06-16T75-00-00-04-00/6-3-1-150x150.jpg" xlink:type="simple" xlink:show="embed" xlink:actuate="onLoad" draw:mime-type="image/jpeg"/>
</draw:frame>
</text:a>
</text:p>
      <text:p text:style-name="P4">
<text:a xlink:type="simple" xlink:href="https://armyinform.com.ua/wp-content/uploads/2023/06/7-3-1.jpg" text:style-name="Internet_20_link" text:visited-style-name="Visited_20_Internet_20_Link">
<draw:frame draw:style-name="fr1" draw:name="Image384" text:anchor-type="as-char" svg:width="6.9236in" svg:height="6.9236in" draw:z-index="0">
<draw:image xlink:href="../Images/AРМІЯINFORM/2023-06-16T75-00-00-04-00/7-3-1-150x150.jpg" xlink:type="simple" xlink:show="embed" xlink:actuate="onLoad" draw:mime-type="image/jpeg"/>
</draw:frame>
</text:a>
At the third training point located in the open area, the group of theakursators work out the patrol of the "area of responsibility" and the destruction of the enemy. The instructor carefully monitors the actions of a group of Ukrainian bizarians, and then discussed mistakes with servicemen according to the AAR —Fter Action Review. Tasks are worked out by automatism.</text:p>
      <text:p text:style-name="P4">
<text:a xlink:type="simple" xlink:href="https://armyinform.com.ua/wp-content/uploads/2023/06/8-1-3.jpg" text:style-name="Internet_20_link" text:visited-style-name="Visited_20_Internet_20_Link">
!(Images/AРМІЯINFORM/2023-06-16T75-00-00-04-00/8-1-3-150x150.jpg)</text:a>
</text:p>
      <text:p text:style-name="P4">
<text:a xlink:type="simple" xlink:href="https://armyinform.com.ua/wp-content/uploads/2023/06/9-1-1.jpg" text:style-name="Internet_20_link" text:visited-style-name="Visited_20_Internet_20_Link">
<draw:frame draw:style-name="fr1" draw:name="Image385" text:anchor-type="as-char" svg:width="6.9236in" svg:height="6.9236in" draw:z-index="0">
<draw:image xlink:href="../Images/AРМІЯINFORM/2023-06-16T75-00-00-04-00/9-1-1-150x150.jpg" xlink:type="simple" xlink:show="embed" xlink:actuate="onLoad" draw:mime-type="image/jpeg"/>
</draw:frame>
</text:a>
</text:p>
      <text:p text:style-name="P4">
<text:a xlink:type="simple" xlink:href="https://armyinform.com.ua/wp-content/uploads/2023/06/10-2-1.jpg" text:style-name="Internet_20_link" text:visited-style-name="Visited_20_Internet_20_Link">
<draw:frame draw:style-name="fr1" draw:name="Image386" text:anchor-type="as-char" svg:width="6.9236in" svg:height="6.9236in" draw:z-index="0">
<draw:image xlink:href="../Images/AРМІЯINFORM/2023-06-16T75-00-00-04-00/10-2-1-150x150.jpg" xlink:type="simple" xlink:show="embed" xlink:actuate="onLoad" draw:mime-type="image/jpeg"/>
</draw:frame>
</text:a>
</text:p>
      <text:p text:style-name="P4">
The camp also conducts narrow -profile training on the treatment of some contemporary types of weapons of Western samples.</text:p>
      <text:p text:style-name="P4">
UAV operators under the TDI initiative are conducted by Ukrainian instructors from the Victory Drones project.</text:p>
      <text:p text:style-name="P4">
<text:a xlink:type="simple" xlink:href="https://armyinform.com.ua/wp-content/uploads/2023/06/12-mal.jpg" text:style-name="Internet_20_link" text:visited-style-name="Visited_20_Internet_20_Link">
!(Images/AРМІЯINFORM/2023-06-16T75-00-00-04-00/12-mal-150x150.jpg)</text:a>
</text:p>
      <text:p text:style-name="P4">
<text:a xlink:type="simple" xlink:href="https://armyinform.com.ua/wp-content/uploads/2023/06/11-2-2.jpg" text:style-name="Internet_20_link" text:visited-style-name="Visited_20_Internet_20_Link">
<draw:frame draw:style-name="fr1" draw:name="Image387" text:anchor-type="as-char" svg:width="6.9236in" svg:height="6.9236in" draw:z-index="0">
<draw:image xlink:href="../Images/AРМІЯINFORM/2023-06-16T75-00-00-04-00/11-2-2-150x150.jpg" xlink:type="simple" xlink:show="embed" xlink:actuate="onLoad" draw:mime-type="image/jpeg"/>
</draw:frame>
</text:a>
Working on a direct request of the command, the instructors during the widespread coordination were taught and prepared about 8.5 thousand Ukrainian military.</text:p>
      <text:p text:style-name="P4">
<text:span text:style-name="T5">
Opto author and from the archive tdi</text:span>
</text:p>
      <text:p text:style-name="P4">
News Source: <text:a xlink:type="simple" xlink:href="https://armyinform.com.ua/2023/06/16/na-harkivshhyni-ukrayinskyh-vijskovyh-navchayut-instruktory-z-krayin-nato/" text:style-name="Internet_20_link" text:visited-style-name="Visited_20_Internet_20_Link">
https://armyinform.com.ua/2023/06/16/na-harkivshhyni-ukrayinskyh-vijskovyh-navchayut-instruktory-z-krayin-nato/</text:a>
</text:p>
      <!--NEWS-->
      <text:h text:style-name="P10" text:outline-level="1">
<text:span text:style-name="T4">
The enemy was hit by 24 aviation strikes and made 35 shelling from the RSSL on the positions of our troops and settlements</text:span>
</text:h>
      <text:p text:style-name="P4">
Author: ['АРМІЯINFORM']</text:p>
      <text:p text:style-name="P4">
Time: 2023-06-16T76:00:00-04:00</text:p>
      <text:p text:style-name="P4">
Description: The development of a worm missile impact on Kievshchini was reached by the extent of the Rosiyski,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ВТОРГНЕННЯ РФ', 'ГШ ЗСУ', 'ОПЕРАТИВНА ІНФОРМАЦІЯ']</text:p>
      <text:p text:style-name="P4">
Category: News</text:p>
      <!--METADATA-->
      <text:p text:style-name="P4">
<draw:frame draw:style-name="fr1" draw:name="Image388" text:anchor-type="as-char" svg:width="6.9236in" svg:height="3.893007in" draw:z-index="0">
<draw:image xlink:href="../Images/AРМІЯINFORM/2023-06-16T76-00-00-04-00/2022-10-18-raketnyj-obstril-zhytomyra.jpg" xlink:type="simple" xlink:show="embed" xlink:actuate="onLoad" draw:mime-type="image/jpeg"/>
</draw:frame>
Illustrative Photo <text:span text:style-name="T4">
 🔥 Situation on Russian Completion </text:span>
</text:p>
      <text:p text:style-name="P4">
During the day, the Russian invaders struck the next missile stroke of the Lyvian region, using 6 aerobalist missiles X-47 "dagger" and 6 winged "caliber". Forces and means of air defense of the Air Force of the Tasuhopny troops of the Armed Forces of Ukraine all 12 missiles were destroyed. About it <text:a xlink:type="simple" xlink:href="https://www.facebook.com/GeneralStaff.ua/posts/pfbid027K2FM817SjMqjQqLCcrcj8QYLq48q7TbK98ujito3rK2HVgE2JG1t8Gjqh5E2y2wl" text:style-name="Internet_20_link" text:visited-style-name="Visited_20_Internet_20_Link">
reports</text:a>
General Staff of the Armed Forces of Ukraine.</text:p>
      <text:p text:style-name="P4">
In addition, during the day, the enemy struck 24 aviation strikes and made about 35 shelling of rocket launchers. Unfortunately, in addition to the creation of the infrastructure, peaceful people were injured.</text:p>
      <text:p text:style-name="P4">
The likelihood of rocket and aviation strikes throughout Ukraine is high.</text:p>
      <text:p text:style-name="P4">
The enemy continues to focus the main efforts on Liman, Bakhmut, Avdiiv and Mariinsky directions - 21 fighting took place during the day.</text:p>
      <text:p text:style-name="P4">
News Source: <text:a xlink:type="simple" xlink:href="https://armyinform.com.ua/2023/06/16/vorog-zavdav-24-aviaczijnyh-udariv-ta-zdijsnyv-35-obstriliv-z-rszv-po-pozycziyah-nashyh-vijsk-ta-naselenyh-punktah/" text:style-name="Internet_20_link" text:visited-style-name="Visited_20_Internet_20_Link">
https://armyinform.com.ua/2023/06/16/vorog-zavdav-24-aviaczijnyh-udariv-ta-zdijsnyv-35-obstriliv-z-rszv-po-pozycziyah-nashyh-vijsk-ta-naselenyh-punktah/</text:a>
</text:p>
      <!--NEWS-->
      <text:h text:style-name="P10" text:outline-level="1">
<text:span text:style-name="T4">
7 years of blocking: June 15, the first since 2016 meeting of the Ukraine-NATO (KUN) meeting at the level of defense ministers took place</text:span>
</text:h>
      <text:p text:style-name="P4">
Author: ['АРМІЯINFORM']</text:p>
      <text:p text:style-name="P4">
Time: 2023-06-16T77:00:00-04:00</text:p>
      <text:p text:style-name="P4">
Description: 15 worm 2016 Rock. The Todi Todistan was Zustych Minostriv defendes at forma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nato.jpg" text:style-name="Internet_20_link" text:visited-style-name="Visited_20_Internet_20_Link">
nato.jpg</text:a>
']</text:p>
      <text:p text:style-name="P4">
Tags: ['НАТО']</text:p>
      <text:p text:style-name="P4">
Category: News</text:p>
      <!--METADATA-->
      <text:p text:style-name="P4">
<draw:frame draw:style-name="fr1" draw:name="Image389" text:anchor-type="as-char" svg:width="6.9236in" svg:height="4.609778in" draw:z-index="0">
<draw:image xlink:href="../Images/AРМІЯINFORM/2023-06-16T77-00-00-04-00/nato.jpg" xlink:type="simple" xlink:show="embed" xlink:actuate="onLoad" draw:mime-type="image/jpeg"/>
</draw:frame>
Illustrative photo</text:p>
      <text:p text:style-name="P4">
June 15, 2016. It was then that the meeting of defense ministers Kun. It is known that 7 years this format was blocked by Hungary. Yesterday, June 15, 2023, the epochal meeting of Kun.</text:p>
      <text:p text:style-name="P4">
“In itself, this meeting has already become important and historical in its own way. Simroki was blocked by this work and yesterday we had the opportunity to convey our position and we expect that at the Vilnius Summit Ukraine will get a clear understanding: how and when we can become a member of the Alliance, ”said Oleksiy Reznikov, Ministry of Ministry of Ukraine.</text:p>
      <text:p text:style-name="P4">
Alexei Reznikov added that in the framework of the Commission Ukraine - NATO were discussing short -term and promising.</text:p>
      <text:p text:style-name="P4">
As for the short -term, it was about how NATO could help to adjust the medical rehabilitation of wounded soldiers.</text:p>
      <text:p text:style-name="P4">
Another important area is NATO assistance in the defense procurement of in Ukraine.</text:p>
      <text:p text:style-name="P4">
With regard to promising issues and the future future, it was a matter of fact that it was possible to do to guarantee the security of Ukraine and all of Europe after victory.</text:p>
      <text:p text:style-name="P4">
“Our goal is to make our state strong and capable of searing after victory. And that means - a strong army, which we call the army of the material. This means security guarantee and yes, it means full -fledged in the Alliance, ”the Minister of Defense of Ukraine added.</text:p>
      <text:p text:style-name="P4">
Ukrainian partners have declared unconditional support of Ukraine and added that they would resolve with Ukraine as much as it would be needed.</text:p>
      <text:p text:style-name="P4">
_ <text:span text:style-name="T4">
 Elijah Evlash </text:span>
, for the Armyinform_</text:p>
      <text:p text:style-name="P4">
News Source: <text:a xlink:type="simple" xlink:href="https://armyinform.com.ua/2023/06/16/7-rokiv-blokuvannya-15-chervnya-vidbulosya-pershe-z-2016-roku-zasidannya-komisiyi-ukrayina-nato-kun-na-rivni-ministriv-oborony/" text:style-name="Internet_20_link" text:visited-style-name="Visited_20_Internet_20_Link">
https://armyinform.com.ua/2023/06/16/7-rokiv-blokuvannya-15-chervnya-vidbulosya-pershe-z-2016-roku-zasidannya-komisiyi-ukrayina-nato-kun-na-rivni-ministriv-oborony/</text:a>
</text:p>
      <!--NEWS-->
      <text:h text:style-name="P10" text:outline-level="1">
<text:span text:style-name="T4">
102 buildings remain flooded in Mykolaiv region</text:span>
</text:h>
      <text:p text:style-name="P4">
Author: ['АРМІЯINFORM']</text:p>
      <text:p text:style-name="P4">
Time: 2023-06-16T78:00:00-04:00</text:p>
      <text:p text:style-name="P4">
Description: About the ceremony of the headquarters of the likvіdatsії Naslidkiv Pіdriva Kakhovo Ges. On the wounds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photo_5215192240379512816_y.jpg" text:style-name="Internet_20_link" text:visited-style-name="Visited_20_Internet_20_Link">
photo_5215192240379512816_y.jpg</text:a>
']</text:p>
      <text:p text:style-name="P4">
Tags: ['КАХОВСЬКА ГЕС', 'КАХОВСЬКА ГЕС/ШТАБ INFO']</text:p>
      <text:p text:style-name="P4">
Category: News</text:p>
      <!--METADATA-->
      <text:p text:style-name="P4">
<draw:frame draw:style-name="fr1" draw:name="Image390" text:anchor-type="as-char" svg:width="6.9236in" svg:height="5.185488in" draw:z-index="0">
<draw:image xlink:href="../Images/AРМІЯINFORM/2023-06-16T78-00-00-04-00/photo_5215192240379512816_y.jpg" xlink:type="simple" xlink:show="embed" xlink:actuate="onLoad" draw:mime-type="image/jpeg"/>
</draw:frame>
About it <text:a xlink:type="simple" xlink:href="https://t.me/shtab_kakhovska_hes/839" text:style-name="Internet_20_link" text:visited-style-name="Visited_20_Internet_20_Link">
reports</text:a>
Headquarters for the elimination of consequences of Kakhovskaya hydroelectric power station.</text:p>
      <text:p text:style-name="P4">
On the morning of June 16, 102 buildings, as well as gardens, wells, basements in the territories of private households in the Bashtansky district remain flooded on June 16.</text:p>
      <text:p text:style-name="P4">
The operational headquarters operates in Snihurivka to eliminate the consequences. Three -row areas were created: in the villages of Afanasiyivka, Novovasilovka and Pavlovka. In general, the work of works from the village. Afanasiyivka rescuers evacuated 154 people, of whom 7 children, and from the village. Novovasylivka 8 people. 295 citizens were assisted.</text:p>
      <text:p text:style-name="P4">
To the settlements, which, due to the raising of the water level, were cut off by the administrative centers, the delivery of clean drinking water is organized, the first need.</text:p>
      <text:p text:style-name="P4">
Work on pumping water from flooded basements and wells is ongoing. 1423 cubic meters have already been pumped. m with 88 homeowners.</text:p>
      <text:p text:style-name="P4">
News Source: <text:a xlink:type="simple" xlink:href="https://armyinform.com.ua/2023/06/16/na-mykolayivshhyni-zalyshayutsya-pidtoplenymy-102-budivli/" text:style-name="Internet_20_link" text:visited-style-name="Visited_20_Internet_20_Link">
https://armyinform.com.ua/2023/06/16/na-mykolayivshhyni-zalyshayutsya-pidtoplenymy-102-budivli/</text:a>
</text:p>
      <!--NEWS-->
      <text:h text:style-name="P10" text:outline-level="1">
<text:span text:style-name="T4">
Over 5,000 meters of trenches were dug: Sergey Naev showed how the state border is strengthened</text:span>
</text:h>
      <text:p text:style-name="P4">
Author: ['АРМІЯINFORM']</text:p>
      <text:p text:style-name="P4">
Time: 2023-06-16T79:00:00-04:00</text:p>
      <text:p text:style-name="P4">
Description: The commanded by the PIVNICH OPERATIONAL Zone PIDBITO PIDSUMKI Roboti for Tyzhenen Shtoo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47410835_653646303458092_616149651761357962_n-150x150.jpg" text:style-name="Internet_20_link" text:visited-style-name="Visited_20_Internet_20_Link">
347410835_653646303458092_616149651761357962_n-150x150.jpg</text:a>
', '<text:a xlink:type="simple" xlink:href="https://armyinform.com.ua/wp-content/uploads/2023/06/347395388_653646313458091_247362817904080571_n-150x150.jpg" text:style-name="Internet_20_link" text:visited-style-name="Visited_20_Internet_20_Link">
347395388_653646313458091_247362817904080571_n-150x150.jpg</text:a>
', '<text:a xlink:type="simple" xlink:href="https://armyinform.com.ua/wp-content/uploads/2023/06/347252349_653646323458090_7968044476071697524_n-150x150.jpg" text:style-name="Internet_20_link" text:visited-style-name="Visited_20_Internet_20_Link">
347252349_653646323458090_7968044476071697524_n-150x150.jpg</text:a>
']</text:p>
      <text:p text:style-name="P4">
Tags: ['ІНЖЕНЕРНЕ ЗАБЕЗПЕЧЕННЯ', 'КОМАНДУВАННЯ ОБ’ЄДНАНИХ СИЛ ЗС УКРАЇНИ', 'МІНУВАННЯ МІСЦЕВОСТІ', 'СЕРГІЙ НАЄВ']</text:p>
      <text:p text:style-name="P4">
Category: News</text:p>
      <!--METADATA-->
      <text:p text:style-name="P4">
In the command of the northern operating area, the results of the work on the weekly of engineering and the arrangement of positions in the border areas of the place of place were summarized.</text:p>
      <text:p text:style-name="P4">
About it <text:a xlink:type="simple" xlink:href="https://www.facebook.com/JointForcesCommandAFU/posts/pfbid02GrPbTGtFLLd2g7q9ojQAnuzZsZ87YFquTyJig14Gpw8ZBwpXP5dAEhv1Haw5AJJhl" text:style-name="Internet_20_link" text:visited-style-name="Visited_20_Internet_20_Link">
reports</text:a>
Command of the Joint Forces of the Armed Forces of Ukraine.</text:p>
      <text:p text:style-name="P4">
According to the Commander of the Joint Forces of the Armed Forces of Ukraine Lieutenant General Sergiyev, over five thousand meters of trenches and more than two and a half kilometers of anti-tankovore, over the last week.</text:p>
      <text:p text:style-name="P4">
<text:a xlink:type="simple" xlink:href="https://armyinform.com.ua/wp-content/uploads/2023/06/347410835_653646303458092_616149651761357962_n.jpg" text:style-name="Internet_20_link" text:visited-style-name="Visited_20_Internet_20_Link">
!(Images/AРМІЯINFORM/2023-06-16T79-00-00-04-00/347410835_653646303458092_616149651761357962_n-150x150.jpg)</text:a>
</text:p>
      <text:p text:style-name="P4">
<text:a xlink:type="simple" xlink:href="https://armyinform.com.ua/wp-content/uploads/2023/06/347395388_653646313458091_247362817904080571_n.jpg" text:style-name="Internet_20_link" text:visited-style-name="Visited_20_Internet_20_Link">
<draw:frame draw:style-name="fr1" draw:name="Image391" text:anchor-type="as-char" svg:width="6.9236in" svg:height="6.9236in" draw:z-index="0">
<draw:image xlink:href="../Images/AРМІЯINFORM/2023-06-16T79-00-00-04-00/347395388_653646313458091_247362817904080571_n-150x150.jpg" xlink:type="simple" xlink:show="embed" xlink:actuate="onLoad" draw:mime-type="image/jpeg"/>
</draw:frame>
</text:a>
</text:p>
      <text:p text:style-name="P4">
<text:a xlink:type="simple" xlink:href="https://armyinform.com.ua/wp-content/uploads/2023/06/347252349_653646323458090_7968044476071697524_n.jpg" text:style-name="Internet_20_link" text:visited-style-name="Visited_20_Internet_20_Link">
<draw:frame draw:style-name="fr1" draw:name="Image392" text:anchor-type="as-char" svg:width="6.9236in" svg:height="6.9236in" draw:z-index="0">
<draw:image xlink:href="../Images/AРМІЯINFORM/2023-06-16T79-00-00-04-00/347252349_653646323458090_7968044476071697524_n-150x150.jpg" xlink:type="simple" xlink:show="embed" xlink:actuate="onLoad" draw:mime-type="image/jpeg"/>
</draw:frame>
</text:a>
- In the border, planned mines are ongoing:</text:p>
      <ul>
        <li>
More than 8 thousand mines were used, * more than 60 fire positions were equipped, * 120 shelves for personnel, * more than 150 shelves for automotive and armored vehicles,-said Lieutenant General Sergey Naev.</li>
      </ul>
      <text:p text:style-name="P4">
According to the commander, the Armed Forces of Ukraine are constantly working to increase their defensive capabilities and this process will continue.</text:p>
      <text:p text:style-name="P4">
News Source: <text:a xlink:type="simple" xlink:href="https://armyinform.com.ua/2023/06/16/vyryto-ponad-5-tys-metriv-transhej-sergij-nayev-pokazav-yak-zmicznyuyut-derzhavnyj-kordon/" text:style-name="Internet_20_link" text:visited-style-name="Visited_20_Internet_20_Link">
https://armyinform.com.ua/2023/06/16/vyryto-ponad-5-tys-metriv-transhej-sergij-nayev-pokazav-yak-zmicznyuyut-derzhavnyj-kordon/</text:a>
</text:p>
      <!--NEWS-->
      <text:h text:style-name="P10" text:outline-level="1">
<text:span text:style-name="T4">
Wounded as a result of Nikopol's shelling woman in serious condition</text:span>
</text:h>
      <text:p text:style-name="P4">
Authors: Ukrinform (Person)</text:p>
      <text:p text:style-name="P4">
Publisher: Укринформ (Organization)</text:p>
      <text:p text:style-name="P4">
Published Time: 2023-06-16T7:14:40+03:00</text:p>
      <text:p text:style-name="P4">
Modified Time: 2023-06-16T22:14:40+03:00</text:p>
      <text:p text:style-name="P4">
Description: The woman who was injured as a result of the shelling of Nikopol was taken to the Dnieper hospital in serious condition.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Нікополь', 'Обстріл', 'Війна з Росією']</text:p>
      <text:p text:style-name="P4">
Type: Article</text:p>
      <!--METADATA-->
      <text:p text:style-name="P4">
<draw:frame draw:style-name="fr1" draw:name="Image393" text:anchor-type="as-char" svg:width="6.9236in" svg:height="3.956343in" draw:z-index="0">
<draw:image xlink:href="../Images/yкринформ/2023-06-16T7-14-40-03-00/630_360_1654768443-794.jpg" xlink:type="simple" xlink:show="embed" xlink:actuate="onLoad" draw:mime-type="image/jpeg"/>
</draw:frame>
The woman who surveyed as a result of the shelling of Nikopol was taken to the hospital in serious condition.</text:p>
      <text:p text:style-name="P4">
About it in <text:a xlink:type="simple" xlink:href="https://t.me/mykola_lukashuk/5127" text:style-name="Internet_20_link" text:visited-style-name="Visited_20_Internet_20_Link">
telegram</text:a>
Informs Mykola Lukashuk, the Chief Properepetrovsk Regional Council, Ukrinform reports.</text:p>
      <text:p text:style-name="P4">
"The woman in 1948, injured during the evening shelling in Nikopol, delivered to our regional hospital in the Dnieper. Doctors provide all the necessary help. It is in a state of moderate," he wrote.</text:p>
      <text:p text:style-name="P4">
<text:span text:style-name="T4">
 Read also: </text:span>
 <text:a xlink:type="simple" xlink:href="https://www.ukrinform.ua/rubric-ato/3723950-zagarbniki-protagom-dna-dvici-obstrilali-nikopol.html" text:style-name="Internet_20_link" text:visited-style-name="Visited_20_Internet_20_Link">
invaders during the day twice fired <text:span text:style-name="T4">
 Nikopol </text:span>
 b</text:a>
As reported by Ukrinform, <text:a xlink:type="simple" xlink:href="https://www.ukrinform.ua/rubric-ato/3723963-pid-cas-obstrilu-nikopola-zaginuv-colovik.html" text:style-name="Internet_20_link" text:visited-style-name="Visited_20_Internet_20_Link">
during this attack, a man was killed</text:a>
. In addition, the outbuilding was destroyed, 5 private residential buildings were damaged, 4 more outbuildings and a line of electric transmission were damaged.</text:p>
      <text:p text:style-name="P4">
News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The occupiers have arranged torture in one of the schools of Kherson region</text:span>
</text:h>
      <text:p text:style-name="P4">
Author: ['АРМІЯINFORM']</text:p>
      <text:p text:style-name="P4">
Time: 2023-06-16T80:00:00-04:00</text:p>
      <text:p text:style-name="P4">
Description: About the General Headquarters of the Zbroyshany forces of Ukraine. “At Timchasovo, the war ... War with Ukraine 2022, the war with Ukraine is the latest news today, the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07/polon.jpg" text:style-name="Internet_20_link" text:visited-style-name="Visited_20_Internet_20_Link">
polon.jpg</text:a>
']</text:p>
      <text:p text:style-name="P4">
Tags: ['STOPRUSSIA', 'АГРЕСІЯ РФ', 'ВТОРГНЕННЯ РФ', 'КАТІВНЯ']</text:p>
      <text:p text:style-name="P4">
Category: News</text:p>
      <!--METADATA-->
      <text:p text:style-name="P4">
<draw:frame draw:style-name="fr1" draw:name="Image394" text:anchor-type="as-char" svg:width="6.9236in" svg:height="3.896998in" draw:z-index="0">
<draw:image xlink:href="../Images/AРМІЯINFORM/2023-06-16T80-00-00-04-00/polon.jpg" xlink:type="simple" xlink:show="embed" xlink:actuate="onLoad" draw:mime-type="image/jpeg"/>
</draw:frame>
** 🔥I</text:p>
      <text:p text:style-name="P4">
About it <text:a xlink:type="simple" xlink:href="https://www.facebook.com/GeneralStaff.ua/posts/pfbid027K2FM817SjMqjQqLCcrcj8QYLq48q7TbK98ujito3rK2HVgE2JG1t8Gjqh5E2y2wl" text:style-name="Internet_20_link" text:visited-style-name="Visited_20_Internet_20_Link">
reports</text:a>
General Staff of the Armed Forces of Ukraine.</text:p>
      <text:p text:style-name="P4">
“In the temporarily occupied territories of Ukraine, cases of violent resorting of pro -Ukrainian -minded population are recorded, as well as the arrangement of new ones for their maintenance. In particular, one of these tortures Russian terrorist washed in the territory of a comprehensive school in the village of Veliky Kopanicherson region. At the gym of the school, the FSB units are interrogated. The occupiers keep the occupants in inhumane, torture, ”the message reads.</text:p>
      <text:p text:style-name="P4">
News Source: <text:a xlink:type="simple" xlink:href="https://armyinform.com.ua/2023/06/16/okupanty-oblashtuvaly-kativnyu-v-odnij-zi-shkil-hersonskoyi-oblasti/" text:style-name="Internet_20_link" text:visited-style-name="Visited_20_Internet_20_Link">
https://armyinform.com.ua/2023/06/16/okupanty-oblashtuvaly-kativnyu-v-odnij-zi-shkil-hersonskoyi-oblasti/</text:a>
</text:p>
      <!--NEWS-->
      <text:h text:style-name="P10" text:outline-level="1">
<text:span text:style-name="T4">
Our army is getting stronger today - the President appealed to graduates of the National University of Defense</text:span>
</text:h>
      <text:p text:style-name="P4">
Author: ['АРМІЯINFORM']</text:p>
      <text:p text:style-name="P4">
Time: 2023-06-16T81:00:00-04:00</text:p>
      <text:p text:style-name="P4">
Description: https://www.youtube.com/watch?v=1u_2l_ld5xm President of Ukraine Volodymyr Zelensky ... War with Ukraine 2022, War with Ukraine Latest News today,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c2ecdf10210547f531d7369fdcc1059b_1686914910_extra_large-150x150.jpeg" text:style-name="Internet_20_link" text:visited-style-name="Visited_20_Internet_20_Link">
c2ecdf10210547f531d7369fdcc1059b_1686914910_extra_large-150x150.jpeg</text:a>
', '<text:a xlink:type="simple" xlink:href="https://armyinform.com.ua/wp-content/uploads/2023/06/07950c92fd83dc3f42d6cf033126fcb6_1686914826_wysiwyg-150x150.jpeg" text:style-name="Internet_20_link" text:visited-style-name="Visited_20_Internet_20_Link">
07950c92fd83dc3f42d6cf033126fcb6_1686914826_wysiwyg-150x150.jpeg</text:a>
', '<text:a xlink:type="simple" xlink:href="https://armyinform.com.ua/wp-content/uploads/2023/06/c126a1859edddadce33439e76e1e866f_1686914977_wysiwyg-150x150.jpeg" text:style-name="Internet_20_link" text:visited-style-name="Visited_20_Internet_20_Link">
c126a1859edddadce33439e76e1e866f_1686914977_wysiwyg-150x150.jpeg</text:a>
']</text:p>
      <text:p text:style-name="P4">
Tags: ['ВИПУСК ОФІЦЕРІВ', 'ВОЛОДИМИР ЗЕЛЕНСЬКИЙ', 'НАЦІОНАЛЬНИЙ УНІВЕРСИТЕТ ОБОРОНИ', 'ОФІС ПРЕЗИДЕНТА УКРАЇНИ']</text:p>
      <text:p text:style-name="P4">
Category: News</text:p>
      <!--METADATA-->
      <text:p text:style-name="P4">
President of Ukraine Volodymyr Zelensky took part in the celebrations on the occasion of students of the National University of Defense of Ukraine. This year, this military educational institution has prepared 317 graduates of strategic, operational-tactical and tactical levels of training.</text:p>
      <text:p text:style-name="P4">
About it <text:a xlink:type="simple" xlink:href="https://www.president.gov.ua/news/nashe-vijsko-sogodni-staye-she-micnishim-ishe-silnishoyu-sta-83645" text:style-name="Internet_20_link" text:visited-style-name="Visited_20_Internet_20_Link">
reports</text:a>
Office of the President of Ukraine.</text:p>
      <text:p text:style-name="P4">
According to the Head of State, a dangerous but uninhaus, a sacred mission - the liberation of native Ukrainian land of sprouting invaders, the liberation of every city and village, the implementation of high -risk and over -the -place steps in the fate of the current generation, in particular the graduates of the National University of Defense of Ukraine.</text:p>
      <text:p text:style-name="P4">
<text:a xlink:type="simple" xlink:href="https://armyinform.com.ua/wp-content/uploads/2023/06/c2ecdf10210547f531d7369fdcc1059b_1686914910_extra_large.jpeg" text:style-name="Internet_20_link" text:visited-style-name="Visited_20_Internet_20_Link">
!(Images/AРМІЯINFORM/2023-06-16T81-00-00-04-00/c2ecdf10210547f531d7369fdcc1059b_1686914910_extra_large-150x150.jpeg)</text:a>
</text:p>
      <text:p text:style-name="P4">
<text:a xlink:type="simple" xlink:href="https://armyinform.com.ua/wp-content/uploads/2023/06/07950c92fd83dc3f42d6cf033126fcb6_1686914826_wysiwyg.jpeg" text:style-name="Internet_20_link" text:visited-style-name="Visited_20_Internet_20_Link">
<draw:frame draw:style-name="fr1" draw:name="Image395" text:anchor-type="as-char" svg:width="6.9236in" svg:height="6.9236in" draw:z-index="0">
<draw:image xlink:href="../Images/AРМІЯINFORM/2023-06-16T81-00-00-04-00/07950c92fd83dc3f42d6cf033126fcb6_1686914826_wysiwyg-150x150.jpeg" xlink:type="simple" xlink:show="embed" xlink:actuate="onLoad" draw:mime-type="image/jpeg"/>
</draw:frame>
</text:a>
</text:p>
      <text:p text:style-name="P4">
<text:a xlink:type="simple" xlink:href="https://armyinform.com.ua/wp-content/uploads/2023/06/c126a1859edddadce33439e76e1e866f_1686914977_wysiwyg.jpeg" text:style-name="Internet_20_link" text:visited-style-name="Visited_20_Internet_20_Link">
<draw:frame draw:style-name="fr1" draw:name="Image396" text:anchor-type="as-char" svg:width="6.9236in" svg:height="6.9236in" draw:z-index="0">
<draw:image xlink:href="../Images/AРМІЯINFORM/2023-06-16T81-00-00-04-00/c126a1859edddadce33439e76e1e866f_1686914977_wysiwyg-150x150.jpeg" xlink:type="simple" xlink:show="embed" xlink:actuate="onLoad" draw:mime-type="image/jpeg"/>
</draw:frame>
</text:a>
“In fact, these are three global steps, and I want to wish you all for Vas and our Ukraine are successful.</text:p>
      <text:p text:style-name="P4">
<text:span text:style-name="T4">
 The first step </text:span>
 is a step forward. The step of the offensive. Step towards the destruction of the enemy. Crody of liberation of Ukraine. Step towards freedom. Step towards victory. I wish you Tsikrok becomes decisive and successful for all of you.</text:p>
      <text:p text:style-name="P4">
<text:span text:style-name="T4">
 The second step </text:span>
 is a step home. The step of the winners to their homes. The trainee to their relatives, to their loved ones. I wish this tribute to you on the most important principle: come back with the victory, come back.</text:p>
      <text:p text:style-name="P4">
<text:span text:style-name="T4">
 and the third step </text:span>
. Our common step. Step to the future. Step to restore and restore all our Ukrainian land. A step for our children and grandchildren, future generations. The step towards victory and prosperity of Ukraine, ”said Volodymyr Zelensky.</text:p>
      <text:p text:style-name="P4">
The President assured the warriors of his comprehensive support in the noble dealing of Ukraine.</text:p>
      <text:p text:style-name="P4">
News Source: <text:a xlink:type="simple" xlink:href="https://armyinform.com.ua/2023/06/16/nashe-vijsko-sogodni-staye-shhe-micznishym-prezydent-zvernuvsya-do-vypusknykiv-naczionalnogo-universytetu-oborony/" text:style-name="Internet_20_link" text:visited-style-name="Visited_20_Internet_20_Link">
https://armyinform.com.ua/2023/06/16/nashe-vijsko-sogodni-staye-shhe-micznishym-prezydent-zvernuvsya-do-vypusknykiv-naczionalnogo-universytetu-oborony/</text:a>
</text:p>
      <!--NEWS-->
      <text:h text:style-name="P10" text:outline-level="1">
<text:span text:style-name="T4">
Ukraine and the EU will strengthen the exchange of information on cases of bypassing sanctions against the Russian Federation</text:span>
</text:h>
      <text:p text:style-name="P4">
Author: ['АРМІЯINFORM']</text:p>
      <text:p text:style-name="P4">
Time: 2023-06-16T82:00:00-04:00</text:p>
      <text:p text:style-name="P4">
Description: Kerivnik Apara for the sake of National Bezpeki I defended Ukraine Andriy Zyuz Proviv Zustych Z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5062023_12-scaled.jpg" text:style-name="Internet_20_link" text:visited-style-name="Visited_20_Internet_20_Link">
15062023_12-scaled.jpg</text:a>
', '<text:a xlink:type="simple" xlink:href="https://armyinform.com.ua/wp-content/uploads/2023/06/15062023_14-scaled.jpg" text:style-name="Internet_20_link" text:visited-style-name="Visited_20_Internet_20_Link">
15062023_14-scaled.jpg</text:a>
']</text:p>
      <text:p text:style-name="P4">
Tags: ['ЄВРОПЕЙСЬКИЙ СОЮЗ', 'РНБО', 'САНКЦІЇ']</text:p>
      <text:p text:style-name="P4">
Category: News</text:p>
      <!--METADATA-->
      <text:p text:style-name="P4">
<draw:frame draw:style-name="fr1" draw:name="Image397" text:anchor-type="as-char" svg:width="6.9236in" svg:height="4.615733in" draw:z-index="0">
<draw:image xlink:href="../Images/AРМІЯINFORM/2023-06-16T82-00-00-04-00/15062023_12-scaled.jpg" xlink:type="simple" xlink:show="embed" xlink:actuate="onLoad" draw:mime-type="image/jpeg"/>
</draw:frame>
The head of the National Security and Defense Council of Ukraine Andriy Zuzuzer was a meeting with a delegation of the European Union, headed by a special EU representative for sanctions, David O'Sallivan.</text:p>
      <text:p text:style-name="P4">
During the meeting, among other things, the issue of strengthening Ukraine and international partners of sanctions against Russia was discussed.</text:p>
      <text:p text:style-name="P4">
Andriy Zyuz thanked the countries of the European Union for the active and consistent support of Ukraine, noting that the EU sanction packages against the Russian Federation are bringing our country's winner in the war.</text:p>
      <text:p text:style-name="P4">
The head of the apparatus emphasized that after a large -scale military invasion of Russian in our country by the decisions of the NSDC of Ukraine, which were introduced by the Decree of the President of Ukraine, the sanctions were applied to 11 072 persons.</text:p>
      <text:p text:style-name="P4">
<draw:frame draw:style-name="fr1" draw:name="Image398" text:anchor-type="as-char" svg:width="6.9236in" svg:height="4.615733in" draw:z-index="0">
<draw:image xlink:href="../Images/AРМІЯINFORM/2023-06-16T82-00-00-04-00/15062023_14-scaled.jpg" xlink:type="simple" xlink:show="embed" xlink:actuate="onLoad" draw:mime-type="image/jpeg"/>
</draw:frame>
At the same time, David O'Sallawan stressed that democratic values and strong -state institutions are important factors in the future development of Ukraine. He admitted that the EU would support our country on the way to these aspirations.</text:p>
      <text:p text:style-name="P4">
The parties have agreed to synchronize sanctions against the Russian Federation and to strengthen the exchange on cases of bypassing sanctions applied, in particular in areas related to the production of weapons and military equipment. It also provides for the strengthening of provisions against the bypass of sanctions, including the application of government sanctions to persons who help them to bypass them.</text:p>
      <text:p text:style-name="P4">
<text:span text:style-name="T4">
 Source: </text:span>
 <text:a xlink:type="simple" xlink:href="https://www.rnbo.gov.ua/ua/Diialnist/6412.html" text:style-name="Internet_20_link" text:visited-style-name="Visited_20_Internet_20_Link">
National Security and Defense Council</text:a>
</text:p>
      <text:p text:style-name="P4">
News Source: <text:a xlink:type="simple" xlink:href="https://armyinform.com.ua/2023/06/16/ukrayina-ta-yes-posylyat-obmin-informacziyeyu-pro-vypadky-obhodu-zastosovanyh-sankczij-proty-rf/" text:style-name="Internet_20_link" text:visited-style-name="Visited_20_Internet_20_Link">
https://armyinform.com.ua/2023/06/16/ukrayina-ta-yes-posylyat-obmin-informacziyeyu-pro-vypadky-obhodu-zastosovanyh-sankczij-proty-rf/</text:a>
</text:p>
      <!--NEWS-->
      <text:h text:style-name="P10" text:outline-level="1">
<text:span text:style-name="T4">
Defense forces in a week neutralized nearly 8,000 explosive items</text:span>
</text:h>
      <text:p text:style-name="P4">
Author: ['Володимир Загребельний']</text:p>
      <text:p text:style-name="P4">
Time: 2023-06-16T83:00:00-04:00</text:p>
      <text:p text:style-name="P4">
Description: Lastly Tizhnya, Z 9 to 15 worms, PIDRODRIZHI ROSHINENNE (PIROTEHRICHICH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4/rozminuvannya.jpg" text:style-name="Internet_20_link" text:visited-style-name="Visited_20_Internet_20_Link">
rozminuvannya.jpg</text:a>
']</text:p>
      <text:p text:style-name="P4">
Tags: ['STOPRUSSIA', 'ВТОРГНЕННЯ РФ', 'ЗБРОЙНІ СИЛИ УКРАЇНИ', 'МІННА БЕЗПЕКА', 'РОЗМІНУВАННЯ', 'СИЛИ ОБОРОНИ УКРАЇНИ']</text:p>
      <text:p text:style-name="P4">
Category: News</text:p>
      <!--METADATA-->
      <text:p text:style-name="P4">
<draw:frame draw:style-name="fr1" draw:name="Image399" text:anchor-type="as-char" svg:width="6.9236in" svg:height="3.956343in" draw:z-index="0">
<draw:image xlink:href="../Images/AРМІЯINFORM/2023-06-16T83-00-00-04-00/rozminuvannya.jpg" xlink:type="simple" xlink:show="embed" xlink:actuate="onLoad" draw:mime-type="image/jpeg"/>
</draw:frame>
Over the past week, from June 9 to June 15, demining units(Pyrotechnic units)Defense forces in the territories of Ukraine have proved, seized and disposed of 7967 explosive objects, in particular:</text:p>
      <ul>
        <li>
Armed Forces of Ukraine - 2543; * State Special Transport Service - 1290; * State Service of Ukraine for Emergency Situations - 3189; * National Guard of Ukraine - 945.</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The area of 15 043.6 hectares, of which:</text:p>
      <ul>
        <li>
Armed Forces of Ukraine - 1588,42; * DSSTU of the Ministry of Defense of Ukraine - 83,12; * SES - 11 206,87; * National Guard - 2165,19.</li>
      </ul>
      <text:p text:style-name="P4">
In total, from the beginning of large -scale aggression of the Russian Federation, the defense unit of Ukraine has discovered, seized and disposed of 493 067 explosive subjects; exchanged(Checked)territory of 151 464.01 hectares.</text:p>
      <text:p text:style-name="P4">
During the week, almost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Read also:</text:p>
      <text:p text:style-name="P4">
<text:a xlink:type="simple" xlink:href="https://armyinform.com.ua/2023/06/14/chomu-kyyivshhyna-znovu-zdrygnulasya-vid-vybuhiv/" text:style-name="Internet_20_link" text:visited-style-name="Visited_20_Internet_20_Link">
Why did the Kyiv region shudder again</text:a>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6/16/syly-oborony-za-tyzhden-zneshkodyly-majzhe-8-tysyach-vybuhonebezpechnyh-predmetiv/" text:style-name="Internet_20_link" text:visited-style-name="Visited_20_Internet_20_Link">
https://armyinform.com.ua/2023/06/16/syly-oborony-za-tyzhden-zneshkodyly-majzhe-8-tysyach-vybuhonebezpechnyh-predmetiv/</text:a>
</text:p>
      <!--NEWS-->
      <text:h text:style-name="P10" text:outline-level="1">
<text:span text:style-name="T4">
In Kiev, for children, servicemen organized a cartoon "Mavka. Forest Song"</text:span>
</text:h>
      <text:p text:style-name="P4">
Author: ['Яна Задубінна']</text:p>
      <text:p text:style-name="P4">
Time: 2023-06-16T84:00:00-04:00</text:p>
      <text:p text:style-name="P4">
Description: For the INICIATITITIC The Command of the Logisty Forces of the ZSU Dtyam Zakhisnik, that Zakhisnitsykh Klakhiznits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36-scaled.jpg" text:style-name="Internet_20_link" text:visited-style-name="Visited_20_Internet_20_Link">
golovna-36-scaled.jpg</text:a>
', '<text:a xlink:type="simple" xlink:href="https://armyinform.com.ua/wp-content/uploads/2023/06/foto1-1-150x150.jpg" text:style-name="Internet_20_link" text:visited-style-name="Visited_20_Internet_20_Link">
foto1-1-150x150.jpg</text:a>
', '<text:a xlink:type="simple" xlink:href="https://armyinform.com.ua/wp-content/uploads/2023/06/эva-150x150.jpg" text:style-name="Internet_20_link" text:visited-style-name="Visited_20_Internet_20_Link">
эva-150x150.jpg</text:a>
']</text:p>
      <text:p text:style-name="P4">
Tags: ['ДІТИ ЗАХИСНИКІВ УКРАЇНИ', 'МУЛЬТФІЛЬМ']</text:p>
      <text:p text:style-name="P4">
Category: News</text:p>
      <!--METADATA-->
      <text:p text:style-name="P4">
<draw:frame draw:style-name="fr1" draw:name="Image400" text:anchor-type="as-char" svg:width="6.9236in" svg:height="3.894525in" draw:z-index="0">
<draw:image xlink:href="../Images/AРМІЯINFORM/2023-06-16T84-00-00-04-00/golovna-36-scaled.jpg" xlink:type="simple" xlink:show="embed" xlink:actuate="onLoad" draw:mime-type="image/jpeg"/>
</draw:frame>
At the initiative of the Armed Forces of the Armed Forces of the Armed Forces of the Armed Forces, the children of defenders and defenders of Ukraine showed a full -length cartoon of the domestic production "Mavka. Lisova Song". The event took place in one of the capital's cinemas.</text:p>
      <text:p text:style-name="P4">
<text:span text:style-name="T4">
"Dryad. Forest Song »</text:span>
 is the most anticipated Ukrainian cartoon of the last years. The project was created on the basis of Lesya Ukrainka Forest Song and adapted under the genre of family animation. Also, the cartoon is the image of the Slavic myths and legends.</text:p>
      <text:p text:style-name="P4">
First of all, this event is intended to raise the moral spirit of tired families of military servants. The organizers sought to give a moment of peace and posed this difficult time for the country.</text:p>
      <ul>
        <li>
First of all, this event was initiated for families with their children to look at the cartoon, raised their mood and spent time together. We also collected the families of our defenders from military units of direct subordination, now we were running an event for families of commanders of command. We now need such a fairy tale - the victory of good over evil. Therefore, I hope that not only children but also parents liked something fever,-said Elena Schatseva, CSL of the Armed Forces of the Armed Forces of the Armed Forces of the Armed Forces.</li>
      </ul>
      <text:p text:style-name="P4">
<text:a xlink:type="simple" xlink:href="https://armyinform.com.ua/wp-content/uploads/2023/06/foto1-1-scaled.jpg" text:style-name="Internet_20_link" text:visited-style-name="Visited_20_Internet_20_Link">
!(Images/AРМІЯINFORM/2023-06-16T84-00-00-04-00/foto1-1-150x150.jpg)</text:a>
</text:p>
      <text:p text:style-name="P4">
<text:a xlink:type="simple" xlink:href="https://armyinform.com.ua/wp-content/uploads/2023/06/эva-scaled.jpg" text:style-name="Internet_20_link" text:visited-style-name="Visited_20_Internet_20_Link">
<draw:frame draw:style-name="fr1" draw:name="Image401" text:anchor-type="as-char" svg:width="6.9236in" svg:height="6.9236in" draw:z-index="0">
<draw:image xlink:href="../Images/AРМІЯINFORM/2023-06-16T84-00-00-04-00/эva-150x150.jpg" xlink:type="simple" xlink:show="embed" xlink:actuate="onLoad" draw:mime-type="image/jpeg"/>
</draw:frame>
</text:a>
Among the young viewers are children from 2 to 17 years old, some of them are for the first time. The attendees noted the quality acting, as well as colortical characters, including directorial innovations - fairy -tale forests.</text:p>
      <text:p text:style-name="P4">
"I really like that the animation of Ukraine has begun to develop now.</text:p>
      <text:p text:style-name="P4">
According to the organizers, induces will be worried about the children of servicemen. In addition, they will continue <text:a xlink:type="simple" xlink:href="https://armyinform.com.ua/2023/04/06/vijskovi-syl-logistyky-rozpovily-shkolyaram-pro-nebezpeku-vybuhonebezpechnyh-predmetiv/" text:style-name="Internet_20_link" text:visited-style-name="Visited_20_Internet_20_Link">
Mining Safety Measures</text:a>
For schoolchildren, children who are rehab in the capital.</text:p>
      <text:p text:style-name="P4">
<text:span text:style-name="T5">
Opto Command of Logistics forces</text:span>
</text:p>
      <text:p text:style-name="P4">
News Source: <text:a xlink:type="simple" xlink:href="https://armyinform.com.ua/2023/06/16/u-kyyevi-dlya-ditej-vijskovosluzhbovcziv-organizuvaly-pokaz-multfilmu-mavka-lisova-pisnya/" text:style-name="Internet_20_link" text:visited-style-name="Visited_20_Internet_20_Link">
https://armyinform.com.ua/2023/06/16/u-kyyevi-dlya-ditej-vijskovosluzhbovcziv-organizuvaly-pokaz-multfilmu-mavka-lisova-pisnya/</text:a>
</text:p>
      <!--NEWS-->
      <text:h text:style-name="P10" text:outline-level="1">
<text:span text:style-name="T4">
The Russians once again fired at the border of Sumy and Chernihiv region</text:span>
</text:h>
      <text:p text:style-name="P4">
Author: ['АРМІЯINFORM']</text:p>
      <text:p text:style-name="P4">
Time: 2023-06-16T85:00:00-04:00</text:p>
      <text:p text:style-name="P4">
Description: Sogodnі, 16 worms, Rosіyskі Vіsyska in Chergov plagued the Prordordonni Teritor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obstrilyaly.jpg" text:style-name="Internet_20_link" text:visited-style-name="Visited_20_Internet_20_Link">
obstrilyaly.jpg</text:a>
']</text:p>
      <text:p text:style-name="P4">
Tags: ['АГРЕСІЯ РФ', 'ВОРОЖІ ОБСТРІЛИ', 'СУМЩИНА', 'ЧЕРНІГІВЩИНА']</text:p>
      <text:p text:style-name="P4">
Category: News</text:p>
      <!--METADATA-->
      <text:p text:style-name="P4">
<draw:frame draw:style-name="fr1" draw:name="Image402" text:anchor-type="as-char" svg:width="6.9236in" svg:height="4.620443in" draw:z-index="0">
<draw:image xlink:href="../Images/AРМІЯINFORM/2023-06-16T85-00-00-04-00/obstrilyaly.jpg" xlink:type="simple" xlink:show="embed" xlink:actuate="onLoad" draw:mime-type="image/jpeg"/>
</draw:frame>
Illustrative photo</text:p>
      <text:p text:style-name="P4">
Today, on June 16, Russian troops once again fired at the borderlines of Chernihiv and Sumy regions. About it <text:a xlink:type="simple" xlink:href="https://www.facebook.com/100064471011124/posts/pfbid02pASn7SNXBzEyuwuUMyQUF7QTKivEkR6W9MVEKSX9tqrTXzAgWScbg2QQcBMbsriDl/" text:style-name="Internet_20_link" text:visited-style-name="Visited_20_Internet_20_Link">
reports</text:a>
Operational Command "North".</text:p>
      <text:p text:style-name="P4">
<text:span text:style-name="T4">
Chernihiv region</text:span>
</text:p>
      <text:p text:style-name="P4">
From 12:55 to 13:40 10 parishes were recorded, probably from a mortar 120 mm, in the district. Gramyach.</text:p>
      <text:p text:style-name="P4">
At about 3:00 pm there were 2 parishes, probably, in the area of N.P. Leonivka.</text:p>
      <text:p text:style-name="P4">
About 15:15 there were 4 parishes, probably np. Janzhulivka.</text:p>
      <text:p text:style-name="P4">
At about 3:30 pm, 4 parishes were recorded, probably np. Halaganivka.</text:p>
      <text:p text:style-name="P4">
There was no information about losses among the local population or damage to civilian infrastructure.</text:p>
      <text:p text:style-name="P4">
From 14:30 to 14:55 16 parishes were recorded, probably with a mortar 120 mm, in the rayon. Kostobok. There was no loss among the local population. During the time, there was a non -residential building.</text:p>
      <text:p text:style-name="P4">
<text:span text:style-name="T4">
Sumy region</text:span>
</text:p>
      <text:p text:style-name="P4">
From 11:40 to 11:45 there were 2 parishes, probably 120-mm mortar, in the area of NP Chuikivka.</text:p>
      <text:p text:style-name="P4">
From 12:03 to 12:05 there were 3 parishes, probably 120-mm mortar, in the area of NP Starikovo.</text:p>
      <text:p text:style-name="P4">
From 12:55 to 13:33 9 parishes were recorded, probably 120 mm mortar, in the district. Sosnivka.</text:p>
      <text:p text:style-name="P4">
There was no information about losses among the local population or damage to civilian infrastructure.</text:p>
      <text:p text:style-name="P4">
News Source: <text:a xlink:type="simple" xlink:href="https://armyinform.com.ua/2023/06/16/rosiyany-vchergove-obstrilyaly-prykordonnya-sumshhyny-j-chernigivshhyny/" text:style-name="Internet_20_link" text:visited-style-name="Visited_20_Internet_20_Link">
https://armyinform.com.ua/2023/06/16/rosiyany-vchergove-obstrilyaly-prykordonnya-sumshhyny-j-chernigivshhyny/</text:a>
</text:p>
      <!--NEWS-->
      <text:h text:style-name="P10" text:outline-level="1">
<text:span text:style-name="T4">
Russia applies massive torture against Ukrainians massively - UN Rapporteur on Torture</text:span>
</text:h>
      <text:p text:style-name="P4">
Author: ['АРМІЯINFORM']</text:p>
      <text:p text:style-name="P4">
Time: 2023-06-16T86:00:00-04:00</text:p>
      <text:p text:style-name="P4">
Description: Yak was stated by special DopovIdach UN KILAN KATUVAN Eleis Jil Envards, Masovo’s mur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image1170x530cropped.jpg" text:style-name="Internet_20_link" text:visited-style-name="Visited_20_Internet_20_Link">
image1170x530cropped.jpg</text:a>
']</text:p>
      <text:p text:style-name="P4">
Tags: ['ВОЄННІ ЗЛОЧИНИ РФ', 'ЕЛІС ДЖИЛ ЕДВАРДС', 'МІЖНАРОДНИЙ ТРИБУНАЛ', 'ООН']</text:p>
      <text:p text:style-name="P4">
Category: News</text:p>
      <!--METADATA-->
      <text:p text:style-name="P4">
<draw:frame draw:style-name="fr1" draw:name="Image403" text:anchor-type="as-char" svg:width="6.9236in" svg:height="3.136332in" draw:z-index="0">
<draw:image xlink:href="../Images/AРМІЯINFORM/2023-06-16T86-00-00-04-00/image1170x530cropped.jpg" xlink:type="simple" xlink:show="embed" xlink:actuate="onLoad" draw:mime-type="image/jpeg"/>
</draw:frame>
<text:span text:style-name="T4">
 How </text:span>
 <text:a xlink:type="simple" xlink:href="https://www.ohchr.org/en/press-releases/2023/06/widespread-use-torture-russian-military-ukraine-appears-deliberate-un-expert" text:style-name="Internet_20_link" text:visited-style-name="Visited_20_Internet_20_Link">
<text:span text:style-name="T4">
 declared </text:span>
</text:a>
** The UN Special Rapporteur on Torture Helly Gieldvards, Russia is massively used against Ukrainians by cruel torture, including electric shock, beating, strangles, imitation executions and other deaths. About it reports the coordination headquarters on the management</text:p>
      <text:p text:style-name="P4">
Occupational Russian forces hold prisoners of war and civilian prisoners and torture to knock out intelligence, forced confessions, or consistent with the likely support of their country by Ukrainians.</text:p>
      <text:p text:style-name="P4">
UN experts emphasize that mass torture leads to damage to the internal organs, cracks or fractures of bones and mental injuries. In particular, it may be _ "On direct permission, purposeful policy or official tonolets on the part of the higher power of the Russian Federation" _.</text:p>
      <text:p text:style-name="P4">
UN Special Rapader Elis Jill Edwards addressed the Russian Federation with a corresponding letter from the presentation of mass torture of Ukrainians.</text:p>
      <text:p text:style-name="P4">
_ "Torture is a war crime, and systematic or widespread practicing is a crime against humanity", _ - said Edwards, adding that the order or instructions of the senior boss cannot be justified.</text:p>
      <text:p text:style-name="P4">
Within its mandate, the UN special speaker will arrive in Ukraine for a better investigation in the military crimes of Russian invaders in order to bring persons involved in torture.</text:p>
      <text:p text:style-name="P4">
News Source: <text:a xlink:type="simple" xlink:href="https://armyinform.com.ua/2023/06/16/rosiya-masovo-zastosovuye-proty-ukrayincziv-zhorstoki-tortury-dopovidach-oon-z-pytan-katuvan/" text:style-name="Internet_20_link" text:visited-style-name="Visited_20_Internet_20_Link">
https://armyinform.com.ua/2023/06/16/rosiya-masovo-zastosovuye-proty-ukrayincziv-zhorstoki-tortury-dopovidach-oon-z-pytan-katuvan/</text:a>
</text:p>
      <!--NEWS-->
      <text:h text:style-name="P10" text:outline-level="1">
<text:span text:style-name="T4">
Ukrainian aviation has inflicted 14 blows on the enemy</text:span>
</text:h>
      <text:p text:style-name="P4">
Author: ['АРМІЯINFORM']</text:p>
      <text:p text:style-name="P4">
Time: 2023-06-16T87:00:00-04:00</text:p>
      <text:p text:style-name="P4">
Description: Avіaatsіya defense forces for Dob took advantage of 14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АВІАЦІЯ', 'ГШ ЗСУ', 'ОПЕРАТИВНА ІНФОРМАЦІЯ']</text:p>
      <text:p text:style-name="P4">
Category: News</text:p>
      <!--METADATA-->
      <text:p text:style-name="P4">
<draw:frame draw:style-name="fr1" draw:name="Image404" text:anchor-type="as-char" svg:width="6.9236in" svg:height="5.185007in" draw:z-index="0">
<draw:image xlink:href="../Images/AРМІЯINFORM/2023-06-16T87-00-00-04-00/ukrayinska-aviacziya.jpg" xlink:type="simple" xlink:show="embed" xlink:actuate="onLoad" draw:mime-type="image/jpeg"/>
</draw:frame>
Illustrative Photo <text:span text:style-name="T4">
 🔥 Situation on Russian invasion </text:span>
</text:p>
      <text:p text:style-name="P4">
Aviation of defense forces per day has struck 14 beats in the areas of concentration of the personal staff of the enemy. Also, our defenders destroyed 3 intelligence bullet-tactical levels. About it <text:a xlink:type="simple" xlink:href="https://www.facebook.com/GeneralStaff.ua/posts/pfbid027K2FM817SjMqjQqLCcrcj8QYLq48q7TbK98ujito3rK2HVgE2JG1t8Gjqh5E2y2wl" text:style-name="Internet_20_link" text:visited-style-name="Visited_20_Internet_20_Link">
reports</text:a>
General Staff of the Armed Forces of Ukraine.</text:p>
      <text:p text:style-name="P4">
"Units of rocket troops and artillery during the day struck the punctuation, 3 areas of concentration of the enemy personnel and 4 artillery units at fire positions, 2 stations of radio electronic fight and 2 more important objects of the enemy," the message reads.</text:p>
      <text:p text:style-name="P4">
News Source: <text:a xlink:type="simple" xlink:href="https://armyinform.com.ua/2023/06/16/ukrayinska-aviacziya-zavdala-14-udariv-po-vorogu/" text:style-name="Internet_20_link" text:visited-style-name="Visited_20_Internet_20_Link">
https://armyinform.com.ua/2023/06/16/ukrayinska-aviacziya-zavdala-14-udariv-po-vorogu/</text:a>
</text:p>
      <!--NEWS-->
      <text:h text:style-name="P10" text:outline-level="1">
<text:span text:style-name="T4">
No one can feel protected while Russia is trying to make aggression global norm - President of Ukraine</text:span>
</text:h>
      <text:p text:style-name="P4">
Author: ['АРМІЯINFORM']</text:p>
      <text:p text:style-name="P4">
Time: 2023-06-16T88:00:00-04:00</text:p>
      <text:p text:style-name="P4">
Description: Vitayuchi by the delegation of Kraokan Africa in Ukraine, Volodymyr Zelensky Vidnoch, Shi Voic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21e6191178572870a7b87b3355ea16f_1686935412_extra_large.jpeg" text:style-name="Internet_20_link" text:visited-style-name="Visited_20_Internet_20_Link">
221e6191178572870a7b87b3355ea16f_1686935412_extra_large.jpeg</text:a>
', '<text:a xlink:type="simple" xlink:href="https://armyinform.com.ua/wp-content/uploads/2023/06/e14b2312e9ead42e850e0cb83a80eec4_1686921546_extra_large.jpeg" text:style-name="Internet_20_link" text:visited-style-name="Visited_20_Internet_20_Link">
e14b2312e9ead42e850e0cb83a80eec4_1686921546_extra_large.jpeg</text:a>
', '<text:a xlink:type="simple" xlink:href="https://armyinform.com.ua/wp-content/uploads/2023/06/7db338c771eb96bfd5fc15d25f906662_1686935402_extra_large.jpeg" text:style-name="Internet_20_link" text:visited-style-name="Visited_20_Internet_20_Link">
7db338c771eb96bfd5fc15d25f906662_1686935402_extra_large.jpeg</text:a>
', '<text:a xlink:type="simple" xlink:href="https://armyinform.com.ua/wp-content/uploads/2023/06/a0ac32d9c39d5f423a2056937776358f_1686935409_extra_large.jpeg" text:style-name="Internet_20_link" text:visited-style-name="Visited_20_Internet_20_Link">
a0ac32d9c39d5f423a2056937776358f_1686935409_extra_large.jpeg</text:a>
', '<text:a xlink:type="simple" xlink:href="https://armyinform.com.ua/wp-content/uploads/2023/06/0e0e6ada0e7e8143b62a1b7340b138ee_1686935408_extra_large.jpeg" text:style-name="Internet_20_link" text:visited-style-name="Visited_20_Internet_20_Link">
0e0e6ada0e7e8143b62a1b7340b138ee_1686935408_extra_large.jpeg</text:a>
']</text:p>
      <text:p text:style-name="P4">
Tags: ['АФРИКА', 'ВОЛОДИМИР ЗЕЛЕНСЬКИЙ', 'ПАР', 'ПРЕЗИДЕНТ УКРАЇНИ', 'УКРАЇНА-АФРИКА']</text:p>
      <text:p text:style-name="P4">
Category: News</text:p>
      <!--METADATA-->
      <text:p text:style-name="P4">
<draw:frame draw:style-name="fr1" draw:name="Image405" text:anchor-type="as-char" svg:width="6.9236in" svg:height="4.604691in" draw:z-index="0">
<draw:image xlink:href="../Images/AРМІЯINFORM/2023-06-16T88-00-00-04-00/221e6191178572870a7b87b3355ea16f_1686935412_extra_large.jpeg" xlink:type="simple" xlink:show="embed" xlink:actuate="onLoad" draw:mime-type="image/jpeg"/>
</draw:frame>
Welcoming the delegation of Africa in Ukraine, Volodymyr Zelenskyy <text:a xlink:type="simple" xlink:href="https://president.gov.ua/news/nihto-ne-mozhe-pochuvatisya-zahishenim-poki-rosiya-namagayet-83649" text:style-name="Internet_20_link" text:visited-style-name="Visited_20_Internet_20_Link">
noted</text:a>
that the voice of the African continent is to hear the world, in particular, when it comes to the fundamental security issues of the restoration of the real force of the UN Charter and the entire system of international law.</text:p>
      <text:p text:style-name="P4">
<draw:frame draw:style-name="fr1" draw:name="Image406" text:anchor-type="as-char" svg:width="6.9236in" svg:height="4.604691in" draw:z-index="0">
<draw:image xlink:href="../Images/AРМІЯINFORM/2023-06-16T88-00-00-04-00/e14b2312e9ead42e850e0cb83a80eec4_1686921546_extra_large.jpeg" xlink:type="simple" xlink:show="embed" xlink:actuate="onLoad" draw:mime-type="image/jpeg"/>
</draw:frame>
“Unfortunately, this day began with another Russian terrorist attack of anti -Ukraine. The winged and ballistic Russian missiles today showed Russia's real important attitude towards the restoration of peace, and to the world -leaders of the world trying to protect the world from aggression. Russia is a unified war and the only reason why the consequences of this war are harmful to the world, different peoples on all continents. No one can feel that their borders are protected, and the safety of their people is guaranteed until the Russians are being aggressive and theft of other people's lands with a global norm, ”the head of the Ukrainian state proclaimed.</text:p>
      <text:p text:style-name="P4">
He emphasized that the termination of Russian terror and the withdrawal of Russian troops throughout Ukraine is the only thing that can stop this war.</text:p>
      <text:p text:style-name="P4">
“Ukraine and the world need neither" frozen "conflicts nor wars. Peace is needed, ”Volodymyr Zelenskyy is convinced.</text:p>
      <text:p text:style-name="P4">
<draw:frame draw:style-name="fr1" draw:name="Image407" text:anchor-type="as-char" svg:width="6.9236in" svg:height="4.617948in" draw:z-index="0">
<draw:image xlink:href="../Images/AРМІЯINFORM/2023-06-16T88-00-00-04-00/7db338c771eb96bfd5fc15d25f906662_1686935402_extra_large.jpeg" xlink:type="simple" xlink:show="embed" xlink:actuate="onLoad" draw:mime-type="image/jpeg"/>
</draw:frame>
In particular, during a meeting in Kiev, he presented to the leaders of the African country the Ukrainian formula of peace and informed about how specific points will lead to the restoration of full security for Ukraine and all other countries of dissatisfaction, which in one way or another suffer from the consequences of Russian aggression.</text:p>
      <text:p text:style-name="P4">
“Food safety, radiation safety, safety of navigation, stability of the global markets and social peace in the world - all this is possible only when agression will not be and when the formula of peace will be realized. All nations of the world have been imprisoned to live freely, without the imposition of another's will by military Chipolitical way, ”the Head of State said.</text:p>
      <text:p text:style-name="P4">
He thanked all the participants of the meeting for supporting the principal integrity of states and the protection of nations from aggression.</text:p>
      <text:p text:style-name="P4">
<draw:frame draw:style-name="fr1" draw:name="Image408" text:anchor-type="as-char" svg:width="6.9236in" svg:height="4.617948in" draw:z-index="0">
<draw:image xlink:href="../Images/AРМІЯINFORM/2023-06-16T88-00-00-04-00/a0ac32d9c39d5f423a2056937776358f_1686935409_extra_large.jpeg" xlink:type="simple" xlink:show="embed" xlink:actuate="onLoad" draw:mime-type="image/jpeg"/>
</draw:frame>
</text:p>
      <text:p text:style-name="P4">
The head of the Ukrainian state also noted that today the presidents, the leadership and the high representatives of African states visited Bucha in the Kyiv region and the consequences of the Russian occupation.</text:p>
      <text:p text:style-name="P4">
“Today, I urged the participants of our meeting to present my vision of how it is possible to overcome the consequences of Russia's crimes and prevent their repetition. In particular, it is a crime of mass deportation of Ukrainian children - they are presented from the occupied areas, they are kept in Russia, ”the President of Ukraine said.</text:p>
      <text:p text:style-name="P4">
During the negotiations, it was a Russian terrorist attack on the Kakhovsky Hydroelectric Power Plant for people, the environment and infrastructure objects, in particular for the Zaporozhye Nuclear Power Plant, which Russian troops occupy already a lot and use as a cover for shelling of Ukrainian cities.</text:p>
      <text:p text:style-name="P4">
"Radiation does not know the borders between states and can reach any continent. It is more than the de-occupation of the Zaporozhye NPP and its return under Ukrainian control can guarantee reliable protection against radiation incidents at the station. Calling the participants of our meeting to present their vision of how to achieve this, the alien, which is interested in Russia, is an increase in the production of rockets for terror and novat against people and international order, against nature and the UN Charter, ”Vladimir Zelensky said.</text:p>
      <text:p text:style-name="P4">
He emphasized that any negotiations of Russia's leadership perceives the possible way to accumulate power and expand aggression, and Ukraine has already convinced it.</text:p>
      <text:p text:style-name="P4">
"I will point out again: a real peace is needed, and therefore, the real withdrawal of Russian from all our independent territory," the President said.</text:p>
      <text:p text:style-name="P4">
In addition, during the meeting, the parties discussed the food security of the world, in which Ukraine has already demonstrated its global power. Volodymyrzelensky presented to the participants of the negotiations the results of two export -initiatives: the Black Sea Grain Initiative and the Humanitarian Program "Grain of Zokraine".</text:p>
      <text:p text:style-name="P4">
“We really help the world and specifically - many peoples of Africa, Asia, Europe to maintain social stability and price predictability of the export market through our exports. Together with our partners we work as a bubble in Africa. The supply of food must be securely guaranteed, and every person's right to food should be provided despite any states such as Russia, to use the threat of hunger and social nostability to blackmail peoples, ”the President said.</text:p>
      <text:p text:style-name="P4">
<draw:frame draw:style-name="fr1" draw:name="Image409" text:anchor-type="as-char" svg:width="6.9236in" svg:height="4.617948in" draw:z-index="0">
<draw:image xlink:href="../Images/AРМІЯINFORM/2023-06-16T88-00-00-04-00/0e0e6ada0e7e8143b62a1b7340b138ee_1686935408_extra_large.jpeg" xlink:type="simple" xlink:show="embed" xlink:actuate="onLoad" draw:mime-type="image/jpeg"/>
</draw:frame>
Also, according to the Head of State, Ukraine has specific proposals for the development of human capital of partner countries, primarily due to digital sustaination and state institutions.</text:p>
      <text:p text:style-name="P4">
"We are ready to significantly expand educational programs for students, in particular from the country of Farican continent," said Volodymyr Zelenskyy.</text:p>
      <text:p text:style-name="P4">
“But first of all, we have to restore the full force of the UN Charter and stop the Russian aggression and liberate our land, our people of the Over -Russian Imperial Evil. This requires global efforts, and I thank you who is capable of such efforts and helps Ukraine, and therefore, to myself, their own safety, ”the president said.</text:p>
      <text:p text:style-name="P4">
News Source: <text:a xlink:type="simple" xlink:href="https://armyinform.com.ua/2023/06/16/nihto-ne-mozhe-pochuvatysya-zahyshhenym-poky-rosiya-namagayetsya-zrobyty-agresiyu-globalnoyu-normoyu-prezydent-ukrayiny/" text:style-name="Internet_20_link" text:visited-style-name="Visited_20_Internet_20_Link">
https://armyinform.com.ua/2023/06/16/nihto-ne-mozhe-pochuvatysya-zahyshhenym-poky-rosiya-namagayetsya-zrobyty-agresiyu-globalnoyu-normoyu-prezydent-ukrayiny/</text:a>
</text:p>
      <!--NEWS-->
      <text:h text:style-name="P10" text:outline-level="1">
<text:span text:style-name="T4">
A meeting of the national body on mine activity took place</text:span>
</text:h>
      <text:p text:style-name="P4">
Author: ['АРМІЯINFORM']</text:p>
      <text:p text:style-name="P4">
Time: 2023-06-16T89:00:00-04:00</text:p>
      <text:p text:style-name="P4">
Description: PID Medicances of the Persian Intercessor of the Ministan Defense of Ukraine - Pershoy Intercessor Golov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61.jpg" text:style-name="Internet_20_link" text:visited-style-name="Visited_20_Internet_20_Link">
2-61.jpg</text:a>
', '<text:a xlink:type="simple" xlink:href="https://armyinform.com.ua/wp-content/uploads/2023/06/1-59.jpg" text:style-name="Internet_20_link" text:visited-style-name="Visited_20_Internet_20_Link">
1-59.jpg</text:a>
']</text:p>
      <text:p text:style-name="P4">
Tags: ['ЗАСІДАННЯ', 'ОЛЕКСАНДР ПАВЛЮК', 'ПРОТИМІННА ДІЯЛЬНІСТЬ']</text:p>
      <text:p text:style-name="P4">
Category: News</text:p>
      <!--METADATA-->
      <text:p text:style-name="P4">
<draw:frame draw:style-name="fr1" draw:name="Image410" text:anchor-type="as-char" svg:width="6.9236in" svg:height="4.615733in" draw:z-index="0">
<draw:image xlink:href="../Images/AРМІЯINFORM/2023-06-16T89-00-00-04-00/2-61.jpg" xlink:type="simple" xlink:show="embed" xlink:actuate="onLoad" draw:mime-type="image/jpeg"/>
</draw:frame>
Photo: Dmitry Chaly / Armyinform</text:p>
      <text:p text:style-name="P4">
Under the chairmanship of the First Deputy Minister of Defense of Ukraine - the first deputy of the head of the national body on the miners of the Oleksandr Pavlyuk, a meeting of the national body on reservoir activity was held. About it <text:a xlink:type="simple" xlink:href="https://www.mil.gov.ua/news/2023/06/16/vidbulosya-zasidannya-naczionalnogo-organu-z-pitan-protiminnoi-diyalnosti/" text:style-name="Internet_20_link" text:visited-style-name="Visited_20_Internet_20_Link">
reports</text:a>
Ministry of Defence Ukraine.</text:p>
      <text:p text:style-name="P4">
Representatives of profile ministries, including the First Viceremier-Minister-Minister of Economy of Ukraine Yulia Sviridenko, took part in the event.</text:p>
      <text:p text:style-name="P4">
<draw:frame draw:style-name="fr1" draw:name="Image411" text:anchor-type="as-char" svg:width="6.9236in" svg:height="4.615733in" draw:z-index="0">
<draw:image xlink:href="../Images/AРМІЯINFORM/2023-06-16T89-00-00-04-00/1-59.jpg" xlink:type="simple" xlink:show="embed" xlink:actuate="onLoad" draw:mime-type="image/jpeg"/>
</draw:frame>
Photo: Dmitrchali / Armyinform</text:p>
      <text:p text:style-name="P4">
At the meeting the issue of correction of the plan of measures for minerals of agricultural purposes was considered, the list of settlements for conducting non -technical inspection, further marking and implementation(cleaning).</text:p>
      <text:p text:style-name="P4">
Серед іншого обговорено створення національної програми з питань протимінноїдіяльності.</text:p>
      <text:p text:style-name="P4">
News Source: <text:a xlink:type="simple" xlink:href="https://armyinform.com.ua/2023/06/16/vidbulosya-zasidannya-naczionalnogo-organu-z-pytan-protyminnoyi-diyalnosti-2/" text:style-name="Internet_20_link" text:visited-style-name="Visited_20_Internet_20_Link">
https://armyinform.com.ua/2023/06/16/vidbulosya-zasidannya-naczionalnogo-organu-z-pytan-protyminnoyi-diyalnosti-2/</text:a>
</text:p>
      <!--NEWS-->
      <text:h text:style-name="P10" text:outline-level="1">
<text:span text:style-name="T4">
Citizens of foreign countries, especially children, should leave the temporarily occupied territories of Ukraine - Irina Vereshchuk</text:span>
</text:h>
      <text:p text:style-name="P4">
Author: ['АРМІЯINFORM']</text:p>
      <text:p text:style-name="P4">
Time: 2023-06-16T8:00:00-04:00</text:p>
      <text:p text:style-name="P4">
Description: Bastardly, In -Earth powers, especially DITI, May, I abandon Timchasovo Okubovanni Terito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vereshhuk-3.jpg" text:style-name="Internet_20_link" text:visited-style-name="Visited_20_Internet_20_Link">
vereshhuk-3.jpg</text:a>
']</text:p>
      <text:p text:style-name="P4">
Tags: ['ІРИНА ВЕРЕЩУК', 'МІНРЕІНТЕГРАЦІЇ']</text:p>
      <text:p text:style-name="P4">
Category: News</text:p>
      <!--METADATA-->
      <text:p text:style-name="P4">
<draw:frame draw:style-name="fr1" draw:name="Image412" text:anchor-type="as-char" svg:width="6.9236in" svg:height="4.615733in" draw:z-index="0">
<draw:image xlink:href="../Images/AРМІЯINFORM/2023-06-16T8-00-00-04-00/vereshhuk-3.jpg" xlink:type="simple" xlink:show="embed" xlink:actuate="onLoad" draw:mime-type="image/jpeg"/>
</draw:frame>
Vice Prime Minister-Minister for Reintegration</text:p>
      <text:p text:style-name="P4">
Citizens of foreign countries, especially children, should leave the temporarily occupied territories of Ukraine. With this call, the Vice-Prime Minister- Minister of Railway Reintegration of Temporarily Occupied Territories of Ukraine Irina Vereshchuk appealed to the governments of foreign states on one of the Ukrainian TV channels.</text:p>
      <text:p text:style-name="P4">
This is stated in <text:a xlink:type="simple" xlink:href="https://www.kmu.gov.ua/news/iryna-vereshchuk-hromadiany-inozemnykh-derzhav-osoblyvo-dity-maiut-pokynuty-tymchasovo-okupovani-terytorii-ukrainy" text:style-name="Internet_20_link" text:visited-style-name="Visited_20_Internet_20_Link">
message</text:a>
Government got.</text:p>
      <text:p text:style-name="P4">
According to her, Russians want to use foreigners, especially children, as a living during a Ukrainian offensive. This applies to all temporarily occupied territories, including Crimea.</text:p>
      <text:p text:style-name="P4">
“We have serious grounds for such an appeal. This is especially true of tubular who, because of Russian propaganda, do not have complete information about what is happening. Our army has started offensive. Therefore, please make sure that foreign citizens in temporarily occupied territories, especially in Ukrainian Crimea, have: neither adults nor children. Because the invaders will use them as a live shield or sacred casualties, ”the Vice Prime Minister summarized.</text:p>
      <text:p text:style-name="P4">
News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Reznikov about Ukraine-NATO Council: Ukraine de facto becomes a member of the Alliance</text:span>
</text:h>
      <text:p text:style-name="P4">
Authors: Ukrinform (Person)</text:p>
      <text:p text:style-name="P4">
Publisher: Укринформ (Organization)</text:p>
      <text:p text:style-name="P4">
Published Time: 2023-06-16T8:20:00+03:00</text:p>
      <text:p text:style-name="P4">
Modified Time: 2023-06-16T22:20:00+03:00</text:p>
      <text:p text:style-name="P4">
Description: The work of the Council of Ukraine-NATO shows that Ukraine is already a member of the North Atlantic Alliance. - Ukrinform.</text:p>
      <text:p text:style-name="P4">
Images: ['<text:a xlink:type="simple" xlink:href="https://static.ukrinform.com/photos/2023_04/thumb_files/630_360_1682084651-769.jpg" text:style-name="Internet_20_link" text:visited-style-name="Visited_20_Internet_20_Link">
630_360_16820...</text:a>
']</text:p>
      <text:p text:style-name="P4">
Tags: ['НАТО', 'Україна', 'Резніков', 'Війна з Росією']</text:p>
      <text:p text:style-name="P4">
Type: Article</text:p>
      <!--METADATA-->
      <text:p text:style-name="P4">
<draw:frame draw:style-name="fr1" draw:name="Image413" text:anchor-type="as-char" svg:width="6.9236in" svg:height="3.956343in" draw:z-index="0">
<draw:image xlink:href="../Images/yкринформ/2023-06-16T8-20-00-03-00/630_360_1682084651-769.jpg" xlink:type="simple" xlink:show="embed" xlink:actuate="onLoad" draw:mime-type="image/jpeg"/>
</draw:frame>
The work of the Council of Ukraine certifies that Ukraine is already becoming a member of the Pact.</text:p>
      <text:p text:style-name="P4">
According to Ukrinform, Alexei Reznikov, a defense of Ukraine, commentary on the topic of work of the future council of Ukraine-Ukraine-Nato</text:p>
      <text:p text:style-name="P4">
“At the table today, 31 Member States of the Alliance, Finland has been added. I hope that there will be Sweden in Vilnius - there will be 32 countries. So, if, and I believe that the Ukraine -Ukraine Council, it means 33 countries at the table: 32 NATO members and a member of the Council - Ukraine, who has the right to violate, discuss, include, involve in various subcommittees. That is, it is practically what I say: we are not yet agent, but we become de facto, ”Reznikov stressed.</text:p>
      <text:p text:style-name="P4">
<text:span text:style-name="T4">
 Read also: </text:span>
 <text:span text:style-name="T4">
 <text:a xlink:type="simple" xlink:href="https://www.ukrinform.ua/rubric-polytics/3723966-sejm-polsi-uhvaliv-rezoluciu-pro-pidtrimku-vstupu-ukraini-v-nato-stefancuk.html" text:style-name="Internet_20_link" text:visited-style-name="Visited_20_Internet_20_Link">
Seimas of Poland has approved a resolution on support of NATO's accession to NATO</text:a>
</text:span>
</text:p>
      <text:p text:style-name="P4">
He also noted that today there was a tectonic shift in the attitude of international partners to Ukraine.</text:p>
      <text:p text:style-name="P4">
“We are already perceived as a full -fledged subject participant in European politics at least by Euro -Atlantic policy at least. Today we have a language subject, ”Reznikov noted, adding that today with Ukraine they are united not just as with equal, but with some respect, because it will inspire the world with their resistance.</text:p>
      <text:p text:style-name="P4">
<text:span text:style-name="T4">
 Read also: </text:span>
 <text:span text:style-name="T4">
 <text:a xlink:type="simple" xlink:href="https://www.ukrinform.ua/rubric-polytics/3723851-na-samiti-u-vilnusi-ne-govoritimut-pro-zaprosenna-ukraini-do-nato-stoltenberg.html" text:style-name="Internet_20_link" text:visited-style-name="Visited_20_Internet_20_Link">
at a summit in Vilnius will not talk about Ukraine's invitation to NATO - Stoltenberg</text:a>
</text:span>
</text:p>
      <text:p text:style-name="P4">
Commenting on NATO Strategy Rennikov noted that the main threat to the Aliance is the Russian Federation for the future 10 years.</text:p>
      <text:p text:style-name="P4">
“Ukraine is the only country in the world that has practical experience of resistance and winners, using technologies, weapons of Nativ standard. Therefore, it is a part of interest with Ukraine into this collective security architecture. Our experience of application, their technologies, their training systems, and all that is part of the word "interoperability". It is beneficial to both parties to the safety sense, ”the minister said.Reznikov also noted that Ukraine should now create an army ash.</text:p>
      <text:p text:style-name="P4">
“When we become a member of the Alliance, it is one story, and the army of the future is a cepharallel but a little different story. We need to develop our army for the future today, to think about what it will be tomorrow. The fact that we will win in this kind, I have no doubt, I believe in it. My faith is put on facts as a wiurist. I understand our partners. This war is a war, a war war. Today we have allies in the form of clubstein with their capabilities, resources, so we will definitely defeat, ”the minister said.</text:p>
      <text:p text:style-name="P4">
<text:span text:style-name="T4">
 Read also: </text:span>
 <text:span text:style-name="T4">
 <text:a xlink:type="simple" xlink:href="https://www.ukrinform.ua/rubric-ato/3723887-ramstajn13-ce-prodovzenna-ramstajnu12-souzniki-koriguut-dopomogu-zsu.html" text:style-name="Internet_20_link" text:visited-style-name="Visited_20_Internet_20_Link">
"Ramstein-13" is a continuation of "Ramstin-12": Allies are assisting the Armed Forces</text:a>
</text:span>
</text:p>
      <text:p text:style-name="P4">
He added that Russia will be a unfriendly neighbor for a long time, and in order to be tempted on revenge after defeat, Ukraine should develop defense forces.</text:p>
      <text:p text:style-name="P4">
“We need to prepare for the upcoming war, which we will not allow. Our task is to ensure that the future war does not happen so that they are scared to attack. And I am convinced that our advantage will remain precisely that we have washing today - we have compatibility, participation, inferior, but already by the collective security system. Collective safety prefers. Therefore, I believe that the Ukrainian army of the future will be part of the civilized world, the European and Euro -Atlantic community, ”Reznikov stressed.</text:p>
      <text:p text:style-name="P4">
<text:span text:style-name="T4">
 Read also: </text:span>
 <text:span text:style-name="T4">
 <text:a xlink:type="simple" xlink:href="https://www.ukrinform.ua/rubric-ato/3723896-bagato-krain-nato-gotovi-zbilsiti-vneski-na-oboronu-abi-ozbrouvati-ukrainu-ostin.html" text:style-name="Internet_20_link" text:visited-style-name="Visited_20_Internet_20_Link">
many NATO countries are ready to increase defense contributions to equip Ukraine - Austin</text:a>
</text:span>
</text:p>
      <text:p text:style-name="P4">
As reported by Ukrinform, the day before in Brussels within the framework of the first day of the workman-Atlantic council at the level of the Ministers of Defense, a meeting of the NATO-Ukraine Commission and a meeting of the contact group on defense of Ukraine under the aid of Susha took place. The Minister of Defense of Ukraine Alexei Reznikov took part in these events.</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News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Spain will give Ukraine APC, field hospital and renovated Leopard 2</text:span>
</text:h>
      <text:p text:style-name="P4">
Author: ['АРМІЯINFORM']</text:p>
      <text:p text:style-name="P4">
Time: 2023-06-16T90:00:00-04:00</text:p>
      <text:p text:style-name="P4">
Description: Ispaniye, as part of Vіsyskovo, pre -nada ward 20 BTRIV, Polovius Shpated 4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1462e91c6508bea.jpg" text:style-name="Internet_20_link" text:visited-style-name="Visited_20_Internet_20_Link">
a1462e91c6508bea.jpg</text:a>
']</text:p>
      <text:p text:style-name="P4">
Tags: ['LEOPARD 2', 'БТР', 'ДОПОМОГА ЗС УКРАЇНИ', 'ІСПАНІЯ', 'ШПИТАЛЬ']</text:p>
      <text:p text:style-name="P4">
Category: News</text:p>
      <!--METADATA-->
      <text:p text:style-name="P4">
<draw:frame draw:style-name="fr1" draw:name="Image414" text:anchor-type="as-char" svg:width="6.9236in" svg:height="3.750283in" draw:z-index="0">
<draw:image xlink:href="../Images/AРМІЯINFORM/2023-06-16T90-00-00-04-00/a1462e91c6508bea.jpg" xlink:type="simple" xlink:show="embed" xlink:actuate="onLoad" draw:mime-type="image/jpeg"/>
</draw:frame>
Spain provides 20th armored with, field hospital 4 Leopard 2, which was under repair, as part of military assistance.</text:p>
      <text:p text:style-name="P4">
About it <text:a xlink:type="simple" xlink:href="https://www.defensa.gob.es/gabinete/notasPrensa/2023/06/DGC-230615-ministerial-bruselas.html" text:style-name="Internet_20_link" text:visited-style-name="Visited_20_Internet_20_Link">
reports</text:a>
The press service of the Ministry of Defense of Spain.</text:p>
      <text:p text:style-name="P4">
"Ukraine protects justice, and therefore have our support, not only in the preparation of Ukrainian fighters," said Spanish Ministry Margarita Robles, and added: - Our obligation to support Ukraine in its search for a full, just and long peace will remain unnecessary. pores while it is needed. ”</text:p>
      <text:p text:style-name="P4">
In her speech on the contact group, the Minister of Defense of Spain said that for several days two dozen armored personnel carriers for the Armed Forces will arrive from Spain in Poland and will be added up to 40, which have already been delivered. Also four "Leopard" 2A4, which were under repair, will come to the Ukrainian defense forces.</text:p>
      <text:p text:style-name="P4">
The head of the Ministry of Defense of Spain also stated that the Role 2 Plus field hospital, which can be deployed in 20 containers. Before that, the military who will report for the work of the hospital must go through the correspondence in Spain.</text:p>
      <text:p text:style-name="P4">
News Source: <text:a xlink:type="simple" xlink:href="https://armyinform.com.ua/2023/06/16/ispaniya-nadast-ukrayini-btry-polovyj-shpytal-ta-vidremontovani-leopard-2/" text:style-name="Internet_20_link" text:visited-style-name="Visited_20_Internet_20_Link">
https://armyinform.com.ua/2023/06/16/ispaniya-nadast-ukrayini-btry-polovyj-shpytal-ta-vidremontovani-leopard-2/</text:a>
</text:p>
      <!--NEWS-->
      <text:h text:style-name="P10" text:outline-level="1">
<text:span text:style-name="T4">
Denmark and the Netherlands will prepare our pilots on F-16 fighters-Alexey Reznikov</text:span>
</text:h>
      <text:p text:style-name="P4">
Author: ['АРМІЯINFORM']</text:p>
      <text:p text:style-name="P4">
Time: 2023-06-16T91:00:00-04:00</text:p>
      <text:p text:style-name="P4">
Description: Vchora at Brussels Buv Dovgiy, Imported I Tsinniy for Nash Mind the day. Zavidannya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5c73222e3c7aa89ac53df7defece18d99863af3f.jpeg" text:style-name="Internet_20_link" text:visited-style-name="Visited_20_Internet_20_Link">
5c73222e3c7aa89ac53df7defece18d99863af3f.jpeg</text:a>
', '<text:a xlink:type="simple" xlink:href="https://armyinform.com.ua/wp-content/uploads/2023/06/352219771_707290961407258_552002173239204262_n-150x150.jpg" text:style-name="Internet_20_link" text:visited-style-name="Visited_20_Internet_20_Link">
352219771_707290961407258_552002173239204262_n-150x150.jpg</text:a>
', '<text:a xlink:type="simple" xlink:href="https://armyinform.com.ua/wp-content/uploads/2023/06/354419395_707292334740454_6577603416972731887_n-150x150.jpg" text:style-name="Internet_20_link" text:visited-style-name="Visited_20_Internet_20_Link">
354419395_707292334740454_6577603416972731887_n-150x150.jpg</text:a>
', '<text:a xlink:type="simple" xlink:href="https://armyinform.com.ua/wp-content/uploads/2023/06/354221582_707290668073954_3388152142321516294_n.jpg" text:style-name="Internet_20_link" text:visited-style-name="Visited_20_Internet_20_Link">
354221582_707290668073954_3388152142321516294_n.jpg</text:a>
', '<text:a xlink:type="simple" xlink:href="https://armyinform.com.ua/wp-content/uploads/2023/06/354431640_707290984740589_8060309358063863608_n-150x150.jpg" text:style-name="Internet_20_link" text:visited-style-name="Visited_20_Internet_20_Link">
354431640_707290984740589_8060309358063863608_n-150x150.jpg</text:a>
', '<text:a xlink:type="simple" xlink:href="https://armyinform.com.ua/wp-content/uploads/2023/06/354219662_707290951407259_7671781392757589180_n-150x150.jpg" text:style-name="Internet_20_link" text:visited-style-name="Visited_20_Internet_20_Link">
354219662_707290951407259_7671781392757589180_n-150x150.jpg</text:a>
']</text:p>
      <text:p text:style-name="P4">
Tags: ['ДОПОМОГА УКРАЇНІ', 'ОЛЕКСІЙ РЕЗНІКОВ', 'ОФІЦІЙНО', 'РАМШТАЙН']</text:p>
      <text:p text:style-name="P4">
Category: News</text:p>
      <!--METADATA-->
      <text:p text:style-name="P4">
<draw:frame draw:style-name="fr1" draw:name="Image415" text:anchor-type="as-char" svg:width="6.9236in" svg:height="3.63489in" draw:z-index="0">
<draw:image xlink:href="../Images/AРМІЯINFORM/2023-06-16T91-00-00-04-00/5c73222e3c7aa89ac53df7defece18d99863af3f.jpeg" xlink:type="simple" xlink:show="embed" xlink:actuate="onLoad" draw:mime-type="image/jpeg"/>
</draw:frame>
Yesterday in Brussels was a long, important and valuable day for our victory. About it on Facebook <text:a xlink:type="simple" xlink:href="https://www.facebook.com/reznikovoleksii/posts/pfbid02CsxSJQkgdq4i8pBshi4i99ZmiuCWukDtZ71ACzRkXBaYk8mURWiaeW9GWAmQQUHMl" text:style-name="Internet_20_link" text:visited-style-name="Visited_20_Internet_20_Link">
reported</text:a>
Minister of Defense of Ukraine Alexei Reznikov.</text:p>
      <text:p text:style-name="P4">
"Key-" Aircraft Coalition "formed-Denmark and the Netherlands will provide the preparation of our pilots on F-16 fighters. By July, a program will be ready, which will provide for a consistent training plan for our military. This is only the first one. Very soon we will see other countries that will join the coalition, ”the head of the Defense Office reported.</text:p>
      <text:p text:style-name="P4">
According to him, in addition to the "aircraft coalition" the issues of air defense, ammunition shells, artillery were discussed.</text:p>
      <text:p text:style-name="P4">
“Also important is my colleagues of Defense Minister of the Grand Duchy of Luxembourgfransua Baush and the Minister of Defense of the Estonian Republic Hanno, Phonocvo, supported the idea of creating an IT Calioral. They are ready to take on the leadership role of creating this group. So, there is a new coalition on the horizon to ensure the winner of Ukraine, ”Oleksi Reznikov emphasized.</text:p>
      <text:p text:style-name="P4">
Another important solution is to repair Leopard tanks. A wonderful joint presentation and Germany to create a tank repair system in Poland.</text:p>
      <text:p text:style-name="P4">
<text:a xlink:type="simple" xlink:href="https://armyinform.com.ua/wp-content/uploads/2023/06/352219771_707290961407258_552002173239204262_n.jpg" text:style-name="Internet_20_link" text:visited-style-name="Visited_20_Internet_20_Link">
!(Images/AРМІЯINFORM/2023-06-16T91-00-00-04-00/352219771_707290961407258_552002173239204262_n-150x150.jpg)</text:a>
</text:p>
      <text:p text:style-name="P4">
<text:a xlink:type="simple" xlink:href="https://armyinform.com.ua/wp-content/uploads/2023/06/354419395_707292334740454_6577603416972731887_n.jpg" text:style-name="Internet_20_link" text:visited-style-name="Visited_20_Internet_20_Link">
<draw:frame draw:style-name="fr1" draw:name="Image416" text:anchor-type="as-char" svg:width="6.9236in" svg:height="6.9236in" draw:z-index="0">
<draw:image xlink:href="../Images/AРМІЯINFORM/2023-06-16T91-00-00-04-00/354419395_707292334740454_6577603416972731887_n-150x150.jpg" xlink:type="simple" xlink:show="embed" xlink:actuate="onLoad" draw:mime-type="image/jpeg"/>
</draw:frame>
</text:a>
And of course - new unions. The declaration of intentions in the field of procurement of the BMP with the Czech and Slovak republics was signed. Details later. However, a step in cooperation between our countries is important.</text:p>
      <text:p text:style-name="P4">
"As a summary in the Ramstein format: today more than 50 countries are standing side by side with Ukraine, and I am grateful to Lloyd Austin for his leadership, as well as thank all our friends and partners for unspecified support," the Minister of Defense of Ukraine wrote.</text:p>
      <text:p text:style-name="P4">
According to him, the meeting of the Ukraine-Ukraine commission at the defense ministers is very important for us.“Now about the agenda. At the meeting of the Commission, Ukraine-NATO was key to the issue.</text:p>
      <text:p text:style-name="P4">
The first short -term is all that concerns the preparation for Vilnius' NATO's Summit, which will be held in July.</text:p>
      <text:p text:style-name="P4">
<draw:frame draw:style-name="fr1" draw:name="Image417" text:anchor-type="as-char" svg:width="6.9236in" svg:height="4.611226in" draw:z-index="0">
<draw:image xlink:href="../Images/AРМІЯINFORM/2023-06-16T91-00-00-04-00/354221582_707290668073954_3388152142321516294_n.jpg" xlink:type="simple" xlink:show="embed" xlink:actuate="onLoad" draw:mime-type="image/jpeg"/>
</draw:frame>
We had the opportunity to convey our position and we expect that Ukraine would have a clear understanding of the Vilnia Summit: how and when we can become a member of the Alliance.</text:p>
      <text:p text:style-name="P4">
We also discussed how NATO can help us to establish medical rehabilitation of wounded soldiers who are now returning from the battlefield and who continue to go through a very serious way to return to a full life, ”the head of the Defense Department is reported.</text:p>
      <text:p text:style-name="P4">
According to Alexei Reznikov, another important area is the help of NATO defense purchases in Ukraine. We expect that the procurement agency will be able to help us build an effective and transparent procurement system that will allow you to use each hryvnia effectively. These are very practical things, we can now state that at this point we have prepared a very serious packet of practical steps, which will be presented at the Vilnius Sumiliders of NATO Member States.</text:p>
      <text:p text:style-name="P4">
"The second question was a further future: what to do to do, to abyigrand the security of Ukraine and all Europe after victory," - continues the Defense Minister of Ukraine.</text:p>
      <text:p text:style-name="P4">
Another direction of our work is joint defense planning. NATO's language will be a important tool that allows you to model the future:</text:p>
      <ul>
        <li>
What should be the security system? * What should the army be? * What should be the defense?</li>
      </ul>
      <text:p text:style-name="P4">
Now, in real time, our defense planners together with NATO defense planners are working on models of the future.</text:p>
      <text:p text:style-name="P4">
<text:a xlink:type="simple" xlink:href="https://armyinform.com.ua/wp-content/uploads/2023/06/354431640_707290984740589_8060309358063863608_n.jpg" text:style-name="Internet_20_link" text:visited-style-name="Visited_20_Internet_20_Link">
!(Images/AРМІЯINFORM/2023-06-16T91-00-00-04-00/354431640_707290984740589_8060309358063863608_n-150x150.jpg)</text:a>
</text:p>
      <text:p text:style-name="P4">
<text:a xlink:type="simple" xlink:href="https://armyinform.com.ua/wp-content/uploads/2023/06/354219662_707290951407259_7671781392757589180_n.jpg" text:style-name="Internet_20_link" text:visited-style-name="Visited_20_Internet_20_Link">
<draw:frame draw:style-name="fr1" draw:name="Image418" text:anchor-type="as-char" svg:width="6.9236in" svg:height="6.9236in" draw:z-index="0">
<draw:image xlink:href="../Images/AРМІЯINFORM/2023-06-16T91-00-00-04-00/354219662_707290951407259_7671781392757589180_n-150x150.jpg" xlink:type="simple" xlink:show="embed" xlink:actuate="onLoad" draw:mime-type="image/jpeg"/>
</draw:frame>
</text:a>
</text:p>
      <text:p text:style-name="P4">
According to him, we are already thinking about very practical tools that will help you become such a state in the future. For example, we are now coming to start a joint education and training center. I would call it the center of war with Russia. The idea is that we will share the difficult cost of the lessons from this war and use winged experience in order to become stronger.</text:p>
      <text:p text:style-name="P4">
“Our goal is to make Ukraine strong and be able to protect itself after winning. And that means - a strong army, which we call the army of the material. The Ukrainian army is the army of the future. And now we will go for it with partners, about long -term plans for the development of Ukrainian -military, ” - summed up the Minister of Defense of Ukraine.</text:p>
      <text:p text:style-name="P4">
News Source: <text:a xlink:type="simple" xlink:href="https://armyinform.com.ua/2023/06/16/daniya-ta-niderlandy-zabezpechat-pidgotovku-nashyh-pilotiv-na-vynyshhuvachah-f-16-oleksij-reznikov/" text:style-name="Internet_20_link" text:visited-style-name="Visited_20_Internet_20_Link">
https://armyinform.com.ua/2023/06/16/daniya-ta-niderlandy-zabezpechat-pidgotovku-nashyh-pilotiv-na-vynyshhuvachah-f-16-oleksij-reznikov/</text:a>
</text:p>
      <!--NEWS-->
      <text:h text:style-name="P10" text:outline-level="1">
<text:span text:style-name="T4">
The enemy shock helicopter Ka-52 has been destroyed</text:span>
</text:h>
      <text:p text:style-name="P4">
Author: ['АРМІЯINFORM']</text:p>
      <text:p text:style-name="P4">
Time: 2023-06-16T92:00:00-04:00</text:p>
      <text:p text:style-name="P4">
Description: Ukrainian Zahisniki blinked the shock helicopter Rosiyan. About the command of the commanding of the in force ... The war with Ukraine 2022, the war with Ukraine is the latest news today, the news war with Ukraine 2022 The last for today, whether the war between Ukraine and Russia will be, when, the war with Ukraine will be or not, it will be or not, there will be whether the war with Ukraine in the near future says, the war with Ukraine, Ukrainian news today, Ukrainian news in Ukrainian media in Russian</text:p>
      <text:p text:style-name="P4">
Images: ['<text:a xlink:type="simple" xlink:href="https://armyinform.com.ua/wp-content/uploads/2023/06/11e4eb2b-9c8f-4376-9b28-0afbf80d1426.jpg" text:style-name="Internet_20_link" text:visited-style-name="Visited_20_Internet_20_Link">
11e4eb2b-9c8f-4376-9b28-0afbf80d1426.jpg</text:a>
']</text:p>
      <text:p text:style-name="P4">
Tags: ['STOPRUSSIA', 'АГРЕСІЯ РФ', 'ВЕРТОЛІТ КА-52', 'ВТОРГНЕННЯ РФ', 'ЗНИЩЕНО ВЕРТОЛІТ РФ', 'ПОВІТРЯНІ СИЛИ ЗБРОЙНИХ СИЛ УКРАЇНИ']</text:p>
      <text:p text:style-name="P4">
Category: News</text:p>
      <!--METADATA-->
      <text:p text:style-name="P4">
<draw:frame draw:style-name="fr1" draw:name="Image419" text:anchor-type="as-char" svg:width="6.9236in" svg:height="6.9236in" draw:z-index="0">
<draw:image xlink:href="../Images/AРМІЯINFORM/2023-06-16T92-00-00-04-00/11e4eb2b-9c8f-4376-9b28-0afbf80d1426.jpg" xlink:type="simple" xlink:show="embed" xlink:actuate="onLoad" draw:mime-type="image/jpeg"/>
</draw:frame>
Ukrainian defenders destroyed the shock helicopter of the Russians. About this the command of the air forces of the Armed Forces of Ukraine <text:a xlink:type="simple" xlink:href="https://t.me/kpszsu/2579" text:style-name="Internet_20_link" text:visited-style-name="Visited_20_Internet_20_Link">
reported</text:a>
in telegrams.</text:p>
      <text:p text:style-name="P4">
"About 21.00 in the Donetsk direction a unit of the Air Force destroyed the wave shock helicopter KA-52,"-the message reads.</text:p>
      <text:p text:style-name="P4">
News Source: <text:a xlink:type="simple" xlink:href="https://armyinform.com.ua/2023/06/16/znyshheno-vorozhyj-udarnyj-vertolit-ka-52/" text:style-name="Internet_20_link" text:visited-style-name="Visited_20_Internet_20_Link">
https://armyinform.com.ua/2023/06/16/znyshheno-vorozhyj-udarnyj-vertolit-ka-52/</text:a>
</text:p>
      <!--NEWS-->
      <text:h text:style-name="P10" text:outline-level="1">
<text:span text:style-name="T4">
The next issue of the combined training of the commanders of the departments and the main sergeants of the platoons took place in the DShV</text:span>
</text:h>
      <text:p text:style-name="P4">
Author: ['АРМІЯINFORM']</text:p>
      <text:p text:style-name="P4">
Time: 2023-06-16T93:00:00-04:00</text:p>
      <text:p text:style-name="P4">
Description: PISLAL PROPROMENT CHARCHING CHARCH OF THE SMIDGOTISHING OF THE WIDDILEL Command (Golovn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4437452_639842278189764_6000810534086237446_n.jpg" text:style-name="Internet_20_link" text:visited-style-name="Visited_20_Internet_20_Link">
354437452_639842278189764_6000810534086237446_n.jpg</text:a>
', '<text:a xlink:type="simple" xlink:href="https://armyinform.com.ua/wp-content/uploads/2023/06/354599391_639842311523094_8201053930923813695_n-150x150.jpg" text:style-name="Internet_20_link" text:visited-style-name="Visited_20_Internet_20_Link">
354599391_639842311523094_8201053930923813695_n-150x150.jpg</text:a>
', '<text:a xlink:type="simple" xlink:href="https://armyinform.com.ua/wp-content/uploads/2023/06/354225353_639842338189758_1350199051694702208_n-150x150.jpg" text:style-name="Internet_20_link" text:visited-style-name="Visited_20_Internet_20_Link">
354225353_639842338189758_1350199051694702208_n-150x150.jpg</text:a>
', '<text:a xlink:type="simple" xlink:href="https://armyinform.com.ua/wp-content/uploads/2023/06/354045937_639842481523077_2698585550252511618_n-150x150.jpg" text:style-name="Internet_20_link" text:visited-style-name="Visited_20_Internet_20_Link">
354045937_639842481523077_2698585550252511618_n-150x150.jpg</text:a>
', '<text:a xlink:type="simple" xlink:href="https://armyinform.com.ua/wp-content/uploads/2023/06/354059611_639842421523083_7510157640267741530_n-150x150.jpg" text:style-name="Internet_20_link" text:visited-style-name="Visited_20_Internet_20_Link">
354059611_639842421523083_7510157640267741530_n-150x150.jpg</text:a>
', '<text:a xlink:type="simple" xlink:href="https://armyinform.com.ua/wp-content/uploads/2023/06/354042730_639842524856406_2449131146773546403_n-150x150.jpg" text:style-name="Internet_20_link" text:visited-style-name="Visited_20_Internet_20_Link">
354042730_639842524856406_2449131146773546403_n-150x150.jpg</text:a>
']</text:p>
      <text:p text:style-name="P4">
Tags: ['ВИПУСК', 'ДШВ']</text:p>
      <text:p text:style-name="P4">
Category: News</text:p>
      <!--METADATA-->
      <text:p text:style-name="P4">
<draw:frame draw:style-name="fr1" draw:name="Image420" text:anchor-type="as-char" svg:width="6.9236in" svg:height="5.083076in" draw:z-index="0">
<draw:image xlink:href="../Images/AРМІЯINFORM/2023-06-16T93-00-00-04-00/354437452_639842278189764_6000810534086237446_n.jpg" xlink:type="simple" xlink:show="embed" xlink:actuate="onLoad" draw:mime-type="image/jpeg"/>
</draw:frame>
After passing the next course of combined training of branches(the main sergeants of platoons), combat brigades of landing forces of Ukraine will be replenished with qualified staff of the sergeant.</text:p>
      <text:p text:style-name="P4">
Throughout the course, paratroopers have gained all the necessary knowledge and skills(representatives of different branches), as well as excellent performance in training, were awarded valuable gifts.  <text:a xlink:type="simple" xlink:href="https://armyinform.com.ua/wp-content/uploads/2023/06/354599391_639842311523094_8201053930923813695_n.jpg" text:style-name="Internet_20_link" text:visited-style-name="Visited_20_Internet_20_Link">
!(Images/AРМІЯINFORM/2023-06-16T93-00-00-04-00/354599391_639842311523094_8201053930923813695_n-150x150.jpg)</text:a>
</text:p>
      <text:p text:style-name="P4">
<text:a xlink:type="simple" xlink:href="https://armyinform.com.ua/wp-content/uploads/2023/06/354225353_639842338189758_1350199051694702208_n.jpg" text:style-name="Internet_20_link" text:visited-style-name="Visited_20_Internet_20_Link">
<draw:frame draw:style-name="fr1" draw:name="Image421" text:anchor-type="as-char" svg:width="6.9236in" svg:height="6.9236in" draw:z-index="0">
<draw:image xlink:href="../Images/AРМІЯINFORM/2023-06-16T93-00-00-04-00/354225353_639842338189758_1350199051694702208_n-150x150.jpg" xlink:type="simple" xlink:show="embed" xlink:actuate="onLoad" draw:mime-type="image/jpeg"/>
</draw:frame>
</text:a>
</text:p>
      <text:p text:style-name="P4">
<text:a xlink:type="simple" xlink:href="https://armyinform.com.ua/wp-content/uploads/2023/06/354045937_639842481523077_2698585550252511618_n.jpg" text:style-name="Internet_20_link" text:visited-style-name="Visited_20_Internet_20_Link">
<draw:frame draw:style-name="fr1" draw:name="Image422" text:anchor-type="as-char" svg:width="6.9236in" svg:height="6.9236in" draw:z-index="0">
<draw:image xlink:href="../Images/AРМІЯINFORM/2023-06-16T93-00-00-04-00/354045937_639842481523077_2698585550252511618_n-150x150.jpg" xlink:type="simple" xlink:show="embed" xlink:actuate="onLoad" draw:mime-type="image/jpeg"/>
</draw:frame>
</text:a>
</text:p>
      <text:p text:style-name="P4">
<text:a xlink:type="simple" xlink:href="https://armyinform.com.ua/wp-content/uploads/2023/06/354059611_639842421523083_7510157640267741530_n.jpg" text:style-name="Internet_20_link" text:visited-style-name="Visited_20_Internet_20_Link">
<draw:frame draw:style-name="fr1" draw:name="Image423" text:anchor-type="as-char" svg:width="6.9236in" svg:height="6.9236in" draw:z-index="0">
<draw:image xlink:href="../Images/AРМІЯINFORM/2023-06-16T93-00-00-04-00/354059611_639842421523083_7510157640267741530_n-150x150.jpg" xlink:type="simple" xlink:show="embed" xlink:actuate="onLoad" draw:mime-type="image/jpeg"/>
</draw:frame>
</text:a>
</text:p>
      <text:p text:style-name="P4">
<text:a xlink:type="simple" xlink:href="https://armyinform.com.ua/wp-content/uploads/2023/06/354042730_639842524856406_2449131146773546403_n.jpg" text:style-name="Internet_20_link" text:visited-style-name="Visited_20_Internet_20_Link">
<draw:frame draw:style-name="fr1" draw:name="Image424" text:anchor-type="as-char" svg:width="6.9236in" svg:height="6.9236in" draw:z-index="0">
<draw:image xlink:href="../Images/AРМІЯINFORM/2023-06-16T93-00-00-04-00/354042730_639842524856406_2449131146773546403_n-150x150.jpg" xlink:type="simple" xlink:show="embed" xlink:actuate="onLoad" draw:mime-type="image/jpeg"/>
</draw:frame>
</text:a>
The role of skilled personnel in martial law is a relevant question daily. It does not matter how many tanks, rockets, aircraft, thermal imagers or quadcopters will have, if there are no people capable of managing it; unless persons who can come up with and implement a plan for the use of forces of coins; If there is no personnel, motivated to act.</text:p>
      <text:p text:style-name="P4">
<text:span text:style-name="T4">
 Source: </text:span>
 <text:a xlink:type="simple" xlink:href="https://www.facebook.com/uaairborne/posts/pfbid02JR9H8TRryBfWajV4s4jhv2ppjCQsvSJY6TuBejcw1xw1mBWLbmDvhnj177AAL5ttl" text:style-name="Internet_20_link" text:visited-style-name="Visited_20_Internet_20_Link">
Command of landing troops of armed force</text:a>
</text:p>
      <text:p text:style-name="P4">
News Source: <text:a xlink:type="simple" xlink:href="https://armyinform.com.ua/2023/06/16/u-dshv-vidbuvsya-chergovyj-vypusk-kursu-sumishhenoyi-pidgotovky-komandyriv-viddilen-ta-golovnyh-serzhantiv-vzvodiv/" text:style-name="Internet_20_link" text:visited-style-name="Visited_20_Internet_20_Link">
https://armyinform.com.ua/2023/06/16/u-dshv-vidbuvsya-chergovyj-vypusk-kursu-sumishhenoyi-pidgotovky-komandyriv-viddilen-ta-golovnyh-serzhantiv-vzvodiv/</text:a>
</text:p>
      <!--NEWS-->
      <text:h text:style-name="P10" text:outline-level="1">
<text:span text:style-name="T4">
The enemy has no chance: Marines Intelligence Units worked out a counter -battle</text:span>
</text:h>
      <text:p text:style-name="P4">
Author: ['АРМІЯINFORM']</text:p>
      <text:p text:style-name="P4">
Time: 2023-06-16T94:00:00-04:00</text:p>
      <text:p text:style-name="P4">
Description: Days of the Rosvіdniki-Mordihi Zdіsized Polovius Vikhid, the PID hour of the Yaki is a particularly warehouse Bul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zt01078-scaled.jpg" text:style-name="Internet_20_link" text:visited-style-name="Visited_20_Internet_20_Link">
kzt01078-scaled.jpg</text:a>
', '<text:a xlink:type="simple" xlink:href="https://armyinform.com.ua/wp-content/uploads/2023/06/kzt00771-150x150.jpg" text:style-name="Internet_20_link" text:visited-style-name="Visited_20_Internet_20_Link">
kzt00771-150x150.jpg</text:a>
', '<text:a xlink:type="simple" xlink:href="https://armyinform.com.ua/wp-content/uploads/2023/06/kzt00679-150x150.jpg" text:style-name="Internet_20_link" text:visited-style-name="Visited_20_Internet_20_Link">
kzt00679-150x150.jpg</text:a>
', '<text:a xlink:type="simple" xlink:href="https://armyinform.com.ua/wp-content/uploads/2023/06/kzt00756-150x150.jpg" text:style-name="Internet_20_link" text:visited-style-name="Visited_20_Internet_20_Link">
kzt00756-150x150.jpg</text:a>
', '<text:a xlink:type="simple" xlink:href="https://armyinform.com.ua/wp-content/uploads/2023/06/kzt00641-150x150.jpg" text:style-name="Internet_20_link" text:visited-style-name="Visited_20_Internet_20_Link">
kzt00641-150x150.jpg</text:a>
', '<text:a xlink:type="simple" xlink:href="https://armyinform.com.ua/wp-content/uploads/2023/06/kzt00560-150x150.jpg" text:style-name="Internet_20_link" text:visited-style-name="Visited_20_Internet_20_Link">
kzt00560-150x150.jpg</text:a>
', '<text:a xlink:type="simple" xlink:href="https://armyinform.com.ua/wp-content/uploads/2023/06/kzt00657-150x150.jpg" text:style-name="Internet_20_link" text:visited-style-name="Visited_20_Internet_20_Link">
kzt00657-150x150.jpg</text:a>
', '<text:a xlink:type="simple" xlink:href="https://armyinform.com.ua/wp-content/uploads/2023/06/kzt00483-150x150.jpg" text:style-name="Internet_20_link" text:visited-style-name="Visited_20_Internet_20_Link">
kzt00483-150x150.jpg</text:a>
', '<text:a xlink:type="simple" xlink:href="https://armyinform.com.ua/wp-content/uploads/2023/06/kzt00648-150x150.jpg" text:style-name="Internet_20_link" text:visited-style-name="Visited_20_Internet_20_Link">
kzt00648-150x150.jpg</text:a>
', '<text:a xlink:type="simple" xlink:href="https://armyinform.com.ua/wp-content/uploads/2023/06/kzt00468-150x150.jpg" text:style-name="Internet_20_link" text:visited-style-name="Visited_20_Internet_20_Link">
kzt00468-150x150.jpg</text:a>
', '<text:a xlink:type="simple" xlink:href="https://armyinform.com.ua/wp-content/uploads/2023/06/kzt00480-150x150.jpg" text:style-name="Internet_20_link" text:visited-style-name="Visited_20_Internet_20_Link">
kzt00480-150x150.jpg</text:a>
']</text:p>
      <text:p text:style-name="P4">
Tags: ['STOPRUSSIA', 'БОЙОВИЙ ВИШКІЛ', 'ВЕДЕННЯ ЗУСТРІЧНОГО БОЮ', 'РОЗВІДКА', 'ТРЕНУВАННЯ МОРПІХІВ', 'УКРАЇНСЬКІ ЗАХИСНИКИ']</text:p>
      <text:p text:style-name="P4">
Category: News</text:p>
      <!--METADATA-->
      <text:p text:style-name="P4">
<draw:frame draw:style-name="fr1" draw:name="Image425" text:anchor-type="as-char" svg:width="6.9236in" svg:height="4.614606in" draw:z-index="0">
<draw:image xlink:href="../Images/AРМІЯINFORM/2023-06-16T94-00-00-04-00/kzt01078-scaled.jpg" xlink:type="simple" xlink:show="embed" xlink:actuate="onLoad" draw:mime-type="image/jpeg"/>
</draw:frame>
The other day, the reconnaissance-Morpikhi made a field exit, during which the personnel warehouse was worked out of a counter-combat in the reconnaissance group.</text:p>
      <text:p text:style-name="P4">
The maneuver was carried out in wooded terrain, so the soldiers during the action needed to take the features of such a landscape.</text:p>
      <text:p text:style-name="P4">
<text:a xlink:type="simple" xlink:href="https://armyinform.com.ua/wp-content/uploads/2023/06/kzt00771-scaled.jpg" text:style-name="Internet_20_link" text:visited-style-name="Visited_20_Internet_20_Link">
!(Images/AРМІЯINFORM/2023-06-16T94-00-00-04-00/kzt00771-150x150.jpg)</text:a>
</text:p>
      <text:p text:style-name="P4">
<text:a xlink:type="simple" xlink:href="https://armyinform.com.ua/wp-content/uploads/2023/06/kzt00679-scaled.jpg" text:style-name="Internet_20_link" text:visited-style-name="Visited_20_Internet_20_Link">
<draw:frame draw:style-name="fr1" draw:name="Image426" text:anchor-type="as-char" svg:width="6.9236in" svg:height="6.9236in" draw:z-index="0">
<draw:image xlink:href="../Images/AРМІЯINFORM/2023-06-16T94-00-00-04-00/kzt00679-150x150.jpg" xlink:type="simple" xlink:show="embed" xlink:actuate="onLoad" draw:mime-type="image/jpeg"/>
</draw:frame>
</text:a>
</text:p>
      <text:p text:style-name="P4">
<text:a xlink:type="simple" xlink:href="https://armyinform.com.ua/wp-content/uploads/2023/06/kzt00756-scaled.jpg" text:style-name="Internet_20_link" text:visited-style-name="Visited_20_Internet_20_Link">
<draw:frame draw:style-name="fr1" draw:name="Image427" text:anchor-type="as-char" svg:width="6.9236in" svg:height="6.9236in" draw:z-index="0">
<draw:image xlink:href="../Images/AРМІЯINFORM/2023-06-16T94-00-00-04-00/kzt00756-150x150.jpg" xlink:type="simple" xlink:show="embed" xlink:actuate="onLoad" draw:mime-type="image/jpeg"/>
</draw:frame>
</text:a>
The task of intelligence units was, in particular, to carry out the enemy's fire supply to deprive him of his combat capability, complicate the visibility of the battlefield and disorganize coordination and management.</text:p>
      <text:p text:style-name="P4">
<text:a xlink:type="simple" xlink:href="https://armyinform.com.ua/wp-content/uploads/2023/06/kzt00641-scaled.jpg" text:style-name="Internet_20_link" text:visited-style-name="Visited_20_Internet_20_Link">
!(Images/AРМІЯINFORM/2023-06-16T94-00-00-04-00/kzt00641-150x150.jpg)</text:a>
</text:p>
      <text:p text:style-name="P4">
<text:a xlink:type="simple" xlink:href="https://armyinform.com.ua/wp-content/uploads/2023/06/kzt00560-scaled.jpg" text:style-name="Internet_20_link" text:visited-style-name="Visited_20_Internet_20_Link">
<draw:frame draw:style-name="fr1" draw:name="Image428" text:anchor-type="as-char" svg:width="6.9236in" svg:height="6.9236in" draw:z-index="0">
<draw:image xlink:href="../Images/AРМІЯINFORM/2023-06-16T94-00-00-04-00/kzt00560-150x150.jpg" xlink:type="simple" xlink:show="embed" xlink:actuate="onLoad" draw:mime-type="image/jpeg"/>
</draw:frame>
</text:a>
</text:p>
      <text:p text:style-name="P4">
<text:a xlink:type="simple" xlink:href="https://armyinform.com.ua/wp-content/uploads/2023/06/kzt00657-scaled.jpg" text:style-name="Internet_20_link" text:visited-style-name="Visited_20_Internet_20_Link">
<draw:frame draw:style-name="fr1" draw:name="Image429" text:anchor-type="as-char" svg:width="6.9236in" svg:height="6.9236in" draw:z-index="0">
<draw:image xlink:href="../Images/AРМІЯINFORM/2023-06-16T94-00-00-04-00/kzt00657-150x150.jpg" xlink:type="simple" xlink:show="embed" xlink:actuate="onLoad" draw:mime-type="image/jpeg"/>
</draw:frame>
</text:a>
</text:p>
      <text:p text:style-name="P4">
<text:a xlink:type="simple" xlink:href="https://armyinform.com.ua/wp-content/uploads/2023/06/kzt00483-scaled.jpg" text:style-name="Internet_20_link" text:visited-style-name="Visited_20_Internet_20_Link">
<draw:frame draw:style-name="fr1" draw:name="Image430" text:anchor-type="as-char" svg:width="6.9236in" svg:height="6.9236in" draw:z-index="0">
<draw:image xlink:href="../Images/AРМІЯINFORM/2023-06-16T94-00-00-04-00/kzt00483-150x150.jpg" xlink:type="simple" xlink:show="embed" xlink:actuate="onLoad" draw:mime-type="image/jpeg"/>
</draw:frame>
</text:a>
</text:p>
      <text:p text:style-name="P4">
<text:a xlink:type="simple" xlink:href="https://armyinform.com.ua/wp-content/uploads/2023/06/kzt00648-scaled.jpg" text:style-name="Internet_20_link" text:visited-style-name="Visited_20_Internet_20_Link">
<draw:frame draw:style-name="fr1" draw:name="Image431" text:anchor-type="as-char" svg:width="6.9236in" svg:height="6.9236in" draw:z-index="0">
<draw:image xlink:href="../Images/AРМІЯINFORM/2023-06-16T94-00-00-04-00/kzt00648-150x150.jpg" xlink:type="simple" xlink:show="embed" xlink:actuate="onLoad" draw:mime-type="image/jpeg"/>
</draw:frame>
</text:a>
In addition, the Marines worked out the reconnaissance group's actions during time contact with frequent changes in the situation.</text:p>
      <text:p text:style-name="P4">
<text:a xlink:type="simple" xlink:href="https://armyinform.com.ua/wp-content/uploads/2023/06/kzt00468-scaled.jpg" text:style-name="Internet_20_link" text:visited-style-name="Visited_20_Internet_20_Link">
!(Images/AРМІЯINFORM/2023-06-16T94-00-00-04-00/kzt00468-150x150.jpg)</text:a>
</text:p>
      <text:p text:style-name="P4">
<text:a xlink:type="simple" xlink:href="https://armyinform.com.ua/wp-content/uploads/2023/06/kzt00480-scaled.jpg" text:style-name="Internet_20_link" text:visited-style-name="Visited_20_Internet_20_Link">
<draw:frame draw:style-name="fr1" draw:name="Image432" text:anchor-type="as-char" svg:width="6.9236in" svg:height="6.9236in" draw:z-index="0">
<draw:image xlink:href="../Images/AРМІЯINFORM/2023-06-16T94-00-00-04-00/kzt00480-150x150.jpg" xlink:type="simple" xlink:show="embed" xlink:actuate="onLoad" draw:mime-type="image/jpeg"/>
</draw:frame>
</text:a>
As a result, the exercises of all the goals were achieved.</text:p>
      <text:p text:style-name="P4">
News Source: <text:a xlink:type="simple" xlink:href="https://armyinform.com.ua/2023/06/16/u-voroga-nemaye-shansiv-pidrozdily-rozvidky-morskoyi-pihoty-vidpraczyuvaly-vedennya-zustrichnogo-boyu/" text:style-name="Internet_20_link" text:visited-style-name="Visited_20_Internet_20_Link">
https://armyinform.com.ua/2023/06/16/u-voroga-nemaye-shansiv-pidrozdily-rozvidky-morskoyi-pihoty-vidpraczyuvaly-vedennya-zustrichnogo-boyu/</text:a>
</text:p>
      <!--NEWS-->
      <text:h text:style-name="P10" text:outline-level="1">
<text:span text:style-name="T4">
Debunk the next Russian fake on the exchange of prisoners</text:span>
</text:h>
      <text:p text:style-name="P4">
Author: ['АРМІЯINFORM']</text:p>
      <text:p text:style-name="P4">
Time: 2023-06-16T95:00:00-04:00</text:p>
      <text:p text:style-name="P4">
Description: Rosіyska izhormatskye operations Bula was hidden on those, Shchobo shoe Gromadskiy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d9495f02-65f6-4f92-ba5d-39203159ed91-1.jpg" text:style-name="Internet_20_link" text:visited-style-name="Visited_20_Internet_20_Link">
d9495f02-65f6-4f92-ba5d-39203159ed91-1.jpg</text:a>
']</text:p>
      <text:p text:style-name="P4">
Tags: []</text:p>
      <text:p text:style-name="P4">
Category: News</text:p>
      <!--METADATA-->
      <text:p text:style-name="P4">
<draw:frame draw:style-name="fr1" draw:name="Image433" text:anchor-type="as-char" svg:width="6.9236in" svg:height="3.890404in" draw:z-index="0">
<draw:image xlink:href="../Images/AРМІЯINFORM/2023-06-16T95-00-00-04-00/d9495f02-65f6-4f92-ba5d-39203159ed91-1.jpg" xlink:type="simple" xlink:show="embed" xlink:actuate="onLoad" draw:mime-type="image/jpeg"/>
</draw:frame>
The Russian information operation was aimed at precincting and distrust of prisoners of war. About it <text:a xlink:type="simple" xlink:href="https://t.me/Koord_shtab/1252" text:style-name="Internet_20_link" text:visited-style-name="Visited_20_Internet_20_Link">
reports</text:a>
The headquarters service in the telegram.</text:p>
      <text:p text:style-name="P4">
Since the beginning of the week, the communities of prisoners of war have spread the leaf from the alleged SE "Ukrainian National Peace Center", addressed to the Secretary of the Coordination Staff on the behavior of the Warning. It applies to the recommendations for the exchange of prisoners in the specialties, military units and titles, in particular the officer warehouse. The document contains grammatical errors that show that it was transformed from Russian.</text:p>
      <text:p text:style-name="P4">
In the press service of SE “Ukrainian National Center for Peace Development”, journalists reported that such a letter never existed:</text:p>
      <text:p text:style-name="P4">
"We checked all the original numbers of documents, such a letter has never been existed," - commented in a state -owned enterprise.</text:p>
      <text:p text:style-name="P4">
In addition, the representative of the coordination headquarters informed that the letter is another Russian information attack:</text:p>
      <text:p text:style-name="P4">
“This is a fake, another example of a Russian information operation. In the document it is possible to even see mistakes, the letters are written in Russian. It is an enemy that is comprehensive to sow distrust of the public to be indignant. "</text:p>
      <text:p text:style-name="P4">
The coordination noted that for Ukraine all prisoners of war are important and converting to release all:</text:p>
      <text:p text:style-name="P4">
“The enemy throws such fabrics in the community of prisoners of war in order to cause conflict and distrust. This is no longer the first -fake document we face. The coordination headquarters is released from a ground, not taking into account the title or military specialties, without any preferences. It is easy to check the statistics of released pelvic protection defenders. "</text:p>
      <text:p text:style-name="P4">
News Source: <text:a xlink:type="simple" xlink:href="https://armyinform.com.ua/2023/06/16/rozvinchano-chergovyj-rosijskyj-fejk-pro-obmin-polonenymy/" text:style-name="Internet_20_link" text:visited-style-name="Visited_20_Internet_20_Link">
https://armyinform.com.ua/2023/06/16/rozvinchano-chergovyj-rosijskyj-fejk-pro-obmin-polonenymy/</text:a>
</text:p>
      <!--NEWS-->
      <text:h text:style-name="P10" text:outline-level="1">
<text:span text:style-name="T4">
Each warrior, every new step, every meter liberated from the enemy of Ukrainian land is the most important thing - Volodymyr Zelenskyy</text:span>
</text:h>
      <text:p text:style-name="P4">
Author: ['АРМІЯINFORM']</text:p>
      <text:p text:style-name="P4">
Time: 2023-06-16T96:00:00-04:00</text:p>
      <text:p text:style-name="P4">
Description: https://www.youtube.com/watch?v=f3tcxb_wzmw road Ukrainians, road Ukrainian!...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ВІДЕОЗВЕРНЕННЯ', 'ПРЕЗИДЕНТ УКРАЇНИ']</text:p>
      <text:p text:style-name="P4">
Category: News</text:p>
      <!--METADATA-->
      <text:p text:style-name="P4">
<text:span text:style-name="T5">
Deterous Ukrainians, dear Ukrainians!</text:span>
</text:p>
      <text:p text:style-name="P4">
Today was a long day. Many events, many news. Meeting in a special format - Ukraine plus the country of Africa. Prolonged discussions… Peace formula, security issues, grain, our common opportunities to protect the principles and usuals of the UN, to protect nations from aggression. He called on the leaders and states of Africa to participate in the global peace we are preparing. Ukraine will be heard by the world, and the whole world will be attracted to the realization of the formula of peace. It's not easy, but we work.</text:p>
      <text:p text:style-name="P4">
There was also a course issue at the National University of Defense of Ukraine. I was honored to congratulate our officers. Very nice.</text:p>
      <text:p text:style-name="P4">
It is especially grateful to our aircraft forces - everyone who protects Ukrainian. The Russian rockets, including six ballistic, are knocked down today, it is very important and symbolic. Russia is not intimidated.</text:p>
      <text:p text:style-name="P4">
And today there was another event, another point of my graph, which was not yet reported. This is a military office. Our commanders are Syrsky, Tarnavsky, Zaluzhny, and Shaptal Generals. And our commanders in specific directions of active actions - I do not call the names, all my time. Our movement forward is more important. Each of our warrior, every new step, every meter of liberated lapel of Ukrainian land is the most important. And there was a Budanov… separate steps.</text:p>
      <text:p text:style-name="P4">
Thank you all who are in battle for Ukraine now!</text:p>
      <text:p text:style-name="P4">
Thank you all who are preparing to go into battle!</text:p>
      <text:p text:style-name="P4">
And thank you to everyone who so much helps us!</text:p>
      <text:p text:style-name="P4">
<text:span text:style-name="T4">
 Source: </text:span>
 <text:a xlink:type="simple" xlink:href="https://www.president.gov.ua/news/kozhen-nash-voyin-kozhen-novij-krok-kozhen-metr-zvilnenoyi-v-83653" text:style-name="Internet_20_link" text:visited-style-name="Visited_20_Internet_20_Link">
Presidential Office</text:a>
</text:p>
      <text:p text:style-name="P4">
News Source: <text:a xlink:type="simple" xlink:href="https://armyinform.com.ua/2023/06/16/kozhen-nash-voyin-kozhen-novyj-krok-kozhen-metr-zvilnenoyi-vid-voroga-ukrayinskoyi-zemli-cze-najvazhlyvishe-volodymyr-zelenskyj/" text:style-name="Internet_20_link" text:visited-style-name="Visited_20_Internet_20_Link">
https://armyinform.com.ua/2023/06/16/kozhen-nash-voyin-kozhen-novyj-krok-kozhen-metr-zvilnenoyi-vid-voroga-ukrayinskoyi-zemli-cze-najvazhlyvishe-volodymyr-zelenskyj/</text:a>
</text:p>
      <!--NEWS-->
      <text:h text:style-name="P10" text:outline-level="1">
<text:span text:style-name="T4">
The invaders are blackmailing security problems at the Zaporozhye NPP</text:span>
</text:h>
      <text:p text:style-name="P4">
Author: ['АРМІЯINFORM']</text:p>
      <text:p text:style-name="P4">
Time: 2023-06-16T97:00:00-04:00</text:p>
      <text:p text:style-name="P4">
Description: Rosіyciki Nymantsi blackmail the problems of the nonsense of the atomic ’. Out -and -be co -laboratory assistant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07/2022-07-19-na-zaes-rosiyany-porushyly-1.jpg" text:style-name="Internet_20_link" text:visited-style-name="Visited_20_Internet_20_Link">
2022-07-19-na-zaes-rosiyany-porushyly-1.jpg</text:a>
']</text:p>
      <text:p text:style-name="P4">
Tags: ['АГРЕСІЯ РФ', 'ЗАЕС', 'КАХОВСЬКА ГЕС', 'КАХОВСЬКА ГЕС/ШТАБ INFO']</text:p>
      <text:p text:style-name="P4">
Category: News</text:p>
      <!--METADATA-->
      <text:p text:style-name="P4">
<draw:frame draw:style-name="fr1" draw:name="Image434" text:anchor-type="as-char" svg:width="6.9236in" svg:height="4.615733in" draw:z-index="0">
<draw:image xlink:href="../Images/AРМІЯINFORM/2023-06-16T97-00-00-04-00/2022-07-19-na-zaes-rosiyany-porushyly-1.jpg" xlink:type="simple" xlink:show="embed" xlink:actuate="onLoad" draw:mime-type="image/jpeg"/>
</draw:frame>
Illustrative photo</text:p>
      <text:p text:style-name="P4">
Russian mercenaries are blackmailing the problems of the atomic object. On the eve of Rogov's ROGO, the preparation of provocations by the "Kiev regime", Russian propaganda accelerates the fake video with alleged "threats of the Ukrainian military undermine".</text:p>
      <text:p text:style-name="P4">
The elimination of all the threats and risks associated with the nuclear power plant is only built after the expulsion of Russian invaders from the south of Ukraine.</text:p>
      <text:p text:style-name="P4">
About it <text:a xlink:type="simple" xlink:href="https://t.me/shtab_kakhovska_hes/848" text:style-name="Internet_20_link" text:visited-style-name="Visited_20_Internet_20_Link">
reports</text:a>
Headquarters for the elimination of consequences of Kakhovskaya hydroelectric power station.</text:p>
      <text:p text:style-name="P4">
The destruction of the Kakhovskaya Hydroelectric Power Dams posed a threat to the nuclear object of reducing water levels in the cooler rate.</text:p>
      <text:p text:style-name="P4">
On June 15, the Temporarily Occupied ZPP was inspected by the CEO of IAEA Grossi. Winter stated that the water level remains sufficiently to maintain a "certain time" security.</text:p>
      <text:p text:style-name="P4">
News Source: <text:a xlink:type="simple" xlink:href="https://armyinform.com.ua/2023/06/16/okupanty-shantazhuyut-problemamy-bezpeky-na-zaporizkij-aes/" text:style-name="Internet_20_link" text:visited-style-name="Visited_20_Internet_20_Link">
https://armyinform.com.ua/2023/06/16/okupanty-shantazhuyut-problemamy-bezpeky-na-zaporizkij-aes/</text:a>
</text:p>
      <!--NEWS-->
      <text:h text:style-name="P10" text:outline-level="1">
<text:span text:style-name="T4">
The enemy from the barrel artillery and mortars fired at the border of Sumy and Chernihiv region</text:span>
</text:h>
      <text:p text:style-name="P4">
Author: ['АРМІЯINFORM']</text:p>
      <text:p text:style-name="P4">
Time: 2023-06-16T98:00:00-04:00</text:p>
      <text:p text:style-name="P4">
Description: The village at 22:00 16 Chervnya Rosiyski Vіsyska Vykhgov fired a prordontal teerrato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ВОРОЖІ ОБСТРІЛИ', 'СУМЩИНА', 'ЧЕРНІГІВЩИНА']</text:p>
      <text:p text:style-name="P4">
Category: News</text:p>
      <!--METADATA-->
      <text:p text:style-name="P4">
<draw:frame draw:style-name="fr1" draw:name="Image435" text:anchor-type="as-char" svg:width="6.9236in" svg:height="4.619339in" draw:z-index="0">
<draw:image xlink:href="../Images/AРМІЯINFORM/2023-06-16T98-00-00-04-00/2022-10-21-prykordonnya-chernigivshhyny-i-sumshhyny-armiya-rf-obstrilyala-z-artyleriyi.jpg" xlink:type="simple" xlink:show="embed" xlink:actuate="onLoad" draw:mime-type="image/jpeg"/>
</draw:frame>
Illustrative photo</text:p>
      <text:p text:style-name="P4">
As of 22:00 on June 16, Russian troops fired at the borderlines of Chernihiv and Sumy regions.</text:p>
      <text:p text:style-name="P4">
About it <text:a xlink:type="simple" xlink:href="https://t.me/ok_pivnich1/3278" text:style-name="Internet_20_link" text:visited-style-name="Visited_20_Internet_20_Link">
reports</text:a>
Operational Command "North".</text:p>
      <text:p text:style-name="P4">
From 16:05 to 16:10 there were 2 parishes, probably 120 mm mortar, in the area of NP Chuikivka.</text:p>
      <text:p text:style-name="P4">
From 4:30 pm to 16:55, 13 parishes were recorded, probably from the artillery, W. Janzhulivka.</text:p>
      <text:p text:style-name="P4">
From 17:40 to 18:05 8 parishes were recorded, probably a mortar 120 mm, in the district. Bachivsk.</text:p>
      <text:p text:style-name="P4">
From 19:20 to 19:30 there were 4 parishes, probably from the barrel artillery, W. Boyar-leaving.</text:p>
      <text:p text:style-name="P4">
From 20:20 to 20:30 there were 3 parishes, probably become artillery, in the district. Swarc.</text:p>
      <text:p text:style-name="P4">
There was no information about losses among the local population or damage to civilian infrastructure.</text:p>
      <text:p text:style-name="P4">
News Source: <text:a xlink:type="simple" xlink:href="https://armyinform.com.ua/2023/06/16/vorog-zi-stvolnoyi-artyleriyi-i-minometiv-obstrilyav-prykordonnya-sumshhyny-i-chernigivshhyny/" text:style-name="Internet_20_link" text:visited-style-name="Visited_20_Internet_20_Link">
https://armyinform.com.ua/2023/06/16/vorog-zi-stvolnoyi-artyleriyi-i-minometiv-obstrilyav-prykordonnya-sumshhyny-i-chernigivshhyny/</text:a>
</text:p>
      <!--NEWS-->
      <text:h text:style-name="P10" text:outline-level="1">
<text:span text:style-name="T4">
Short. War. Day 478. Videoodigest</text:span>
</text:h>
      <text:p text:style-name="P4">
Author: ['АРМІЯINFORM']</text:p>
      <text:p text:style-name="P4">
Time: 2023-06-16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text:p>
      <text:p text:style-name="P4">
Category: News</text:p>
      <!--METADATA-->
      <text:p text:style-name="P4">
News Source: <text:a xlink:type="simple" xlink:href="https://armyinform.com.ua/2023/06/16/korotko-vijna-den-478-videodajdzhest/" text:style-name="Internet_20_link" text:visited-style-name="Visited_20_Internet_20_Link">
https://armyinform.com.ua/2023/06/16/korotko-vijna-den-478-videodajdzhest/</text:a>
</text:p>
      <!--NEWS-->
      <text:h text:style-name="P10" text:outline-level="1">
<text:span text:style-name="T4">
The Armed Forces destroyed the Russian helicopter KA-52 in the Donetsk direction</text:span>
</text:h>
      <text:p text:style-name="P4">
Authors: Ukrinform (Person)</text:p>
      <text:p text:style-name="P4">
Publisher: Укринформ (Organization)</text:p>
      <text:p text:style-name="P4">
Published Time: 2023-06-16T9:22:00+03:00</text:p>
      <text:p text:style-name="P4">
Modified Time: 2023-06-16T22:22:00+03:00</text:p>
      <text:p text:style-name="P4">
Description: The Air Force of Ukraine destroyed the enemy helicopter KA-52 in the Donetsk direction-Ukrinform.</text:p>
      <text:p text:style-name="P4">
Images: ['<text:a xlink:type="simple" xlink:href="https://static.ukrinform.com/photos/2023_06/thumb_files/630_360_1686943439-708.jpg" text:style-name="Internet_20_link" text:visited-style-name="Visited_20_Internet_20_Link">
630_360_16869...</text:a>
']</text:p>
      <text:p text:style-name="P4">
Tags: ['Вертоліт', 'Повітряні сили ЗСУ', 'Війна з Росією']</text:p>
      <text:p text:style-name="P4">
Type: Article</text:p>
      <!--METADATA-->
      <text:p text:style-name="P4">
<draw:frame draw:style-name="fr1" draw:name="Image436" text:anchor-type="as-char" svg:width="6.9236in" svg:height="3.956343in" draw:z-index="0">
<draw:image xlink:href="../Images/yкринформ/2023-06-16T9-22-00-03-00/630_360_1686943439-708.jpg" xlink:type="simple" xlink:show="embed" xlink:actuate="onLoad" draw:mime-type="image/jpeg"/>
</draw:frame>
Airborn Ukraine destroyed the enemy helicopter Ka-52 in the Donetsk direction</text:p>
      <text:p text:style-name="P4">
As Ukrinform reports, about it in <text:a xlink:type="simple" xlink:href="https://t.me/kpszsu/2579" text:style-name="Internet_20_link" text:visited-style-name="Visited_20_Internet_20_Link">
telegram</text:a>
The Air Force of Ukraine was written.</text:p>
      <text:p text:style-name="P4">
"At about 21.00 in the Donetsk direction, the Air Force unit destroyed the wave shock helicopter KA -52," the message reads.</text:p>
      <text:p text:style-name="P4">
As reported by Ukrinform, Earlier, Zelensky explained why <text:a xlink:type="simple" xlink:href="https://www.ukrinform.ua/rubric-ato/3723948-zelenskij-poasniv-comu-rosia-bila-raketami-po-kievu-v-den-priizdu-delegacii-z-afriki.html" text:style-name="Internet_20_link" text:visited-style-name="Visited_20_Internet_20_Link">
Russia beat in Kiev rockets on the day of arrival of delegation from Africa</text:a>
 .</text:p>
      <text:p text:style-name="P4">
News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Prystayko urged to take seriously the placement of nuclear weapons of the Russian Federation in Belarus</text:span>
</text:h>
      <text:p text:style-name="P4">
Authors: Ukrinform (Person)</text:p>
      <text:p text:style-name="P4">
Publisher: Укринформ (Organization)</text:p>
      <text:p text:style-name="P4">
Published Time: 2023-06-17T-1:24:00+03:00</text:p>
      <text:p text:style-name="P4">
Modified Time: 2023-06-17T00:24:00+03:00</text:p>
      <text:p text:style-name="P4">
Description: The Ambassador of Ukraine in the United Kingdom Vadim Prystayko believes that the statement of Russian President Vladimir Putin about the placement of Russian nuclear weapons in Belarus should be perceived "very, very seriously". - Ukrinform.</text:p>
      <text:p text:style-name="P4">
Images: ['<text:a xlink:type="simple" xlink:href="https://static.ukrinform.com/photos/2020_02/thumb_files/630_360_1582711877-588.jpg" text:style-name="Internet_20_link" text:visited-style-name="Visited_20_Internet_20_Link">
630_360_15827...</text:a>
']</text:p>
      <text:p text:style-name="P4">
Tags: ['Білорусь', 'Пристайко', 'Ядерна зброя', 'Агресія РФ']</text:p>
      <text:p text:style-name="P4">
Type: Article</text:p>
      <!--METADATA-->
      <text:p text:style-name="P4">
<draw:frame draw:style-name="fr1" draw:name="Image438" text:anchor-type="as-char" svg:width="6.9236in" svg:height="3.956343in" draw:z-index="0">
<draw:image xlink:href="../Images/yкринформ/2023-06-17T-1-24-00-03-00/630_360_1582711877-588.jpg" xlink:type="simple" xlink:show="embed" xlink:actuate="onLoad" draw:mime-type="image/jpeg"/>
</draw:frame>
Vadim Prystayko, Ambassador in the UK, believes that Russian President Putin's statement about the placement of Russian nuclear weapons in Belarus should have a “very, very serious” event.</text:p>
      <text:p text:style-name="P4">
The ambassador said this in an interview <text:a xlink:type="simple" xlink:href="https://edition.cnn.com/europe/live-news/russia-ukraine-war-news-06-16-23/h_b47c69b1a40d1234fc48163b1b99cea4" text:style-name="Internet_20_link" text:visited-style-name="Visited_20_Internet_20_Link">
CNN</text:a>
, reports Ukrinform.</text:p>
      <text:p text:style-name="P4">
"Nuclear weapons of Belarus is a violation of international arrangements," he said.</text:p>
      <text:p text:style-name="P4">
<text:span text:style-name="T4">
 Read also: </text:span>
 <text:span text:style-name="T4">
 [Danilov: You need to create a mechanism that protects humanity from nuclear blackmail(https://www.ukrinform.ua/rubric-polytics/3723305-danilov-potribno-stvoriti-mehanizm-akij-zahistit-ludstvo-vid-adernogo-santazu-rf.html)</text:span>
</text:p>
      <text:p text:style-name="P4">
When asked if Ukraine considers it as a threat from Putin to use a nuclear weapon in the coming months, Prystayko said: "I think he has suffered a blackmailing: Ukrainians, first of all, and then Europeans, Americans, Ivsih of our partners around."</text:p>
      <text:p text:style-name="P4">
Prystayko also noted that Ukraine is now "much better equipped to inspect this pressure" by Russia, as it has airfill missiles with international partners.</text:p>
      <text:p text:style-name="P4">
Earlier, US Secretary of State Anthony Blinken _ <text:span text:style-name="T4">
 <text:a xlink:type="simple" xlink:href="https://www.ukrinform.ua/rubric-world/3723957-stati-ne-bacat-zodnih-oznak-so-rosia-gotova-zastosovuvati-adernu-zbrou-blinken.html" text:style-name="Internet_20_link" text:visited-style-name="Visited_20_Internet_20_Link">
declared</text:a>
</text:span>
 _ that connect closely to the situation related to Russia's intentions to place tactic nuclear weapons in Belarus, but they do not see the sign of the preparedness of the Russian Federation.</text:p>
      <text:p text:style-name="P4">
<text:span text:style-name="T4">
 Read also: </text:span>
 <text:span text:style-name="T4">
 <text:a xlink:type="simple" xlink:href="https://www.ukrinform.ua/rubric-world/3722813-lukasenko-zaaviv-pro-pocatok-nadhodzenna-rosijskoi-adernoi-zbroi-do-bilorusi.html" text:style-name="Internet_20_link" text:visited-style-name="Visited_20_Internet_20_Link">
Belarus began to receive Russian nuclear weapons -Lukashenko</text:a>
</text:span>
</text:p>
      <text:p text:style-name="P4">
As reported by Ukrinform, earlier Putin in a meeting with Lukashenko in Sochi stated that tactical <text:span text:style-name="T4">
 <text:a xlink:type="simple" xlink:href="http://www.ukrinform.ua/tag-aderna-zbroa" text:style-name="Internet_20_link" text:visited-style-name="Visited_20_Internet_20_Link">
nuclear weapons</text:a>
</text:span>
 Dobilorus will be delivered after July 7-8.</text:p>
      <text:p text:style-name="P4">
News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Georgia firmly continues to support Ukraine - the Foreign Minister</text:span>
</text:h>
      <text:p text:style-name="P4">
Authors: Ukrinform (Person)</text:p>
      <text:p text:style-name="P4">
Publisher: Укринформ (Organization)</text:p>
      <text:p text:style-name="P4">
Published Time: 2023-06-17T-2:13:00+03:00</text:p>
      <text:p text:style-name="P4">
Modified Time: 2023-06-17T00:13:00+03:00</text:p>
      <text:p text:style-name="P4">
Description: Georgia Foreign Minister Ilya Darchiashvili said during his speech in parliament, Georgia firmly continues to support Ukraine in both political and diplomatic and humanitarian direction. - Ukrinform.</text:p>
      <text:p text:style-name="P4">
Images: ['<text:a xlink:type="simple" xlink:href="https://static.ukrinform.com/photos/2023_06/thumb_files/630_360_1686949582-788.jpg" text:style-name="Internet_20_link" text:visited-style-name="Visited_20_Internet_20_Link">
630_360_16869...</text:a>
']</text:p>
      <text:p text:style-name="P4">
Tags: ['Грузія', 'Україна', 'Війна з Росією']</text:p>
      <text:p text:style-name="P4">
Type: Article</text:p>
      <!--METADATA-->
      <text:p text:style-name="P4">
<draw:frame draw:style-name="fr1" draw:name="Image439" text:anchor-type="as-char" svg:width="6.9236in" svg:height="3.956343in" draw:z-index="0">
<draw:image xlink:href="../Images/yкринформ/2023-06-17T-2-13-00-03-00/630_360_1686949582-788.jpg" xlink:type="simple" xlink:show="embed" xlink:actuate="onLoad" draw:mime-type="image/jpeg"/>
</draw:frame>
Georgia's Minister of Law Illya Darchiashvili said during his speech to Parliament, Georgia firmly continues to support Ukraine in both political and diplomatic and humanitarian direction.</text:p>
      <text:p text:style-name="P4">
According to Ukrinform, it reports <text:a xlink:type="simple" xlink:href="https://www.apsny.ge/2023/pol/1686938819.php" text:style-name="Internet_20_link" text:visited-style-name="Visited_20_Internet_20_Link">
Georgia-online</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He added that as part of various social and educational programs, assistance received over 20,000 Ukrainians in Georgia.</text:p>
      <text:p text:style-name="P4">
In addition, Darchiashvili noted that Five Rehabilitation Projects for Ukrainian children affected by the war were additionally implemented in Georgia.</text:p>
      <text:p text:style-name="P4">
<text:span text:style-name="T4">
 Read also: </text:span>
 <text:span text:style-name="T4">
 <text:a xlink:type="simple" xlink:href="https://www.ukrinform.ua/rubric-world/3715638-gruzia-pro-vidnosini-z-rf-ne-postupki-a-strategicna-politika-terpinna.html" text:style-name="Internet_20_link" text:visited-style-name="Visited_20_Internet_20_Link">
Georgia on relations with the Russian Federation: not concessions, but "strategic policy of patience"</text:a>
</text:span>
</text:p>
      <text:p text:style-name="P4">
As reported by Ukrinform, on Thursday, June 15 in Tbilisi, in the Ukrainian Sector of School No. 220, with the support of the Embassy of Ukraine in <text:span text:style-name="T4">
 <text:a xlink:type="simple" xlink:href="https://www.ukrinform.ua/tag-gruzia" text:style-name="Internet_20_link" text:visited-style-name="Visited_20_Internet_20_Link">
Georgia</text:a>
</text:span>
 The Constitution for Halp was held.</text:p>
      <text:p text:style-name="P4">
News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Georgia firmly continues to support Ukraine - the Foreign Minister</text:span>
</text:h>
      <text:p text:style-name="P4">
Authors: Ukrinform (Person)</text:p>
      <text:p text:style-name="P4">
Publisher: Укринформ (Organization)</text:p>
      <text:p text:style-name="P4">
Published Time: 2023-06-17T00:13:00+03:00</text:p>
      <text:p text:style-name="P4">
Modified Time: 2023-06-17T00:13:00+03:00</text:p>
      <text:p text:style-name="P4">
Description: Georgia Foreign Minister Ilya Darchiashvili said during his speech in parliament, Georgia firmly continues to support Ukraine in both political and diplomatic and humanitarian direction. - Ukrinform.</text:p>
      <text:p text:style-name="P4">
Images: ['<text:a xlink:type="simple" xlink:href="https://static.ukrinform.com/photos/2023_06/thumb_files/630_360_1686949582-788.jpg" text:style-name="Internet_20_link" text:visited-style-name="Visited_20_Internet_20_Link">
630_360_16869...</text:a>
']</text:p>
      <text:p text:style-name="P4">
Tags: ['Грузія', 'Україна', 'Війна з Росією']</text:p>
      <text:p text:style-name="P4">
Type: Article</text:p>
      <!--METADATA-->
      <text:p text:style-name="P4">
<draw:frame draw:style-name="fr1" draw:name="Image440" text:anchor-type="as-char" svg:width="6.9236in" svg:height="3.956343in" draw:z-index="0">
<draw:image xlink:href="../Images/yкринформ/2023-06-17T00-13-00-03-00/630_360_1686949582-788.jpg" xlink:type="simple" xlink:show="embed" xlink:actuate="onLoad" draw:mime-type="image/jpeg"/>
</draw:frame>
Georgia's Minister of Law Illya Darchiashvili said during his speech to Parliament, Georgia firmly continues to support Ukraine in both political and diplomatic and humanitarian direction.</text:p>
      <text:p text:style-name="P4">
According to Ukrinform, it reports <text:a xlink:type="simple" xlink:href="https://www.apsny.ge/2023/pol/1686938819.php" text:style-name="Internet_20_link" text:visited-style-name="Visited_20_Internet_20_Link">
Georgia-online</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He added that as part of various social and educational programs, assistance received over 20,000 Ukrainians in Georgia.</text:p>
      <text:p text:style-name="P4">
In addition, Darchiashvili noted that Five Rehabilitation Projects for Ukrainian children affected by the war were additionally implemented in Georgia.</text:p>
      <text:p text:style-name="P4">
<text:span text:style-name="T4">
 Read also: </text:span>
 <text:span text:style-name="T4">
 <text:a xlink:type="simple" xlink:href="https://www.ukrinform.ua/rubric-world/3715638-gruzia-pro-vidnosini-z-rf-ne-postupki-a-strategicna-politika-terpinna.html" text:style-name="Internet_20_link" text:visited-style-name="Visited_20_Internet_20_Link">
Georgia on relations with the Russian Federation: not concessions, but "strategic policy of patience"</text:a>
</text:span>
</text:p>
      <text:p text:style-name="P4">
As reported by Ukrinform, on Thursday, June 15 in Tbilisi, in the Ukrainian Sector of School No. 220, with the support of the Embassy of Ukraine in <text:span text:style-name="T4">
 <text:a xlink:type="simple" xlink:href="https://www.ukrinform.ua/tag-gruzia" text:style-name="Internet_20_link" text:visited-style-name="Visited_20_Internet_20_Link">
Georgia</text:a>
</text:span>
 The Constitution for Halp was held.</text:p>
      <text:p text:style-name="P4">
News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Prystayko urged to take seriously the placement of nuclear weapons of the Russian Federation in Belarus</text:span>
</text:h>
      <text:p text:style-name="P4">
Authors: Ukrinform (Person)</text:p>
      <text:p text:style-name="P4">
Publisher: Укринформ (Organization)</text:p>
      <text:p text:style-name="P4">
Published Time: 2023-06-17T00:24:00+03:00</text:p>
      <text:p text:style-name="P4">
Modified Time: 2023-06-17T00:24:00+03:00</text:p>
      <text:p text:style-name="P4">
Description: The Ambassador of Ukraine in the United Kingdom Vadim Prystayko believes that the statement of Russian President Vladimir Putin about the placement of Russian nuclear weapons in Belarus should be perceived "very, very seriously". - Ukrinform.</text:p>
      <text:p text:style-name="P4">
Images: ['<text:a xlink:type="simple" xlink:href="https://static.ukrinform.com/photos/2020_02/thumb_files/630_360_1582711877-588.jpg" text:style-name="Internet_20_link" text:visited-style-name="Visited_20_Internet_20_Link">
630_360_15827...</text:a>
']</text:p>
      <text:p text:style-name="P4">
Tags: ['Білорусь', 'Пристайко', 'Ядерна зброя', 'Агресія РФ']</text:p>
      <text:p text:style-name="P4">
Type: Article</text:p>
      <!--METADATA-->
      <text:p text:style-name="P4">
<draw:frame draw:style-name="fr1" draw:name="Image441" text:anchor-type="as-char" svg:width="6.9236in" svg:height="3.956343in" draw:z-index="0">
<draw:image xlink:href="../Images/yкринформ/2023-06-17T00-24-00-03-00/630_360_1582711877-588.jpg" xlink:type="simple" xlink:show="embed" xlink:actuate="onLoad" draw:mime-type="image/jpeg"/>
</draw:frame>
Vadim Prystayko, Ambassador in the UK, believes that Russian President Putin's statement about the placement of Russian nuclear weapons in Belarus should have a “very, very serious” event.</text:p>
      <text:p text:style-name="P4">
The ambassador said this in an interview <text:a xlink:type="simple" xlink:href="https://edition.cnn.com/europe/live-news/russia-ukraine-war-news-06-16-23/h_b47c69b1a40d1234fc48163b1b99cea4" text:style-name="Internet_20_link" text:visited-style-name="Visited_20_Internet_20_Link">
CNN</text:a>
, reports Ukrinform.</text:p>
      <text:p text:style-name="P4">
"Nuclear weapons of Belarus is a violation of international arrangements," he said.</text:p>
      <text:p text:style-name="P4">
<text:span text:style-name="T4">
 Read also: </text:span>
 <text:span text:style-name="T4">
 [Danilov: You need to create a mechanism that protects humanity from nuclear blackmail(https://www.ukrinform.ua/rubric-polytics/3723305-danilov-potribno-stvoriti-mehanizm-akij-zahistit-ludstvo-vid-adernogo-santazu-rf.html)</text:span>
</text:p>
      <text:p text:style-name="P4">
When asked if Ukraine considers it as a threat from Putin to use a nuclear weapon in the coming months, Prystayko said: "I think he has suffered a blackmailing: Ukrainians, first of all, and then Europeans, Americans, Ivsih of our partners around."</text:p>
      <text:p text:style-name="P4">
Prystayko also noted that Ukraine is now "much better equipped to inspect this pressure" by Russia, as it has airfill missiles with international partners.</text:p>
      <text:p text:style-name="P4">
Earlier, US Secretary of State Anthony Blinken _ <text:span text:style-name="T4">
 <text:a xlink:type="simple" xlink:href="https://www.ukrinform.ua/rubric-world/3723957-stati-ne-bacat-zodnih-oznak-so-rosia-gotova-zastosovuvati-adernu-zbrou-blinken.html" text:style-name="Internet_20_link" text:visited-style-name="Visited_20_Internet_20_Link">
declared</text:a>
</text:span>
 _ that connect closely to the situation related to Russia's intentions to place tactic nuclear weapons in Belarus, but they do not see the sign of the preparedness of the Russian Federation.</text:p>
      <text:p text:style-name="P4">
<text:span text:style-name="T4">
 Read also: </text:span>
 <text:span text:style-name="T4">
 <text:a xlink:type="simple" xlink:href="https://www.ukrinform.ua/rubric-world/3722813-lukasenko-zaaviv-pro-pocatok-nadhodzenna-rosijskoi-adernoi-zbroi-do-bilorusi.html" text:style-name="Internet_20_link" text:visited-style-name="Visited_20_Internet_20_Link">
Belarus began to receive Russian nuclear weapons -Lukashenko</text:a>
</text:span>
</text:p>
      <text:p text:style-name="P4">
As reported by Ukrinform, earlier Putin in a meeting with Lukashenko in Sochi stated that tactical <text:span text:style-name="T4">
 <text:a xlink:type="simple" xlink:href="http://www.ukrinform.ua/tag-aderna-zbroa" text:style-name="Internet_20_link" text:visited-style-name="Visited_20_Internet_20_Link">
nuclear weapons</text:a>
</text:span>
 Dobilorus will be delivered after July 7-8.</text:p>
      <text:p text:style-name="P4">
News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UN representatives brought the humanitarian to the inhabitants of the flooded Kherson region</text:span>
</text:h>
      <text:p text:style-name="P4">
Authors: Ukrinform (Person)</text:p>
      <text:p text:style-name="P4">
Publisher: Укринформ (Organization)</text:p>
      <text:p text:style-name="P4">
Published Time: 2023-06-17T00:39:00+03:00</text:p>
      <text:p text:style-name="P4">
Modified Time: 2023-06-17T00:39:00+03:00</text:p>
      <text:p text:style-name="P4">
Description: Representatives of the United Nations Coordination Department of Humanitarian Issues in Ukraine, the World Food Program and the United Nations Children's Fund were brought to one of the settlements in the Kherson region of humanitarian aid party for the victims of the Kakhovsk Hydroelectric Power Plant. - Ukrinform.</text:p>
      <text:p text:style-name="P4">
Images: ['<text:a xlink:type="simple" xlink:href="https://static.ukrinform.com/photos/2023_06/thumb_files/630_360_1686951426-750.jpeg" text:style-name="Internet_20_link" text:visited-style-name="Visited_20_Internet_20_Link">
630_360_16869...</text:a>
']</text:p>
      <text:p text:style-name="P4">
Tags: ['Гуманітарна допомога', 'Херсонщина', 'ООН', 'Каховська ГЕС']</text:p>
      <text:p text:style-name="P4">
Type: Article</text:p>
      <!--METADATA-->
      <text:p text:style-name="P4">
<draw:frame draw:style-name="fr1" draw:name="Image442" text:anchor-type="as-char" svg:width="6.9236in" svg:height="3.956343in" draw:z-index="0">
<draw:image xlink:href="../Images/yкринформ/2023-06-17T00-39-00-03-00/630_360_1686951426-750.jpeg" xlink:type="simple" xlink:show="embed" xlink:actuate="onLoad" draw:mime-type="image/jpeg"/>
</draw:frame>
Representatives of the United Nations Coordination Department of Humanitarian Issues in Ukraine, the World Food Program and the United Nations Children's Fund were delivered to one of the painters in the Kherson region of the Humanitarian Aid Party for the Choaks of Kakhovka Hydroelectric Power Plant.</text:p>
      <text:p text:style-name="P4">
About it <text:a xlink:type="simple" xlink:href="https://ukraine.un.org/en/236801-note-correspondents-attributable-saviano-abreu-spokesperson-un-office-coordination" text:style-name="Internet_20_link" text:visited-style-name="Visited_20_Internet_20_Link">
reported</text:a>
Saviano Abrea, a spokesman for UN Saviano, Ukrinform reports.</text:p>
      <text:p text:style-name="P4">
"We arrived here in four boats to deliver vital water to Takid about 500 families who are in a critical situation, because the crowds here suffer the consequences of constant bombing, and now catastrophic," he said.</text:p>
      <text:p text:style-name="P4">
<text:span text:style-name="T4">
 Read also: </text:span>
 <text:span text:style-name="T4">
 <text:a xlink:type="simple" xlink:href="https://www.ukrinform.ua/rubric-polytics/3723823-kislica-nazvav-absurdnim-rozgortanna-gumanitarnih-misij-oon-pid-zagrozou-obstriliv-z-boku-rosii.html" text:style-name="Internet_20_link" text:visited-style-name="Visited_20_Internet_20_Link">
Kyslitsa called the absurd deployment of humanitarian mission under threat of shelling by Russia</text:a>
</text:span>
</text:p>
      <text:p text:style-name="P4">
The spokesman noted that the UN column brought food and water that "is the main need for people."</text:p>
      <text:p text:style-name="P4">
He assures that the UN and colleagues from non -governmental organizations were "working continuously for the first day" so that the people affected by the Kakhovsky Dams blast could gain support quickly.</text:p>
      <text:p text:style-name="P4">
<text:span text:style-name="T4">
 Read also: </text:span>
 <text:span text:style-name="T4">
 <text:a xlink:type="simple" xlink:href="https://www.ukrinform.ua/rubric-society/3723903-britania-peredala-ukraini-dopomogu-dla-podolanna-naslidkiv-pidtoplen.html" text:style-name="Internet_20_link" text:visited-style-name="Visited_20_Internet_20_Link">
Britain has provided assistance to Ukraine for overcoming leeks of flooding</text:a>
</text:span>
</text:p>
      <text:p text:style-name="P4">
According to the spokesman, at least 10 escorts were delivered from June 6, thousands of people who were injured from the catastrophe, in addition to constant assistance, which is provided separately by the UN agencies and non -governmental organizations.</text:p>
      <text:p text:style-name="P4">
"We will continue to make every effort to help civilians who have gone in the horror of war in Ukraine," Abrea stressed.</text:p>
      <text:p text:style-name="P4">
As the agency reported earlier, representatives of the French Embassy in Ukraine _ <text:span text:style-name="T4">
 <text:a xlink:type="simple" xlink:href="https://www.ukrinform.ua/rubric-regions/3723960-posolstvo-francii-peredalo-hersonsini-gumanitarnu-dopomogu.html" text:style-name="Internet_20_link" text:visited-style-name="Visited_20_Internet_20_Link">
transferred humanitarian assistance to the staff of the SES of Kherson region.</text:a>
</text:span>
 _</text:p>
      <text:p text:style-name="P4">
In general <text:span text:style-name="T4">
 <text:a xlink:type="simple" xlink:href="https://www.ukrinform.ua/tag-gumanitarka" text:style-name="Internet_20_link" text:visited-style-name="Visited_20_Internet_20_Link">
humanitarian aid</text:a>
</text:span>
 19 countries have already been allocated for the victims of Kakhovskaya hydroelectric power plants.</text:p>
      <text:p text:style-name="P4">
<text:span text:style-name="T5">
Foto: ocha/saviano abreu</text:span>
</text:p>
      <text:p text:style-name="P4">
News Source: <text:a xlink:type="simple" xlink:href="https://www.ukrinform.ua/rubric-regions/3724016-predstavniki-oon-privezli-gumanitarku-meskancam-pidtoplenoi-hersonsini.html" text:style-name="Internet_20_link" text:visited-style-name="Visited_20_Internet_20_Link">
https://www.ukrinform.ua/rubric-regions/3724016-predstavniki-oon-privezli-gumanitarku-meskancam-pidtoplenoi-hersonsini.html</text:a>
</text:p>
      <!--NEWS-->
      <text:h text:style-name="P10" text:outline-level="1">
<text:span text:style-name="T4">
The Albanian Government supported cannabis legalization</text:span>
</text:h>
      <text:p text:style-name="P4">
Authors: Ukrinform (Person)</text:p>
      <text:p text:style-name="P4">
Publisher: Укринформ (Organization)</text:p>
      <text:p text:style-name="P4">
Published Time: 2023-06-17T00:52:00+03:00</text:p>
      <text:p text:style-name="P4">
Modified Time: 2023-06-17T00:52:00+03:00</text:p>
      <text:p text:style-name="P4">
Description: On Friday, the Albania Ministers Council supported a law, which potentially legalizes the use of cannabis for medical and industrial purposes. - Ukrinform.</text:p>
      <text:p text:style-name="P4">
Images: ['<text:a xlink:type="simple" xlink:href="https://static.ukrinform.com/photos/2021_01/thumb_files/630_360_1610485596-187.jpg" text:style-name="Internet_20_link" text:visited-style-name="Visited_20_Internet_20_Link">
630_360_16104...</text:a>
']</text:p>
      <text:p text:style-name="P4">
Tags: ['Албанія', 'Уряд', 'Канабіс']</text:p>
      <text:p text:style-name="P4">
Type: Article</text:p>
      <!--METADATA-->
      <text:p text:style-name="P4">
<draw:frame draw:style-name="fr1" draw:name="Image443" text:anchor-type="as-char" svg:width="6.9236in" svg:height="3.953079in" draw:z-index="0">
<draw:image xlink:href="../Images/yкринформ/2023-06-17T00-52-00-03-00/630_360_1610485596-187.jpg" xlink:type="simple" xlink:show="embed" xlink:actuate="onLoad" draw:mime-type="image/jpeg"/>
</draw:frame>
On Friday, Radaminist Albania supported a bill that potentially allocates cannabis for medical and industrial purposes.</text:p>
      <text:p text:style-name="P4">
This is reported by Ukrinform with reference to <text:a xlink:type="simple" xlink:href="https://balkaninsight.com/2023/06/16/albania-drafts-law-to-legalise-cannabis-for-medical-industrial-use/" text:style-name="Internet_20_link" text:visited-style-name="Visited_20_Internet_20_Link">
Balkan Insight</text:a>
.</text:p>
      <text:p text:style-name="P4">
Health Minister Albania Ortha Manastyrlio said that an agency will soon be created to control the process of legalization of cannabis of Ukraine.</text:p>
      <text:p text:style-name="P4">
"The purpose of this bill is to regulate and guarantee the process of control of tanagland on the cultivation, production, processing and export of cannabis, its by -products and final products," said Monasterlio in Friday.</text:p>
      <text:p text:style-name="P4">
<text:span text:style-name="T4">
 Read also: </text:span>
 <text:span text:style-name="T4">
 <text:a xlink:type="simple" xlink:href="https://www.ukrinform.ua/rubric-society/3693910-zakonoproekt-pro-medicnij-kanabis-peredbacae-posilenij-kontrol-policii-za-jogo-obigom-deputat.html" text:style-name="Internet_20_link" text:visited-style-name="Visited_20_Internet_20_Link">
a law on medical cannabis provides for the enhanced police control of its circulation - MP</text:a>
</text:span>
</text:p>
      <text:p text:style-name="P4">
The decision to legalize the cannabis in Albania was made after the initiated Premier-Minister Edie Square "National Poll", criticized, but that it is not independent. According to the results, 61% of Albanians support the such step.</text:p>
      <text:p text:style-name="P4">
Recall that Albania has a long history of illegal cultivation and trading Chanabis after the fall of the communist regime. The village of Lazarat in the south of the country was considered an informal "European capital growing".</text:p>
      <text:p text:style-name="P4">
<text:span text:style-name="T4">
 Read also: </text:span>
 <text:span text:style-name="T4">
 <text:a xlink:type="simple" xlink:href="https://www.ukrinform.ua/rubric-technology/3670650-twitter-dozvoliv-reklamuvati-kanabis-v-ssa.html" text:style-name="Internet_20_link" text:visited-style-name="Visited_20_Internet_20_Link">
Twitter allowed to advertise cannabis in the US</text:a>
</text:span>
</text:p>
      <text:p text:style-name="P4">
Growing <text:span text:style-name="T4">
 <text:a xlink:type="simple" xlink:href="https://www.ukrinform.ua/tag-kanabis" text:style-name="Internet_20_link" text:visited-style-name="Visited_20_Internet_20_Link">
cannabis</text:a>
</text:span>
 The problem in Albania is being disintegrated, and the current Government of Edi Ram is accused of successful work with drug dealers.</text:p>
      <text:p text:style-name="P4">
News Source: <text:a xlink:type="simple" xlink:href="https://www.ukrinform.ua/rubric-world/3724017-albanskij-urad-pidtrimav-legalizaciu-kanabisu.html" text:style-name="Internet_20_link" text:visited-style-name="Visited_20_Internet_20_Link">
https://www.ukrinform.ua/rubric-world/3724017-albanskij-urad-pidtrimav-legalizaciu-kanabis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